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736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81d41a"/>
    </style:style>
    <style:style style:name="ce6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table:number-columns-repeated="2" office:value-type="string" calcext:value-type="string">
            <text:p>./actions:</text:p>
          </table:table-cell>
          <table:table-cell table:formula="of:=&quot;## &quot; &amp; MID([.B1];3;FIND(&quot;:&quot;;[.B1];1)-3) &amp; &quot; &lt;br&gt;&quot;" office:value-type="string" office:string-value="## actions &lt;br&gt;" calcext:value-type="string">
            <text:p>## actions 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tion-unavailable-symbolic.svg</text:p>
          </table:table-cell>
          <table:table-cell office:value-type="string" calcext:value-type="string">
            <text:p>action-unavailab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] &amp; CHAR(34) &amp; &quot;&gt;&quot; &amp; &#10;&quot;&lt;img alt=&quot; &amp; CHAR(34) &amp; [.B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] &amp; &quot;&lt;br&gt;&quot;" office:value-type="string" office:string-value="&lt;picture&gt;&lt;source media=&quot;(prefers-color-scheme: dark)&quot; srcset=&quot;https://github.com/StorageB/icons/blob/main/GNOME48Adwaita/light/action-unavailable-symbolic.svg&quot;&gt;&lt;source media=&quot;(prefers-color-scheme: light)&quot; srcset=&quot;https://github.com/StorageB/icons/blob/main/GNOME48Adwaita/dark/action-unavailable-symbolic.svg&quot;&gt;&lt;img alt=&quot;action-unavailable-symbolic&quot; src=&quot;https://user-images.githubusercontent.com/25423296/163456779-a8556205-d0a5-45e2-ac17-42d089e3c3f8.png&quot;&gt;&lt;/picture&gt; &amp;nbsp; &amp;nbsp;action-unavailable-symbolic&lt;br&gt;" calcext:value-type="string">
            <text:p>&lt;picture&gt;&lt;source media="(prefers-color-scheme: dark)" srcset="https://github.com/StorageB/icons/blob/main/GNOME48Adwaita/light/action-unavailable-symbolic.svg"&gt;&lt;source media="(prefers-color-scheme: light)" srcset="https://github.com/StorageB/icons/blob/main/GNOME48Adwaita/dark/action-unavailable-symbolic.svg"&gt;&lt;img alt="action-unavailable-symbolic" src="https://user-images.githubusercontent.com/25423296/163456779-a8556205-d0a5-45e2-ac17-42d089e3c3f8.png"&gt;&lt;/picture&gt; &amp;nbsp; &amp;nbsp;action-unavailabl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ddress-book-new-symbolic.svg</text:p>
          </table:table-cell>
          <table:table-cell office:value-type="string" calcext:value-type="string">
            <text:p>address-book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] &amp; CHAR(34) &amp; &quot;&gt;&quot; &amp; &#10;&quot;&lt;img alt=&quot; &amp; CHAR(34) &amp; [.B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] &amp; &quot;&lt;br&gt;&quot;" office:value-type="string" office:string-value="&lt;picture&gt;&lt;source media=&quot;(prefers-color-scheme: dark)&quot; srcset=&quot;https://github.com/StorageB/icons/blob/main/GNOME48Adwaita/light/address-book-new-symbolic.svg&quot;&gt;&lt;source media=&quot;(prefers-color-scheme: light)&quot; srcset=&quot;https://github.com/StorageB/icons/blob/main/GNOME48Adwaita/dark/address-book-new-symbolic.svg&quot;&gt;&lt;img alt=&quot;address-book-new-symbolic&quot; src=&quot;https://user-images.githubusercontent.com/25423296/163456779-a8556205-d0a5-45e2-ac17-42d089e3c3f8.png&quot;&gt;&lt;/picture&gt; &amp;nbsp; &amp;nbsp;address-book-new-symbolic&lt;br&gt;" calcext:value-type="string">
            <text:p>&lt;picture&gt;&lt;source media="(prefers-color-scheme: dark)" srcset="https://github.com/StorageB/icons/blob/main/GNOME48Adwaita/light/address-book-new-symbolic.svg"&gt;&lt;source media="(prefers-color-scheme: light)" srcset="https://github.com/StorageB/icons/blob/main/GNOME48Adwaita/dark/address-book-new-symbolic.svg"&gt;&lt;img alt="address-book-new-symbolic" src="https://user-images.githubusercontent.com/25423296/163456779-a8556205-d0a5-45e2-ac17-42d089e3c3f8.png"&gt;&lt;/picture&gt; &amp;nbsp; &amp;nbsp;address-book-new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lication-exit-rtl-symbolic.svg</text:p>
          </table:table-cell>
          <table:table-cell office:value-type="string" calcext:value-type="string">
            <text:p>application-exit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] &amp; CHAR(34) &amp; &quot;&gt;&quot; &amp; &#10;&quot;&lt;img alt=&quot; &amp; CHAR(34) &amp; [.B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] &amp; &quot;&lt;br&gt;&quot;" office:value-type="string" office:string-value="&lt;picture&gt;&lt;source media=&quot;(prefers-color-scheme: dark)&quot; srcset=&quot;https://github.com/StorageB/icons/blob/main/GNOME48Adwaita/light/application-exit-rtl-symbolic.svg&quot;&gt;&lt;source media=&quot;(prefers-color-scheme: light)&quot; srcset=&quot;https://github.com/StorageB/icons/blob/main/GNOME48Adwaita/dark/application-exit-rtl-symbolic.svg&quot;&gt;&lt;img alt=&quot;application-exit-rtl-symbolic&quot; src=&quot;https://user-images.githubusercontent.com/25423296/163456779-a8556205-d0a5-45e2-ac17-42d089e3c3f8.png&quot;&gt;&lt;/picture&gt; &amp;nbsp; &amp;nbsp;application-exit-rtl-symbolic&lt;br&gt;" calcext:value-type="string">
            <text:p>&lt;picture&gt;&lt;source media="(prefers-color-scheme: dark)" srcset="https://github.com/StorageB/icons/blob/main/GNOME48Adwaita/light/application-exit-rtl-symbolic.svg"&gt;&lt;source media="(prefers-color-scheme: light)" srcset="https://github.com/StorageB/icons/blob/main/GNOME48Adwaita/dark/application-exit-rtl-symbolic.svg"&gt;&lt;img alt="application-exit-rtl-symbolic" src="https://user-images.githubusercontent.com/25423296/163456779-a8556205-d0a5-45e2-ac17-42d089e3c3f8.png"&gt;&lt;/picture&gt; &amp;nbsp; &amp;nbsp;application-exit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lication-exit-symbolic-rtl.svg</text:p>
          </table:table-cell>
          <table:table-cell office:value-type="string" calcext:value-type="string">
            <text:p>application-exi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] &amp; CHAR(34) &amp; &quot;&gt;&quot; &amp; &#10;&quot;&lt;img alt=&quot; &amp; CHAR(34) &amp; [.B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] &amp; &quot;&lt;br&gt;&quot;" office:value-type="string" office:string-value="&lt;picture&gt;&lt;source media=&quot;(prefers-color-scheme: dark)&quot; srcset=&quot;https://github.com/StorageB/icons/blob/main/GNOME48Adwaita/light/application-exit-symbolic-rtl.svg&quot;&gt;&lt;source media=&quot;(prefers-color-scheme: light)&quot; srcset=&quot;https://github.com/StorageB/icons/blob/main/GNOME48Adwaita/dark/application-exit-symbolic-rtl.svg&quot;&gt;&lt;img alt=&quot;application-exit-symbolic-rtl&quot; src=&quot;https://user-images.githubusercontent.com/25423296/163456779-a8556205-d0a5-45e2-ac17-42d089e3c3f8.png&quot;&gt;&lt;/picture&gt; &amp;nbsp; &amp;nbsp;application-exit-symbolic-rtl&lt;br&gt;" calcext:value-type="string">
            <text:p>&lt;picture&gt;&lt;source media="(prefers-color-scheme: dark)" srcset="https://github.com/StorageB/icons/blob/main/GNOME48Adwaita/light/application-exit-symbolic-rtl.svg"&gt;&lt;source media="(prefers-color-scheme: light)" srcset="https://github.com/StorageB/icons/blob/main/GNOME48Adwaita/dark/application-exit-symbolic-rtl.svg"&gt;&lt;img alt="application-exit-symbolic-rtl" src="https://user-images.githubusercontent.com/25423296/163456779-a8556205-d0a5-45e2-ac17-42d089e3c3f8.png"&gt;&lt;/picture&gt; &amp;nbsp; &amp;nbsp;application-exit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lication-exit-symbolic.svg</text:p>
          </table:table-cell>
          <table:table-cell office:value-type="string" calcext:value-type="string">
            <text:p>application-exi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] &amp; CHAR(34) &amp; &quot;&gt;&quot; &amp; &#10;&quot;&lt;img alt=&quot; &amp; CHAR(34) &amp; [.B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] &amp; &quot;&lt;br&gt;&quot;" office:value-type="string" office:string-value="&lt;picture&gt;&lt;source media=&quot;(prefers-color-scheme: dark)&quot; srcset=&quot;https://github.com/StorageB/icons/blob/main/GNOME48Adwaita/light/application-exit-symbolic.svg&quot;&gt;&lt;source media=&quot;(prefers-color-scheme: light)&quot; srcset=&quot;https://github.com/StorageB/icons/blob/main/GNOME48Adwaita/dark/application-exit-symbolic.svg&quot;&gt;&lt;img alt=&quot;application-exit-symbolic&quot; src=&quot;https://user-images.githubusercontent.com/25423296/163456779-a8556205-d0a5-45e2-ac17-42d089e3c3f8.png&quot;&gt;&lt;/picture&gt; &amp;nbsp; &amp;nbsp;application-exit-symbolic&lt;br&gt;" calcext:value-type="string">
            <text:p>&lt;picture&gt;&lt;source media="(prefers-color-scheme: dark)" srcset="https://github.com/StorageB/icons/blob/main/GNOME48Adwaita/light/application-exit-symbolic.svg"&gt;&lt;source media="(prefers-color-scheme: light)" srcset="https://github.com/StorageB/icons/blob/main/GNOME48Adwaita/dark/application-exit-symbolic.svg"&gt;&lt;img alt="application-exit-symbolic" src="https://user-images.githubusercontent.com/25423296/163456779-a8556205-d0a5-45e2-ac17-42d089e3c3f8.png"&gt;&lt;/picture&gt; &amp;nbsp; &amp;nbsp;application-exi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ointment-new-symbolic.svg</text:p>
          </table:table-cell>
          <table:table-cell office:value-type="string" calcext:value-type="string">
            <text:p>appointment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7] &amp; CHAR(34) &amp; &quot;&gt;&quot; &amp; &#10;&quot;&lt;img alt=&quot; &amp; CHAR(34) &amp; [.B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] &amp; &quot;&lt;br&gt;&quot;" office:value-type="string" office:string-value="&lt;picture&gt;&lt;source media=&quot;(prefers-color-scheme: dark)&quot; srcset=&quot;https://github.com/StorageB/icons/blob/main/GNOME48Adwaita/light/appointment-new-symbolic.svg&quot;&gt;&lt;source media=&quot;(prefers-color-scheme: light)&quot; srcset=&quot;https://github.com/StorageB/icons/blob/main/GNOME48Adwaita/dark/appointment-new-symbolic.svg&quot;&gt;&lt;img alt=&quot;appointment-new-symbolic&quot; src=&quot;https://user-images.githubusercontent.com/25423296/163456779-a8556205-d0a5-45e2-ac17-42d089e3c3f8.png&quot;&gt;&lt;/picture&gt; &amp;nbsp; &amp;nbsp;appointment-new-symbolic&lt;br&gt;" calcext:value-type="string">
            <text:p>&lt;picture&gt;&lt;source media="(prefers-color-scheme: dark)" srcset="https://github.com/StorageB/icons/blob/main/GNOME48Adwaita/light/appointment-new-symbolic.svg"&gt;&lt;source media="(prefers-color-scheme: light)" srcset="https://github.com/StorageB/icons/blob/main/GNOME48Adwaita/dark/appointment-new-symbolic.svg"&gt;&lt;img alt="appointment-new-symbolic" src="https://user-images.githubusercontent.com/25423296/163456779-a8556205-d0a5-45e2-ac17-42d089e3c3f8.png"&gt;&lt;/picture&gt; &amp;nbsp; &amp;nbsp;appointment-new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okmark-new-symbolic.svg</text:p>
          </table:table-cell>
          <table:table-cell office:value-type="string" calcext:value-type="string">
            <text:p>bookmark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8] &amp; CHAR(34) &amp; &quot;&gt;&quot; &amp; &#10;&quot;&lt;img alt=&quot; &amp; CHAR(34) &amp; [.B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] &amp; &quot;&lt;br&gt;&quot;" office:value-type="string" office:string-value="&lt;picture&gt;&lt;source media=&quot;(prefers-color-scheme: dark)&quot; srcset=&quot;https://github.com/StorageB/icons/blob/main/GNOME48Adwaita/light/bookmark-new-symbolic.svg&quot;&gt;&lt;source media=&quot;(prefers-color-scheme: light)&quot; srcset=&quot;https://github.com/StorageB/icons/blob/main/GNOME48Adwaita/dark/bookmark-new-symbolic.svg&quot;&gt;&lt;img alt=&quot;bookmark-new-symbolic&quot; src=&quot;https://user-images.githubusercontent.com/25423296/163456779-a8556205-d0a5-45e2-ac17-42d089e3c3f8.png&quot;&gt;&lt;/picture&gt; &amp;nbsp; &amp;nbsp;bookmark-new-symbolic&lt;br&gt;" calcext:value-type="string">
            <text:p>&lt;picture&gt;&lt;source media="(prefers-color-scheme: dark)" srcset="https://github.com/StorageB/icons/blob/main/GNOME48Adwaita/light/bookmark-new-symbolic.svg"&gt;&lt;source media="(prefers-color-scheme: light)" srcset="https://github.com/StorageB/icons/blob/main/GNOME48Adwaita/dark/bookmark-new-symbolic.svg"&gt;&lt;img alt="bookmark-new-symbolic" src="https://user-images.githubusercontent.com/25423296/163456779-a8556205-d0a5-45e2-ac17-42d089e3c3f8.png"&gt;&lt;/picture&gt; &amp;nbsp; &amp;nbsp;bookmark-new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ll-start-symbolic.svg</text:p>
          </table:table-cell>
          <table:table-cell office:value-type="string" calcext:value-type="string">
            <text:p>call-star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9] &amp; CHAR(34) &amp; &quot;&gt;&quot; &amp; &#10;&quot;&lt;img alt=&quot; &amp; CHAR(34) &amp; [.B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] &amp; &quot;&lt;br&gt;&quot;" office:value-type="string" office:string-value="&lt;picture&gt;&lt;source media=&quot;(prefers-color-scheme: dark)&quot; srcset=&quot;https://github.com/StorageB/icons/blob/main/GNOME48Adwaita/light/call-start-symbolic.svg&quot;&gt;&lt;source media=&quot;(prefers-color-scheme: light)&quot; srcset=&quot;https://github.com/StorageB/icons/blob/main/GNOME48Adwaita/dark/call-start-symbolic.svg&quot;&gt;&lt;img alt=&quot;call-start-symbolic&quot; src=&quot;https://user-images.githubusercontent.com/25423296/163456779-a8556205-d0a5-45e2-ac17-42d089e3c3f8.png&quot;&gt;&lt;/picture&gt; &amp;nbsp; &amp;nbsp;call-start-symbolic&lt;br&gt;" calcext:value-type="string">
            <text:p>&lt;picture&gt;&lt;source media="(prefers-color-scheme: dark)" srcset="https://github.com/StorageB/icons/blob/main/GNOME48Adwaita/light/call-start-symbolic.svg"&gt;&lt;source media="(prefers-color-scheme: light)" srcset="https://github.com/StorageB/icons/blob/main/GNOME48Adwaita/dark/call-start-symbolic.svg"&gt;&lt;img alt="call-start-symbolic" src="https://user-images.githubusercontent.com/25423296/163456779-a8556205-d0a5-45e2-ac17-42d089e3c3f8.png"&gt;&lt;/picture&gt; &amp;nbsp; &amp;nbsp;call-star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ll-stop-symbolic.svg</text:p>
          </table:table-cell>
          <table:table-cell office:value-type="string" calcext:value-type="string">
            <text:p>call-sto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0] &amp; CHAR(34) &amp; &quot;&gt;&quot; &amp; &#10;&quot;&lt;img alt=&quot; &amp; CHAR(34) &amp; [.B1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] &amp; &quot;&lt;br&gt;&quot;" office:value-type="string" office:string-value="&lt;picture&gt;&lt;source media=&quot;(prefers-color-scheme: dark)&quot; srcset=&quot;https://github.com/StorageB/icons/blob/main/GNOME48Adwaita/light/call-stop-symbolic.svg&quot;&gt;&lt;source media=&quot;(prefers-color-scheme: light)&quot; srcset=&quot;https://github.com/StorageB/icons/blob/main/GNOME48Adwaita/dark/call-stop-symbolic.svg&quot;&gt;&lt;img alt=&quot;call-stop-symbolic&quot; src=&quot;https://user-images.githubusercontent.com/25423296/163456779-a8556205-d0a5-45e2-ac17-42d089e3c3f8.png&quot;&gt;&lt;/picture&gt; &amp;nbsp; &amp;nbsp;call-stop-symbolic&lt;br&gt;" calcext:value-type="string">
            <text:p>&lt;picture&gt;&lt;source media="(prefers-color-scheme: dark)" srcset="https://github.com/StorageB/icons/blob/main/GNOME48Adwaita/light/call-stop-symbolic.svg"&gt;&lt;source media="(prefers-color-scheme: light)" srcset="https://github.com/StorageB/icons/blob/main/GNOME48Adwaita/dark/call-stop-symbolic.svg"&gt;&lt;img alt="call-stop-symbolic" src="https://user-images.githubusercontent.com/25423296/163456779-a8556205-d0a5-45e2-ac17-42d089e3c3f8.png"&gt;&lt;/picture&gt; &amp;nbsp; &amp;nbsp;call-stop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mera-switch-symbolic.svg</text:p>
          </table:table-cell>
          <table:table-cell office:value-type="string" calcext:value-type="string">
            <text:p>camera-switc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1] &amp; CHAR(34) &amp; &quot;&gt;&quot; &amp; &#10;&quot;&lt;img alt=&quot; &amp; CHAR(34) &amp; [.B1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] &amp; &quot;&lt;br&gt;&quot;" office:value-type="string" office:string-value="&lt;picture&gt;&lt;source media=&quot;(prefers-color-scheme: dark)&quot; srcset=&quot;https://github.com/StorageB/icons/blob/main/GNOME48Adwaita/light/camera-switch-symbolic.svg&quot;&gt;&lt;source media=&quot;(prefers-color-scheme: light)&quot; srcset=&quot;https://github.com/StorageB/icons/blob/main/GNOME48Adwaita/dark/camera-switch-symbolic.svg&quot;&gt;&lt;img alt=&quot;camera-switch-symbolic&quot; src=&quot;https://user-images.githubusercontent.com/25423296/163456779-a8556205-d0a5-45e2-ac17-42d089e3c3f8.png&quot;&gt;&lt;/picture&gt; &amp;nbsp; &amp;nbsp;camera-switch-symbolic&lt;br&gt;" calcext:value-type="string">
            <text:p>&lt;picture&gt;&lt;source media="(prefers-color-scheme: dark)" srcset="https://github.com/StorageB/icons/blob/main/GNOME48Adwaita/light/camera-switch-symbolic.svg"&gt;&lt;source media="(prefers-color-scheme: light)" srcset="https://github.com/StorageB/icons/blob/main/GNOME48Adwaita/dark/camera-switch-symbolic.svg"&gt;&lt;img alt="camera-switch-symbolic" src="https://user-images.githubusercontent.com/25423296/163456779-a8556205-d0a5-45e2-ac17-42d089e3c3f8.png"&gt;&lt;/picture&gt; &amp;nbsp; &amp;nbsp;camera-switch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t-message-new-symbolic.svg</text:p>
          </table:table-cell>
          <table:table-cell office:value-type="string" calcext:value-type="string">
            <text:p>chat-message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2] &amp; CHAR(34) &amp; &quot;&gt;&quot; &amp; &#10;&quot;&lt;img alt=&quot; &amp; CHAR(34) &amp; [.B1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] &amp; &quot;&lt;br&gt;&quot;" office:value-type="string" office:string-value="&lt;picture&gt;&lt;source media=&quot;(prefers-color-scheme: dark)&quot; srcset=&quot;https://github.com/StorageB/icons/blob/main/GNOME48Adwaita/light/chat-message-new-symbolic.svg&quot;&gt;&lt;source media=&quot;(prefers-color-scheme: light)&quot; srcset=&quot;https://github.com/StorageB/icons/blob/main/GNOME48Adwaita/dark/chat-message-new-symbolic.svg&quot;&gt;&lt;img alt=&quot;chat-message-new-symbolic&quot; src=&quot;https://user-images.githubusercontent.com/25423296/163456779-a8556205-d0a5-45e2-ac17-42d089e3c3f8.png&quot;&gt;&lt;/picture&gt; &amp;nbsp; &amp;nbsp;chat-message-new-symbolic&lt;br&gt;" calcext:value-type="string">
            <text:p>&lt;picture&gt;&lt;source media="(prefers-color-scheme: dark)" srcset="https://github.com/StorageB/icons/blob/main/GNOME48Adwaita/light/chat-message-new-symbolic.svg"&gt;&lt;source media="(prefers-color-scheme: light)" srcset="https://github.com/StorageB/icons/blob/main/GNOME48Adwaita/dark/chat-message-new-symbolic.svg"&gt;&lt;img alt="chat-message-new-symbolic" src="https://user-images.githubusercontent.com/25423296/163456779-a8556205-d0a5-45e2-ac17-42d089e3c3f8.png"&gt;&lt;/picture&gt; &amp;nbsp; &amp;nbsp;chat-message-new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lor-select-symbolic.svg</text:p>
          </table:table-cell>
          <table:table-cell office:value-type="string" calcext:value-type="string">
            <text:p>color-selec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3] &amp; CHAR(34) &amp; &quot;&gt;&quot; &amp; &#10;&quot;&lt;img alt=&quot; &amp; CHAR(34) &amp; [.B1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] &amp; &quot;&lt;br&gt;&quot;" office:value-type="string" office:string-value="&lt;picture&gt;&lt;source media=&quot;(prefers-color-scheme: dark)&quot; srcset=&quot;https://github.com/StorageB/icons/blob/main/GNOME48Adwaita/light/color-select-symbolic.svg&quot;&gt;&lt;source media=&quot;(prefers-color-scheme: light)&quot; srcset=&quot;https://github.com/StorageB/icons/blob/main/GNOME48Adwaita/dark/color-select-symbolic.svg&quot;&gt;&lt;img alt=&quot;color-select-symbolic&quot; src=&quot;https://user-images.githubusercontent.com/25423296/163456779-a8556205-d0a5-45e2-ac17-42d089e3c3f8.png&quot;&gt;&lt;/picture&gt; &amp;nbsp; &amp;nbsp;color-select-symbolic&lt;br&gt;" calcext:value-type="string">
            <text:p>&lt;picture&gt;&lt;source media="(prefers-color-scheme: dark)" srcset="https://github.com/StorageB/icons/blob/main/GNOME48Adwaita/light/color-select-symbolic.svg"&gt;&lt;source media="(prefers-color-scheme: light)" srcset="https://github.com/StorageB/icons/blob/main/GNOME48Adwaita/dark/color-select-symbolic.svg"&gt;&lt;img alt="color-select-symbolic" src="https://user-images.githubusercontent.com/25423296/163456779-a8556205-d0a5-45e2-ac17-42d089e3c3f8.png"&gt;&lt;/picture&gt; &amp;nbsp; &amp;nbsp;color-selec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tact-new-symbolic.svg</text:p>
          </table:table-cell>
          <table:table-cell office:value-type="string" calcext:value-type="string">
            <text:p>contact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4] &amp; CHAR(34) &amp; &quot;&gt;&quot; &amp; &#10;&quot;&lt;img alt=&quot; &amp; CHAR(34) &amp; [.B1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] &amp; &quot;&lt;br&gt;&quot;" office:value-type="string" office:string-value="&lt;picture&gt;&lt;source media=&quot;(prefers-color-scheme: dark)&quot; srcset=&quot;https://github.com/StorageB/icons/blob/main/GNOME48Adwaita/light/contact-new-symbolic.svg&quot;&gt;&lt;source media=&quot;(prefers-color-scheme: light)&quot; srcset=&quot;https://github.com/StorageB/icons/blob/main/GNOME48Adwaita/dark/contact-new-symbolic.svg&quot;&gt;&lt;img alt=&quot;contact-new-symbolic&quot; src=&quot;https://user-images.githubusercontent.com/25423296/163456779-a8556205-d0a5-45e2-ac17-42d089e3c3f8.png&quot;&gt;&lt;/picture&gt; &amp;nbsp; &amp;nbsp;contact-new-symbolic&lt;br&gt;" calcext:value-type="string">
            <text:p>&lt;picture&gt;&lt;source media="(prefers-color-scheme: dark)" srcset="https://github.com/StorageB/icons/blob/main/GNOME48Adwaita/light/contact-new-symbolic.svg"&gt;&lt;source media="(prefers-color-scheme: light)" srcset="https://github.com/StorageB/icons/blob/main/GNOME48Adwaita/dark/contact-new-symbolic.svg"&gt;&lt;img alt="contact-new-symbolic" src="https://user-images.githubusercontent.com/25423296/163456779-a8556205-d0a5-45e2-ac17-42d089e3c3f8.png"&gt;&lt;/picture&gt; &amp;nbsp; &amp;nbsp;contact-new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ocument-edit-symbolic.svg</text:p>
          </table:table-cell>
          <table:table-cell office:value-type="string" calcext:value-type="string">
            <text:p>document-edi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5] &amp; CHAR(34) &amp; &quot;&gt;&quot; &amp; &#10;&quot;&lt;img alt=&quot; &amp; CHAR(34) &amp; [.B1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] &amp; &quot;&lt;br&gt;&quot;" office:value-type="string" office:string-value="&lt;picture&gt;&lt;source media=&quot;(prefers-color-scheme: dark)&quot; srcset=&quot;https://github.com/StorageB/icons/blob/main/GNOME48Adwaita/light/document-edit-symbolic.svg&quot;&gt;&lt;source media=&quot;(prefers-color-scheme: light)&quot; srcset=&quot;https://github.com/StorageB/icons/blob/main/GNOME48Adwaita/dark/document-edit-symbolic.svg&quot;&gt;&lt;img alt=&quot;document-edit-symbolic&quot; src=&quot;https://user-images.githubusercontent.com/25423296/163456779-a8556205-d0a5-45e2-ac17-42d089e3c3f8.png&quot;&gt;&lt;/picture&gt; &amp;nbsp; &amp;nbsp;document-edit-symbolic&lt;br&gt;" calcext:value-type="string">
            <text:p>&lt;picture&gt;&lt;source media="(prefers-color-scheme: dark)" srcset="https://github.com/StorageB/icons/blob/main/GNOME48Adwaita/light/document-edit-symbolic.svg"&gt;&lt;source media="(prefers-color-scheme: light)" srcset="https://github.com/StorageB/icons/blob/main/GNOME48Adwaita/dark/document-edit-symbolic.svg"&gt;&lt;img alt="document-edit-symbolic" src="https://user-images.githubusercontent.com/25423296/163456779-a8556205-d0a5-45e2-ac17-42d089e3c3f8.png"&gt;&lt;/picture&gt; &amp;nbsp; &amp;nbsp;document-edi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ocument-new-symbolic.svg</text:p>
          </table:table-cell>
          <table:table-cell office:value-type="string" calcext:value-type="string">
            <text:p>document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6] &amp; CHAR(34) &amp; &quot;&gt;&quot; &amp; &#10;&quot;&lt;img alt=&quot; &amp; CHAR(34) &amp; [.B1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] &amp; &quot;&lt;br&gt;&quot;" office:value-type="string" office:string-value="&lt;picture&gt;&lt;source media=&quot;(prefers-color-scheme: dark)&quot; srcset=&quot;https://github.com/StorageB/icons/blob/main/GNOME48Adwaita/light/document-new-symbolic.svg&quot;&gt;&lt;source media=&quot;(prefers-color-scheme: light)&quot; srcset=&quot;https://github.com/StorageB/icons/blob/main/GNOME48Adwaita/dark/document-new-symbolic.svg&quot;&gt;&lt;img alt=&quot;document-new-symbolic&quot; src=&quot;https://user-images.githubusercontent.com/25423296/163456779-a8556205-d0a5-45e2-ac17-42d089e3c3f8.png&quot;&gt;&lt;/picture&gt; &amp;nbsp; &amp;nbsp;document-new-symbolic&lt;br&gt;" calcext:value-type="string">
            <text:p>&lt;picture&gt;&lt;source media="(prefers-color-scheme: dark)" srcset="https://github.com/StorageB/icons/blob/main/GNOME48Adwaita/light/document-new-symbolic.svg"&gt;&lt;source media="(prefers-color-scheme: light)" srcset="https://github.com/StorageB/icons/blob/main/GNOME48Adwaita/dark/document-new-symbolic.svg"&gt;&lt;img alt="document-new-symbolic" src="https://user-images.githubusercontent.com/25423296/163456779-a8556205-d0a5-45e2-ac17-42d089e3c3f8.png"&gt;&lt;/picture&gt; &amp;nbsp; &amp;nbsp;document-new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ocument-open-recent-symbolic.svg</text:p>
          </table:table-cell>
          <table:table-cell office:value-type="string" calcext:value-type="string">
            <text:p>document-open-rece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7] &amp; CHAR(34) &amp; &quot;&gt;&quot; &amp; &#10;&quot;&lt;img alt=&quot; &amp; CHAR(34) &amp; [.B1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] &amp; &quot;&lt;br&gt;&quot;" office:value-type="string" office:string-value="&lt;picture&gt;&lt;source media=&quot;(prefers-color-scheme: dark)&quot; srcset=&quot;https://github.com/StorageB/icons/blob/main/GNOME48Adwaita/light/document-open-recent-symbolic.svg&quot;&gt;&lt;source media=&quot;(prefers-color-scheme: light)&quot; srcset=&quot;https://github.com/StorageB/icons/blob/main/GNOME48Adwaita/dark/document-open-recent-symbolic.svg&quot;&gt;&lt;img alt=&quot;document-open-recent-symbolic&quot; src=&quot;https://user-images.githubusercontent.com/25423296/163456779-a8556205-d0a5-45e2-ac17-42d089e3c3f8.png&quot;&gt;&lt;/picture&gt; &amp;nbsp; &amp;nbsp;document-open-recent-symbolic&lt;br&gt;" calcext:value-type="string">
            <text:p>&lt;picture&gt;&lt;source media="(prefers-color-scheme: dark)" srcset="https://github.com/StorageB/icons/blob/main/GNOME48Adwaita/light/document-open-recent-symbolic.svg"&gt;&lt;source media="(prefers-color-scheme: light)" srcset="https://github.com/StorageB/icons/blob/main/GNOME48Adwaita/dark/document-open-recent-symbolic.svg"&gt;&lt;img alt="document-open-recent-symbolic" src="https://user-images.githubusercontent.com/25423296/163456779-a8556205-d0a5-45e2-ac17-42d089e3c3f8.png"&gt;&lt;/picture&gt; &amp;nbsp; &amp;nbsp;document-open-recen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ocument-open-symbolic.svg</text:p>
          </table:table-cell>
          <table:table-cell office:value-type="string" calcext:value-type="string">
            <text:p>document-ope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8] &amp; CHAR(34) &amp; &quot;&gt;&quot; &amp; &#10;&quot;&lt;img alt=&quot; &amp; CHAR(34) &amp; [.B1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8] &amp; &quot;&lt;br&gt;&quot;" office:value-type="string" office:string-value="&lt;picture&gt;&lt;source media=&quot;(prefers-color-scheme: dark)&quot; srcset=&quot;https://github.com/StorageB/icons/blob/main/GNOME48Adwaita/light/document-open-symbolic.svg&quot;&gt;&lt;source media=&quot;(prefers-color-scheme: light)&quot; srcset=&quot;https://github.com/StorageB/icons/blob/main/GNOME48Adwaita/dark/document-open-symbolic.svg&quot;&gt;&lt;img alt=&quot;document-open-symbolic&quot; src=&quot;https://user-images.githubusercontent.com/25423296/163456779-a8556205-d0a5-45e2-ac17-42d089e3c3f8.png&quot;&gt;&lt;/picture&gt; &amp;nbsp; &amp;nbsp;document-open-symbolic&lt;br&gt;" calcext:value-type="string">
            <text:p>&lt;picture&gt;&lt;source media="(prefers-color-scheme: dark)" srcset="https://github.com/StorageB/icons/blob/main/GNOME48Adwaita/light/document-open-symbolic.svg"&gt;&lt;source media="(prefers-color-scheme: light)" srcset="https://github.com/StorageB/icons/blob/main/GNOME48Adwaita/dark/document-open-symbolic.svg"&gt;&lt;img alt="document-open-symbolic" src="https://user-images.githubusercontent.com/25423296/163456779-a8556205-d0a5-45e2-ac17-42d089e3c3f8.png"&gt;&lt;/picture&gt; &amp;nbsp; &amp;nbsp;document-open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ocument-page-setup-symbolic.svg</text:p>
          </table:table-cell>
          <table:table-cell office:value-type="string" calcext:value-type="string">
            <text:p>document-page-setu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9] &amp; CHAR(34) &amp; &quot;&gt;&quot; &amp; &#10;&quot;&lt;img alt=&quot; &amp; CHAR(34) &amp; [.B1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] &amp; &quot;&lt;br&gt;&quot;" office:value-type="string" office:string-value="&lt;picture&gt;&lt;source media=&quot;(prefers-color-scheme: dark)&quot; srcset=&quot;https://github.com/StorageB/icons/blob/main/GNOME48Adwaita/light/document-page-setup-symbolic.svg&quot;&gt;&lt;source media=&quot;(prefers-color-scheme: light)&quot; srcset=&quot;https://github.com/StorageB/icons/blob/main/GNOME48Adwaita/dark/document-page-setup-symbolic.svg&quot;&gt;&lt;img alt=&quot;document-page-setup-symbolic&quot; src=&quot;https://user-images.githubusercontent.com/25423296/163456779-a8556205-d0a5-45e2-ac17-42d089e3c3f8.png&quot;&gt;&lt;/picture&gt; &amp;nbsp; &amp;nbsp;document-page-setup-symbolic&lt;br&gt;" calcext:value-type="string">
            <text:p>&lt;picture&gt;&lt;source media="(prefers-color-scheme: dark)" srcset="https://github.com/StorageB/icons/blob/main/GNOME48Adwaita/light/document-page-setup-symbolic.svg"&gt;&lt;source media="(prefers-color-scheme: light)" srcset="https://github.com/StorageB/icons/blob/main/GNOME48Adwaita/dark/document-page-setup-symbolic.svg"&gt;&lt;img alt="document-page-setup-symbolic" src="https://user-images.githubusercontent.com/25423296/163456779-a8556205-d0a5-45e2-ac17-42d089e3c3f8.png"&gt;&lt;/picture&gt; &amp;nbsp; &amp;nbsp;document-page-setup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ocument-print-preview-symbolic.svg</text:p>
          </table:table-cell>
          <table:table-cell office:value-type="string" calcext:value-type="string">
            <text:p>document-print-previ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0] &amp; CHAR(34) &amp; &quot;&gt;&quot; &amp; &#10;&quot;&lt;img alt=&quot; &amp; CHAR(34) &amp; [.B2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] &amp; &quot;&lt;br&gt;&quot;" office:value-type="string" office:string-value="&lt;picture&gt;&lt;source media=&quot;(prefers-color-scheme: dark)&quot; srcset=&quot;https://github.com/StorageB/icons/blob/main/GNOME48Adwaita/light/document-print-preview-symbolic.svg&quot;&gt;&lt;source media=&quot;(prefers-color-scheme: light)&quot; srcset=&quot;https://github.com/StorageB/icons/blob/main/GNOME48Adwaita/dark/document-print-preview-symbolic.svg&quot;&gt;&lt;img alt=&quot;document-print-preview-symbolic&quot; src=&quot;https://user-images.githubusercontent.com/25423296/163456779-a8556205-d0a5-45e2-ac17-42d089e3c3f8.png&quot;&gt;&lt;/picture&gt; &amp;nbsp; &amp;nbsp;document-print-preview-symbolic&lt;br&gt;" calcext:value-type="string">
            <text:p>&lt;picture&gt;&lt;source media="(prefers-color-scheme: dark)" srcset="https://github.com/StorageB/icons/blob/main/GNOME48Adwaita/light/document-print-preview-symbolic.svg"&gt;&lt;source media="(prefers-color-scheme: light)" srcset="https://github.com/StorageB/icons/blob/main/GNOME48Adwaita/dark/document-print-preview-symbolic.svg"&gt;&lt;img alt="document-print-preview-symbolic" src="https://user-images.githubusercontent.com/25423296/163456779-a8556205-d0a5-45e2-ac17-42d089e3c3f8.png"&gt;&lt;/picture&gt; &amp;nbsp; &amp;nbsp;document-print-preview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ocument-print-symbolic.svg</text:p>
          </table:table-cell>
          <table:table-cell office:value-type="string" calcext:value-type="string">
            <text:p>document-pri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1] &amp; CHAR(34) &amp; &quot;&gt;&quot; &amp; &#10;&quot;&lt;img alt=&quot; &amp; CHAR(34) &amp; [.B2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1] &amp; &quot;&lt;br&gt;&quot;" office:value-type="string" office:string-value="&lt;picture&gt;&lt;source media=&quot;(prefers-color-scheme: dark)&quot; srcset=&quot;https://github.com/StorageB/icons/blob/main/GNOME48Adwaita/light/document-print-symbolic.svg&quot;&gt;&lt;source media=&quot;(prefers-color-scheme: light)&quot; srcset=&quot;https://github.com/StorageB/icons/blob/main/GNOME48Adwaita/dark/document-print-symbolic.svg&quot;&gt;&lt;img alt=&quot;document-print-symbolic&quot; src=&quot;https://user-images.githubusercontent.com/25423296/163456779-a8556205-d0a5-45e2-ac17-42d089e3c3f8.png&quot;&gt;&lt;/picture&gt; &amp;nbsp; &amp;nbsp;document-print-symbolic&lt;br&gt;" calcext:value-type="string">
            <text:p>&lt;picture&gt;&lt;source media="(prefers-color-scheme: dark)" srcset="https://github.com/StorageB/icons/blob/main/GNOME48Adwaita/light/document-print-symbolic.svg"&gt;&lt;source media="(prefers-color-scheme: light)" srcset="https://github.com/StorageB/icons/blob/main/GNOME48Adwaita/dark/document-print-symbolic.svg"&gt;&lt;img alt="document-print-symbolic" src="https://user-images.githubusercontent.com/25423296/163456779-a8556205-d0a5-45e2-ac17-42d089e3c3f8.png"&gt;&lt;/picture&gt; &amp;nbsp; &amp;nbsp;document-prin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ocument-properties-symbolic.svg</text:p>
          </table:table-cell>
          <table:table-cell office:value-type="string" calcext:value-type="string">
            <text:p>document-propertie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2] &amp; CHAR(34) &amp; &quot;&gt;&quot; &amp; &#10;&quot;&lt;img alt=&quot; &amp; CHAR(34) &amp; [.B2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] &amp; &quot;&lt;br&gt;&quot;" office:value-type="string" office:string-value="&lt;picture&gt;&lt;source media=&quot;(prefers-color-scheme: dark)&quot; srcset=&quot;https://github.com/StorageB/icons/blob/main/GNOME48Adwaita/light/document-properties-symbolic.svg&quot;&gt;&lt;source media=&quot;(prefers-color-scheme: light)&quot; srcset=&quot;https://github.com/StorageB/icons/blob/main/GNOME48Adwaita/dark/document-properties-symbolic.svg&quot;&gt;&lt;img alt=&quot;document-properties-symbolic&quot; src=&quot;https://user-images.githubusercontent.com/25423296/163456779-a8556205-d0a5-45e2-ac17-42d089e3c3f8.png&quot;&gt;&lt;/picture&gt; &amp;nbsp; &amp;nbsp;document-properties-symbolic&lt;br&gt;" calcext:value-type="string">
            <text:p>&lt;picture&gt;&lt;source media="(prefers-color-scheme: dark)" srcset="https://github.com/StorageB/icons/blob/main/GNOME48Adwaita/light/document-properties-symbolic.svg"&gt;&lt;source media="(prefers-color-scheme: light)" srcset="https://github.com/StorageB/icons/blob/main/GNOME48Adwaita/dark/document-properties-symbolic.svg"&gt;&lt;img alt="document-properties-symbolic" src="https://user-images.githubusercontent.com/25423296/163456779-a8556205-d0a5-45e2-ac17-42d089e3c3f8.png"&gt;&lt;/picture&gt; &amp;nbsp; &amp;nbsp;document-propertie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ocument-revert-rtl-symbolic.svg</text:p>
          </table:table-cell>
          <table:table-cell office:value-type="string" calcext:value-type="string">
            <text:p>document-revert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3] &amp; CHAR(34) &amp; &quot;&gt;&quot; &amp; &#10;&quot;&lt;img alt=&quot; &amp; CHAR(34) &amp; [.B2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] &amp; &quot;&lt;br&gt;&quot;" office:value-type="string" office:string-value="&lt;picture&gt;&lt;source media=&quot;(prefers-color-scheme: dark)&quot; srcset=&quot;https://github.com/StorageB/icons/blob/main/GNOME48Adwaita/light/document-revert-rtl-symbolic.svg&quot;&gt;&lt;source media=&quot;(prefers-color-scheme: light)&quot; srcset=&quot;https://github.com/StorageB/icons/blob/main/GNOME48Adwaita/dark/document-revert-rtl-symbolic.svg&quot;&gt;&lt;img alt=&quot;document-revert-rtl-symbolic&quot; src=&quot;https://user-images.githubusercontent.com/25423296/163456779-a8556205-d0a5-45e2-ac17-42d089e3c3f8.png&quot;&gt;&lt;/picture&gt; &amp;nbsp; &amp;nbsp;document-revert-rtl-symbolic&lt;br&gt;" calcext:value-type="string">
            <text:p>&lt;picture&gt;&lt;source media="(prefers-color-scheme: dark)" srcset="https://github.com/StorageB/icons/blob/main/GNOME48Adwaita/light/document-revert-rtl-symbolic.svg"&gt;&lt;source media="(prefers-color-scheme: light)" srcset="https://github.com/StorageB/icons/blob/main/GNOME48Adwaita/dark/document-revert-rtl-symbolic.svg"&gt;&lt;img alt="document-revert-rtl-symbolic" src="https://user-images.githubusercontent.com/25423296/163456779-a8556205-d0a5-45e2-ac17-42d089e3c3f8.png"&gt;&lt;/picture&gt; &amp;nbsp; &amp;nbsp;document-revert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ocument-revert-symbolic-rtl.svg</text:p>
          </table:table-cell>
          <table:table-cell office:value-type="string" calcext:value-type="string">
            <text:p>document-rever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4] &amp; CHAR(34) &amp; &quot;&gt;&quot; &amp; &#10;&quot;&lt;img alt=&quot; &amp; CHAR(34) &amp; [.B2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] &amp; &quot;&lt;br&gt;&quot;" office:value-type="string" office:string-value="&lt;picture&gt;&lt;source media=&quot;(prefers-color-scheme: dark)&quot; srcset=&quot;https://github.com/StorageB/icons/blob/main/GNOME48Adwaita/light/document-revert-symbolic-rtl.svg&quot;&gt;&lt;source media=&quot;(prefers-color-scheme: light)&quot; srcset=&quot;https://github.com/StorageB/icons/blob/main/GNOME48Adwaita/dark/document-revert-symbolic-rtl.svg&quot;&gt;&lt;img alt=&quot;document-revert-symbolic-rtl&quot; src=&quot;https://user-images.githubusercontent.com/25423296/163456779-a8556205-d0a5-45e2-ac17-42d089e3c3f8.png&quot;&gt;&lt;/picture&gt; &amp;nbsp; &amp;nbsp;document-revert-symbolic-rtl&lt;br&gt;" calcext:value-type="string">
            <text:p>&lt;picture&gt;&lt;source media="(prefers-color-scheme: dark)" srcset="https://github.com/StorageB/icons/blob/main/GNOME48Adwaita/light/document-revert-symbolic-rtl.svg"&gt;&lt;source media="(prefers-color-scheme: light)" srcset="https://github.com/StorageB/icons/blob/main/GNOME48Adwaita/dark/document-revert-symbolic-rtl.svg"&gt;&lt;img alt="document-revert-symbolic-rtl" src="https://user-images.githubusercontent.com/25423296/163456779-a8556205-d0a5-45e2-ac17-42d089e3c3f8.png"&gt;&lt;/picture&gt; &amp;nbsp; &amp;nbsp;document-revert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ocument-revert-symbolic.svg</text:p>
          </table:table-cell>
          <table:table-cell office:value-type="string" calcext:value-type="string">
            <text:p>document-rever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5] &amp; CHAR(34) &amp; &quot;&gt;&quot; &amp; &#10;&quot;&lt;img alt=&quot; &amp; CHAR(34) &amp; [.B2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] &amp; &quot;&lt;br&gt;&quot;" office:value-type="string" office:string-value="&lt;picture&gt;&lt;source media=&quot;(prefers-color-scheme: dark)&quot; srcset=&quot;https://github.com/StorageB/icons/blob/main/GNOME48Adwaita/light/document-revert-symbolic.svg&quot;&gt;&lt;source media=&quot;(prefers-color-scheme: light)&quot; srcset=&quot;https://github.com/StorageB/icons/blob/main/GNOME48Adwaita/dark/document-revert-symbolic.svg&quot;&gt;&lt;img alt=&quot;document-revert-symbolic&quot; src=&quot;https://user-images.githubusercontent.com/25423296/163456779-a8556205-d0a5-45e2-ac17-42d089e3c3f8.png&quot;&gt;&lt;/picture&gt; &amp;nbsp; &amp;nbsp;document-revert-symbolic&lt;br&gt;" calcext:value-type="string">
            <text:p>&lt;picture&gt;&lt;source media="(prefers-color-scheme: dark)" srcset="https://github.com/StorageB/icons/blob/main/GNOME48Adwaita/light/document-revert-symbolic.svg"&gt;&lt;source media="(prefers-color-scheme: light)" srcset="https://github.com/StorageB/icons/blob/main/GNOME48Adwaita/dark/document-revert-symbolic.svg"&gt;&lt;img alt="document-revert-symbolic" src="https://user-images.githubusercontent.com/25423296/163456779-a8556205-d0a5-45e2-ac17-42d089e3c3f8.png"&gt;&lt;/picture&gt; &amp;nbsp; &amp;nbsp;document-rever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ocument-save-as-symbolic.svg</text:p>
          </table:table-cell>
          <table:table-cell office:value-type="string" calcext:value-type="string">
            <text:p>document-save-a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6] &amp; CHAR(34) &amp; &quot;&gt;&quot; &amp; &#10;&quot;&lt;img alt=&quot; &amp; CHAR(34) &amp; [.B2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] &amp; &quot;&lt;br&gt;&quot;" office:value-type="string" office:string-value="&lt;picture&gt;&lt;source media=&quot;(prefers-color-scheme: dark)&quot; srcset=&quot;https://github.com/StorageB/icons/blob/main/GNOME48Adwaita/light/document-save-as-symbolic.svg&quot;&gt;&lt;source media=&quot;(prefers-color-scheme: light)&quot; srcset=&quot;https://github.com/StorageB/icons/blob/main/GNOME48Adwaita/dark/document-save-as-symbolic.svg&quot;&gt;&lt;img alt=&quot;document-save-as-symbolic&quot; src=&quot;https://user-images.githubusercontent.com/25423296/163456779-a8556205-d0a5-45e2-ac17-42d089e3c3f8.png&quot;&gt;&lt;/picture&gt; &amp;nbsp; &amp;nbsp;document-save-as-symbolic&lt;br&gt;" calcext:value-type="string">
            <text:p>&lt;picture&gt;&lt;source media="(prefers-color-scheme: dark)" srcset="https://github.com/StorageB/icons/blob/main/GNOME48Adwaita/light/document-save-as-symbolic.svg"&gt;&lt;source media="(prefers-color-scheme: light)" srcset="https://github.com/StorageB/icons/blob/main/GNOME48Adwaita/dark/document-save-as-symbolic.svg"&gt;&lt;img alt="document-save-as-symbolic" src="https://user-images.githubusercontent.com/25423296/163456779-a8556205-d0a5-45e2-ac17-42d089e3c3f8.png"&gt;&lt;/picture&gt; &amp;nbsp; &amp;nbsp;document-save-a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ocument-save-symbolic.svg</text:p>
          </table:table-cell>
          <table:table-cell office:value-type="string" calcext:value-type="string">
            <text:p>document-sav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7] &amp; CHAR(34) &amp; &quot;&gt;&quot; &amp; &#10;&quot;&lt;img alt=&quot; &amp; CHAR(34) &amp; [.B2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7] &amp; &quot;&lt;br&gt;&quot;" office:value-type="string" office:string-value="&lt;picture&gt;&lt;source media=&quot;(prefers-color-scheme: dark)&quot; srcset=&quot;https://github.com/StorageB/icons/blob/main/GNOME48Adwaita/light/document-save-symbolic.svg&quot;&gt;&lt;source media=&quot;(prefers-color-scheme: light)&quot; srcset=&quot;https://github.com/StorageB/icons/blob/main/GNOME48Adwaita/dark/document-save-symbolic.svg&quot;&gt;&lt;img alt=&quot;document-save-symbolic&quot; src=&quot;https://user-images.githubusercontent.com/25423296/163456779-a8556205-d0a5-45e2-ac17-42d089e3c3f8.png&quot;&gt;&lt;/picture&gt; &amp;nbsp; &amp;nbsp;document-save-symbolic&lt;br&gt;" calcext:value-type="string">
            <text:p>&lt;picture&gt;&lt;source media="(prefers-color-scheme: dark)" srcset="https://github.com/StorageB/icons/blob/main/GNOME48Adwaita/light/document-save-symbolic.svg"&gt;&lt;source media="(prefers-color-scheme: light)" srcset="https://github.com/StorageB/icons/blob/main/GNOME48Adwaita/dark/document-save-symbolic.svg"&gt;&lt;img alt="document-save-symbolic" src="https://user-images.githubusercontent.com/25423296/163456779-a8556205-d0a5-45e2-ac17-42d089e3c3f8.png"&gt;&lt;/picture&gt; &amp;nbsp; &amp;nbsp;document-sav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ocument-send-symbolic.svg</text:p>
          </table:table-cell>
          <table:table-cell office:value-type="string" calcext:value-type="string">
            <text:p>document-sen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8] &amp; CHAR(34) &amp; &quot;&gt;&quot; &amp; &#10;&quot;&lt;img alt=&quot; &amp; CHAR(34) &amp; [.B2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] &amp; &quot;&lt;br&gt;&quot;" office:value-type="string" office:string-value="&lt;picture&gt;&lt;source media=&quot;(prefers-color-scheme: dark)&quot; srcset=&quot;https://github.com/StorageB/icons/blob/main/GNOME48Adwaita/light/document-send-symbolic.svg&quot;&gt;&lt;source media=&quot;(prefers-color-scheme: light)&quot; srcset=&quot;https://github.com/StorageB/icons/blob/main/GNOME48Adwaita/dark/document-send-symbolic.svg&quot;&gt;&lt;img alt=&quot;document-send-symbolic&quot; src=&quot;https://user-images.githubusercontent.com/25423296/163456779-a8556205-d0a5-45e2-ac17-42d089e3c3f8.png&quot;&gt;&lt;/picture&gt; &amp;nbsp; &amp;nbsp;document-send-symbolic&lt;br&gt;" calcext:value-type="string">
            <text:p>&lt;picture&gt;&lt;source media="(prefers-color-scheme: dark)" srcset="https://github.com/StorageB/icons/blob/main/GNOME48Adwaita/light/document-send-symbolic.svg"&gt;&lt;source media="(prefers-color-scheme: light)" srcset="https://github.com/StorageB/icons/blob/main/GNOME48Adwaita/dark/document-send-symbolic.svg"&gt;&lt;img alt="document-send-symbolic" src="https://user-images.githubusercontent.com/25423296/163456779-a8556205-d0a5-45e2-ac17-42d089e3c3f8.png"&gt;&lt;/picture&gt; &amp;nbsp; &amp;nbsp;document-sen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it-clear-all-symbolic.svg</text:p>
          </table:table-cell>
          <table:table-cell office:value-type="string" calcext:value-type="string">
            <text:p>edit-clear-al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9] &amp; CHAR(34) &amp; &quot;&gt;&quot; &amp; &#10;&quot;&lt;img alt=&quot; &amp; CHAR(34) &amp; [.B2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] &amp; &quot;&lt;br&gt;&quot;" office:value-type="string" office:string-value="&lt;picture&gt;&lt;source media=&quot;(prefers-color-scheme: dark)&quot; srcset=&quot;https://github.com/StorageB/icons/blob/main/GNOME48Adwaita/light/edit-clear-all-symbolic.svg&quot;&gt;&lt;source media=&quot;(prefers-color-scheme: light)&quot; srcset=&quot;https://github.com/StorageB/icons/blob/main/GNOME48Adwaita/dark/edit-clear-all-symbolic.svg&quot;&gt;&lt;img alt=&quot;edit-clear-all-symbolic&quot; src=&quot;https://user-images.githubusercontent.com/25423296/163456779-a8556205-d0a5-45e2-ac17-42d089e3c3f8.png&quot;&gt;&lt;/picture&gt; &amp;nbsp; &amp;nbsp;edit-clear-all-symbolic&lt;br&gt;" calcext:value-type="string">
            <text:p>&lt;picture&gt;&lt;source media="(prefers-color-scheme: dark)" srcset="https://github.com/StorageB/icons/blob/main/GNOME48Adwaita/light/edit-clear-all-symbolic.svg"&gt;&lt;source media="(prefers-color-scheme: light)" srcset="https://github.com/StorageB/icons/blob/main/GNOME48Adwaita/dark/edit-clear-all-symbolic.svg"&gt;&lt;img alt="edit-clear-all-symbolic" src="https://user-images.githubusercontent.com/25423296/163456779-a8556205-d0a5-45e2-ac17-42d089e3c3f8.png"&gt;&lt;/picture&gt; &amp;nbsp; &amp;nbsp;edit-clear-al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it-clear-rtl-symbolic.svg</text:p>
          </table:table-cell>
          <table:table-cell office:value-type="string" calcext:value-type="string">
            <text:p>edit-clear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0] &amp; CHAR(34) &amp; &quot;&gt;&quot; &amp; &#10;&quot;&lt;img alt=&quot; &amp; CHAR(34) &amp; [.B3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0] &amp; &quot;&lt;br&gt;&quot;" office:value-type="string" office:string-value="&lt;picture&gt;&lt;source media=&quot;(prefers-color-scheme: dark)&quot; srcset=&quot;https://github.com/StorageB/icons/blob/main/GNOME48Adwaita/light/edit-clear-rtl-symbolic.svg&quot;&gt;&lt;source media=&quot;(prefers-color-scheme: light)&quot; srcset=&quot;https://github.com/StorageB/icons/blob/main/GNOME48Adwaita/dark/edit-clear-rtl-symbolic.svg&quot;&gt;&lt;img alt=&quot;edit-clear-rtl-symbolic&quot; src=&quot;https://user-images.githubusercontent.com/25423296/163456779-a8556205-d0a5-45e2-ac17-42d089e3c3f8.png&quot;&gt;&lt;/picture&gt; &amp;nbsp; &amp;nbsp;edit-clear-rtl-symbolic&lt;br&gt;" calcext:value-type="string">
            <text:p>&lt;picture&gt;&lt;source media="(prefers-color-scheme: dark)" srcset="https://github.com/StorageB/icons/blob/main/GNOME48Adwaita/light/edit-clear-rtl-symbolic.svg"&gt;&lt;source media="(prefers-color-scheme: light)" srcset="https://github.com/StorageB/icons/blob/main/GNOME48Adwaita/dark/edit-clear-rtl-symbolic.svg"&gt;&lt;img alt="edit-clear-rtl-symbolic" src="https://user-images.githubusercontent.com/25423296/163456779-a8556205-d0a5-45e2-ac17-42d089e3c3f8.png"&gt;&lt;/picture&gt; &amp;nbsp; &amp;nbsp;edit-clear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it-clear-symbolic-rtl.svg</text:p>
          </table:table-cell>
          <table:table-cell office:value-type="string" calcext:value-type="string">
            <text:p>edit-clear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1] &amp; CHAR(34) &amp; &quot;&gt;&quot; &amp; &#10;&quot;&lt;img alt=&quot; &amp; CHAR(34) &amp; [.B3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] &amp; &quot;&lt;br&gt;&quot;" office:value-type="string" office:string-value="&lt;picture&gt;&lt;source media=&quot;(prefers-color-scheme: dark)&quot; srcset=&quot;https://github.com/StorageB/icons/blob/main/GNOME48Adwaita/light/edit-clear-symbolic-rtl.svg&quot;&gt;&lt;source media=&quot;(prefers-color-scheme: light)&quot; srcset=&quot;https://github.com/StorageB/icons/blob/main/GNOME48Adwaita/dark/edit-clear-symbolic-rtl.svg&quot;&gt;&lt;img alt=&quot;edit-clear-symbolic-rtl&quot; src=&quot;https://user-images.githubusercontent.com/25423296/163456779-a8556205-d0a5-45e2-ac17-42d089e3c3f8.png&quot;&gt;&lt;/picture&gt; &amp;nbsp; &amp;nbsp;edit-clear-symbolic-rtl&lt;br&gt;" calcext:value-type="string">
            <text:p>&lt;picture&gt;&lt;source media="(prefers-color-scheme: dark)" srcset="https://github.com/StorageB/icons/blob/main/GNOME48Adwaita/light/edit-clear-symbolic-rtl.svg"&gt;&lt;source media="(prefers-color-scheme: light)" srcset="https://github.com/StorageB/icons/blob/main/GNOME48Adwaita/dark/edit-clear-symbolic-rtl.svg"&gt;&lt;img alt="edit-clear-symbolic-rtl" src="https://user-images.githubusercontent.com/25423296/163456779-a8556205-d0a5-45e2-ac17-42d089e3c3f8.png"&gt;&lt;/picture&gt; &amp;nbsp; &amp;nbsp;edit-clear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it-clear-symbolic.svg</text:p>
          </table:table-cell>
          <table:table-cell office:value-type="string" calcext:value-type="string">
            <text:p>edit-clea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2] &amp; CHAR(34) &amp; &quot;&gt;&quot; &amp; &#10;&quot;&lt;img alt=&quot; &amp; CHAR(34) &amp; [.B3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] &amp; &quot;&lt;br&gt;&quot;" office:value-type="string" office:string-value="&lt;picture&gt;&lt;source media=&quot;(prefers-color-scheme: dark)&quot; srcset=&quot;https://github.com/StorageB/icons/blob/main/GNOME48Adwaita/light/edit-clear-symbolic.svg&quot;&gt;&lt;source media=&quot;(prefers-color-scheme: light)&quot; srcset=&quot;https://github.com/StorageB/icons/blob/main/GNOME48Adwaita/dark/edit-clear-symbolic.svg&quot;&gt;&lt;img alt=&quot;edit-clear-symbolic&quot; src=&quot;https://user-images.githubusercontent.com/25423296/163456779-a8556205-d0a5-45e2-ac17-42d089e3c3f8.png&quot;&gt;&lt;/picture&gt; &amp;nbsp; &amp;nbsp;edit-clear-symbolic&lt;br&gt;" calcext:value-type="string">
            <text:p>&lt;picture&gt;&lt;source media="(prefers-color-scheme: dark)" srcset="https://github.com/StorageB/icons/blob/main/GNOME48Adwaita/light/edit-clear-symbolic.svg"&gt;&lt;source media="(prefers-color-scheme: light)" srcset="https://github.com/StorageB/icons/blob/main/GNOME48Adwaita/dark/edit-clear-symbolic.svg"&gt;&lt;img alt="edit-clear-symbolic" src="https://user-images.githubusercontent.com/25423296/163456779-a8556205-d0a5-45e2-ac17-42d089e3c3f8.png"&gt;&lt;/picture&gt; &amp;nbsp; &amp;nbsp;edit-clea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it-copy-symbolic.svg</text:p>
          </table:table-cell>
          <table:table-cell office:value-type="string" calcext:value-type="string">
            <text:p>edit-cop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3] &amp; CHAR(34) &amp; &quot;&gt;&quot; &amp; &#10;&quot;&lt;img alt=&quot; &amp; CHAR(34) &amp; [.B3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] &amp; &quot;&lt;br&gt;&quot;" office:value-type="string" office:string-value="&lt;picture&gt;&lt;source media=&quot;(prefers-color-scheme: dark)&quot; srcset=&quot;https://github.com/StorageB/icons/blob/main/GNOME48Adwaita/light/edit-copy-symbolic.svg&quot;&gt;&lt;source media=&quot;(prefers-color-scheme: light)&quot; srcset=&quot;https://github.com/StorageB/icons/blob/main/GNOME48Adwaita/dark/edit-copy-symbolic.svg&quot;&gt;&lt;img alt=&quot;edit-copy-symbolic&quot; src=&quot;https://user-images.githubusercontent.com/25423296/163456779-a8556205-d0a5-45e2-ac17-42d089e3c3f8.png&quot;&gt;&lt;/picture&gt; &amp;nbsp; &amp;nbsp;edit-copy-symbolic&lt;br&gt;" calcext:value-type="string">
            <text:p>&lt;picture&gt;&lt;source media="(prefers-color-scheme: dark)" srcset="https://github.com/StorageB/icons/blob/main/GNOME48Adwaita/light/edit-copy-symbolic.svg"&gt;&lt;source media="(prefers-color-scheme: light)" srcset="https://github.com/StorageB/icons/blob/main/GNOME48Adwaita/dark/edit-copy-symbolic.svg"&gt;&lt;img alt="edit-copy-symbolic" src="https://user-images.githubusercontent.com/25423296/163456779-a8556205-d0a5-45e2-ac17-42d089e3c3f8.png"&gt;&lt;/picture&gt; &amp;nbsp; &amp;nbsp;edit-copy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it-cut-symbolic.svg</text:p>
          </table:table-cell>
          <table:table-cell office:value-type="string" calcext:value-type="string">
            <text:p>edit-cu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4] &amp; CHAR(34) &amp; &quot;&gt;&quot; &amp; &#10;&quot;&lt;img alt=&quot; &amp; CHAR(34) &amp; [.B3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] &amp; &quot;&lt;br&gt;&quot;" office:value-type="string" office:string-value="&lt;picture&gt;&lt;source media=&quot;(prefers-color-scheme: dark)&quot; srcset=&quot;https://github.com/StorageB/icons/blob/main/GNOME48Adwaita/light/edit-cut-symbolic.svg&quot;&gt;&lt;source media=&quot;(prefers-color-scheme: light)&quot; srcset=&quot;https://github.com/StorageB/icons/blob/main/GNOME48Adwaita/dark/edit-cut-symbolic.svg&quot;&gt;&lt;img alt=&quot;edit-cut-symbolic&quot; src=&quot;https://user-images.githubusercontent.com/25423296/163456779-a8556205-d0a5-45e2-ac17-42d089e3c3f8.png&quot;&gt;&lt;/picture&gt; &amp;nbsp; &amp;nbsp;edit-cut-symbolic&lt;br&gt;" calcext:value-type="string">
            <text:p>&lt;picture&gt;&lt;source media="(prefers-color-scheme: dark)" srcset="https://github.com/StorageB/icons/blob/main/GNOME48Adwaita/light/edit-cut-symbolic.svg"&gt;&lt;source media="(prefers-color-scheme: light)" srcset="https://github.com/StorageB/icons/blob/main/GNOME48Adwaita/dark/edit-cut-symbolic.svg"&gt;&lt;img alt="edit-cut-symbolic" src="https://user-images.githubusercontent.com/25423296/163456779-a8556205-d0a5-45e2-ac17-42d089e3c3f8.png"&gt;&lt;/picture&gt; &amp;nbsp; &amp;nbsp;edit-cu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it-delete-symbolic.svg</text:p>
          </table:table-cell>
          <table:table-cell office:value-type="string" calcext:value-type="string">
            <text:p>edit-dele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5] &amp; CHAR(34) &amp; &quot;&gt;&quot; &amp; &#10;&quot;&lt;img alt=&quot; &amp; CHAR(34) &amp; [.B3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5] &amp; &quot;&lt;br&gt;&quot;" office:value-type="string" office:string-value="&lt;picture&gt;&lt;source media=&quot;(prefers-color-scheme: dark)&quot; srcset=&quot;https://github.com/StorageB/icons/blob/main/GNOME48Adwaita/light/edit-delete-symbolic.svg&quot;&gt;&lt;source media=&quot;(prefers-color-scheme: light)&quot; srcset=&quot;https://github.com/StorageB/icons/blob/main/GNOME48Adwaita/dark/edit-delete-symbolic.svg&quot;&gt;&lt;img alt=&quot;edit-delete-symbolic&quot; src=&quot;https://user-images.githubusercontent.com/25423296/163456779-a8556205-d0a5-45e2-ac17-42d089e3c3f8.png&quot;&gt;&lt;/picture&gt; &amp;nbsp; &amp;nbsp;edit-delete-symbolic&lt;br&gt;" calcext:value-type="string">
            <text:p>&lt;picture&gt;&lt;source media="(prefers-color-scheme: dark)" srcset="https://github.com/StorageB/icons/blob/main/GNOME48Adwaita/light/edit-delete-symbolic.svg"&gt;&lt;source media="(prefers-color-scheme: light)" srcset="https://github.com/StorageB/icons/blob/main/GNOME48Adwaita/dark/edit-delete-symbolic.svg"&gt;&lt;img alt="edit-delete-symbolic" src="https://user-images.githubusercontent.com/25423296/163456779-a8556205-d0a5-45e2-ac17-42d089e3c3f8.png"&gt;&lt;/picture&gt; &amp;nbsp; &amp;nbsp;edit-delet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it-find-replace-symbolic.svg</text:p>
          </table:table-cell>
          <table:table-cell office:value-type="string" calcext:value-type="string">
            <text:p>edit-find-replac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6] &amp; CHAR(34) &amp; &quot;&gt;&quot; &amp; &#10;&quot;&lt;img alt=&quot; &amp; CHAR(34) &amp; [.B3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] &amp; &quot;&lt;br&gt;&quot;" office:value-type="string" office:string-value="&lt;picture&gt;&lt;source media=&quot;(prefers-color-scheme: dark)&quot; srcset=&quot;https://github.com/StorageB/icons/blob/main/GNOME48Adwaita/light/edit-find-replace-symbolic.svg&quot;&gt;&lt;source media=&quot;(prefers-color-scheme: light)&quot; srcset=&quot;https://github.com/StorageB/icons/blob/main/GNOME48Adwaita/dark/edit-find-replace-symbolic.svg&quot;&gt;&lt;img alt=&quot;edit-find-replace-symbolic&quot; src=&quot;https://user-images.githubusercontent.com/25423296/163456779-a8556205-d0a5-45e2-ac17-42d089e3c3f8.png&quot;&gt;&lt;/picture&gt; &amp;nbsp; &amp;nbsp;edit-find-replace-symbolic&lt;br&gt;" calcext:value-type="string">
            <text:p>&lt;picture&gt;&lt;source media="(prefers-color-scheme: dark)" srcset="https://github.com/StorageB/icons/blob/main/GNOME48Adwaita/light/edit-find-replace-symbolic.svg"&gt;&lt;source media="(prefers-color-scheme: light)" srcset="https://github.com/StorageB/icons/blob/main/GNOME48Adwaita/dark/edit-find-replace-symbolic.svg"&gt;&lt;img alt="edit-find-replace-symbolic" src="https://user-images.githubusercontent.com/25423296/163456779-a8556205-d0a5-45e2-ac17-42d089e3c3f8.png"&gt;&lt;/picture&gt; &amp;nbsp; &amp;nbsp;edit-find-replac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it-find-symbolic.svg</text:p>
          </table:table-cell>
          <table:table-cell office:value-type="string" calcext:value-type="string">
            <text:p>edit-fin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7] &amp; CHAR(34) &amp; &quot;&gt;&quot; &amp; &#10;&quot;&lt;img alt=&quot; &amp; CHAR(34) &amp; [.B3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7] &amp; &quot;&lt;br&gt;&quot;" office:value-type="string" office:string-value="&lt;picture&gt;&lt;source media=&quot;(prefers-color-scheme: dark)&quot; srcset=&quot;https://github.com/StorageB/icons/blob/main/GNOME48Adwaita/light/edit-find-symbolic.svg&quot;&gt;&lt;source media=&quot;(prefers-color-scheme: light)&quot; srcset=&quot;https://github.com/StorageB/icons/blob/main/GNOME48Adwaita/dark/edit-find-symbolic.svg&quot;&gt;&lt;img alt=&quot;edit-find-symbolic&quot; src=&quot;https://user-images.githubusercontent.com/25423296/163456779-a8556205-d0a5-45e2-ac17-42d089e3c3f8.png&quot;&gt;&lt;/picture&gt; &amp;nbsp; &amp;nbsp;edit-find-symbolic&lt;br&gt;" calcext:value-type="string">
            <text:p>&lt;picture&gt;&lt;source media="(prefers-color-scheme: dark)" srcset="https://github.com/StorageB/icons/blob/main/GNOME48Adwaita/light/edit-find-symbolic.svg"&gt;&lt;source media="(prefers-color-scheme: light)" srcset="https://github.com/StorageB/icons/blob/main/GNOME48Adwaita/dark/edit-find-symbolic.svg"&gt;&lt;img alt="edit-find-symbolic" src="https://user-images.githubusercontent.com/25423296/163456779-a8556205-d0a5-45e2-ac17-42d089e3c3f8.png"&gt;&lt;/picture&gt; &amp;nbsp; &amp;nbsp;edit-fin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it-paste-symbolic.svg</text:p>
          </table:table-cell>
          <table:table-cell office:value-type="string" calcext:value-type="string">
            <text:p>edit-pas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8] &amp; CHAR(34) &amp; &quot;&gt;&quot; &amp; &#10;&quot;&lt;img alt=&quot; &amp; CHAR(34) &amp; [.B3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] &amp; &quot;&lt;br&gt;&quot;" office:value-type="string" office:string-value="&lt;picture&gt;&lt;source media=&quot;(prefers-color-scheme: dark)&quot; srcset=&quot;https://github.com/StorageB/icons/blob/main/GNOME48Adwaita/light/edit-paste-symbolic.svg&quot;&gt;&lt;source media=&quot;(prefers-color-scheme: light)&quot; srcset=&quot;https://github.com/StorageB/icons/blob/main/GNOME48Adwaita/dark/edit-paste-symbolic.svg&quot;&gt;&lt;img alt=&quot;edit-paste-symbolic&quot; src=&quot;https://user-images.githubusercontent.com/25423296/163456779-a8556205-d0a5-45e2-ac17-42d089e3c3f8.png&quot;&gt;&lt;/picture&gt; &amp;nbsp; &amp;nbsp;edit-paste-symbolic&lt;br&gt;" calcext:value-type="string">
            <text:p>&lt;picture&gt;&lt;source media="(prefers-color-scheme: dark)" srcset="https://github.com/StorageB/icons/blob/main/GNOME48Adwaita/light/edit-paste-symbolic.svg"&gt;&lt;source media="(prefers-color-scheme: light)" srcset="https://github.com/StorageB/icons/blob/main/GNOME48Adwaita/dark/edit-paste-symbolic.svg"&gt;&lt;img alt="edit-paste-symbolic" src="https://user-images.githubusercontent.com/25423296/163456779-a8556205-d0a5-45e2-ac17-42d089e3c3f8.png"&gt;&lt;/picture&gt; &amp;nbsp; &amp;nbsp;edit-past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it-redo-symbolic-rtl.svg</text:p>
          </table:table-cell>
          <table:table-cell office:value-type="string" calcext:value-type="string">
            <text:p>edit-redo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9] &amp; CHAR(34) &amp; &quot;&gt;&quot; &amp; &#10;&quot;&lt;img alt=&quot; &amp; CHAR(34) &amp; [.B3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9] &amp; &quot;&lt;br&gt;&quot;" office:value-type="string" office:string-value="&lt;picture&gt;&lt;source media=&quot;(prefers-color-scheme: dark)&quot; srcset=&quot;https://github.com/StorageB/icons/blob/main/GNOME48Adwaita/light/edit-redo-symbolic-rtl.svg&quot;&gt;&lt;source media=&quot;(prefers-color-scheme: light)&quot; srcset=&quot;https://github.com/StorageB/icons/blob/main/GNOME48Adwaita/dark/edit-redo-symbolic-rtl.svg&quot;&gt;&lt;img alt=&quot;edit-redo-symbolic-rtl&quot; src=&quot;https://user-images.githubusercontent.com/25423296/163456779-a8556205-d0a5-45e2-ac17-42d089e3c3f8.png&quot;&gt;&lt;/picture&gt; &amp;nbsp; &amp;nbsp;edit-redo-symbolic-rtl&lt;br&gt;" calcext:value-type="string">
            <text:p>&lt;picture&gt;&lt;source media="(prefers-color-scheme: dark)" srcset="https://github.com/StorageB/icons/blob/main/GNOME48Adwaita/light/edit-redo-symbolic-rtl.svg"&gt;&lt;source media="(prefers-color-scheme: light)" srcset="https://github.com/StorageB/icons/blob/main/GNOME48Adwaita/dark/edit-redo-symbolic-rtl.svg"&gt;&lt;img alt="edit-redo-symbolic-rtl" src="https://user-images.githubusercontent.com/25423296/163456779-a8556205-d0a5-45e2-ac17-42d089e3c3f8.png"&gt;&lt;/picture&gt; &amp;nbsp; &amp;nbsp;edit-redo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it-redo-symbolic.svg</text:p>
          </table:table-cell>
          <table:table-cell office:value-type="string" calcext:value-type="string">
            <text:p>edit-redo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0] &amp; CHAR(34) &amp; &quot;&gt;&quot; &amp; &#10;&quot;&lt;img alt=&quot; &amp; CHAR(34) &amp; [.B4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] &amp; &quot;&lt;br&gt;&quot;" office:value-type="string" office:string-value="&lt;picture&gt;&lt;source media=&quot;(prefers-color-scheme: dark)&quot; srcset=&quot;https://github.com/StorageB/icons/blob/main/GNOME48Adwaita/light/edit-redo-symbolic.svg&quot;&gt;&lt;source media=&quot;(prefers-color-scheme: light)&quot; srcset=&quot;https://github.com/StorageB/icons/blob/main/GNOME48Adwaita/dark/edit-redo-symbolic.svg&quot;&gt;&lt;img alt=&quot;edit-redo-symbolic&quot; src=&quot;https://user-images.githubusercontent.com/25423296/163456779-a8556205-d0a5-45e2-ac17-42d089e3c3f8.png&quot;&gt;&lt;/picture&gt; &amp;nbsp; &amp;nbsp;edit-redo-symbolic&lt;br&gt;" calcext:value-type="string">
            <text:p>&lt;picture&gt;&lt;source media="(prefers-color-scheme: dark)" srcset="https://github.com/StorageB/icons/blob/main/GNOME48Adwaita/light/edit-redo-symbolic.svg"&gt;&lt;source media="(prefers-color-scheme: light)" srcset="https://github.com/StorageB/icons/blob/main/GNOME48Adwaita/dark/edit-redo-symbolic.svg"&gt;&lt;img alt="edit-redo-symbolic" src="https://user-images.githubusercontent.com/25423296/163456779-a8556205-d0a5-45e2-ac17-42d089e3c3f8.png"&gt;&lt;/picture&gt; &amp;nbsp; &amp;nbsp;edit-redo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it-select-all-symbolic.svg</text:p>
          </table:table-cell>
          <table:table-cell office:value-type="string" calcext:value-type="string">
            <text:p>edit-select-al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1] &amp; CHAR(34) &amp; &quot;&gt;&quot; &amp; &#10;&quot;&lt;img alt=&quot; &amp; CHAR(34) &amp; [.B4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] &amp; &quot;&lt;br&gt;&quot;" office:value-type="string" office:string-value="&lt;picture&gt;&lt;source media=&quot;(prefers-color-scheme: dark)&quot; srcset=&quot;https://github.com/StorageB/icons/blob/main/GNOME48Adwaita/light/edit-select-all-symbolic.svg&quot;&gt;&lt;source media=&quot;(prefers-color-scheme: light)&quot; srcset=&quot;https://github.com/StorageB/icons/blob/main/GNOME48Adwaita/dark/edit-select-all-symbolic.svg&quot;&gt;&lt;img alt=&quot;edit-select-all-symbolic&quot; src=&quot;https://user-images.githubusercontent.com/25423296/163456779-a8556205-d0a5-45e2-ac17-42d089e3c3f8.png&quot;&gt;&lt;/picture&gt; &amp;nbsp; &amp;nbsp;edit-select-all-symbolic&lt;br&gt;" calcext:value-type="string">
            <text:p>&lt;picture&gt;&lt;source media="(prefers-color-scheme: dark)" srcset="https://github.com/StorageB/icons/blob/main/GNOME48Adwaita/light/edit-select-all-symbolic.svg"&gt;&lt;source media="(prefers-color-scheme: light)" srcset="https://github.com/StorageB/icons/blob/main/GNOME48Adwaita/dark/edit-select-all-symbolic.svg"&gt;&lt;img alt="edit-select-all-symbolic" src="https://user-images.githubusercontent.com/25423296/163456779-a8556205-d0a5-45e2-ac17-42d089e3c3f8.png"&gt;&lt;/picture&gt; &amp;nbsp; &amp;nbsp;edit-select-al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it-select-symbolic.svg</text:p>
          </table:table-cell>
          <table:table-cell office:value-type="string" calcext:value-type="string">
            <text:p>edit-selec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2] &amp; CHAR(34) &amp; &quot;&gt;&quot; &amp; &#10;&quot;&lt;img alt=&quot; &amp; CHAR(34) &amp; [.B4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] &amp; &quot;&lt;br&gt;&quot;" office:value-type="string" office:string-value="&lt;picture&gt;&lt;source media=&quot;(prefers-color-scheme: dark)&quot; srcset=&quot;https://github.com/StorageB/icons/blob/main/GNOME48Adwaita/light/edit-select-symbolic.svg&quot;&gt;&lt;source media=&quot;(prefers-color-scheme: light)&quot; srcset=&quot;https://github.com/StorageB/icons/blob/main/GNOME48Adwaita/dark/edit-select-symbolic.svg&quot;&gt;&lt;img alt=&quot;edit-select-symbolic&quot; src=&quot;https://user-images.githubusercontent.com/25423296/163456779-a8556205-d0a5-45e2-ac17-42d089e3c3f8.png&quot;&gt;&lt;/picture&gt; &amp;nbsp; &amp;nbsp;edit-select-symbolic&lt;br&gt;" calcext:value-type="string">
            <text:p>&lt;picture&gt;&lt;source media="(prefers-color-scheme: dark)" srcset="https://github.com/StorageB/icons/blob/main/GNOME48Adwaita/light/edit-select-symbolic.svg"&gt;&lt;source media="(prefers-color-scheme: light)" srcset="https://github.com/StorageB/icons/blob/main/GNOME48Adwaita/dark/edit-select-symbolic.svg"&gt;&lt;img alt="edit-select-symbolic" src="https://user-images.githubusercontent.com/25423296/163456779-a8556205-d0a5-45e2-ac17-42d089e3c3f8.png"&gt;&lt;/picture&gt; &amp;nbsp; &amp;nbsp;edit-selec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it-undo-symbolic-rtl.svg</text:p>
          </table:table-cell>
          <table:table-cell office:value-type="string" calcext:value-type="string">
            <text:p>edit-undo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3] &amp; CHAR(34) &amp; &quot;&gt;&quot; &amp; &#10;&quot;&lt;img alt=&quot; &amp; CHAR(34) &amp; [.B4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] &amp; &quot;&lt;br&gt;&quot;" office:value-type="string" office:string-value="&lt;picture&gt;&lt;source media=&quot;(prefers-color-scheme: dark)&quot; srcset=&quot;https://github.com/StorageB/icons/blob/main/GNOME48Adwaita/light/edit-undo-symbolic-rtl.svg&quot;&gt;&lt;source media=&quot;(prefers-color-scheme: light)&quot; srcset=&quot;https://github.com/StorageB/icons/blob/main/GNOME48Adwaita/dark/edit-undo-symbolic-rtl.svg&quot;&gt;&lt;img alt=&quot;edit-undo-symbolic-rtl&quot; src=&quot;https://user-images.githubusercontent.com/25423296/163456779-a8556205-d0a5-45e2-ac17-42d089e3c3f8.png&quot;&gt;&lt;/picture&gt; &amp;nbsp; &amp;nbsp;edit-undo-symbolic-rtl&lt;br&gt;" calcext:value-type="string">
            <text:p>&lt;picture&gt;&lt;source media="(prefers-color-scheme: dark)" srcset="https://github.com/StorageB/icons/blob/main/GNOME48Adwaita/light/edit-undo-symbolic-rtl.svg"&gt;&lt;source media="(prefers-color-scheme: light)" srcset="https://github.com/StorageB/icons/blob/main/GNOME48Adwaita/dark/edit-undo-symbolic-rtl.svg"&gt;&lt;img alt="edit-undo-symbolic-rtl" src="https://user-images.githubusercontent.com/25423296/163456779-a8556205-d0a5-45e2-ac17-42d089e3c3f8.png"&gt;&lt;/picture&gt; &amp;nbsp; &amp;nbsp;edit-undo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it-undo-symbolic.svg</text:p>
          </table:table-cell>
          <table:table-cell office:value-type="string" calcext:value-type="string">
            <text:p>edit-undo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4] &amp; CHAR(34) &amp; &quot;&gt;&quot; &amp; &#10;&quot;&lt;img alt=&quot; &amp; CHAR(34) &amp; [.B4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] &amp; &quot;&lt;br&gt;&quot;" office:value-type="string" office:string-value="&lt;picture&gt;&lt;source media=&quot;(prefers-color-scheme: dark)&quot; srcset=&quot;https://github.com/StorageB/icons/blob/main/GNOME48Adwaita/light/edit-undo-symbolic.svg&quot;&gt;&lt;source media=&quot;(prefers-color-scheme: light)&quot; srcset=&quot;https://github.com/StorageB/icons/blob/main/GNOME48Adwaita/dark/edit-undo-symbolic.svg&quot;&gt;&lt;img alt=&quot;edit-undo-symbolic&quot; src=&quot;https://user-images.githubusercontent.com/25423296/163456779-a8556205-d0a5-45e2-ac17-42d089e3c3f8.png&quot;&gt;&lt;/picture&gt; &amp;nbsp; &amp;nbsp;edit-undo-symbolic&lt;br&gt;" calcext:value-type="string">
            <text:p>&lt;picture&gt;&lt;source media="(prefers-color-scheme: dark)" srcset="https://github.com/StorageB/icons/blob/main/GNOME48Adwaita/light/edit-undo-symbolic.svg"&gt;&lt;source media="(prefers-color-scheme: light)" srcset="https://github.com/StorageB/icons/blob/main/GNOME48Adwaita/dark/edit-undo-symbolic.svg"&gt;&lt;img alt="edit-undo-symbolic" src="https://user-images.githubusercontent.com/25423296/163456779-a8556205-d0a5-45e2-ac17-42d089e3c3f8.png"&gt;&lt;/picture&gt; &amp;nbsp; &amp;nbsp;edit-undo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rror-correct-symbolic.svg</text:p>
          </table:table-cell>
          <table:table-cell office:value-type="string" calcext:value-type="string">
            <text:p>error-correc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5] &amp; CHAR(34) &amp; &quot;&gt;&quot; &amp; &#10;&quot;&lt;img alt=&quot; &amp; CHAR(34) &amp; [.B4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] &amp; &quot;&lt;br&gt;&quot;" office:value-type="string" office:string-value="&lt;picture&gt;&lt;source media=&quot;(prefers-color-scheme: dark)&quot; srcset=&quot;https://github.com/StorageB/icons/blob/main/GNOME48Adwaita/light/error-correct-symbolic.svg&quot;&gt;&lt;source media=&quot;(prefers-color-scheme: light)&quot; srcset=&quot;https://github.com/StorageB/icons/blob/main/GNOME48Adwaita/dark/error-correct-symbolic.svg&quot;&gt;&lt;img alt=&quot;error-correct-symbolic&quot; src=&quot;https://user-images.githubusercontent.com/25423296/163456779-a8556205-d0a5-45e2-ac17-42d089e3c3f8.png&quot;&gt;&lt;/picture&gt; &amp;nbsp; &amp;nbsp;error-correct-symbolic&lt;br&gt;" calcext:value-type="string">
            <text:p>&lt;picture&gt;&lt;source media="(prefers-color-scheme: dark)" srcset="https://github.com/StorageB/icons/blob/main/GNOME48Adwaita/light/error-correct-symbolic.svg"&gt;&lt;source media="(prefers-color-scheme: light)" srcset="https://github.com/StorageB/icons/blob/main/GNOME48Adwaita/dark/error-correct-symbolic.svg"&gt;&lt;img alt="error-correct-symbolic" src="https://user-images.githubusercontent.com/25423296/163456779-a8556205-d0a5-45e2-ac17-42d089e3c3f8.png"&gt;&lt;/picture&gt; &amp;nbsp; &amp;nbsp;error-correc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nd-location-symbolic.svg</text:p>
          </table:table-cell>
          <table:table-cell office:value-type="string" calcext:value-type="string">
            <text:p>find-locatio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6] &amp; CHAR(34) &amp; &quot;&gt;&quot; &amp; &#10;&quot;&lt;img alt=&quot; &amp; CHAR(34) &amp; [.B4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] &amp; &quot;&lt;br&gt;&quot;" office:value-type="string" office:string-value="&lt;picture&gt;&lt;source media=&quot;(prefers-color-scheme: dark)&quot; srcset=&quot;https://github.com/StorageB/icons/blob/main/GNOME48Adwaita/light/find-location-symbolic.svg&quot;&gt;&lt;source media=&quot;(prefers-color-scheme: light)&quot; srcset=&quot;https://github.com/StorageB/icons/blob/main/GNOME48Adwaita/dark/find-location-symbolic.svg&quot;&gt;&lt;img alt=&quot;find-location-symbolic&quot; src=&quot;https://user-images.githubusercontent.com/25423296/163456779-a8556205-d0a5-45e2-ac17-42d089e3c3f8.png&quot;&gt;&lt;/picture&gt; &amp;nbsp; &amp;nbsp;find-location-symbolic&lt;br&gt;" calcext:value-type="string">
            <text:p>&lt;picture&gt;&lt;source media="(prefers-color-scheme: dark)" srcset="https://github.com/StorageB/icons/blob/main/GNOME48Adwaita/light/find-location-symbolic.svg"&gt;&lt;source media="(prefers-color-scheme: light)" srcset="https://github.com/StorageB/icons/blob/main/GNOME48Adwaita/dark/find-location-symbolic.svg"&gt;&lt;img alt="find-location-symbolic" src="https://user-images.githubusercontent.com/25423296/163456779-a8556205-d0a5-45e2-ac17-42d089e3c3f8.png"&gt;&lt;/picture&gt; &amp;nbsp; &amp;nbsp;find-location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lder-new-symbolic.svg</text:p>
          </table:table-cell>
          <table:table-cell office:value-type="string" calcext:value-type="string">
            <text:p>folder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7] &amp; CHAR(34) &amp; &quot;&gt;&quot; &amp; &#10;&quot;&lt;img alt=&quot; &amp; CHAR(34) &amp; [.B4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] &amp; &quot;&lt;br&gt;&quot;" office:value-type="string" office:string-value="&lt;picture&gt;&lt;source media=&quot;(prefers-color-scheme: dark)&quot; srcset=&quot;https://github.com/StorageB/icons/blob/main/GNOME48Adwaita/light/folder-new-symbolic.svg&quot;&gt;&lt;source media=&quot;(prefers-color-scheme: light)&quot; srcset=&quot;https://github.com/StorageB/icons/blob/main/GNOME48Adwaita/dark/folder-new-symbolic.svg&quot;&gt;&lt;img alt=&quot;folder-new-symbolic&quot; src=&quot;https://user-images.githubusercontent.com/25423296/163456779-a8556205-d0a5-45e2-ac17-42d089e3c3f8.png&quot;&gt;&lt;/picture&gt; &amp;nbsp; &amp;nbsp;folder-new-symbolic&lt;br&gt;" calcext:value-type="string">
            <text:p>&lt;picture&gt;&lt;source media="(prefers-color-scheme: dark)" srcset="https://github.com/StorageB/icons/blob/main/GNOME48Adwaita/light/folder-new-symbolic.svg"&gt;&lt;source media="(prefers-color-scheme: light)" srcset="https://github.com/StorageB/icons/blob/main/GNOME48Adwaita/dark/folder-new-symbolic.svg"&gt;&lt;img alt="folder-new-symbolic" src="https://user-images.githubusercontent.com/25423296/163456779-a8556205-d0a5-45e2-ac17-42d089e3c3f8.png"&gt;&lt;/picture&gt; &amp;nbsp; &amp;nbsp;folder-new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nt-select-symbolic.svg</text:p>
          </table:table-cell>
          <table:table-cell office:value-type="string" calcext:value-type="string">
            <text:p>font-selec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8] &amp; CHAR(34) &amp; &quot;&gt;&quot; &amp; &#10;&quot;&lt;img alt=&quot; &amp; CHAR(34) &amp; [.B4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] &amp; &quot;&lt;br&gt;&quot;" office:value-type="string" office:string-value="&lt;picture&gt;&lt;source media=&quot;(prefers-color-scheme: dark)&quot; srcset=&quot;https://github.com/StorageB/icons/blob/main/GNOME48Adwaita/light/font-select-symbolic.svg&quot;&gt;&lt;source media=&quot;(prefers-color-scheme: light)&quot; srcset=&quot;https://github.com/StorageB/icons/blob/main/GNOME48Adwaita/dark/font-select-symbolic.svg&quot;&gt;&lt;img alt=&quot;font-select-symbolic&quot; src=&quot;https://user-images.githubusercontent.com/25423296/163456779-a8556205-d0a5-45e2-ac17-42d089e3c3f8.png&quot;&gt;&lt;/picture&gt; &amp;nbsp; &amp;nbsp;font-select-symbolic&lt;br&gt;" calcext:value-type="string">
            <text:p>&lt;picture&gt;&lt;source media="(prefers-color-scheme: dark)" srcset="https://github.com/StorageB/icons/blob/main/GNOME48Adwaita/light/font-select-symbolic.svg"&gt;&lt;source media="(prefers-color-scheme: light)" srcset="https://github.com/StorageB/icons/blob/main/GNOME48Adwaita/dark/font-select-symbolic.svg"&gt;&lt;img alt="font-select-symbolic" src="https://user-images.githubusercontent.com/25423296/163456779-a8556205-d0a5-45e2-ac17-42d089e3c3f8.png"&gt;&lt;/picture&gt; &amp;nbsp; &amp;nbsp;font-selec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at-indent-less-rtl-symbolic.svg</text:p>
          </table:table-cell>
          <table:table-cell office:value-type="string" calcext:value-type="string">
            <text:p>format-indent-less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9] &amp; CHAR(34) &amp; &quot;&gt;&quot; &amp; &#10;&quot;&lt;img alt=&quot; &amp; CHAR(34) &amp; [.B4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] &amp; &quot;&lt;br&gt;&quot;" office:value-type="string" office:string-value="&lt;picture&gt;&lt;source media=&quot;(prefers-color-scheme: dark)&quot; srcset=&quot;https://github.com/StorageB/icons/blob/main/GNOME48Adwaita/light/format-indent-less-rtl-symbolic.svg&quot;&gt;&lt;source media=&quot;(prefers-color-scheme: light)&quot; srcset=&quot;https://github.com/StorageB/icons/blob/main/GNOME48Adwaita/dark/format-indent-less-rtl-symbolic.svg&quot;&gt;&lt;img alt=&quot;format-indent-less-rtl-symbolic&quot; src=&quot;https://user-images.githubusercontent.com/25423296/163456779-a8556205-d0a5-45e2-ac17-42d089e3c3f8.png&quot;&gt;&lt;/picture&gt; &amp;nbsp; &amp;nbsp;format-indent-less-rtl-symbolic&lt;br&gt;" calcext:value-type="string">
            <text:p>&lt;picture&gt;&lt;source media="(prefers-color-scheme: dark)" srcset="https://github.com/StorageB/icons/blob/main/GNOME48Adwaita/light/format-indent-less-rtl-symbolic.svg"&gt;&lt;source media="(prefers-color-scheme: light)" srcset="https://github.com/StorageB/icons/blob/main/GNOME48Adwaita/dark/format-indent-less-rtl-symbolic.svg"&gt;&lt;img alt="format-indent-less-rtl-symbolic" src="https://user-images.githubusercontent.com/25423296/163456779-a8556205-d0a5-45e2-ac17-42d089e3c3f8.png"&gt;&lt;/picture&gt; &amp;nbsp; &amp;nbsp;format-indent-less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at-indent-less-symbolic-rtl.svg</text:p>
          </table:table-cell>
          <table:table-cell office:value-type="string" calcext:value-type="string">
            <text:p>format-indent-less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0] &amp; CHAR(34) &amp; &quot;&gt;&quot; &amp; &#10;&quot;&lt;img alt=&quot; &amp; CHAR(34) &amp; [.B5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] &amp; &quot;&lt;br&gt;&quot;" office:value-type="string" office:string-value="&lt;picture&gt;&lt;source media=&quot;(prefers-color-scheme: dark)&quot; srcset=&quot;https://github.com/StorageB/icons/blob/main/GNOME48Adwaita/light/format-indent-less-symbolic-rtl.svg&quot;&gt;&lt;source media=&quot;(prefers-color-scheme: light)&quot; srcset=&quot;https://github.com/StorageB/icons/blob/main/GNOME48Adwaita/dark/format-indent-less-symbolic-rtl.svg&quot;&gt;&lt;img alt=&quot;format-indent-less-symbolic-rtl&quot; src=&quot;https://user-images.githubusercontent.com/25423296/163456779-a8556205-d0a5-45e2-ac17-42d089e3c3f8.png&quot;&gt;&lt;/picture&gt; &amp;nbsp; &amp;nbsp;format-indent-less-symbolic-rtl&lt;br&gt;" calcext:value-type="string">
            <text:p>&lt;picture&gt;&lt;source media="(prefers-color-scheme: dark)" srcset="https://github.com/StorageB/icons/blob/main/GNOME48Adwaita/light/format-indent-less-symbolic-rtl.svg"&gt;&lt;source media="(prefers-color-scheme: light)" srcset="https://github.com/StorageB/icons/blob/main/GNOME48Adwaita/dark/format-indent-less-symbolic-rtl.svg"&gt;&lt;img alt="format-indent-less-symbolic-rtl" src="https://user-images.githubusercontent.com/25423296/163456779-a8556205-d0a5-45e2-ac17-42d089e3c3f8.png"&gt;&lt;/picture&gt; &amp;nbsp; &amp;nbsp;format-indent-less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at-indent-less-symbolic.svg</text:p>
          </table:table-cell>
          <table:table-cell office:value-type="string" calcext:value-type="string">
            <text:p>format-indent-les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1] &amp; CHAR(34) &amp; &quot;&gt;&quot; &amp; &#10;&quot;&lt;img alt=&quot; &amp; CHAR(34) &amp; [.B5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] &amp; &quot;&lt;br&gt;&quot;" office:value-type="string" office:string-value="&lt;picture&gt;&lt;source media=&quot;(prefers-color-scheme: dark)&quot; srcset=&quot;https://github.com/StorageB/icons/blob/main/GNOME48Adwaita/light/format-indent-less-symbolic.svg&quot;&gt;&lt;source media=&quot;(prefers-color-scheme: light)&quot; srcset=&quot;https://github.com/StorageB/icons/blob/main/GNOME48Adwaita/dark/format-indent-less-symbolic.svg&quot;&gt;&lt;img alt=&quot;format-indent-less-symbolic&quot; src=&quot;https://user-images.githubusercontent.com/25423296/163456779-a8556205-d0a5-45e2-ac17-42d089e3c3f8.png&quot;&gt;&lt;/picture&gt; &amp;nbsp; &amp;nbsp;format-indent-less-symbolic&lt;br&gt;" calcext:value-type="string">
            <text:p>&lt;picture&gt;&lt;source media="(prefers-color-scheme: dark)" srcset="https://github.com/StorageB/icons/blob/main/GNOME48Adwaita/light/format-indent-less-symbolic.svg"&gt;&lt;source media="(prefers-color-scheme: light)" srcset="https://github.com/StorageB/icons/blob/main/GNOME48Adwaita/dark/format-indent-less-symbolic.svg"&gt;&lt;img alt="format-indent-less-symbolic" src="https://user-images.githubusercontent.com/25423296/163456779-a8556205-d0a5-45e2-ac17-42d089e3c3f8.png"&gt;&lt;/picture&gt; &amp;nbsp; &amp;nbsp;format-indent-les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at-indent-more-rtl-symbolic.svg</text:p>
          </table:table-cell>
          <table:table-cell office:value-type="string" calcext:value-type="string">
            <text:p>format-indent-more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2] &amp; CHAR(34) &amp; &quot;&gt;&quot; &amp; &#10;&quot;&lt;img alt=&quot; &amp; CHAR(34) &amp; [.B5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] &amp; &quot;&lt;br&gt;&quot;" office:value-type="string" office:string-value="&lt;picture&gt;&lt;source media=&quot;(prefers-color-scheme: dark)&quot; srcset=&quot;https://github.com/StorageB/icons/blob/main/GNOME48Adwaita/light/format-indent-more-rtl-symbolic.svg&quot;&gt;&lt;source media=&quot;(prefers-color-scheme: light)&quot; srcset=&quot;https://github.com/StorageB/icons/blob/main/GNOME48Adwaita/dark/format-indent-more-rtl-symbolic.svg&quot;&gt;&lt;img alt=&quot;format-indent-more-rtl-symbolic&quot; src=&quot;https://user-images.githubusercontent.com/25423296/163456779-a8556205-d0a5-45e2-ac17-42d089e3c3f8.png&quot;&gt;&lt;/picture&gt; &amp;nbsp; &amp;nbsp;format-indent-more-rtl-symbolic&lt;br&gt;" calcext:value-type="string">
            <text:p>&lt;picture&gt;&lt;source media="(prefers-color-scheme: dark)" srcset="https://github.com/StorageB/icons/blob/main/GNOME48Adwaita/light/format-indent-more-rtl-symbolic.svg"&gt;&lt;source media="(prefers-color-scheme: light)" srcset="https://github.com/StorageB/icons/blob/main/GNOME48Adwaita/dark/format-indent-more-rtl-symbolic.svg"&gt;&lt;img alt="format-indent-more-rtl-symbolic" src="https://user-images.githubusercontent.com/25423296/163456779-a8556205-d0a5-45e2-ac17-42d089e3c3f8.png"&gt;&lt;/picture&gt; &amp;nbsp; &amp;nbsp;format-indent-more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at-indent-more-symbolic-rtl.svg</text:p>
          </table:table-cell>
          <table:table-cell office:value-type="string" calcext:value-type="string">
            <text:p>format-indent-more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3] &amp; CHAR(34) &amp; &quot;&gt;&quot; &amp; &#10;&quot;&lt;img alt=&quot; &amp; CHAR(34) &amp; [.B5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] &amp; &quot;&lt;br&gt;&quot;" office:value-type="string" office:string-value="&lt;picture&gt;&lt;source media=&quot;(prefers-color-scheme: dark)&quot; srcset=&quot;https://github.com/StorageB/icons/blob/main/GNOME48Adwaita/light/format-indent-more-symbolic-rtl.svg&quot;&gt;&lt;source media=&quot;(prefers-color-scheme: light)&quot; srcset=&quot;https://github.com/StorageB/icons/blob/main/GNOME48Adwaita/dark/format-indent-more-symbolic-rtl.svg&quot;&gt;&lt;img alt=&quot;format-indent-more-symbolic-rtl&quot; src=&quot;https://user-images.githubusercontent.com/25423296/163456779-a8556205-d0a5-45e2-ac17-42d089e3c3f8.png&quot;&gt;&lt;/picture&gt; &amp;nbsp; &amp;nbsp;format-indent-more-symbolic-rtl&lt;br&gt;" calcext:value-type="string">
            <text:p>&lt;picture&gt;&lt;source media="(prefers-color-scheme: dark)" srcset="https://github.com/StorageB/icons/blob/main/GNOME48Adwaita/light/format-indent-more-symbolic-rtl.svg"&gt;&lt;source media="(prefers-color-scheme: light)" srcset="https://github.com/StorageB/icons/blob/main/GNOME48Adwaita/dark/format-indent-more-symbolic-rtl.svg"&gt;&lt;img alt="format-indent-more-symbolic-rtl" src="https://user-images.githubusercontent.com/25423296/163456779-a8556205-d0a5-45e2-ac17-42d089e3c3f8.png"&gt;&lt;/picture&gt; &amp;nbsp; &amp;nbsp;format-indent-more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at-indent-more-symbolic.svg</text:p>
          </table:table-cell>
          <table:table-cell office:value-type="string" calcext:value-type="string">
            <text:p>format-indent-mor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4] &amp; CHAR(34) &amp; &quot;&gt;&quot; &amp; &#10;&quot;&lt;img alt=&quot; &amp; CHAR(34) &amp; [.B5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] &amp; &quot;&lt;br&gt;&quot;" office:value-type="string" office:string-value="&lt;picture&gt;&lt;source media=&quot;(prefers-color-scheme: dark)&quot; srcset=&quot;https://github.com/StorageB/icons/blob/main/GNOME48Adwaita/light/format-indent-more-symbolic.svg&quot;&gt;&lt;source media=&quot;(prefers-color-scheme: light)&quot; srcset=&quot;https://github.com/StorageB/icons/blob/main/GNOME48Adwaita/dark/format-indent-more-symbolic.svg&quot;&gt;&lt;img alt=&quot;format-indent-more-symbolic&quot; src=&quot;https://user-images.githubusercontent.com/25423296/163456779-a8556205-d0a5-45e2-ac17-42d089e3c3f8.png&quot;&gt;&lt;/picture&gt; &amp;nbsp; &amp;nbsp;format-indent-more-symbolic&lt;br&gt;" calcext:value-type="string">
            <text:p>&lt;picture&gt;&lt;source media="(prefers-color-scheme: dark)" srcset="https://github.com/StorageB/icons/blob/main/GNOME48Adwaita/light/format-indent-more-symbolic.svg"&gt;&lt;source media="(prefers-color-scheme: light)" srcset="https://github.com/StorageB/icons/blob/main/GNOME48Adwaita/dark/format-indent-more-symbolic.svg"&gt;&lt;img alt="format-indent-more-symbolic" src="https://user-images.githubusercontent.com/25423296/163456779-a8556205-d0a5-45e2-ac17-42d089e3c3f8.png"&gt;&lt;/picture&gt; &amp;nbsp; &amp;nbsp;format-indent-mor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at-justify-center-symbolic.svg</text:p>
          </table:table-cell>
          <table:table-cell office:value-type="string" calcext:value-type="string">
            <text:p>format-justify-cent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5] &amp; CHAR(34) &amp; &quot;&gt;&quot; &amp; &#10;&quot;&lt;img alt=&quot; &amp; CHAR(34) &amp; [.B5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] &amp; &quot;&lt;br&gt;&quot;" office:value-type="string" office:string-value="&lt;picture&gt;&lt;source media=&quot;(prefers-color-scheme: dark)&quot; srcset=&quot;https://github.com/StorageB/icons/blob/main/GNOME48Adwaita/light/format-justify-center-symbolic.svg&quot;&gt;&lt;source media=&quot;(prefers-color-scheme: light)&quot; srcset=&quot;https://github.com/StorageB/icons/blob/main/GNOME48Adwaita/dark/format-justify-center-symbolic.svg&quot;&gt;&lt;img alt=&quot;format-justify-center-symbolic&quot; src=&quot;https://user-images.githubusercontent.com/25423296/163456779-a8556205-d0a5-45e2-ac17-42d089e3c3f8.png&quot;&gt;&lt;/picture&gt; &amp;nbsp; &amp;nbsp;format-justify-center-symbolic&lt;br&gt;" calcext:value-type="string">
            <text:p>&lt;picture&gt;&lt;source media="(prefers-color-scheme: dark)" srcset="https://github.com/StorageB/icons/blob/main/GNOME48Adwaita/light/format-justify-center-symbolic.svg"&gt;&lt;source media="(prefers-color-scheme: light)" srcset="https://github.com/StorageB/icons/blob/main/GNOME48Adwaita/dark/format-justify-center-symbolic.svg"&gt;&lt;img alt="format-justify-center-symbolic" src="https://user-images.githubusercontent.com/25423296/163456779-a8556205-d0a5-45e2-ac17-42d089e3c3f8.png"&gt;&lt;/picture&gt; &amp;nbsp; &amp;nbsp;format-justify-cente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at-justify-fill-symbolic.svg</text:p>
          </table:table-cell>
          <table:table-cell office:value-type="string" calcext:value-type="string">
            <text:p>format-justify-fil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6] &amp; CHAR(34) &amp; &quot;&gt;&quot; &amp; &#10;&quot;&lt;img alt=&quot; &amp; CHAR(34) &amp; [.B5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] &amp; &quot;&lt;br&gt;&quot;" office:value-type="string" office:string-value="&lt;picture&gt;&lt;source media=&quot;(prefers-color-scheme: dark)&quot; srcset=&quot;https://github.com/StorageB/icons/blob/main/GNOME48Adwaita/light/format-justify-fill-symbolic.svg&quot;&gt;&lt;source media=&quot;(prefers-color-scheme: light)&quot; srcset=&quot;https://github.com/StorageB/icons/blob/main/GNOME48Adwaita/dark/format-justify-fill-symbolic.svg&quot;&gt;&lt;img alt=&quot;format-justify-fill-symbolic&quot; src=&quot;https://user-images.githubusercontent.com/25423296/163456779-a8556205-d0a5-45e2-ac17-42d089e3c3f8.png&quot;&gt;&lt;/picture&gt; &amp;nbsp; &amp;nbsp;format-justify-fill-symbolic&lt;br&gt;" calcext:value-type="string">
            <text:p>&lt;picture&gt;&lt;source media="(prefers-color-scheme: dark)" srcset="https://github.com/StorageB/icons/blob/main/GNOME48Adwaita/light/format-justify-fill-symbolic.svg"&gt;&lt;source media="(prefers-color-scheme: light)" srcset="https://github.com/StorageB/icons/blob/main/GNOME48Adwaita/dark/format-justify-fill-symbolic.svg"&gt;&lt;img alt="format-justify-fill-symbolic" src="https://user-images.githubusercontent.com/25423296/163456779-a8556205-d0a5-45e2-ac17-42d089e3c3f8.png"&gt;&lt;/picture&gt; &amp;nbsp; &amp;nbsp;format-justify-fil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at-justify-left-symbolic.svg</text:p>
          </table:table-cell>
          <table:table-cell office:value-type="string" calcext:value-type="string">
            <text:p>format-justify-lef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7] &amp; CHAR(34) &amp; &quot;&gt;&quot; &amp; &#10;&quot;&lt;img alt=&quot; &amp; CHAR(34) &amp; [.B5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] &amp; &quot;&lt;br&gt;&quot;" office:value-type="string" office:string-value="&lt;picture&gt;&lt;source media=&quot;(prefers-color-scheme: dark)&quot; srcset=&quot;https://github.com/StorageB/icons/blob/main/GNOME48Adwaita/light/format-justify-left-symbolic.svg&quot;&gt;&lt;source media=&quot;(prefers-color-scheme: light)&quot; srcset=&quot;https://github.com/StorageB/icons/blob/main/GNOME48Adwaita/dark/format-justify-left-symbolic.svg&quot;&gt;&lt;img alt=&quot;format-justify-left-symbolic&quot; src=&quot;https://user-images.githubusercontent.com/25423296/163456779-a8556205-d0a5-45e2-ac17-42d089e3c3f8.png&quot;&gt;&lt;/picture&gt; &amp;nbsp; &amp;nbsp;format-justify-left-symbolic&lt;br&gt;" calcext:value-type="string">
            <text:p>&lt;picture&gt;&lt;source media="(prefers-color-scheme: dark)" srcset="https://github.com/StorageB/icons/blob/main/GNOME48Adwaita/light/format-justify-left-symbolic.svg"&gt;&lt;source media="(prefers-color-scheme: light)" srcset="https://github.com/StorageB/icons/blob/main/GNOME48Adwaita/dark/format-justify-left-symbolic.svg"&gt;&lt;img alt="format-justify-left-symbolic" src="https://user-images.githubusercontent.com/25423296/163456779-a8556205-d0a5-45e2-ac17-42d089e3c3f8.png"&gt;&lt;/picture&gt; &amp;nbsp; &amp;nbsp;format-justify-lef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at-justify-right-symbolic.svg</text:p>
          </table:table-cell>
          <table:table-cell office:value-type="string" calcext:value-type="string">
            <text:p>format-justify-righ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8] &amp; CHAR(34) &amp; &quot;&gt;&quot; &amp; &#10;&quot;&lt;img alt=&quot; &amp; CHAR(34) &amp; [.B5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] &amp; &quot;&lt;br&gt;&quot;" office:value-type="string" office:string-value="&lt;picture&gt;&lt;source media=&quot;(prefers-color-scheme: dark)&quot; srcset=&quot;https://github.com/StorageB/icons/blob/main/GNOME48Adwaita/light/format-justify-right-symbolic.svg&quot;&gt;&lt;source media=&quot;(prefers-color-scheme: light)&quot; srcset=&quot;https://github.com/StorageB/icons/blob/main/GNOME48Adwaita/dark/format-justify-right-symbolic.svg&quot;&gt;&lt;img alt=&quot;format-justify-right-symbolic&quot; src=&quot;https://user-images.githubusercontent.com/25423296/163456779-a8556205-d0a5-45e2-ac17-42d089e3c3f8.png&quot;&gt;&lt;/picture&gt; &amp;nbsp; &amp;nbsp;format-justify-right-symbolic&lt;br&gt;" calcext:value-type="string">
            <text:p>&lt;picture&gt;&lt;source media="(prefers-color-scheme: dark)" srcset="https://github.com/StorageB/icons/blob/main/GNOME48Adwaita/light/format-justify-right-symbolic.svg"&gt;&lt;source media="(prefers-color-scheme: light)" srcset="https://github.com/StorageB/icons/blob/main/GNOME48Adwaita/dark/format-justify-right-symbolic.svg"&gt;&lt;img alt="format-justify-right-symbolic" src="https://user-images.githubusercontent.com/25423296/163456779-a8556205-d0a5-45e2-ac17-42d089e3c3f8.png"&gt;&lt;/picture&gt; &amp;nbsp; &amp;nbsp;format-justify-righ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at-text-bold-symbolic.svg</text:p>
          </table:table-cell>
          <table:table-cell office:value-type="string" calcext:value-type="string">
            <text:p>format-text-bol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9] &amp; CHAR(34) &amp; &quot;&gt;&quot; &amp; &#10;&quot;&lt;img alt=&quot; &amp; CHAR(34) &amp; [.B5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] &amp; &quot;&lt;br&gt;&quot;" office:value-type="string" office:string-value="&lt;picture&gt;&lt;source media=&quot;(prefers-color-scheme: dark)&quot; srcset=&quot;https://github.com/StorageB/icons/blob/main/GNOME48Adwaita/light/format-text-bold-symbolic.svg&quot;&gt;&lt;source media=&quot;(prefers-color-scheme: light)&quot; srcset=&quot;https://github.com/StorageB/icons/blob/main/GNOME48Adwaita/dark/format-text-bold-symbolic.svg&quot;&gt;&lt;img alt=&quot;format-text-bold-symbolic&quot; src=&quot;https://user-images.githubusercontent.com/25423296/163456779-a8556205-d0a5-45e2-ac17-42d089e3c3f8.png&quot;&gt;&lt;/picture&gt; &amp;nbsp; &amp;nbsp;format-text-bold-symbolic&lt;br&gt;" calcext:value-type="string">
            <text:p>&lt;picture&gt;&lt;source media="(prefers-color-scheme: dark)" srcset="https://github.com/StorageB/icons/blob/main/GNOME48Adwaita/light/format-text-bold-symbolic.svg"&gt;&lt;source media="(prefers-color-scheme: light)" srcset="https://github.com/StorageB/icons/blob/main/GNOME48Adwaita/dark/format-text-bold-symbolic.svg"&gt;&lt;img alt="format-text-bold-symbolic" src="https://user-images.githubusercontent.com/25423296/163456779-a8556205-d0a5-45e2-ac17-42d089e3c3f8.png"&gt;&lt;/picture&gt; &amp;nbsp; &amp;nbsp;format-text-bol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at-text-direction-ltr-symbolic.svg</text:p>
          </table:table-cell>
          <table:table-cell office:value-type="string" calcext:value-type="string">
            <text:p>format-text-direction-lt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0] &amp; CHAR(34) &amp; &quot;&gt;&quot; &amp; &#10;&quot;&lt;img alt=&quot; &amp; CHAR(34) &amp; [.B6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] &amp; &quot;&lt;br&gt;&quot;" office:value-type="string" office:string-value="&lt;picture&gt;&lt;source media=&quot;(prefers-color-scheme: dark)&quot; srcset=&quot;https://github.com/StorageB/icons/blob/main/GNOME48Adwaita/light/format-text-direction-ltr-symbolic.svg&quot;&gt;&lt;source media=&quot;(prefers-color-scheme: light)&quot; srcset=&quot;https://github.com/StorageB/icons/blob/main/GNOME48Adwaita/dark/format-text-direction-ltr-symbolic.svg&quot;&gt;&lt;img alt=&quot;format-text-direction-ltr-symbolic&quot; src=&quot;https://user-images.githubusercontent.com/25423296/163456779-a8556205-d0a5-45e2-ac17-42d089e3c3f8.png&quot;&gt;&lt;/picture&gt; &amp;nbsp; &amp;nbsp;format-text-direction-ltr-symbolic&lt;br&gt;" calcext:value-type="string">
            <text:p>&lt;picture&gt;&lt;source media="(prefers-color-scheme: dark)" srcset="https://github.com/StorageB/icons/blob/main/GNOME48Adwaita/light/format-text-direction-ltr-symbolic.svg"&gt;&lt;source media="(prefers-color-scheme: light)" srcset="https://github.com/StorageB/icons/blob/main/GNOME48Adwaita/dark/format-text-direction-ltr-symbolic.svg"&gt;&lt;img alt="format-text-direction-ltr-symbolic" src="https://user-images.githubusercontent.com/25423296/163456779-a8556205-d0a5-45e2-ac17-42d089e3c3f8.png"&gt;&lt;/picture&gt; &amp;nbsp; &amp;nbsp;format-text-direction-lt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at-text-direction-rtl-symbolic.svg</text:p>
          </table:table-cell>
          <table:table-cell office:value-type="string" calcext:value-type="string">
            <text:p>format-text-direction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1] &amp; CHAR(34) &amp; &quot;&gt;&quot; &amp; &#10;&quot;&lt;img alt=&quot; &amp; CHAR(34) &amp; [.B6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] &amp; &quot;&lt;br&gt;&quot;" office:value-type="string" office:string-value="&lt;picture&gt;&lt;source media=&quot;(prefers-color-scheme: dark)&quot; srcset=&quot;https://github.com/StorageB/icons/blob/main/GNOME48Adwaita/light/format-text-direction-rtl-symbolic.svg&quot;&gt;&lt;source media=&quot;(prefers-color-scheme: light)&quot; srcset=&quot;https://github.com/StorageB/icons/blob/main/GNOME48Adwaita/dark/format-text-direction-rtl-symbolic.svg&quot;&gt;&lt;img alt=&quot;format-text-direction-rtl-symbolic&quot; src=&quot;https://user-images.githubusercontent.com/25423296/163456779-a8556205-d0a5-45e2-ac17-42d089e3c3f8.png&quot;&gt;&lt;/picture&gt; &amp;nbsp; &amp;nbsp;format-text-direction-rtl-symbolic&lt;br&gt;" calcext:value-type="string">
            <text:p>&lt;picture&gt;&lt;source media="(prefers-color-scheme: dark)" srcset="https://github.com/StorageB/icons/blob/main/GNOME48Adwaita/light/format-text-direction-rtl-symbolic.svg"&gt;&lt;source media="(prefers-color-scheme: light)" srcset="https://github.com/StorageB/icons/blob/main/GNOME48Adwaita/dark/format-text-direction-rtl-symbolic.svg"&gt;&lt;img alt="format-text-direction-rtl-symbolic" src="https://user-images.githubusercontent.com/25423296/163456779-a8556205-d0a5-45e2-ac17-42d089e3c3f8.png"&gt;&lt;/picture&gt; &amp;nbsp; &amp;nbsp;format-text-direction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at-text-direction-symbolic-rtl.svg</text:p>
          </table:table-cell>
          <table:table-cell office:value-type="string" calcext:value-type="string">
            <text:p>format-text-direction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2] &amp; CHAR(34) &amp; &quot;&gt;&quot; &amp; &#10;&quot;&lt;img alt=&quot; &amp; CHAR(34) &amp; [.B6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2] &amp; &quot;&lt;br&gt;&quot;" office:value-type="string" office:string-value="&lt;picture&gt;&lt;source media=&quot;(prefers-color-scheme: dark)&quot; srcset=&quot;https://github.com/StorageB/icons/blob/main/GNOME48Adwaita/light/format-text-direction-symbolic-rtl.svg&quot;&gt;&lt;source media=&quot;(prefers-color-scheme: light)&quot; srcset=&quot;https://github.com/StorageB/icons/blob/main/GNOME48Adwaita/dark/format-text-direction-symbolic-rtl.svg&quot;&gt;&lt;img alt=&quot;format-text-direction-symbolic-rtl&quot; src=&quot;https://user-images.githubusercontent.com/25423296/163456779-a8556205-d0a5-45e2-ac17-42d089e3c3f8.png&quot;&gt;&lt;/picture&gt; &amp;nbsp; &amp;nbsp;format-text-direction-symbolic-rtl&lt;br&gt;" calcext:value-type="string">
            <text:p>&lt;picture&gt;&lt;source media="(prefers-color-scheme: dark)" srcset="https://github.com/StorageB/icons/blob/main/GNOME48Adwaita/light/format-text-direction-symbolic-rtl.svg"&gt;&lt;source media="(prefers-color-scheme: light)" srcset="https://github.com/StorageB/icons/blob/main/GNOME48Adwaita/dark/format-text-direction-symbolic-rtl.svg"&gt;&lt;img alt="format-text-direction-symbolic-rtl" src="https://user-images.githubusercontent.com/25423296/163456779-a8556205-d0a5-45e2-ac17-42d089e3c3f8.png"&gt;&lt;/picture&gt; &amp;nbsp; &amp;nbsp;format-text-direction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at-text-direction-symbolic.svg</text:p>
          </table:table-cell>
          <table:table-cell office:value-type="string" calcext:value-type="string">
            <text:p>format-text-directio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3] &amp; CHAR(34) &amp; &quot;&gt;&quot; &amp; &#10;&quot;&lt;img alt=&quot; &amp; CHAR(34) &amp; [.B6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] &amp; &quot;&lt;br&gt;&quot;" office:value-type="string" office:string-value="&lt;picture&gt;&lt;source media=&quot;(prefers-color-scheme: dark)&quot; srcset=&quot;https://github.com/StorageB/icons/blob/main/GNOME48Adwaita/light/format-text-direction-symbolic.svg&quot;&gt;&lt;source media=&quot;(prefers-color-scheme: light)&quot; srcset=&quot;https://github.com/StorageB/icons/blob/main/GNOME48Adwaita/dark/format-text-direction-symbolic.svg&quot;&gt;&lt;img alt=&quot;format-text-direction-symbolic&quot; src=&quot;https://user-images.githubusercontent.com/25423296/163456779-a8556205-d0a5-45e2-ac17-42d089e3c3f8.png&quot;&gt;&lt;/picture&gt; &amp;nbsp; &amp;nbsp;format-text-direction-symbolic&lt;br&gt;" calcext:value-type="string">
            <text:p>&lt;picture&gt;&lt;source media="(prefers-color-scheme: dark)" srcset="https://github.com/StorageB/icons/blob/main/GNOME48Adwaita/light/format-text-direction-symbolic.svg"&gt;&lt;source media="(prefers-color-scheme: light)" srcset="https://github.com/StorageB/icons/blob/main/GNOME48Adwaita/dark/format-text-direction-symbolic.svg"&gt;&lt;img alt="format-text-direction-symbolic" src="https://user-images.githubusercontent.com/25423296/163456779-a8556205-d0a5-45e2-ac17-42d089e3c3f8.png"&gt;&lt;/picture&gt; &amp;nbsp; &amp;nbsp;format-text-direction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at-text-italic-symbolic.svg</text:p>
          </table:table-cell>
          <table:table-cell office:value-type="string" calcext:value-type="string">
            <text:p>format-text-italic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4] &amp; CHAR(34) &amp; &quot;&gt;&quot; &amp; &#10;&quot;&lt;img alt=&quot; &amp; CHAR(34) &amp; [.B6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] &amp; &quot;&lt;br&gt;&quot;" office:value-type="string" office:string-value="&lt;picture&gt;&lt;source media=&quot;(prefers-color-scheme: dark)&quot; srcset=&quot;https://github.com/StorageB/icons/blob/main/GNOME48Adwaita/light/format-text-italic-symbolic.svg&quot;&gt;&lt;source media=&quot;(prefers-color-scheme: light)&quot; srcset=&quot;https://github.com/StorageB/icons/blob/main/GNOME48Adwaita/dark/format-text-italic-symbolic.svg&quot;&gt;&lt;img alt=&quot;format-text-italic-symbolic&quot; src=&quot;https://user-images.githubusercontent.com/25423296/163456779-a8556205-d0a5-45e2-ac17-42d089e3c3f8.png&quot;&gt;&lt;/picture&gt; &amp;nbsp; &amp;nbsp;format-text-italic-symbolic&lt;br&gt;" calcext:value-type="string">
            <text:p>&lt;picture&gt;&lt;source media="(prefers-color-scheme: dark)" srcset="https://github.com/StorageB/icons/blob/main/GNOME48Adwaita/light/format-text-italic-symbolic.svg"&gt;&lt;source media="(prefers-color-scheme: light)" srcset="https://github.com/StorageB/icons/blob/main/GNOME48Adwaita/dark/format-text-italic-symbolic.svg"&gt;&lt;img alt="format-text-italic-symbolic" src="https://user-images.githubusercontent.com/25423296/163456779-a8556205-d0a5-45e2-ac17-42d089e3c3f8.png"&gt;&lt;/picture&gt; &amp;nbsp; &amp;nbsp;format-text-italic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at-text-plaintext-symbolic.svg</text:p>
          </table:table-cell>
          <table:table-cell office:value-type="string" calcext:value-type="string">
            <text:p>format-text-plaintex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5] &amp; CHAR(34) &amp; &quot;&gt;&quot; &amp; &#10;&quot;&lt;img alt=&quot; &amp; CHAR(34) &amp; [.B6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5] &amp; &quot;&lt;br&gt;&quot;" office:value-type="string" office:string-value="&lt;picture&gt;&lt;source media=&quot;(prefers-color-scheme: dark)&quot; srcset=&quot;https://github.com/StorageB/icons/blob/main/GNOME48Adwaita/light/format-text-plaintext-symbolic.svg&quot;&gt;&lt;source media=&quot;(prefers-color-scheme: light)&quot; srcset=&quot;https://github.com/StorageB/icons/blob/main/GNOME48Adwaita/dark/format-text-plaintext-symbolic.svg&quot;&gt;&lt;img alt=&quot;format-text-plaintext-symbolic&quot; src=&quot;https://user-images.githubusercontent.com/25423296/163456779-a8556205-d0a5-45e2-ac17-42d089e3c3f8.png&quot;&gt;&lt;/picture&gt; &amp;nbsp; &amp;nbsp;format-text-plaintext-symbolic&lt;br&gt;" calcext:value-type="string">
            <text:p>&lt;picture&gt;&lt;source media="(prefers-color-scheme: dark)" srcset="https://github.com/StorageB/icons/blob/main/GNOME48Adwaita/light/format-text-plaintext-symbolic.svg"&gt;&lt;source media="(prefers-color-scheme: light)" srcset="https://github.com/StorageB/icons/blob/main/GNOME48Adwaita/dark/format-text-plaintext-symbolic.svg"&gt;&lt;img alt="format-text-plaintext-symbolic" src="https://user-images.githubusercontent.com/25423296/163456779-a8556205-d0a5-45e2-ac17-42d089e3c3f8.png"&gt;&lt;/picture&gt; &amp;nbsp; &amp;nbsp;format-text-plaintex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at-text-rich-symbolic.svg</text:p>
          </table:table-cell>
          <table:table-cell office:value-type="string" calcext:value-type="string">
            <text:p>format-text-ric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6] &amp; CHAR(34) &amp; &quot;&gt;&quot; &amp; &#10;&quot;&lt;img alt=&quot; &amp; CHAR(34) &amp; [.B6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6] &amp; &quot;&lt;br&gt;&quot;" office:value-type="string" office:string-value="&lt;picture&gt;&lt;source media=&quot;(prefers-color-scheme: dark)&quot; srcset=&quot;https://github.com/StorageB/icons/blob/main/GNOME48Adwaita/light/format-text-rich-symbolic.svg&quot;&gt;&lt;source media=&quot;(prefers-color-scheme: light)&quot; srcset=&quot;https://github.com/StorageB/icons/blob/main/GNOME48Adwaita/dark/format-text-rich-symbolic.svg&quot;&gt;&lt;img alt=&quot;format-text-rich-symbolic&quot; src=&quot;https://user-images.githubusercontent.com/25423296/163456779-a8556205-d0a5-45e2-ac17-42d089e3c3f8.png&quot;&gt;&lt;/picture&gt; &amp;nbsp; &amp;nbsp;format-text-rich-symbolic&lt;br&gt;" calcext:value-type="string">
            <text:p>&lt;picture&gt;&lt;source media="(prefers-color-scheme: dark)" srcset="https://github.com/StorageB/icons/blob/main/GNOME48Adwaita/light/format-text-rich-symbolic.svg"&gt;&lt;source media="(prefers-color-scheme: light)" srcset="https://github.com/StorageB/icons/blob/main/GNOME48Adwaita/dark/format-text-rich-symbolic.svg"&gt;&lt;img alt="format-text-rich-symbolic" src="https://user-images.githubusercontent.com/25423296/163456779-a8556205-d0a5-45e2-ac17-42d089e3c3f8.png"&gt;&lt;/picture&gt; &amp;nbsp; &amp;nbsp;format-text-rich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at-text-strikethrough-symbolic.svg</text:p>
          </table:table-cell>
          <table:table-cell office:value-type="string" calcext:value-type="string">
            <text:p>format-text-strikethroug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7] &amp; CHAR(34) &amp; &quot;&gt;&quot; &amp; &#10;&quot;&lt;img alt=&quot; &amp; CHAR(34) &amp; [.B6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7] &amp; &quot;&lt;br&gt;&quot;" office:value-type="string" office:string-value="&lt;picture&gt;&lt;source media=&quot;(prefers-color-scheme: dark)&quot; srcset=&quot;https://github.com/StorageB/icons/blob/main/GNOME48Adwaita/light/format-text-strikethrough-symbolic.svg&quot;&gt;&lt;source media=&quot;(prefers-color-scheme: light)&quot; srcset=&quot;https://github.com/StorageB/icons/blob/main/GNOME48Adwaita/dark/format-text-strikethrough-symbolic.svg&quot;&gt;&lt;img alt=&quot;format-text-strikethrough-symbolic&quot; src=&quot;https://user-images.githubusercontent.com/25423296/163456779-a8556205-d0a5-45e2-ac17-42d089e3c3f8.png&quot;&gt;&lt;/picture&gt; &amp;nbsp; &amp;nbsp;format-text-strikethrough-symbolic&lt;br&gt;" calcext:value-type="string">
            <text:p>&lt;picture&gt;&lt;source media="(prefers-color-scheme: dark)" srcset="https://github.com/StorageB/icons/blob/main/GNOME48Adwaita/light/format-text-strikethrough-symbolic.svg"&gt;&lt;source media="(prefers-color-scheme: light)" srcset="https://github.com/StorageB/icons/blob/main/GNOME48Adwaita/dark/format-text-strikethrough-symbolic.svg"&gt;&lt;img alt="format-text-strikethrough-symbolic" src="https://user-images.githubusercontent.com/25423296/163456779-a8556205-d0a5-45e2-ac17-42d089e3c3f8.png"&gt;&lt;/picture&gt; &amp;nbsp; &amp;nbsp;format-text-strikethrough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rmat-text-underline-symbolic.svg</text:p>
          </table:table-cell>
          <table:table-cell office:value-type="string" calcext:value-type="string">
            <text:p>format-text-underlin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8] &amp; CHAR(34) &amp; &quot;&gt;&quot; &amp; &#10;&quot;&lt;img alt=&quot; &amp; CHAR(34) &amp; [.B6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8] &amp; &quot;&lt;br&gt;&quot;" office:value-type="string" office:string-value="&lt;picture&gt;&lt;source media=&quot;(prefers-color-scheme: dark)&quot; srcset=&quot;https://github.com/StorageB/icons/blob/main/GNOME48Adwaita/light/format-text-underline-symbolic.svg&quot;&gt;&lt;source media=&quot;(prefers-color-scheme: light)&quot; srcset=&quot;https://github.com/StorageB/icons/blob/main/GNOME48Adwaita/dark/format-text-underline-symbolic.svg&quot;&gt;&lt;img alt=&quot;format-text-underline-symbolic&quot; src=&quot;https://user-images.githubusercontent.com/25423296/163456779-a8556205-d0a5-45e2-ac17-42d089e3c3f8.png&quot;&gt;&lt;/picture&gt; &amp;nbsp; &amp;nbsp;format-text-underline-symbolic&lt;br&gt;" calcext:value-type="string">
            <text:p>&lt;picture&gt;&lt;source media="(prefers-color-scheme: dark)" srcset="https://github.com/StorageB/icons/blob/main/GNOME48Adwaita/light/format-text-underline-symbolic.svg"&gt;&lt;source media="(prefers-color-scheme: light)" srcset="https://github.com/StorageB/icons/blob/main/GNOME48Adwaita/dark/format-text-underline-symbolic.svg"&gt;&lt;img alt="format-text-underline-symbolic" src="https://user-images.githubusercontent.com/25423296/163456779-a8556205-d0a5-45e2-ac17-42d089e3c3f8.png"&gt;&lt;/picture&gt; &amp;nbsp; &amp;nbsp;format-text-underlin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-bottom-symbolic.svg</text:p>
          </table:table-cell>
          <table:table-cell office:value-type="string" calcext:value-type="string">
            <text:p>go-botto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9] &amp; CHAR(34) &amp; &quot;&gt;&quot; &amp; &#10;&quot;&lt;img alt=&quot; &amp; CHAR(34) &amp; [.B6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9] &amp; &quot;&lt;br&gt;&quot;" office:value-type="string" office:string-value="&lt;picture&gt;&lt;source media=&quot;(prefers-color-scheme: dark)&quot; srcset=&quot;https://github.com/StorageB/icons/blob/main/GNOME48Adwaita/light/go-bottom-symbolic.svg&quot;&gt;&lt;source media=&quot;(prefers-color-scheme: light)&quot; srcset=&quot;https://github.com/StorageB/icons/blob/main/GNOME48Adwaita/dark/go-bottom-symbolic.svg&quot;&gt;&lt;img alt=&quot;go-bottom-symbolic&quot; src=&quot;https://user-images.githubusercontent.com/25423296/163456779-a8556205-d0a5-45e2-ac17-42d089e3c3f8.png&quot;&gt;&lt;/picture&gt; &amp;nbsp; &amp;nbsp;go-bottom-symbolic&lt;br&gt;" calcext:value-type="string">
            <text:p>&lt;picture&gt;&lt;source media="(prefers-color-scheme: dark)" srcset="https://github.com/StorageB/icons/blob/main/GNOME48Adwaita/light/go-bottom-symbolic.svg"&gt;&lt;source media="(prefers-color-scheme: light)" srcset="https://github.com/StorageB/icons/blob/main/GNOME48Adwaita/dark/go-bottom-symbolic.svg"&gt;&lt;img alt="go-bottom-symbolic" src="https://user-images.githubusercontent.com/25423296/163456779-a8556205-d0a5-45e2-ac17-42d089e3c3f8.png"&gt;&lt;/picture&gt; &amp;nbsp; &amp;nbsp;go-bottom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-down-symbolic.svg</text:p>
          </table:table-cell>
          <table:table-cell office:value-type="string" calcext:value-type="string">
            <text:p>go-dow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7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70] &amp; CHAR(34) &amp; &quot;&gt;&quot; &amp; &#10;&quot;&lt;img alt=&quot; &amp; CHAR(34) &amp; [.B7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0] &amp; &quot;&lt;br&gt;&quot;" office:value-type="string" office:string-value="&lt;picture&gt;&lt;source media=&quot;(prefers-color-scheme: dark)&quot; srcset=&quot;https://github.com/StorageB/icons/blob/main/GNOME48Adwaita/light/go-down-symbolic.svg&quot;&gt;&lt;source media=&quot;(prefers-color-scheme: light)&quot; srcset=&quot;https://github.com/StorageB/icons/blob/main/GNOME48Adwaita/dark/go-down-symbolic.svg&quot;&gt;&lt;img alt=&quot;go-down-symbolic&quot; src=&quot;https://user-images.githubusercontent.com/25423296/163456779-a8556205-d0a5-45e2-ac17-42d089e3c3f8.png&quot;&gt;&lt;/picture&gt; &amp;nbsp; &amp;nbsp;go-down-symbolic&lt;br&gt;" calcext:value-type="string">
            <text:p>&lt;picture&gt;&lt;source media="(prefers-color-scheme: dark)" srcset="https://github.com/StorageB/icons/blob/main/GNOME48Adwaita/light/go-down-symbolic.svg"&gt;&lt;source media="(prefers-color-scheme: light)" srcset="https://github.com/StorageB/icons/blob/main/GNOME48Adwaita/dark/go-down-symbolic.svg"&gt;&lt;img alt="go-down-symbolic" src="https://user-images.githubusercontent.com/25423296/163456779-a8556205-d0a5-45e2-ac17-42d089e3c3f8.png"&gt;&lt;/picture&gt; &amp;nbsp; &amp;nbsp;go-down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-first-symbolic-rtl.svg</text:p>
          </table:table-cell>
          <table:table-cell office:value-type="string" calcext:value-type="string">
            <text:p>go-firs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7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71] &amp; CHAR(34) &amp; &quot;&gt;&quot; &amp; &#10;&quot;&lt;img alt=&quot; &amp; CHAR(34) &amp; [.B7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1] &amp; &quot;&lt;br&gt;&quot;" office:value-type="string" office:string-value="&lt;picture&gt;&lt;source media=&quot;(prefers-color-scheme: dark)&quot; srcset=&quot;https://github.com/StorageB/icons/blob/main/GNOME48Adwaita/light/go-first-symbolic-rtl.svg&quot;&gt;&lt;source media=&quot;(prefers-color-scheme: light)&quot; srcset=&quot;https://github.com/StorageB/icons/blob/main/GNOME48Adwaita/dark/go-first-symbolic-rtl.svg&quot;&gt;&lt;img alt=&quot;go-first-symbolic-rtl&quot; src=&quot;https://user-images.githubusercontent.com/25423296/163456779-a8556205-d0a5-45e2-ac17-42d089e3c3f8.png&quot;&gt;&lt;/picture&gt; &amp;nbsp; &amp;nbsp;go-first-symbolic-rtl&lt;br&gt;" calcext:value-type="string">
            <text:p>&lt;picture&gt;&lt;source media="(prefers-color-scheme: dark)" srcset="https://github.com/StorageB/icons/blob/main/GNOME48Adwaita/light/go-first-symbolic-rtl.svg"&gt;&lt;source media="(prefers-color-scheme: light)" srcset="https://github.com/StorageB/icons/blob/main/GNOME48Adwaita/dark/go-first-symbolic-rtl.svg"&gt;&lt;img alt="go-first-symbolic-rtl" src="https://user-images.githubusercontent.com/25423296/163456779-a8556205-d0a5-45e2-ac17-42d089e3c3f8.png"&gt;&lt;/picture&gt; &amp;nbsp; &amp;nbsp;go-first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-first-symbolic.svg</text:p>
          </table:table-cell>
          <table:table-cell office:value-type="string" calcext:value-type="string">
            <text:p>go-firs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7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72] &amp; CHAR(34) &amp; &quot;&gt;&quot; &amp; &#10;&quot;&lt;img alt=&quot; &amp; CHAR(34) &amp; [.B7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2] &amp; &quot;&lt;br&gt;&quot;" office:value-type="string" office:string-value="&lt;picture&gt;&lt;source media=&quot;(prefers-color-scheme: dark)&quot; srcset=&quot;https://github.com/StorageB/icons/blob/main/GNOME48Adwaita/light/go-first-symbolic.svg&quot;&gt;&lt;source media=&quot;(prefers-color-scheme: light)&quot; srcset=&quot;https://github.com/StorageB/icons/blob/main/GNOME48Adwaita/dark/go-first-symbolic.svg&quot;&gt;&lt;img alt=&quot;go-first-symbolic&quot; src=&quot;https://user-images.githubusercontent.com/25423296/163456779-a8556205-d0a5-45e2-ac17-42d089e3c3f8.png&quot;&gt;&lt;/picture&gt; &amp;nbsp; &amp;nbsp;go-first-symbolic&lt;br&gt;" calcext:value-type="string">
            <text:p>&lt;picture&gt;&lt;source media="(prefers-color-scheme: dark)" srcset="https://github.com/StorageB/icons/blob/main/GNOME48Adwaita/light/go-first-symbolic.svg"&gt;&lt;source media="(prefers-color-scheme: light)" srcset="https://github.com/StorageB/icons/blob/main/GNOME48Adwaita/dark/go-first-symbolic.svg"&gt;&lt;img alt="go-first-symbolic" src="https://user-images.githubusercontent.com/25423296/163456779-a8556205-d0a5-45e2-ac17-42d089e3c3f8.png"&gt;&lt;/picture&gt; &amp;nbsp; &amp;nbsp;go-firs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-home-symbolic.svg</text:p>
          </table:table-cell>
          <table:table-cell office:value-type="string" calcext:value-type="string">
            <text:p>go-hom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7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73] &amp; CHAR(34) &amp; &quot;&gt;&quot; &amp; &#10;&quot;&lt;img alt=&quot; &amp; CHAR(34) &amp; [.B7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3] &amp; &quot;&lt;br&gt;&quot;" office:value-type="string" office:string-value="&lt;picture&gt;&lt;source media=&quot;(prefers-color-scheme: dark)&quot; srcset=&quot;https://github.com/StorageB/icons/blob/main/GNOME48Adwaita/light/go-home-symbolic.svg&quot;&gt;&lt;source media=&quot;(prefers-color-scheme: light)&quot; srcset=&quot;https://github.com/StorageB/icons/blob/main/GNOME48Adwaita/dark/go-home-symbolic.svg&quot;&gt;&lt;img alt=&quot;go-home-symbolic&quot; src=&quot;https://user-images.githubusercontent.com/25423296/163456779-a8556205-d0a5-45e2-ac17-42d089e3c3f8.png&quot;&gt;&lt;/picture&gt; &amp;nbsp; &amp;nbsp;go-home-symbolic&lt;br&gt;" calcext:value-type="string">
            <text:p>&lt;picture&gt;&lt;source media="(prefers-color-scheme: dark)" srcset="https://github.com/StorageB/icons/blob/main/GNOME48Adwaita/light/go-home-symbolic.svg"&gt;&lt;source media="(prefers-color-scheme: light)" srcset="https://github.com/StorageB/icons/blob/main/GNOME48Adwaita/dark/go-home-symbolic.svg"&gt;&lt;img alt="go-home-symbolic" src="https://user-images.githubusercontent.com/25423296/163456779-a8556205-d0a5-45e2-ac17-42d089e3c3f8.png"&gt;&lt;/picture&gt; &amp;nbsp; &amp;nbsp;go-hom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-jump-rtl-symbolic.svg</text:p>
          </table:table-cell>
          <table:table-cell office:value-type="string" calcext:value-type="string">
            <text:p>go-jump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7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74] &amp; CHAR(34) &amp; &quot;&gt;&quot; &amp; &#10;&quot;&lt;img alt=&quot; &amp; CHAR(34) &amp; [.B7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4] &amp; &quot;&lt;br&gt;&quot;" office:value-type="string" office:string-value="&lt;picture&gt;&lt;source media=&quot;(prefers-color-scheme: dark)&quot; srcset=&quot;https://github.com/StorageB/icons/blob/main/GNOME48Adwaita/light/go-jump-rtl-symbolic.svg&quot;&gt;&lt;source media=&quot;(prefers-color-scheme: light)&quot; srcset=&quot;https://github.com/StorageB/icons/blob/main/GNOME48Adwaita/dark/go-jump-rtl-symbolic.svg&quot;&gt;&lt;img alt=&quot;go-jump-rtl-symbolic&quot; src=&quot;https://user-images.githubusercontent.com/25423296/163456779-a8556205-d0a5-45e2-ac17-42d089e3c3f8.png&quot;&gt;&lt;/picture&gt; &amp;nbsp; &amp;nbsp;go-jump-rtl-symbolic&lt;br&gt;" calcext:value-type="string">
            <text:p>&lt;picture&gt;&lt;source media="(prefers-color-scheme: dark)" srcset="https://github.com/StorageB/icons/blob/main/GNOME48Adwaita/light/go-jump-rtl-symbolic.svg"&gt;&lt;source media="(prefers-color-scheme: light)" srcset="https://github.com/StorageB/icons/blob/main/GNOME48Adwaita/dark/go-jump-rtl-symbolic.svg"&gt;&lt;img alt="go-jump-rtl-symbolic" src="https://user-images.githubusercontent.com/25423296/163456779-a8556205-d0a5-45e2-ac17-42d089e3c3f8.png"&gt;&lt;/picture&gt; &amp;nbsp; &amp;nbsp;go-jump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-jump-symbolic-rtl.svg</text:p>
          </table:table-cell>
          <table:table-cell office:value-type="string" calcext:value-type="string">
            <text:p>go-jump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7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75] &amp; CHAR(34) &amp; &quot;&gt;&quot; &amp; &#10;&quot;&lt;img alt=&quot; &amp; CHAR(34) &amp; [.B7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5] &amp; &quot;&lt;br&gt;&quot;" office:value-type="string" office:string-value="&lt;picture&gt;&lt;source media=&quot;(prefers-color-scheme: dark)&quot; srcset=&quot;https://github.com/StorageB/icons/blob/main/GNOME48Adwaita/light/go-jump-symbolic-rtl.svg&quot;&gt;&lt;source media=&quot;(prefers-color-scheme: light)&quot; srcset=&quot;https://github.com/StorageB/icons/blob/main/GNOME48Adwaita/dark/go-jump-symbolic-rtl.svg&quot;&gt;&lt;img alt=&quot;go-jump-symbolic-rtl&quot; src=&quot;https://user-images.githubusercontent.com/25423296/163456779-a8556205-d0a5-45e2-ac17-42d089e3c3f8.png&quot;&gt;&lt;/picture&gt; &amp;nbsp; &amp;nbsp;go-jump-symbolic-rtl&lt;br&gt;" calcext:value-type="string">
            <text:p>&lt;picture&gt;&lt;source media="(prefers-color-scheme: dark)" srcset="https://github.com/StorageB/icons/blob/main/GNOME48Adwaita/light/go-jump-symbolic-rtl.svg"&gt;&lt;source media="(prefers-color-scheme: light)" srcset="https://github.com/StorageB/icons/blob/main/GNOME48Adwaita/dark/go-jump-symbolic-rtl.svg"&gt;&lt;img alt="go-jump-symbolic-rtl" src="https://user-images.githubusercontent.com/25423296/163456779-a8556205-d0a5-45e2-ac17-42d089e3c3f8.png"&gt;&lt;/picture&gt; &amp;nbsp; &amp;nbsp;go-jump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-jump-symbolic.svg</text:p>
          </table:table-cell>
          <table:table-cell office:value-type="string" calcext:value-type="string">
            <text:p>go-jum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7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76] &amp; CHAR(34) &amp; &quot;&gt;&quot; &amp; &#10;&quot;&lt;img alt=&quot; &amp; CHAR(34) &amp; [.B7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6] &amp; &quot;&lt;br&gt;&quot;" office:value-type="string" office:string-value="&lt;picture&gt;&lt;source media=&quot;(prefers-color-scheme: dark)&quot; srcset=&quot;https://github.com/StorageB/icons/blob/main/GNOME48Adwaita/light/go-jump-symbolic.svg&quot;&gt;&lt;source media=&quot;(prefers-color-scheme: light)&quot; srcset=&quot;https://github.com/StorageB/icons/blob/main/GNOME48Adwaita/dark/go-jump-symbolic.svg&quot;&gt;&lt;img alt=&quot;go-jump-symbolic&quot; src=&quot;https://user-images.githubusercontent.com/25423296/163456779-a8556205-d0a5-45e2-ac17-42d089e3c3f8.png&quot;&gt;&lt;/picture&gt; &amp;nbsp; &amp;nbsp;go-jump-symbolic&lt;br&gt;" calcext:value-type="string">
            <text:p>&lt;picture&gt;&lt;source media="(prefers-color-scheme: dark)" srcset="https://github.com/StorageB/icons/blob/main/GNOME48Adwaita/light/go-jump-symbolic.svg"&gt;&lt;source media="(prefers-color-scheme: light)" srcset="https://github.com/StorageB/icons/blob/main/GNOME48Adwaita/dark/go-jump-symbolic.svg"&gt;&lt;img alt="go-jump-symbolic" src="https://user-images.githubusercontent.com/25423296/163456779-a8556205-d0a5-45e2-ac17-42d089e3c3f8.png"&gt;&lt;/picture&gt; &amp;nbsp; &amp;nbsp;go-jump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-last-symbolic-rtl.svg</text:p>
          </table:table-cell>
          <table:table-cell office:value-type="string" calcext:value-type="string">
            <text:p>go-las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7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77] &amp; CHAR(34) &amp; &quot;&gt;&quot; &amp; &#10;&quot;&lt;img alt=&quot; &amp; CHAR(34) &amp; [.B7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7] &amp; &quot;&lt;br&gt;&quot;" office:value-type="string" office:string-value="&lt;picture&gt;&lt;source media=&quot;(prefers-color-scheme: dark)&quot; srcset=&quot;https://github.com/StorageB/icons/blob/main/GNOME48Adwaita/light/go-last-symbolic-rtl.svg&quot;&gt;&lt;source media=&quot;(prefers-color-scheme: light)&quot; srcset=&quot;https://github.com/StorageB/icons/blob/main/GNOME48Adwaita/dark/go-last-symbolic-rtl.svg&quot;&gt;&lt;img alt=&quot;go-last-symbolic-rtl&quot; src=&quot;https://user-images.githubusercontent.com/25423296/163456779-a8556205-d0a5-45e2-ac17-42d089e3c3f8.png&quot;&gt;&lt;/picture&gt; &amp;nbsp; &amp;nbsp;go-last-symbolic-rtl&lt;br&gt;" calcext:value-type="string">
            <text:p>&lt;picture&gt;&lt;source media="(prefers-color-scheme: dark)" srcset="https://github.com/StorageB/icons/blob/main/GNOME48Adwaita/light/go-last-symbolic-rtl.svg"&gt;&lt;source media="(prefers-color-scheme: light)" srcset="https://github.com/StorageB/icons/blob/main/GNOME48Adwaita/dark/go-last-symbolic-rtl.svg"&gt;&lt;img alt="go-last-symbolic-rtl" src="https://user-images.githubusercontent.com/25423296/163456779-a8556205-d0a5-45e2-ac17-42d089e3c3f8.png"&gt;&lt;/picture&gt; &amp;nbsp; &amp;nbsp;go-last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-last-symbolic.svg</text:p>
          </table:table-cell>
          <table:table-cell office:value-type="string" calcext:value-type="string">
            <text:p>go-las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7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78] &amp; CHAR(34) &amp; &quot;&gt;&quot; &amp; &#10;&quot;&lt;img alt=&quot; &amp; CHAR(34) &amp; [.B7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8] &amp; &quot;&lt;br&gt;&quot;" office:value-type="string" office:string-value="&lt;picture&gt;&lt;source media=&quot;(prefers-color-scheme: dark)&quot; srcset=&quot;https://github.com/StorageB/icons/blob/main/GNOME48Adwaita/light/go-last-symbolic.svg&quot;&gt;&lt;source media=&quot;(prefers-color-scheme: light)&quot; srcset=&quot;https://github.com/StorageB/icons/blob/main/GNOME48Adwaita/dark/go-last-symbolic.svg&quot;&gt;&lt;img alt=&quot;go-last-symbolic&quot; src=&quot;https://user-images.githubusercontent.com/25423296/163456779-a8556205-d0a5-45e2-ac17-42d089e3c3f8.png&quot;&gt;&lt;/picture&gt; &amp;nbsp; &amp;nbsp;go-last-symbolic&lt;br&gt;" calcext:value-type="string">
            <text:p>&lt;picture&gt;&lt;source media="(prefers-color-scheme: dark)" srcset="https://github.com/StorageB/icons/blob/main/GNOME48Adwaita/light/go-last-symbolic.svg"&gt;&lt;source media="(prefers-color-scheme: light)" srcset="https://github.com/StorageB/icons/blob/main/GNOME48Adwaita/dark/go-last-symbolic.svg"&gt;&lt;img alt="go-last-symbolic" src="https://user-images.githubusercontent.com/25423296/163456779-a8556205-d0a5-45e2-ac17-42d089e3c3f8.png"&gt;&lt;/picture&gt; &amp;nbsp; &amp;nbsp;go-las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-next-symbolic-rtl.svg</text:p>
          </table:table-cell>
          <table:table-cell office:value-type="string" calcext:value-type="string">
            <text:p>go-nex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7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79] &amp; CHAR(34) &amp; &quot;&gt;&quot; &amp; &#10;&quot;&lt;img alt=&quot; &amp; CHAR(34) &amp; [.B7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79] &amp; &quot;&lt;br&gt;&quot;" office:value-type="string" office:string-value="&lt;picture&gt;&lt;source media=&quot;(prefers-color-scheme: dark)&quot; srcset=&quot;https://github.com/StorageB/icons/blob/main/GNOME48Adwaita/light/go-next-symbolic-rtl.svg&quot;&gt;&lt;source media=&quot;(prefers-color-scheme: light)&quot; srcset=&quot;https://github.com/StorageB/icons/blob/main/GNOME48Adwaita/dark/go-next-symbolic-rtl.svg&quot;&gt;&lt;img alt=&quot;go-next-symbolic-rtl&quot; src=&quot;https://user-images.githubusercontent.com/25423296/163456779-a8556205-d0a5-45e2-ac17-42d089e3c3f8.png&quot;&gt;&lt;/picture&gt; &amp;nbsp; &amp;nbsp;go-next-symbolic-rtl&lt;br&gt;" calcext:value-type="string">
            <text:p>&lt;picture&gt;&lt;source media="(prefers-color-scheme: dark)" srcset="https://github.com/StorageB/icons/blob/main/GNOME48Adwaita/light/go-next-symbolic-rtl.svg"&gt;&lt;source media="(prefers-color-scheme: light)" srcset="https://github.com/StorageB/icons/blob/main/GNOME48Adwaita/dark/go-next-symbolic-rtl.svg"&gt;&lt;img alt="go-next-symbolic-rtl" src="https://user-images.githubusercontent.com/25423296/163456779-a8556205-d0a5-45e2-ac17-42d089e3c3f8.png"&gt;&lt;/picture&gt; &amp;nbsp; &amp;nbsp;go-next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-next-symbolic.svg</text:p>
          </table:table-cell>
          <table:table-cell office:value-type="string" calcext:value-type="string">
            <text:p>go-nex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8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80] &amp; CHAR(34) &amp; &quot;&gt;&quot; &amp; &#10;&quot;&lt;img alt=&quot; &amp; CHAR(34) &amp; [.B8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0] &amp; &quot;&lt;br&gt;&quot;" office:value-type="string" office:string-value="&lt;picture&gt;&lt;source media=&quot;(prefers-color-scheme: dark)&quot; srcset=&quot;https://github.com/StorageB/icons/blob/main/GNOME48Adwaita/light/go-next-symbolic.svg&quot;&gt;&lt;source media=&quot;(prefers-color-scheme: light)&quot; srcset=&quot;https://github.com/StorageB/icons/blob/main/GNOME48Adwaita/dark/go-next-symbolic.svg&quot;&gt;&lt;img alt=&quot;go-next-symbolic&quot; src=&quot;https://user-images.githubusercontent.com/25423296/163456779-a8556205-d0a5-45e2-ac17-42d089e3c3f8.png&quot;&gt;&lt;/picture&gt; &amp;nbsp; &amp;nbsp;go-next-symbolic&lt;br&gt;" calcext:value-type="string">
            <text:p>&lt;picture&gt;&lt;source media="(prefers-color-scheme: dark)" srcset="https://github.com/StorageB/icons/blob/main/GNOME48Adwaita/light/go-next-symbolic.svg"&gt;&lt;source media="(prefers-color-scheme: light)" srcset="https://github.com/StorageB/icons/blob/main/GNOME48Adwaita/dark/go-next-symbolic.svg"&gt;&lt;img alt="go-next-symbolic" src="https://user-images.githubusercontent.com/25423296/163456779-a8556205-d0a5-45e2-ac17-42d089e3c3f8.png"&gt;&lt;/picture&gt; &amp;nbsp; &amp;nbsp;go-nex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-previous-symbolic-rtl.svg</text:p>
          </table:table-cell>
          <table:table-cell office:value-type="string" calcext:value-type="string">
            <text:p>go-previous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8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81] &amp; CHAR(34) &amp; &quot;&gt;&quot; &amp; &#10;&quot;&lt;img alt=&quot; &amp; CHAR(34) &amp; [.B8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1] &amp; &quot;&lt;br&gt;&quot;" office:value-type="string" office:string-value="&lt;picture&gt;&lt;source media=&quot;(prefers-color-scheme: dark)&quot; srcset=&quot;https://github.com/StorageB/icons/blob/main/GNOME48Adwaita/light/go-previous-symbolic-rtl.svg&quot;&gt;&lt;source media=&quot;(prefers-color-scheme: light)&quot; srcset=&quot;https://github.com/StorageB/icons/blob/main/GNOME48Adwaita/dark/go-previous-symbolic-rtl.svg&quot;&gt;&lt;img alt=&quot;go-previous-symbolic-rtl&quot; src=&quot;https://user-images.githubusercontent.com/25423296/163456779-a8556205-d0a5-45e2-ac17-42d089e3c3f8.png&quot;&gt;&lt;/picture&gt; &amp;nbsp; &amp;nbsp;go-previous-symbolic-rtl&lt;br&gt;" calcext:value-type="string">
            <text:p>&lt;picture&gt;&lt;source media="(prefers-color-scheme: dark)" srcset="https://github.com/StorageB/icons/blob/main/GNOME48Adwaita/light/go-previous-symbolic-rtl.svg"&gt;&lt;source media="(prefers-color-scheme: light)" srcset="https://github.com/StorageB/icons/blob/main/GNOME48Adwaita/dark/go-previous-symbolic-rtl.svg"&gt;&lt;img alt="go-previous-symbolic-rtl" src="https://user-images.githubusercontent.com/25423296/163456779-a8556205-d0a5-45e2-ac17-42d089e3c3f8.png"&gt;&lt;/picture&gt; &amp;nbsp; &amp;nbsp;go-previous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-previous-symbolic.svg</text:p>
          </table:table-cell>
          <table:table-cell office:value-type="string" calcext:value-type="string">
            <text:p>go-previou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8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82] &amp; CHAR(34) &amp; &quot;&gt;&quot; &amp; &#10;&quot;&lt;img alt=&quot; &amp; CHAR(34) &amp; [.B8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2] &amp; &quot;&lt;br&gt;&quot;" office:value-type="string" office:string-value="&lt;picture&gt;&lt;source media=&quot;(prefers-color-scheme: dark)&quot; srcset=&quot;https://github.com/StorageB/icons/blob/main/GNOME48Adwaita/light/go-previous-symbolic.svg&quot;&gt;&lt;source media=&quot;(prefers-color-scheme: light)&quot; srcset=&quot;https://github.com/StorageB/icons/blob/main/GNOME48Adwaita/dark/go-previous-symbolic.svg&quot;&gt;&lt;img alt=&quot;go-previous-symbolic&quot; src=&quot;https://user-images.githubusercontent.com/25423296/163456779-a8556205-d0a5-45e2-ac17-42d089e3c3f8.png&quot;&gt;&lt;/picture&gt; &amp;nbsp; &amp;nbsp;go-previous-symbolic&lt;br&gt;" calcext:value-type="string">
            <text:p>&lt;picture&gt;&lt;source media="(prefers-color-scheme: dark)" srcset="https://github.com/StorageB/icons/blob/main/GNOME48Adwaita/light/go-previous-symbolic.svg"&gt;&lt;source media="(prefers-color-scheme: light)" srcset="https://github.com/StorageB/icons/blob/main/GNOME48Adwaita/dark/go-previous-symbolic.svg"&gt;&lt;img alt="go-previous-symbolic" src="https://user-images.githubusercontent.com/25423296/163456779-a8556205-d0a5-45e2-ac17-42d089e3c3f8.png"&gt;&lt;/picture&gt; &amp;nbsp; &amp;nbsp;go-previou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-top-symbolic.svg</text:p>
          </table:table-cell>
          <table:table-cell office:value-type="string" calcext:value-type="string">
            <text:p>go-to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8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83] &amp; CHAR(34) &amp; &quot;&gt;&quot; &amp; &#10;&quot;&lt;img alt=&quot; &amp; CHAR(34) &amp; [.B8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3] &amp; &quot;&lt;br&gt;&quot;" office:value-type="string" office:string-value="&lt;picture&gt;&lt;source media=&quot;(prefers-color-scheme: dark)&quot; srcset=&quot;https://github.com/StorageB/icons/blob/main/GNOME48Adwaita/light/go-top-symbolic.svg&quot;&gt;&lt;source media=&quot;(prefers-color-scheme: light)&quot; srcset=&quot;https://github.com/StorageB/icons/blob/main/GNOME48Adwaita/dark/go-top-symbolic.svg&quot;&gt;&lt;img alt=&quot;go-top-symbolic&quot; src=&quot;https://user-images.githubusercontent.com/25423296/163456779-a8556205-d0a5-45e2-ac17-42d089e3c3f8.png&quot;&gt;&lt;/picture&gt; &amp;nbsp; &amp;nbsp;go-top-symbolic&lt;br&gt;" calcext:value-type="string">
            <text:p>&lt;picture&gt;&lt;source media="(prefers-color-scheme: dark)" srcset="https://github.com/StorageB/icons/blob/main/GNOME48Adwaita/light/go-top-symbolic.svg"&gt;&lt;source media="(prefers-color-scheme: light)" srcset="https://github.com/StorageB/icons/blob/main/GNOME48Adwaita/dark/go-top-symbolic.svg"&gt;&lt;img alt="go-top-symbolic" src="https://user-images.githubusercontent.com/25423296/163456779-a8556205-d0a5-45e2-ac17-42d089e3c3f8.png"&gt;&lt;/picture&gt; &amp;nbsp; &amp;nbsp;go-top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-up-symbolic.svg</text:p>
          </table:table-cell>
          <table:table-cell office:value-type="string" calcext:value-type="string">
            <text:p>go-u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8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84] &amp; CHAR(34) &amp; &quot;&gt;&quot; &amp; &#10;&quot;&lt;img alt=&quot; &amp; CHAR(34) &amp; [.B8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4] &amp; &quot;&lt;br&gt;&quot;" office:value-type="string" office:string-value="&lt;picture&gt;&lt;source media=&quot;(prefers-color-scheme: dark)&quot; srcset=&quot;https://github.com/StorageB/icons/blob/main/GNOME48Adwaita/light/go-up-symbolic.svg&quot;&gt;&lt;source media=&quot;(prefers-color-scheme: light)&quot; srcset=&quot;https://github.com/StorageB/icons/blob/main/GNOME48Adwaita/dark/go-up-symbolic.svg&quot;&gt;&lt;img alt=&quot;go-up-symbolic&quot; src=&quot;https://user-images.githubusercontent.com/25423296/163456779-a8556205-d0a5-45e2-ac17-42d089e3c3f8.png&quot;&gt;&lt;/picture&gt; &amp;nbsp; &amp;nbsp;go-up-symbolic&lt;br&gt;" calcext:value-type="string">
            <text:p>&lt;picture&gt;&lt;source media="(prefers-color-scheme: dark)" srcset="https://github.com/StorageB/icons/blob/main/GNOME48Adwaita/light/go-up-symbolic.svg"&gt;&lt;source media="(prefers-color-scheme: light)" srcset="https://github.com/StorageB/icons/blob/main/GNOME48Adwaita/dark/go-up-symbolic.svg"&gt;&lt;img alt="go-up-symbolic" src="https://user-images.githubusercontent.com/25423296/163456779-a8556205-d0a5-45e2-ac17-42d089e3c3f8.png"&gt;&lt;/picture&gt; &amp;nbsp; &amp;nbsp;go-up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lp-about-symbolic.svg</text:p>
          </table:table-cell>
          <table:table-cell office:value-type="string" calcext:value-type="string">
            <text:p>help-abou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8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85] &amp; CHAR(34) &amp; &quot;&gt;&quot; &amp; &#10;&quot;&lt;img alt=&quot; &amp; CHAR(34) &amp; [.B8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5] &amp; &quot;&lt;br&gt;&quot;" office:value-type="string" office:string-value="&lt;picture&gt;&lt;source media=&quot;(prefers-color-scheme: dark)&quot; srcset=&quot;https://github.com/StorageB/icons/blob/main/GNOME48Adwaita/light/help-about-symbolic.svg&quot;&gt;&lt;source media=&quot;(prefers-color-scheme: light)&quot; srcset=&quot;https://github.com/StorageB/icons/blob/main/GNOME48Adwaita/dark/help-about-symbolic.svg&quot;&gt;&lt;img alt=&quot;help-about-symbolic&quot; src=&quot;https://user-images.githubusercontent.com/25423296/163456779-a8556205-d0a5-45e2-ac17-42d089e3c3f8.png&quot;&gt;&lt;/picture&gt; &amp;nbsp; &amp;nbsp;help-about-symbolic&lt;br&gt;" calcext:value-type="string">
            <text:p>&lt;picture&gt;&lt;source media="(prefers-color-scheme: dark)" srcset="https://github.com/StorageB/icons/blob/main/GNOME48Adwaita/light/help-about-symbolic.svg"&gt;&lt;source media="(prefers-color-scheme: light)" srcset="https://github.com/StorageB/icons/blob/main/GNOME48Adwaita/dark/help-about-symbolic.svg"&gt;&lt;img alt="help-about-symbolic" src="https://user-images.githubusercontent.com/25423296/163456779-a8556205-d0a5-45e2-ac17-42d089e3c3f8.png"&gt;&lt;/picture&gt; &amp;nbsp; &amp;nbsp;help-abou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sert-image-symbolic.svg</text:p>
          </table:table-cell>
          <table:table-cell office:value-type="string" calcext:value-type="string">
            <text:p>insert-imag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8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86] &amp; CHAR(34) &amp; &quot;&gt;&quot; &amp; &#10;&quot;&lt;img alt=&quot; &amp; CHAR(34) &amp; [.B8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6] &amp; &quot;&lt;br&gt;&quot;" office:value-type="string" office:string-value="&lt;picture&gt;&lt;source media=&quot;(prefers-color-scheme: dark)&quot; srcset=&quot;https://github.com/StorageB/icons/blob/main/GNOME48Adwaita/light/insert-image-symbolic.svg&quot;&gt;&lt;source media=&quot;(prefers-color-scheme: light)&quot; srcset=&quot;https://github.com/StorageB/icons/blob/main/GNOME48Adwaita/dark/insert-image-symbolic.svg&quot;&gt;&lt;img alt=&quot;insert-image-symbolic&quot; src=&quot;https://user-images.githubusercontent.com/25423296/163456779-a8556205-d0a5-45e2-ac17-42d089e3c3f8.png&quot;&gt;&lt;/picture&gt; &amp;nbsp; &amp;nbsp;insert-image-symbolic&lt;br&gt;" calcext:value-type="string">
            <text:p>&lt;picture&gt;&lt;source media="(prefers-color-scheme: dark)" srcset="https://github.com/StorageB/icons/blob/main/GNOME48Adwaita/light/insert-image-symbolic.svg"&gt;&lt;source media="(prefers-color-scheme: light)" srcset="https://github.com/StorageB/icons/blob/main/GNOME48Adwaita/dark/insert-image-symbolic.svg"&gt;&lt;img alt="insert-image-symbolic" src="https://user-images.githubusercontent.com/25423296/163456779-a8556205-d0a5-45e2-ac17-42d089e3c3f8.png"&gt;&lt;/picture&gt; &amp;nbsp; &amp;nbsp;insert-imag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sert-link-symbolic.svg</text:p>
          </table:table-cell>
          <table:table-cell office:value-type="string" calcext:value-type="string">
            <text:p>insert-lin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8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87] &amp; CHAR(34) &amp; &quot;&gt;&quot; &amp; &#10;&quot;&lt;img alt=&quot; &amp; CHAR(34) &amp; [.B8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7] &amp; &quot;&lt;br&gt;&quot;" office:value-type="string" office:string-value="&lt;picture&gt;&lt;source media=&quot;(prefers-color-scheme: dark)&quot; srcset=&quot;https://github.com/StorageB/icons/blob/main/GNOME48Adwaita/light/insert-link-symbolic.svg&quot;&gt;&lt;source media=&quot;(prefers-color-scheme: light)&quot; srcset=&quot;https://github.com/StorageB/icons/blob/main/GNOME48Adwaita/dark/insert-link-symbolic.svg&quot;&gt;&lt;img alt=&quot;insert-link-symbolic&quot; src=&quot;https://user-images.githubusercontent.com/25423296/163456779-a8556205-d0a5-45e2-ac17-42d089e3c3f8.png&quot;&gt;&lt;/picture&gt; &amp;nbsp; &amp;nbsp;insert-link-symbolic&lt;br&gt;" calcext:value-type="string">
            <text:p>&lt;picture&gt;&lt;source media="(prefers-color-scheme: dark)" srcset="https://github.com/StorageB/icons/blob/main/GNOME48Adwaita/light/insert-link-symbolic.svg"&gt;&lt;source media="(prefers-color-scheme: light)" srcset="https://github.com/StorageB/icons/blob/main/GNOME48Adwaita/dark/insert-link-symbolic.svg"&gt;&lt;img alt="insert-link-symbolic" src="https://user-images.githubusercontent.com/25423296/163456779-a8556205-d0a5-45e2-ac17-42d089e3c3f8.png"&gt;&lt;/picture&gt; &amp;nbsp; &amp;nbsp;insert-link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sert-object-symbolic.svg</text:p>
          </table:table-cell>
          <table:table-cell office:value-type="string" calcext:value-type="string">
            <text:p>insert-objec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8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88] &amp; CHAR(34) &amp; &quot;&gt;&quot; &amp; &#10;&quot;&lt;img alt=&quot; &amp; CHAR(34) &amp; [.B8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8] &amp; &quot;&lt;br&gt;&quot;" office:value-type="string" office:string-value="&lt;picture&gt;&lt;source media=&quot;(prefers-color-scheme: dark)&quot; srcset=&quot;https://github.com/StorageB/icons/blob/main/GNOME48Adwaita/light/insert-object-symbolic.svg&quot;&gt;&lt;source media=&quot;(prefers-color-scheme: light)&quot; srcset=&quot;https://github.com/StorageB/icons/blob/main/GNOME48Adwaita/dark/insert-object-symbolic.svg&quot;&gt;&lt;img alt=&quot;insert-object-symbolic&quot; src=&quot;https://user-images.githubusercontent.com/25423296/163456779-a8556205-d0a5-45e2-ac17-42d089e3c3f8.png&quot;&gt;&lt;/picture&gt; &amp;nbsp; &amp;nbsp;insert-object-symbolic&lt;br&gt;" calcext:value-type="string">
            <text:p>&lt;picture&gt;&lt;source media="(prefers-color-scheme: dark)" srcset="https://github.com/StorageB/icons/blob/main/GNOME48Adwaita/light/insert-object-symbolic.svg"&gt;&lt;source media="(prefers-color-scheme: light)" srcset="https://github.com/StorageB/icons/blob/main/GNOME48Adwaita/dark/insert-object-symbolic.svg"&gt;&lt;img alt="insert-object-symbolic" src="https://user-images.githubusercontent.com/25423296/163456779-a8556205-d0a5-45e2-ac17-42d089e3c3f8.png"&gt;&lt;/picture&gt; &amp;nbsp; &amp;nbsp;insert-objec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sert-text-symbolic.svg</text:p>
          </table:table-cell>
          <table:table-cell office:value-type="string" calcext:value-type="string">
            <text:p>insert-tex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8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89] &amp; CHAR(34) &amp; &quot;&gt;&quot; &amp; &#10;&quot;&lt;img alt=&quot; &amp; CHAR(34) &amp; [.B8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89] &amp; &quot;&lt;br&gt;&quot;" office:value-type="string" office:string-value="&lt;picture&gt;&lt;source media=&quot;(prefers-color-scheme: dark)&quot; srcset=&quot;https://github.com/StorageB/icons/blob/main/GNOME48Adwaita/light/insert-text-symbolic.svg&quot;&gt;&lt;source media=&quot;(prefers-color-scheme: light)&quot; srcset=&quot;https://github.com/StorageB/icons/blob/main/GNOME48Adwaita/dark/insert-text-symbolic.svg&quot;&gt;&lt;img alt=&quot;insert-text-symbolic&quot; src=&quot;https://user-images.githubusercontent.com/25423296/163456779-a8556205-d0a5-45e2-ac17-42d089e3c3f8.png&quot;&gt;&lt;/picture&gt; &amp;nbsp; &amp;nbsp;insert-text-symbolic&lt;br&gt;" calcext:value-type="string">
            <text:p>&lt;picture&gt;&lt;source media="(prefers-color-scheme: dark)" srcset="https://github.com/StorageB/icons/blob/main/GNOME48Adwaita/light/insert-text-symbolic.svg"&gt;&lt;source media="(prefers-color-scheme: light)" srcset="https://github.com/StorageB/icons/blob/main/GNOME48Adwaita/dark/insert-text-symbolic.svg"&gt;&lt;img alt="insert-text-symbolic" src="https://user-images.githubusercontent.com/25423296/163456779-a8556205-d0a5-45e2-ac17-42d089e3c3f8.png"&gt;&lt;/picture&gt; &amp;nbsp; &amp;nbsp;insert-tex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st-add-symbolic.svg</text:p>
          </table:table-cell>
          <table:table-cell office:value-type="string" calcext:value-type="string">
            <text:p>list-ad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9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90] &amp; CHAR(34) &amp; &quot;&gt;&quot; &amp; &#10;&quot;&lt;img alt=&quot; &amp; CHAR(34) &amp; [.B9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0] &amp; &quot;&lt;br&gt;&quot;" office:value-type="string" office:string-value="&lt;picture&gt;&lt;source media=&quot;(prefers-color-scheme: dark)&quot; srcset=&quot;https://github.com/StorageB/icons/blob/main/GNOME48Adwaita/light/list-add-symbolic.svg&quot;&gt;&lt;source media=&quot;(prefers-color-scheme: light)&quot; srcset=&quot;https://github.com/StorageB/icons/blob/main/GNOME48Adwaita/dark/list-add-symbolic.svg&quot;&gt;&lt;img alt=&quot;list-add-symbolic&quot; src=&quot;https://user-images.githubusercontent.com/25423296/163456779-a8556205-d0a5-45e2-ac17-42d089e3c3f8.png&quot;&gt;&lt;/picture&gt; &amp;nbsp; &amp;nbsp;list-add-symbolic&lt;br&gt;" calcext:value-type="string">
            <text:p>&lt;picture&gt;&lt;source media="(prefers-color-scheme: dark)" srcset="https://github.com/StorageB/icons/blob/main/GNOME48Adwaita/light/list-add-symbolic.svg"&gt;&lt;source media="(prefers-color-scheme: light)" srcset="https://github.com/StorageB/icons/blob/main/GNOME48Adwaita/dark/list-add-symbolic.svg"&gt;&lt;img alt="list-add-symbolic" src="https://user-images.githubusercontent.com/25423296/163456779-a8556205-d0a5-45e2-ac17-42d089e3c3f8.png"&gt;&lt;/picture&gt; &amp;nbsp; &amp;nbsp;list-ad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st-remove-all-symbolic.svg</text:p>
          </table:table-cell>
          <table:table-cell office:value-type="string" calcext:value-type="string">
            <text:p>list-remove-al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9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91] &amp; CHAR(34) &amp; &quot;&gt;&quot; &amp; &#10;&quot;&lt;img alt=&quot; &amp; CHAR(34) &amp; [.B9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1] &amp; &quot;&lt;br&gt;&quot;" office:value-type="string" office:string-value="&lt;picture&gt;&lt;source media=&quot;(prefers-color-scheme: dark)&quot; srcset=&quot;https://github.com/StorageB/icons/blob/main/GNOME48Adwaita/light/list-remove-all-symbolic.svg&quot;&gt;&lt;source media=&quot;(prefers-color-scheme: light)&quot; srcset=&quot;https://github.com/StorageB/icons/blob/main/GNOME48Adwaita/dark/list-remove-all-symbolic.svg&quot;&gt;&lt;img alt=&quot;list-remove-all-symbolic&quot; src=&quot;https://user-images.githubusercontent.com/25423296/163456779-a8556205-d0a5-45e2-ac17-42d089e3c3f8.png&quot;&gt;&lt;/picture&gt; &amp;nbsp; &amp;nbsp;list-remove-all-symbolic&lt;br&gt;" calcext:value-type="string">
            <text:p>&lt;picture&gt;&lt;source media="(prefers-color-scheme: dark)" srcset="https://github.com/StorageB/icons/blob/main/GNOME48Adwaita/light/list-remove-all-symbolic.svg"&gt;&lt;source media="(prefers-color-scheme: light)" srcset="https://github.com/StorageB/icons/blob/main/GNOME48Adwaita/dark/list-remove-all-symbolic.svg"&gt;&lt;img alt="list-remove-all-symbolic" src="https://user-images.githubusercontent.com/25423296/163456779-a8556205-d0a5-45e2-ac17-42d089e3c3f8.png"&gt;&lt;/picture&gt; &amp;nbsp; &amp;nbsp;list-remove-al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st-remove-symbolic.svg</text:p>
          </table:table-cell>
          <table:table-cell office:value-type="string" calcext:value-type="string">
            <text:p>list-remov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9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92] &amp; CHAR(34) &amp; &quot;&gt;&quot; &amp; &#10;&quot;&lt;img alt=&quot; &amp; CHAR(34) &amp; [.B9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2] &amp; &quot;&lt;br&gt;&quot;" office:value-type="string" office:string-value="&lt;picture&gt;&lt;source media=&quot;(prefers-color-scheme: dark)&quot; srcset=&quot;https://github.com/StorageB/icons/blob/main/GNOME48Adwaita/light/list-remove-symbolic.svg&quot;&gt;&lt;source media=&quot;(prefers-color-scheme: light)&quot; srcset=&quot;https://github.com/StorageB/icons/blob/main/GNOME48Adwaita/dark/list-remove-symbolic.svg&quot;&gt;&lt;img alt=&quot;list-remove-symbolic&quot; src=&quot;https://user-images.githubusercontent.com/25423296/163456779-a8556205-d0a5-45e2-ac17-42d089e3c3f8.png&quot;&gt;&lt;/picture&gt; &amp;nbsp; &amp;nbsp;list-remove-symbolic&lt;br&gt;" calcext:value-type="string">
            <text:p>&lt;picture&gt;&lt;source media="(prefers-color-scheme: dark)" srcset="https://github.com/StorageB/icons/blob/main/GNOME48Adwaita/light/list-remove-symbolic.svg"&gt;&lt;source media="(prefers-color-scheme: light)" srcset="https://github.com/StorageB/icons/blob/main/GNOME48Adwaita/dark/list-remove-symbolic.svg"&gt;&lt;img alt="list-remove-symbolic" src="https://user-images.githubusercontent.com/25423296/163456779-a8556205-d0a5-45e2-ac17-42d089e3c3f8.png"&gt;&lt;/picture&gt; &amp;nbsp; &amp;nbsp;list-remov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il-forward-symbolic-rtl.svg</text:p>
          </table:table-cell>
          <table:table-cell office:value-type="string" calcext:value-type="string">
            <text:p>mail-forwar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9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93] &amp; CHAR(34) &amp; &quot;&gt;&quot; &amp; &#10;&quot;&lt;img alt=&quot; &amp; CHAR(34) &amp; [.B9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3] &amp; &quot;&lt;br&gt;&quot;" office:value-type="string" office:string-value="&lt;picture&gt;&lt;source media=&quot;(prefers-color-scheme: dark)&quot; srcset=&quot;https://github.com/StorageB/icons/blob/main/GNOME48Adwaita/light/mail-forward-symbolic-rtl.svg&quot;&gt;&lt;source media=&quot;(prefers-color-scheme: light)&quot; srcset=&quot;https://github.com/StorageB/icons/blob/main/GNOME48Adwaita/dark/mail-forward-symbolic-rtl.svg&quot;&gt;&lt;img alt=&quot;mail-forward-symbolic-rtl&quot; src=&quot;https://user-images.githubusercontent.com/25423296/163456779-a8556205-d0a5-45e2-ac17-42d089e3c3f8.png&quot;&gt;&lt;/picture&gt; &amp;nbsp; &amp;nbsp;mail-forward-symbolic-rtl&lt;br&gt;" calcext:value-type="string">
            <text:p>&lt;picture&gt;&lt;source media="(prefers-color-scheme: dark)" srcset="https://github.com/StorageB/icons/blob/main/GNOME48Adwaita/light/mail-forward-symbolic-rtl.svg"&gt;&lt;source media="(prefers-color-scheme: light)" srcset="https://github.com/StorageB/icons/blob/main/GNOME48Adwaita/dark/mail-forward-symbolic-rtl.svg"&gt;&lt;img alt="mail-forward-symbolic-rtl" src="https://user-images.githubusercontent.com/25423296/163456779-a8556205-d0a5-45e2-ac17-42d089e3c3f8.png"&gt;&lt;/picture&gt; &amp;nbsp; &amp;nbsp;mail-forward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il-forward-symbolic.svg</text:p>
          </table:table-cell>
          <table:table-cell office:value-type="string" calcext:value-type="string">
            <text:p>mail-forwa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9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94] &amp; CHAR(34) &amp; &quot;&gt;&quot; &amp; &#10;&quot;&lt;img alt=&quot; &amp; CHAR(34) &amp; [.B9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4] &amp; &quot;&lt;br&gt;&quot;" office:value-type="string" office:string-value="&lt;picture&gt;&lt;source media=&quot;(prefers-color-scheme: dark)&quot; srcset=&quot;https://github.com/StorageB/icons/blob/main/GNOME48Adwaita/light/mail-forward-symbolic.svg&quot;&gt;&lt;source media=&quot;(prefers-color-scheme: light)&quot; srcset=&quot;https://github.com/StorageB/icons/blob/main/GNOME48Adwaita/dark/mail-forward-symbolic.svg&quot;&gt;&lt;img alt=&quot;mail-forward-symbolic&quot; src=&quot;https://user-images.githubusercontent.com/25423296/163456779-a8556205-d0a5-45e2-ac17-42d089e3c3f8.png&quot;&gt;&lt;/picture&gt; &amp;nbsp; &amp;nbsp;mail-forward-symbolic&lt;br&gt;" calcext:value-type="string">
            <text:p>&lt;picture&gt;&lt;source media="(prefers-color-scheme: dark)" srcset="https://github.com/StorageB/icons/blob/main/GNOME48Adwaita/light/mail-forward-symbolic.svg"&gt;&lt;source media="(prefers-color-scheme: light)" srcset="https://github.com/StorageB/icons/blob/main/GNOME48Adwaita/dark/mail-forward-symbolic.svg"&gt;&lt;img alt="mail-forward-symbolic" src="https://user-images.githubusercontent.com/25423296/163456779-a8556205-d0a5-45e2-ac17-42d089e3c3f8.png"&gt;&lt;/picture&gt; &amp;nbsp; &amp;nbsp;mail-forwar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il-mark-important-symbolic.svg</text:p>
          </table:table-cell>
          <table:table-cell office:value-type="string" calcext:value-type="string">
            <text:p>mail-mark-importa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9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95] &amp; CHAR(34) &amp; &quot;&gt;&quot; &amp; &#10;&quot;&lt;img alt=&quot; &amp; CHAR(34) &amp; [.B9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5] &amp; &quot;&lt;br&gt;&quot;" office:value-type="string" office:string-value="&lt;picture&gt;&lt;source media=&quot;(prefers-color-scheme: dark)&quot; srcset=&quot;https://github.com/StorageB/icons/blob/main/GNOME48Adwaita/light/mail-mark-important-symbolic.svg&quot;&gt;&lt;source media=&quot;(prefers-color-scheme: light)&quot; srcset=&quot;https://github.com/StorageB/icons/blob/main/GNOME48Adwaita/dark/mail-mark-important-symbolic.svg&quot;&gt;&lt;img alt=&quot;mail-mark-important-symbolic&quot; src=&quot;https://user-images.githubusercontent.com/25423296/163456779-a8556205-d0a5-45e2-ac17-42d089e3c3f8.png&quot;&gt;&lt;/picture&gt; &amp;nbsp; &amp;nbsp;mail-mark-important-symbolic&lt;br&gt;" calcext:value-type="string">
            <text:p>&lt;picture&gt;&lt;source media="(prefers-color-scheme: dark)" srcset="https://github.com/StorageB/icons/blob/main/GNOME48Adwaita/light/mail-mark-important-symbolic.svg"&gt;&lt;source media="(prefers-color-scheme: light)" srcset="https://github.com/StorageB/icons/blob/main/GNOME48Adwaita/dark/mail-mark-important-symbolic.svg"&gt;&lt;img alt="mail-mark-important-symbolic" src="https://user-images.githubusercontent.com/25423296/163456779-a8556205-d0a5-45e2-ac17-42d089e3c3f8.png"&gt;&lt;/picture&gt; &amp;nbsp; &amp;nbsp;mail-mark-importan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il-mark-junk-symbolic.svg</text:p>
          </table:table-cell>
          <table:table-cell office:value-type="string" calcext:value-type="string">
            <text:p>mail-mark-jun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9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96] &amp; CHAR(34) &amp; &quot;&gt;&quot; &amp; &#10;&quot;&lt;img alt=&quot; &amp; CHAR(34) &amp; [.B9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6] &amp; &quot;&lt;br&gt;&quot;" office:value-type="string" office:string-value="&lt;picture&gt;&lt;source media=&quot;(prefers-color-scheme: dark)&quot; srcset=&quot;https://github.com/StorageB/icons/blob/main/GNOME48Adwaita/light/mail-mark-junk-symbolic.svg&quot;&gt;&lt;source media=&quot;(prefers-color-scheme: light)&quot; srcset=&quot;https://github.com/StorageB/icons/blob/main/GNOME48Adwaita/dark/mail-mark-junk-symbolic.svg&quot;&gt;&lt;img alt=&quot;mail-mark-junk-symbolic&quot; src=&quot;https://user-images.githubusercontent.com/25423296/163456779-a8556205-d0a5-45e2-ac17-42d089e3c3f8.png&quot;&gt;&lt;/picture&gt; &amp;nbsp; &amp;nbsp;mail-mark-junk-symbolic&lt;br&gt;" calcext:value-type="string">
            <text:p>&lt;picture&gt;&lt;source media="(prefers-color-scheme: dark)" srcset="https://github.com/StorageB/icons/blob/main/GNOME48Adwaita/light/mail-mark-junk-symbolic.svg"&gt;&lt;source media="(prefers-color-scheme: light)" srcset="https://github.com/StorageB/icons/blob/main/GNOME48Adwaita/dark/mail-mark-junk-symbolic.svg"&gt;&lt;img alt="mail-mark-junk-symbolic" src="https://user-images.githubusercontent.com/25423296/163456779-a8556205-d0a5-45e2-ac17-42d089e3c3f8.png"&gt;&lt;/picture&gt; &amp;nbsp; &amp;nbsp;mail-mark-junk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il-mark-notjunk-symbolic.svg</text:p>
          </table:table-cell>
          <table:table-cell office:value-type="string" calcext:value-type="string">
            <text:p>mail-mark-notjun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9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97] &amp; CHAR(34) &amp; &quot;&gt;&quot; &amp; &#10;&quot;&lt;img alt=&quot; &amp; CHAR(34) &amp; [.B9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7] &amp; &quot;&lt;br&gt;&quot;" office:value-type="string" office:string-value="&lt;picture&gt;&lt;source media=&quot;(prefers-color-scheme: dark)&quot; srcset=&quot;https://github.com/StorageB/icons/blob/main/GNOME48Adwaita/light/mail-mark-notjunk-symbolic.svg&quot;&gt;&lt;source media=&quot;(prefers-color-scheme: light)&quot; srcset=&quot;https://github.com/StorageB/icons/blob/main/GNOME48Adwaita/dark/mail-mark-notjunk-symbolic.svg&quot;&gt;&lt;img alt=&quot;mail-mark-notjunk-symbolic&quot; src=&quot;https://user-images.githubusercontent.com/25423296/163456779-a8556205-d0a5-45e2-ac17-42d089e3c3f8.png&quot;&gt;&lt;/picture&gt; &amp;nbsp; &amp;nbsp;mail-mark-notjunk-symbolic&lt;br&gt;" calcext:value-type="string">
            <text:p>&lt;picture&gt;&lt;source media="(prefers-color-scheme: dark)" srcset="https://github.com/StorageB/icons/blob/main/GNOME48Adwaita/light/mail-mark-notjunk-symbolic.svg"&gt;&lt;source media="(prefers-color-scheme: light)" srcset="https://github.com/StorageB/icons/blob/main/GNOME48Adwaita/dark/mail-mark-notjunk-symbolic.svg"&gt;&lt;img alt="mail-mark-notjunk-symbolic" src="https://user-images.githubusercontent.com/25423296/163456779-a8556205-d0a5-45e2-ac17-42d089e3c3f8.png"&gt;&lt;/picture&gt; &amp;nbsp; &amp;nbsp;mail-mark-notjunk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il-message-new-symbolic.svg</text:p>
          </table:table-cell>
          <table:table-cell office:value-type="string" calcext:value-type="string">
            <text:p>mail-message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9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98] &amp; CHAR(34) &amp; &quot;&gt;&quot; &amp; &#10;&quot;&lt;img alt=&quot; &amp; CHAR(34) &amp; [.B9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8] &amp; &quot;&lt;br&gt;&quot;" office:value-type="string" office:string-value="&lt;picture&gt;&lt;source media=&quot;(prefers-color-scheme: dark)&quot; srcset=&quot;https://github.com/StorageB/icons/blob/main/GNOME48Adwaita/light/mail-message-new-symbolic.svg&quot;&gt;&lt;source media=&quot;(prefers-color-scheme: light)&quot; srcset=&quot;https://github.com/StorageB/icons/blob/main/GNOME48Adwaita/dark/mail-message-new-symbolic.svg&quot;&gt;&lt;img alt=&quot;mail-message-new-symbolic&quot; src=&quot;https://user-images.githubusercontent.com/25423296/163456779-a8556205-d0a5-45e2-ac17-42d089e3c3f8.png&quot;&gt;&lt;/picture&gt; &amp;nbsp; &amp;nbsp;mail-message-new-symbolic&lt;br&gt;" calcext:value-type="string">
            <text:p>&lt;picture&gt;&lt;source media="(prefers-color-scheme: dark)" srcset="https://github.com/StorageB/icons/blob/main/GNOME48Adwaita/light/mail-message-new-symbolic.svg"&gt;&lt;source media="(prefers-color-scheme: light)" srcset="https://github.com/StorageB/icons/blob/main/GNOME48Adwaita/dark/mail-message-new-symbolic.svg"&gt;&lt;img alt="mail-message-new-symbolic" src="https://user-images.githubusercontent.com/25423296/163456779-a8556205-d0a5-45e2-ac17-42d089e3c3f8.png"&gt;&lt;/picture&gt; &amp;nbsp; &amp;nbsp;mail-message-new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il-reply-all-rtl-symbolic.svg</text:p>
          </table:table-cell>
          <table:table-cell office:value-type="string" calcext:value-type="string">
            <text:p>mail-reply-all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9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99] &amp; CHAR(34) &amp; &quot;&gt;&quot; &amp; &#10;&quot;&lt;img alt=&quot; &amp; CHAR(34) &amp; [.B9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99] &amp; &quot;&lt;br&gt;&quot;" office:value-type="string" office:string-value="&lt;picture&gt;&lt;source media=&quot;(prefers-color-scheme: dark)&quot; srcset=&quot;https://github.com/StorageB/icons/blob/main/GNOME48Adwaita/light/mail-reply-all-rtl-symbolic.svg&quot;&gt;&lt;source media=&quot;(prefers-color-scheme: light)&quot; srcset=&quot;https://github.com/StorageB/icons/blob/main/GNOME48Adwaita/dark/mail-reply-all-rtl-symbolic.svg&quot;&gt;&lt;img alt=&quot;mail-reply-all-rtl-symbolic&quot; src=&quot;https://user-images.githubusercontent.com/25423296/163456779-a8556205-d0a5-45e2-ac17-42d089e3c3f8.png&quot;&gt;&lt;/picture&gt; &amp;nbsp; &amp;nbsp;mail-reply-all-rtl-symbolic&lt;br&gt;" calcext:value-type="string">
            <text:p>&lt;picture&gt;&lt;source media="(prefers-color-scheme: dark)" srcset="https://github.com/StorageB/icons/blob/main/GNOME48Adwaita/light/mail-reply-all-rtl-symbolic.svg"&gt;&lt;source media="(prefers-color-scheme: light)" srcset="https://github.com/StorageB/icons/blob/main/GNOME48Adwaita/dark/mail-reply-all-rtl-symbolic.svg"&gt;&lt;img alt="mail-reply-all-rtl-symbolic" src="https://user-images.githubusercontent.com/25423296/163456779-a8556205-d0a5-45e2-ac17-42d089e3c3f8.png"&gt;&lt;/picture&gt; &amp;nbsp; &amp;nbsp;mail-reply-all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il-reply-all-symbolic-rtl.svg</text:p>
          </table:table-cell>
          <table:table-cell office:value-type="string" calcext:value-type="string">
            <text:p>mail-reply-all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0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00] &amp; CHAR(34) &amp; &quot;&gt;&quot; &amp; &#10;&quot;&lt;img alt=&quot; &amp; CHAR(34) &amp; [.B10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0] &amp; &quot;&lt;br&gt;&quot;" office:value-type="string" office:string-value="&lt;picture&gt;&lt;source media=&quot;(prefers-color-scheme: dark)&quot; srcset=&quot;https://github.com/StorageB/icons/blob/main/GNOME48Adwaita/light/mail-reply-all-symbolic-rtl.svg&quot;&gt;&lt;source media=&quot;(prefers-color-scheme: light)&quot; srcset=&quot;https://github.com/StorageB/icons/blob/main/GNOME48Adwaita/dark/mail-reply-all-symbolic-rtl.svg&quot;&gt;&lt;img alt=&quot;mail-reply-all-symbolic-rtl&quot; src=&quot;https://user-images.githubusercontent.com/25423296/163456779-a8556205-d0a5-45e2-ac17-42d089e3c3f8.png&quot;&gt;&lt;/picture&gt; &amp;nbsp; &amp;nbsp;mail-reply-all-symbolic-rtl&lt;br&gt;" calcext:value-type="string">
            <text:p>&lt;picture&gt;&lt;source media="(prefers-color-scheme: dark)" srcset="https://github.com/StorageB/icons/blob/main/GNOME48Adwaita/light/mail-reply-all-symbolic-rtl.svg"&gt;&lt;source media="(prefers-color-scheme: light)" srcset="https://github.com/StorageB/icons/blob/main/GNOME48Adwaita/dark/mail-reply-all-symbolic-rtl.svg"&gt;&lt;img alt="mail-reply-all-symbolic-rtl" src="https://user-images.githubusercontent.com/25423296/163456779-a8556205-d0a5-45e2-ac17-42d089e3c3f8.png"&gt;&lt;/picture&gt; &amp;nbsp; &amp;nbsp;mail-reply-all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il-reply-all-symbolic.svg</text:p>
          </table:table-cell>
          <table:table-cell office:value-type="string" calcext:value-type="string">
            <text:p>mail-reply-al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0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01] &amp; CHAR(34) &amp; &quot;&gt;&quot; &amp; &#10;&quot;&lt;img alt=&quot; &amp; CHAR(34) &amp; [.B10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1] &amp; &quot;&lt;br&gt;&quot;" office:value-type="string" office:string-value="&lt;picture&gt;&lt;source media=&quot;(prefers-color-scheme: dark)&quot; srcset=&quot;https://github.com/StorageB/icons/blob/main/GNOME48Adwaita/light/mail-reply-all-symbolic.svg&quot;&gt;&lt;source media=&quot;(prefers-color-scheme: light)&quot; srcset=&quot;https://github.com/StorageB/icons/blob/main/GNOME48Adwaita/dark/mail-reply-all-symbolic.svg&quot;&gt;&lt;img alt=&quot;mail-reply-all-symbolic&quot; src=&quot;https://user-images.githubusercontent.com/25423296/163456779-a8556205-d0a5-45e2-ac17-42d089e3c3f8.png&quot;&gt;&lt;/picture&gt; &amp;nbsp; &amp;nbsp;mail-reply-all-symbolic&lt;br&gt;" calcext:value-type="string">
            <text:p>&lt;picture&gt;&lt;source media="(prefers-color-scheme: dark)" srcset="https://github.com/StorageB/icons/blob/main/GNOME48Adwaita/light/mail-reply-all-symbolic.svg"&gt;&lt;source media="(prefers-color-scheme: light)" srcset="https://github.com/StorageB/icons/blob/main/GNOME48Adwaita/dark/mail-reply-all-symbolic.svg"&gt;&lt;img alt="mail-reply-all-symbolic" src="https://user-images.githubusercontent.com/25423296/163456779-a8556205-d0a5-45e2-ac17-42d089e3c3f8.png"&gt;&lt;/picture&gt; &amp;nbsp; &amp;nbsp;mail-reply-al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il-reply-sender-symbolic-rtl.svg</text:p>
          </table:table-cell>
          <table:table-cell office:value-type="string" calcext:value-type="string">
            <text:p>mail-reply-sender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0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02] &amp; CHAR(34) &amp; &quot;&gt;&quot; &amp; &#10;&quot;&lt;img alt=&quot; &amp; CHAR(34) &amp; [.B10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2] &amp; &quot;&lt;br&gt;&quot;" office:value-type="string" office:string-value="&lt;picture&gt;&lt;source media=&quot;(prefers-color-scheme: dark)&quot; srcset=&quot;https://github.com/StorageB/icons/blob/main/GNOME48Adwaita/light/mail-reply-sender-symbolic-rtl.svg&quot;&gt;&lt;source media=&quot;(prefers-color-scheme: light)&quot; srcset=&quot;https://github.com/StorageB/icons/blob/main/GNOME48Adwaita/dark/mail-reply-sender-symbolic-rtl.svg&quot;&gt;&lt;img alt=&quot;mail-reply-sender-symbolic-rtl&quot; src=&quot;https://user-images.githubusercontent.com/25423296/163456779-a8556205-d0a5-45e2-ac17-42d089e3c3f8.png&quot;&gt;&lt;/picture&gt; &amp;nbsp; &amp;nbsp;mail-reply-sender-symbolic-rtl&lt;br&gt;" calcext:value-type="string">
            <text:p>&lt;picture&gt;&lt;source media="(prefers-color-scheme: dark)" srcset="https://github.com/StorageB/icons/blob/main/GNOME48Adwaita/light/mail-reply-sender-symbolic-rtl.svg"&gt;&lt;source media="(prefers-color-scheme: light)" srcset="https://github.com/StorageB/icons/blob/main/GNOME48Adwaita/dark/mail-reply-sender-symbolic-rtl.svg"&gt;&lt;img alt="mail-reply-sender-symbolic-rtl" src="https://user-images.githubusercontent.com/25423296/163456779-a8556205-d0a5-45e2-ac17-42d089e3c3f8.png"&gt;&lt;/picture&gt; &amp;nbsp; &amp;nbsp;mail-reply-sender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il-reply-sender-symbolic.svg</text:p>
          </table:table-cell>
          <table:table-cell office:value-type="string" calcext:value-type="string">
            <text:p>mail-reply-send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0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03] &amp; CHAR(34) &amp; &quot;&gt;&quot; &amp; &#10;&quot;&lt;img alt=&quot; &amp; CHAR(34) &amp; [.B10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3] &amp; &quot;&lt;br&gt;&quot;" office:value-type="string" office:string-value="&lt;picture&gt;&lt;source media=&quot;(prefers-color-scheme: dark)&quot; srcset=&quot;https://github.com/StorageB/icons/blob/main/GNOME48Adwaita/light/mail-reply-sender-symbolic.svg&quot;&gt;&lt;source media=&quot;(prefers-color-scheme: light)&quot; srcset=&quot;https://github.com/StorageB/icons/blob/main/GNOME48Adwaita/dark/mail-reply-sender-symbolic.svg&quot;&gt;&lt;img alt=&quot;mail-reply-sender-symbolic&quot; src=&quot;https://user-images.githubusercontent.com/25423296/163456779-a8556205-d0a5-45e2-ac17-42d089e3c3f8.png&quot;&gt;&lt;/picture&gt; &amp;nbsp; &amp;nbsp;mail-reply-sender-symbolic&lt;br&gt;" calcext:value-type="string">
            <text:p>&lt;picture&gt;&lt;source media="(prefers-color-scheme: dark)" srcset="https://github.com/StorageB/icons/blob/main/GNOME48Adwaita/light/mail-reply-sender-symbolic.svg"&gt;&lt;source media="(prefers-color-scheme: light)" srcset="https://github.com/StorageB/icons/blob/main/GNOME48Adwaita/dark/mail-reply-sender-symbolic.svg"&gt;&lt;img alt="mail-reply-sender-symbolic" src="https://user-images.githubusercontent.com/25423296/163456779-a8556205-d0a5-45e2-ac17-42d089e3c3f8.png"&gt;&lt;/picture&gt; &amp;nbsp; &amp;nbsp;mail-reply-sende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il-send-receive-symbolic.svg</text:p>
          </table:table-cell>
          <table:table-cell office:value-type="string" calcext:value-type="string">
            <text:p>mail-send-receiv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0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04] &amp; CHAR(34) &amp; &quot;&gt;&quot; &amp; &#10;&quot;&lt;img alt=&quot; &amp; CHAR(34) &amp; [.B10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4] &amp; &quot;&lt;br&gt;&quot;" office:value-type="string" office:string-value="&lt;picture&gt;&lt;source media=&quot;(prefers-color-scheme: dark)&quot; srcset=&quot;https://github.com/StorageB/icons/blob/main/GNOME48Adwaita/light/mail-send-receive-symbolic.svg&quot;&gt;&lt;source media=&quot;(prefers-color-scheme: light)&quot; srcset=&quot;https://github.com/StorageB/icons/blob/main/GNOME48Adwaita/dark/mail-send-receive-symbolic.svg&quot;&gt;&lt;img alt=&quot;mail-send-receive-symbolic&quot; src=&quot;https://user-images.githubusercontent.com/25423296/163456779-a8556205-d0a5-45e2-ac17-42d089e3c3f8.png&quot;&gt;&lt;/picture&gt; &amp;nbsp; &amp;nbsp;mail-send-receive-symbolic&lt;br&gt;" calcext:value-type="string">
            <text:p>&lt;picture&gt;&lt;source media="(prefers-color-scheme: dark)" srcset="https://github.com/StorageB/icons/blob/main/GNOME48Adwaita/light/mail-send-receive-symbolic.svg"&gt;&lt;source media="(prefers-color-scheme: light)" srcset="https://github.com/StorageB/icons/blob/main/GNOME48Adwaita/dark/mail-send-receive-symbolic.svg"&gt;&lt;img alt="mail-send-receive-symbolic" src="https://user-images.githubusercontent.com/25423296/163456779-a8556205-d0a5-45e2-ac17-42d089e3c3f8.png"&gt;&lt;/picture&gt; &amp;nbsp; &amp;nbsp;mail-send-receiv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il-send-symbolic.svg</text:p>
          </table:table-cell>
          <table:table-cell office:value-type="string" calcext:value-type="string">
            <text:p>mail-sen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0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05] &amp; CHAR(34) &amp; &quot;&gt;&quot; &amp; &#10;&quot;&lt;img alt=&quot; &amp; CHAR(34) &amp; [.B10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5] &amp; &quot;&lt;br&gt;&quot;" office:value-type="string" office:string-value="&lt;picture&gt;&lt;source media=&quot;(prefers-color-scheme: dark)&quot; srcset=&quot;https://github.com/StorageB/icons/blob/main/GNOME48Adwaita/light/mail-send-symbolic.svg&quot;&gt;&lt;source media=&quot;(prefers-color-scheme: light)&quot; srcset=&quot;https://github.com/StorageB/icons/blob/main/GNOME48Adwaita/dark/mail-send-symbolic.svg&quot;&gt;&lt;img alt=&quot;mail-send-symbolic&quot; src=&quot;https://user-images.githubusercontent.com/25423296/163456779-a8556205-d0a5-45e2-ac17-42d089e3c3f8.png&quot;&gt;&lt;/picture&gt; &amp;nbsp; &amp;nbsp;mail-send-symbolic&lt;br&gt;" calcext:value-type="string">
            <text:p>&lt;picture&gt;&lt;source media="(prefers-color-scheme: dark)" srcset="https://github.com/StorageB/icons/blob/main/GNOME48Adwaita/light/mail-send-symbolic.svg"&gt;&lt;source media="(prefers-color-scheme: light)" srcset="https://github.com/StorageB/icons/blob/main/GNOME48Adwaita/dark/mail-send-symbolic.svg"&gt;&lt;img alt="mail-send-symbolic" src="https://user-images.githubusercontent.com/25423296/163456779-a8556205-d0a5-45e2-ac17-42d089e3c3f8.png"&gt;&lt;/picture&gt; &amp;nbsp; &amp;nbsp;mail-sen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rk-location-symbolic.svg</text:p>
          </table:table-cell>
          <table:table-cell office:value-type="string" calcext:value-type="string">
            <text:p>mark-locatio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0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06] &amp; CHAR(34) &amp; &quot;&gt;&quot; &amp; &#10;&quot;&lt;img alt=&quot; &amp; CHAR(34) &amp; [.B10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6] &amp; &quot;&lt;br&gt;&quot;" office:value-type="string" office:string-value="&lt;picture&gt;&lt;source media=&quot;(prefers-color-scheme: dark)&quot; srcset=&quot;https://github.com/StorageB/icons/blob/main/GNOME48Adwaita/light/mark-location-symbolic.svg&quot;&gt;&lt;source media=&quot;(prefers-color-scheme: light)&quot; srcset=&quot;https://github.com/StorageB/icons/blob/main/GNOME48Adwaita/dark/mark-location-symbolic.svg&quot;&gt;&lt;img alt=&quot;mark-location-symbolic&quot; src=&quot;https://user-images.githubusercontent.com/25423296/163456779-a8556205-d0a5-45e2-ac17-42d089e3c3f8.png&quot;&gt;&lt;/picture&gt; &amp;nbsp; &amp;nbsp;mark-location-symbolic&lt;br&gt;" calcext:value-type="string">
            <text:p>&lt;picture&gt;&lt;source media="(prefers-color-scheme: dark)" srcset="https://github.com/StorageB/icons/blob/main/GNOME48Adwaita/light/mark-location-symbolic.svg"&gt;&lt;source media="(prefers-color-scheme: light)" srcset="https://github.com/StorageB/icons/blob/main/GNOME48Adwaita/dark/mark-location-symbolic.svg"&gt;&lt;img alt="mark-location-symbolic" src="https://user-images.githubusercontent.com/25423296/163456779-a8556205-d0a5-45e2-ac17-42d089e3c3f8.png"&gt;&lt;/picture&gt; &amp;nbsp; &amp;nbsp;mark-location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a-eject-symbolic.svg</text:p>
          </table:table-cell>
          <table:table-cell office:value-type="string" calcext:value-type="string">
            <text:p>media-ejec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0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07] &amp; CHAR(34) &amp; &quot;&gt;&quot; &amp; &#10;&quot;&lt;img alt=&quot; &amp; CHAR(34) &amp; [.B10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7] &amp; &quot;&lt;br&gt;&quot;" office:value-type="string" office:string-value="&lt;picture&gt;&lt;source media=&quot;(prefers-color-scheme: dark)&quot; srcset=&quot;https://github.com/StorageB/icons/blob/main/GNOME48Adwaita/light/media-eject-symbolic.svg&quot;&gt;&lt;source media=&quot;(prefers-color-scheme: light)&quot; srcset=&quot;https://github.com/StorageB/icons/blob/main/GNOME48Adwaita/dark/media-eject-symbolic.svg&quot;&gt;&lt;img alt=&quot;media-eject-symbolic&quot; src=&quot;https://user-images.githubusercontent.com/25423296/163456779-a8556205-d0a5-45e2-ac17-42d089e3c3f8.png&quot;&gt;&lt;/picture&gt; &amp;nbsp; &amp;nbsp;media-eject-symbolic&lt;br&gt;" calcext:value-type="string">
            <text:p>&lt;picture&gt;&lt;source media="(prefers-color-scheme: dark)" srcset="https://github.com/StorageB/icons/blob/main/GNOME48Adwaita/light/media-eject-symbolic.svg"&gt;&lt;source media="(prefers-color-scheme: light)" srcset="https://github.com/StorageB/icons/blob/main/GNOME48Adwaita/dark/media-eject-symbolic.svg"&gt;&lt;img alt="media-eject-symbolic" src="https://user-images.githubusercontent.com/25423296/163456779-a8556205-d0a5-45e2-ac17-42d089e3c3f8.png"&gt;&lt;/picture&gt; &amp;nbsp; &amp;nbsp;media-ejec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a-playback-pause-symbolic.svg</text:p>
          </table:table-cell>
          <table:table-cell office:value-type="string" calcext:value-type="string">
            <text:p>media-playback-paus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0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08] &amp; CHAR(34) &amp; &quot;&gt;&quot; &amp; &#10;&quot;&lt;img alt=&quot; &amp; CHAR(34) &amp; [.B10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8] &amp; &quot;&lt;br&gt;&quot;" office:value-type="string" office:string-value="&lt;picture&gt;&lt;source media=&quot;(prefers-color-scheme: dark)&quot; srcset=&quot;https://github.com/StorageB/icons/blob/main/GNOME48Adwaita/light/media-playback-pause-symbolic.svg&quot;&gt;&lt;source media=&quot;(prefers-color-scheme: light)&quot; srcset=&quot;https://github.com/StorageB/icons/blob/main/GNOME48Adwaita/dark/media-playback-pause-symbolic.svg&quot;&gt;&lt;img alt=&quot;media-playback-pause-symbolic&quot; src=&quot;https://user-images.githubusercontent.com/25423296/163456779-a8556205-d0a5-45e2-ac17-42d089e3c3f8.png&quot;&gt;&lt;/picture&gt; &amp;nbsp; &amp;nbsp;media-playback-pause-symbolic&lt;br&gt;" calcext:value-type="string">
            <text:p>&lt;picture&gt;&lt;source media="(prefers-color-scheme: dark)" srcset="https://github.com/StorageB/icons/blob/main/GNOME48Adwaita/light/media-playback-pause-symbolic.svg"&gt;&lt;source media="(prefers-color-scheme: light)" srcset="https://github.com/StorageB/icons/blob/main/GNOME48Adwaita/dark/media-playback-pause-symbolic.svg"&gt;&lt;img alt="media-playback-pause-symbolic" src="https://user-images.githubusercontent.com/25423296/163456779-a8556205-d0a5-45e2-ac17-42d089e3c3f8.png"&gt;&lt;/picture&gt; &amp;nbsp; &amp;nbsp;media-playback-paus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a-playback-start-symbolic.svg</text:p>
          </table:table-cell>
          <table:table-cell office:value-type="string" calcext:value-type="string">
            <text:p>media-playback-star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0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09] &amp; CHAR(34) &amp; &quot;&gt;&quot; &amp; &#10;&quot;&lt;img alt=&quot; &amp; CHAR(34) &amp; [.B10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09] &amp; &quot;&lt;br&gt;&quot;" office:value-type="string" office:string-value="&lt;picture&gt;&lt;source media=&quot;(prefers-color-scheme: dark)&quot; srcset=&quot;https://github.com/StorageB/icons/blob/main/GNOME48Adwaita/light/media-playback-start-symbolic.svg&quot;&gt;&lt;source media=&quot;(prefers-color-scheme: light)&quot; srcset=&quot;https://github.com/StorageB/icons/blob/main/GNOME48Adwaita/dark/media-playback-start-symbolic.svg&quot;&gt;&lt;img alt=&quot;media-playback-start-symbolic&quot; src=&quot;https://user-images.githubusercontent.com/25423296/163456779-a8556205-d0a5-45e2-ac17-42d089e3c3f8.png&quot;&gt;&lt;/picture&gt; &amp;nbsp; &amp;nbsp;media-playback-start-symbolic&lt;br&gt;" calcext:value-type="string">
            <text:p>&lt;picture&gt;&lt;source media="(prefers-color-scheme: dark)" srcset="https://github.com/StorageB/icons/blob/main/GNOME48Adwaita/light/media-playback-start-symbolic.svg"&gt;&lt;source media="(prefers-color-scheme: light)" srcset="https://github.com/StorageB/icons/blob/main/GNOME48Adwaita/dark/media-playback-start-symbolic.svg"&gt;&lt;img alt="media-playback-start-symbolic" src="https://user-images.githubusercontent.com/25423296/163456779-a8556205-d0a5-45e2-ac17-42d089e3c3f8.png"&gt;&lt;/picture&gt; &amp;nbsp; &amp;nbsp;media-playback-star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a-playback-stop-symbolic.svg</text:p>
          </table:table-cell>
          <table:table-cell office:value-type="string" calcext:value-type="string">
            <text:p>media-playback-sto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1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10] &amp; CHAR(34) &amp; &quot;&gt;&quot; &amp; &#10;&quot;&lt;img alt=&quot; &amp; CHAR(34) &amp; [.B11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0] &amp; &quot;&lt;br&gt;&quot;" office:value-type="string" office:string-value="&lt;picture&gt;&lt;source media=&quot;(prefers-color-scheme: dark)&quot; srcset=&quot;https://github.com/StorageB/icons/blob/main/GNOME48Adwaita/light/media-playback-stop-symbolic.svg&quot;&gt;&lt;source media=&quot;(prefers-color-scheme: light)&quot; srcset=&quot;https://github.com/StorageB/icons/blob/main/GNOME48Adwaita/dark/media-playback-stop-symbolic.svg&quot;&gt;&lt;img alt=&quot;media-playback-stop-symbolic&quot; src=&quot;https://user-images.githubusercontent.com/25423296/163456779-a8556205-d0a5-45e2-ac17-42d089e3c3f8.png&quot;&gt;&lt;/picture&gt; &amp;nbsp; &amp;nbsp;media-playback-stop-symbolic&lt;br&gt;" calcext:value-type="string">
            <text:p>&lt;picture&gt;&lt;source media="(prefers-color-scheme: dark)" srcset="https://github.com/StorageB/icons/blob/main/GNOME48Adwaita/light/media-playback-stop-symbolic.svg"&gt;&lt;source media="(prefers-color-scheme: light)" srcset="https://github.com/StorageB/icons/blob/main/GNOME48Adwaita/dark/media-playback-stop-symbolic.svg"&gt;&lt;img alt="media-playback-stop-symbolic" src="https://user-images.githubusercontent.com/25423296/163456779-a8556205-d0a5-45e2-ac17-42d089e3c3f8.png"&gt;&lt;/picture&gt; &amp;nbsp; &amp;nbsp;media-playback-stop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a-record-symbolic.svg</text:p>
          </table:table-cell>
          <table:table-cell office:value-type="string" calcext:value-type="string">
            <text:p>media-reco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1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11] &amp; CHAR(34) &amp; &quot;&gt;&quot; &amp; &#10;&quot;&lt;img alt=&quot; &amp; CHAR(34) &amp; [.B11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1] &amp; &quot;&lt;br&gt;&quot;" office:value-type="string" office:string-value="&lt;picture&gt;&lt;source media=&quot;(prefers-color-scheme: dark)&quot; srcset=&quot;https://github.com/StorageB/icons/blob/main/GNOME48Adwaita/light/media-record-symbolic.svg&quot;&gt;&lt;source media=&quot;(prefers-color-scheme: light)&quot; srcset=&quot;https://github.com/StorageB/icons/blob/main/GNOME48Adwaita/dark/media-record-symbolic.svg&quot;&gt;&lt;img alt=&quot;media-record-symbolic&quot; src=&quot;https://user-images.githubusercontent.com/25423296/163456779-a8556205-d0a5-45e2-ac17-42d089e3c3f8.png&quot;&gt;&lt;/picture&gt; &amp;nbsp; &amp;nbsp;media-record-symbolic&lt;br&gt;" calcext:value-type="string">
            <text:p>&lt;picture&gt;&lt;source media="(prefers-color-scheme: dark)" srcset="https://github.com/StorageB/icons/blob/main/GNOME48Adwaita/light/media-record-symbolic.svg"&gt;&lt;source media="(prefers-color-scheme: light)" srcset="https://github.com/StorageB/icons/blob/main/GNOME48Adwaita/dark/media-record-symbolic.svg"&gt;&lt;img alt="media-record-symbolic" src="https://user-images.githubusercontent.com/25423296/163456779-a8556205-d0a5-45e2-ac17-42d089e3c3f8.png"&gt;&lt;/picture&gt; &amp;nbsp; &amp;nbsp;media-recor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a-seek-backward-symbolic-rtl.svg</text:p>
          </table:table-cell>
          <table:table-cell office:value-type="string" calcext:value-type="string">
            <text:p>media-seek-backwar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1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12] &amp; CHAR(34) &amp; &quot;&gt;&quot; &amp; &#10;&quot;&lt;img alt=&quot; &amp; CHAR(34) &amp; [.B11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2] &amp; &quot;&lt;br&gt;&quot;" office:value-type="string" office:string-value="&lt;picture&gt;&lt;source media=&quot;(prefers-color-scheme: dark)&quot; srcset=&quot;https://github.com/StorageB/icons/blob/main/GNOME48Adwaita/light/media-seek-backward-symbolic-rtl.svg&quot;&gt;&lt;source media=&quot;(prefers-color-scheme: light)&quot; srcset=&quot;https://github.com/StorageB/icons/blob/main/GNOME48Adwaita/dark/media-seek-backward-symbolic-rtl.svg&quot;&gt;&lt;img alt=&quot;media-seek-backward-symbolic-rtl&quot; src=&quot;https://user-images.githubusercontent.com/25423296/163456779-a8556205-d0a5-45e2-ac17-42d089e3c3f8.png&quot;&gt;&lt;/picture&gt; &amp;nbsp; &amp;nbsp;media-seek-backward-symbolic-rtl&lt;br&gt;" calcext:value-type="string">
            <text:p>&lt;picture&gt;&lt;source media="(prefers-color-scheme: dark)" srcset="https://github.com/StorageB/icons/blob/main/GNOME48Adwaita/light/media-seek-backward-symbolic-rtl.svg"&gt;&lt;source media="(prefers-color-scheme: light)" srcset="https://github.com/StorageB/icons/blob/main/GNOME48Adwaita/dark/media-seek-backward-symbolic-rtl.svg"&gt;&lt;img alt="media-seek-backward-symbolic-rtl" src="https://user-images.githubusercontent.com/25423296/163456779-a8556205-d0a5-45e2-ac17-42d089e3c3f8.png"&gt;&lt;/picture&gt; &amp;nbsp; &amp;nbsp;media-seek-backward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a-seek-backward-symbolic.svg</text:p>
          </table:table-cell>
          <table:table-cell office:value-type="string" calcext:value-type="string">
            <text:p>media-seek-backwa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1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13] &amp; CHAR(34) &amp; &quot;&gt;&quot; &amp; &#10;&quot;&lt;img alt=&quot; &amp; CHAR(34) &amp; [.B11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3] &amp; &quot;&lt;br&gt;&quot;" office:value-type="string" office:string-value="&lt;picture&gt;&lt;source media=&quot;(prefers-color-scheme: dark)&quot; srcset=&quot;https://github.com/StorageB/icons/blob/main/GNOME48Adwaita/light/media-seek-backward-symbolic.svg&quot;&gt;&lt;source media=&quot;(prefers-color-scheme: light)&quot; srcset=&quot;https://github.com/StorageB/icons/blob/main/GNOME48Adwaita/dark/media-seek-backward-symbolic.svg&quot;&gt;&lt;img alt=&quot;media-seek-backward-symbolic&quot; src=&quot;https://user-images.githubusercontent.com/25423296/163456779-a8556205-d0a5-45e2-ac17-42d089e3c3f8.png&quot;&gt;&lt;/picture&gt; &amp;nbsp; &amp;nbsp;media-seek-backward-symbolic&lt;br&gt;" calcext:value-type="string">
            <text:p>&lt;picture&gt;&lt;source media="(prefers-color-scheme: dark)" srcset="https://github.com/StorageB/icons/blob/main/GNOME48Adwaita/light/media-seek-backward-symbolic.svg"&gt;&lt;source media="(prefers-color-scheme: light)" srcset="https://github.com/StorageB/icons/blob/main/GNOME48Adwaita/dark/media-seek-backward-symbolic.svg"&gt;&lt;img alt="media-seek-backward-symbolic" src="https://user-images.githubusercontent.com/25423296/163456779-a8556205-d0a5-45e2-ac17-42d089e3c3f8.png"&gt;&lt;/picture&gt; &amp;nbsp; &amp;nbsp;media-seek-backwar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a-seek-forward-symbolic-rtl.svg</text:p>
          </table:table-cell>
          <table:table-cell office:value-type="string" calcext:value-type="string">
            <text:p>media-seek-forwar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1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14] &amp; CHAR(34) &amp; &quot;&gt;&quot; &amp; &#10;&quot;&lt;img alt=&quot; &amp; CHAR(34) &amp; [.B11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4] &amp; &quot;&lt;br&gt;&quot;" office:value-type="string" office:string-value="&lt;picture&gt;&lt;source media=&quot;(prefers-color-scheme: dark)&quot; srcset=&quot;https://github.com/StorageB/icons/blob/main/GNOME48Adwaita/light/media-seek-forward-symbolic-rtl.svg&quot;&gt;&lt;source media=&quot;(prefers-color-scheme: light)&quot; srcset=&quot;https://github.com/StorageB/icons/blob/main/GNOME48Adwaita/dark/media-seek-forward-symbolic-rtl.svg&quot;&gt;&lt;img alt=&quot;media-seek-forward-symbolic-rtl&quot; src=&quot;https://user-images.githubusercontent.com/25423296/163456779-a8556205-d0a5-45e2-ac17-42d089e3c3f8.png&quot;&gt;&lt;/picture&gt; &amp;nbsp; &amp;nbsp;media-seek-forward-symbolic-rtl&lt;br&gt;" calcext:value-type="string">
            <text:p>&lt;picture&gt;&lt;source media="(prefers-color-scheme: dark)" srcset="https://github.com/StorageB/icons/blob/main/GNOME48Adwaita/light/media-seek-forward-symbolic-rtl.svg"&gt;&lt;source media="(prefers-color-scheme: light)" srcset="https://github.com/StorageB/icons/blob/main/GNOME48Adwaita/dark/media-seek-forward-symbolic-rtl.svg"&gt;&lt;img alt="media-seek-forward-symbolic-rtl" src="https://user-images.githubusercontent.com/25423296/163456779-a8556205-d0a5-45e2-ac17-42d089e3c3f8.png"&gt;&lt;/picture&gt; &amp;nbsp; &amp;nbsp;media-seek-forward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a-seek-forward-symbolic.svg</text:p>
          </table:table-cell>
          <table:table-cell office:value-type="string" calcext:value-type="string">
            <text:p>media-seek-forwa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1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15] &amp; CHAR(34) &amp; &quot;&gt;&quot; &amp; &#10;&quot;&lt;img alt=&quot; &amp; CHAR(34) &amp; [.B11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5] &amp; &quot;&lt;br&gt;&quot;" office:value-type="string" office:string-value="&lt;picture&gt;&lt;source media=&quot;(prefers-color-scheme: dark)&quot; srcset=&quot;https://github.com/StorageB/icons/blob/main/GNOME48Adwaita/light/media-seek-forward-symbolic.svg&quot;&gt;&lt;source media=&quot;(prefers-color-scheme: light)&quot; srcset=&quot;https://github.com/StorageB/icons/blob/main/GNOME48Adwaita/dark/media-seek-forward-symbolic.svg&quot;&gt;&lt;img alt=&quot;media-seek-forward-symbolic&quot; src=&quot;https://user-images.githubusercontent.com/25423296/163456779-a8556205-d0a5-45e2-ac17-42d089e3c3f8.png&quot;&gt;&lt;/picture&gt; &amp;nbsp; &amp;nbsp;media-seek-forward-symbolic&lt;br&gt;" calcext:value-type="string">
            <text:p>&lt;picture&gt;&lt;source media="(prefers-color-scheme: dark)" srcset="https://github.com/StorageB/icons/blob/main/GNOME48Adwaita/light/media-seek-forward-symbolic.svg"&gt;&lt;source media="(prefers-color-scheme: light)" srcset="https://github.com/StorageB/icons/blob/main/GNOME48Adwaita/dark/media-seek-forward-symbolic.svg"&gt;&lt;img alt="media-seek-forward-symbolic" src="https://user-images.githubusercontent.com/25423296/163456779-a8556205-d0a5-45e2-ac17-42d089e3c3f8.png"&gt;&lt;/picture&gt; &amp;nbsp; &amp;nbsp;media-seek-forwar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a-skip-backward-symbolic-rtl.svg</text:p>
          </table:table-cell>
          <table:table-cell office:value-type="string" calcext:value-type="string">
            <text:p>media-skip-backwar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1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16] &amp; CHAR(34) &amp; &quot;&gt;&quot; &amp; &#10;&quot;&lt;img alt=&quot; &amp; CHAR(34) &amp; [.B11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6] &amp; &quot;&lt;br&gt;&quot;" office:value-type="string" office:string-value="&lt;picture&gt;&lt;source media=&quot;(prefers-color-scheme: dark)&quot; srcset=&quot;https://github.com/StorageB/icons/blob/main/GNOME48Adwaita/light/media-skip-backward-symbolic-rtl.svg&quot;&gt;&lt;source media=&quot;(prefers-color-scheme: light)&quot; srcset=&quot;https://github.com/StorageB/icons/blob/main/GNOME48Adwaita/dark/media-skip-backward-symbolic-rtl.svg&quot;&gt;&lt;img alt=&quot;media-skip-backward-symbolic-rtl&quot; src=&quot;https://user-images.githubusercontent.com/25423296/163456779-a8556205-d0a5-45e2-ac17-42d089e3c3f8.png&quot;&gt;&lt;/picture&gt; &amp;nbsp; &amp;nbsp;media-skip-backward-symbolic-rtl&lt;br&gt;" calcext:value-type="string">
            <text:p>&lt;picture&gt;&lt;source media="(prefers-color-scheme: dark)" srcset="https://github.com/StorageB/icons/blob/main/GNOME48Adwaita/light/media-skip-backward-symbolic-rtl.svg"&gt;&lt;source media="(prefers-color-scheme: light)" srcset="https://github.com/StorageB/icons/blob/main/GNOME48Adwaita/dark/media-skip-backward-symbolic-rtl.svg"&gt;&lt;img alt="media-skip-backward-symbolic-rtl" src="https://user-images.githubusercontent.com/25423296/163456779-a8556205-d0a5-45e2-ac17-42d089e3c3f8.png"&gt;&lt;/picture&gt; &amp;nbsp; &amp;nbsp;media-skip-backward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a-skip-backward-symbolic.svg</text:p>
          </table:table-cell>
          <table:table-cell office:value-type="string" calcext:value-type="string">
            <text:p>media-skip-backwa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1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17] &amp; CHAR(34) &amp; &quot;&gt;&quot; &amp; &#10;&quot;&lt;img alt=&quot; &amp; CHAR(34) &amp; [.B11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7] &amp; &quot;&lt;br&gt;&quot;" office:value-type="string" office:string-value="&lt;picture&gt;&lt;source media=&quot;(prefers-color-scheme: dark)&quot; srcset=&quot;https://github.com/StorageB/icons/blob/main/GNOME48Adwaita/light/media-skip-backward-symbolic.svg&quot;&gt;&lt;source media=&quot;(prefers-color-scheme: light)&quot; srcset=&quot;https://github.com/StorageB/icons/blob/main/GNOME48Adwaita/dark/media-skip-backward-symbolic.svg&quot;&gt;&lt;img alt=&quot;media-skip-backward-symbolic&quot; src=&quot;https://user-images.githubusercontent.com/25423296/163456779-a8556205-d0a5-45e2-ac17-42d089e3c3f8.png&quot;&gt;&lt;/picture&gt; &amp;nbsp; &amp;nbsp;media-skip-backward-symbolic&lt;br&gt;" calcext:value-type="string">
            <text:p>&lt;picture&gt;&lt;source media="(prefers-color-scheme: dark)" srcset="https://github.com/StorageB/icons/blob/main/GNOME48Adwaita/light/media-skip-backward-symbolic.svg"&gt;&lt;source media="(prefers-color-scheme: light)" srcset="https://github.com/StorageB/icons/blob/main/GNOME48Adwaita/dark/media-skip-backward-symbolic.svg"&gt;&lt;img alt="media-skip-backward-symbolic" src="https://user-images.githubusercontent.com/25423296/163456779-a8556205-d0a5-45e2-ac17-42d089e3c3f8.png"&gt;&lt;/picture&gt; &amp;nbsp; &amp;nbsp;media-skip-backwar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a-skip-forward-symbolic-rtl.svg</text:p>
          </table:table-cell>
          <table:table-cell office:value-type="string" calcext:value-type="string">
            <text:p>media-skip-forwar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1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18] &amp; CHAR(34) &amp; &quot;&gt;&quot; &amp; &#10;&quot;&lt;img alt=&quot; &amp; CHAR(34) &amp; [.B11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8] &amp; &quot;&lt;br&gt;&quot;" office:value-type="string" office:string-value="&lt;picture&gt;&lt;source media=&quot;(prefers-color-scheme: dark)&quot; srcset=&quot;https://github.com/StorageB/icons/blob/main/GNOME48Adwaita/light/media-skip-forward-symbolic-rtl.svg&quot;&gt;&lt;source media=&quot;(prefers-color-scheme: light)&quot; srcset=&quot;https://github.com/StorageB/icons/blob/main/GNOME48Adwaita/dark/media-skip-forward-symbolic-rtl.svg&quot;&gt;&lt;img alt=&quot;media-skip-forward-symbolic-rtl&quot; src=&quot;https://user-images.githubusercontent.com/25423296/163456779-a8556205-d0a5-45e2-ac17-42d089e3c3f8.png&quot;&gt;&lt;/picture&gt; &amp;nbsp; &amp;nbsp;media-skip-forward-symbolic-rtl&lt;br&gt;" calcext:value-type="string">
            <text:p>&lt;picture&gt;&lt;source media="(prefers-color-scheme: dark)" srcset="https://github.com/StorageB/icons/blob/main/GNOME48Adwaita/light/media-skip-forward-symbolic-rtl.svg"&gt;&lt;source media="(prefers-color-scheme: light)" srcset="https://github.com/StorageB/icons/blob/main/GNOME48Adwaita/dark/media-skip-forward-symbolic-rtl.svg"&gt;&lt;img alt="media-skip-forward-symbolic-rtl" src="https://user-images.githubusercontent.com/25423296/163456779-a8556205-d0a5-45e2-ac17-42d089e3c3f8.png"&gt;&lt;/picture&gt; &amp;nbsp; &amp;nbsp;media-skip-forward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a-skip-forward-symbolic.svg</text:p>
          </table:table-cell>
          <table:table-cell office:value-type="string" calcext:value-type="string">
            <text:p>media-skip-forwa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1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19] &amp; CHAR(34) &amp; &quot;&gt;&quot; &amp; &#10;&quot;&lt;img alt=&quot; &amp; CHAR(34) &amp; [.B11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19] &amp; &quot;&lt;br&gt;&quot;" office:value-type="string" office:string-value="&lt;picture&gt;&lt;source media=&quot;(prefers-color-scheme: dark)&quot; srcset=&quot;https://github.com/StorageB/icons/blob/main/GNOME48Adwaita/light/media-skip-forward-symbolic.svg&quot;&gt;&lt;source media=&quot;(prefers-color-scheme: light)&quot; srcset=&quot;https://github.com/StorageB/icons/blob/main/GNOME48Adwaita/dark/media-skip-forward-symbolic.svg&quot;&gt;&lt;img alt=&quot;media-skip-forward-symbolic&quot; src=&quot;https://user-images.githubusercontent.com/25423296/163456779-a8556205-d0a5-45e2-ac17-42d089e3c3f8.png&quot;&gt;&lt;/picture&gt; &amp;nbsp; &amp;nbsp;media-skip-forward-symbolic&lt;br&gt;" calcext:value-type="string">
            <text:p>&lt;picture&gt;&lt;source media="(prefers-color-scheme: dark)" srcset="https://github.com/StorageB/icons/blob/main/GNOME48Adwaita/light/media-skip-forward-symbolic.svg"&gt;&lt;source media="(prefers-color-scheme: light)" srcset="https://github.com/StorageB/icons/blob/main/GNOME48Adwaita/dark/media-skip-forward-symbolic.svg"&gt;&lt;img alt="media-skip-forward-symbolic" src="https://user-images.githubusercontent.com/25423296/163456779-a8556205-d0a5-45e2-ac17-42d089e3c3f8.png"&gt;&lt;/picture&gt; &amp;nbsp; &amp;nbsp;media-skip-forwar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a-view-subtitles-symbolic.svg</text:p>
          </table:table-cell>
          <table:table-cell office:value-type="string" calcext:value-type="string">
            <text:p>media-view-subtitle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2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20] &amp; CHAR(34) &amp; &quot;&gt;&quot; &amp; &#10;&quot;&lt;img alt=&quot; &amp; CHAR(34) &amp; [.B12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0] &amp; &quot;&lt;br&gt;&quot;" office:value-type="string" office:string-value="&lt;picture&gt;&lt;source media=&quot;(prefers-color-scheme: dark)&quot; srcset=&quot;https://github.com/StorageB/icons/blob/main/GNOME48Adwaita/light/media-view-subtitles-symbolic.svg&quot;&gt;&lt;source media=&quot;(prefers-color-scheme: light)&quot; srcset=&quot;https://github.com/StorageB/icons/blob/main/GNOME48Adwaita/dark/media-view-subtitles-symbolic.svg&quot;&gt;&lt;img alt=&quot;media-view-subtitles-symbolic&quot; src=&quot;https://user-images.githubusercontent.com/25423296/163456779-a8556205-d0a5-45e2-ac17-42d089e3c3f8.png&quot;&gt;&lt;/picture&gt; &amp;nbsp; &amp;nbsp;media-view-subtitles-symbolic&lt;br&gt;" calcext:value-type="string">
            <text:p>&lt;picture&gt;&lt;source media="(prefers-color-scheme: dark)" srcset="https://github.com/StorageB/icons/blob/main/GNOME48Adwaita/light/media-view-subtitles-symbolic.svg"&gt;&lt;source media="(prefers-color-scheme: light)" srcset="https://github.com/StorageB/icons/blob/main/GNOME48Adwaita/dark/media-view-subtitles-symbolic.svg"&gt;&lt;img alt="media-view-subtitles-symbolic" src="https://user-images.githubusercontent.com/25423296/163456779-a8556205-d0a5-45e2-ac17-42d089e3c3f8.png"&gt;&lt;/picture&gt; &amp;nbsp; &amp;nbsp;media-view-subtitle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bject-flip-horizontal-symbolic.svg</text:p>
          </table:table-cell>
          <table:table-cell office:value-type="string" calcext:value-type="string">
            <text:p>object-flip-horizonta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2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21] &amp; CHAR(34) &amp; &quot;&gt;&quot; &amp; &#10;&quot;&lt;img alt=&quot; &amp; CHAR(34) &amp; [.B12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1] &amp; &quot;&lt;br&gt;&quot;" office:value-type="string" office:string-value="&lt;picture&gt;&lt;source media=&quot;(prefers-color-scheme: dark)&quot; srcset=&quot;https://github.com/StorageB/icons/blob/main/GNOME48Adwaita/light/object-flip-horizontal-symbolic.svg&quot;&gt;&lt;source media=&quot;(prefers-color-scheme: light)&quot; srcset=&quot;https://github.com/StorageB/icons/blob/main/GNOME48Adwaita/dark/object-flip-horizontal-symbolic.svg&quot;&gt;&lt;img alt=&quot;object-flip-horizontal-symbolic&quot; src=&quot;https://user-images.githubusercontent.com/25423296/163456779-a8556205-d0a5-45e2-ac17-42d089e3c3f8.png&quot;&gt;&lt;/picture&gt; &amp;nbsp; &amp;nbsp;object-flip-horizontal-symbolic&lt;br&gt;" calcext:value-type="string">
            <text:p>&lt;picture&gt;&lt;source media="(prefers-color-scheme: dark)" srcset="https://github.com/StorageB/icons/blob/main/GNOME48Adwaita/light/object-flip-horizontal-symbolic.svg"&gt;&lt;source media="(prefers-color-scheme: light)" srcset="https://github.com/StorageB/icons/blob/main/GNOME48Adwaita/dark/object-flip-horizontal-symbolic.svg"&gt;&lt;img alt="object-flip-horizontal-symbolic" src="https://user-images.githubusercontent.com/25423296/163456779-a8556205-d0a5-45e2-ac17-42d089e3c3f8.png"&gt;&lt;/picture&gt; &amp;nbsp; &amp;nbsp;object-flip-horizonta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bject-flip-vertical-symbolic.svg</text:p>
          </table:table-cell>
          <table:table-cell office:value-type="string" calcext:value-type="string">
            <text:p>object-flip-vertica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2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22] &amp; CHAR(34) &amp; &quot;&gt;&quot; &amp; &#10;&quot;&lt;img alt=&quot; &amp; CHAR(34) &amp; [.B12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2] &amp; &quot;&lt;br&gt;&quot;" office:value-type="string" office:string-value="&lt;picture&gt;&lt;source media=&quot;(prefers-color-scheme: dark)&quot; srcset=&quot;https://github.com/StorageB/icons/blob/main/GNOME48Adwaita/light/object-flip-vertical-symbolic.svg&quot;&gt;&lt;source media=&quot;(prefers-color-scheme: light)&quot; srcset=&quot;https://github.com/StorageB/icons/blob/main/GNOME48Adwaita/dark/object-flip-vertical-symbolic.svg&quot;&gt;&lt;img alt=&quot;object-flip-vertical-symbolic&quot; src=&quot;https://user-images.githubusercontent.com/25423296/163456779-a8556205-d0a5-45e2-ac17-42d089e3c3f8.png&quot;&gt;&lt;/picture&gt; &amp;nbsp; &amp;nbsp;object-flip-vertical-symbolic&lt;br&gt;" calcext:value-type="string">
            <text:p>&lt;picture&gt;&lt;source media="(prefers-color-scheme: dark)" srcset="https://github.com/StorageB/icons/blob/main/GNOME48Adwaita/light/object-flip-vertical-symbolic.svg"&gt;&lt;source media="(prefers-color-scheme: light)" srcset="https://github.com/StorageB/icons/blob/main/GNOME48Adwaita/dark/object-flip-vertical-symbolic.svg"&gt;&lt;img alt="object-flip-vertical-symbolic" src="https://user-images.githubusercontent.com/25423296/163456779-a8556205-d0a5-45e2-ac17-42d089e3c3f8.png"&gt;&lt;/picture&gt; &amp;nbsp; &amp;nbsp;object-flip-vertica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bject-rotate-left-symbolic.svg</text:p>
          </table:table-cell>
          <table:table-cell office:value-type="string" calcext:value-type="string">
            <text:p>object-rotate-lef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2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23] &amp; CHAR(34) &amp; &quot;&gt;&quot; &amp; &#10;&quot;&lt;img alt=&quot; &amp; CHAR(34) &amp; [.B12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3] &amp; &quot;&lt;br&gt;&quot;" office:value-type="string" office:string-value="&lt;picture&gt;&lt;source media=&quot;(prefers-color-scheme: dark)&quot; srcset=&quot;https://github.com/StorageB/icons/blob/main/GNOME48Adwaita/light/object-rotate-left-symbolic.svg&quot;&gt;&lt;source media=&quot;(prefers-color-scheme: light)&quot; srcset=&quot;https://github.com/StorageB/icons/blob/main/GNOME48Adwaita/dark/object-rotate-left-symbolic.svg&quot;&gt;&lt;img alt=&quot;object-rotate-left-symbolic&quot; src=&quot;https://user-images.githubusercontent.com/25423296/163456779-a8556205-d0a5-45e2-ac17-42d089e3c3f8.png&quot;&gt;&lt;/picture&gt; &amp;nbsp; &amp;nbsp;object-rotate-left-symbolic&lt;br&gt;" calcext:value-type="string">
            <text:p>&lt;picture&gt;&lt;source media="(prefers-color-scheme: dark)" srcset="https://github.com/StorageB/icons/blob/main/GNOME48Adwaita/light/object-rotate-left-symbolic.svg"&gt;&lt;source media="(prefers-color-scheme: light)" srcset="https://github.com/StorageB/icons/blob/main/GNOME48Adwaita/dark/object-rotate-left-symbolic.svg"&gt;&lt;img alt="object-rotate-left-symbolic" src="https://user-images.githubusercontent.com/25423296/163456779-a8556205-d0a5-45e2-ac17-42d089e3c3f8.png"&gt;&lt;/picture&gt; &amp;nbsp; &amp;nbsp;object-rotate-lef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bject-rotate-right-symbolic.svg</text:p>
          </table:table-cell>
          <table:table-cell office:value-type="string" calcext:value-type="string">
            <text:p>object-rotate-righ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2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24] &amp; CHAR(34) &amp; &quot;&gt;&quot; &amp; &#10;&quot;&lt;img alt=&quot; &amp; CHAR(34) &amp; [.B12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4] &amp; &quot;&lt;br&gt;&quot;" office:value-type="string" office:string-value="&lt;picture&gt;&lt;source media=&quot;(prefers-color-scheme: dark)&quot; srcset=&quot;https://github.com/StorageB/icons/blob/main/GNOME48Adwaita/light/object-rotate-right-symbolic.svg&quot;&gt;&lt;source media=&quot;(prefers-color-scheme: light)&quot; srcset=&quot;https://github.com/StorageB/icons/blob/main/GNOME48Adwaita/dark/object-rotate-right-symbolic.svg&quot;&gt;&lt;img alt=&quot;object-rotate-right-symbolic&quot; src=&quot;https://user-images.githubusercontent.com/25423296/163456779-a8556205-d0a5-45e2-ac17-42d089e3c3f8.png&quot;&gt;&lt;/picture&gt; &amp;nbsp; &amp;nbsp;object-rotate-right-symbolic&lt;br&gt;" calcext:value-type="string">
            <text:p>&lt;picture&gt;&lt;source media="(prefers-color-scheme: dark)" srcset="https://github.com/StorageB/icons/blob/main/GNOME48Adwaita/light/object-rotate-right-symbolic.svg"&gt;&lt;source media="(prefers-color-scheme: light)" srcset="https://github.com/StorageB/icons/blob/main/GNOME48Adwaita/dark/object-rotate-right-symbolic.svg"&gt;&lt;img alt="object-rotate-right-symbolic" src="https://user-images.githubusercontent.com/25423296/163456779-a8556205-d0a5-45e2-ac17-42d089e3c3f8.png"&gt;&lt;/picture&gt; &amp;nbsp; &amp;nbsp;object-rotate-righ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bject-select-symbolic.svg</text:p>
          </table:table-cell>
          <table:table-cell office:value-type="string" calcext:value-type="string">
            <text:p>object-selec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2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25] &amp; CHAR(34) &amp; &quot;&gt;&quot; &amp; &#10;&quot;&lt;img alt=&quot; &amp; CHAR(34) &amp; [.B12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5] &amp; &quot;&lt;br&gt;&quot;" office:value-type="string" office:string-value="&lt;picture&gt;&lt;source media=&quot;(prefers-color-scheme: dark)&quot; srcset=&quot;https://github.com/StorageB/icons/blob/main/GNOME48Adwaita/light/object-select-symbolic.svg&quot;&gt;&lt;source media=&quot;(prefers-color-scheme: light)&quot; srcset=&quot;https://github.com/StorageB/icons/blob/main/GNOME48Adwaita/dark/object-select-symbolic.svg&quot;&gt;&lt;img alt=&quot;object-select-symbolic&quot; src=&quot;https://user-images.githubusercontent.com/25423296/163456779-a8556205-d0a5-45e2-ac17-42d089e3c3f8.png&quot;&gt;&lt;/picture&gt; &amp;nbsp; &amp;nbsp;object-select-symbolic&lt;br&gt;" calcext:value-type="string">
            <text:p>&lt;picture&gt;&lt;source media="(prefers-color-scheme: dark)" srcset="https://github.com/StorageB/icons/blob/main/GNOME48Adwaita/light/object-select-symbolic.svg"&gt;&lt;source media="(prefers-color-scheme: light)" srcset="https://github.com/StorageB/icons/blob/main/GNOME48Adwaita/dark/object-select-symbolic.svg"&gt;&lt;img alt="object-select-symbolic" src="https://user-images.githubusercontent.com/25423296/163456779-a8556205-d0a5-45e2-ac17-42d089e3c3f8.png"&gt;&lt;/picture&gt; &amp;nbsp; &amp;nbsp;object-selec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pen-menu-symbolic.svg</text:p>
          </table:table-cell>
          <table:table-cell office:value-type="string" calcext:value-type="string">
            <text:p>open-menu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2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26] &amp; CHAR(34) &amp; &quot;&gt;&quot; &amp; &#10;&quot;&lt;img alt=&quot; &amp; CHAR(34) &amp; [.B12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6] &amp; &quot;&lt;br&gt;&quot;" office:value-type="string" office:string-value="&lt;picture&gt;&lt;source media=&quot;(prefers-color-scheme: dark)&quot; srcset=&quot;https://github.com/StorageB/icons/blob/main/GNOME48Adwaita/light/open-menu-symbolic.svg&quot;&gt;&lt;source media=&quot;(prefers-color-scheme: light)&quot; srcset=&quot;https://github.com/StorageB/icons/blob/main/GNOME48Adwaita/dark/open-menu-symbolic.svg&quot;&gt;&lt;img alt=&quot;open-menu-symbolic&quot; src=&quot;https://user-images.githubusercontent.com/25423296/163456779-a8556205-d0a5-45e2-ac17-42d089e3c3f8.png&quot;&gt;&lt;/picture&gt; &amp;nbsp; &amp;nbsp;open-menu-symbolic&lt;br&gt;" calcext:value-type="string">
            <text:p>&lt;picture&gt;&lt;source media="(prefers-color-scheme: dark)" srcset="https://github.com/StorageB/icons/blob/main/GNOME48Adwaita/light/open-menu-symbolic.svg"&gt;&lt;source media="(prefers-color-scheme: light)" srcset="https://github.com/StorageB/icons/blob/main/GNOME48Adwaita/dark/open-menu-symbolic.svg"&gt;&lt;img alt="open-menu-symbolic" src="https://user-images.githubusercontent.com/25423296/163456779-a8556205-d0a5-45e2-ac17-42d089e3c3f8.png"&gt;&lt;/picture&gt; &amp;nbsp; &amp;nbsp;open-menu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ocess-stop-symbolic.svg</text:p>
          </table:table-cell>
          <table:table-cell office:value-type="string" calcext:value-type="string">
            <text:p>process-sto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2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27] &amp; CHAR(34) &amp; &quot;&gt;&quot; &amp; &#10;&quot;&lt;img alt=&quot; &amp; CHAR(34) &amp; [.B12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7] &amp; &quot;&lt;br&gt;&quot;" office:value-type="string" office:string-value="&lt;picture&gt;&lt;source media=&quot;(prefers-color-scheme: dark)&quot; srcset=&quot;https://github.com/StorageB/icons/blob/main/GNOME48Adwaita/light/process-stop-symbolic.svg&quot;&gt;&lt;source media=&quot;(prefers-color-scheme: light)&quot; srcset=&quot;https://github.com/StorageB/icons/blob/main/GNOME48Adwaita/dark/process-stop-symbolic.svg&quot;&gt;&lt;img alt=&quot;process-stop-symbolic&quot; src=&quot;https://user-images.githubusercontent.com/25423296/163456779-a8556205-d0a5-45e2-ac17-42d089e3c3f8.png&quot;&gt;&lt;/picture&gt; &amp;nbsp; &amp;nbsp;process-stop-symbolic&lt;br&gt;" calcext:value-type="string">
            <text:p>&lt;picture&gt;&lt;source media="(prefers-color-scheme: dark)" srcset="https://github.com/StorageB/icons/blob/main/GNOME48Adwaita/light/process-stop-symbolic.svg"&gt;&lt;source media="(prefers-color-scheme: light)" srcset="https://github.com/StorageB/icons/blob/main/GNOME48Adwaita/dark/process-stop-symbolic.svg"&gt;&lt;img alt="process-stop-symbolic" src="https://user-images.githubusercontent.com/25423296/163456779-a8556205-d0a5-45e2-ac17-42d089e3c3f8.png"&gt;&lt;/picture&gt; &amp;nbsp; &amp;nbsp;process-stop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lection-mode-symbolic.svg</text:p>
          </table:table-cell>
          <table:table-cell office:value-type="string" calcext:value-type="string">
            <text:p>selection-mod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2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28] &amp; CHAR(34) &amp; &quot;&gt;&quot; &amp; &#10;&quot;&lt;img alt=&quot; &amp; CHAR(34) &amp; [.B12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8] &amp; &quot;&lt;br&gt;&quot;" office:value-type="string" office:string-value="&lt;picture&gt;&lt;source media=&quot;(prefers-color-scheme: dark)&quot; srcset=&quot;https://github.com/StorageB/icons/blob/main/GNOME48Adwaita/light/selection-mode-symbolic.svg&quot;&gt;&lt;source media=&quot;(prefers-color-scheme: light)&quot; srcset=&quot;https://github.com/StorageB/icons/blob/main/GNOME48Adwaita/dark/selection-mode-symbolic.svg&quot;&gt;&lt;img alt=&quot;selection-mode-symbolic&quot; src=&quot;https://user-images.githubusercontent.com/25423296/163456779-a8556205-d0a5-45e2-ac17-42d089e3c3f8.png&quot;&gt;&lt;/picture&gt; &amp;nbsp; &amp;nbsp;selection-mode-symbolic&lt;br&gt;" calcext:value-type="string">
            <text:p>&lt;picture&gt;&lt;source media="(prefers-color-scheme: dark)" srcset="https://github.com/StorageB/icons/blob/main/GNOME48Adwaita/light/selection-mode-symbolic.svg"&gt;&lt;source media="(prefers-color-scheme: light)" srcset="https://github.com/StorageB/icons/blob/main/GNOME48Adwaita/dark/selection-mode-symbolic.svg"&gt;&lt;img alt="selection-mode-symbolic" src="https://user-images.githubusercontent.com/25423296/163456779-a8556205-d0a5-45e2-ac17-42d089e3c3f8.png"&gt;&lt;/picture&gt; &amp;nbsp; &amp;nbsp;selection-mod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nd-to-symbolic.svg</text:p>
          </table:table-cell>
          <table:table-cell office:value-type="string" calcext:value-type="string">
            <text:p>send-to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2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29] &amp; CHAR(34) &amp; &quot;&gt;&quot; &amp; &#10;&quot;&lt;img alt=&quot; &amp; CHAR(34) &amp; [.B12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29] &amp; &quot;&lt;br&gt;&quot;" office:value-type="string" office:string-value="&lt;picture&gt;&lt;source media=&quot;(prefers-color-scheme: dark)&quot; srcset=&quot;https://github.com/StorageB/icons/blob/main/GNOME48Adwaita/light/send-to-symbolic.svg&quot;&gt;&lt;source media=&quot;(prefers-color-scheme: light)&quot; srcset=&quot;https://github.com/StorageB/icons/blob/main/GNOME48Adwaita/dark/send-to-symbolic.svg&quot;&gt;&lt;img alt=&quot;send-to-symbolic&quot; src=&quot;https://user-images.githubusercontent.com/25423296/163456779-a8556205-d0a5-45e2-ac17-42d089e3c3f8.png&quot;&gt;&lt;/picture&gt; &amp;nbsp; &amp;nbsp;send-to-symbolic&lt;br&gt;" calcext:value-type="string">
            <text:p>&lt;picture&gt;&lt;source media="(prefers-color-scheme: dark)" srcset="https://github.com/StorageB/icons/blob/main/GNOME48Adwaita/light/send-to-symbolic.svg"&gt;&lt;source media="(prefers-color-scheme: light)" srcset="https://github.com/StorageB/icons/blob/main/GNOME48Adwaita/dark/send-to-symbolic.svg"&gt;&lt;img alt="send-to-symbolic" src="https://user-images.githubusercontent.com/25423296/163456779-a8556205-d0a5-45e2-ac17-42d089e3c3f8.png"&gt;&lt;/picture&gt; &amp;nbsp; &amp;nbsp;send-to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idebar-show-right-symbolic-rtl.svg</text:p>
          </table:table-cell>
          <table:table-cell office:value-type="string" calcext:value-type="string">
            <text:p>sidebar-show-righ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3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30] &amp; CHAR(34) &amp; &quot;&gt;&quot; &amp; &#10;&quot;&lt;img alt=&quot; &amp; CHAR(34) &amp; [.B13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0] &amp; &quot;&lt;br&gt;&quot;" office:value-type="string" office:string-value="&lt;picture&gt;&lt;source media=&quot;(prefers-color-scheme: dark)&quot; srcset=&quot;https://github.com/StorageB/icons/blob/main/GNOME48Adwaita/light/sidebar-show-right-symbolic-rtl.svg&quot;&gt;&lt;source media=&quot;(prefers-color-scheme: light)&quot; srcset=&quot;https://github.com/StorageB/icons/blob/main/GNOME48Adwaita/dark/sidebar-show-right-symbolic-rtl.svg&quot;&gt;&lt;img alt=&quot;sidebar-show-right-symbolic-rtl&quot; src=&quot;https://user-images.githubusercontent.com/25423296/163456779-a8556205-d0a5-45e2-ac17-42d089e3c3f8.png&quot;&gt;&lt;/picture&gt; &amp;nbsp; &amp;nbsp;sidebar-show-right-symbolic-rtl&lt;br&gt;" calcext:value-type="string">
            <text:p>&lt;picture&gt;&lt;source media="(prefers-color-scheme: dark)" srcset="https://github.com/StorageB/icons/blob/main/GNOME48Adwaita/light/sidebar-show-right-symbolic-rtl.svg"&gt;&lt;source media="(prefers-color-scheme: light)" srcset="https://github.com/StorageB/icons/blob/main/GNOME48Adwaita/dark/sidebar-show-right-symbolic-rtl.svg"&gt;&lt;img alt="sidebar-show-right-symbolic-rtl" src="https://user-images.githubusercontent.com/25423296/163456779-a8556205-d0a5-45e2-ac17-42d089e3c3f8.png"&gt;&lt;/picture&gt; &amp;nbsp; &amp;nbsp;sidebar-show-right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idebar-show-right-symbolic.svg</text:p>
          </table:table-cell>
          <table:table-cell office:value-type="string" calcext:value-type="string">
            <text:p>sidebar-show-righ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3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31] &amp; CHAR(34) &amp; &quot;&gt;&quot; &amp; &#10;&quot;&lt;img alt=&quot; &amp; CHAR(34) &amp; [.B13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1] &amp; &quot;&lt;br&gt;&quot;" office:value-type="string" office:string-value="&lt;picture&gt;&lt;source media=&quot;(prefers-color-scheme: dark)&quot; srcset=&quot;https://github.com/StorageB/icons/blob/main/GNOME48Adwaita/light/sidebar-show-right-symbolic.svg&quot;&gt;&lt;source media=&quot;(prefers-color-scheme: light)&quot; srcset=&quot;https://github.com/StorageB/icons/blob/main/GNOME48Adwaita/dark/sidebar-show-right-symbolic.svg&quot;&gt;&lt;img alt=&quot;sidebar-show-right-symbolic&quot; src=&quot;https://user-images.githubusercontent.com/25423296/163456779-a8556205-d0a5-45e2-ac17-42d089e3c3f8.png&quot;&gt;&lt;/picture&gt; &amp;nbsp; &amp;nbsp;sidebar-show-right-symbolic&lt;br&gt;" calcext:value-type="string">
            <text:p>&lt;picture&gt;&lt;source media="(prefers-color-scheme: dark)" srcset="https://github.com/StorageB/icons/blob/main/GNOME48Adwaita/light/sidebar-show-right-symbolic.svg"&gt;&lt;source media="(prefers-color-scheme: light)" srcset="https://github.com/StorageB/icons/blob/main/GNOME48Adwaita/dark/sidebar-show-right-symbolic.svg"&gt;&lt;img alt="sidebar-show-right-symbolic" src="https://user-images.githubusercontent.com/25423296/163456779-a8556205-d0a5-45e2-ac17-42d089e3c3f8.png"&gt;&lt;/picture&gt; &amp;nbsp; &amp;nbsp;sidebar-show-righ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idebar-show-symbolic-rtl.svg</text:p>
          </table:table-cell>
          <table:table-cell office:value-type="string" calcext:value-type="string">
            <text:p>sidebar-show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3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32] &amp; CHAR(34) &amp; &quot;&gt;&quot; &amp; &#10;&quot;&lt;img alt=&quot; &amp; CHAR(34) &amp; [.B13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2] &amp; &quot;&lt;br&gt;&quot;" office:value-type="string" office:string-value="&lt;picture&gt;&lt;source media=&quot;(prefers-color-scheme: dark)&quot; srcset=&quot;https://github.com/StorageB/icons/blob/main/GNOME48Adwaita/light/sidebar-show-symbolic-rtl.svg&quot;&gt;&lt;source media=&quot;(prefers-color-scheme: light)&quot; srcset=&quot;https://github.com/StorageB/icons/blob/main/GNOME48Adwaita/dark/sidebar-show-symbolic-rtl.svg&quot;&gt;&lt;img alt=&quot;sidebar-show-symbolic-rtl&quot; src=&quot;https://user-images.githubusercontent.com/25423296/163456779-a8556205-d0a5-45e2-ac17-42d089e3c3f8.png&quot;&gt;&lt;/picture&gt; &amp;nbsp; &amp;nbsp;sidebar-show-symbolic-rtl&lt;br&gt;" calcext:value-type="string">
            <text:p>&lt;picture&gt;&lt;source media="(prefers-color-scheme: dark)" srcset="https://github.com/StorageB/icons/blob/main/GNOME48Adwaita/light/sidebar-show-symbolic-rtl.svg"&gt;&lt;source media="(prefers-color-scheme: light)" srcset="https://github.com/StorageB/icons/blob/main/GNOME48Adwaita/dark/sidebar-show-symbolic-rtl.svg"&gt;&lt;img alt="sidebar-show-symbolic-rtl" src="https://user-images.githubusercontent.com/25423296/163456779-a8556205-d0a5-45e2-ac17-42d089e3c3f8.png"&gt;&lt;/picture&gt; &amp;nbsp; &amp;nbsp;sidebar-show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idebar-show-symbolic.svg</text:p>
          </table:table-cell>
          <table:table-cell office:value-type="string" calcext:value-type="string">
            <text:p>sidebar-sho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3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33] &amp; CHAR(34) &amp; &quot;&gt;&quot; &amp; &#10;&quot;&lt;img alt=&quot; &amp; CHAR(34) &amp; [.B13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3] &amp; &quot;&lt;br&gt;&quot;" office:value-type="string" office:string-value="&lt;picture&gt;&lt;source media=&quot;(prefers-color-scheme: dark)&quot; srcset=&quot;https://github.com/StorageB/icons/blob/main/GNOME48Adwaita/light/sidebar-show-symbolic.svg&quot;&gt;&lt;source media=&quot;(prefers-color-scheme: light)&quot; srcset=&quot;https://github.com/StorageB/icons/blob/main/GNOME48Adwaita/dark/sidebar-show-symbolic.svg&quot;&gt;&lt;img alt=&quot;sidebar-show-symbolic&quot; src=&quot;https://user-images.githubusercontent.com/25423296/163456779-a8556205-d0a5-45e2-ac17-42d089e3c3f8.png&quot;&gt;&lt;/picture&gt; &amp;nbsp; &amp;nbsp;sidebar-show-symbolic&lt;br&gt;" calcext:value-type="string">
            <text:p>&lt;picture&gt;&lt;source media="(prefers-color-scheme: dark)" srcset="https://github.com/StorageB/icons/blob/main/GNOME48Adwaita/light/sidebar-show-symbolic.svg"&gt;&lt;source media="(prefers-color-scheme: light)" srcset="https://github.com/StorageB/icons/blob/main/GNOME48Adwaita/dark/sidebar-show-symbolic.svg"&gt;&lt;img alt="sidebar-show-symbolic" src="https://user-images.githubusercontent.com/25423296/163456779-a8556205-d0a5-45e2-ac17-42d089e3c3f8.png"&gt;&lt;/picture&gt; &amp;nbsp; &amp;nbsp;sidebar-show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ar-new-symbolic.svg</text:p>
          </table:table-cell>
          <table:table-cell office:value-type="string" calcext:value-type="string">
            <text:p>star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3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34] &amp; CHAR(34) &amp; &quot;&gt;&quot; &amp; &#10;&quot;&lt;img alt=&quot; &amp; CHAR(34) &amp; [.B13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4] &amp; &quot;&lt;br&gt;&quot;" office:value-type="string" office:string-value="&lt;picture&gt;&lt;source media=&quot;(prefers-color-scheme: dark)&quot; srcset=&quot;https://github.com/StorageB/icons/blob/main/GNOME48Adwaita/light/star-new-symbolic.svg&quot;&gt;&lt;source media=&quot;(prefers-color-scheme: light)&quot; srcset=&quot;https://github.com/StorageB/icons/blob/main/GNOME48Adwaita/dark/star-new-symbolic.svg&quot;&gt;&lt;img alt=&quot;star-new-symbolic&quot; src=&quot;https://user-images.githubusercontent.com/25423296/163456779-a8556205-d0a5-45e2-ac17-42d089e3c3f8.png&quot;&gt;&lt;/picture&gt; &amp;nbsp; &amp;nbsp;star-new-symbolic&lt;br&gt;" calcext:value-type="string">
            <text:p>&lt;picture&gt;&lt;source media="(prefers-color-scheme: dark)" srcset="https://github.com/StorageB/icons/blob/main/GNOME48Adwaita/light/star-new-symbolic.svg"&gt;&lt;source media="(prefers-color-scheme: light)" srcset="https://github.com/StorageB/icons/blob/main/GNOME48Adwaita/dark/star-new-symbolic.svg"&gt;&lt;img alt="star-new-symbolic" src="https://user-images.githubusercontent.com/25423296/163456779-a8556205-d0a5-45e2-ac17-42d089e3c3f8.png"&gt;&lt;/picture&gt; &amp;nbsp; &amp;nbsp;star-new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ystem-log-out-rtl-symbolic.svg</text:p>
          </table:table-cell>
          <table:table-cell office:value-type="string" calcext:value-type="string">
            <text:p>system-log-out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3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35] &amp; CHAR(34) &amp; &quot;&gt;&quot; &amp; &#10;&quot;&lt;img alt=&quot; &amp; CHAR(34) &amp; [.B13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5] &amp; &quot;&lt;br&gt;&quot;" office:value-type="string" office:string-value="&lt;picture&gt;&lt;source media=&quot;(prefers-color-scheme: dark)&quot; srcset=&quot;https://github.com/StorageB/icons/blob/main/GNOME48Adwaita/light/system-log-out-rtl-symbolic.svg&quot;&gt;&lt;source media=&quot;(prefers-color-scheme: light)&quot; srcset=&quot;https://github.com/StorageB/icons/blob/main/GNOME48Adwaita/dark/system-log-out-rtl-symbolic.svg&quot;&gt;&lt;img alt=&quot;system-log-out-rtl-symbolic&quot; src=&quot;https://user-images.githubusercontent.com/25423296/163456779-a8556205-d0a5-45e2-ac17-42d089e3c3f8.png&quot;&gt;&lt;/picture&gt; &amp;nbsp; &amp;nbsp;system-log-out-rtl-symbolic&lt;br&gt;" calcext:value-type="string">
            <text:p>&lt;picture&gt;&lt;source media="(prefers-color-scheme: dark)" srcset="https://github.com/StorageB/icons/blob/main/GNOME48Adwaita/light/system-log-out-rtl-symbolic.svg"&gt;&lt;source media="(prefers-color-scheme: light)" srcset="https://github.com/StorageB/icons/blob/main/GNOME48Adwaita/dark/system-log-out-rtl-symbolic.svg"&gt;&lt;img alt="system-log-out-rtl-symbolic" src="https://user-images.githubusercontent.com/25423296/163456779-a8556205-d0a5-45e2-ac17-42d089e3c3f8.png"&gt;&lt;/picture&gt; &amp;nbsp; &amp;nbsp;system-log-out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ystem-log-out-symbolic-rtl.svg</text:p>
          </table:table-cell>
          <table:table-cell office:value-type="string" calcext:value-type="string">
            <text:p>system-log-ou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3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36] &amp; CHAR(34) &amp; &quot;&gt;&quot; &amp; &#10;&quot;&lt;img alt=&quot; &amp; CHAR(34) &amp; [.B13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6] &amp; &quot;&lt;br&gt;&quot;" office:value-type="string" office:string-value="&lt;picture&gt;&lt;source media=&quot;(prefers-color-scheme: dark)&quot; srcset=&quot;https://github.com/StorageB/icons/blob/main/GNOME48Adwaita/light/system-log-out-symbolic-rtl.svg&quot;&gt;&lt;source media=&quot;(prefers-color-scheme: light)&quot; srcset=&quot;https://github.com/StorageB/icons/blob/main/GNOME48Adwaita/dark/system-log-out-symbolic-rtl.svg&quot;&gt;&lt;img alt=&quot;system-log-out-symbolic-rtl&quot; src=&quot;https://user-images.githubusercontent.com/25423296/163456779-a8556205-d0a5-45e2-ac17-42d089e3c3f8.png&quot;&gt;&lt;/picture&gt; &amp;nbsp; &amp;nbsp;system-log-out-symbolic-rtl&lt;br&gt;" calcext:value-type="string">
            <text:p>&lt;picture&gt;&lt;source media="(prefers-color-scheme: dark)" srcset="https://github.com/StorageB/icons/blob/main/GNOME48Adwaita/light/system-log-out-symbolic-rtl.svg"&gt;&lt;source media="(prefers-color-scheme: light)" srcset="https://github.com/StorageB/icons/blob/main/GNOME48Adwaita/dark/system-log-out-symbolic-rtl.svg"&gt;&lt;img alt="system-log-out-symbolic-rtl" src="https://user-images.githubusercontent.com/25423296/163456779-a8556205-d0a5-45e2-ac17-42d089e3c3f8.png"&gt;&lt;/picture&gt; &amp;nbsp; &amp;nbsp;system-log-out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ystem-log-out-symbolic.svg</text:p>
          </table:table-cell>
          <table:table-cell office:value-type="string" calcext:value-type="string">
            <text:p>system-log-ou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3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37] &amp; CHAR(34) &amp; &quot;&gt;&quot; &amp; &#10;&quot;&lt;img alt=&quot; &amp; CHAR(34) &amp; [.B13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7] &amp; &quot;&lt;br&gt;&quot;" office:value-type="string" office:string-value="&lt;picture&gt;&lt;source media=&quot;(prefers-color-scheme: dark)&quot; srcset=&quot;https://github.com/StorageB/icons/blob/main/GNOME48Adwaita/light/system-log-out-symbolic.svg&quot;&gt;&lt;source media=&quot;(prefers-color-scheme: light)&quot; srcset=&quot;https://github.com/StorageB/icons/blob/main/GNOME48Adwaita/dark/system-log-out-symbolic.svg&quot;&gt;&lt;img alt=&quot;system-log-out-symbolic&quot; src=&quot;https://user-images.githubusercontent.com/25423296/163456779-a8556205-d0a5-45e2-ac17-42d089e3c3f8.png&quot;&gt;&lt;/picture&gt; &amp;nbsp; &amp;nbsp;system-log-out-symbolic&lt;br&gt;" calcext:value-type="string">
            <text:p>&lt;picture&gt;&lt;source media="(prefers-color-scheme: dark)" srcset="https://github.com/StorageB/icons/blob/main/GNOME48Adwaita/light/system-log-out-symbolic.svg"&gt;&lt;source media="(prefers-color-scheme: light)" srcset="https://github.com/StorageB/icons/blob/main/GNOME48Adwaita/dark/system-log-out-symbolic.svg"&gt;&lt;img alt="system-log-out-symbolic" src="https://user-images.githubusercontent.com/25423296/163456779-a8556205-d0a5-45e2-ac17-42d089e3c3f8.png"&gt;&lt;/picture&gt; &amp;nbsp; &amp;nbsp;system-log-ou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ystem-reboot-symbolic.svg</text:p>
          </table:table-cell>
          <table:table-cell office:value-type="string" calcext:value-type="string">
            <text:p>system-reboo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3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38] &amp; CHAR(34) &amp; &quot;&gt;&quot; &amp; &#10;&quot;&lt;img alt=&quot; &amp; CHAR(34) &amp; [.B13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8] &amp; &quot;&lt;br&gt;&quot;" office:value-type="string" office:string-value="&lt;picture&gt;&lt;source media=&quot;(prefers-color-scheme: dark)&quot; srcset=&quot;https://github.com/StorageB/icons/blob/main/GNOME48Adwaita/light/system-reboot-symbolic.svg&quot;&gt;&lt;source media=&quot;(prefers-color-scheme: light)&quot; srcset=&quot;https://github.com/StorageB/icons/blob/main/GNOME48Adwaita/dark/system-reboot-symbolic.svg&quot;&gt;&lt;img alt=&quot;system-reboot-symbolic&quot; src=&quot;https://user-images.githubusercontent.com/25423296/163456779-a8556205-d0a5-45e2-ac17-42d089e3c3f8.png&quot;&gt;&lt;/picture&gt; &amp;nbsp; &amp;nbsp;system-reboot-symbolic&lt;br&gt;" calcext:value-type="string">
            <text:p>&lt;picture&gt;&lt;source media="(prefers-color-scheme: dark)" srcset="https://github.com/StorageB/icons/blob/main/GNOME48Adwaita/light/system-reboot-symbolic.svg"&gt;&lt;source media="(prefers-color-scheme: light)" srcset="https://github.com/StorageB/icons/blob/main/GNOME48Adwaita/dark/system-reboot-symbolic.svg"&gt;&lt;img alt="system-reboot-symbolic" src="https://user-images.githubusercontent.com/25423296/163456779-a8556205-d0a5-45e2-ac17-42d089e3c3f8.png"&gt;&lt;/picture&gt; &amp;nbsp; &amp;nbsp;system-reboo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ystem-run-symbolic.svg</text:p>
          </table:table-cell>
          <table:table-cell office:value-type="string" calcext:value-type="string">
            <text:p>system-ru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3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39] &amp; CHAR(34) &amp; &quot;&gt;&quot; &amp; &#10;&quot;&lt;img alt=&quot; &amp; CHAR(34) &amp; [.B13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39] &amp; &quot;&lt;br&gt;&quot;" office:value-type="string" office:string-value="&lt;picture&gt;&lt;source media=&quot;(prefers-color-scheme: dark)&quot; srcset=&quot;https://github.com/StorageB/icons/blob/main/GNOME48Adwaita/light/system-run-symbolic.svg&quot;&gt;&lt;source media=&quot;(prefers-color-scheme: light)&quot; srcset=&quot;https://github.com/StorageB/icons/blob/main/GNOME48Adwaita/dark/system-run-symbolic.svg&quot;&gt;&lt;img alt=&quot;system-run-symbolic&quot; src=&quot;https://user-images.githubusercontent.com/25423296/163456779-a8556205-d0a5-45e2-ac17-42d089e3c3f8.png&quot;&gt;&lt;/picture&gt; &amp;nbsp; &amp;nbsp;system-run-symbolic&lt;br&gt;" calcext:value-type="string">
            <text:p>&lt;picture&gt;&lt;source media="(prefers-color-scheme: dark)" srcset="https://github.com/StorageB/icons/blob/main/GNOME48Adwaita/light/system-run-symbolic.svg"&gt;&lt;source media="(prefers-color-scheme: light)" srcset="https://github.com/StorageB/icons/blob/main/GNOME48Adwaita/dark/system-run-symbolic.svg"&gt;&lt;img alt="system-run-symbolic" src="https://user-images.githubusercontent.com/25423296/163456779-a8556205-d0a5-45e2-ac17-42d089e3c3f8.png"&gt;&lt;/picture&gt; &amp;nbsp; &amp;nbsp;system-run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ystem-search-symbolic.svg</text:p>
          </table:table-cell>
          <table:table-cell office:value-type="string" calcext:value-type="string">
            <text:p>system-searc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4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40] &amp; CHAR(34) &amp; &quot;&gt;&quot; &amp; &#10;&quot;&lt;img alt=&quot; &amp; CHAR(34) &amp; [.B14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0] &amp; &quot;&lt;br&gt;&quot;" office:value-type="string" office:string-value="&lt;picture&gt;&lt;source media=&quot;(prefers-color-scheme: dark)&quot; srcset=&quot;https://github.com/StorageB/icons/blob/main/GNOME48Adwaita/light/system-search-symbolic.svg&quot;&gt;&lt;source media=&quot;(prefers-color-scheme: light)&quot; srcset=&quot;https://github.com/StorageB/icons/blob/main/GNOME48Adwaita/dark/system-search-symbolic.svg&quot;&gt;&lt;img alt=&quot;system-search-symbolic&quot; src=&quot;https://user-images.githubusercontent.com/25423296/163456779-a8556205-d0a5-45e2-ac17-42d089e3c3f8.png&quot;&gt;&lt;/picture&gt; &amp;nbsp; &amp;nbsp;system-search-symbolic&lt;br&gt;" calcext:value-type="string">
            <text:p>&lt;picture&gt;&lt;source media="(prefers-color-scheme: dark)" srcset="https://github.com/StorageB/icons/blob/main/GNOME48Adwaita/light/system-search-symbolic.svg"&gt;&lt;source media="(prefers-color-scheme: light)" srcset="https://github.com/StorageB/icons/blob/main/GNOME48Adwaita/dark/system-search-symbolic.svg"&gt;&lt;img alt="system-search-symbolic" src="https://user-images.githubusercontent.com/25423296/163456779-a8556205-d0a5-45e2-ac17-42d089e3c3f8.png"&gt;&lt;/picture&gt; &amp;nbsp; &amp;nbsp;system-search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ystem-shutdown-symbolic.svg</text:p>
          </table:table-cell>
          <table:table-cell office:value-type="string" calcext:value-type="string">
            <text:p>system-shutdow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4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41] &amp; CHAR(34) &amp; &quot;&gt;&quot; &amp; &#10;&quot;&lt;img alt=&quot; &amp; CHAR(34) &amp; [.B14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1] &amp; &quot;&lt;br&gt;&quot;" office:value-type="string" office:string-value="&lt;picture&gt;&lt;source media=&quot;(prefers-color-scheme: dark)&quot; srcset=&quot;https://github.com/StorageB/icons/blob/main/GNOME48Adwaita/light/system-shutdown-symbolic.svg&quot;&gt;&lt;source media=&quot;(prefers-color-scheme: light)&quot; srcset=&quot;https://github.com/StorageB/icons/blob/main/GNOME48Adwaita/dark/system-shutdown-symbolic.svg&quot;&gt;&lt;img alt=&quot;system-shutdown-symbolic&quot; src=&quot;https://user-images.githubusercontent.com/25423296/163456779-a8556205-d0a5-45e2-ac17-42d089e3c3f8.png&quot;&gt;&lt;/picture&gt; &amp;nbsp; &amp;nbsp;system-shutdown-symbolic&lt;br&gt;" calcext:value-type="string">
            <text:p>&lt;picture&gt;&lt;source media="(prefers-color-scheme: dark)" srcset="https://github.com/StorageB/icons/blob/main/GNOME48Adwaita/light/system-shutdown-symbolic.svg"&gt;&lt;source media="(prefers-color-scheme: light)" srcset="https://github.com/StorageB/icons/blob/main/GNOME48Adwaita/dark/system-shutdown-symbolic.svg"&gt;&lt;img alt="system-shutdown-symbolic" src="https://user-images.githubusercontent.com/25423296/163456779-a8556205-d0a5-45e2-ac17-42d089e3c3f8.png"&gt;&lt;/picture&gt; &amp;nbsp; &amp;nbsp;system-shutdown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ystem-switch-user-rtl-symbolic.svg</text:p>
          </table:table-cell>
          <table:table-cell office:value-type="string" calcext:value-type="string">
            <text:p>system-switch-user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4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42] &amp; CHAR(34) &amp; &quot;&gt;&quot; &amp; &#10;&quot;&lt;img alt=&quot; &amp; CHAR(34) &amp; [.B14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2] &amp; &quot;&lt;br&gt;&quot;" office:value-type="string" office:string-value="&lt;picture&gt;&lt;source media=&quot;(prefers-color-scheme: dark)&quot; srcset=&quot;https://github.com/StorageB/icons/blob/main/GNOME48Adwaita/light/system-switch-user-rtl-symbolic.svg&quot;&gt;&lt;source media=&quot;(prefers-color-scheme: light)&quot; srcset=&quot;https://github.com/StorageB/icons/blob/main/GNOME48Adwaita/dark/system-switch-user-rtl-symbolic.svg&quot;&gt;&lt;img alt=&quot;system-switch-user-rtl-symbolic&quot; src=&quot;https://user-images.githubusercontent.com/25423296/163456779-a8556205-d0a5-45e2-ac17-42d089e3c3f8.png&quot;&gt;&lt;/picture&gt; &amp;nbsp; &amp;nbsp;system-switch-user-rtl-symbolic&lt;br&gt;" calcext:value-type="string">
            <text:p>&lt;picture&gt;&lt;source media="(prefers-color-scheme: dark)" srcset="https://github.com/StorageB/icons/blob/main/GNOME48Adwaita/light/system-switch-user-rtl-symbolic.svg"&gt;&lt;source media="(prefers-color-scheme: light)" srcset="https://github.com/StorageB/icons/blob/main/GNOME48Adwaita/dark/system-switch-user-rtl-symbolic.svg"&gt;&lt;img alt="system-switch-user-rtl-symbolic" src="https://user-images.githubusercontent.com/25423296/163456779-a8556205-d0a5-45e2-ac17-42d089e3c3f8.png"&gt;&lt;/picture&gt; &amp;nbsp; &amp;nbsp;system-switch-user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ystem-switch-user-symbolic-rtl.svg</text:p>
          </table:table-cell>
          <table:table-cell office:value-type="string" calcext:value-type="string">
            <text:p>system-switch-user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4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43] &amp; CHAR(34) &amp; &quot;&gt;&quot; &amp; &#10;&quot;&lt;img alt=&quot; &amp; CHAR(34) &amp; [.B14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3] &amp; &quot;&lt;br&gt;&quot;" office:value-type="string" office:string-value="&lt;picture&gt;&lt;source media=&quot;(prefers-color-scheme: dark)&quot; srcset=&quot;https://github.com/StorageB/icons/blob/main/GNOME48Adwaita/light/system-switch-user-symbolic-rtl.svg&quot;&gt;&lt;source media=&quot;(prefers-color-scheme: light)&quot; srcset=&quot;https://github.com/StorageB/icons/blob/main/GNOME48Adwaita/dark/system-switch-user-symbolic-rtl.svg&quot;&gt;&lt;img alt=&quot;system-switch-user-symbolic-rtl&quot; src=&quot;https://user-images.githubusercontent.com/25423296/163456779-a8556205-d0a5-45e2-ac17-42d089e3c3f8.png&quot;&gt;&lt;/picture&gt; &amp;nbsp; &amp;nbsp;system-switch-user-symbolic-rtl&lt;br&gt;" calcext:value-type="string">
            <text:p>&lt;picture&gt;&lt;source media="(prefers-color-scheme: dark)" srcset="https://github.com/StorageB/icons/blob/main/GNOME48Adwaita/light/system-switch-user-symbolic-rtl.svg"&gt;&lt;source media="(prefers-color-scheme: light)" srcset="https://github.com/StorageB/icons/blob/main/GNOME48Adwaita/dark/system-switch-user-symbolic-rtl.svg"&gt;&lt;img alt="system-switch-user-symbolic-rtl" src="https://user-images.githubusercontent.com/25423296/163456779-a8556205-d0a5-45e2-ac17-42d089e3c3f8.png"&gt;&lt;/picture&gt; &amp;nbsp; &amp;nbsp;system-switch-user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ystem-switch-user-symbolic.svg</text:p>
          </table:table-cell>
          <table:table-cell office:value-type="string" calcext:value-type="string">
            <text:p>system-switch-us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4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44] &amp; CHAR(34) &amp; &quot;&gt;&quot; &amp; &#10;&quot;&lt;img alt=&quot; &amp; CHAR(34) &amp; [.B14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4] &amp; &quot;&lt;br&gt;&quot;" office:value-type="string" office:string-value="&lt;picture&gt;&lt;source media=&quot;(prefers-color-scheme: dark)&quot; srcset=&quot;https://github.com/StorageB/icons/blob/main/GNOME48Adwaita/light/system-switch-user-symbolic.svg&quot;&gt;&lt;source media=&quot;(prefers-color-scheme: light)&quot; srcset=&quot;https://github.com/StorageB/icons/blob/main/GNOME48Adwaita/dark/system-switch-user-symbolic.svg&quot;&gt;&lt;img alt=&quot;system-switch-user-symbolic&quot; src=&quot;https://user-images.githubusercontent.com/25423296/163456779-a8556205-d0a5-45e2-ac17-42d089e3c3f8.png&quot;&gt;&lt;/picture&gt; &amp;nbsp; &amp;nbsp;system-switch-user-symbolic&lt;br&gt;" calcext:value-type="string">
            <text:p>&lt;picture&gt;&lt;source media="(prefers-color-scheme: dark)" srcset="https://github.com/StorageB/icons/blob/main/GNOME48Adwaita/light/system-switch-user-symbolic.svg"&gt;&lt;source media="(prefers-color-scheme: light)" srcset="https://github.com/StorageB/icons/blob/main/GNOME48Adwaita/dark/system-switch-user-symbolic.svg"&gt;&lt;img alt="system-switch-user-symbolic" src="https://user-images.githubusercontent.com/25423296/163456779-a8556205-d0a5-45e2-ac17-42d089e3c3f8.png"&gt;&lt;/picture&gt; &amp;nbsp; &amp;nbsp;system-switch-use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ab-new-symbolic.svg</text:p>
          </table:table-cell>
          <table:table-cell office:value-type="string" calcext:value-type="string">
            <text:p>tab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4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45] &amp; CHAR(34) &amp; &quot;&gt;&quot; &amp; &#10;&quot;&lt;img alt=&quot; &amp; CHAR(34) &amp; [.B14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5] &amp; &quot;&lt;br&gt;&quot;" office:value-type="string" office:string-value="&lt;picture&gt;&lt;source media=&quot;(prefers-color-scheme: dark)&quot; srcset=&quot;https://github.com/StorageB/icons/blob/main/GNOME48Adwaita/light/tab-new-symbolic.svg&quot;&gt;&lt;source media=&quot;(prefers-color-scheme: light)&quot; srcset=&quot;https://github.com/StorageB/icons/blob/main/GNOME48Adwaita/dark/tab-new-symbolic.svg&quot;&gt;&lt;img alt=&quot;tab-new-symbolic&quot; src=&quot;https://user-images.githubusercontent.com/25423296/163456779-a8556205-d0a5-45e2-ac17-42d089e3c3f8.png&quot;&gt;&lt;/picture&gt; &amp;nbsp; &amp;nbsp;tab-new-symbolic&lt;br&gt;" calcext:value-type="string">
            <text:p>&lt;picture&gt;&lt;source media="(prefers-color-scheme: dark)" srcset="https://github.com/StorageB/icons/blob/main/GNOME48Adwaita/light/tab-new-symbolic.svg"&gt;&lt;source media="(prefers-color-scheme: light)" srcset="https://github.com/StorageB/icons/blob/main/GNOME48Adwaita/dark/tab-new-symbolic.svg"&gt;&lt;img alt="tab-new-symbolic" src="https://user-images.githubusercontent.com/25423296/163456779-a8556205-d0a5-45e2-ac17-42d089e3c3f8.png"&gt;&lt;/picture&gt; &amp;nbsp; &amp;nbsp;tab-new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ols-check-spelling-symbolic.svg</text:p>
          </table:table-cell>
          <table:table-cell office:value-type="string" calcext:value-type="string">
            <text:p>tools-check-spell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4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46] &amp; CHAR(34) &amp; &quot;&gt;&quot; &amp; &#10;&quot;&lt;img alt=&quot; &amp; CHAR(34) &amp; [.B14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6] &amp; &quot;&lt;br&gt;&quot;" office:value-type="string" office:string-value="&lt;picture&gt;&lt;source media=&quot;(prefers-color-scheme: dark)&quot; srcset=&quot;https://github.com/StorageB/icons/blob/main/GNOME48Adwaita/light/tools-check-spelling-symbolic.svg&quot;&gt;&lt;source media=&quot;(prefers-color-scheme: light)&quot; srcset=&quot;https://github.com/StorageB/icons/blob/main/GNOME48Adwaita/dark/tools-check-spelling-symbolic.svg&quot;&gt;&lt;img alt=&quot;tools-check-spelling-symbolic&quot; src=&quot;https://user-images.githubusercontent.com/25423296/163456779-a8556205-d0a5-45e2-ac17-42d089e3c3f8.png&quot;&gt;&lt;/picture&gt; &amp;nbsp; &amp;nbsp;tools-check-spelling-symbolic&lt;br&gt;" calcext:value-type="string">
            <text:p>&lt;picture&gt;&lt;source media="(prefers-color-scheme: dark)" srcset="https://github.com/StorageB/icons/blob/main/GNOME48Adwaita/light/tools-check-spelling-symbolic.svg"&gt;&lt;source media="(prefers-color-scheme: light)" srcset="https://github.com/StorageB/icons/blob/main/GNOME48Adwaita/dark/tools-check-spelling-symbolic.svg"&gt;&lt;img alt="tools-check-spelling-symbolic" src="https://user-images.githubusercontent.com/25423296/163456779-a8556205-d0a5-45e2-ac17-42d089e3c3f8.png"&gt;&lt;/picture&gt; &amp;nbsp; &amp;nbsp;tools-check-spell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alue-decrease-symbolic.svg</text:p>
          </table:table-cell>
          <table:table-cell office:value-type="string" calcext:value-type="string">
            <text:p>value-decreas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4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47] &amp; CHAR(34) &amp; &quot;&gt;&quot; &amp; &#10;&quot;&lt;img alt=&quot; &amp; CHAR(34) &amp; [.B14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7] &amp; &quot;&lt;br&gt;&quot;" office:value-type="string" office:string-value="&lt;picture&gt;&lt;source media=&quot;(prefers-color-scheme: dark)&quot; srcset=&quot;https://github.com/StorageB/icons/blob/main/GNOME48Adwaita/light/value-decrease-symbolic.svg&quot;&gt;&lt;source media=&quot;(prefers-color-scheme: light)&quot; srcset=&quot;https://github.com/StorageB/icons/blob/main/GNOME48Adwaita/dark/value-decrease-symbolic.svg&quot;&gt;&lt;img alt=&quot;value-decrease-symbolic&quot; src=&quot;https://user-images.githubusercontent.com/25423296/163456779-a8556205-d0a5-45e2-ac17-42d089e3c3f8.png&quot;&gt;&lt;/picture&gt; &amp;nbsp; &amp;nbsp;value-decrease-symbolic&lt;br&gt;" calcext:value-type="string">
            <text:p>&lt;picture&gt;&lt;source media="(prefers-color-scheme: dark)" srcset="https://github.com/StorageB/icons/blob/main/GNOME48Adwaita/light/value-decrease-symbolic.svg"&gt;&lt;source media="(prefers-color-scheme: light)" srcset="https://github.com/StorageB/icons/blob/main/GNOME48Adwaita/dark/value-decrease-symbolic.svg"&gt;&lt;img alt="value-decrease-symbolic" src="https://user-images.githubusercontent.com/25423296/163456779-a8556205-d0a5-45e2-ac17-42d089e3c3f8.png"&gt;&lt;/picture&gt; &amp;nbsp; &amp;nbsp;value-decreas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alue-increase-symbolic.svg</text:p>
          </table:table-cell>
          <table:table-cell office:value-type="string" calcext:value-type="string">
            <text:p>value-increas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4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48] &amp; CHAR(34) &amp; &quot;&gt;&quot; &amp; &#10;&quot;&lt;img alt=&quot; &amp; CHAR(34) &amp; [.B14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8] &amp; &quot;&lt;br&gt;&quot;" office:value-type="string" office:string-value="&lt;picture&gt;&lt;source media=&quot;(prefers-color-scheme: dark)&quot; srcset=&quot;https://github.com/StorageB/icons/blob/main/GNOME48Adwaita/light/value-increase-symbolic.svg&quot;&gt;&lt;source media=&quot;(prefers-color-scheme: light)&quot; srcset=&quot;https://github.com/StorageB/icons/blob/main/GNOME48Adwaita/dark/value-increase-symbolic.svg&quot;&gt;&lt;img alt=&quot;value-increase-symbolic&quot; src=&quot;https://user-images.githubusercontent.com/25423296/163456779-a8556205-d0a5-45e2-ac17-42d089e3c3f8.png&quot;&gt;&lt;/picture&gt; &amp;nbsp; &amp;nbsp;value-increase-symbolic&lt;br&gt;" calcext:value-type="string">
            <text:p>&lt;picture&gt;&lt;source media="(prefers-color-scheme: dark)" srcset="https://github.com/StorageB/icons/blob/main/GNOME48Adwaita/light/value-increase-symbolic.svg"&gt;&lt;source media="(prefers-color-scheme: light)" srcset="https://github.com/StorageB/icons/blob/main/GNOME48Adwaita/dark/value-increase-symbolic.svg"&gt;&lt;img alt="value-increase-symbolic" src="https://user-images.githubusercontent.com/25423296/163456779-a8556205-d0a5-45e2-ac17-42d089e3c3f8.png"&gt;&lt;/picture&gt; &amp;nbsp; &amp;nbsp;value-increas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app-grid-symbolic.svg</text:p>
          </table:table-cell>
          <table:table-cell office:value-type="string" calcext:value-type="string">
            <text:p>view-app-gri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4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49] &amp; CHAR(34) &amp; &quot;&gt;&quot; &amp; &#10;&quot;&lt;img alt=&quot; &amp; CHAR(34) &amp; [.B14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49] &amp; &quot;&lt;br&gt;&quot;" office:value-type="string" office:string-value="&lt;picture&gt;&lt;source media=&quot;(prefers-color-scheme: dark)&quot; srcset=&quot;https://github.com/StorageB/icons/blob/main/GNOME48Adwaita/light/view-app-grid-symbolic.svg&quot;&gt;&lt;source media=&quot;(prefers-color-scheme: light)&quot; srcset=&quot;https://github.com/StorageB/icons/blob/main/GNOME48Adwaita/dark/view-app-grid-symbolic.svg&quot;&gt;&lt;img alt=&quot;view-app-grid-symbolic&quot; src=&quot;https://user-images.githubusercontent.com/25423296/163456779-a8556205-d0a5-45e2-ac17-42d089e3c3f8.png&quot;&gt;&lt;/picture&gt; &amp;nbsp; &amp;nbsp;view-app-grid-symbolic&lt;br&gt;" calcext:value-type="string">
            <text:p>&lt;picture&gt;&lt;source media="(prefers-color-scheme: dark)" srcset="https://github.com/StorageB/icons/blob/main/GNOME48Adwaita/light/view-app-grid-symbolic.svg"&gt;&lt;source media="(prefers-color-scheme: light)" srcset="https://github.com/StorageB/icons/blob/main/GNOME48Adwaita/dark/view-app-grid-symbolic.svg"&gt;&lt;img alt="view-app-grid-symbolic" src="https://user-images.githubusercontent.com/25423296/163456779-a8556205-d0a5-45e2-ac17-42d089e3c3f8.png"&gt;&lt;/picture&gt; &amp;nbsp; &amp;nbsp;view-app-gri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conceal-symbolic.svg</text:p>
          </table:table-cell>
          <table:table-cell office:value-type="string" calcext:value-type="string">
            <text:p>view-concea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5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50] &amp; CHAR(34) &amp; &quot;&gt;&quot; &amp; &#10;&quot;&lt;img alt=&quot; &amp; CHAR(34) &amp; [.B15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0] &amp; &quot;&lt;br&gt;&quot;" office:value-type="string" office:string-value="&lt;picture&gt;&lt;source media=&quot;(prefers-color-scheme: dark)&quot; srcset=&quot;https://github.com/StorageB/icons/blob/main/GNOME48Adwaita/light/view-conceal-symbolic.svg&quot;&gt;&lt;source media=&quot;(prefers-color-scheme: light)&quot; srcset=&quot;https://github.com/StorageB/icons/blob/main/GNOME48Adwaita/dark/view-conceal-symbolic.svg&quot;&gt;&lt;img alt=&quot;view-conceal-symbolic&quot; src=&quot;https://user-images.githubusercontent.com/25423296/163456779-a8556205-d0a5-45e2-ac17-42d089e3c3f8.png&quot;&gt;&lt;/picture&gt; &amp;nbsp; &amp;nbsp;view-conceal-symbolic&lt;br&gt;" calcext:value-type="string">
            <text:p>&lt;picture&gt;&lt;source media="(prefers-color-scheme: dark)" srcset="https://github.com/StorageB/icons/blob/main/GNOME48Adwaita/light/view-conceal-symbolic.svg"&gt;&lt;source media="(prefers-color-scheme: light)" srcset="https://github.com/StorageB/icons/blob/main/GNOME48Adwaita/dark/view-conceal-symbolic.svg"&gt;&lt;img alt="view-conceal-symbolic" src="https://user-images.githubusercontent.com/25423296/163456779-a8556205-d0a5-45e2-ac17-42d089e3c3f8.png"&gt;&lt;/picture&gt; &amp;nbsp; &amp;nbsp;view-concea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continuous-symbolic.svg</text:p>
          </table:table-cell>
          <table:table-cell office:value-type="string" calcext:value-type="string">
            <text:p>view-continuou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5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51] &amp; CHAR(34) &amp; &quot;&gt;&quot; &amp; &#10;&quot;&lt;img alt=&quot; &amp; CHAR(34) &amp; [.B15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1] &amp; &quot;&lt;br&gt;&quot;" office:value-type="string" office:string-value="&lt;picture&gt;&lt;source media=&quot;(prefers-color-scheme: dark)&quot; srcset=&quot;https://github.com/StorageB/icons/blob/main/GNOME48Adwaita/light/view-continuous-symbolic.svg&quot;&gt;&lt;source media=&quot;(prefers-color-scheme: light)&quot; srcset=&quot;https://github.com/StorageB/icons/blob/main/GNOME48Adwaita/dark/view-continuous-symbolic.svg&quot;&gt;&lt;img alt=&quot;view-continuous-symbolic&quot; src=&quot;https://user-images.githubusercontent.com/25423296/163456779-a8556205-d0a5-45e2-ac17-42d089e3c3f8.png&quot;&gt;&lt;/picture&gt; &amp;nbsp; &amp;nbsp;view-continuous-symbolic&lt;br&gt;" calcext:value-type="string">
            <text:p>&lt;picture&gt;&lt;source media="(prefers-color-scheme: dark)" srcset="https://github.com/StorageB/icons/blob/main/GNOME48Adwaita/light/view-continuous-symbolic.svg"&gt;&lt;source media="(prefers-color-scheme: light)" srcset="https://github.com/StorageB/icons/blob/main/GNOME48Adwaita/dark/view-continuous-symbolic.svg"&gt;&lt;img alt="view-continuous-symbolic" src="https://user-images.githubusercontent.com/25423296/163456779-a8556205-d0a5-45e2-ac17-42d089e3c3f8.png"&gt;&lt;/picture&gt; &amp;nbsp; &amp;nbsp;view-continuou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dual-symbolic.svg</text:p>
          </table:table-cell>
          <table:table-cell office:value-type="string" calcext:value-type="string">
            <text:p>view-dua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5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52] &amp; CHAR(34) &amp; &quot;&gt;&quot; &amp; &#10;&quot;&lt;img alt=&quot; &amp; CHAR(34) &amp; [.B15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2] &amp; &quot;&lt;br&gt;&quot;" office:value-type="string" office:string-value="&lt;picture&gt;&lt;source media=&quot;(prefers-color-scheme: dark)&quot; srcset=&quot;https://github.com/StorageB/icons/blob/main/GNOME48Adwaita/light/view-dual-symbolic.svg&quot;&gt;&lt;source media=&quot;(prefers-color-scheme: light)&quot; srcset=&quot;https://github.com/StorageB/icons/blob/main/GNOME48Adwaita/dark/view-dual-symbolic.svg&quot;&gt;&lt;img alt=&quot;view-dual-symbolic&quot; src=&quot;https://user-images.githubusercontent.com/25423296/163456779-a8556205-d0a5-45e2-ac17-42d089e3c3f8.png&quot;&gt;&lt;/picture&gt; &amp;nbsp; &amp;nbsp;view-dual-symbolic&lt;br&gt;" calcext:value-type="string">
            <text:p>&lt;picture&gt;&lt;source media="(prefers-color-scheme: dark)" srcset="https://github.com/StorageB/icons/blob/main/GNOME48Adwaita/light/view-dual-symbolic.svg"&gt;&lt;source media="(prefers-color-scheme: light)" srcset="https://github.com/StorageB/icons/blob/main/GNOME48Adwaita/dark/view-dual-symbolic.svg"&gt;&lt;img alt="view-dual-symbolic" src="https://user-images.githubusercontent.com/25423296/163456779-a8556205-d0a5-45e2-ac17-42d089e3c3f8.png"&gt;&lt;/picture&gt; &amp;nbsp; &amp;nbsp;view-dua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fullscreen-symbolic.svg</text:p>
          </table:table-cell>
          <table:table-cell office:value-type="string" calcext:value-type="string">
            <text:p>view-fullscree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5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53] &amp; CHAR(34) &amp; &quot;&gt;&quot; &amp; &#10;&quot;&lt;img alt=&quot; &amp; CHAR(34) &amp; [.B15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3] &amp; &quot;&lt;br&gt;&quot;" office:value-type="string" office:string-value="&lt;picture&gt;&lt;source media=&quot;(prefers-color-scheme: dark)&quot; srcset=&quot;https://github.com/StorageB/icons/blob/main/GNOME48Adwaita/light/view-fullscreen-symbolic.svg&quot;&gt;&lt;source media=&quot;(prefers-color-scheme: light)&quot; srcset=&quot;https://github.com/StorageB/icons/blob/main/GNOME48Adwaita/dark/view-fullscreen-symbolic.svg&quot;&gt;&lt;img alt=&quot;view-fullscreen-symbolic&quot; src=&quot;https://user-images.githubusercontent.com/25423296/163456779-a8556205-d0a5-45e2-ac17-42d089e3c3f8.png&quot;&gt;&lt;/picture&gt; &amp;nbsp; &amp;nbsp;view-fullscreen-symbolic&lt;br&gt;" calcext:value-type="string">
            <text:p>&lt;picture&gt;&lt;source media="(prefers-color-scheme: dark)" srcset="https://github.com/StorageB/icons/blob/main/GNOME48Adwaita/light/view-fullscreen-symbolic.svg"&gt;&lt;source media="(prefers-color-scheme: light)" srcset="https://github.com/StorageB/icons/blob/main/GNOME48Adwaita/dark/view-fullscreen-symbolic.svg"&gt;&lt;img alt="view-fullscreen-symbolic" src="https://user-images.githubusercontent.com/25423296/163456779-a8556205-d0a5-45e2-ac17-42d089e3c3f8.png"&gt;&lt;/picture&gt; &amp;nbsp; &amp;nbsp;view-fullscreen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grid-symbolic.svg</text:p>
          </table:table-cell>
          <table:table-cell office:value-type="string" calcext:value-type="string">
            <text:p>view-gri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5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54] &amp; CHAR(34) &amp; &quot;&gt;&quot; &amp; &#10;&quot;&lt;img alt=&quot; &amp; CHAR(34) &amp; [.B15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4] &amp; &quot;&lt;br&gt;&quot;" office:value-type="string" office:string-value="&lt;picture&gt;&lt;source media=&quot;(prefers-color-scheme: dark)&quot; srcset=&quot;https://github.com/StorageB/icons/blob/main/GNOME48Adwaita/light/view-grid-symbolic.svg&quot;&gt;&lt;source media=&quot;(prefers-color-scheme: light)&quot; srcset=&quot;https://github.com/StorageB/icons/blob/main/GNOME48Adwaita/dark/view-grid-symbolic.svg&quot;&gt;&lt;img alt=&quot;view-grid-symbolic&quot; src=&quot;https://user-images.githubusercontent.com/25423296/163456779-a8556205-d0a5-45e2-ac17-42d089e3c3f8.png&quot;&gt;&lt;/picture&gt; &amp;nbsp; &amp;nbsp;view-grid-symbolic&lt;br&gt;" calcext:value-type="string">
            <text:p>&lt;picture&gt;&lt;source media="(prefers-color-scheme: dark)" srcset="https://github.com/StorageB/icons/blob/main/GNOME48Adwaita/light/view-grid-symbolic.svg"&gt;&lt;source media="(prefers-color-scheme: light)" srcset="https://github.com/StorageB/icons/blob/main/GNOME48Adwaita/dark/view-grid-symbolic.svg"&gt;&lt;img alt="view-grid-symbolic" src="https://user-images.githubusercontent.com/25423296/163456779-a8556205-d0a5-45e2-ac17-42d089e3c3f8.png"&gt;&lt;/picture&gt; &amp;nbsp; &amp;nbsp;view-gri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list-bullet-rtl-symbolic.svg</text:p>
          </table:table-cell>
          <table:table-cell office:value-type="string" calcext:value-type="string">
            <text:p>view-list-bullet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5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55] &amp; CHAR(34) &amp; &quot;&gt;&quot; &amp; &#10;&quot;&lt;img alt=&quot; &amp; CHAR(34) &amp; [.B15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5] &amp; &quot;&lt;br&gt;&quot;" office:value-type="string" office:string-value="&lt;picture&gt;&lt;source media=&quot;(prefers-color-scheme: dark)&quot; srcset=&quot;https://github.com/StorageB/icons/blob/main/GNOME48Adwaita/light/view-list-bullet-rtl-symbolic.svg&quot;&gt;&lt;source media=&quot;(prefers-color-scheme: light)&quot; srcset=&quot;https://github.com/StorageB/icons/blob/main/GNOME48Adwaita/dark/view-list-bullet-rtl-symbolic.svg&quot;&gt;&lt;img alt=&quot;view-list-bullet-rtl-symbolic&quot; src=&quot;https://user-images.githubusercontent.com/25423296/163456779-a8556205-d0a5-45e2-ac17-42d089e3c3f8.png&quot;&gt;&lt;/picture&gt; &amp;nbsp; &amp;nbsp;view-list-bullet-rtl-symbolic&lt;br&gt;" calcext:value-type="string">
            <text:p>&lt;picture&gt;&lt;source media="(prefers-color-scheme: dark)" srcset="https://github.com/StorageB/icons/blob/main/GNOME48Adwaita/light/view-list-bullet-rtl-symbolic.svg"&gt;&lt;source media="(prefers-color-scheme: light)" srcset="https://github.com/StorageB/icons/blob/main/GNOME48Adwaita/dark/view-list-bullet-rtl-symbolic.svg"&gt;&lt;img alt="view-list-bullet-rtl-symbolic" src="https://user-images.githubusercontent.com/25423296/163456779-a8556205-d0a5-45e2-ac17-42d089e3c3f8.png"&gt;&lt;/picture&gt; &amp;nbsp; &amp;nbsp;view-list-bullet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list-bullet-symbolic-rtl.svg</text:p>
          </table:table-cell>
          <table:table-cell office:value-type="string" calcext:value-type="string">
            <text:p>view-list-bulle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5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56] &amp; CHAR(34) &amp; &quot;&gt;&quot; &amp; &#10;&quot;&lt;img alt=&quot; &amp; CHAR(34) &amp; [.B15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6] &amp; &quot;&lt;br&gt;&quot;" office:value-type="string" office:string-value="&lt;picture&gt;&lt;source media=&quot;(prefers-color-scheme: dark)&quot; srcset=&quot;https://github.com/StorageB/icons/blob/main/GNOME48Adwaita/light/view-list-bullet-symbolic-rtl.svg&quot;&gt;&lt;source media=&quot;(prefers-color-scheme: light)&quot; srcset=&quot;https://github.com/StorageB/icons/blob/main/GNOME48Adwaita/dark/view-list-bullet-symbolic-rtl.svg&quot;&gt;&lt;img alt=&quot;view-list-bullet-symbolic-rtl&quot; src=&quot;https://user-images.githubusercontent.com/25423296/163456779-a8556205-d0a5-45e2-ac17-42d089e3c3f8.png&quot;&gt;&lt;/picture&gt; &amp;nbsp; &amp;nbsp;view-list-bullet-symbolic-rtl&lt;br&gt;" calcext:value-type="string">
            <text:p>&lt;picture&gt;&lt;source media="(prefers-color-scheme: dark)" srcset="https://github.com/StorageB/icons/blob/main/GNOME48Adwaita/light/view-list-bullet-symbolic-rtl.svg"&gt;&lt;source media="(prefers-color-scheme: light)" srcset="https://github.com/StorageB/icons/blob/main/GNOME48Adwaita/dark/view-list-bullet-symbolic-rtl.svg"&gt;&lt;img alt="view-list-bullet-symbolic-rtl" src="https://user-images.githubusercontent.com/25423296/163456779-a8556205-d0a5-45e2-ac17-42d089e3c3f8.png"&gt;&lt;/picture&gt; &amp;nbsp; &amp;nbsp;view-list-bullet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list-bullet-symbolic.svg</text:p>
          </table:table-cell>
          <table:table-cell office:value-type="string" calcext:value-type="string">
            <text:p>view-list-bulle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5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57] &amp; CHAR(34) &amp; &quot;&gt;&quot; &amp; &#10;&quot;&lt;img alt=&quot; &amp; CHAR(34) &amp; [.B15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7] &amp; &quot;&lt;br&gt;&quot;" office:value-type="string" office:string-value="&lt;picture&gt;&lt;source media=&quot;(prefers-color-scheme: dark)&quot; srcset=&quot;https://github.com/StorageB/icons/blob/main/GNOME48Adwaita/light/view-list-bullet-symbolic.svg&quot;&gt;&lt;source media=&quot;(prefers-color-scheme: light)&quot; srcset=&quot;https://github.com/StorageB/icons/blob/main/GNOME48Adwaita/dark/view-list-bullet-symbolic.svg&quot;&gt;&lt;img alt=&quot;view-list-bullet-symbolic&quot; src=&quot;https://user-images.githubusercontent.com/25423296/163456779-a8556205-d0a5-45e2-ac17-42d089e3c3f8.png&quot;&gt;&lt;/picture&gt; &amp;nbsp; &amp;nbsp;view-list-bullet-symbolic&lt;br&gt;" calcext:value-type="string">
            <text:p>&lt;picture&gt;&lt;source media="(prefers-color-scheme: dark)" srcset="https://github.com/StorageB/icons/blob/main/GNOME48Adwaita/light/view-list-bullet-symbolic.svg"&gt;&lt;source media="(prefers-color-scheme: light)" srcset="https://github.com/StorageB/icons/blob/main/GNOME48Adwaita/dark/view-list-bullet-symbolic.svg"&gt;&lt;img alt="view-list-bullet-symbolic" src="https://user-images.githubusercontent.com/25423296/163456779-a8556205-d0a5-45e2-ac17-42d089e3c3f8.png"&gt;&lt;/picture&gt; &amp;nbsp; &amp;nbsp;view-list-bulle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list-ordered-rtl-symbolic.svg</text:p>
          </table:table-cell>
          <table:table-cell office:value-type="string" calcext:value-type="string">
            <text:p>view-list-ordere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5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58] &amp; CHAR(34) &amp; &quot;&gt;&quot; &amp; &#10;&quot;&lt;img alt=&quot; &amp; CHAR(34) &amp; [.B15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8] &amp; &quot;&lt;br&gt;&quot;" office:value-type="string" office:string-value="&lt;picture&gt;&lt;source media=&quot;(prefers-color-scheme: dark)&quot; srcset=&quot;https://github.com/StorageB/icons/blob/main/GNOME48Adwaita/light/view-list-ordered-rtl-symbolic.svg&quot;&gt;&lt;source media=&quot;(prefers-color-scheme: light)&quot; srcset=&quot;https://github.com/StorageB/icons/blob/main/GNOME48Adwaita/dark/view-list-ordered-rtl-symbolic.svg&quot;&gt;&lt;img alt=&quot;view-list-ordered-rtl-symbolic&quot; src=&quot;https://user-images.githubusercontent.com/25423296/163456779-a8556205-d0a5-45e2-ac17-42d089e3c3f8.png&quot;&gt;&lt;/picture&gt; &amp;nbsp; &amp;nbsp;view-list-ordered-rtl-symbolic&lt;br&gt;" calcext:value-type="string">
            <text:p>&lt;picture&gt;&lt;source media="(prefers-color-scheme: dark)" srcset="https://github.com/StorageB/icons/blob/main/GNOME48Adwaita/light/view-list-ordered-rtl-symbolic.svg"&gt;&lt;source media="(prefers-color-scheme: light)" srcset="https://github.com/StorageB/icons/blob/main/GNOME48Adwaita/dark/view-list-ordered-rtl-symbolic.svg"&gt;&lt;img alt="view-list-ordered-rtl-symbolic" src="https://user-images.githubusercontent.com/25423296/163456779-a8556205-d0a5-45e2-ac17-42d089e3c3f8.png"&gt;&lt;/picture&gt; &amp;nbsp; &amp;nbsp;view-list-ordered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list-ordered-symbolic-rtl.svg</text:p>
          </table:table-cell>
          <table:table-cell office:value-type="string" calcext:value-type="string">
            <text:p>view-list-ordere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5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59] &amp; CHAR(34) &amp; &quot;&gt;&quot; &amp; &#10;&quot;&lt;img alt=&quot; &amp; CHAR(34) &amp; [.B15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59] &amp; &quot;&lt;br&gt;&quot;" office:value-type="string" office:string-value="&lt;picture&gt;&lt;source media=&quot;(prefers-color-scheme: dark)&quot; srcset=&quot;https://github.com/StorageB/icons/blob/main/GNOME48Adwaita/light/view-list-ordered-symbolic-rtl.svg&quot;&gt;&lt;source media=&quot;(prefers-color-scheme: light)&quot; srcset=&quot;https://github.com/StorageB/icons/blob/main/GNOME48Adwaita/dark/view-list-ordered-symbolic-rtl.svg&quot;&gt;&lt;img alt=&quot;view-list-ordered-symbolic-rtl&quot; src=&quot;https://user-images.githubusercontent.com/25423296/163456779-a8556205-d0a5-45e2-ac17-42d089e3c3f8.png&quot;&gt;&lt;/picture&gt; &amp;nbsp; &amp;nbsp;view-list-ordered-symbolic-rtl&lt;br&gt;" calcext:value-type="string">
            <text:p>&lt;picture&gt;&lt;source media="(prefers-color-scheme: dark)" srcset="https://github.com/StorageB/icons/blob/main/GNOME48Adwaita/light/view-list-ordered-symbolic-rtl.svg"&gt;&lt;source media="(prefers-color-scheme: light)" srcset="https://github.com/StorageB/icons/blob/main/GNOME48Adwaita/dark/view-list-ordered-symbolic-rtl.svg"&gt;&lt;img alt="view-list-ordered-symbolic-rtl" src="https://user-images.githubusercontent.com/25423296/163456779-a8556205-d0a5-45e2-ac17-42d089e3c3f8.png"&gt;&lt;/picture&gt; &amp;nbsp; &amp;nbsp;view-list-ordered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list-ordered-symbolic.svg</text:p>
          </table:table-cell>
          <table:table-cell office:value-type="string" calcext:value-type="string">
            <text:p>view-list-order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6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60] &amp; CHAR(34) &amp; &quot;&gt;&quot; &amp; &#10;&quot;&lt;img alt=&quot; &amp; CHAR(34) &amp; [.B16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0] &amp; &quot;&lt;br&gt;&quot;" office:value-type="string" office:string-value="&lt;picture&gt;&lt;source media=&quot;(prefers-color-scheme: dark)&quot; srcset=&quot;https://github.com/StorageB/icons/blob/main/GNOME48Adwaita/light/view-list-ordered-symbolic.svg&quot;&gt;&lt;source media=&quot;(prefers-color-scheme: light)&quot; srcset=&quot;https://github.com/StorageB/icons/blob/main/GNOME48Adwaita/dark/view-list-ordered-symbolic.svg&quot;&gt;&lt;img alt=&quot;view-list-ordered-symbolic&quot; src=&quot;https://user-images.githubusercontent.com/25423296/163456779-a8556205-d0a5-45e2-ac17-42d089e3c3f8.png&quot;&gt;&lt;/picture&gt; &amp;nbsp; &amp;nbsp;view-list-ordered-symbolic&lt;br&gt;" calcext:value-type="string">
            <text:p>&lt;picture&gt;&lt;source media="(prefers-color-scheme: dark)" srcset="https://github.com/StorageB/icons/blob/main/GNOME48Adwaita/light/view-list-ordered-symbolic.svg"&gt;&lt;source media="(prefers-color-scheme: light)" srcset="https://github.com/StorageB/icons/blob/main/GNOME48Adwaita/dark/view-list-ordered-symbolic.svg"&gt;&lt;img alt="view-list-ordered-symbolic" src="https://user-images.githubusercontent.com/25423296/163456779-a8556205-d0a5-45e2-ac17-42d089e3c3f8.png"&gt;&lt;/picture&gt; &amp;nbsp; &amp;nbsp;view-list-order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list-rtl-symbolic.svg</text:p>
          </table:table-cell>
          <table:table-cell office:value-type="string" calcext:value-type="string">
            <text:p>view-list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6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61] &amp; CHAR(34) &amp; &quot;&gt;&quot; &amp; &#10;&quot;&lt;img alt=&quot; &amp; CHAR(34) &amp; [.B16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1] &amp; &quot;&lt;br&gt;&quot;" office:value-type="string" office:string-value="&lt;picture&gt;&lt;source media=&quot;(prefers-color-scheme: dark)&quot; srcset=&quot;https://github.com/StorageB/icons/blob/main/GNOME48Adwaita/light/view-list-rtl-symbolic.svg&quot;&gt;&lt;source media=&quot;(prefers-color-scheme: light)&quot; srcset=&quot;https://github.com/StorageB/icons/blob/main/GNOME48Adwaita/dark/view-list-rtl-symbolic.svg&quot;&gt;&lt;img alt=&quot;view-list-rtl-symbolic&quot; src=&quot;https://user-images.githubusercontent.com/25423296/163456779-a8556205-d0a5-45e2-ac17-42d089e3c3f8.png&quot;&gt;&lt;/picture&gt; &amp;nbsp; &amp;nbsp;view-list-rtl-symbolic&lt;br&gt;" calcext:value-type="string">
            <text:p>&lt;picture&gt;&lt;source media="(prefers-color-scheme: dark)" srcset="https://github.com/StorageB/icons/blob/main/GNOME48Adwaita/light/view-list-rtl-symbolic.svg"&gt;&lt;source media="(prefers-color-scheme: light)" srcset="https://github.com/StorageB/icons/blob/main/GNOME48Adwaita/dark/view-list-rtl-symbolic.svg"&gt;&lt;img alt="view-list-rtl-symbolic" src="https://user-images.githubusercontent.com/25423296/163456779-a8556205-d0a5-45e2-ac17-42d089e3c3f8.png"&gt;&lt;/picture&gt; &amp;nbsp; &amp;nbsp;view-list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list-symbolic-rtl.svg</text:p>
          </table:table-cell>
          <table:table-cell office:value-type="string" calcext:value-type="string">
            <text:p>view-lis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6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62] &amp; CHAR(34) &amp; &quot;&gt;&quot; &amp; &#10;&quot;&lt;img alt=&quot; &amp; CHAR(34) &amp; [.B16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2] &amp; &quot;&lt;br&gt;&quot;" office:value-type="string" office:string-value="&lt;picture&gt;&lt;source media=&quot;(prefers-color-scheme: dark)&quot; srcset=&quot;https://github.com/StorageB/icons/blob/main/GNOME48Adwaita/light/view-list-symbolic-rtl.svg&quot;&gt;&lt;source media=&quot;(prefers-color-scheme: light)&quot; srcset=&quot;https://github.com/StorageB/icons/blob/main/GNOME48Adwaita/dark/view-list-symbolic-rtl.svg&quot;&gt;&lt;img alt=&quot;view-list-symbolic-rtl&quot; src=&quot;https://user-images.githubusercontent.com/25423296/163456779-a8556205-d0a5-45e2-ac17-42d089e3c3f8.png&quot;&gt;&lt;/picture&gt; &amp;nbsp; &amp;nbsp;view-list-symbolic-rtl&lt;br&gt;" calcext:value-type="string">
            <text:p>&lt;picture&gt;&lt;source media="(prefers-color-scheme: dark)" srcset="https://github.com/StorageB/icons/blob/main/GNOME48Adwaita/light/view-list-symbolic-rtl.svg"&gt;&lt;source media="(prefers-color-scheme: light)" srcset="https://github.com/StorageB/icons/blob/main/GNOME48Adwaita/dark/view-list-symbolic-rtl.svg"&gt;&lt;img alt="view-list-symbolic-rtl" src="https://user-images.githubusercontent.com/25423296/163456779-a8556205-d0a5-45e2-ac17-42d089e3c3f8.png"&gt;&lt;/picture&gt; &amp;nbsp; &amp;nbsp;view-list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list-symbolic.svg</text:p>
          </table:table-cell>
          <table:table-cell office:value-type="string" calcext:value-type="string">
            <text:p>view-lis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6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63] &amp; CHAR(34) &amp; &quot;&gt;&quot; &amp; &#10;&quot;&lt;img alt=&quot; &amp; CHAR(34) &amp; [.B16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3] &amp; &quot;&lt;br&gt;&quot;" office:value-type="string" office:string-value="&lt;picture&gt;&lt;source media=&quot;(prefers-color-scheme: dark)&quot; srcset=&quot;https://github.com/StorageB/icons/blob/main/GNOME48Adwaita/light/view-list-symbolic.svg&quot;&gt;&lt;source media=&quot;(prefers-color-scheme: light)&quot; srcset=&quot;https://github.com/StorageB/icons/blob/main/GNOME48Adwaita/dark/view-list-symbolic.svg&quot;&gt;&lt;img alt=&quot;view-list-symbolic&quot; src=&quot;https://user-images.githubusercontent.com/25423296/163456779-a8556205-d0a5-45e2-ac17-42d089e3c3f8.png&quot;&gt;&lt;/picture&gt; &amp;nbsp; &amp;nbsp;view-list-symbolic&lt;br&gt;" calcext:value-type="string">
            <text:p>&lt;picture&gt;&lt;source media="(prefers-color-scheme: dark)" srcset="https://github.com/StorageB/icons/blob/main/GNOME48Adwaita/light/view-list-symbolic.svg"&gt;&lt;source media="(prefers-color-scheme: light)" srcset="https://github.com/StorageB/icons/blob/main/GNOME48Adwaita/dark/view-list-symbolic.svg"&gt;&lt;img alt="view-list-symbolic" src="https://user-images.githubusercontent.com/25423296/163456779-a8556205-d0a5-45e2-ac17-42d089e3c3f8.png"&gt;&lt;/picture&gt; &amp;nbsp; &amp;nbsp;view-lis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mirror-symbolic.svg</text:p>
          </table:table-cell>
          <table:table-cell office:value-type="string" calcext:value-type="string">
            <text:p>view-mirro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6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64] &amp; CHAR(34) &amp; &quot;&gt;&quot; &amp; &#10;&quot;&lt;img alt=&quot; &amp; CHAR(34) &amp; [.B16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4] &amp; &quot;&lt;br&gt;&quot;" office:value-type="string" office:string-value="&lt;picture&gt;&lt;source media=&quot;(prefers-color-scheme: dark)&quot; srcset=&quot;https://github.com/StorageB/icons/blob/main/GNOME48Adwaita/light/view-mirror-symbolic.svg&quot;&gt;&lt;source media=&quot;(prefers-color-scheme: light)&quot; srcset=&quot;https://github.com/StorageB/icons/blob/main/GNOME48Adwaita/dark/view-mirror-symbolic.svg&quot;&gt;&lt;img alt=&quot;view-mirror-symbolic&quot; src=&quot;https://user-images.githubusercontent.com/25423296/163456779-a8556205-d0a5-45e2-ac17-42d089e3c3f8.png&quot;&gt;&lt;/picture&gt; &amp;nbsp; &amp;nbsp;view-mirror-symbolic&lt;br&gt;" calcext:value-type="string">
            <text:p>&lt;picture&gt;&lt;source media="(prefers-color-scheme: dark)" srcset="https://github.com/StorageB/icons/blob/main/GNOME48Adwaita/light/view-mirror-symbolic.svg"&gt;&lt;source media="(prefers-color-scheme: light)" srcset="https://github.com/StorageB/icons/blob/main/GNOME48Adwaita/dark/view-mirror-symbolic.svg"&gt;&lt;img alt="view-mirror-symbolic" src="https://user-images.githubusercontent.com/25423296/163456779-a8556205-d0a5-45e2-ac17-42d089e3c3f8.png"&gt;&lt;/picture&gt; &amp;nbsp; &amp;nbsp;view-mirro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more-horizontal-symbolic.svg</text:p>
          </table:table-cell>
          <table:table-cell office:value-type="string" calcext:value-type="string">
            <text:p>view-more-horizonta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6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65] &amp; CHAR(34) &amp; &quot;&gt;&quot; &amp; &#10;&quot;&lt;img alt=&quot; &amp; CHAR(34) &amp; [.B16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5] &amp; &quot;&lt;br&gt;&quot;" office:value-type="string" office:string-value="&lt;picture&gt;&lt;source media=&quot;(prefers-color-scheme: dark)&quot; srcset=&quot;https://github.com/StorageB/icons/blob/main/GNOME48Adwaita/light/view-more-horizontal-symbolic.svg&quot;&gt;&lt;source media=&quot;(prefers-color-scheme: light)&quot; srcset=&quot;https://github.com/StorageB/icons/blob/main/GNOME48Adwaita/dark/view-more-horizontal-symbolic.svg&quot;&gt;&lt;img alt=&quot;view-more-horizontal-symbolic&quot; src=&quot;https://user-images.githubusercontent.com/25423296/163456779-a8556205-d0a5-45e2-ac17-42d089e3c3f8.png&quot;&gt;&lt;/picture&gt; &amp;nbsp; &amp;nbsp;view-more-horizontal-symbolic&lt;br&gt;" calcext:value-type="string">
            <text:p>&lt;picture&gt;&lt;source media="(prefers-color-scheme: dark)" srcset="https://github.com/StorageB/icons/blob/main/GNOME48Adwaita/light/view-more-horizontal-symbolic.svg"&gt;&lt;source media="(prefers-color-scheme: light)" srcset="https://github.com/StorageB/icons/blob/main/GNOME48Adwaita/dark/view-more-horizontal-symbolic.svg"&gt;&lt;img alt="view-more-horizontal-symbolic" src="https://user-images.githubusercontent.com/25423296/163456779-a8556205-d0a5-45e2-ac17-42d089e3c3f8.png"&gt;&lt;/picture&gt; &amp;nbsp; &amp;nbsp;view-more-horizonta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more-symbolic.svg</text:p>
          </table:table-cell>
          <table:table-cell office:value-type="string" calcext:value-type="string">
            <text:p>view-mor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6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66] &amp; CHAR(34) &amp; &quot;&gt;&quot; &amp; &#10;&quot;&lt;img alt=&quot; &amp; CHAR(34) &amp; [.B16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6] &amp; &quot;&lt;br&gt;&quot;" office:value-type="string" office:string-value="&lt;picture&gt;&lt;source media=&quot;(prefers-color-scheme: dark)&quot; srcset=&quot;https://github.com/StorageB/icons/blob/main/GNOME48Adwaita/light/view-more-symbolic.svg&quot;&gt;&lt;source media=&quot;(prefers-color-scheme: light)&quot; srcset=&quot;https://github.com/StorageB/icons/blob/main/GNOME48Adwaita/dark/view-more-symbolic.svg&quot;&gt;&lt;img alt=&quot;view-more-symbolic&quot; src=&quot;https://user-images.githubusercontent.com/25423296/163456779-a8556205-d0a5-45e2-ac17-42d089e3c3f8.png&quot;&gt;&lt;/picture&gt; &amp;nbsp; &amp;nbsp;view-more-symbolic&lt;br&gt;" calcext:value-type="string">
            <text:p>&lt;picture&gt;&lt;source media="(prefers-color-scheme: dark)" srcset="https://github.com/StorageB/icons/blob/main/GNOME48Adwaita/light/view-more-symbolic.svg"&gt;&lt;source media="(prefers-color-scheme: light)" srcset="https://github.com/StorageB/icons/blob/main/GNOME48Adwaita/dark/view-more-symbolic.svg"&gt;&lt;img alt="view-more-symbolic" src="https://user-images.githubusercontent.com/25423296/163456779-a8556205-d0a5-45e2-ac17-42d089e3c3f8.png"&gt;&lt;/picture&gt; &amp;nbsp; &amp;nbsp;view-mor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paged-rtl-symbolic.svg</text:p>
          </table:table-cell>
          <table:table-cell office:value-type="string" calcext:value-type="string">
            <text:p>view-page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6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67] &amp; CHAR(34) &amp; &quot;&gt;&quot; &amp; &#10;&quot;&lt;img alt=&quot; &amp; CHAR(34) &amp; [.B16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7] &amp; &quot;&lt;br&gt;&quot;" office:value-type="string" office:string-value="&lt;picture&gt;&lt;source media=&quot;(prefers-color-scheme: dark)&quot; srcset=&quot;https://github.com/StorageB/icons/blob/main/GNOME48Adwaita/light/view-paged-rtl-symbolic.svg&quot;&gt;&lt;source media=&quot;(prefers-color-scheme: light)&quot; srcset=&quot;https://github.com/StorageB/icons/blob/main/GNOME48Adwaita/dark/view-paged-rtl-symbolic.svg&quot;&gt;&lt;img alt=&quot;view-paged-rtl-symbolic&quot; src=&quot;https://user-images.githubusercontent.com/25423296/163456779-a8556205-d0a5-45e2-ac17-42d089e3c3f8.png&quot;&gt;&lt;/picture&gt; &amp;nbsp; &amp;nbsp;view-paged-rtl-symbolic&lt;br&gt;" calcext:value-type="string">
            <text:p>&lt;picture&gt;&lt;source media="(prefers-color-scheme: dark)" srcset="https://github.com/StorageB/icons/blob/main/GNOME48Adwaita/light/view-paged-rtl-symbolic.svg"&gt;&lt;source media="(prefers-color-scheme: light)" srcset="https://github.com/StorageB/icons/blob/main/GNOME48Adwaita/dark/view-paged-rtl-symbolic.svg"&gt;&lt;img alt="view-paged-rtl-symbolic" src="https://user-images.githubusercontent.com/25423296/163456779-a8556205-d0a5-45e2-ac17-42d089e3c3f8.png"&gt;&lt;/picture&gt; &amp;nbsp; &amp;nbsp;view-paged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paged-symbolic-rtl.svg</text:p>
          </table:table-cell>
          <table:table-cell office:value-type="string" calcext:value-type="string">
            <text:p>view-page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6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68] &amp; CHAR(34) &amp; &quot;&gt;&quot; &amp; &#10;&quot;&lt;img alt=&quot; &amp; CHAR(34) &amp; [.B16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8] &amp; &quot;&lt;br&gt;&quot;" office:value-type="string" office:string-value="&lt;picture&gt;&lt;source media=&quot;(prefers-color-scheme: dark)&quot; srcset=&quot;https://github.com/StorageB/icons/blob/main/GNOME48Adwaita/light/view-paged-symbolic-rtl.svg&quot;&gt;&lt;source media=&quot;(prefers-color-scheme: light)&quot; srcset=&quot;https://github.com/StorageB/icons/blob/main/GNOME48Adwaita/dark/view-paged-symbolic-rtl.svg&quot;&gt;&lt;img alt=&quot;view-paged-symbolic-rtl&quot; src=&quot;https://user-images.githubusercontent.com/25423296/163456779-a8556205-d0a5-45e2-ac17-42d089e3c3f8.png&quot;&gt;&lt;/picture&gt; &amp;nbsp; &amp;nbsp;view-paged-symbolic-rtl&lt;br&gt;" calcext:value-type="string">
            <text:p>&lt;picture&gt;&lt;source media="(prefers-color-scheme: dark)" srcset="https://github.com/StorageB/icons/blob/main/GNOME48Adwaita/light/view-paged-symbolic-rtl.svg"&gt;&lt;source media="(prefers-color-scheme: light)" srcset="https://github.com/StorageB/icons/blob/main/GNOME48Adwaita/dark/view-paged-symbolic-rtl.svg"&gt;&lt;img alt="view-paged-symbolic-rtl" src="https://user-images.githubusercontent.com/25423296/163456779-a8556205-d0a5-45e2-ac17-42d089e3c3f8.png"&gt;&lt;/picture&gt; &amp;nbsp; &amp;nbsp;view-paged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paged-symbolic.svg</text:p>
          </table:table-cell>
          <table:table-cell office:value-type="string" calcext:value-type="string">
            <text:p>view-pag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6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69] &amp; CHAR(34) &amp; &quot;&gt;&quot; &amp; &#10;&quot;&lt;img alt=&quot; &amp; CHAR(34) &amp; [.B16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69] &amp; &quot;&lt;br&gt;&quot;" office:value-type="string" office:string-value="&lt;picture&gt;&lt;source media=&quot;(prefers-color-scheme: dark)&quot; srcset=&quot;https://github.com/StorageB/icons/blob/main/GNOME48Adwaita/light/view-paged-symbolic.svg&quot;&gt;&lt;source media=&quot;(prefers-color-scheme: light)&quot; srcset=&quot;https://github.com/StorageB/icons/blob/main/GNOME48Adwaita/dark/view-paged-symbolic.svg&quot;&gt;&lt;img alt=&quot;view-paged-symbolic&quot; src=&quot;https://user-images.githubusercontent.com/25423296/163456779-a8556205-d0a5-45e2-ac17-42d089e3c3f8.png&quot;&gt;&lt;/picture&gt; &amp;nbsp; &amp;nbsp;view-paged-symbolic&lt;br&gt;" calcext:value-type="string">
            <text:p>&lt;picture&gt;&lt;source media="(prefers-color-scheme: dark)" srcset="https://github.com/StorageB/icons/blob/main/GNOME48Adwaita/light/view-paged-symbolic.svg"&gt;&lt;source media="(prefers-color-scheme: light)" srcset="https://github.com/StorageB/icons/blob/main/GNOME48Adwaita/dark/view-paged-symbolic.svg"&gt;&lt;img alt="view-paged-symbolic" src="https://user-images.githubusercontent.com/25423296/163456779-a8556205-d0a5-45e2-ac17-42d089e3c3f8.png"&gt;&lt;/picture&gt; &amp;nbsp; &amp;nbsp;view-pag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pin-symbolic.svg</text:p>
          </table:table-cell>
          <table:table-cell office:value-type="string" calcext:value-type="string">
            <text:p>view-pi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7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70] &amp; CHAR(34) &amp; &quot;&gt;&quot; &amp; &#10;&quot;&lt;img alt=&quot; &amp; CHAR(34) &amp; [.B17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0] &amp; &quot;&lt;br&gt;&quot;" office:value-type="string" office:string-value="&lt;picture&gt;&lt;source media=&quot;(prefers-color-scheme: dark)&quot; srcset=&quot;https://github.com/StorageB/icons/blob/main/GNOME48Adwaita/light/view-pin-symbolic.svg&quot;&gt;&lt;source media=&quot;(prefers-color-scheme: light)&quot; srcset=&quot;https://github.com/StorageB/icons/blob/main/GNOME48Adwaita/dark/view-pin-symbolic.svg&quot;&gt;&lt;img alt=&quot;view-pin-symbolic&quot; src=&quot;https://user-images.githubusercontent.com/25423296/163456779-a8556205-d0a5-45e2-ac17-42d089e3c3f8.png&quot;&gt;&lt;/picture&gt; &amp;nbsp; &amp;nbsp;view-pin-symbolic&lt;br&gt;" calcext:value-type="string">
            <text:p>&lt;picture&gt;&lt;source media="(prefers-color-scheme: dark)" srcset="https://github.com/StorageB/icons/blob/main/GNOME48Adwaita/light/view-pin-symbolic.svg"&gt;&lt;source media="(prefers-color-scheme: light)" srcset="https://github.com/StorageB/icons/blob/main/GNOME48Adwaita/dark/view-pin-symbolic.svg"&gt;&lt;img alt="view-pin-symbolic" src="https://user-images.githubusercontent.com/25423296/163456779-a8556205-d0a5-45e2-ac17-42d089e3c3f8.png"&gt;&lt;/picture&gt; &amp;nbsp; &amp;nbsp;view-pin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refresh-symbolic.svg</text:p>
          </table:table-cell>
          <table:table-cell office:value-type="string" calcext:value-type="string">
            <text:p>view-refres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7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71] &amp; CHAR(34) &amp; &quot;&gt;&quot; &amp; &#10;&quot;&lt;img alt=&quot; &amp; CHAR(34) &amp; [.B17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1] &amp; &quot;&lt;br&gt;&quot;" office:value-type="string" office:string-value="&lt;picture&gt;&lt;source media=&quot;(prefers-color-scheme: dark)&quot; srcset=&quot;https://github.com/StorageB/icons/blob/main/GNOME48Adwaita/light/view-refresh-symbolic.svg&quot;&gt;&lt;source media=&quot;(prefers-color-scheme: light)&quot; srcset=&quot;https://github.com/StorageB/icons/blob/main/GNOME48Adwaita/dark/view-refresh-symbolic.svg&quot;&gt;&lt;img alt=&quot;view-refresh-symbolic&quot; src=&quot;https://user-images.githubusercontent.com/25423296/163456779-a8556205-d0a5-45e2-ac17-42d089e3c3f8.png&quot;&gt;&lt;/picture&gt; &amp;nbsp; &amp;nbsp;view-refresh-symbolic&lt;br&gt;" calcext:value-type="string">
            <text:p>&lt;picture&gt;&lt;source media="(prefers-color-scheme: dark)" srcset="https://github.com/StorageB/icons/blob/main/GNOME48Adwaita/light/view-refresh-symbolic.svg"&gt;&lt;source media="(prefers-color-scheme: light)" srcset="https://github.com/StorageB/icons/blob/main/GNOME48Adwaita/dark/view-refresh-symbolic.svg"&gt;&lt;img alt="view-refresh-symbolic" src="https://user-images.githubusercontent.com/25423296/163456779-a8556205-d0a5-45e2-ac17-42d089e3c3f8.png"&gt;&lt;/picture&gt; &amp;nbsp; &amp;nbsp;view-refresh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restore-symbolic.svg</text:p>
          </table:table-cell>
          <table:table-cell office:value-type="string" calcext:value-type="string">
            <text:p>view-restor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7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72] &amp; CHAR(34) &amp; &quot;&gt;&quot; &amp; &#10;&quot;&lt;img alt=&quot; &amp; CHAR(34) &amp; [.B17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2] &amp; &quot;&lt;br&gt;&quot;" office:value-type="string" office:string-value="&lt;picture&gt;&lt;source media=&quot;(prefers-color-scheme: dark)&quot; srcset=&quot;https://github.com/StorageB/icons/blob/main/GNOME48Adwaita/light/view-restore-symbolic.svg&quot;&gt;&lt;source media=&quot;(prefers-color-scheme: light)&quot; srcset=&quot;https://github.com/StorageB/icons/blob/main/GNOME48Adwaita/dark/view-restore-symbolic.svg&quot;&gt;&lt;img alt=&quot;view-restore-symbolic&quot; src=&quot;https://user-images.githubusercontent.com/25423296/163456779-a8556205-d0a5-45e2-ac17-42d089e3c3f8.png&quot;&gt;&lt;/picture&gt; &amp;nbsp; &amp;nbsp;view-restore-symbolic&lt;br&gt;" calcext:value-type="string">
            <text:p>&lt;picture&gt;&lt;source media="(prefers-color-scheme: dark)" srcset="https://github.com/StorageB/icons/blob/main/GNOME48Adwaita/light/view-restore-symbolic.svg"&gt;&lt;source media="(prefers-color-scheme: light)" srcset="https://github.com/StorageB/icons/blob/main/GNOME48Adwaita/dark/view-restore-symbolic.svg"&gt;&lt;img alt="view-restore-symbolic" src="https://user-images.githubusercontent.com/25423296/163456779-a8556205-d0a5-45e2-ac17-42d089e3c3f8.png"&gt;&lt;/picture&gt; &amp;nbsp; &amp;nbsp;view-restor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reveal-symbolic.svg</text:p>
          </table:table-cell>
          <table:table-cell office:value-type="string" calcext:value-type="string">
            <text:p>view-revea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7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73] &amp; CHAR(34) &amp; &quot;&gt;&quot; &amp; &#10;&quot;&lt;img alt=&quot; &amp; CHAR(34) &amp; [.B17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3] &amp; &quot;&lt;br&gt;&quot;" office:value-type="string" office:string-value="&lt;picture&gt;&lt;source media=&quot;(prefers-color-scheme: dark)&quot; srcset=&quot;https://github.com/StorageB/icons/blob/main/GNOME48Adwaita/light/view-reveal-symbolic.svg&quot;&gt;&lt;source media=&quot;(prefers-color-scheme: light)&quot; srcset=&quot;https://github.com/StorageB/icons/blob/main/GNOME48Adwaita/dark/view-reveal-symbolic.svg&quot;&gt;&lt;img alt=&quot;view-reveal-symbolic&quot; src=&quot;https://user-images.githubusercontent.com/25423296/163456779-a8556205-d0a5-45e2-ac17-42d089e3c3f8.png&quot;&gt;&lt;/picture&gt; &amp;nbsp; &amp;nbsp;view-reveal-symbolic&lt;br&gt;" calcext:value-type="string">
            <text:p>&lt;picture&gt;&lt;source media="(prefers-color-scheme: dark)" srcset="https://github.com/StorageB/icons/blob/main/GNOME48Adwaita/light/view-reveal-symbolic.svg"&gt;&lt;source media="(prefers-color-scheme: light)" srcset="https://github.com/StorageB/icons/blob/main/GNOME48Adwaita/dark/view-reveal-symbolic.svg"&gt;&lt;img alt="view-reveal-symbolic" src="https://user-images.githubusercontent.com/25423296/163456779-a8556205-d0a5-45e2-ac17-42d089e3c3f8.png"&gt;&lt;/picture&gt; &amp;nbsp; &amp;nbsp;view-revea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sort-ascending-rtl-symbolic.svg</text:p>
          </table:table-cell>
          <table:table-cell office:value-type="string" calcext:value-type="string">
            <text:p>view-sort-ascending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7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74] &amp; CHAR(34) &amp; &quot;&gt;&quot; &amp; &#10;&quot;&lt;img alt=&quot; &amp; CHAR(34) &amp; [.B17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4] &amp; &quot;&lt;br&gt;&quot;" office:value-type="string" office:string-value="&lt;picture&gt;&lt;source media=&quot;(prefers-color-scheme: dark)&quot; srcset=&quot;https://github.com/StorageB/icons/blob/main/GNOME48Adwaita/light/view-sort-ascending-rtl-symbolic.svg&quot;&gt;&lt;source media=&quot;(prefers-color-scheme: light)&quot; srcset=&quot;https://github.com/StorageB/icons/blob/main/GNOME48Adwaita/dark/view-sort-ascending-rtl-symbolic.svg&quot;&gt;&lt;img alt=&quot;view-sort-ascending-rtl-symbolic&quot; src=&quot;https://user-images.githubusercontent.com/25423296/163456779-a8556205-d0a5-45e2-ac17-42d089e3c3f8.png&quot;&gt;&lt;/picture&gt; &amp;nbsp; &amp;nbsp;view-sort-ascending-rtl-symbolic&lt;br&gt;" calcext:value-type="string">
            <text:p>&lt;picture&gt;&lt;source media="(prefers-color-scheme: dark)" srcset="https://github.com/StorageB/icons/blob/main/GNOME48Adwaita/light/view-sort-ascending-rtl-symbolic.svg"&gt;&lt;source media="(prefers-color-scheme: light)" srcset="https://github.com/StorageB/icons/blob/main/GNOME48Adwaita/dark/view-sort-ascending-rtl-symbolic.svg"&gt;&lt;img alt="view-sort-ascending-rtl-symbolic" src="https://user-images.githubusercontent.com/25423296/163456779-a8556205-d0a5-45e2-ac17-42d089e3c3f8.png"&gt;&lt;/picture&gt; &amp;nbsp; &amp;nbsp;view-sort-ascending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sort-ascending-symbolic-rtl.svg</text:p>
          </table:table-cell>
          <table:table-cell office:value-type="string" calcext:value-type="string">
            <text:p>view-sort-ascending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7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75] &amp; CHAR(34) &amp; &quot;&gt;&quot; &amp; &#10;&quot;&lt;img alt=&quot; &amp; CHAR(34) &amp; [.B17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5] &amp; &quot;&lt;br&gt;&quot;" office:value-type="string" office:string-value="&lt;picture&gt;&lt;source media=&quot;(prefers-color-scheme: dark)&quot; srcset=&quot;https://github.com/StorageB/icons/blob/main/GNOME48Adwaita/light/view-sort-ascending-symbolic-rtl.svg&quot;&gt;&lt;source media=&quot;(prefers-color-scheme: light)&quot; srcset=&quot;https://github.com/StorageB/icons/blob/main/GNOME48Adwaita/dark/view-sort-ascending-symbolic-rtl.svg&quot;&gt;&lt;img alt=&quot;view-sort-ascending-symbolic-rtl&quot; src=&quot;https://user-images.githubusercontent.com/25423296/163456779-a8556205-d0a5-45e2-ac17-42d089e3c3f8.png&quot;&gt;&lt;/picture&gt; &amp;nbsp; &amp;nbsp;view-sort-ascending-symbolic-rtl&lt;br&gt;" calcext:value-type="string">
            <text:p>&lt;picture&gt;&lt;source media="(prefers-color-scheme: dark)" srcset="https://github.com/StorageB/icons/blob/main/GNOME48Adwaita/light/view-sort-ascending-symbolic-rtl.svg"&gt;&lt;source media="(prefers-color-scheme: light)" srcset="https://github.com/StorageB/icons/blob/main/GNOME48Adwaita/dark/view-sort-ascending-symbolic-rtl.svg"&gt;&lt;img alt="view-sort-ascending-symbolic-rtl" src="https://user-images.githubusercontent.com/25423296/163456779-a8556205-d0a5-45e2-ac17-42d089e3c3f8.png"&gt;&lt;/picture&gt; &amp;nbsp; &amp;nbsp;view-sort-ascending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sort-ascending-symbolic.svg</text:p>
          </table:table-cell>
          <table:table-cell office:value-type="string" calcext:value-type="string">
            <text:p>view-sort-ascend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7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76] &amp; CHAR(34) &amp; &quot;&gt;&quot; &amp; &#10;&quot;&lt;img alt=&quot; &amp; CHAR(34) &amp; [.B17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6] &amp; &quot;&lt;br&gt;&quot;" office:value-type="string" office:string-value="&lt;picture&gt;&lt;source media=&quot;(prefers-color-scheme: dark)&quot; srcset=&quot;https://github.com/StorageB/icons/blob/main/GNOME48Adwaita/light/view-sort-ascending-symbolic.svg&quot;&gt;&lt;source media=&quot;(prefers-color-scheme: light)&quot; srcset=&quot;https://github.com/StorageB/icons/blob/main/GNOME48Adwaita/dark/view-sort-ascending-symbolic.svg&quot;&gt;&lt;img alt=&quot;view-sort-ascending-symbolic&quot; src=&quot;https://user-images.githubusercontent.com/25423296/163456779-a8556205-d0a5-45e2-ac17-42d089e3c3f8.png&quot;&gt;&lt;/picture&gt; &amp;nbsp; &amp;nbsp;view-sort-ascending-symbolic&lt;br&gt;" calcext:value-type="string">
            <text:p>&lt;picture&gt;&lt;source media="(prefers-color-scheme: dark)" srcset="https://github.com/StorageB/icons/blob/main/GNOME48Adwaita/light/view-sort-ascending-symbolic.svg"&gt;&lt;source media="(prefers-color-scheme: light)" srcset="https://github.com/StorageB/icons/blob/main/GNOME48Adwaita/dark/view-sort-ascending-symbolic.svg"&gt;&lt;img alt="view-sort-ascending-symbolic" src="https://user-images.githubusercontent.com/25423296/163456779-a8556205-d0a5-45e2-ac17-42d089e3c3f8.png"&gt;&lt;/picture&gt; &amp;nbsp; &amp;nbsp;view-sort-ascend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sort-descending-rtl-symbolic.svg</text:p>
          </table:table-cell>
          <table:table-cell office:value-type="string" calcext:value-type="string">
            <text:p>view-sort-descending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7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77] &amp; CHAR(34) &amp; &quot;&gt;&quot; &amp; &#10;&quot;&lt;img alt=&quot; &amp; CHAR(34) &amp; [.B17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7] &amp; &quot;&lt;br&gt;&quot;" office:value-type="string" office:string-value="&lt;picture&gt;&lt;source media=&quot;(prefers-color-scheme: dark)&quot; srcset=&quot;https://github.com/StorageB/icons/blob/main/GNOME48Adwaita/light/view-sort-descending-rtl-symbolic.svg&quot;&gt;&lt;source media=&quot;(prefers-color-scheme: light)&quot; srcset=&quot;https://github.com/StorageB/icons/blob/main/GNOME48Adwaita/dark/view-sort-descending-rtl-symbolic.svg&quot;&gt;&lt;img alt=&quot;view-sort-descending-rtl-symbolic&quot; src=&quot;https://user-images.githubusercontent.com/25423296/163456779-a8556205-d0a5-45e2-ac17-42d089e3c3f8.png&quot;&gt;&lt;/picture&gt; &amp;nbsp; &amp;nbsp;view-sort-descending-rtl-symbolic&lt;br&gt;" calcext:value-type="string">
            <text:p>&lt;picture&gt;&lt;source media="(prefers-color-scheme: dark)" srcset="https://github.com/StorageB/icons/blob/main/GNOME48Adwaita/light/view-sort-descending-rtl-symbolic.svg"&gt;&lt;source media="(prefers-color-scheme: light)" srcset="https://github.com/StorageB/icons/blob/main/GNOME48Adwaita/dark/view-sort-descending-rtl-symbolic.svg"&gt;&lt;img alt="view-sort-descending-rtl-symbolic" src="https://user-images.githubusercontent.com/25423296/163456779-a8556205-d0a5-45e2-ac17-42d089e3c3f8.png"&gt;&lt;/picture&gt; &amp;nbsp; &amp;nbsp;view-sort-descending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sort-descending-symbolic-rtl.svg</text:p>
          </table:table-cell>
          <table:table-cell office:value-type="string" calcext:value-type="string">
            <text:p>view-sort-descending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7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78] &amp; CHAR(34) &amp; &quot;&gt;&quot; &amp; &#10;&quot;&lt;img alt=&quot; &amp; CHAR(34) &amp; [.B17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8] &amp; &quot;&lt;br&gt;&quot;" office:value-type="string" office:string-value="&lt;picture&gt;&lt;source media=&quot;(prefers-color-scheme: dark)&quot; srcset=&quot;https://github.com/StorageB/icons/blob/main/GNOME48Adwaita/light/view-sort-descending-symbolic-rtl.svg&quot;&gt;&lt;source media=&quot;(prefers-color-scheme: light)&quot; srcset=&quot;https://github.com/StorageB/icons/blob/main/GNOME48Adwaita/dark/view-sort-descending-symbolic-rtl.svg&quot;&gt;&lt;img alt=&quot;view-sort-descending-symbolic-rtl&quot; src=&quot;https://user-images.githubusercontent.com/25423296/163456779-a8556205-d0a5-45e2-ac17-42d089e3c3f8.png&quot;&gt;&lt;/picture&gt; &amp;nbsp; &amp;nbsp;view-sort-descending-symbolic-rtl&lt;br&gt;" calcext:value-type="string">
            <text:p>&lt;picture&gt;&lt;source media="(prefers-color-scheme: dark)" srcset="https://github.com/StorageB/icons/blob/main/GNOME48Adwaita/light/view-sort-descending-symbolic-rtl.svg"&gt;&lt;source media="(prefers-color-scheme: light)" srcset="https://github.com/StorageB/icons/blob/main/GNOME48Adwaita/dark/view-sort-descending-symbolic-rtl.svg"&gt;&lt;img alt="view-sort-descending-symbolic-rtl" src="https://user-images.githubusercontent.com/25423296/163456779-a8556205-d0a5-45e2-ac17-42d089e3c3f8.png"&gt;&lt;/picture&gt; &amp;nbsp; &amp;nbsp;view-sort-descending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sort-descending-symbolic.svg</text:p>
          </table:table-cell>
          <table:table-cell office:value-type="string" calcext:value-type="string">
            <text:p>view-sort-descend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7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79] &amp; CHAR(34) &amp; &quot;&gt;&quot; &amp; &#10;&quot;&lt;img alt=&quot; &amp; CHAR(34) &amp; [.B17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79] &amp; &quot;&lt;br&gt;&quot;" office:value-type="string" office:string-value="&lt;picture&gt;&lt;source media=&quot;(prefers-color-scheme: dark)&quot; srcset=&quot;https://github.com/StorageB/icons/blob/main/GNOME48Adwaita/light/view-sort-descending-symbolic.svg&quot;&gt;&lt;source media=&quot;(prefers-color-scheme: light)&quot; srcset=&quot;https://github.com/StorageB/icons/blob/main/GNOME48Adwaita/dark/view-sort-descending-symbolic.svg&quot;&gt;&lt;img alt=&quot;view-sort-descending-symbolic&quot; src=&quot;https://user-images.githubusercontent.com/25423296/163456779-a8556205-d0a5-45e2-ac17-42d089e3c3f8.png&quot;&gt;&lt;/picture&gt; &amp;nbsp; &amp;nbsp;view-sort-descending-symbolic&lt;br&gt;" calcext:value-type="string">
            <text:p>&lt;picture&gt;&lt;source media="(prefers-color-scheme: dark)" srcset="https://github.com/StorageB/icons/blob/main/GNOME48Adwaita/light/view-sort-descending-symbolic.svg"&gt;&lt;source media="(prefers-color-scheme: light)" srcset="https://github.com/StorageB/icons/blob/main/GNOME48Adwaita/dark/view-sort-descending-symbolic.svg"&gt;&lt;img alt="view-sort-descending-symbolic" src="https://user-images.githubusercontent.com/25423296/163456779-a8556205-d0a5-45e2-ac17-42d089e3c3f8.png"&gt;&lt;/picture&gt; &amp;nbsp; &amp;nbsp;view-sort-descend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zoom-fit-best-symbolic.svg</text:p>
          </table:table-cell>
          <table:table-cell office:value-type="string" calcext:value-type="string">
            <text:p>zoom-fit-bes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8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80] &amp; CHAR(34) &amp; &quot;&gt;&quot; &amp; &#10;&quot;&lt;img alt=&quot; &amp; CHAR(34) &amp; [.B18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80] &amp; &quot;&lt;br&gt;&quot;" office:value-type="string" office:string-value="&lt;picture&gt;&lt;source media=&quot;(prefers-color-scheme: dark)&quot; srcset=&quot;https://github.com/StorageB/icons/blob/main/GNOME48Adwaita/light/zoom-fit-best-symbolic.svg&quot;&gt;&lt;source media=&quot;(prefers-color-scheme: light)&quot; srcset=&quot;https://github.com/StorageB/icons/blob/main/GNOME48Adwaita/dark/zoom-fit-best-symbolic.svg&quot;&gt;&lt;img alt=&quot;zoom-fit-best-symbolic&quot; src=&quot;https://user-images.githubusercontent.com/25423296/163456779-a8556205-d0a5-45e2-ac17-42d089e3c3f8.png&quot;&gt;&lt;/picture&gt; &amp;nbsp; &amp;nbsp;zoom-fit-best-symbolic&lt;br&gt;" calcext:value-type="string">
            <text:p>&lt;picture&gt;&lt;source media="(prefers-color-scheme: dark)" srcset="https://github.com/StorageB/icons/blob/main/GNOME48Adwaita/light/zoom-fit-best-symbolic.svg"&gt;&lt;source media="(prefers-color-scheme: light)" srcset="https://github.com/StorageB/icons/blob/main/GNOME48Adwaita/dark/zoom-fit-best-symbolic.svg"&gt;&lt;img alt="zoom-fit-best-symbolic" src="https://user-images.githubusercontent.com/25423296/163456779-a8556205-d0a5-45e2-ac17-42d089e3c3f8.png"&gt;&lt;/picture&gt; &amp;nbsp; &amp;nbsp;zoom-fit-bes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zoom-in-symbolic.svg</text:p>
          </table:table-cell>
          <table:table-cell office:value-type="string" calcext:value-type="string">
            <text:p>zoom-i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8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81] &amp; CHAR(34) &amp; &quot;&gt;&quot; &amp; &#10;&quot;&lt;img alt=&quot; &amp; CHAR(34) &amp; [.B18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81] &amp; &quot;&lt;br&gt;&quot;" office:value-type="string" office:string-value="&lt;picture&gt;&lt;source media=&quot;(prefers-color-scheme: dark)&quot; srcset=&quot;https://github.com/StorageB/icons/blob/main/GNOME48Adwaita/light/zoom-in-symbolic.svg&quot;&gt;&lt;source media=&quot;(prefers-color-scheme: light)&quot; srcset=&quot;https://github.com/StorageB/icons/blob/main/GNOME48Adwaita/dark/zoom-in-symbolic.svg&quot;&gt;&lt;img alt=&quot;zoom-in-symbolic&quot; src=&quot;https://user-images.githubusercontent.com/25423296/163456779-a8556205-d0a5-45e2-ac17-42d089e3c3f8.png&quot;&gt;&lt;/picture&gt; &amp;nbsp; &amp;nbsp;zoom-in-symbolic&lt;br&gt;" calcext:value-type="string">
            <text:p>&lt;picture&gt;&lt;source media="(prefers-color-scheme: dark)" srcset="https://github.com/StorageB/icons/blob/main/GNOME48Adwaita/light/zoom-in-symbolic.svg"&gt;&lt;source media="(prefers-color-scheme: light)" srcset="https://github.com/StorageB/icons/blob/main/GNOME48Adwaita/dark/zoom-in-symbolic.svg"&gt;&lt;img alt="zoom-in-symbolic" src="https://user-images.githubusercontent.com/25423296/163456779-a8556205-d0a5-45e2-ac17-42d089e3c3f8.png"&gt;&lt;/picture&gt; &amp;nbsp; &amp;nbsp;zoom-in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zoom-original-symbolic.svg</text:p>
          </table:table-cell>
          <table:table-cell office:value-type="string" calcext:value-type="string">
            <text:p>zoom-origina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8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82] &amp; CHAR(34) &amp; &quot;&gt;&quot; &amp; &#10;&quot;&lt;img alt=&quot; &amp; CHAR(34) &amp; [.B18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82] &amp; &quot;&lt;br&gt;&quot;" office:value-type="string" office:string-value="&lt;picture&gt;&lt;source media=&quot;(prefers-color-scheme: dark)&quot; srcset=&quot;https://github.com/StorageB/icons/blob/main/GNOME48Adwaita/light/zoom-original-symbolic.svg&quot;&gt;&lt;source media=&quot;(prefers-color-scheme: light)&quot; srcset=&quot;https://github.com/StorageB/icons/blob/main/GNOME48Adwaita/dark/zoom-original-symbolic.svg&quot;&gt;&lt;img alt=&quot;zoom-original-symbolic&quot; src=&quot;https://user-images.githubusercontent.com/25423296/163456779-a8556205-d0a5-45e2-ac17-42d089e3c3f8.png&quot;&gt;&lt;/picture&gt; &amp;nbsp; &amp;nbsp;zoom-original-symbolic&lt;br&gt;" calcext:value-type="string">
            <text:p>&lt;picture&gt;&lt;source media="(prefers-color-scheme: dark)" srcset="https://github.com/StorageB/icons/blob/main/GNOME48Adwaita/light/zoom-original-symbolic.svg"&gt;&lt;source media="(prefers-color-scheme: light)" srcset="https://github.com/StorageB/icons/blob/main/GNOME48Adwaita/dark/zoom-original-symbolic.svg"&gt;&lt;img alt="zoom-original-symbolic" src="https://user-images.githubusercontent.com/25423296/163456779-a8556205-d0a5-45e2-ac17-42d089e3c3f8.png"&gt;&lt;/picture&gt; &amp;nbsp; &amp;nbsp;zoom-origina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zoom-out-symbolic.svg</text:p>
          </table:table-cell>
          <table:table-cell office:value-type="string" calcext:value-type="string">
            <text:p>zoom-ou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8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83] &amp; CHAR(34) &amp; &quot;&gt;&quot; &amp; &#10;&quot;&lt;img alt=&quot; &amp; CHAR(34) &amp; [.B18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83] &amp; &quot;&lt;br&gt;&quot;" office:value-type="string" office:string-value="&lt;picture&gt;&lt;source media=&quot;(prefers-color-scheme: dark)&quot; srcset=&quot;https://github.com/StorageB/icons/blob/main/GNOME48Adwaita/light/zoom-out-symbolic.svg&quot;&gt;&lt;source media=&quot;(prefers-color-scheme: light)&quot; srcset=&quot;https://github.com/StorageB/icons/blob/main/GNOME48Adwaita/dark/zoom-out-symbolic.svg&quot;&gt;&lt;img alt=&quot;zoom-out-symbolic&quot; src=&quot;https://user-images.githubusercontent.com/25423296/163456779-a8556205-d0a5-45e2-ac17-42d089e3c3f8.png&quot;&gt;&lt;/picture&gt; &amp;nbsp; &amp;nbsp;zoom-out-symbolic&lt;br&gt;" calcext:value-type="string">
            <text:p>&lt;picture&gt;&lt;source media="(prefers-color-scheme: dark)" srcset="https://github.com/StorageB/icons/blob/main/GNOME48Adwaita/light/zoom-out-symbolic.svg"&gt;&lt;source media="(prefers-color-scheme: light)" srcset="https://github.com/StorageB/icons/blob/main/GNOME48Adwaita/dark/zoom-out-symbolic.svg"&gt;&lt;img alt="zoom-out-symbolic" src="https://user-images.githubusercontent.com/25423296/163456779-a8556205-d0a5-45e2-ac17-42d089e3c3f8.png"&gt;&lt;/picture&gt; &amp;nbsp; &amp;nbsp;zoom-out-symbolic&lt;br&gt;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office:value-type="string" calcext:value-type="string">
            <text:p>./apps:</text:p>
          </table:table-cell>
          <table:table-cell table:formula="of:=&quot;## &quot; &amp; MID([.B185];3;FIND(&quot;:&quot;;[.B185];1)-3) &amp; &quot; &lt;br&gt;&quot;" office:value-type="string" office:string-value="## apps &lt;br&gt;" calcext:value-type="string">
            <text:p>## apps 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lp-contents-symbolic.svg</text:p>
          </table:table-cell>
          <table:table-cell office:value-type="string" calcext:value-type="string">
            <text:p>help-content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8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86] &amp; CHAR(34) &amp; &quot;&gt;&quot; &amp; &#10;&quot;&lt;img alt=&quot; &amp; CHAR(34) &amp; [.B18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86] &amp; &quot;&lt;br&gt;&quot;" office:value-type="string" office:string-value="&lt;picture&gt;&lt;source media=&quot;(prefers-color-scheme: dark)&quot; srcset=&quot;https://github.com/StorageB/icons/blob/main/GNOME48Adwaita/light/help-contents-symbolic.svg&quot;&gt;&lt;source media=&quot;(prefers-color-scheme: light)&quot; srcset=&quot;https://github.com/StorageB/icons/blob/main/GNOME48Adwaita/dark/help-contents-symbolic.svg&quot;&gt;&lt;img alt=&quot;help-contents-symbolic&quot; src=&quot;https://user-images.githubusercontent.com/25423296/163456779-a8556205-d0a5-45e2-ac17-42d089e3c3f8.png&quot;&gt;&lt;/picture&gt; &amp;nbsp; &amp;nbsp;help-contents-symbolic&lt;br&gt;" calcext:value-type="string">
            <text:p>&lt;picture&gt;&lt;source media="(prefers-color-scheme: dark)" srcset="https://github.com/StorageB/icons/blob/main/GNOME48Adwaita/light/help-contents-symbolic.svg"&gt;&lt;source media="(prefers-color-scheme: light)" srcset="https://github.com/StorageB/icons/blob/main/GNOME48Adwaita/dark/help-contents-symbolic.svg"&gt;&lt;img alt="help-contents-symbolic" src="https://user-images.githubusercontent.com/25423296/163456779-a8556205-d0a5-45e2-ac17-42d089e3c3f8.png"&gt;&lt;/picture&gt; &amp;nbsp; &amp;nbsp;help-contents-symbolic&lt;br&gt;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office:value-type="string" calcext:value-type="string">
            <text:p>./categories:</text:p>
          </table:table-cell>
          <table:table-cell table:formula="of:=&quot;## &quot; &amp; MID([.B188];3;FIND(&quot;:&quot;;[.B188];1)-3) &amp; &quot; &lt;br&gt;&quot;" office:value-type="string" office:string-value="## categories &lt;br&gt;" calcext:value-type="string">
            <text:p>## categories 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lications-engineering-symbolic.svg</text:p>
          </table:table-cell>
          <table:table-cell office:value-type="string" calcext:value-type="string">
            <text:p>applications-engineer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8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89] &amp; CHAR(34) &amp; &quot;&gt;&quot; &amp; &#10;&quot;&lt;img alt=&quot; &amp; CHAR(34) &amp; [.B18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89] &amp; &quot;&lt;br&gt;&quot;" office:value-type="string" office:string-value="&lt;picture&gt;&lt;source media=&quot;(prefers-color-scheme: dark)&quot; srcset=&quot;https://github.com/StorageB/icons/blob/main/GNOME48Adwaita/light/applications-engineering-symbolic.svg&quot;&gt;&lt;source media=&quot;(prefers-color-scheme: light)&quot; srcset=&quot;https://github.com/StorageB/icons/blob/main/GNOME48Adwaita/dark/applications-engineering-symbolic.svg&quot;&gt;&lt;img alt=&quot;applications-engineering-symbolic&quot; src=&quot;https://user-images.githubusercontent.com/25423296/163456779-a8556205-d0a5-45e2-ac17-42d089e3c3f8.png&quot;&gt;&lt;/picture&gt; &amp;nbsp; &amp;nbsp;applications-engineering-symbolic&lt;br&gt;" calcext:value-type="string">
            <text:p>&lt;picture&gt;&lt;source media="(prefers-color-scheme: dark)" srcset="https://github.com/StorageB/icons/blob/main/GNOME48Adwaita/light/applications-engineering-symbolic.svg"&gt;&lt;source media="(prefers-color-scheme: light)" srcset="https://github.com/StorageB/icons/blob/main/GNOME48Adwaita/dark/applications-engineering-symbolic.svg"&gt;&lt;img alt="applications-engineering-symbolic" src="https://user-images.githubusercontent.com/25423296/163456779-a8556205-d0a5-45e2-ac17-42d089e3c3f8.png"&gt;&lt;/picture&gt; &amp;nbsp; &amp;nbsp;applications-engineer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lications-games-symbolic.svg</text:p>
          </table:table-cell>
          <table:table-cell office:value-type="string" calcext:value-type="string">
            <text:p>applications-game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9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90] &amp; CHAR(34) &amp; &quot;&gt;&quot; &amp; &#10;&quot;&lt;img alt=&quot; &amp; CHAR(34) &amp; [.B19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0] &amp; &quot;&lt;br&gt;&quot;" office:value-type="string" office:string-value="&lt;picture&gt;&lt;source media=&quot;(prefers-color-scheme: dark)&quot; srcset=&quot;https://github.com/StorageB/icons/blob/main/GNOME48Adwaita/light/applications-games-symbolic.svg&quot;&gt;&lt;source media=&quot;(prefers-color-scheme: light)&quot; srcset=&quot;https://github.com/StorageB/icons/blob/main/GNOME48Adwaita/dark/applications-games-symbolic.svg&quot;&gt;&lt;img alt=&quot;applications-games-symbolic&quot; src=&quot;https://user-images.githubusercontent.com/25423296/163456779-a8556205-d0a5-45e2-ac17-42d089e3c3f8.png&quot;&gt;&lt;/picture&gt; &amp;nbsp; &amp;nbsp;applications-games-symbolic&lt;br&gt;" calcext:value-type="string">
            <text:p>&lt;picture&gt;&lt;source media="(prefers-color-scheme: dark)" srcset="https://github.com/StorageB/icons/blob/main/GNOME48Adwaita/light/applications-games-symbolic.svg"&gt;&lt;source media="(prefers-color-scheme: light)" srcset="https://github.com/StorageB/icons/blob/main/GNOME48Adwaita/dark/applications-games-symbolic.svg"&gt;&lt;img alt="applications-games-symbolic" src="https://user-images.githubusercontent.com/25423296/163456779-a8556205-d0a5-45e2-ac17-42d089e3c3f8.png"&gt;&lt;/picture&gt; &amp;nbsp; &amp;nbsp;applications-game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lications-graphics-symbolic.svg</text:p>
          </table:table-cell>
          <table:table-cell office:value-type="string" calcext:value-type="string">
            <text:p>applications-graphic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9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91] &amp; CHAR(34) &amp; &quot;&gt;&quot; &amp; &#10;&quot;&lt;img alt=&quot; &amp; CHAR(34) &amp; [.B19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1] &amp; &quot;&lt;br&gt;&quot;" office:value-type="string" office:string-value="&lt;picture&gt;&lt;source media=&quot;(prefers-color-scheme: dark)&quot; srcset=&quot;https://github.com/StorageB/icons/blob/main/GNOME48Adwaita/light/applications-graphics-symbolic.svg&quot;&gt;&lt;source media=&quot;(prefers-color-scheme: light)&quot; srcset=&quot;https://github.com/StorageB/icons/blob/main/GNOME48Adwaita/dark/applications-graphics-symbolic.svg&quot;&gt;&lt;img alt=&quot;applications-graphics-symbolic&quot; src=&quot;https://user-images.githubusercontent.com/25423296/163456779-a8556205-d0a5-45e2-ac17-42d089e3c3f8.png&quot;&gt;&lt;/picture&gt; &amp;nbsp; &amp;nbsp;applications-graphics-symbolic&lt;br&gt;" calcext:value-type="string">
            <text:p>&lt;picture&gt;&lt;source media="(prefers-color-scheme: dark)" srcset="https://github.com/StorageB/icons/blob/main/GNOME48Adwaita/light/applications-graphics-symbolic.svg"&gt;&lt;source media="(prefers-color-scheme: light)" srcset="https://github.com/StorageB/icons/blob/main/GNOME48Adwaita/dark/applications-graphics-symbolic.svg"&gt;&lt;img alt="applications-graphics-symbolic" src="https://user-images.githubusercontent.com/25423296/163456779-a8556205-d0a5-45e2-ac17-42d089e3c3f8.png"&gt;&lt;/picture&gt; &amp;nbsp; &amp;nbsp;applications-graphic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lications-multimedia-symbolic.svg</text:p>
          </table:table-cell>
          <table:table-cell office:value-type="string" calcext:value-type="string">
            <text:p>applications-multimedia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9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92] &amp; CHAR(34) &amp; &quot;&gt;&quot; &amp; &#10;&quot;&lt;img alt=&quot; &amp; CHAR(34) &amp; [.B19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2] &amp; &quot;&lt;br&gt;&quot;" office:value-type="string" office:string-value="&lt;picture&gt;&lt;source media=&quot;(prefers-color-scheme: dark)&quot; srcset=&quot;https://github.com/StorageB/icons/blob/main/GNOME48Adwaita/light/applications-multimedia-symbolic.svg&quot;&gt;&lt;source media=&quot;(prefers-color-scheme: light)&quot; srcset=&quot;https://github.com/StorageB/icons/blob/main/GNOME48Adwaita/dark/applications-multimedia-symbolic.svg&quot;&gt;&lt;img alt=&quot;applications-multimedia-symbolic&quot; src=&quot;https://user-images.githubusercontent.com/25423296/163456779-a8556205-d0a5-45e2-ac17-42d089e3c3f8.png&quot;&gt;&lt;/picture&gt; &amp;nbsp; &amp;nbsp;applications-multimedia-symbolic&lt;br&gt;" calcext:value-type="string">
            <text:p>&lt;picture&gt;&lt;source media="(prefers-color-scheme: dark)" srcset="https://github.com/StorageB/icons/blob/main/GNOME48Adwaita/light/applications-multimedia-symbolic.svg"&gt;&lt;source media="(prefers-color-scheme: light)" srcset="https://github.com/StorageB/icons/blob/main/GNOME48Adwaita/dark/applications-multimedia-symbolic.svg"&gt;&lt;img alt="applications-multimedia-symbolic" src="https://user-images.githubusercontent.com/25423296/163456779-a8556205-d0a5-45e2-ac17-42d089e3c3f8.png"&gt;&lt;/picture&gt; &amp;nbsp; &amp;nbsp;applications-multimedia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lications-science-symbolic.svg</text:p>
          </table:table-cell>
          <table:table-cell office:value-type="string" calcext:value-type="string">
            <text:p>applications-scienc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9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93] &amp; CHAR(34) &amp; &quot;&gt;&quot; &amp; &#10;&quot;&lt;img alt=&quot; &amp; CHAR(34) &amp; [.B19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3] &amp; &quot;&lt;br&gt;&quot;" office:value-type="string" office:string-value="&lt;picture&gt;&lt;source media=&quot;(prefers-color-scheme: dark)&quot; srcset=&quot;https://github.com/StorageB/icons/blob/main/GNOME48Adwaita/light/applications-science-symbolic.svg&quot;&gt;&lt;source media=&quot;(prefers-color-scheme: light)&quot; srcset=&quot;https://github.com/StorageB/icons/blob/main/GNOME48Adwaita/dark/applications-science-symbolic.svg&quot;&gt;&lt;img alt=&quot;applications-science-symbolic&quot; src=&quot;https://user-images.githubusercontent.com/25423296/163456779-a8556205-d0a5-45e2-ac17-42d089e3c3f8.png&quot;&gt;&lt;/picture&gt; &amp;nbsp; &amp;nbsp;applications-science-symbolic&lt;br&gt;" calcext:value-type="string">
            <text:p>&lt;picture&gt;&lt;source media="(prefers-color-scheme: dark)" srcset="https://github.com/StorageB/icons/blob/main/GNOME48Adwaita/light/applications-science-symbolic.svg"&gt;&lt;source media="(prefers-color-scheme: light)" srcset="https://github.com/StorageB/icons/blob/main/GNOME48Adwaita/dark/applications-science-symbolic.svg"&gt;&lt;img alt="applications-science-symbolic" src="https://user-images.githubusercontent.com/25423296/163456779-a8556205-d0a5-45e2-ac17-42d089e3c3f8.png"&gt;&lt;/picture&gt; &amp;nbsp; &amp;nbsp;applications-scienc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lications-system-symbolic.svg</text:p>
          </table:table-cell>
          <table:table-cell office:value-type="string" calcext:value-type="string">
            <text:p>applications-syste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9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94] &amp; CHAR(34) &amp; &quot;&gt;&quot; &amp; &#10;&quot;&lt;img alt=&quot; &amp; CHAR(34) &amp; [.B19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4] &amp; &quot;&lt;br&gt;&quot;" office:value-type="string" office:string-value="&lt;picture&gt;&lt;source media=&quot;(prefers-color-scheme: dark)&quot; srcset=&quot;https://github.com/StorageB/icons/blob/main/GNOME48Adwaita/light/applications-system-symbolic.svg&quot;&gt;&lt;source media=&quot;(prefers-color-scheme: light)&quot; srcset=&quot;https://github.com/StorageB/icons/blob/main/GNOME48Adwaita/dark/applications-system-symbolic.svg&quot;&gt;&lt;img alt=&quot;applications-system-symbolic&quot; src=&quot;https://user-images.githubusercontent.com/25423296/163456779-a8556205-d0a5-45e2-ac17-42d089e3c3f8.png&quot;&gt;&lt;/picture&gt; &amp;nbsp; &amp;nbsp;applications-system-symbolic&lt;br&gt;" calcext:value-type="string">
            <text:p>&lt;picture&gt;&lt;source media="(prefers-color-scheme: dark)" srcset="https://github.com/StorageB/icons/blob/main/GNOME48Adwaita/light/applications-system-symbolic.svg"&gt;&lt;source media="(prefers-color-scheme: light)" srcset="https://github.com/StorageB/icons/blob/main/GNOME48Adwaita/dark/applications-system-symbolic.svg"&gt;&lt;img alt="applications-system-symbolic" src="https://user-images.githubusercontent.com/25423296/163456779-a8556205-d0a5-45e2-ac17-42d089e3c3f8.png"&gt;&lt;/picture&gt; &amp;nbsp; &amp;nbsp;applications-system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lications-utilities-symbolic.svg</text:p>
          </table:table-cell>
          <table:table-cell office:value-type="string" calcext:value-type="string">
            <text:p>applications-utilitie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9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95] &amp; CHAR(34) &amp; &quot;&gt;&quot; &amp; &#10;&quot;&lt;img alt=&quot; &amp; CHAR(34) &amp; [.B19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5] &amp; &quot;&lt;br&gt;&quot;" office:value-type="string" office:string-value="&lt;picture&gt;&lt;source media=&quot;(prefers-color-scheme: dark)&quot; srcset=&quot;https://github.com/StorageB/icons/blob/main/GNOME48Adwaita/light/applications-utilities-symbolic.svg&quot;&gt;&lt;source media=&quot;(prefers-color-scheme: light)&quot; srcset=&quot;https://github.com/StorageB/icons/blob/main/GNOME48Adwaita/dark/applications-utilities-symbolic.svg&quot;&gt;&lt;img alt=&quot;applications-utilities-symbolic&quot; src=&quot;https://user-images.githubusercontent.com/25423296/163456779-a8556205-d0a5-45e2-ac17-42d089e3c3f8.png&quot;&gt;&lt;/picture&gt; &amp;nbsp; &amp;nbsp;applications-utilities-symbolic&lt;br&gt;" calcext:value-type="string">
            <text:p>&lt;picture&gt;&lt;source media="(prefers-color-scheme: dark)" srcset="https://github.com/StorageB/icons/blob/main/GNOME48Adwaita/light/applications-utilities-symbolic.svg"&gt;&lt;source media="(prefers-color-scheme: light)" srcset="https://github.com/StorageB/icons/blob/main/GNOME48Adwaita/dark/applications-utilities-symbolic.svg"&gt;&lt;img alt="applications-utilities-symbolic" src="https://user-images.githubusercontent.com/25423296/163456779-a8556205-d0a5-45e2-ac17-42d089e3c3f8.png"&gt;&lt;/picture&gt; &amp;nbsp; &amp;nbsp;applications-utilitie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moji-activities-symbolic.svg</text:p>
          </table:table-cell>
          <table:table-cell office:value-type="string" calcext:value-type="string">
            <text:p>emoji-activitie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9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96] &amp; CHAR(34) &amp; &quot;&gt;&quot; &amp; &#10;&quot;&lt;img alt=&quot; &amp; CHAR(34) &amp; [.B19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6] &amp; &quot;&lt;br&gt;&quot;" office:value-type="string" office:string-value="&lt;picture&gt;&lt;source media=&quot;(prefers-color-scheme: dark)&quot; srcset=&quot;https://github.com/StorageB/icons/blob/main/GNOME48Adwaita/light/emoji-activities-symbolic.svg&quot;&gt;&lt;source media=&quot;(prefers-color-scheme: light)&quot; srcset=&quot;https://github.com/StorageB/icons/blob/main/GNOME48Adwaita/dark/emoji-activities-symbolic.svg&quot;&gt;&lt;img alt=&quot;emoji-activities-symbolic&quot; src=&quot;https://user-images.githubusercontent.com/25423296/163456779-a8556205-d0a5-45e2-ac17-42d089e3c3f8.png&quot;&gt;&lt;/picture&gt; &amp;nbsp; &amp;nbsp;emoji-activities-symbolic&lt;br&gt;" calcext:value-type="string">
            <text:p>&lt;picture&gt;&lt;source media="(prefers-color-scheme: dark)" srcset="https://github.com/StorageB/icons/blob/main/GNOME48Adwaita/light/emoji-activities-symbolic.svg"&gt;&lt;source media="(prefers-color-scheme: light)" srcset="https://github.com/StorageB/icons/blob/main/GNOME48Adwaita/dark/emoji-activities-symbolic.svg"&gt;&lt;img alt="emoji-activities-symbolic" src="https://user-images.githubusercontent.com/25423296/163456779-a8556205-d0a5-45e2-ac17-42d089e3c3f8.png"&gt;&lt;/picture&gt; &amp;nbsp; &amp;nbsp;emoji-activitie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moji-body-symbolic.svg</text:p>
          </table:table-cell>
          <table:table-cell office:value-type="string" calcext:value-type="string">
            <text:p>emoji-bod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9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97] &amp; CHAR(34) &amp; &quot;&gt;&quot; &amp; &#10;&quot;&lt;img alt=&quot; &amp; CHAR(34) &amp; [.B19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7] &amp; &quot;&lt;br&gt;&quot;" office:value-type="string" office:string-value="&lt;picture&gt;&lt;source media=&quot;(prefers-color-scheme: dark)&quot; srcset=&quot;https://github.com/StorageB/icons/blob/main/GNOME48Adwaita/light/emoji-body-symbolic.svg&quot;&gt;&lt;source media=&quot;(prefers-color-scheme: light)&quot; srcset=&quot;https://github.com/StorageB/icons/blob/main/GNOME48Adwaita/dark/emoji-body-symbolic.svg&quot;&gt;&lt;img alt=&quot;emoji-body-symbolic&quot; src=&quot;https://user-images.githubusercontent.com/25423296/163456779-a8556205-d0a5-45e2-ac17-42d089e3c3f8.png&quot;&gt;&lt;/picture&gt; &amp;nbsp; &amp;nbsp;emoji-body-symbolic&lt;br&gt;" calcext:value-type="string">
            <text:p>&lt;picture&gt;&lt;source media="(prefers-color-scheme: dark)" srcset="https://github.com/StorageB/icons/blob/main/GNOME48Adwaita/light/emoji-body-symbolic.svg"&gt;&lt;source media="(prefers-color-scheme: light)" srcset="https://github.com/StorageB/icons/blob/main/GNOME48Adwaita/dark/emoji-body-symbolic.svg"&gt;&lt;img alt="emoji-body-symbolic" src="https://user-images.githubusercontent.com/25423296/163456779-a8556205-d0a5-45e2-ac17-42d089e3c3f8.png"&gt;&lt;/picture&gt; &amp;nbsp; &amp;nbsp;emoji-body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moji-flags-symbolic.svg</text:p>
          </table:table-cell>
          <table:table-cell office:value-type="string" calcext:value-type="string">
            <text:p>emoji-flag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9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98] &amp; CHAR(34) &amp; &quot;&gt;&quot; &amp; &#10;&quot;&lt;img alt=&quot; &amp; CHAR(34) &amp; [.B19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8] &amp; &quot;&lt;br&gt;&quot;" office:value-type="string" office:string-value="&lt;picture&gt;&lt;source media=&quot;(prefers-color-scheme: dark)&quot; srcset=&quot;https://github.com/StorageB/icons/blob/main/GNOME48Adwaita/light/emoji-flags-symbolic.svg&quot;&gt;&lt;source media=&quot;(prefers-color-scheme: light)&quot; srcset=&quot;https://github.com/StorageB/icons/blob/main/GNOME48Adwaita/dark/emoji-flags-symbolic.svg&quot;&gt;&lt;img alt=&quot;emoji-flags-symbolic&quot; src=&quot;https://user-images.githubusercontent.com/25423296/163456779-a8556205-d0a5-45e2-ac17-42d089e3c3f8.png&quot;&gt;&lt;/picture&gt; &amp;nbsp; &amp;nbsp;emoji-flags-symbolic&lt;br&gt;" calcext:value-type="string">
            <text:p>&lt;picture&gt;&lt;source media="(prefers-color-scheme: dark)" srcset="https://github.com/StorageB/icons/blob/main/GNOME48Adwaita/light/emoji-flags-symbolic.svg"&gt;&lt;source media="(prefers-color-scheme: light)" srcset="https://github.com/StorageB/icons/blob/main/GNOME48Adwaita/dark/emoji-flags-symbolic.svg"&gt;&lt;img alt="emoji-flags-symbolic" src="https://user-images.githubusercontent.com/25423296/163456779-a8556205-d0a5-45e2-ac17-42d089e3c3f8.png"&gt;&lt;/picture&gt; &amp;nbsp; &amp;nbsp;emoji-flag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moji-food-symbolic.svg</text:p>
          </table:table-cell>
          <table:table-cell office:value-type="string" calcext:value-type="string">
            <text:p>emoji-foo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19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199] &amp; CHAR(34) &amp; &quot;&gt;&quot; &amp; &#10;&quot;&lt;img alt=&quot; &amp; CHAR(34) &amp; [.B19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199] &amp; &quot;&lt;br&gt;&quot;" office:value-type="string" office:string-value="&lt;picture&gt;&lt;source media=&quot;(prefers-color-scheme: dark)&quot; srcset=&quot;https://github.com/StorageB/icons/blob/main/GNOME48Adwaita/light/emoji-food-symbolic.svg&quot;&gt;&lt;source media=&quot;(prefers-color-scheme: light)&quot; srcset=&quot;https://github.com/StorageB/icons/blob/main/GNOME48Adwaita/dark/emoji-food-symbolic.svg&quot;&gt;&lt;img alt=&quot;emoji-food-symbolic&quot; src=&quot;https://user-images.githubusercontent.com/25423296/163456779-a8556205-d0a5-45e2-ac17-42d089e3c3f8.png&quot;&gt;&lt;/picture&gt; &amp;nbsp; &amp;nbsp;emoji-food-symbolic&lt;br&gt;" calcext:value-type="string">
            <text:p>&lt;picture&gt;&lt;source media="(prefers-color-scheme: dark)" srcset="https://github.com/StorageB/icons/blob/main/GNOME48Adwaita/light/emoji-food-symbolic.svg"&gt;&lt;source media="(prefers-color-scheme: light)" srcset="https://github.com/StorageB/icons/blob/main/GNOME48Adwaita/dark/emoji-food-symbolic.svg"&gt;&lt;img alt="emoji-food-symbolic" src="https://user-images.githubusercontent.com/25423296/163456779-a8556205-d0a5-45e2-ac17-42d089e3c3f8.png"&gt;&lt;/picture&gt; &amp;nbsp; &amp;nbsp;emoji-foo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moji-nature-symbolic.svg</text:p>
          </table:table-cell>
          <table:table-cell office:value-type="string" calcext:value-type="string">
            <text:p>emoji-natur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0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00] &amp; CHAR(34) &amp; &quot;&gt;&quot; &amp; &#10;&quot;&lt;img alt=&quot; &amp; CHAR(34) &amp; [.B20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0] &amp; &quot;&lt;br&gt;&quot;" office:value-type="string" office:string-value="&lt;picture&gt;&lt;source media=&quot;(prefers-color-scheme: dark)&quot; srcset=&quot;https://github.com/StorageB/icons/blob/main/GNOME48Adwaita/light/emoji-nature-symbolic.svg&quot;&gt;&lt;source media=&quot;(prefers-color-scheme: light)&quot; srcset=&quot;https://github.com/StorageB/icons/blob/main/GNOME48Adwaita/dark/emoji-nature-symbolic.svg&quot;&gt;&lt;img alt=&quot;emoji-nature-symbolic&quot; src=&quot;https://user-images.githubusercontent.com/25423296/163456779-a8556205-d0a5-45e2-ac17-42d089e3c3f8.png&quot;&gt;&lt;/picture&gt; &amp;nbsp; &amp;nbsp;emoji-nature-symbolic&lt;br&gt;" calcext:value-type="string">
            <text:p>&lt;picture&gt;&lt;source media="(prefers-color-scheme: dark)" srcset="https://github.com/StorageB/icons/blob/main/GNOME48Adwaita/light/emoji-nature-symbolic.svg"&gt;&lt;source media="(prefers-color-scheme: light)" srcset="https://github.com/StorageB/icons/blob/main/GNOME48Adwaita/dark/emoji-nature-symbolic.svg"&gt;&lt;img alt="emoji-nature-symbolic" src="https://user-images.githubusercontent.com/25423296/163456779-a8556205-d0a5-45e2-ac17-42d089e3c3f8.png"&gt;&lt;/picture&gt; &amp;nbsp; &amp;nbsp;emoji-natur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moji-objects-symbolic.svg</text:p>
          </table:table-cell>
          <table:table-cell office:value-type="string" calcext:value-type="string">
            <text:p>emoji-object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0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01] &amp; CHAR(34) &amp; &quot;&gt;&quot; &amp; &#10;&quot;&lt;img alt=&quot; &amp; CHAR(34) &amp; [.B20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1] &amp; &quot;&lt;br&gt;&quot;" office:value-type="string" office:string-value="&lt;picture&gt;&lt;source media=&quot;(prefers-color-scheme: dark)&quot; srcset=&quot;https://github.com/StorageB/icons/blob/main/GNOME48Adwaita/light/emoji-objects-symbolic.svg&quot;&gt;&lt;source media=&quot;(prefers-color-scheme: light)&quot; srcset=&quot;https://github.com/StorageB/icons/blob/main/GNOME48Adwaita/dark/emoji-objects-symbolic.svg&quot;&gt;&lt;img alt=&quot;emoji-objects-symbolic&quot; src=&quot;https://user-images.githubusercontent.com/25423296/163456779-a8556205-d0a5-45e2-ac17-42d089e3c3f8.png&quot;&gt;&lt;/picture&gt; &amp;nbsp; &amp;nbsp;emoji-objects-symbolic&lt;br&gt;" calcext:value-type="string">
            <text:p>&lt;picture&gt;&lt;source media="(prefers-color-scheme: dark)" srcset="https://github.com/StorageB/icons/blob/main/GNOME48Adwaita/light/emoji-objects-symbolic.svg"&gt;&lt;source media="(prefers-color-scheme: light)" srcset="https://github.com/StorageB/icons/blob/main/GNOME48Adwaita/dark/emoji-objects-symbolic.svg"&gt;&lt;img alt="emoji-objects-symbolic" src="https://user-images.githubusercontent.com/25423296/163456779-a8556205-d0a5-45e2-ac17-42d089e3c3f8.png"&gt;&lt;/picture&gt; &amp;nbsp; &amp;nbsp;emoji-object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moji-people-symbolic.svg</text:p>
          </table:table-cell>
          <table:table-cell office:value-type="string" calcext:value-type="string">
            <text:p>emoji-peop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0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02] &amp; CHAR(34) &amp; &quot;&gt;&quot; &amp; &#10;&quot;&lt;img alt=&quot; &amp; CHAR(34) &amp; [.B20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2] &amp; &quot;&lt;br&gt;&quot;" office:value-type="string" office:string-value="&lt;picture&gt;&lt;source media=&quot;(prefers-color-scheme: dark)&quot; srcset=&quot;https://github.com/StorageB/icons/blob/main/GNOME48Adwaita/light/emoji-people-symbolic.svg&quot;&gt;&lt;source media=&quot;(prefers-color-scheme: light)&quot; srcset=&quot;https://github.com/StorageB/icons/blob/main/GNOME48Adwaita/dark/emoji-people-symbolic.svg&quot;&gt;&lt;img alt=&quot;emoji-people-symbolic&quot; src=&quot;https://user-images.githubusercontent.com/25423296/163456779-a8556205-d0a5-45e2-ac17-42d089e3c3f8.png&quot;&gt;&lt;/picture&gt; &amp;nbsp; &amp;nbsp;emoji-people-symbolic&lt;br&gt;" calcext:value-type="string">
            <text:p>&lt;picture&gt;&lt;source media="(prefers-color-scheme: dark)" srcset="https://github.com/StorageB/icons/blob/main/GNOME48Adwaita/light/emoji-people-symbolic.svg"&gt;&lt;source media="(prefers-color-scheme: light)" srcset="https://github.com/StorageB/icons/blob/main/GNOME48Adwaita/dark/emoji-people-symbolic.svg"&gt;&lt;img alt="emoji-people-symbolic" src="https://user-images.githubusercontent.com/25423296/163456779-a8556205-d0a5-45e2-ac17-42d089e3c3f8.png"&gt;&lt;/picture&gt; &amp;nbsp; &amp;nbsp;emoji-peopl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moji-recent-symbolic.svg</text:p>
          </table:table-cell>
          <table:table-cell office:value-type="string" calcext:value-type="string">
            <text:p>emoji-rece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0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03] &amp; CHAR(34) &amp; &quot;&gt;&quot; &amp; &#10;&quot;&lt;img alt=&quot; &amp; CHAR(34) &amp; [.B20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3] &amp; &quot;&lt;br&gt;&quot;" office:value-type="string" office:string-value="&lt;picture&gt;&lt;source media=&quot;(prefers-color-scheme: dark)&quot; srcset=&quot;https://github.com/StorageB/icons/blob/main/GNOME48Adwaita/light/emoji-recent-symbolic.svg&quot;&gt;&lt;source media=&quot;(prefers-color-scheme: light)&quot; srcset=&quot;https://github.com/StorageB/icons/blob/main/GNOME48Adwaita/dark/emoji-recent-symbolic.svg&quot;&gt;&lt;img alt=&quot;emoji-recent-symbolic&quot; src=&quot;https://user-images.githubusercontent.com/25423296/163456779-a8556205-d0a5-45e2-ac17-42d089e3c3f8.png&quot;&gt;&lt;/picture&gt; &amp;nbsp; &amp;nbsp;emoji-recent-symbolic&lt;br&gt;" calcext:value-type="string">
            <text:p>&lt;picture&gt;&lt;source media="(prefers-color-scheme: dark)" srcset="https://github.com/StorageB/icons/blob/main/GNOME48Adwaita/light/emoji-recent-symbolic.svg"&gt;&lt;source media="(prefers-color-scheme: light)" srcset="https://github.com/StorageB/icons/blob/main/GNOME48Adwaita/dark/emoji-recent-symbolic.svg"&gt;&lt;img alt="emoji-recent-symbolic" src="https://user-images.githubusercontent.com/25423296/163456779-a8556205-d0a5-45e2-ac17-42d089e3c3f8.png"&gt;&lt;/picture&gt; &amp;nbsp; &amp;nbsp;emoji-recen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moji-symbols-symbolic.svg</text:p>
          </table:table-cell>
          <table:table-cell office:value-type="string" calcext:value-type="string">
            <text:p>emoji-symbol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0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04] &amp; CHAR(34) &amp; &quot;&gt;&quot; &amp; &#10;&quot;&lt;img alt=&quot; &amp; CHAR(34) &amp; [.B20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4] &amp; &quot;&lt;br&gt;&quot;" office:value-type="string" office:string-value="&lt;picture&gt;&lt;source media=&quot;(prefers-color-scheme: dark)&quot; srcset=&quot;https://github.com/StorageB/icons/blob/main/GNOME48Adwaita/light/emoji-symbols-symbolic.svg&quot;&gt;&lt;source media=&quot;(prefers-color-scheme: light)&quot; srcset=&quot;https://github.com/StorageB/icons/blob/main/GNOME48Adwaita/dark/emoji-symbols-symbolic.svg&quot;&gt;&lt;img alt=&quot;emoji-symbols-symbolic&quot; src=&quot;https://user-images.githubusercontent.com/25423296/163456779-a8556205-d0a5-45e2-ac17-42d089e3c3f8.png&quot;&gt;&lt;/picture&gt; &amp;nbsp; &amp;nbsp;emoji-symbols-symbolic&lt;br&gt;" calcext:value-type="string">
            <text:p>&lt;picture&gt;&lt;source media="(prefers-color-scheme: dark)" srcset="https://github.com/StorageB/icons/blob/main/GNOME48Adwaita/light/emoji-symbols-symbolic.svg"&gt;&lt;source media="(prefers-color-scheme: light)" srcset="https://github.com/StorageB/icons/blob/main/GNOME48Adwaita/dark/emoji-symbols-symbolic.svg"&gt;&lt;img alt="emoji-symbols-symbolic" src="https://user-images.githubusercontent.com/25423296/163456779-a8556205-d0a5-45e2-ac17-42d089e3c3f8.png"&gt;&lt;/picture&gt; &amp;nbsp; &amp;nbsp;emoji-symbol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moji-travel-symbolic.svg</text:p>
          </table:table-cell>
          <table:table-cell office:value-type="string" calcext:value-type="string">
            <text:p>emoji-trave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0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05] &amp; CHAR(34) &amp; &quot;&gt;&quot; &amp; &#10;&quot;&lt;img alt=&quot; &amp; CHAR(34) &amp; [.B20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5] &amp; &quot;&lt;br&gt;&quot;" office:value-type="string" office:string-value="&lt;picture&gt;&lt;source media=&quot;(prefers-color-scheme: dark)&quot; srcset=&quot;https://github.com/StorageB/icons/blob/main/GNOME48Adwaita/light/emoji-travel-symbolic.svg&quot;&gt;&lt;source media=&quot;(prefers-color-scheme: light)&quot; srcset=&quot;https://github.com/StorageB/icons/blob/main/GNOME48Adwaita/dark/emoji-travel-symbolic.svg&quot;&gt;&lt;img alt=&quot;emoji-travel-symbolic&quot; src=&quot;https://user-images.githubusercontent.com/25423296/163456779-a8556205-d0a5-45e2-ac17-42d089e3c3f8.png&quot;&gt;&lt;/picture&gt; &amp;nbsp; &amp;nbsp;emoji-travel-symbolic&lt;br&gt;" calcext:value-type="string">
            <text:p>&lt;picture&gt;&lt;source media="(prefers-color-scheme: dark)" srcset="https://github.com/StorageB/icons/blob/main/GNOME48Adwaita/light/emoji-travel-symbolic.svg"&gt;&lt;source media="(prefers-color-scheme: light)" srcset="https://github.com/StorageB/icons/blob/main/GNOME48Adwaita/dark/emoji-travel-symbolic.svg"&gt;&lt;img alt="emoji-travel-symbolic" src="https://user-images.githubusercontent.com/25423296/163456779-a8556205-d0a5-45e2-ac17-42d089e3c3f8.png"&gt;&lt;/picture&gt; &amp;nbsp; &amp;nbsp;emoji-trave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ferences-other-symbolic.svg</text:p>
          </table:table-cell>
          <table:table-cell office:value-type="string" calcext:value-type="string">
            <text:p>preferences-oth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0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06] &amp; CHAR(34) &amp; &quot;&gt;&quot; &amp; &#10;&quot;&lt;img alt=&quot; &amp; CHAR(34) &amp; [.B20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6] &amp; &quot;&lt;br&gt;&quot;" office:value-type="string" office:string-value="&lt;picture&gt;&lt;source media=&quot;(prefers-color-scheme: dark)&quot; srcset=&quot;https://github.com/StorageB/icons/blob/main/GNOME48Adwaita/light/preferences-other-symbolic.svg&quot;&gt;&lt;source media=&quot;(prefers-color-scheme: light)&quot; srcset=&quot;https://github.com/StorageB/icons/blob/main/GNOME48Adwaita/dark/preferences-other-symbolic.svg&quot;&gt;&lt;img alt=&quot;preferences-other-symbolic&quot; src=&quot;https://user-images.githubusercontent.com/25423296/163456779-a8556205-d0a5-45e2-ac17-42d089e3c3f8.png&quot;&gt;&lt;/picture&gt; &amp;nbsp; &amp;nbsp;preferences-other-symbolic&lt;br&gt;" calcext:value-type="string">
            <text:p>&lt;picture&gt;&lt;source media="(prefers-color-scheme: dark)" srcset="https://github.com/StorageB/icons/blob/main/GNOME48Adwaita/light/preferences-other-symbolic.svg"&gt;&lt;source media="(prefers-color-scheme: light)" srcset="https://github.com/StorageB/icons/blob/main/GNOME48Adwaita/dark/preferences-other-symbolic.svg"&gt;&lt;img alt="preferences-other-symbolic" src="https://user-images.githubusercontent.com/25423296/163456779-a8556205-d0a5-45e2-ac17-42d089e3c3f8.png"&gt;&lt;/picture&gt; &amp;nbsp; &amp;nbsp;preferences-othe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ferences-system-symbolic.svg</text:p>
          </table:table-cell>
          <table:table-cell office:value-type="string" calcext:value-type="string">
            <text:p>preferences-syste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0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07] &amp; CHAR(34) &amp; &quot;&gt;&quot; &amp; &#10;&quot;&lt;img alt=&quot; &amp; CHAR(34) &amp; [.B20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7] &amp; &quot;&lt;br&gt;&quot;" office:value-type="string" office:string-value="&lt;picture&gt;&lt;source media=&quot;(prefers-color-scheme: dark)&quot; srcset=&quot;https://github.com/StorageB/icons/blob/main/GNOME48Adwaita/light/preferences-system-symbolic.svg&quot;&gt;&lt;source media=&quot;(prefers-color-scheme: light)&quot; srcset=&quot;https://github.com/StorageB/icons/blob/main/GNOME48Adwaita/dark/preferences-system-symbolic.svg&quot;&gt;&lt;img alt=&quot;preferences-system-symbolic&quot; src=&quot;https://user-images.githubusercontent.com/25423296/163456779-a8556205-d0a5-45e2-ac17-42d089e3c3f8.png&quot;&gt;&lt;/picture&gt; &amp;nbsp; &amp;nbsp;preferences-system-symbolic&lt;br&gt;" calcext:value-type="string">
            <text:p>&lt;picture&gt;&lt;source media="(prefers-color-scheme: dark)" srcset="https://github.com/StorageB/icons/blob/main/GNOME48Adwaita/light/preferences-system-symbolic.svg"&gt;&lt;source media="(prefers-color-scheme: light)" srcset="https://github.com/StorageB/icons/blob/main/GNOME48Adwaita/dark/preferences-system-symbolic.svg"&gt;&lt;img alt="preferences-system-symbolic" src="https://user-images.githubusercontent.com/25423296/163456779-a8556205-d0a5-45e2-ac17-42d089e3c3f8.png"&gt;&lt;/picture&gt; &amp;nbsp; &amp;nbsp;preferences-system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ystem-help-symbolic.svg</text:p>
          </table:table-cell>
          <table:table-cell office:value-type="string" calcext:value-type="string">
            <text:p>system-hel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0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08] &amp; CHAR(34) &amp; &quot;&gt;&quot; &amp; &#10;&quot;&lt;img alt=&quot; &amp; CHAR(34) &amp; [.B20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08] &amp; &quot;&lt;br&gt;&quot;" office:value-type="string" office:string-value="&lt;picture&gt;&lt;source media=&quot;(prefers-color-scheme: dark)&quot; srcset=&quot;https://github.com/StorageB/icons/blob/main/GNOME48Adwaita/light/system-help-symbolic.svg&quot;&gt;&lt;source media=&quot;(prefers-color-scheme: light)&quot; srcset=&quot;https://github.com/StorageB/icons/blob/main/GNOME48Adwaita/dark/system-help-symbolic.svg&quot;&gt;&lt;img alt=&quot;system-help-symbolic&quot; src=&quot;https://user-images.githubusercontent.com/25423296/163456779-a8556205-d0a5-45e2-ac17-42d089e3c3f8.png&quot;&gt;&lt;/picture&gt; &amp;nbsp; &amp;nbsp;system-help-symbolic&lt;br&gt;" calcext:value-type="string">
            <text:p>&lt;picture&gt;&lt;source media="(prefers-color-scheme: dark)" srcset="https://github.com/StorageB/icons/blob/main/GNOME48Adwaita/light/system-help-symbolic.svg"&gt;&lt;source media="(prefers-color-scheme: light)" srcset="https://github.com/StorageB/icons/blob/main/GNOME48Adwaita/dark/system-help-symbolic.svg"&gt;&lt;img alt="system-help-symbolic" src="https://user-images.githubusercontent.com/25423296/163456779-a8556205-d0a5-45e2-ac17-42d089e3c3f8.png"&gt;&lt;/picture&gt; &amp;nbsp; &amp;nbsp;system-help-symbolic&lt;br&gt;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office:value-type="string" calcext:value-type="string">
            <text:p>./devices:</text:p>
          </table:table-cell>
          <table:table-cell table:formula="of:=&quot;## &quot; &amp; MID([.B210];3;FIND(&quot;:&quot;;[.B210];1)-3) &amp; &quot; &lt;br&gt;&quot;" office:value-type="string" office:string-value="## devices &lt;br&gt;" calcext:value-type="string">
            <text:p>## devices 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-adapter-symbolic.svg</text:p>
          </table:table-cell>
          <table:table-cell office:value-type="string" calcext:value-type="string">
            <text:p>ac-adapt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1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11] &amp; CHAR(34) &amp; &quot;&gt;&quot; &amp; &#10;&quot;&lt;img alt=&quot; &amp; CHAR(34) &amp; [.B21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11] &amp; &quot;&lt;br&gt;&quot;" office:value-type="string" office:string-value="&lt;picture&gt;&lt;source media=&quot;(prefers-color-scheme: dark)&quot; srcset=&quot;https://github.com/StorageB/icons/blob/main/GNOME48Adwaita/light/ac-adapter-symbolic.svg&quot;&gt;&lt;source media=&quot;(prefers-color-scheme: light)&quot; srcset=&quot;https://github.com/StorageB/icons/blob/main/GNOME48Adwaita/dark/ac-adapter-symbolic.svg&quot;&gt;&lt;img alt=&quot;ac-adapter-symbolic&quot; src=&quot;https://user-images.githubusercontent.com/25423296/163456779-a8556205-d0a5-45e2-ac17-42d089e3c3f8.png&quot;&gt;&lt;/picture&gt; &amp;nbsp; &amp;nbsp;ac-adapter-symbolic&lt;br&gt;" calcext:value-type="string">
            <text:p>&lt;picture&gt;&lt;source media="(prefers-color-scheme: dark)" srcset="https://github.com/StorageB/icons/blob/main/GNOME48Adwaita/light/ac-adapter-symbolic.svg"&gt;&lt;source media="(prefers-color-scheme: light)" srcset="https://github.com/StorageB/icons/blob/main/GNOME48Adwaita/dark/ac-adapter-symbolic.svg"&gt;&lt;img alt="ac-adapter-symbolic" src="https://user-images.githubusercontent.com/25423296/163456779-a8556205-d0a5-45e2-ac17-42d089e3c3f8.png"&gt;&lt;/picture&gt; &amp;nbsp; &amp;nbsp;ac-adapte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dio-card-symbolic.svg</text:p>
          </table:table-cell>
          <table:table-cell office:value-type="string" calcext:value-type="string">
            <text:p>audio-ca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1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12] &amp; CHAR(34) &amp; &quot;&gt;&quot; &amp; &#10;&quot;&lt;img alt=&quot; &amp; CHAR(34) &amp; [.B21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12] &amp; &quot;&lt;br&gt;&quot;" office:value-type="string" office:string-value="&lt;picture&gt;&lt;source media=&quot;(prefers-color-scheme: dark)&quot; srcset=&quot;https://github.com/StorageB/icons/blob/main/GNOME48Adwaita/light/audio-card-symbolic.svg&quot;&gt;&lt;source media=&quot;(prefers-color-scheme: light)&quot; srcset=&quot;https://github.com/StorageB/icons/blob/main/GNOME48Adwaita/dark/audio-card-symbolic.svg&quot;&gt;&lt;img alt=&quot;audio-card-symbolic&quot; src=&quot;https://user-images.githubusercontent.com/25423296/163456779-a8556205-d0a5-45e2-ac17-42d089e3c3f8.png&quot;&gt;&lt;/picture&gt; &amp;nbsp; &amp;nbsp;audio-card-symbolic&lt;br&gt;" calcext:value-type="string">
            <text:p>&lt;picture&gt;&lt;source media="(prefers-color-scheme: dark)" srcset="https://github.com/StorageB/icons/blob/main/GNOME48Adwaita/light/audio-card-symbolic.svg"&gt;&lt;source media="(prefers-color-scheme: light)" srcset="https://github.com/StorageB/icons/blob/main/GNOME48Adwaita/dark/audio-card-symbolic.svg"&gt;&lt;img alt="audio-card-symbolic" src="https://user-images.githubusercontent.com/25423296/163456779-a8556205-d0a5-45e2-ac17-42d089e3c3f8.png"&gt;&lt;/picture&gt; &amp;nbsp; &amp;nbsp;audio-car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dio-headphones-symbolic.svg</text:p>
          </table:table-cell>
          <table:table-cell office:value-type="string" calcext:value-type="string">
            <text:p>audio-headphone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1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13] &amp; CHAR(34) &amp; &quot;&gt;&quot; &amp; &#10;&quot;&lt;img alt=&quot; &amp; CHAR(34) &amp; [.B21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13] &amp; &quot;&lt;br&gt;&quot;" office:value-type="string" office:string-value="&lt;picture&gt;&lt;source media=&quot;(prefers-color-scheme: dark)&quot; srcset=&quot;https://github.com/StorageB/icons/blob/main/GNOME48Adwaita/light/audio-headphones-symbolic.svg&quot;&gt;&lt;source media=&quot;(prefers-color-scheme: light)&quot; srcset=&quot;https://github.com/StorageB/icons/blob/main/GNOME48Adwaita/dark/audio-headphones-symbolic.svg&quot;&gt;&lt;img alt=&quot;audio-headphones-symbolic&quot; src=&quot;https://user-images.githubusercontent.com/25423296/163456779-a8556205-d0a5-45e2-ac17-42d089e3c3f8.png&quot;&gt;&lt;/picture&gt; &amp;nbsp; &amp;nbsp;audio-headphones-symbolic&lt;br&gt;" calcext:value-type="string">
            <text:p>&lt;picture&gt;&lt;source media="(prefers-color-scheme: dark)" srcset="https://github.com/StorageB/icons/blob/main/GNOME48Adwaita/light/audio-headphones-symbolic.svg"&gt;&lt;source media="(prefers-color-scheme: light)" srcset="https://github.com/StorageB/icons/blob/main/GNOME48Adwaita/dark/audio-headphones-symbolic.svg"&gt;&lt;img alt="audio-headphones-symbolic" src="https://user-images.githubusercontent.com/25423296/163456779-a8556205-d0a5-45e2-ac17-42d089e3c3f8.png"&gt;&lt;/picture&gt; &amp;nbsp; &amp;nbsp;audio-headphone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dio-headset-symbolic.svg</text:p>
          </table:table-cell>
          <table:table-cell office:value-type="string" calcext:value-type="string">
            <text:p>audio-headse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1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14] &amp; CHAR(34) &amp; &quot;&gt;&quot; &amp; &#10;&quot;&lt;img alt=&quot; &amp; CHAR(34) &amp; [.B21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14] &amp; &quot;&lt;br&gt;&quot;" office:value-type="string" office:string-value="&lt;picture&gt;&lt;source media=&quot;(prefers-color-scheme: dark)&quot; srcset=&quot;https://github.com/StorageB/icons/blob/main/GNOME48Adwaita/light/audio-headset-symbolic.svg&quot;&gt;&lt;source media=&quot;(prefers-color-scheme: light)&quot; srcset=&quot;https://github.com/StorageB/icons/blob/main/GNOME48Adwaita/dark/audio-headset-symbolic.svg&quot;&gt;&lt;img alt=&quot;audio-headset-symbolic&quot; src=&quot;https://user-images.githubusercontent.com/25423296/163456779-a8556205-d0a5-45e2-ac17-42d089e3c3f8.png&quot;&gt;&lt;/picture&gt; &amp;nbsp; &amp;nbsp;audio-headset-symbolic&lt;br&gt;" calcext:value-type="string">
            <text:p>&lt;picture&gt;&lt;source media="(prefers-color-scheme: dark)" srcset="https://github.com/StorageB/icons/blob/main/GNOME48Adwaita/light/audio-headset-symbolic.svg"&gt;&lt;source media="(prefers-color-scheme: light)" srcset="https://github.com/StorageB/icons/blob/main/GNOME48Adwaita/dark/audio-headset-symbolic.svg"&gt;&lt;img alt="audio-headset-symbolic" src="https://user-images.githubusercontent.com/25423296/163456779-a8556205-d0a5-45e2-ac17-42d089e3c3f8.png"&gt;&lt;/picture&gt; &amp;nbsp; &amp;nbsp;audio-headse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dio-input-microphone-symbolic.svg</text:p>
          </table:table-cell>
          <table:table-cell office:value-type="string" calcext:value-type="string">
            <text:p>audio-input-microphon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1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15] &amp; CHAR(34) &amp; &quot;&gt;&quot; &amp; &#10;&quot;&lt;img alt=&quot; &amp; CHAR(34) &amp; [.B21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15] &amp; &quot;&lt;br&gt;&quot;" office:value-type="string" office:string-value="&lt;picture&gt;&lt;source media=&quot;(prefers-color-scheme: dark)&quot; srcset=&quot;https://github.com/StorageB/icons/blob/main/GNOME48Adwaita/light/audio-input-microphone-symbolic.svg&quot;&gt;&lt;source media=&quot;(prefers-color-scheme: light)&quot; srcset=&quot;https://github.com/StorageB/icons/blob/main/GNOME48Adwaita/dark/audio-input-microphone-symbolic.svg&quot;&gt;&lt;img alt=&quot;audio-input-microphone-symbolic&quot; src=&quot;https://user-images.githubusercontent.com/25423296/163456779-a8556205-d0a5-45e2-ac17-42d089e3c3f8.png&quot;&gt;&lt;/picture&gt; &amp;nbsp; &amp;nbsp;audio-input-microphone-symbolic&lt;br&gt;" calcext:value-type="string">
            <text:p>&lt;picture&gt;&lt;source media="(prefers-color-scheme: dark)" srcset="https://github.com/StorageB/icons/blob/main/GNOME48Adwaita/light/audio-input-microphone-symbolic.svg"&gt;&lt;source media="(prefers-color-scheme: light)" srcset="https://github.com/StorageB/icons/blob/main/GNOME48Adwaita/dark/audio-input-microphone-symbolic.svg"&gt;&lt;img alt="audio-input-microphone-symbolic" src="https://user-images.githubusercontent.com/25423296/163456779-a8556205-d0a5-45e2-ac17-42d089e3c3f8.png"&gt;&lt;/picture&gt; &amp;nbsp; &amp;nbsp;audio-input-microphon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dio-speakers-rtl-symbolic.svg</text:p>
          </table:table-cell>
          <table:table-cell office:value-type="string" calcext:value-type="string">
            <text:p>audio-speakers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1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16] &amp; CHAR(34) &amp; &quot;&gt;&quot; &amp; &#10;&quot;&lt;img alt=&quot; &amp; CHAR(34) &amp; [.B21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16] &amp; &quot;&lt;br&gt;&quot;" office:value-type="string" office:string-value="&lt;picture&gt;&lt;source media=&quot;(prefers-color-scheme: dark)&quot; srcset=&quot;https://github.com/StorageB/icons/blob/main/GNOME48Adwaita/light/audio-speakers-rtl-symbolic.svg&quot;&gt;&lt;source media=&quot;(prefers-color-scheme: light)&quot; srcset=&quot;https://github.com/StorageB/icons/blob/main/GNOME48Adwaita/dark/audio-speakers-rtl-symbolic.svg&quot;&gt;&lt;img alt=&quot;audio-speakers-rtl-symbolic&quot; src=&quot;https://user-images.githubusercontent.com/25423296/163456779-a8556205-d0a5-45e2-ac17-42d089e3c3f8.png&quot;&gt;&lt;/picture&gt; &amp;nbsp; &amp;nbsp;audio-speakers-rtl-symbolic&lt;br&gt;" calcext:value-type="string">
            <text:p>&lt;picture&gt;&lt;source media="(prefers-color-scheme: dark)" srcset="https://github.com/StorageB/icons/blob/main/GNOME48Adwaita/light/audio-speakers-rtl-symbolic.svg"&gt;&lt;source media="(prefers-color-scheme: light)" srcset="https://github.com/StorageB/icons/blob/main/GNOME48Adwaita/dark/audio-speakers-rtl-symbolic.svg"&gt;&lt;img alt="audio-speakers-rtl-symbolic" src="https://user-images.githubusercontent.com/25423296/163456779-a8556205-d0a5-45e2-ac17-42d089e3c3f8.png"&gt;&lt;/picture&gt; &amp;nbsp; &amp;nbsp;audio-speakers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dio-speakers-symbolic-rtl.svg</text:p>
          </table:table-cell>
          <table:table-cell office:value-type="string" calcext:value-type="string">
            <text:p>audio-speakers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1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17] &amp; CHAR(34) &amp; &quot;&gt;&quot; &amp; &#10;&quot;&lt;img alt=&quot; &amp; CHAR(34) &amp; [.B21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17] &amp; &quot;&lt;br&gt;&quot;" office:value-type="string" office:string-value="&lt;picture&gt;&lt;source media=&quot;(prefers-color-scheme: dark)&quot; srcset=&quot;https://github.com/StorageB/icons/blob/main/GNOME48Adwaita/light/audio-speakers-symbolic-rtl.svg&quot;&gt;&lt;source media=&quot;(prefers-color-scheme: light)&quot; srcset=&quot;https://github.com/StorageB/icons/blob/main/GNOME48Adwaita/dark/audio-speakers-symbolic-rtl.svg&quot;&gt;&lt;img alt=&quot;audio-speakers-symbolic-rtl&quot; src=&quot;https://user-images.githubusercontent.com/25423296/163456779-a8556205-d0a5-45e2-ac17-42d089e3c3f8.png&quot;&gt;&lt;/picture&gt; &amp;nbsp; &amp;nbsp;audio-speakers-symbolic-rtl&lt;br&gt;" calcext:value-type="string">
            <text:p>&lt;picture&gt;&lt;source media="(prefers-color-scheme: dark)" srcset="https://github.com/StorageB/icons/blob/main/GNOME48Adwaita/light/audio-speakers-symbolic-rtl.svg"&gt;&lt;source media="(prefers-color-scheme: light)" srcset="https://github.com/StorageB/icons/blob/main/GNOME48Adwaita/dark/audio-speakers-symbolic-rtl.svg"&gt;&lt;img alt="audio-speakers-symbolic-rtl" src="https://user-images.githubusercontent.com/25423296/163456779-a8556205-d0a5-45e2-ac17-42d089e3c3f8.png"&gt;&lt;/picture&gt; &amp;nbsp; &amp;nbsp;audio-speakers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dio-speakers-symbolic.svg</text:p>
          </table:table-cell>
          <table:table-cell office:value-type="string" calcext:value-type="string">
            <text:p>audio-speaker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1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18] &amp; CHAR(34) &amp; &quot;&gt;&quot; &amp; &#10;&quot;&lt;img alt=&quot; &amp; CHAR(34) &amp; [.B21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18] &amp; &quot;&lt;br&gt;&quot;" office:value-type="string" office:string-value="&lt;picture&gt;&lt;source media=&quot;(prefers-color-scheme: dark)&quot; srcset=&quot;https://github.com/StorageB/icons/blob/main/GNOME48Adwaita/light/audio-speakers-symbolic.svg&quot;&gt;&lt;source media=&quot;(prefers-color-scheme: light)&quot; srcset=&quot;https://github.com/StorageB/icons/blob/main/GNOME48Adwaita/dark/audio-speakers-symbolic.svg&quot;&gt;&lt;img alt=&quot;audio-speakers-symbolic&quot; src=&quot;https://user-images.githubusercontent.com/25423296/163456779-a8556205-d0a5-45e2-ac17-42d089e3c3f8.png&quot;&gt;&lt;/picture&gt; &amp;nbsp; &amp;nbsp;audio-speakers-symbolic&lt;br&gt;" calcext:value-type="string">
            <text:p>&lt;picture&gt;&lt;source media="(prefers-color-scheme: dark)" srcset="https://github.com/StorageB/icons/blob/main/GNOME48Adwaita/light/audio-speakers-symbolic.svg"&gt;&lt;source media="(prefers-color-scheme: light)" srcset="https://github.com/StorageB/icons/blob/main/GNOME48Adwaita/dark/audio-speakers-symbolic.svg"&gt;&lt;img alt="audio-speakers-symbolic" src="https://user-images.githubusercontent.com/25423296/163456779-a8556205-d0a5-45e2-ac17-42d089e3c3f8.png"&gt;&lt;/picture&gt; &amp;nbsp; &amp;nbsp;audio-speaker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th-face-symbolic.svg</text:p>
          </table:table-cell>
          <table:table-cell office:value-type="string" calcext:value-type="string">
            <text:p>auth-fac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1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19] &amp; CHAR(34) &amp; &quot;&gt;&quot; &amp; &#10;&quot;&lt;img alt=&quot; &amp; CHAR(34) &amp; [.B21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19] &amp; &quot;&lt;br&gt;&quot;" office:value-type="string" office:string-value="&lt;picture&gt;&lt;source media=&quot;(prefers-color-scheme: dark)&quot; srcset=&quot;https://github.com/StorageB/icons/blob/main/GNOME48Adwaita/light/auth-face-symbolic.svg&quot;&gt;&lt;source media=&quot;(prefers-color-scheme: light)&quot; srcset=&quot;https://github.com/StorageB/icons/blob/main/GNOME48Adwaita/dark/auth-face-symbolic.svg&quot;&gt;&lt;img alt=&quot;auth-face-symbolic&quot; src=&quot;https://user-images.githubusercontent.com/25423296/163456779-a8556205-d0a5-45e2-ac17-42d089e3c3f8.png&quot;&gt;&lt;/picture&gt; &amp;nbsp; &amp;nbsp;auth-face-symbolic&lt;br&gt;" calcext:value-type="string">
            <text:p>&lt;picture&gt;&lt;source media="(prefers-color-scheme: dark)" srcset="https://github.com/StorageB/icons/blob/main/GNOME48Adwaita/light/auth-face-symbolic.svg"&gt;&lt;source media="(prefers-color-scheme: light)" srcset="https://github.com/StorageB/icons/blob/main/GNOME48Adwaita/dark/auth-face-symbolic.svg"&gt;&lt;img alt="auth-face-symbolic" src="https://user-images.githubusercontent.com/25423296/163456779-a8556205-d0a5-45e2-ac17-42d089e3c3f8.png"&gt;&lt;/picture&gt; &amp;nbsp; &amp;nbsp;auth-fac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th-fingerprint-symbolic.svg</text:p>
          </table:table-cell>
          <table:table-cell office:value-type="string" calcext:value-type="string">
            <text:p>auth-fingerpri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2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20] &amp; CHAR(34) &amp; &quot;&gt;&quot; &amp; &#10;&quot;&lt;img alt=&quot; &amp; CHAR(34) &amp; [.B22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0] &amp; &quot;&lt;br&gt;&quot;" office:value-type="string" office:string-value="&lt;picture&gt;&lt;source media=&quot;(prefers-color-scheme: dark)&quot; srcset=&quot;https://github.com/StorageB/icons/blob/main/GNOME48Adwaita/light/auth-fingerprint-symbolic.svg&quot;&gt;&lt;source media=&quot;(prefers-color-scheme: light)&quot; srcset=&quot;https://github.com/StorageB/icons/blob/main/GNOME48Adwaita/dark/auth-fingerprint-symbolic.svg&quot;&gt;&lt;img alt=&quot;auth-fingerprint-symbolic&quot; src=&quot;https://user-images.githubusercontent.com/25423296/163456779-a8556205-d0a5-45e2-ac17-42d089e3c3f8.png&quot;&gt;&lt;/picture&gt; &amp;nbsp; &amp;nbsp;auth-fingerprint-symbolic&lt;br&gt;" calcext:value-type="string">
            <text:p>&lt;picture&gt;&lt;source media="(prefers-color-scheme: dark)" srcset="https://github.com/StorageB/icons/blob/main/GNOME48Adwaita/light/auth-fingerprint-symbolic.svg"&gt;&lt;source media="(prefers-color-scheme: light)" srcset="https://github.com/StorageB/icons/blob/main/GNOME48Adwaita/dark/auth-fingerprint-symbolic.svg"&gt;&lt;img alt="auth-fingerprint-symbolic" src="https://user-images.githubusercontent.com/25423296/163456779-a8556205-d0a5-45e2-ac17-42d089e3c3f8.png"&gt;&lt;/picture&gt; &amp;nbsp; &amp;nbsp;auth-fingerprin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th-sim-symbolic.svg</text:p>
          </table:table-cell>
          <table:table-cell office:value-type="string" calcext:value-type="string">
            <text:p>auth-si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2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21] &amp; CHAR(34) &amp; &quot;&gt;&quot; &amp; &#10;&quot;&lt;img alt=&quot; &amp; CHAR(34) &amp; [.B22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1] &amp; &quot;&lt;br&gt;&quot;" office:value-type="string" office:string-value="&lt;picture&gt;&lt;source media=&quot;(prefers-color-scheme: dark)&quot; srcset=&quot;https://github.com/StorageB/icons/blob/main/GNOME48Adwaita/light/auth-sim-symbolic.svg&quot;&gt;&lt;source media=&quot;(prefers-color-scheme: light)&quot; srcset=&quot;https://github.com/StorageB/icons/blob/main/GNOME48Adwaita/dark/auth-sim-symbolic.svg&quot;&gt;&lt;img alt=&quot;auth-sim-symbolic&quot; src=&quot;https://user-images.githubusercontent.com/25423296/163456779-a8556205-d0a5-45e2-ac17-42d089e3c3f8.png&quot;&gt;&lt;/picture&gt; &amp;nbsp; &amp;nbsp;auth-sim-symbolic&lt;br&gt;" calcext:value-type="string">
            <text:p>&lt;picture&gt;&lt;source media="(prefers-color-scheme: dark)" srcset="https://github.com/StorageB/icons/blob/main/GNOME48Adwaita/light/auth-sim-symbolic.svg"&gt;&lt;source media="(prefers-color-scheme: light)" srcset="https://github.com/StorageB/icons/blob/main/GNOME48Adwaita/dark/auth-sim-symbolic.svg"&gt;&lt;img alt="auth-sim-symbolic" src="https://user-images.githubusercontent.com/25423296/163456779-a8556205-d0a5-45e2-ac17-42d089e3c3f8.png"&gt;&lt;/picture&gt; &amp;nbsp; &amp;nbsp;auth-sim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th-smartcard-symbolic.svg</text:p>
          </table:table-cell>
          <table:table-cell office:value-type="string" calcext:value-type="string">
            <text:p>auth-smartca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2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22] &amp; CHAR(34) &amp; &quot;&gt;&quot; &amp; &#10;&quot;&lt;img alt=&quot; &amp; CHAR(34) &amp; [.B22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2] &amp; &quot;&lt;br&gt;&quot;" office:value-type="string" office:string-value="&lt;picture&gt;&lt;source media=&quot;(prefers-color-scheme: dark)&quot; srcset=&quot;https://github.com/StorageB/icons/blob/main/GNOME48Adwaita/light/auth-smartcard-symbolic.svg&quot;&gt;&lt;source media=&quot;(prefers-color-scheme: light)&quot; srcset=&quot;https://github.com/StorageB/icons/blob/main/GNOME48Adwaita/dark/auth-smartcard-symbolic.svg&quot;&gt;&lt;img alt=&quot;auth-smartcard-symbolic&quot; src=&quot;https://user-images.githubusercontent.com/25423296/163456779-a8556205-d0a5-45e2-ac17-42d089e3c3f8.png&quot;&gt;&lt;/picture&gt; &amp;nbsp; &amp;nbsp;auth-smartcard-symbolic&lt;br&gt;" calcext:value-type="string">
            <text:p>&lt;picture&gt;&lt;source media="(prefers-color-scheme: dark)" srcset="https://github.com/StorageB/icons/blob/main/GNOME48Adwaita/light/auth-smartcard-symbolic.svg"&gt;&lt;source media="(prefers-color-scheme: light)" srcset="https://github.com/StorageB/icons/blob/main/GNOME48Adwaita/dark/auth-smartcard-symbolic.svg"&gt;&lt;img alt="auth-smartcard-symbolic" src="https://user-images.githubusercontent.com/25423296/163456779-a8556205-d0a5-45e2-ac17-42d089e3c3f8.png"&gt;&lt;/picture&gt; &amp;nbsp; &amp;nbsp;auth-smartcar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symbolic.svg</text:p>
          </table:table-cell>
          <table:table-cell office:value-type="string" calcext:value-type="string">
            <text:p>batter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2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23] &amp; CHAR(34) &amp; &quot;&gt;&quot; &amp; &#10;&quot;&lt;img alt=&quot; &amp; CHAR(34) &amp; [.B22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3] &amp; &quot;&lt;br&gt;&quot;" office:value-type="string" office:string-value="&lt;picture&gt;&lt;source media=&quot;(prefers-color-scheme: dark)&quot; srcset=&quot;https://github.com/StorageB/icons/blob/main/GNOME48Adwaita/light/battery-symbolic.svg&quot;&gt;&lt;source media=&quot;(prefers-color-scheme: light)&quot; srcset=&quot;https://github.com/StorageB/icons/blob/main/GNOME48Adwaita/dark/battery-symbolic.svg&quot;&gt;&lt;img alt=&quot;battery-symbolic&quot; src=&quot;https://user-images.githubusercontent.com/25423296/163456779-a8556205-d0a5-45e2-ac17-42d089e3c3f8.png&quot;&gt;&lt;/picture&gt; &amp;nbsp; &amp;nbsp;battery-symbolic&lt;br&gt;" calcext:value-type="string">
            <text:p>&lt;picture&gt;&lt;source media="(prefers-color-scheme: dark)" srcset="https://github.com/StorageB/icons/blob/main/GNOME48Adwaita/light/battery-symbolic.svg"&gt;&lt;source media="(prefers-color-scheme: light)" srcset="https://github.com/StorageB/icons/blob/main/GNOME48Adwaita/dark/battery-symbolic.svg"&gt;&lt;img alt="battery-symbolic" src="https://user-images.githubusercontent.com/25423296/163456779-a8556205-d0a5-45e2-ac17-42d089e3c3f8.png"&gt;&lt;/picture&gt; &amp;nbsp; &amp;nbsp;battery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uetooth-symbolic.svg</text:p>
          </table:table-cell>
          <table:table-cell office:value-type="string" calcext:value-type="string">
            <text:p>bluetoot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2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24] &amp; CHAR(34) &amp; &quot;&gt;&quot; &amp; &#10;&quot;&lt;img alt=&quot; &amp; CHAR(34) &amp; [.B22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4] &amp; &quot;&lt;br&gt;&quot;" office:value-type="string" office:string-value="&lt;picture&gt;&lt;source media=&quot;(prefers-color-scheme: dark)&quot; srcset=&quot;https://github.com/StorageB/icons/blob/main/GNOME48Adwaita/light/bluetooth-symbolic.svg&quot;&gt;&lt;source media=&quot;(prefers-color-scheme: light)&quot; srcset=&quot;https://github.com/StorageB/icons/blob/main/GNOME48Adwaita/dark/bluetooth-symbolic.svg&quot;&gt;&lt;img alt=&quot;bluetooth-symbolic&quot; src=&quot;https://user-images.githubusercontent.com/25423296/163456779-a8556205-d0a5-45e2-ac17-42d089e3c3f8.png&quot;&gt;&lt;/picture&gt; &amp;nbsp; &amp;nbsp;bluetooth-symbolic&lt;br&gt;" calcext:value-type="string">
            <text:p>&lt;picture&gt;&lt;source media="(prefers-color-scheme: dark)" srcset="https://github.com/StorageB/icons/blob/main/GNOME48Adwaita/light/bluetooth-symbolic.svg"&gt;&lt;source media="(prefers-color-scheme: light)" srcset="https://github.com/StorageB/icons/blob/main/GNOME48Adwaita/dark/bluetooth-symbolic.svg"&gt;&lt;img alt="bluetooth-symbolic" src="https://user-images.githubusercontent.com/25423296/163456779-a8556205-d0a5-45e2-ac17-42d089e3c3f8.png"&gt;&lt;/picture&gt; &amp;nbsp; &amp;nbsp;bluetooth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mera-photo-symbolic.svg</text:p>
          </table:table-cell>
          <table:table-cell office:value-type="string" calcext:value-type="string">
            <text:p>camera-photo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2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25] &amp; CHAR(34) &amp; &quot;&gt;&quot; &amp; &#10;&quot;&lt;img alt=&quot; &amp; CHAR(34) &amp; [.B22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5] &amp; &quot;&lt;br&gt;&quot;" office:value-type="string" office:string-value="&lt;picture&gt;&lt;source media=&quot;(prefers-color-scheme: dark)&quot; srcset=&quot;https://github.com/StorageB/icons/blob/main/GNOME48Adwaita/light/camera-photo-symbolic.svg&quot;&gt;&lt;source media=&quot;(prefers-color-scheme: light)&quot; srcset=&quot;https://github.com/StorageB/icons/blob/main/GNOME48Adwaita/dark/camera-photo-symbolic.svg&quot;&gt;&lt;img alt=&quot;camera-photo-symbolic&quot; src=&quot;https://user-images.githubusercontent.com/25423296/163456779-a8556205-d0a5-45e2-ac17-42d089e3c3f8.png&quot;&gt;&lt;/picture&gt; &amp;nbsp; &amp;nbsp;camera-photo-symbolic&lt;br&gt;" calcext:value-type="string">
            <text:p>&lt;picture&gt;&lt;source media="(prefers-color-scheme: dark)" srcset="https://github.com/StorageB/icons/blob/main/GNOME48Adwaita/light/camera-photo-symbolic.svg"&gt;&lt;source media="(prefers-color-scheme: light)" srcset="https://github.com/StorageB/icons/blob/main/GNOME48Adwaita/dark/camera-photo-symbolic.svg"&gt;&lt;img alt="camera-photo-symbolic" src="https://user-images.githubusercontent.com/25423296/163456779-a8556205-d0a5-45e2-ac17-42d089e3c3f8.png"&gt;&lt;/picture&gt; &amp;nbsp; &amp;nbsp;camera-photo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mera-video-symbolic.svg</text:p>
          </table:table-cell>
          <table:table-cell office:value-type="string" calcext:value-type="string">
            <text:p>camera-video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2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26] &amp; CHAR(34) &amp; &quot;&gt;&quot; &amp; &#10;&quot;&lt;img alt=&quot; &amp; CHAR(34) &amp; [.B22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6] &amp; &quot;&lt;br&gt;&quot;" office:value-type="string" office:string-value="&lt;picture&gt;&lt;source media=&quot;(prefers-color-scheme: dark)&quot; srcset=&quot;https://github.com/StorageB/icons/blob/main/GNOME48Adwaita/light/camera-video-symbolic.svg&quot;&gt;&lt;source media=&quot;(prefers-color-scheme: light)&quot; srcset=&quot;https://github.com/StorageB/icons/blob/main/GNOME48Adwaita/dark/camera-video-symbolic.svg&quot;&gt;&lt;img alt=&quot;camera-video-symbolic&quot; src=&quot;https://user-images.githubusercontent.com/25423296/163456779-a8556205-d0a5-45e2-ac17-42d089e3c3f8.png&quot;&gt;&lt;/picture&gt; &amp;nbsp; &amp;nbsp;camera-video-symbolic&lt;br&gt;" calcext:value-type="string">
            <text:p>&lt;picture&gt;&lt;source media="(prefers-color-scheme: dark)" srcset="https://github.com/StorageB/icons/blob/main/GNOME48Adwaita/light/camera-video-symbolic.svg"&gt;&lt;source media="(prefers-color-scheme: light)" srcset="https://github.com/StorageB/icons/blob/main/GNOME48Adwaita/dark/camera-video-symbolic.svg"&gt;&lt;img alt="camera-video-symbolic" src="https://user-images.githubusercontent.com/25423296/163456779-a8556205-d0a5-45e2-ac17-42d089e3c3f8.png"&gt;&lt;/picture&gt; &amp;nbsp; &amp;nbsp;camera-video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mera-web-symbolic.svg</text:p>
          </table:table-cell>
          <table:table-cell office:value-type="string" calcext:value-type="string">
            <text:p>camera-web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2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27] &amp; CHAR(34) &amp; &quot;&gt;&quot; &amp; &#10;&quot;&lt;img alt=&quot; &amp; CHAR(34) &amp; [.B22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7] &amp; &quot;&lt;br&gt;&quot;" office:value-type="string" office:string-value="&lt;picture&gt;&lt;source media=&quot;(prefers-color-scheme: dark)&quot; srcset=&quot;https://github.com/StorageB/icons/blob/main/GNOME48Adwaita/light/camera-web-symbolic.svg&quot;&gt;&lt;source media=&quot;(prefers-color-scheme: light)&quot; srcset=&quot;https://github.com/StorageB/icons/blob/main/GNOME48Adwaita/dark/camera-web-symbolic.svg&quot;&gt;&lt;img alt=&quot;camera-web-symbolic&quot; src=&quot;https://user-images.githubusercontent.com/25423296/163456779-a8556205-d0a5-45e2-ac17-42d089e3c3f8.png&quot;&gt;&lt;/picture&gt; &amp;nbsp; &amp;nbsp;camera-web-symbolic&lt;br&gt;" calcext:value-type="string">
            <text:p>&lt;picture&gt;&lt;source media="(prefers-color-scheme: dark)" srcset="https://github.com/StorageB/icons/blob/main/GNOME48Adwaita/light/camera-web-symbolic.svg"&gt;&lt;source media="(prefers-color-scheme: light)" srcset="https://github.com/StorageB/icons/blob/main/GNOME48Adwaita/dark/camera-web-symbolic.svg"&gt;&lt;img alt="camera-web-symbolic" src="https://user-images.githubusercontent.com/25423296/163456779-a8556205-d0a5-45e2-ac17-42d089e3c3f8.png"&gt;&lt;/picture&gt; &amp;nbsp; &amp;nbsp;camera-web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lorimeter-colorhug-symbolic.svg</text:p>
          </table:table-cell>
          <table:table-cell office:value-type="string" calcext:value-type="string">
            <text:p>colorimeter-colorhu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2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28] &amp; CHAR(34) &amp; &quot;&gt;&quot; &amp; &#10;&quot;&lt;img alt=&quot; &amp; CHAR(34) &amp; [.B22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8] &amp; &quot;&lt;br&gt;&quot;" office:value-type="string" office:string-value="&lt;picture&gt;&lt;source media=&quot;(prefers-color-scheme: dark)&quot; srcset=&quot;https://github.com/StorageB/icons/blob/main/GNOME48Adwaita/light/colorimeter-colorhug-symbolic.svg&quot;&gt;&lt;source media=&quot;(prefers-color-scheme: light)&quot; srcset=&quot;https://github.com/StorageB/icons/blob/main/GNOME48Adwaita/dark/colorimeter-colorhug-symbolic.svg&quot;&gt;&lt;img alt=&quot;colorimeter-colorhug-symbolic&quot; src=&quot;https://user-images.githubusercontent.com/25423296/163456779-a8556205-d0a5-45e2-ac17-42d089e3c3f8.png&quot;&gt;&lt;/picture&gt; &amp;nbsp; &amp;nbsp;colorimeter-colorhug-symbolic&lt;br&gt;" calcext:value-type="string">
            <text:p>&lt;picture&gt;&lt;source media="(prefers-color-scheme: dark)" srcset="https://github.com/StorageB/icons/blob/main/GNOME48Adwaita/light/colorimeter-colorhug-symbolic.svg"&gt;&lt;source media="(prefers-color-scheme: light)" srcset="https://github.com/StorageB/icons/blob/main/GNOME48Adwaita/dark/colorimeter-colorhug-symbolic.svg"&gt;&lt;img alt="colorimeter-colorhug-symbolic" src="https://user-images.githubusercontent.com/25423296/163456779-a8556205-d0a5-45e2-ac17-42d089e3c3f8.png"&gt;&lt;/picture&gt; &amp;nbsp; &amp;nbsp;colorimeter-colorhu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mputer-apple-ipad-symbolic.svg</text:p>
          </table:table-cell>
          <table:table-cell office:value-type="string" calcext:value-type="string">
            <text:p>computer-apple-ipa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2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29] &amp; CHAR(34) &amp; &quot;&gt;&quot; &amp; &#10;&quot;&lt;img alt=&quot; &amp; CHAR(34) &amp; [.B22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29] &amp; &quot;&lt;br&gt;&quot;" office:value-type="string" office:string-value="&lt;picture&gt;&lt;source media=&quot;(prefers-color-scheme: dark)&quot; srcset=&quot;https://github.com/StorageB/icons/blob/main/GNOME48Adwaita/light/computer-apple-ipad-symbolic.svg&quot;&gt;&lt;source media=&quot;(prefers-color-scheme: light)&quot; srcset=&quot;https://github.com/StorageB/icons/blob/main/GNOME48Adwaita/dark/computer-apple-ipad-symbolic.svg&quot;&gt;&lt;img alt=&quot;computer-apple-ipad-symbolic&quot; src=&quot;https://user-images.githubusercontent.com/25423296/163456779-a8556205-d0a5-45e2-ac17-42d089e3c3f8.png&quot;&gt;&lt;/picture&gt; &amp;nbsp; &amp;nbsp;computer-apple-ipad-symbolic&lt;br&gt;" calcext:value-type="string">
            <text:p>&lt;picture&gt;&lt;source media="(prefers-color-scheme: dark)" srcset="https://github.com/StorageB/icons/blob/main/GNOME48Adwaita/light/computer-apple-ipad-symbolic.svg"&gt;&lt;source media="(prefers-color-scheme: light)" srcset="https://github.com/StorageB/icons/blob/main/GNOME48Adwaita/dark/computer-apple-ipad-symbolic.svg"&gt;&lt;img alt="computer-apple-ipad-symbolic" src="https://user-images.githubusercontent.com/25423296/163456779-a8556205-d0a5-45e2-ac17-42d089e3c3f8.png"&gt;&lt;/picture&gt; &amp;nbsp; &amp;nbsp;computer-apple-ipa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mputer-symbolic.svg</text:p>
          </table:table-cell>
          <table:table-cell office:value-type="string" calcext:value-type="string">
            <text:p>comput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3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30] &amp; CHAR(34) &amp; &quot;&gt;&quot; &amp; &#10;&quot;&lt;img alt=&quot; &amp; CHAR(34) &amp; [.B23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0] &amp; &quot;&lt;br&gt;&quot;" office:value-type="string" office:string-value="&lt;picture&gt;&lt;source media=&quot;(prefers-color-scheme: dark)&quot; srcset=&quot;https://github.com/StorageB/icons/blob/main/GNOME48Adwaita/light/computer-symbolic.svg&quot;&gt;&lt;source media=&quot;(prefers-color-scheme: light)&quot; srcset=&quot;https://github.com/StorageB/icons/blob/main/GNOME48Adwaita/dark/computer-symbolic.svg&quot;&gt;&lt;img alt=&quot;computer-symbolic&quot; src=&quot;https://user-images.githubusercontent.com/25423296/163456779-a8556205-d0a5-45e2-ac17-42d089e3c3f8.png&quot;&gt;&lt;/picture&gt; &amp;nbsp; &amp;nbsp;computer-symbolic&lt;br&gt;" calcext:value-type="string">
            <text:p>&lt;picture&gt;&lt;source media="(prefers-color-scheme: dark)" srcset="https://github.com/StorageB/icons/blob/main/GNOME48Adwaita/light/computer-symbolic.svg"&gt;&lt;source media="(prefers-color-scheme: light)" srcset="https://github.com/StorageB/icons/blob/main/GNOME48Adwaita/dark/computer-symbolic.svg"&gt;&lt;img alt="computer-symbolic" src="https://user-images.githubusercontent.com/25423296/163456779-a8556205-d0a5-45e2-ac17-42d089e3c3f8.png"&gt;&lt;/picture&gt; &amp;nbsp; &amp;nbsp;compute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play-projector-symbolic.svg</text:p>
          </table:table-cell>
          <table:table-cell office:value-type="string" calcext:value-type="string">
            <text:p>display-projecto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3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31] &amp; CHAR(34) &amp; &quot;&gt;&quot; &amp; &#10;&quot;&lt;img alt=&quot; &amp; CHAR(34) &amp; [.B23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1] &amp; &quot;&lt;br&gt;&quot;" office:value-type="string" office:string-value="&lt;picture&gt;&lt;source media=&quot;(prefers-color-scheme: dark)&quot; srcset=&quot;https://github.com/StorageB/icons/blob/main/GNOME48Adwaita/light/display-projector-symbolic.svg&quot;&gt;&lt;source media=&quot;(prefers-color-scheme: light)&quot; srcset=&quot;https://github.com/StorageB/icons/blob/main/GNOME48Adwaita/dark/display-projector-symbolic.svg&quot;&gt;&lt;img alt=&quot;display-projector-symbolic&quot; src=&quot;https://user-images.githubusercontent.com/25423296/163456779-a8556205-d0a5-45e2-ac17-42d089e3c3f8.png&quot;&gt;&lt;/picture&gt; &amp;nbsp; &amp;nbsp;display-projector-symbolic&lt;br&gt;" calcext:value-type="string">
            <text:p>&lt;picture&gt;&lt;source media="(prefers-color-scheme: dark)" srcset="https://github.com/StorageB/icons/blob/main/GNOME48Adwaita/light/display-projector-symbolic.svg"&gt;&lt;source media="(prefers-color-scheme: light)" srcset="https://github.com/StorageB/icons/blob/main/GNOME48Adwaita/dark/display-projector-symbolic.svg"&gt;&lt;img alt="display-projector-symbolic" src="https://user-images.githubusercontent.com/25423296/163456779-a8556205-d0a5-45e2-ac17-42d089e3c3f8.png"&gt;&lt;/picture&gt; &amp;nbsp; &amp;nbsp;display-projecto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ive-harddisk-ieee1394-symbolic.svg</text:p>
          </table:table-cell>
          <table:table-cell office:value-type="string" calcext:value-type="string">
            <text:p>drive-harddisk-ieee1394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3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32] &amp; CHAR(34) &amp; &quot;&gt;&quot; &amp; &#10;&quot;&lt;img alt=&quot; &amp; CHAR(34) &amp; [.B23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2] &amp; &quot;&lt;br&gt;&quot;" office:value-type="string" office:string-value="&lt;picture&gt;&lt;source media=&quot;(prefers-color-scheme: dark)&quot; srcset=&quot;https://github.com/StorageB/icons/blob/main/GNOME48Adwaita/light/drive-harddisk-ieee1394-symbolic.svg&quot;&gt;&lt;source media=&quot;(prefers-color-scheme: light)&quot; srcset=&quot;https://github.com/StorageB/icons/blob/main/GNOME48Adwaita/dark/drive-harddisk-ieee1394-symbolic.svg&quot;&gt;&lt;img alt=&quot;drive-harddisk-ieee1394-symbolic&quot; src=&quot;https://user-images.githubusercontent.com/25423296/163456779-a8556205-d0a5-45e2-ac17-42d089e3c3f8.png&quot;&gt;&lt;/picture&gt; &amp;nbsp; &amp;nbsp;drive-harddisk-ieee1394-symbolic&lt;br&gt;" calcext:value-type="string">
            <text:p>&lt;picture&gt;&lt;source media="(prefers-color-scheme: dark)" srcset="https://github.com/StorageB/icons/blob/main/GNOME48Adwaita/light/drive-harddisk-ieee1394-symbolic.svg"&gt;&lt;source media="(prefers-color-scheme: light)" srcset="https://github.com/StorageB/icons/blob/main/GNOME48Adwaita/dark/drive-harddisk-ieee1394-symbolic.svg"&gt;&lt;img alt="drive-harddisk-ieee1394-symbolic" src="https://user-images.githubusercontent.com/25423296/163456779-a8556205-d0a5-45e2-ac17-42d089e3c3f8.png"&gt;&lt;/picture&gt; &amp;nbsp; &amp;nbsp;drive-harddisk-ieee1394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ive-harddisk-solidstate-symbolic.svg</text:p>
          </table:table-cell>
          <table:table-cell office:value-type="string" calcext:value-type="string">
            <text:p>drive-harddisk-solidsta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3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33] &amp; CHAR(34) &amp; &quot;&gt;&quot; &amp; &#10;&quot;&lt;img alt=&quot; &amp; CHAR(34) &amp; [.B23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3] &amp; &quot;&lt;br&gt;&quot;" office:value-type="string" office:string-value="&lt;picture&gt;&lt;source media=&quot;(prefers-color-scheme: dark)&quot; srcset=&quot;https://github.com/StorageB/icons/blob/main/GNOME48Adwaita/light/drive-harddisk-solidstate-symbolic.svg&quot;&gt;&lt;source media=&quot;(prefers-color-scheme: light)&quot; srcset=&quot;https://github.com/StorageB/icons/blob/main/GNOME48Adwaita/dark/drive-harddisk-solidstate-symbolic.svg&quot;&gt;&lt;img alt=&quot;drive-harddisk-solidstate-symbolic&quot; src=&quot;https://user-images.githubusercontent.com/25423296/163456779-a8556205-d0a5-45e2-ac17-42d089e3c3f8.png&quot;&gt;&lt;/picture&gt; &amp;nbsp; &amp;nbsp;drive-harddisk-solidstate-symbolic&lt;br&gt;" calcext:value-type="string">
            <text:p>&lt;picture&gt;&lt;source media="(prefers-color-scheme: dark)" srcset="https://github.com/StorageB/icons/blob/main/GNOME48Adwaita/light/drive-harddisk-solidstate-symbolic.svg"&gt;&lt;source media="(prefers-color-scheme: light)" srcset="https://github.com/StorageB/icons/blob/main/GNOME48Adwaita/dark/drive-harddisk-solidstate-symbolic.svg"&gt;&lt;img alt="drive-harddisk-solidstate-symbolic" src="https://user-images.githubusercontent.com/25423296/163456779-a8556205-d0a5-45e2-ac17-42d089e3c3f8.png"&gt;&lt;/picture&gt; &amp;nbsp; &amp;nbsp;drive-harddisk-solidstat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ive-harddisk-symbolic.svg</text:p>
          </table:table-cell>
          <table:table-cell office:value-type="string" calcext:value-type="string">
            <text:p>drive-harddis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3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34] &amp; CHAR(34) &amp; &quot;&gt;&quot; &amp; &#10;&quot;&lt;img alt=&quot; &amp; CHAR(34) &amp; [.B23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4] &amp; &quot;&lt;br&gt;&quot;" office:value-type="string" office:string-value="&lt;picture&gt;&lt;source media=&quot;(prefers-color-scheme: dark)&quot; srcset=&quot;https://github.com/StorageB/icons/blob/main/GNOME48Adwaita/light/drive-harddisk-symbolic.svg&quot;&gt;&lt;source media=&quot;(prefers-color-scheme: light)&quot; srcset=&quot;https://github.com/StorageB/icons/blob/main/GNOME48Adwaita/dark/drive-harddisk-symbolic.svg&quot;&gt;&lt;img alt=&quot;drive-harddisk-symbolic&quot; src=&quot;https://user-images.githubusercontent.com/25423296/163456779-a8556205-d0a5-45e2-ac17-42d089e3c3f8.png&quot;&gt;&lt;/picture&gt; &amp;nbsp; &amp;nbsp;drive-harddisk-symbolic&lt;br&gt;" calcext:value-type="string">
            <text:p>&lt;picture&gt;&lt;source media="(prefers-color-scheme: dark)" srcset="https://github.com/StorageB/icons/blob/main/GNOME48Adwaita/light/drive-harddisk-symbolic.svg"&gt;&lt;source media="(prefers-color-scheme: light)" srcset="https://github.com/StorageB/icons/blob/main/GNOME48Adwaita/dark/drive-harddisk-symbolic.svg"&gt;&lt;img alt="drive-harddisk-symbolic" src="https://user-images.githubusercontent.com/25423296/163456779-a8556205-d0a5-45e2-ac17-42d089e3c3f8.png"&gt;&lt;/picture&gt; &amp;nbsp; &amp;nbsp;drive-harddisk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ive-harddisk-system-symbolic.svg</text:p>
          </table:table-cell>
          <table:table-cell office:value-type="string" calcext:value-type="string">
            <text:p>drive-harddisk-syste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3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35] &amp; CHAR(34) &amp; &quot;&gt;&quot; &amp; &#10;&quot;&lt;img alt=&quot; &amp; CHAR(34) &amp; [.B23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5] &amp; &quot;&lt;br&gt;&quot;" office:value-type="string" office:string-value="&lt;picture&gt;&lt;source media=&quot;(prefers-color-scheme: dark)&quot; srcset=&quot;https://github.com/StorageB/icons/blob/main/GNOME48Adwaita/light/drive-harddisk-system-symbolic.svg&quot;&gt;&lt;source media=&quot;(prefers-color-scheme: light)&quot; srcset=&quot;https://github.com/StorageB/icons/blob/main/GNOME48Adwaita/dark/drive-harddisk-system-symbolic.svg&quot;&gt;&lt;img alt=&quot;drive-harddisk-system-symbolic&quot; src=&quot;https://user-images.githubusercontent.com/25423296/163456779-a8556205-d0a5-45e2-ac17-42d089e3c3f8.png&quot;&gt;&lt;/picture&gt; &amp;nbsp; &amp;nbsp;drive-harddisk-system-symbolic&lt;br&gt;" calcext:value-type="string">
            <text:p>&lt;picture&gt;&lt;source media="(prefers-color-scheme: dark)" srcset="https://github.com/StorageB/icons/blob/main/GNOME48Adwaita/light/drive-harddisk-system-symbolic.svg"&gt;&lt;source media="(prefers-color-scheme: light)" srcset="https://github.com/StorageB/icons/blob/main/GNOME48Adwaita/dark/drive-harddisk-system-symbolic.svg"&gt;&lt;img alt="drive-harddisk-system-symbolic" src="https://user-images.githubusercontent.com/25423296/163456779-a8556205-d0a5-45e2-ac17-42d089e3c3f8.png"&gt;&lt;/picture&gt; &amp;nbsp; &amp;nbsp;drive-harddisk-system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ive-harddisk-usb-symbolic.svg</text:p>
          </table:table-cell>
          <table:table-cell office:value-type="string" calcext:value-type="string">
            <text:p>drive-harddisk-usb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3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36] &amp; CHAR(34) &amp; &quot;&gt;&quot; &amp; &#10;&quot;&lt;img alt=&quot; &amp; CHAR(34) &amp; [.B23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6] &amp; &quot;&lt;br&gt;&quot;" office:value-type="string" office:string-value="&lt;picture&gt;&lt;source media=&quot;(prefers-color-scheme: dark)&quot; srcset=&quot;https://github.com/StorageB/icons/blob/main/GNOME48Adwaita/light/drive-harddisk-usb-symbolic.svg&quot;&gt;&lt;source media=&quot;(prefers-color-scheme: light)&quot; srcset=&quot;https://github.com/StorageB/icons/blob/main/GNOME48Adwaita/dark/drive-harddisk-usb-symbolic.svg&quot;&gt;&lt;img alt=&quot;drive-harddisk-usb-symbolic&quot; src=&quot;https://user-images.githubusercontent.com/25423296/163456779-a8556205-d0a5-45e2-ac17-42d089e3c3f8.png&quot;&gt;&lt;/picture&gt; &amp;nbsp; &amp;nbsp;drive-harddisk-usb-symbolic&lt;br&gt;" calcext:value-type="string">
            <text:p>&lt;picture&gt;&lt;source media="(prefers-color-scheme: dark)" srcset="https://github.com/StorageB/icons/blob/main/GNOME48Adwaita/light/drive-harddisk-usb-symbolic.svg"&gt;&lt;source media="(prefers-color-scheme: light)" srcset="https://github.com/StorageB/icons/blob/main/GNOME48Adwaita/dark/drive-harddisk-usb-symbolic.svg"&gt;&lt;img alt="drive-harddisk-usb-symbolic" src="https://user-images.githubusercontent.com/25423296/163456779-a8556205-d0a5-45e2-ac17-42d089e3c3f8.png"&gt;&lt;/picture&gt; &amp;nbsp; &amp;nbsp;drive-harddisk-usb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ive-multidisk-symbolic.svg</text:p>
          </table:table-cell>
          <table:table-cell office:value-type="string" calcext:value-type="string">
            <text:p>drive-multidis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3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37] &amp; CHAR(34) &amp; &quot;&gt;&quot; &amp; &#10;&quot;&lt;img alt=&quot; &amp; CHAR(34) &amp; [.B23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7] &amp; &quot;&lt;br&gt;&quot;" office:value-type="string" office:string-value="&lt;picture&gt;&lt;source media=&quot;(prefers-color-scheme: dark)&quot; srcset=&quot;https://github.com/StorageB/icons/blob/main/GNOME48Adwaita/light/drive-multidisk-symbolic.svg&quot;&gt;&lt;source media=&quot;(prefers-color-scheme: light)&quot; srcset=&quot;https://github.com/StorageB/icons/blob/main/GNOME48Adwaita/dark/drive-multidisk-symbolic.svg&quot;&gt;&lt;img alt=&quot;drive-multidisk-symbolic&quot; src=&quot;https://user-images.githubusercontent.com/25423296/163456779-a8556205-d0a5-45e2-ac17-42d089e3c3f8.png&quot;&gt;&lt;/picture&gt; &amp;nbsp; &amp;nbsp;drive-multidisk-symbolic&lt;br&gt;" calcext:value-type="string">
            <text:p>&lt;picture&gt;&lt;source media="(prefers-color-scheme: dark)" srcset="https://github.com/StorageB/icons/blob/main/GNOME48Adwaita/light/drive-multidisk-symbolic.svg"&gt;&lt;source media="(prefers-color-scheme: light)" srcset="https://github.com/StorageB/icons/blob/main/GNOME48Adwaita/dark/drive-multidisk-symbolic.svg"&gt;&lt;img alt="drive-multidisk-symbolic" src="https://user-images.githubusercontent.com/25423296/163456779-a8556205-d0a5-45e2-ac17-42d089e3c3f8.png"&gt;&lt;/picture&gt; &amp;nbsp; &amp;nbsp;drive-multidisk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ive-optical-symbolic.svg</text:p>
          </table:table-cell>
          <table:table-cell office:value-type="string" calcext:value-type="string">
            <text:p>drive-optica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3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38] &amp; CHAR(34) &amp; &quot;&gt;&quot; &amp; &#10;&quot;&lt;img alt=&quot; &amp; CHAR(34) &amp; [.B23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8] &amp; &quot;&lt;br&gt;&quot;" office:value-type="string" office:string-value="&lt;picture&gt;&lt;source media=&quot;(prefers-color-scheme: dark)&quot; srcset=&quot;https://github.com/StorageB/icons/blob/main/GNOME48Adwaita/light/drive-optical-symbolic.svg&quot;&gt;&lt;source media=&quot;(prefers-color-scheme: light)&quot; srcset=&quot;https://github.com/StorageB/icons/blob/main/GNOME48Adwaita/dark/drive-optical-symbolic.svg&quot;&gt;&lt;img alt=&quot;drive-optical-symbolic&quot; src=&quot;https://user-images.githubusercontent.com/25423296/163456779-a8556205-d0a5-45e2-ac17-42d089e3c3f8.png&quot;&gt;&lt;/picture&gt; &amp;nbsp; &amp;nbsp;drive-optical-symbolic&lt;br&gt;" calcext:value-type="string">
            <text:p>&lt;picture&gt;&lt;source media="(prefers-color-scheme: dark)" srcset="https://github.com/StorageB/icons/blob/main/GNOME48Adwaita/light/drive-optical-symbolic.svg"&gt;&lt;source media="(prefers-color-scheme: light)" srcset="https://github.com/StorageB/icons/blob/main/GNOME48Adwaita/dark/drive-optical-symbolic.svg"&gt;&lt;img alt="drive-optical-symbolic" src="https://user-images.githubusercontent.com/25423296/163456779-a8556205-d0a5-45e2-ac17-42d089e3c3f8.png"&gt;&lt;/picture&gt; &amp;nbsp; &amp;nbsp;drive-optica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ive-removable-media-symbolic.svg</text:p>
          </table:table-cell>
          <table:table-cell office:value-type="string" calcext:value-type="string">
            <text:p>drive-removable-media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3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39] &amp; CHAR(34) &amp; &quot;&gt;&quot; &amp; &#10;&quot;&lt;img alt=&quot; &amp; CHAR(34) &amp; [.B23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39] &amp; &quot;&lt;br&gt;&quot;" office:value-type="string" office:string-value="&lt;picture&gt;&lt;source media=&quot;(prefers-color-scheme: dark)&quot; srcset=&quot;https://github.com/StorageB/icons/blob/main/GNOME48Adwaita/light/drive-removable-media-symbolic.svg&quot;&gt;&lt;source media=&quot;(prefers-color-scheme: light)&quot; srcset=&quot;https://github.com/StorageB/icons/blob/main/GNOME48Adwaita/dark/drive-removable-media-symbolic.svg&quot;&gt;&lt;img alt=&quot;drive-removable-media-symbolic&quot; src=&quot;https://user-images.githubusercontent.com/25423296/163456779-a8556205-d0a5-45e2-ac17-42d089e3c3f8.png&quot;&gt;&lt;/picture&gt; &amp;nbsp; &amp;nbsp;drive-removable-media-symbolic&lt;br&gt;" calcext:value-type="string">
            <text:p>&lt;picture&gt;&lt;source media="(prefers-color-scheme: dark)" srcset="https://github.com/StorageB/icons/blob/main/GNOME48Adwaita/light/drive-removable-media-symbolic.svg"&gt;&lt;source media="(prefers-color-scheme: light)" srcset="https://github.com/StorageB/icons/blob/main/GNOME48Adwaita/dark/drive-removable-media-symbolic.svg"&gt;&lt;img alt="drive-removable-media-symbolic" src="https://user-images.githubusercontent.com/25423296/163456779-a8556205-d0a5-45e2-ac17-42d089e3c3f8.png"&gt;&lt;/picture&gt; &amp;nbsp; &amp;nbsp;drive-removable-media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put-dialpad-symbolic.svg</text:p>
          </table:table-cell>
          <table:table-cell office:value-type="string" calcext:value-type="string">
            <text:p>input-dialpa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4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40] &amp; CHAR(34) &amp; &quot;&gt;&quot; &amp; &#10;&quot;&lt;img alt=&quot; &amp; CHAR(34) &amp; [.B24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0] &amp; &quot;&lt;br&gt;&quot;" office:value-type="string" office:string-value="&lt;picture&gt;&lt;source media=&quot;(prefers-color-scheme: dark)&quot; srcset=&quot;https://github.com/StorageB/icons/blob/main/GNOME48Adwaita/light/input-dialpad-symbolic.svg&quot;&gt;&lt;source media=&quot;(prefers-color-scheme: light)&quot; srcset=&quot;https://github.com/StorageB/icons/blob/main/GNOME48Adwaita/dark/input-dialpad-symbolic.svg&quot;&gt;&lt;img alt=&quot;input-dialpad-symbolic&quot; src=&quot;https://user-images.githubusercontent.com/25423296/163456779-a8556205-d0a5-45e2-ac17-42d089e3c3f8.png&quot;&gt;&lt;/picture&gt; &amp;nbsp; &amp;nbsp;input-dialpad-symbolic&lt;br&gt;" calcext:value-type="string">
            <text:p>&lt;picture&gt;&lt;source media="(prefers-color-scheme: dark)" srcset="https://github.com/StorageB/icons/blob/main/GNOME48Adwaita/light/input-dialpad-symbolic.svg"&gt;&lt;source media="(prefers-color-scheme: light)" srcset="https://github.com/StorageB/icons/blob/main/GNOME48Adwaita/dark/input-dialpad-symbolic.svg"&gt;&lt;img alt="input-dialpad-symbolic" src="https://user-images.githubusercontent.com/25423296/163456779-a8556205-d0a5-45e2-ac17-42d089e3c3f8.png"&gt;&lt;/picture&gt; &amp;nbsp; &amp;nbsp;input-dialpa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put-gaming-symbolic.svg</text:p>
          </table:table-cell>
          <table:table-cell office:value-type="string" calcext:value-type="string">
            <text:p>input-gam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4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41] &amp; CHAR(34) &amp; &quot;&gt;&quot; &amp; &#10;&quot;&lt;img alt=&quot; &amp; CHAR(34) &amp; [.B24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1] &amp; &quot;&lt;br&gt;&quot;" office:value-type="string" office:string-value="&lt;picture&gt;&lt;source media=&quot;(prefers-color-scheme: dark)&quot; srcset=&quot;https://github.com/StorageB/icons/blob/main/GNOME48Adwaita/light/input-gaming-symbolic.svg&quot;&gt;&lt;source media=&quot;(prefers-color-scheme: light)&quot; srcset=&quot;https://github.com/StorageB/icons/blob/main/GNOME48Adwaita/dark/input-gaming-symbolic.svg&quot;&gt;&lt;img alt=&quot;input-gaming-symbolic&quot; src=&quot;https://user-images.githubusercontent.com/25423296/163456779-a8556205-d0a5-45e2-ac17-42d089e3c3f8.png&quot;&gt;&lt;/picture&gt; &amp;nbsp; &amp;nbsp;input-gaming-symbolic&lt;br&gt;" calcext:value-type="string">
            <text:p>&lt;picture&gt;&lt;source media="(prefers-color-scheme: dark)" srcset="https://github.com/StorageB/icons/blob/main/GNOME48Adwaita/light/input-gaming-symbolic.svg"&gt;&lt;source media="(prefers-color-scheme: light)" srcset="https://github.com/StorageB/icons/blob/main/GNOME48Adwaita/dark/input-gaming-symbolic.svg"&gt;&lt;img alt="input-gaming-symbolic" src="https://user-images.githubusercontent.com/25423296/163456779-a8556205-d0a5-45e2-ac17-42d089e3c3f8.png"&gt;&lt;/picture&gt; &amp;nbsp; &amp;nbsp;input-gam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put-keyboard-symbolic.svg</text:p>
          </table:table-cell>
          <table:table-cell office:value-type="string" calcext:value-type="string">
            <text:p>input-keyboa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4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42] &amp; CHAR(34) &amp; &quot;&gt;&quot; &amp; &#10;&quot;&lt;img alt=&quot; &amp; CHAR(34) &amp; [.B24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2] &amp; &quot;&lt;br&gt;&quot;" office:value-type="string" office:string-value="&lt;picture&gt;&lt;source media=&quot;(prefers-color-scheme: dark)&quot; srcset=&quot;https://github.com/StorageB/icons/blob/main/GNOME48Adwaita/light/input-keyboard-symbolic.svg&quot;&gt;&lt;source media=&quot;(prefers-color-scheme: light)&quot; srcset=&quot;https://github.com/StorageB/icons/blob/main/GNOME48Adwaita/dark/input-keyboard-symbolic.svg&quot;&gt;&lt;img alt=&quot;input-keyboard-symbolic&quot; src=&quot;https://user-images.githubusercontent.com/25423296/163456779-a8556205-d0a5-45e2-ac17-42d089e3c3f8.png&quot;&gt;&lt;/picture&gt; &amp;nbsp; &amp;nbsp;input-keyboard-symbolic&lt;br&gt;" calcext:value-type="string">
            <text:p>&lt;picture&gt;&lt;source media="(prefers-color-scheme: dark)" srcset="https://github.com/StorageB/icons/blob/main/GNOME48Adwaita/light/input-keyboard-symbolic.svg"&gt;&lt;source media="(prefers-color-scheme: light)" srcset="https://github.com/StorageB/icons/blob/main/GNOME48Adwaita/dark/input-keyboard-symbolic.svg"&gt;&lt;img alt="input-keyboard-symbolic" src="https://user-images.githubusercontent.com/25423296/163456779-a8556205-d0a5-45e2-ac17-42d089e3c3f8.png"&gt;&lt;/picture&gt; &amp;nbsp; &amp;nbsp;input-keyboar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put-mouse-symbolic.svg</text:p>
          </table:table-cell>
          <table:table-cell office:value-type="string" calcext:value-type="string">
            <text:p>input-mous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4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43] &amp; CHAR(34) &amp; &quot;&gt;&quot; &amp; &#10;&quot;&lt;img alt=&quot; &amp; CHAR(34) &amp; [.B24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3] &amp; &quot;&lt;br&gt;&quot;" office:value-type="string" office:string-value="&lt;picture&gt;&lt;source media=&quot;(prefers-color-scheme: dark)&quot; srcset=&quot;https://github.com/StorageB/icons/blob/main/GNOME48Adwaita/light/input-mouse-symbolic.svg&quot;&gt;&lt;source media=&quot;(prefers-color-scheme: light)&quot; srcset=&quot;https://github.com/StorageB/icons/blob/main/GNOME48Adwaita/dark/input-mouse-symbolic.svg&quot;&gt;&lt;img alt=&quot;input-mouse-symbolic&quot; src=&quot;https://user-images.githubusercontent.com/25423296/163456779-a8556205-d0a5-45e2-ac17-42d089e3c3f8.png&quot;&gt;&lt;/picture&gt; &amp;nbsp; &amp;nbsp;input-mouse-symbolic&lt;br&gt;" calcext:value-type="string">
            <text:p>&lt;picture&gt;&lt;source media="(prefers-color-scheme: dark)" srcset="https://github.com/StorageB/icons/blob/main/GNOME48Adwaita/light/input-mouse-symbolic.svg"&gt;&lt;source media="(prefers-color-scheme: light)" srcset="https://github.com/StorageB/icons/blob/main/GNOME48Adwaita/dark/input-mouse-symbolic.svg"&gt;&lt;img alt="input-mouse-symbolic" src="https://user-images.githubusercontent.com/25423296/163456779-a8556205-d0a5-45e2-ac17-42d089e3c3f8.png"&gt;&lt;/picture&gt; &amp;nbsp; &amp;nbsp;input-mous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put-tablet-symbolic.svg</text:p>
          </table:table-cell>
          <table:table-cell office:value-type="string" calcext:value-type="string">
            <text:p>input-table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4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44] &amp; CHAR(34) &amp; &quot;&gt;&quot; &amp; &#10;&quot;&lt;img alt=&quot; &amp; CHAR(34) &amp; [.B24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4] &amp; &quot;&lt;br&gt;&quot;" office:value-type="string" office:string-value="&lt;picture&gt;&lt;source media=&quot;(prefers-color-scheme: dark)&quot; srcset=&quot;https://github.com/StorageB/icons/blob/main/GNOME48Adwaita/light/input-tablet-symbolic.svg&quot;&gt;&lt;source media=&quot;(prefers-color-scheme: light)&quot; srcset=&quot;https://github.com/StorageB/icons/blob/main/GNOME48Adwaita/dark/input-tablet-symbolic.svg&quot;&gt;&lt;img alt=&quot;input-tablet-symbolic&quot; src=&quot;https://user-images.githubusercontent.com/25423296/163456779-a8556205-d0a5-45e2-ac17-42d089e3c3f8.png&quot;&gt;&lt;/picture&gt; &amp;nbsp; &amp;nbsp;input-tablet-symbolic&lt;br&gt;" calcext:value-type="string">
            <text:p>&lt;picture&gt;&lt;source media="(prefers-color-scheme: dark)" srcset="https://github.com/StorageB/icons/blob/main/GNOME48Adwaita/light/input-tablet-symbolic.svg"&gt;&lt;source media="(prefers-color-scheme: light)" srcset="https://github.com/StorageB/icons/blob/main/GNOME48Adwaita/dark/input-tablet-symbolic.svg"&gt;&lt;img alt="input-tablet-symbolic" src="https://user-images.githubusercontent.com/25423296/163456779-a8556205-d0a5-45e2-ac17-42d089e3c3f8.png"&gt;&lt;/picture&gt; &amp;nbsp; &amp;nbsp;input-table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put-touchpad-symbolic.svg</text:p>
          </table:table-cell>
          <table:table-cell office:value-type="string" calcext:value-type="string">
            <text:p>input-touchpa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4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45] &amp; CHAR(34) &amp; &quot;&gt;&quot; &amp; &#10;&quot;&lt;img alt=&quot; &amp; CHAR(34) &amp; [.B24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5] &amp; &quot;&lt;br&gt;&quot;" office:value-type="string" office:string-value="&lt;picture&gt;&lt;source media=&quot;(prefers-color-scheme: dark)&quot; srcset=&quot;https://github.com/StorageB/icons/blob/main/GNOME48Adwaita/light/input-touchpad-symbolic.svg&quot;&gt;&lt;source media=&quot;(prefers-color-scheme: light)&quot; srcset=&quot;https://github.com/StorageB/icons/blob/main/GNOME48Adwaita/dark/input-touchpad-symbolic.svg&quot;&gt;&lt;img alt=&quot;input-touchpad-symbolic&quot; src=&quot;https://user-images.githubusercontent.com/25423296/163456779-a8556205-d0a5-45e2-ac17-42d089e3c3f8.png&quot;&gt;&lt;/picture&gt; &amp;nbsp; &amp;nbsp;input-touchpad-symbolic&lt;br&gt;" calcext:value-type="string">
            <text:p>&lt;picture&gt;&lt;source media="(prefers-color-scheme: dark)" srcset="https://github.com/StorageB/icons/blob/main/GNOME48Adwaita/light/input-touchpad-symbolic.svg"&gt;&lt;source media="(prefers-color-scheme: light)" srcset="https://github.com/StorageB/icons/blob/main/GNOME48Adwaita/dark/input-touchpad-symbolic.svg"&gt;&lt;img alt="input-touchpad-symbolic" src="https://user-images.githubusercontent.com/25423296/163456779-a8556205-d0a5-45e2-ac17-42d089e3c3f8.png"&gt;&lt;/picture&gt; &amp;nbsp; &amp;nbsp;input-touchpa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a-flash-symbolic.svg</text:p>
          </table:table-cell>
          <table:table-cell office:value-type="string" calcext:value-type="string">
            <text:p>media-flas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4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46] &amp; CHAR(34) &amp; &quot;&gt;&quot; &amp; &#10;&quot;&lt;img alt=&quot; &amp; CHAR(34) &amp; [.B24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6] &amp; &quot;&lt;br&gt;&quot;" office:value-type="string" office:string-value="&lt;picture&gt;&lt;source media=&quot;(prefers-color-scheme: dark)&quot; srcset=&quot;https://github.com/StorageB/icons/blob/main/GNOME48Adwaita/light/media-flash-symbolic.svg&quot;&gt;&lt;source media=&quot;(prefers-color-scheme: light)&quot; srcset=&quot;https://github.com/StorageB/icons/blob/main/GNOME48Adwaita/dark/media-flash-symbolic.svg&quot;&gt;&lt;img alt=&quot;media-flash-symbolic&quot; src=&quot;https://user-images.githubusercontent.com/25423296/163456779-a8556205-d0a5-45e2-ac17-42d089e3c3f8.png&quot;&gt;&lt;/picture&gt; &amp;nbsp; &amp;nbsp;media-flash-symbolic&lt;br&gt;" calcext:value-type="string">
            <text:p>&lt;picture&gt;&lt;source media="(prefers-color-scheme: dark)" srcset="https://github.com/StorageB/icons/blob/main/GNOME48Adwaita/light/media-flash-symbolic.svg"&gt;&lt;source media="(prefers-color-scheme: light)" srcset="https://github.com/StorageB/icons/blob/main/GNOME48Adwaita/dark/media-flash-symbolic.svg"&gt;&lt;img alt="media-flash-symbolic" src="https://user-images.githubusercontent.com/25423296/163456779-a8556205-d0a5-45e2-ac17-42d089e3c3f8.png"&gt;&lt;/picture&gt; &amp;nbsp; &amp;nbsp;media-flash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a-floppy-symbolic.svg</text:p>
          </table:table-cell>
          <table:table-cell office:value-type="string" calcext:value-type="string">
            <text:p>media-flopp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4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47] &amp; CHAR(34) &amp; &quot;&gt;&quot; &amp; &#10;&quot;&lt;img alt=&quot; &amp; CHAR(34) &amp; [.B24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7] &amp; &quot;&lt;br&gt;&quot;" office:value-type="string" office:string-value="&lt;picture&gt;&lt;source media=&quot;(prefers-color-scheme: dark)&quot; srcset=&quot;https://github.com/StorageB/icons/blob/main/GNOME48Adwaita/light/media-floppy-symbolic.svg&quot;&gt;&lt;source media=&quot;(prefers-color-scheme: light)&quot; srcset=&quot;https://github.com/StorageB/icons/blob/main/GNOME48Adwaita/dark/media-floppy-symbolic.svg&quot;&gt;&lt;img alt=&quot;media-floppy-symbolic&quot; src=&quot;https://user-images.githubusercontent.com/25423296/163456779-a8556205-d0a5-45e2-ac17-42d089e3c3f8.png&quot;&gt;&lt;/picture&gt; &amp;nbsp; &amp;nbsp;media-floppy-symbolic&lt;br&gt;" calcext:value-type="string">
            <text:p>&lt;picture&gt;&lt;source media="(prefers-color-scheme: dark)" srcset="https://github.com/StorageB/icons/blob/main/GNOME48Adwaita/light/media-floppy-symbolic.svg"&gt;&lt;source media="(prefers-color-scheme: light)" srcset="https://github.com/StorageB/icons/blob/main/GNOME48Adwaita/dark/media-floppy-symbolic.svg"&gt;&lt;img alt="media-floppy-symbolic" src="https://user-images.githubusercontent.com/25423296/163456779-a8556205-d0a5-45e2-ac17-42d089e3c3f8.png"&gt;&lt;/picture&gt; &amp;nbsp; &amp;nbsp;media-floppy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a-optical-bd-symbolic.svg</text:p>
          </table:table-cell>
          <table:table-cell office:value-type="string" calcext:value-type="string">
            <text:p>media-optical-b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4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48] &amp; CHAR(34) &amp; &quot;&gt;&quot; &amp; &#10;&quot;&lt;img alt=&quot; &amp; CHAR(34) &amp; [.B24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8] &amp; &quot;&lt;br&gt;&quot;" office:value-type="string" office:string-value="&lt;picture&gt;&lt;source media=&quot;(prefers-color-scheme: dark)&quot; srcset=&quot;https://github.com/StorageB/icons/blob/main/GNOME48Adwaita/light/media-optical-bd-symbolic.svg&quot;&gt;&lt;source media=&quot;(prefers-color-scheme: light)&quot; srcset=&quot;https://github.com/StorageB/icons/blob/main/GNOME48Adwaita/dark/media-optical-bd-symbolic.svg&quot;&gt;&lt;img alt=&quot;media-optical-bd-symbolic&quot; src=&quot;https://user-images.githubusercontent.com/25423296/163456779-a8556205-d0a5-45e2-ac17-42d089e3c3f8.png&quot;&gt;&lt;/picture&gt; &amp;nbsp; &amp;nbsp;media-optical-bd-symbolic&lt;br&gt;" calcext:value-type="string">
            <text:p>&lt;picture&gt;&lt;source media="(prefers-color-scheme: dark)" srcset="https://github.com/StorageB/icons/blob/main/GNOME48Adwaita/light/media-optical-bd-symbolic.svg"&gt;&lt;source media="(prefers-color-scheme: light)" srcset="https://github.com/StorageB/icons/blob/main/GNOME48Adwaita/dark/media-optical-bd-symbolic.svg"&gt;&lt;img alt="media-optical-bd-symbolic" src="https://user-images.githubusercontent.com/25423296/163456779-a8556205-d0a5-45e2-ac17-42d089e3c3f8.png"&gt;&lt;/picture&gt; &amp;nbsp; &amp;nbsp;media-optical-b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a-optical-cd-audio-symbolic.svg</text:p>
          </table:table-cell>
          <table:table-cell office:value-type="string" calcext:value-type="string">
            <text:p>media-optical-cd-audio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4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49] &amp; CHAR(34) &amp; &quot;&gt;&quot; &amp; &#10;&quot;&lt;img alt=&quot; &amp; CHAR(34) &amp; [.B24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49] &amp; &quot;&lt;br&gt;&quot;" office:value-type="string" office:string-value="&lt;picture&gt;&lt;source media=&quot;(prefers-color-scheme: dark)&quot; srcset=&quot;https://github.com/StorageB/icons/blob/main/GNOME48Adwaita/light/media-optical-cd-audio-symbolic.svg&quot;&gt;&lt;source media=&quot;(prefers-color-scheme: light)&quot; srcset=&quot;https://github.com/StorageB/icons/blob/main/GNOME48Adwaita/dark/media-optical-cd-audio-symbolic.svg&quot;&gt;&lt;img alt=&quot;media-optical-cd-audio-symbolic&quot; src=&quot;https://user-images.githubusercontent.com/25423296/163456779-a8556205-d0a5-45e2-ac17-42d089e3c3f8.png&quot;&gt;&lt;/picture&gt; &amp;nbsp; &amp;nbsp;media-optical-cd-audio-symbolic&lt;br&gt;" calcext:value-type="string">
            <text:p>&lt;picture&gt;&lt;source media="(prefers-color-scheme: dark)" srcset="https://github.com/StorageB/icons/blob/main/GNOME48Adwaita/light/media-optical-cd-audio-symbolic.svg"&gt;&lt;source media="(prefers-color-scheme: light)" srcset="https://github.com/StorageB/icons/blob/main/GNOME48Adwaita/dark/media-optical-cd-audio-symbolic.svg"&gt;&lt;img alt="media-optical-cd-audio-symbolic" src="https://user-images.githubusercontent.com/25423296/163456779-a8556205-d0a5-45e2-ac17-42d089e3c3f8.png"&gt;&lt;/picture&gt; &amp;nbsp; &amp;nbsp;media-optical-cd-audio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a-optical-cd-symbolic.svg</text:p>
          </table:table-cell>
          <table:table-cell office:value-type="string" calcext:value-type="string">
            <text:p>media-optical-c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5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50] &amp; CHAR(34) &amp; &quot;&gt;&quot; &amp; &#10;&quot;&lt;img alt=&quot; &amp; CHAR(34) &amp; [.B25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0] &amp; &quot;&lt;br&gt;&quot;" office:value-type="string" office:string-value="&lt;picture&gt;&lt;source media=&quot;(prefers-color-scheme: dark)&quot; srcset=&quot;https://github.com/StorageB/icons/blob/main/GNOME48Adwaita/light/media-optical-cd-symbolic.svg&quot;&gt;&lt;source media=&quot;(prefers-color-scheme: light)&quot; srcset=&quot;https://github.com/StorageB/icons/blob/main/GNOME48Adwaita/dark/media-optical-cd-symbolic.svg&quot;&gt;&lt;img alt=&quot;media-optical-cd-symbolic&quot; src=&quot;https://user-images.githubusercontent.com/25423296/163456779-a8556205-d0a5-45e2-ac17-42d089e3c3f8.png&quot;&gt;&lt;/picture&gt; &amp;nbsp; &amp;nbsp;media-optical-cd-symbolic&lt;br&gt;" calcext:value-type="string">
            <text:p>&lt;picture&gt;&lt;source media="(prefers-color-scheme: dark)" srcset="https://github.com/StorageB/icons/blob/main/GNOME48Adwaita/light/media-optical-cd-symbolic.svg"&gt;&lt;source media="(prefers-color-scheme: light)" srcset="https://github.com/StorageB/icons/blob/main/GNOME48Adwaita/dark/media-optical-cd-symbolic.svg"&gt;&lt;img alt="media-optical-cd-symbolic" src="https://user-images.githubusercontent.com/25423296/163456779-a8556205-d0a5-45e2-ac17-42d089e3c3f8.png"&gt;&lt;/picture&gt; &amp;nbsp; &amp;nbsp;media-optical-c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a-optical-dvd-symbolic.svg</text:p>
          </table:table-cell>
          <table:table-cell office:value-type="string" calcext:value-type="string">
            <text:p>media-optical-dv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5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51] &amp; CHAR(34) &amp; &quot;&gt;&quot; &amp; &#10;&quot;&lt;img alt=&quot; &amp; CHAR(34) &amp; [.B25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1] &amp; &quot;&lt;br&gt;&quot;" office:value-type="string" office:string-value="&lt;picture&gt;&lt;source media=&quot;(prefers-color-scheme: dark)&quot; srcset=&quot;https://github.com/StorageB/icons/blob/main/GNOME48Adwaita/light/media-optical-dvd-symbolic.svg&quot;&gt;&lt;source media=&quot;(prefers-color-scheme: light)&quot; srcset=&quot;https://github.com/StorageB/icons/blob/main/GNOME48Adwaita/dark/media-optical-dvd-symbolic.svg&quot;&gt;&lt;img alt=&quot;media-optical-dvd-symbolic&quot; src=&quot;https://user-images.githubusercontent.com/25423296/163456779-a8556205-d0a5-45e2-ac17-42d089e3c3f8.png&quot;&gt;&lt;/picture&gt; &amp;nbsp; &amp;nbsp;media-optical-dvd-symbolic&lt;br&gt;" calcext:value-type="string">
            <text:p>&lt;picture&gt;&lt;source media="(prefers-color-scheme: dark)" srcset="https://github.com/StorageB/icons/blob/main/GNOME48Adwaita/light/media-optical-dvd-symbolic.svg"&gt;&lt;source media="(prefers-color-scheme: light)" srcset="https://github.com/StorageB/icons/blob/main/GNOME48Adwaita/dark/media-optical-dvd-symbolic.svg"&gt;&lt;img alt="media-optical-dvd-symbolic" src="https://user-images.githubusercontent.com/25423296/163456779-a8556205-d0a5-45e2-ac17-42d089e3c3f8.png"&gt;&lt;/picture&gt; &amp;nbsp; &amp;nbsp;media-optical-dv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a-optical-symbolic.svg</text:p>
          </table:table-cell>
          <table:table-cell office:value-type="string" calcext:value-type="string">
            <text:p>media-optica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5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52] &amp; CHAR(34) &amp; &quot;&gt;&quot; &amp; &#10;&quot;&lt;img alt=&quot; &amp; CHAR(34) &amp; [.B25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2] &amp; &quot;&lt;br&gt;&quot;" office:value-type="string" office:string-value="&lt;picture&gt;&lt;source media=&quot;(prefers-color-scheme: dark)&quot; srcset=&quot;https://github.com/StorageB/icons/blob/main/GNOME48Adwaita/light/media-optical-symbolic.svg&quot;&gt;&lt;source media=&quot;(prefers-color-scheme: light)&quot; srcset=&quot;https://github.com/StorageB/icons/blob/main/GNOME48Adwaita/dark/media-optical-symbolic.svg&quot;&gt;&lt;img alt=&quot;media-optical-symbolic&quot; src=&quot;https://user-images.githubusercontent.com/25423296/163456779-a8556205-d0a5-45e2-ac17-42d089e3c3f8.png&quot;&gt;&lt;/picture&gt; &amp;nbsp; &amp;nbsp;media-optical-symbolic&lt;br&gt;" calcext:value-type="string">
            <text:p>&lt;picture&gt;&lt;source media="(prefers-color-scheme: dark)" srcset="https://github.com/StorageB/icons/blob/main/GNOME48Adwaita/light/media-optical-symbolic.svg"&gt;&lt;source media="(prefers-color-scheme: light)" srcset="https://github.com/StorageB/icons/blob/main/GNOME48Adwaita/dark/media-optical-symbolic.svg"&gt;&lt;img alt="media-optical-symbolic" src="https://user-images.githubusercontent.com/25423296/163456779-a8556205-d0a5-45e2-ac17-42d089e3c3f8.png"&gt;&lt;/picture&gt; &amp;nbsp; &amp;nbsp;media-optica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a-removable-symbolic.svg</text:p>
          </table:table-cell>
          <table:table-cell office:value-type="string" calcext:value-type="string">
            <text:p>media-removab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5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53] &amp; CHAR(34) &amp; &quot;&gt;&quot; &amp; &#10;&quot;&lt;img alt=&quot; &amp; CHAR(34) &amp; [.B25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3] &amp; &quot;&lt;br&gt;&quot;" office:value-type="string" office:string-value="&lt;picture&gt;&lt;source media=&quot;(prefers-color-scheme: dark)&quot; srcset=&quot;https://github.com/StorageB/icons/blob/main/GNOME48Adwaita/light/media-removable-symbolic.svg&quot;&gt;&lt;source media=&quot;(prefers-color-scheme: light)&quot; srcset=&quot;https://github.com/StorageB/icons/blob/main/GNOME48Adwaita/dark/media-removable-symbolic.svg&quot;&gt;&lt;img alt=&quot;media-removable-symbolic&quot; src=&quot;https://user-images.githubusercontent.com/25423296/163456779-a8556205-d0a5-45e2-ac17-42d089e3c3f8.png&quot;&gt;&lt;/picture&gt; &amp;nbsp; &amp;nbsp;media-removable-symbolic&lt;br&gt;" calcext:value-type="string">
            <text:p>&lt;picture&gt;&lt;source media="(prefers-color-scheme: dark)" srcset="https://github.com/StorageB/icons/blob/main/GNOME48Adwaita/light/media-removable-symbolic.svg"&gt;&lt;source media="(prefers-color-scheme: light)" srcset="https://github.com/StorageB/icons/blob/main/GNOME48Adwaita/dark/media-removable-symbolic.svg"&gt;&lt;img alt="media-removable-symbolic" src="https://user-images.githubusercontent.com/25423296/163456779-a8556205-d0a5-45e2-ac17-42d089e3c3f8.png"&gt;&lt;/picture&gt; &amp;nbsp; &amp;nbsp;media-removabl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a-tape-symbolic.svg</text:p>
          </table:table-cell>
          <table:table-cell office:value-type="string" calcext:value-type="string">
            <text:p>media-tap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5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54] &amp; CHAR(34) &amp; &quot;&gt;&quot; &amp; &#10;&quot;&lt;img alt=&quot; &amp; CHAR(34) &amp; [.B25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4] &amp; &quot;&lt;br&gt;&quot;" office:value-type="string" office:string-value="&lt;picture&gt;&lt;source media=&quot;(prefers-color-scheme: dark)&quot; srcset=&quot;https://github.com/StorageB/icons/blob/main/GNOME48Adwaita/light/media-tape-symbolic.svg&quot;&gt;&lt;source media=&quot;(prefers-color-scheme: light)&quot; srcset=&quot;https://github.com/StorageB/icons/blob/main/GNOME48Adwaita/dark/media-tape-symbolic.svg&quot;&gt;&lt;img alt=&quot;media-tape-symbolic&quot; src=&quot;https://user-images.githubusercontent.com/25423296/163456779-a8556205-d0a5-45e2-ac17-42d089e3c3f8.png&quot;&gt;&lt;/picture&gt; &amp;nbsp; &amp;nbsp;media-tape-symbolic&lt;br&gt;" calcext:value-type="string">
            <text:p>&lt;picture&gt;&lt;source media="(prefers-color-scheme: dark)" srcset="https://github.com/StorageB/icons/blob/main/GNOME48Adwaita/light/media-tape-symbolic.svg"&gt;&lt;source media="(prefers-color-scheme: light)" srcset="https://github.com/StorageB/icons/blob/main/GNOME48Adwaita/dark/media-tape-symbolic.svg"&gt;&lt;img alt="media-tape-symbolic" src="https://user-images.githubusercontent.com/25423296/163456779-a8556205-d0a5-45e2-ac17-42d089e3c3f8.png"&gt;&lt;/picture&gt; &amp;nbsp; &amp;nbsp;media-tap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a-zip-symbolic.svg</text:p>
          </table:table-cell>
          <table:table-cell office:value-type="string" calcext:value-type="string">
            <text:p>media-zi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5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55] &amp; CHAR(34) &amp; &quot;&gt;&quot; &amp; &#10;&quot;&lt;img alt=&quot; &amp; CHAR(34) &amp; [.B25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5] &amp; &quot;&lt;br&gt;&quot;" office:value-type="string" office:string-value="&lt;picture&gt;&lt;source media=&quot;(prefers-color-scheme: dark)&quot; srcset=&quot;https://github.com/StorageB/icons/blob/main/GNOME48Adwaita/light/media-zip-symbolic.svg&quot;&gt;&lt;source media=&quot;(prefers-color-scheme: light)&quot; srcset=&quot;https://github.com/StorageB/icons/blob/main/GNOME48Adwaita/dark/media-zip-symbolic.svg&quot;&gt;&lt;img alt=&quot;media-zip-symbolic&quot; src=&quot;https://user-images.githubusercontent.com/25423296/163456779-a8556205-d0a5-45e2-ac17-42d089e3c3f8.png&quot;&gt;&lt;/picture&gt; &amp;nbsp; &amp;nbsp;media-zip-symbolic&lt;br&gt;" calcext:value-type="string">
            <text:p>&lt;picture&gt;&lt;source media="(prefers-color-scheme: dark)" srcset="https://github.com/StorageB/icons/blob/main/GNOME48Adwaita/light/media-zip-symbolic.svg"&gt;&lt;source media="(prefers-color-scheme: light)" srcset="https://github.com/StorageB/icons/blob/main/GNOME48Adwaita/dark/media-zip-symbolic.svg"&gt;&lt;img alt="media-zip-symbolic" src="https://user-images.githubusercontent.com/25423296/163456779-a8556205-d0a5-45e2-ac17-42d089e3c3f8.png"&gt;&lt;/picture&gt; &amp;nbsp; &amp;nbsp;media-zip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dem-symbolic.svg</text:p>
          </table:table-cell>
          <table:table-cell office:value-type="string" calcext:value-type="string">
            <text:p>mode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5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56] &amp; CHAR(34) &amp; &quot;&gt;&quot; &amp; &#10;&quot;&lt;img alt=&quot; &amp; CHAR(34) &amp; [.B25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6] &amp; &quot;&lt;br&gt;&quot;" office:value-type="string" office:string-value="&lt;picture&gt;&lt;source media=&quot;(prefers-color-scheme: dark)&quot; srcset=&quot;https://github.com/StorageB/icons/blob/main/GNOME48Adwaita/light/modem-symbolic.svg&quot;&gt;&lt;source media=&quot;(prefers-color-scheme: light)&quot; srcset=&quot;https://github.com/StorageB/icons/blob/main/GNOME48Adwaita/dark/modem-symbolic.svg&quot;&gt;&lt;img alt=&quot;modem-symbolic&quot; src=&quot;https://user-images.githubusercontent.com/25423296/163456779-a8556205-d0a5-45e2-ac17-42d089e3c3f8.png&quot;&gt;&lt;/picture&gt; &amp;nbsp; &amp;nbsp;modem-symbolic&lt;br&gt;" calcext:value-type="string">
            <text:p>&lt;picture&gt;&lt;source media="(prefers-color-scheme: dark)" srcset="https://github.com/StorageB/icons/blob/main/GNOME48Adwaita/light/modem-symbolic.svg"&gt;&lt;source media="(prefers-color-scheme: light)" srcset="https://github.com/StorageB/icons/blob/main/GNOME48Adwaita/dark/modem-symbolic.svg"&gt;&lt;img alt="modem-symbolic" src="https://user-images.githubusercontent.com/25423296/163456779-a8556205-d0a5-45e2-ac17-42d089e3c3f8.png"&gt;&lt;/picture&gt; &amp;nbsp; &amp;nbsp;modem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ultimedia-player-apple-ipod-touch-symbolic.svg</text:p>
          </table:table-cell>
          <table:table-cell office:value-type="string" calcext:value-type="string">
            <text:p>multimedia-player-apple-ipod-touc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5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57] &amp; CHAR(34) &amp; &quot;&gt;&quot; &amp; &#10;&quot;&lt;img alt=&quot; &amp; CHAR(34) &amp; [.B25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7] &amp; &quot;&lt;br&gt;&quot;" office:value-type="string" office:string-value="&lt;picture&gt;&lt;source media=&quot;(prefers-color-scheme: dark)&quot; srcset=&quot;https://github.com/StorageB/icons/blob/main/GNOME48Adwaita/light/multimedia-player-apple-ipod-touch-symbolic.svg&quot;&gt;&lt;source media=&quot;(prefers-color-scheme: light)&quot; srcset=&quot;https://github.com/StorageB/icons/blob/main/GNOME48Adwaita/dark/multimedia-player-apple-ipod-touch-symbolic.svg&quot;&gt;&lt;img alt=&quot;multimedia-player-apple-ipod-touch-symbolic&quot; src=&quot;https://user-images.githubusercontent.com/25423296/163456779-a8556205-d0a5-45e2-ac17-42d089e3c3f8.png&quot;&gt;&lt;/picture&gt; &amp;nbsp; &amp;nbsp;multimedia-player-apple-ipod-touch-symbolic&lt;br&gt;" calcext:value-type="string">
            <text:p>&lt;picture&gt;&lt;source media="(prefers-color-scheme: dark)" srcset="https://github.com/StorageB/icons/blob/main/GNOME48Adwaita/light/multimedia-player-apple-ipod-touch-symbolic.svg"&gt;&lt;source media="(prefers-color-scheme: light)" srcset="https://github.com/StorageB/icons/blob/main/GNOME48Adwaita/dark/multimedia-player-apple-ipod-touch-symbolic.svg"&gt;&lt;img alt="multimedia-player-apple-ipod-touch-symbolic" src="https://user-images.githubusercontent.com/25423296/163456779-a8556205-d0a5-45e2-ac17-42d089e3c3f8.png"&gt;&lt;/picture&gt; &amp;nbsp; &amp;nbsp;multimedia-player-apple-ipod-touch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ultimedia-player-symbolic.svg</text:p>
          </table:table-cell>
          <table:table-cell office:value-type="string" calcext:value-type="string">
            <text:p>multimedia-play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5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58] &amp; CHAR(34) &amp; &quot;&gt;&quot; &amp; &#10;&quot;&lt;img alt=&quot; &amp; CHAR(34) &amp; [.B25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8] &amp; &quot;&lt;br&gt;&quot;" office:value-type="string" office:string-value="&lt;picture&gt;&lt;source media=&quot;(prefers-color-scheme: dark)&quot; srcset=&quot;https://github.com/StorageB/icons/blob/main/GNOME48Adwaita/light/multimedia-player-symbolic.svg&quot;&gt;&lt;source media=&quot;(prefers-color-scheme: light)&quot; srcset=&quot;https://github.com/StorageB/icons/blob/main/GNOME48Adwaita/dark/multimedia-player-symbolic.svg&quot;&gt;&lt;img alt=&quot;multimedia-player-symbolic&quot; src=&quot;https://user-images.githubusercontent.com/25423296/163456779-a8556205-d0a5-45e2-ac17-42d089e3c3f8.png&quot;&gt;&lt;/picture&gt; &amp;nbsp; &amp;nbsp;multimedia-player-symbolic&lt;br&gt;" calcext:value-type="string">
            <text:p>&lt;picture&gt;&lt;source media="(prefers-color-scheme: dark)" srcset="https://github.com/StorageB/icons/blob/main/GNOME48Adwaita/light/multimedia-player-symbolic.svg"&gt;&lt;source media="(prefers-color-scheme: light)" srcset="https://github.com/StorageB/icons/blob/main/GNOME48Adwaita/dark/multimedia-player-symbolic.svg"&gt;&lt;img alt="multimedia-player-symbolic" src="https://user-images.githubusercontent.com/25423296/163456779-a8556205-d0a5-45e2-ac17-42d089e3c3f8.png"&gt;&lt;/picture&gt; &amp;nbsp; &amp;nbsp;multimedia-playe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symbolic.svg</text:p>
          </table:table-cell>
          <table:table-cell office:value-type="string" calcext:value-type="string">
            <text:p>network-cellula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5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59] &amp; CHAR(34) &amp; &quot;&gt;&quot; &amp; &#10;&quot;&lt;img alt=&quot; &amp; CHAR(34) &amp; [.B25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59] &amp; &quot;&lt;br&gt;&quot;" office:value-type="string" office:string-value="&lt;picture&gt;&lt;source media=&quot;(prefers-color-scheme: dark)&quot; srcset=&quot;https://github.com/StorageB/icons/blob/main/GNOME48Adwaita/light/network-cellular-symbolic.svg&quot;&gt;&lt;source media=&quot;(prefers-color-scheme: light)&quot; srcset=&quot;https://github.com/StorageB/icons/blob/main/GNOME48Adwaita/dark/network-cellular-symbolic.svg&quot;&gt;&lt;img alt=&quot;network-cellular-symbolic&quot; src=&quot;https://user-images.githubusercontent.com/25423296/163456779-a8556205-d0a5-45e2-ac17-42d089e3c3f8.png&quot;&gt;&lt;/picture&gt; &amp;nbsp; &amp;nbsp;network-cellular-symbolic&lt;br&gt;" calcext:value-type="string">
            <text:p>&lt;picture&gt;&lt;source media="(prefers-color-scheme: dark)" srcset="https://github.com/StorageB/icons/blob/main/GNOME48Adwaita/light/network-cellular-symbolic.svg"&gt;&lt;source media="(prefers-color-scheme: light)" srcset="https://github.com/StorageB/icons/blob/main/GNOME48Adwaita/dark/network-cellular-symbolic.svg"&gt;&lt;img alt="network-cellular-symbolic" src="https://user-images.githubusercontent.com/25423296/163456779-a8556205-d0a5-45e2-ac17-42d089e3c3f8.png"&gt;&lt;/picture&gt; &amp;nbsp; &amp;nbsp;network-cellula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wired-symbolic.svg</text:p>
          </table:table-cell>
          <table:table-cell office:value-type="string" calcext:value-type="string">
            <text:p>network-wir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6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60] &amp; CHAR(34) &amp; &quot;&gt;&quot; &amp; &#10;&quot;&lt;img alt=&quot; &amp; CHAR(34) &amp; [.B26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0] &amp; &quot;&lt;br&gt;&quot;" office:value-type="string" office:string-value="&lt;picture&gt;&lt;source media=&quot;(prefers-color-scheme: dark)&quot; srcset=&quot;https://github.com/StorageB/icons/blob/main/GNOME48Adwaita/light/network-wired-symbolic.svg&quot;&gt;&lt;source media=&quot;(prefers-color-scheme: light)&quot; srcset=&quot;https://github.com/StorageB/icons/blob/main/GNOME48Adwaita/dark/network-wired-symbolic.svg&quot;&gt;&lt;img alt=&quot;network-wired-symbolic&quot; src=&quot;https://user-images.githubusercontent.com/25423296/163456779-a8556205-d0a5-45e2-ac17-42d089e3c3f8.png&quot;&gt;&lt;/picture&gt; &amp;nbsp; &amp;nbsp;network-wired-symbolic&lt;br&gt;" calcext:value-type="string">
            <text:p>&lt;picture&gt;&lt;source media="(prefers-color-scheme: dark)" srcset="https://github.com/StorageB/icons/blob/main/GNOME48Adwaita/light/network-wired-symbolic.svg"&gt;&lt;source media="(prefers-color-scheme: light)" srcset="https://github.com/StorageB/icons/blob/main/GNOME48Adwaita/dark/network-wired-symbolic.svg"&gt;&lt;img alt="network-wired-symbolic" src="https://user-images.githubusercontent.com/25423296/163456779-a8556205-d0a5-45e2-ac17-42d089e3c3f8.png"&gt;&lt;/picture&gt; &amp;nbsp; &amp;nbsp;network-wir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wireless-symbolic.svg</text:p>
          </table:table-cell>
          <table:table-cell office:value-type="string" calcext:value-type="string">
            <text:p>network-wireles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6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61] &amp; CHAR(34) &amp; &quot;&gt;&quot; &amp; &#10;&quot;&lt;img alt=&quot; &amp; CHAR(34) &amp; [.B26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1] &amp; &quot;&lt;br&gt;&quot;" office:value-type="string" office:string-value="&lt;picture&gt;&lt;source media=&quot;(prefers-color-scheme: dark)&quot; srcset=&quot;https://github.com/StorageB/icons/blob/main/GNOME48Adwaita/light/network-wireless-symbolic.svg&quot;&gt;&lt;source media=&quot;(prefers-color-scheme: light)&quot; srcset=&quot;https://github.com/StorageB/icons/blob/main/GNOME48Adwaita/dark/network-wireless-symbolic.svg&quot;&gt;&lt;img alt=&quot;network-wireless-symbolic&quot; src=&quot;https://user-images.githubusercontent.com/25423296/163456779-a8556205-d0a5-45e2-ac17-42d089e3c3f8.png&quot;&gt;&lt;/picture&gt; &amp;nbsp; &amp;nbsp;network-wireless-symbolic&lt;br&gt;" calcext:value-type="string">
            <text:p>&lt;picture&gt;&lt;source media="(prefers-color-scheme: dark)" srcset="https://github.com/StorageB/icons/blob/main/GNOME48Adwaita/light/network-wireless-symbolic.svg"&gt;&lt;source media="(prefers-color-scheme: light)" srcset="https://github.com/StorageB/icons/blob/main/GNOME48Adwaita/dark/network-wireless-symbolic.svg"&gt;&lt;img alt="network-wireless-symbolic" src="https://user-images.githubusercontent.com/25423296/163456779-a8556205-d0a5-45e2-ac17-42d089e3c3f8.png"&gt;&lt;/picture&gt; &amp;nbsp; &amp;nbsp;network-wireles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da-symbolic.svg</text:p>
          </table:table-cell>
          <table:table-cell office:value-type="string" calcext:value-type="string">
            <text:p>pda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6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62] &amp; CHAR(34) &amp; &quot;&gt;&quot; &amp; &#10;&quot;&lt;img alt=&quot; &amp; CHAR(34) &amp; [.B26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2] &amp; &quot;&lt;br&gt;&quot;" office:value-type="string" office:string-value="&lt;picture&gt;&lt;source media=&quot;(prefers-color-scheme: dark)&quot; srcset=&quot;https://github.com/StorageB/icons/blob/main/GNOME48Adwaita/light/pda-symbolic.svg&quot;&gt;&lt;source media=&quot;(prefers-color-scheme: light)&quot; srcset=&quot;https://github.com/StorageB/icons/blob/main/GNOME48Adwaita/dark/pda-symbolic.svg&quot;&gt;&lt;img alt=&quot;pda-symbolic&quot; src=&quot;https://user-images.githubusercontent.com/25423296/163456779-a8556205-d0a5-45e2-ac17-42d089e3c3f8.png&quot;&gt;&lt;/picture&gt; &amp;nbsp; &amp;nbsp;pda-symbolic&lt;br&gt;" calcext:value-type="string">
            <text:p>&lt;picture&gt;&lt;source media="(prefers-color-scheme: dark)" srcset="https://github.com/StorageB/icons/blob/main/GNOME48Adwaita/light/pda-symbolic.svg"&gt;&lt;source media="(prefers-color-scheme: light)" srcset="https://github.com/StorageB/icons/blob/main/GNOME48Adwaita/dark/pda-symbolic.svg"&gt;&lt;img alt="pda-symbolic" src="https://user-images.githubusercontent.com/25423296/163456779-a8556205-d0a5-45e2-ac17-42d089e3c3f8.png"&gt;&lt;/picture&gt; &amp;nbsp; &amp;nbsp;pda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hone-apple-iphone-symbolic.svg</text:p>
          </table:table-cell>
          <table:table-cell office:value-type="string" calcext:value-type="string">
            <text:p>phone-apple-iphon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6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63] &amp; CHAR(34) &amp; &quot;&gt;&quot; &amp; &#10;&quot;&lt;img alt=&quot; &amp; CHAR(34) &amp; [.B26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3] &amp; &quot;&lt;br&gt;&quot;" office:value-type="string" office:string-value="&lt;picture&gt;&lt;source media=&quot;(prefers-color-scheme: dark)&quot; srcset=&quot;https://github.com/StorageB/icons/blob/main/GNOME48Adwaita/light/phone-apple-iphone-symbolic.svg&quot;&gt;&lt;source media=&quot;(prefers-color-scheme: light)&quot; srcset=&quot;https://github.com/StorageB/icons/blob/main/GNOME48Adwaita/dark/phone-apple-iphone-symbolic.svg&quot;&gt;&lt;img alt=&quot;phone-apple-iphone-symbolic&quot; src=&quot;https://user-images.githubusercontent.com/25423296/163456779-a8556205-d0a5-45e2-ac17-42d089e3c3f8.png&quot;&gt;&lt;/picture&gt; &amp;nbsp; &amp;nbsp;phone-apple-iphone-symbolic&lt;br&gt;" calcext:value-type="string">
            <text:p>&lt;picture&gt;&lt;source media="(prefers-color-scheme: dark)" srcset="https://github.com/StorageB/icons/blob/main/GNOME48Adwaita/light/phone-apple-iphone-symbolic.svg"&gt;&lt;source media="(prefers-color-scheme: light)" srcset="https://github.com/StorageB/icons/blob/main/GNOME48Adwaita/dark/phone-apple-iphone-symbolic.svg"&gt;&lt;img alt="phone-apple-iphone-symbolic" src="https://user-images.githubusercontent.com/25423296/163456779-a8556205-d0a5-45e2-ac17-42d089e3c3f8.png"&gt;&lt;/picture&gt; &amp;nbsp; &amp;nbsp;phone-apple-iphon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hone-old-symbolic.svg</text:p>
          </table:table-cell>
          <table:table-cell office:value-type="string" calcext:value-type="string">
            <text:p>phone-ol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6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64] &amp; CHAR(34) &amp; &quot;&gt;&quot; &amp; &#10;&quot;&lt;img alt=&quot; &amp; CHAR(34) &amp; [.B26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4] &amp; &quot;&lt;br&gt;&quot;" office:value-type="string" office:string-value="&lt;picture&gt;&lt;source media=&quot;(prefers-color-scheme: dark)&quot; srcset=&quot;https://github.com/StorageB/icons/blob/main/GNOME48Adwaita/light/phone-old-symbolic.svg&quot;&gt;&lt;source media=&quot;(prefers-color-scheme: light)&quot; srcset=&quot;https://github.com/StorageB/icons/blob/main/GNOME48Adwaita/dark/phone-old-symbolic.svg&quot;&gt;&lt;img alt=&quot;phone-old-symbolic&quot; src=&quot;https://user-images.githubusercontent.com/25423296/163456779-a8556205-d0a5-45e2-ac17-42d089e3c3f8.png&quot;&gt;&lt;/picture&gt; &amp;nbsp; &amp;nbsp;phone-old-symbolic&lt;br&gt;" calcext:value-type="string">
            <text:p>&lt;picture&gt;&lt;source media="(prefers-color-scheme: dark)" srcset="https://github.com/StorageB/icons/blob/main/GNOME48Adwaita/light/phone-old-symbolic.svg"&gt;&lt;source media="(prefers-color-scheme: light)" srcset="https://github.com/StorageB/icons/blob/main/GNOME48Adwaita/dark/phone-old-symbolic.svg"&gt;&lt;img alt="phone-old-symbolic" src="https://user-images.githubusercontent.com/25423296/163456779-a8556205-d0a5-45e2-ac17-42d089e3c3f8.png"&gt;&lt;/picture&gt; &amp;nbsp; &amp;nbsp;phone-ol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hone-symbolic.svg</text:p>
          </table:table-cell>
          <table:table-cell office:value-type="string" calcext:value-type="string">
            <text:p>phon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6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65] &amp; CHAR(34) &amp; &quot;&gt;&quot; &amp; &#10;&quot;&lt;img alt=&quot; &amp; CHAR(34) &amp; [.B26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5] &amp; &quot;&lt;br&gt;&quot;" office:value-type="string" office:string-value="&lt;picture&gt;&lt;source media=&quot;(prefers-color-scheme: dark)&quot; srcset=&quot;https://github.com/StorageB/icons/blob/main/GNOME48Adwaita/light/phone-symbolic.svg&quot;&gt;&lt;source media=&quot;(prefers-color-scheme: light)&quot; srcset=&quot;https://github.com/StorageB/icons/blob/main/GNOME48Adwaita/dark/phone-symbolic.svg&quot;&gt;&lt;img alt=&quot;phone-symbolic&quot; src=&quot;https://user-images.githubusercontent.com/25423296/163456779-a8556205-d0a5-45e2-ac17-42d089e3c3f8.png&quot;&gt;&lt;/picture&gt; &amp;nbsp; &amp;nbsp;phone-symbolic&lt;br&gt;" calcext:value-type="string">
            <text:p>&lt;picture&gt;&lt;source media="(prefers-color-scheme: dark)" srcset="https://github.com/StorageB/icons/blob/main/GNOME48Adwaita/light/phone-symbolic.svg"&gt;&lt;source media="(prefers-color-scheme: light)" srcset="https://github.com/StorageB/icons/blob/main/GNOME48Adwaita/dark/phone-symbolic.svg"&gt;&lt;img alt="phone-symbolic" src="https://user-images.githubusercontent.com/25423296/163456779-a8556205-d0a5-45e2-ac17-42d089e3c3f8.png"&gt;&lt;/picture&gt; &amp;nbsp; &amp;nbsp;phon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inter-network-symbolic.svg</text:p>
          </table:table-cell>
          <table:table-cell office:value-type="string" calcext:value-type="string">
            <text:p>printer-networ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6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66] &amp; CHAR(34) &amp; &quot;&gt;&quot; &amp; &#10;&quot;&lt;img alt=&quot; &amp; CHAR(34) &amp; [.B26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6] &amp; &quot;&lt;br&gt;&quot;" office:value-type="string" office:string-value="&lt;picture&gt;&lt;source media=&quot;(prefers-color-scheme: dark)&quot; srcset=&quot;https://github.com/StorageB/icons/blob/main/GNOME48Adwaita/light/printer-network-symbolic.svg&quot;&gt;&lt;source media=&quot;(prefers-color-scheme: light)&quot; srcset=&quot;https://github.com/StorageB/icons/blob/main/GNOME48Adwaita/dark/printer-network-symbolic.svg&quot;&gt;&lt;img alt=&quot;printer-network-symbolic&quot; src=&quot;https://user-images.githubusercontent.com/25423296/163456779-a8556205-d0a5-45e2-ac17-42d089e3c3f8.png&quot;&gt;&lt;/picture&gt; &amp;nbsp; &amp;nbsp;printer-network-symbolic&lt;br&gt;" calcext:value-type="string">
            <text:p>&lt;picture&gt;&lt;source media="(prefers-color-scheme: dark)" srcset="https://github.com/StorageB/icons/blob/main/GNOME48Adwaita/light/printer-network-symbolic.svg"&gt;&lt;source media="(prefers-color-scheme: light)" srcset="https://github.com/StorageB/icons/blob/main/GNOME48Adwaita/dark/printer-network-symbolic.svg"&gt;&lt;img alt="printer-network-symbolic" src="https://user-images.githubusercontent.com/25423296/163456779-a8556205-d0a5-45e2-ac17-42d089e3c3f8.png"&gt;&lt;/picture&gt; &amp;nbsp; &amp;nbsp;printer-network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inter-symbolic.svg</text:p>
          </table:table-cell>
          <table:table-cell office:value-type="string" calcext:value-type="string">
            <text:p>print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6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67] &amp; CHAR(34) &amp; &quot;&gt;&quot; &amp; &#10;&quot;&lt;img alt=&quot; &amp; CHAR(34) &amp; [.B26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7] &amp; &quot;&lt;br&gt;&quot;" office:value-type="string" office:string-value="&lt;picture&gt;&lt;source media=&quot;(prefers-color-scheme: dark)&quot; srcset=&quot;https://github.com/StorageB/icons/blob/main/GNOME48Adwaita/light/printer-symbolic.svg&quot;&gt;&lt;source media=&quot;(prefers-color-scheme: light)&quot; srcset=&quot;https://github.com/StorageB/icons/blob/main/GNOME48Adwaita/dark/printer-symbolic.svg&quot;&gt;&lt;img alt=&quot;printer-symbolic&quot; src=&quot;https://user-images.githubusercontent.com/25423296/163456779-a8556205-d0a5-45e2-ac17-42d089e3c3f8.png&quot;&gt;&lt;/picture&gt; &amp;nbsp; &amp;nbsp;printer-symbolic&lt;br&gt;" calcext:value-type="string">
            <text:p>&lt;picture&gt;&lt;source media="(prefers-color-scheme: dark)" srcset="https://github.com/StorageB/icons/blob/main/GNOME48Adwaita/light/printer-symbolic.svg"&gt;&lt;source media="(prefers-color-scheme: light)" srcset="https://github.com/StorageB/icons/blob/main/GNOME48Adwaita/dark/printer-symbolic.svg"&gt;&lt;img alt="printer-symbolic" src="https://user-images.githubusercontent.com/25423296/163456779-a8556205-d0a5-45e2-ac17-42d089e3c3f8.png"&gt;&lt;/picture&gt; &amp;nbsp; &amp;nbsp;printe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canner-symbolic.svg</text:p>
          </table:table-cell>
          <table:table-cell office:value-type="string" calcext:value-type="string">
            <text:p>scann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6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68] &amp; CHAR(34) &amp; &quot;&gt;&quot; &amp; &#10;&quot;&lt;img alt=&quot; &amp; CHAR(34) &amp; [.B26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8] &amp; &quot;&lt;br&gt;&quot;" office:value-type="string" office:string-value="&lt;picture&gt;&lt;source media=&quot;(prefers-color-scheme: dark)&quot; srcset=&quot;https://github.com/StorageB/icons/blob/main/GNOME48Adwaita/light/scanner-symbolic.svg&quot;&gt;&lt;source media=&quot;(prefers-color-scheme: light)&quot; srcset=&quot;https://github.com/StorageB/icons/blob/main/GNOME48Adwaita/dark/scanner-symbolic.svg&quot;&gt;&lt;img alt=&quot;scanner-symbolic&quot; src=&quot;https://user-images.githubusercontent.com/25423296/163456779-a8556205-d0a5-45e2-ac17-42d089e3c3f8.png&quot;&gt;&lt;/picture&gt; &amp;nbsp; &amp;nbsp;scanner-symbolic&lt;br&gt;" calcext:value-type="string">
            <text:p>&lt;picture&gt;&lt;source media="(prefers-color-scheme: dark)" srcset="https://github.com/StorageB/icons/blob/main/GNOME48Adwaita/light/scanner-symbolic.svg"&gt;&lt;source media="(prefers-color-scheme: light)" srcset="https://github.com/StorageB/icons/blob/main/GNOME48Adwaita/dark/scanner-symbolic.svg"&gt;&lt;img alt="scanner-symbolic" src="https://user-images.githubusercontent.com/25423296/163456779-a8556205-d0a5-45e2-ac17-42d089e3c3f8.png"&gt;&lt;/picture&gt; &amp;nbsp; &amp;nbsp;scanne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ablet-symbolic.svg</text:p>
          </table:table-cell>
          <table:table-cell office:value-type="string" calcext:value-type="string">
            <text:p>table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6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69] &amp; CHAR(34) &amp; &quot;&gt;&quot; &amp; &#10;&quot;&lt;img alt=&quot; &amp; CHAR(34) &amp; [.B26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69] &amp; &quot;&lt;br&gt;&quot;" office:value-type="string" office:string-value="&lt;picture&gt;&lt;source media=&quot;(prefers-color-scheme: dark)&quot; srcset=&quot;https://github.com/StorageB/icons/blob/main/GNOME48Adwaita/light/tablet-symbolic.svg&quot;&gt;&lt;source media=&quot;(prefers-color-scheme: light)&quot; srcset=&quot;https://github.com/StorageB/icons/blob/main/GNOME48Adwaita/dark/tablet-symbolic.svg&quot;&gt;&lt;img alt=&quot;tablet-symbolic&quot; src=&quot;https://user-images.githubusercontent.com/25423296/163456779-a8556205-d0a5-45e2-ac17-42d089e3c3f8.png&quot;&gt;&lt;/picture&gt; &amp;nbsp; &amp;nbsp;tablet-symbolic&lt;br&gt;" calcext:value-type="string">
            <text:p>&lt;picture&gt;&lt;source media="(prefers-color-scheme: dark)" srcset="https://github.com/StorageB/icons/blob/main/GNOME48Adwaita/light/tablet-symbolic.svg"&gt;&lt;source media="(prefers-color-scheme: light)" srcset="https://github.com/StorageB/icons/blob/main/GNOME48Adwaita/dark/tablet-symbolic.svg"&gt;&lt;img alt="tablet-symbolic" src="https://user-images.githubusercontent.com/25423296/163456779-a8556205-d0a5-45e2-ac17-42d089e3c3f8.png"&gt;&lt;/picture&gt; &amp;nbsp; &amp;nbsp;table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underbolt-symbolic.svg</text:p>
          </table:table-cell>
          <table:table-cell office:value-type="string" calcext:value-type="string">
            <text:p>thunderbol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7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70] &amp; CHAR(34) &amp; &quot;&gt;&quot; &amp; &#10;&quot;&lt;img alt=&quot; &amp; CHAR(34) &amp; [.B27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70] &amp; &quot;&lt;br&gt;&quot;" office:value-type="string" office:string-value="&lt;picture&gt;&lt;source media=&quot;(prefers-color-scheme: dark)&quot; srcset=&quot;https://github.com/StorageB/icons/blob/main/GNOME48Adwaita/light/thunderbolt-symbolic.svg&quot;&gt;&lt;source media=&quot;(prefers-color-scheme: light)&quot; srcset=&quot;https://github.com/StorageB/icons/blob/main/GNOME48Adwaita/dark/thunderbolt-symbolic.svg&quot;&gt;&lt;img alt=&quot;thunderbolt-symbolic&quot; src=&quot;https://user-images.githubusercontent.com/25423296/163456779-a8556205-d0a5-45e2-ac17-42d089e3c3f8.png&quot;&gt;&lt;/picture&gt; &amp;nbsp; &amp;nbsp;thunderbolt-symbolic&lt;br&gt;" calcext:value-type="string">
            <text:p>&lt;picture&gt;&lt;source media="(prefers-color-scheme: dark)" srcset="https://github.com/StorageB/icons/blob/main/GNOME48Adwaita/light/thunderbolt-symbolic.svg"&gt;&lt;source media="(prefers-color-scheme: light)" srcset="https://github.com/StorageB/icons/blob/main/GNOME48Adwaita/dark/thunderbolt-symbolic.svg"&gt;&lt;img alt="thunderbolt-symbolic" src="https://user-images.githubusercontent.com/25423296/163456779-a8556205-d0a5-45e2-ac17-42d089e3c3f8.png"&gt;&lt;/picture&gt; &amp;nbsp; &amp;nbsp;thunderbol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v-symbolic.svg</text:p>
          </table:table-cell>
          <table:table-cell office:value-type="string" calcext:value-type="string">
            <text:p>tv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7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71] &amp; CHAR(34) &amp; &quot;&gt;&quot; &amp; &#10;&quot;&lt;img alt=&quot; &amp; CHAR(34) &amp; [.B27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71] &amp; &quot;&lt;br&gt;&quot;" office:value-type="string" office:string-value="&lt;picture&gt;&lt;source media=&quot;(prefers-color-scheme: dark)&quot; srcset=&quot;https://github.com/StorageB/icons/blob/main/GNOME48Adwaita/light/tv-symbolic.svg&quot;&gt;&lt;source media=&quot;(prefers-color-scheme: light)&quot; srcset=&quot;https://github.com/StorageB/icons/blob/main/GNOME48Adwaita/dark/tv-symbolic.svg&quot;&gt;&lt;img alt=&quot;tv-symbolic&quot; src=&quot;https://user-images.githubusercontent.com/25423296/163456779-a8556205-d0a5-45e2-ac17-42d089e3c3f8.png&quot;&gt;&lt;/picture&gt; &amp;nbsp; &amp;nbsp;tv-symbolic&lt;br&gt;" calcext:value-type="string">
            <text:p>&lt;picture&gt;&lt;source media="(prefers-color-scheme: dark)" srcset="https://github.com/StorageB/icons/blob/main/GNOME48Adwaita/light/tv-symbolic.svg"&gt;&lt;source media="(prefers-color-scheme: light)" srcset="https://github.com/StorageB/icons/blob/main/GNOME48Adwaita/dark/tv-symbolic.svg"&gt;&lt;img alt="tv-symbolic" src="https://user-images.githubusercontent.com/25423296/163456779-a8556205-d0a5-45e2-ac17-42d089e3c3f8.png"&gt;&lt;/picture&gt; &amp;nbsp; &amp;nbsp;tv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ninterruptible-power-supply-symbolic.svg</text:p>
          </table:table-cell>
          <table:table-cell office:value-type="string" calcext:value-type="string">
            <text:p>uninterruptible-power-suppl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7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72] &amp; CHAR(34) &amp; &quot;&gt;&quot; &amp; &#10;&quot;&lt;img alt=&quot; &amp; CHAR(34) &amp; [.B27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72] &amp; &quot;&lt;br&gt;&quot;" office:value-type="string" office:string-value="&lt;picture&gt;&lt;source media=&quot;(prefers-color-scheme: dark)&quot; srcset=&quot;https://github.com/StorageB/icons/blob/main/GNOME48Adwaita/light/uninterruptible-power-supply-symbolic.svg&quot;&gt;&lt;source media=&quot;(prefers-color-scheme: light)&quot; srcset=&quot;https://github.com/StorageB/icons/blob/main/GNOME48Adwaita/dark/uninterruptible-power-supply-symbolic.svg&quot;&gt;&lt;img alt=&quot;uninterruptible-power-supply-symbolic&quot; src=&quot;https://user-images.githubusercontent.com/25423296/163456779-a8556205-d0a5-45e2-ac17-42d089e3c3f8.png&quot;&gt;&lt;/picture&gt; &amp;nbsp; &amp;nbsp;uninterruptible-power-supply-symbolic&lt;br&gt;" calcext:value-type="string">
            <text:p>&lt;picture&gt;&lt;source media="(prefers-color-scheme: dark)" srcset="https://github.com/StorageB/icons/blob/main/GNOME48Adwaita/light/uninterruptible-power-supply-symbolic.svg"&gt;&lt;source media="(prefers-color-scheme: light)" srcset="https://github.com/StorageB/icons/blob/main/GNOME48Adwaita/dark/uninterruptible-power-supply-symbolic.svg"&gt;&lt;img alt="uninterruptible-power-supply-symbolic" src="https://user-images.githubusercontent.com/25423296/163456779-a8556205-d0a5-45e2-ac17-42d089e3c3f8.png"&gt;&lt;/picture&gt; &amp;nbsp; &amp;nbsp;uninterruptible-power-supply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deo-display-symbolic.svg</text:p>
          </table:table-cell>
          <table:table-cell office:value-type="string" calcext:value-type="string">
            <text:p>video-displa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7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73] &amp; CHAR(34) &amp; &quot;&gt;&quot; &amp; &#10;&quot;&lt;img alt=&quot; &amp; CHAR(34) &amp; [.B27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73] &amp; &quot;&lt;br&gt;&quot;" office:value-type="string" office:string-value="&lt;picture&gt;&lt;source media=&quot;(prefers-color-scheme: dark)&quot; srcset=&quot;https://github.com/StorageB/icons/blob/main/GNOME48Adwaita/light/video-display-symbolic.svg&quot;&gt;&lt;source media=&quot;(prefers-color-scheme: light)&quot; srcset=&quot;https://github.com/StorageB/icons/blob/main/GNOME48Adwaita/dark/video-display-symbolic.svg&quot;&gt;&lt;img alt=&quot;video-display-symbolic&quot; src=&quot;https://user-images.githubusercontent.com/25423296/163456779-a8556205-d0a5-45e2-ac17-42d089e3c3f8.png&quot;&gt;&lt;/picture&gt; &amp;nbsp; &amp;nbsp;video-display-symbolic&lt;br&gt;" calcext:value-type="string">
            <text:p>&lt;picture&gt;&lt;source media="(prefers-color-scheme: dark)" srcset="https://github.com/StorageB/icons/blob/main/GNOME48Adwaita/light/video-display-symbolic.svg"&gt;&lt;source media="(prefers-color-scheme: light)" srcset="https://github.com/StorageB/icons/blob/main/GNOME48Adwaita/dark/video-display-symbolic.svg"&gt;&lt;img alt="video-display-symbolic" src="https://user-images.githubusercontent.com/25423296/163456779-a8556205-d0a5-45e2-ac17-42d089e3c3f8.png"&gt;&lt;/picture&gt; &amp;nbsp; &amp;nbsp;video-display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deo-joined-displays-symbolic.svg</text:p>
          </table:table-cell>
          <table:table-cell office:value-type="string" calcext:value-type="string">
            <text:p>video-joined-display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7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74] &amp; CHAR(34) &amp; &quot;&gt;&quot; &amp; &#10;&quot;&lt;img alt=&quot; &amp; CHAR(34) &amp; [.B27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74] &amp; &quot;&lt;br&gt;&quot;" office:value-type="string" office:string-value="&lt;picture&gt;&lt;source media=&quot;(prefers-color-scheme: dark)&quot; srcset=&quot;https://github.com/StorageB/icons/blob/main/GNOME48Adwaita/light/video-joined-displays-symbolic.svg&quot;&gt;&lt;source media=&quot;(prefers-color-scheme: light)&quot; srcset=&quot;https://github.com/StorageB/icons/blob/main/GNOME48Adwaita/dark/video-joined-displays-symbolic.svg&quot;&gt;&lt;img alt=&quot;video-joined-displays-symbolic&quot; src=&quot;https://user-images.githubusercontent.com/25423296/163456779-a8556205-d0a5-45e2-ac17-42d089e3c3f8.png&quot;&gt;&lt;/picture&gt; &amp;nbsp; &amp;nbsp;video-joined-displays-symbolic&lt;br&gt;" calcext:value-type="string">
            <text:p>&lt;picture&gt;&lt;source media="(prefers-color-scheme: dark)" srcset="https://github.com/StorageB/icons/blob/main/GNOME48Adwaita/light/video-joined-displays-symbolic.svg"&gt;&lt;source media="(prefers-color-scheme: light)" srcset="https://github.com/StorageB/icons/blob/main/GNOME48Adwaita/dark/video-joined-displays-symbolic.svg"&gt;&lt;img alt="video-joined-displays-symbolic" src="https://user-images.githubusercontent.com/25423296/163456779-a8556205-d0a5-45e2-ac17-42d089e3c3f8.png"&gt;&lt;/picture&gt; &amp;nbsp; &amp;nbsp;video-joined-display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deo-single-display-symbolic.svg</text:p>
          </table:table-cell>
          <table:table-cell office:value-type="string" calcext:value-type="string">
            <text:p>video-single-displa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7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75] &amp; CHAR(34) &amp; &quot;&gt;&quot; &amp; &#10;&quot;&lt;img alt=&quot; &amp; CHAR(34) &amp; [.B27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75] &amp; &quot;&lt;br&gt;&quot;" office:value-type="string" office:string-value="&lt;picture&gt;&lt;source media=&quot;(prefers-color-scheme: dark)&quot; srcset=&quot;https://github.com/StorageB/icons/blob/main/GNOME48Adwaita/light/video-single-display-symbolic.svg&quot;&gt;&lt;source media=&quot;(prefers-color-scheme: light)&quot; srcset=&quot;https://github.com/StorageB/icons/blob/main/GNOME48Adwaita/dark/video-single-display-symbolic.svg&quot;&gt;&lt;img alt=&quot;video-single-display-symbolic&quot; src=&quot;https://user-images.githubusercontent.com/25423296/163456779-a8556205-d0a5-45e2-ac17-42d089e3c3f8.png&quot;&gt;&lt;/picture&gt; &amp;nbsp; &amp;nbsp;video-single-display-symbolic&lt;br&gt;" calcext:value-type="string">
            <text:p>&lt;picture&gt;&lt;source media="(prefers-color-scheme: dark)" srcset="https://github.com/StorageB/icons/blob/main/GNOME48Adwaita/light/video-single-display-symbolic.svg"&gt;&lt;source media="(prefers-color-scheme: light)" srcset="https://github.com/StorageB/icons/blob/main/GNOME48Adwaita/dark/video-single-display-symbolic.svg"&gt;&lt;img alt="video-single-display-symbolic" src="https://user-images.githubusercontent.com/25423296/163456779-a8556205-d0a5-45e2-ac17-42d089e3c3f8.png"&gt;&lt;/picture&gt; &amp;nbsp; &amp;nbsp;video-single-display-symbolic&lt;br&gt;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office:value-type="string" calcext:value-type="string">
            <text:p>./emotes:</text:p>
          </table:table-cell>
          <table:table-cell table:formula="of:=&quot;## &quot; &amp; MID([.B277];3;FIND(&quot;:&quot;;[.B277];1)-3) &amp; &quot; &lt;br&gt;&quot;" office:value-type="string" office:string-value="## emotes &lt;br&gt;" calcext:value-type="string">
            <text:p>## emotes 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mote-love-symbolic.svg</text:p>
          </table:table-cell>
          <table:table-cell office:value-type="string" calcext:value-type="string">
            <text:p>emote-lov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7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78] &amp; CHAR(34) &amp; &quot;&gt;&quot; &amp; &#10;&quot;&lt;img alt=&quot; &amp; CHAR(34) &amp; [.B27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78] &amp; &quot;&lt;br&gt;&quot;" office:value-type="string" office:string-value="&lt;picture&gt;&lt;source media=&quot;(prefers-color-scheme: dark)&quot; srcset=&quot;https://github.com/StorageB/icons/blob/main/GNOME48Adwaita/light/emote-love-symbolic.svg&quot;&gt;&lt;source media=&quot;(prefers-color-scheme: light)&quot; srcset=&quot;https://github.com/StorageB/icons/blob/main/GNOME48Adwaita/dark/emote-love-symbolic.svg&quot;&gt;&lt;img alt=&quot;emote-love-symbolic&quot; src=&quot;https://user-images.githubusercontent.com/25423296/163456779-a8556205-d0a5-45e2-ac17-42d089e3c3f8.png&quot;&gt;&lt;/picture&gt; &amp;nbsp; &amp;nbsp;emote-love-symbolic&lt;br&gt;" calcext:value-type="string">
            <text:p>&lt;picture&gt;&lt;source media="(prefers-color-scheme: dark)" srcset="https://github.com/StorageB/icons/blob/main/GNOME48Adwaita/light/emote-love-symbolic.svg"&gt;&lt;source media="(prefers-color-scheme: light)" srcset="https://github.com/StorageB/icons/blob/main/GNOME48Adwaita/dark/emote-love-symbolic.svg"&gt;&lt;img alt="emote-love-symbolic" src="https://user-images.githubusercontent.com/25423296/163456779-a8556205-d0a5-45e2-ac17-42d089e3c3f8.png"&gt;&lt;/picture&gt; &amp;nbsp; &amp;nbsp;emote-lov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ce-angel-symbolic.svg</text:p>
          </table:table-cell>
          <table:table-cell office:value-type="string" calcext:value-type="string">
            <text:p>face-ange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7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79] &amp; CHAR(34) &amp; &quot;&gt;&quot; &amp; &#10;&quot;&lt;img alt=&quot; &amp; CHAR(34) &amp; [.B27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79] &amp; &quot;&lt;br&gt;&quot;" office:value-type="string" office:string-value="&lt;picture&gt;&lt;source media=&quot;(prefers-color-scheme: dark)&quot; srcset=&quot;https://github.com/StorageB/icons/blob/main/GNOME48Adwaita/light/face-angel-symbolic.svg&quot;&gt;&lt;source media=&quot;(prefers-color-scheme: light)&quot; srcset=&quot;https://github.com/StorageB/icons/blob/main/GNOME48Adwaita/dark/face-angel-symbolic.svg&quot;&gt;&lt;img alt=&quot;face-angel-symbolic&quot; src=&quot;https://user-images.githubusercontent.com/25423296/163456779-a8556205-d0a5-45e2-ac17-42d089e3c3f8.png&quot;&gt;&lt;/picture&gt; &amp;nbsp; &amp;nbsp;face-angel-symbolic&lt;br&gt;" calcext:value-type="string">
            <text:p>&lt;picture&gt;&lt;source media="(prefers-color-scheme: dark)" srcset="https://github.com/StorageB/icons/blob/main/GNOME48Adwaita/light/face-angel-symbolic.svg"&gt;&lt;source media="(prefers-color-scheme: light)" srcset="https://github.com/StorageB/icons/blob/main/GNOME48Adwaita/dark/face-angel-symbolic.svg"&gt;&lt;img alt="face-angel-symbolic" src="https://user-images.githubusercontent.com/25423296/163456779-a8556205-d0a5-45e2-ac17-42d089e3c3f8.png"&gt;&lt;/picture&gt; &amp;nbsp; &amp;nbsp;face-ange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ce-angry-symbolic.svg</text:p>
          </table:table-cell>
          <table:table-cell office:value-type="string" calcext:value-type="string">
            <text:p>face-angr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8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80] &amp; CHAR(34) &amp; &quot;&gt;&quot; &amp; &#10;&quot;&lt;img alt=&quot; &amp; CHAR(34) &amp; [.B28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0] &amp; &quot;&lt;br&gt;&quot;" office:value-type="string" office:string-value="&lt;picture&gt;&lt;source media=&quot;(prefers-color-scheme: dark)&quot; srcset=&quot;https://github.com/StorageB/icons/blob/main/GNOME48Adwaita/light/face-angry-symbolic.svg&quot;&gt;&lt;source media=&quot;(prefers-color-scheme: light)&quot; srcset=&quot;https://github.com/StorageB/icons/blob/main/GNOME48Adwaita/dark/face-angry-symbolic.svg&quot;&gt;&lt;img alt=&quot;face-angry-symbolic&quot; src=&quot;https://user-images.githubusercontent.com/25423296/163456779-a8556205-d0a5-45e2-ac17-42d089e3c3f8.png&quot;&gt;&lt;/picture&gt; &amp;nbsp; &amp;nbsp;face-angry-symbolic&lt;br&gt;" calcext:value-type="string">
            <text:p>&lt;picture&gt;&lt;source media="(prefers-color-scheme: dark)" srcset="https://github.com/StorageB/icons/blob/main/GNOME48Adwaita/light/face-angry-symbolic.svg"&gt;&lt;source media="(prefers-color-scheme: light)" srcset="https://github.com/StorageB/icons/blob/main/GNOME48Adwaita/dark/face-angry-symbolic.svg"&gt;&lt;img alt="face-angry-symbolic" src="https://user-images.githubusercontent.com/25423296/163456779-a8556205-d0a5-45e2-ac17-42d089e3c3f8.png"&gt;&lt;/picture&gt; &amp;nbsp; &amp;nbsp;face-angry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ce-confused-symbolic.svg</text:p>
          </table:table-cell>
          <table:table-cell office:value-type="string" calcext:value-type="string">
            <text:p>face-confus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8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81] &amp; CHAR(34) &amp; &quot;&gt;&quot; &amp; &#10;&quot;&lt;img alt=&quot; &amp; CHAR(34) &amp; [.B28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1] &amp; &quot;&lt;br&gt;&quot;" office:value-type="string" office:string-value="&lt;picture&gt;&lt;source media=&quot;(prefers-color-scheme: dark)&quot; srcset=&quot;https://github.com/StorageB/icons/blob/main/GNOME48Adwaita/light/face-confused-symbolic.svg&quot;&gt;&lt;source media=&quot;(prefers-color-scheme: light)&quot; srcset=&quot;https://github.com/StorageB/icons/blob/main/GNOME48Adwaita/dark/face-confused-symbolic.svg&quot;&gt;&lt;img alt=&quot;face-confused-symbolic&quot; src=&quot;https://user-images.githubusercontent.com/25423296/163456779-a8556205-d0a5-45e2-ac17-42d089e3c3f8.png&quot;&gt;&lt;/picture&gt; &amp;nbsp; &amp;nbsp;face-confused-symbolic&lt;br&gt;" calcext:value-type="string">
            <text:p>&lt;picture&gt;&lt;source media="(prefers-color-scheme: dark)" srcset="https://github.com/StorageB/icons/blob/main/GNOME48Adwaita/light/face-confused-symbolic.svg"&gt;&lt;source media="(prefers-color-scheme: light)" srcset="https://github.com/StorageB/icons/blob/main/GNOME48Adwaita/dark/face-confused-symbolic.svg"&gt;&lt;img alt="face-confused-symbolic" src="https://user-images.githubusercontent.com/25423296/163456779-a8556205-d0a5-45e2-ac17-42d089e3c3f8.png"&gt;&lt;/picture&gt; &amp;nbsp; &amp;nbsp;face-confus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ce-cool-symbolic.svg</text:p>
          </table:table-cell>
          <table:table-cell office:value-type="string" calcext:value-type="string">
            <text:p>face-coo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8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82] &amp; CHAR(34) &amp; &quot;&gt;&quot; &amp; &#10;&quot;&lt;img alt=&quot; &amp; CHAR(34) &amp; [.B28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2] &amp; &quot;&lt;br&gt;&quot;" office:value-type="string" office:string-value="&lt;picture&gt;&lt;source media=&quot;(prefers-color-scheme: dark)&quot; srcset=&quot;https://github.com/StorageB/icons/blob/main/GNOME48Adwaita/light/face-cool-symbolic.svg&quot;&gt;&lt;source media=&quot;(prefers-color-scheme: light)&quot; srcset=&quot;https://github.com/StorageB/icons/blob/main/GNOME48Adwaita/dark/face-cool-symbolic.svg&quot;&gt;&lt;img alt=&quot;face-cool-symbolic&quot; src=&quot;https://user-images.githubusercontent.com/25423296/163456779-a8556205-d0a5-45e2-ac17-42d089e3c3f8.png&quot;&gt;&lt;/picture&gt; &amp;nbsp; &amp;nbsp;face-cool-symbolic&lt;br&gt;" calcext:value-type="string">
            <text:p>&lt;picture&gt;&lt;source media="(prefers-color-scheme: dark)" srcset="https://github.com/StorageB/icons/blob/main/GNOME48Adwaita/light/face-cool-symbolic.svg"&gt;&lt;source media="(prefers-color-scheme: light)" srcset="https://github.com/StorageB/icons/blob/main/GNOME48Adwaita/dark/face-cool-symbolic.svg"&gt;&lt;img alt="face-cool-symbolic" src="https://user-images.githubusercontent.com/25423296/163456779-a8556205-d0a5-45e2-ac17-42d089e3c3f8.png"&gt;&lt;/picture&gt; &amp;nbsp; &amp;nbsp;face-coo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ce-crying-symbolic.svg</text:p>
          </table:table-cell>
          <table:table-cell office:value-type="string" calcext:value-type="string">
            <text:p>face-cry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8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83] &amp; CHAR(34) &amp; &quot;&gt;&quot; &amp; &#10;&quot;&lt;img alt=&quot; &amp; CHAR(34) &amp; [.B28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3] &amp; &quot;&lt;br&gt;&quot;" office:value-type="string" office:string-value="&lt;picture&gt;&lt;source media=&quot;(prefers-color-scheme: dark)&quot; srcset=&quot;https://github.com/StorageB/icons/blob/main/GNOME48Adwaita/light/face-crying-symbolic.svg&quot;&gt;&lt;source media=&quot;(prefers-color-scheme: light)&quot; srcset=&quot;https://github.com/StorageB/icons/blob/main/GNOME48Adwaita/dark/face-crying-symbolic.svg&quot;&gt;&lt;img alt=&quot;face-crying-symbolic&quot; src=&quot;https://user-images.githubusercontent.com/25423296/163456779-a8556205-d0a5-45e2-ac17-42d089e3c3f8.png&quot;&gt;&lt;/picture&gt; &amp;nbsp; &amp;nbsp;face-crying-symbolic&lt;br&gt;" calcext:value-type="string">
            <text:p>&lt;picture&gt;&lt;source media="(prefers-color-scheme: dark)" srcset="https://github.com/StorageB/icons/blob/main/GNOME48Adwaita/light/face-crying-symbolic.svg"&gt;&lt;source media="(prefers-color-scheme: light)" srcset="https://github.com/StorageB/icons/blob/main/GNOME48Adwaita/dark/face-crying-symbolic.svg"&gt;&lt;img alt="face-crying-symbolic" src="https://user-images.githubusercontent.com/25423296/163456779-a8556205-d0a5-45e2-ac17-42d089e3c3f8.png"&gt;&lt;/picture&gt; &amp;nbsp; &amp;nbsp;face-cry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ce-devilish-symbolic.svg</text:p>
          </table:table-cell>
          <table:table-cell office:value-type="string" calcext:value-type="string">
            <text:p>face-devilis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8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84] &amp; CHAR(34) &amp; &quot;&gt;&quot; &amp; &#10;&quot;&lt;img alt=&quot; &amp; CHAR(34) &amp; [.B28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4] &amp; &quot;&lt;br&gt;&quot;" office:value-type="string" office:string-value="&lt;picture&gt;&lt;source media=&quot;(prefers-color-scheme: dark)&quot; srcset=&quot;https://github.com/StorageB/icons/blob/main/GNOME48Adwaita/light/face-devilish-symbolic.svg&quot;&gt;&lt;source media=&quot;(prefers-color-scheme: light)&quot; srcset=&quot;https://github.com/StorageB/icons/blob/main/GNOME48Adwaita/dark/face-devilish-symbolic.svg&quot;&gt;&lt;img alt=&quot;face-devilish-symbolic&quot; src=&quot;https://user-images.githubusercontent.com/25423296/163456779-a8556205-d0a5-45e2-ac17-42d089e3c3f8.png&quot;&gt;&lt;/picture&gt; &amp;nbsp; &amp;nbsp;face-devilish-symbolic&lt;br&gt;" calcext:value-type="string">
            <text:p>&lt;picture&gt;&lt;source media="(prefers-color-scheme: dark)" srcset="https://github.com/StorageB/icons/blob/main/GNOME48Adwaita/light/face-devilish-symbolic.svg"&gt;&lt;source media="(prefers-color-scheme: light)" srcset="https://github.com/StorageB/icons/blob/main/GNOME48Adwaita/dark/face-devilish-symbolic.svg"&gt;&lt;img alt="face-devilish-symbolic" src="https://user-images.githubusercontent.com/25423296/163456779-a8556205-d0a5-45e2-ac17-42d089e3c3f8.png"&gt;&lt;/picture&gt; &amp;nbsp; &amp;nbsp;face-devilish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ce-embarrassed-symbolic.svg</text:p>
          </table:table-cell>
          <table:table-cell office:value-type="string" calcext:value-type="string">
            <text:p>face-embarrass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8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85] &amp; CHAR(34) &amp; &quot;&gt;&quot; &amp; &#10;&quot;&lt;img alt=&quot; &amp; CHAR(34) &amp; [.B28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5] &amp; &quot;&lt;br&gt;&quot;" office:value-type="string" office:string-value="&lt;picture&gt;&lt;source media=&quot;(prefers-color-scheme: dark)&quot; srcset=&quot;https://github.com/StorageB/icons/blob/main/GNOME48Adwaita/light/face-embarrassed-symbolic.svg&quot;&gt;&lt;source media=&quot;(prefers-color-scheme: light)&quot; srcset=&quot;https://github.com/StorageB/icons/blob/main/GNOME48Adwaita/dark/face-embarrassed-symbolic.svg&quot;&gt;&lt;img alt=&quot;face-embarrassed-symbolic&quot; src=&quot;https://user-images.githubusercontent.com/25423296/163456779-a8556205-d0a5-45e2-ac17-42d089e3c3f8.png&quot;&gt;&lt;/picture&gt; &amp;nbsp; &amp;nbsp;face-embarrassed-symbolic&lt;br&gt;" calcext:value-type="string">
            <text:p>&lt;picture&gt;&lt;source media="(prefers-color-scheme: dark)" srcset="https://github.com/StorageB/icons/blob/main/GNOME48Adwaita/light/face-embarrassed-symbolic.svg"&gt;&lt;source media="(prefers-color-scheme: light)" srcset="https://github.com/StorageB/icons/blob/main/GNOME48Adwaita/dark/face-embarrassed-symbolic.svg"&gt;&lt;img alt="face-embarrassed-symbolic" src="https://user-images.githubusercontent.com/25423296/163456779-a8556205-d0a5-45e2-ac17-42d089e3c3f8.png"&gt;&lt;/picture&gt; &amp;nbsp; &amp;nbsp;face-embarrass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ce-glasses-symbolic.svg</text:p>
          </table:table-cell>
          <table:table-cell office:value-type="string" calcext:value-type="string">
            <text:p>face-glasse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8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86] &amp; CHAR(34) &amp; &quot;&gt;&quot; &amp; &#10;&quot;&lt;img alt=&quot; &amp; CHAR(34) &amp; [.B28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6] &amp; &quot;&lt;br&gt;&quot;" office:value-type="string" office:string-value="&lt;picture&gt;&lt;source media=&quot;(prefers-color-scheme: dark)&quot; srcset=&quot;https://github.com/StorageB/icons/blob/main/GNOME48Adwaita/light/face-glasses-symbolic.svg&quot;&gt;&lt;source media=&quot;(prefers-color-scheme: light)&quot; srcset=&quot;https://github.com/StorageB/icons/blob/main/GNOME48Adwaita/dark/face-glasses-symbolic.svg&quot;&gt;&lt;img alt=&quot;face-glasses-symbolic&quot; src=&quot;https://user-images.githubusercontent.com/25423296/163456779-a8556205-d0a5-45e2-ac17-42d089e3c3f8.png&quot;&gt;&lt;/picture&gt; &amp;nbsp; &amp;nbsp;face-glasses-symbolic&lt;br&gt;" calcext:value-type="string">
            <text:p>&lt;picture&gt;&lt;source media="(prefers-color-scheme: dark)" srcset="https://github.com/StorageB/icons/blob/main/GNOME48Adwaita/light/face-glasses-symbolic.svg"&gt;&lt;source media="(prefers-color-scheme: light)" srcset="https://github.com/StorageB/icons/blob/main/GNOME48Adwaita/dark/face-glasses-symbolic.svg"&gt;&lt;img alt="face-glasses-symbolic" src="https://user-images.githubusercontent.com/25423296/163456779-a8556205-d0a5-45e2-ac17-42d089e3c3f8.png"&gt;&lt;/picture&gt; &amp;nbsp; &amp;nbsp;face-glasse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ce-kiss-symbolic.svg</text:p>
          </table:table-cell>
          <table:table-cell office:value-type="string" calcext:value-type="string">
            <text:p>face-kis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8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87] &amp; CHAR(34) &amp; &quot;&gt;&quot; &amp; &#10;&quot;&lt;img alt=&quot; &amp; CHAR(34) &amp; [.B28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7] &amp; &quot;&lt;br&gt;&quot;" office:value-type="string" office:string-value="&lt;picture&gt;&lt;source media=&quot;(prefers-color-scheme: dark)&quot; srcset=&quot;https://github.com/StorageB/icons/blob/main/GNOME48Adwaita/light/face-kiss-symbolic.svg&quot;&gt;&lt;source media=&quot;(prefers-color-scheme: light)&quot; srcset=&quot;https://github.com/StorageB/icons/blob/main/GNOME48Adwaita/dark/face-kiss-symbolic.svg&quot;&gt;&lt;img alt=&quot;face-kiss-symbolic&quot; src=&quot;https://user-images.githubusercontent.com/25423296/163456779-a8556205-d0a5-45e2-ac17-42d089e3c3f8.png&quot;&gt;&lt;/picture&gt; &amp;nbsp; &amp;nbsp;face-kiss-symbolic&lt;br&gt;" calcext:value-type="string">
            <text:p>&lt;picture&gt;&lt;source media="(prefers-color-scheme: dark)" srcset="https://github.com/StorageB/icons/blob/main/GNOME48Adwaita/light/face-kiss-symbolic.svg"&gt;&lt;source media="(prefers-color-scheme: light)" srcset="https://github.com/StorageB/icons/blob/main/GNOME48Adwaita/dark/face-kiss-symbolic.svg"&gt;&lt;img alt="face-kiss-symbolic" src="https://user-images.githubusercontent.com/25423296/163456779-a8556205-d0a5-45e2-ac17-42d089e3c3f8.png"&gt;&lt;/picture&gt; &amp;nbsp; &amp;nbsp;face-kis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ce-laugh-symbolic.svg</text:p>
          </table:table-cell>
          <table:table-cell office:value-type="string" calcext:value-type="string">
            <text:p>face-laug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8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88] &amp; CHAR(34) &amp; &quot;&gt;&quot; &amp; &#10;&quot;&lt;img alt=&quot; &amp; CHAR(34) &amp; [.B28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8] &amp; &quot;&lt;br&gt;&quot;" office:value-type="string" office:string-value="&lt;picture&gt;&lt;source media=&quot;(prefers-color-scheme: dark)&quot; srcset=&quot;https://github.com/StorageB/icons/blob/main/GNOME48Adwaita/light/face-laugh-symbolic.svg&quot;&gt;&lt;source media=&quot;(prefers-color-scheme: light)&quot; srcset=&quot;https://github.com/StorageB/icons/blob/main/GNOME48Adwaita/dark/face-laugh-symbolic.svg&quot;&gt;&lt;img alt=&quot;face-laugh-symbolic&quot; src=&quot;https://user-images.githubusercontent.com/25423296/163456779-a8556205-d0a5-45e2-ac17-42d089e3c3f8.png&quot;&gt;&lt;/picture&gt; &amp;nbsp; &amp;nbsp;face-laugh-symbolic&lt;br&gt;" calcext:value-type="string">
            <text:p>&lt;picture&gt;&lt;source media="(prefers-color-scheme: dark)" srcset="https://github.com/StorageB/icons/blob/main/GNOME48Adwaita/light/face-laugh-symbolic.svg"&gt;&lt;source media="(prefers-color-scheme: light)" srcset="https://github.com/StorageB/icons/blob/main/GNOME48Adwaita/dark/face-laugh-symbolic.svg"&gt;&lt;img alt="face-laugh-symbolic" src="https://user-images.githubusercontent.com/25423296/163456779-a8556205-d0a5-45e2-ac17-42d089e3c3f8.png"&gt;&lt;/picture&gt; &amp;nbsp; &amp;nbsp;face-laugh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ce-monkey-symbolic.svg</text:p>
          </table:table-cell>
          <table:table-cell office:value-type="string" calcext:value-type="string">
            <text:p>face-monke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8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89] &amp; CHAR(34) &amp; &quot;&gt;&quot; &amp; &#10;&quot;&lt;img alt=&quot; &amp; CHAR(34) &amp; [.B28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89] &amp; &quot;&lt;br&gt;&quot;" office:value-type="string" office:string-value="&lt;picture&gt;&lt;source media=&quot;(prefers-color-scheme: dark)&quot; srcset=&quot;https://github.com/StorageB/icons/blob/main/GNOME48Adwaita/light/face-monkey-symbolic.svg&quot;&gt;&lt;source media=&quot;(prefers-color-scheme: light)&quot; srcset=&quot;https://github.com/StorageB/icons/blob/main/GNOME48Adwaita/dark/face-monkey-symbolic.svg&quot;&gt;&lt;img alt=&quot;face-monkey-symbolic&quot; src=&quot;https://user-images.githubusercontent.com/25423296/163456779-a8556205-d0a5-45e2-ac17-42d089e3c3f8.png&quot;&gt;&lt;/picture&gt; &amp;nbsp; &amp;nbsp;face-monkey-symbolic&lt;br&gt;" calcext:value-type="string">
            <text:p>&lt;picture&gt;&lt;source media="(prefers-color-scheme: dark)" srcset="https://github.com/StorageB/icons/blob/main/GNOME48Adwaita/light/face-monkey-symbolic.svg"&gt;&lt;source media="(prefers-color-scheme: light)" srcset="https://github.com/StorageB/icons/blob/main/GNOME48Adwaita/dark/face-monkey-symbolic.svg"&gt;&lt;img alt="face-monkey-symbolic" src="https://user-images.githubusercontent.com/25423296/163456779-a8556205-d0a5-45e2-ac17-42d089e3c3f8.png"&gt;&lt;/picture&gt; &amp;nbsp; &amp;nbsp;face-monkey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ce-plain-symbolic.svg</text:p>
          </table:table-cell>
          <table:table-cell office:value-type="string" calcext:value-type="string">
            <text:p>face-plai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9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90] &amp; CHAR(34) &amp; &quot;&gt;&quot; &amp; &#10;&quot;&lt;img alt=&quot; &amp; CHAR(34) &amp; [.B29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0] &amp; &quot;&lt;br&gt;&quot;" office:value-type="string" office:string-value="&lt;picture&gt;&lt;source media=&quot;(prefers-color-scheme: dark)&quot; srcset=&quot;https://github.com/StorageB/icons/blob/main/GNOME48Adwaita/light/face-plain-symbolic.svg&quot;&gt;&lt;source media=&quot;(prefers-color-scheme: light)&quot; srcset=&quot;https://github.com/StorageB/icons/blob/main/GNOME48Adwaita/dark/face-plain-symbolic.svg&quot;&gt;&lt;img alt=&quot;face-plain-symbolic&quot; src=&quot;https://user-images.githubusercontent.com/25423296/163456779-a8556205-d0a5-45e2-ac17-42d089e3c3f8.png&quot;&gt;&lt;/picture&gt; &amp;nbsp; &amp;nbsp;face-plain-symbolic&lt;br&gt;" calcext:value-type="string">
            <text:p>&lt;picture&gt;&lt;source media="(prefers-color-scheme: dark)" srcset="https://github.com/StorageB/icons/blob/main/GNOME48Adwaita/light/face-plain-symbolic.svg"&gt;&lt;source media="(prefers-color-scheme: light)" srcset="https://github.com/StorageB/icons/blob/main/GNOME48Adwaita/dark/face-plain-symbolic.svg"&gt;&lt;img alt="face-plain-symbolic" src="https://user-images.githubusercontent.com/25423296/163456779-a8556205-d0a5-45e2-ac17-42d089e3c3f8.png"&gt;&lt;/picture&gt; &amp;nbsp; &amp;nbsp;face-plain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ce-raspberry-symbolic.svg</text:p>
          </table:table-cell>
          <table:table-cell office:value-type="string" calcext:value-type="string">
            <text:p>face-raspberr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9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91] &amp; CHAR(34) &amp; &quot;&gt;&quot; &amp; &#10;&quot;&lt;img alt=&quot; &amp; CHAR(34) &amp; [.B29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1] &amp; &quot;&lt;br&gt;&quot;" office:value-type="string" office:string-value="&lt;picture&gt;&lt;source media=&quot;(prefers-color-scheme: dark)&quot; srcset=&quot;https://github.com/StorageB/icons/blob/main/GNOME48Adwaita/light/face-raspberry-symbolic.svg&quot;&gt;&lt;source media=&quot;(prefers-color-scheme: light)&quot; srcset=&quot;https://github.com/StorageB/icons/blob/main/GNOME48Adwaita/dark/face-raspberry-symbolic.svg&quot;&gt;&lt;img alt=&quot;face-raspberry-symbolic&quot; src=&quot;https://user-images.githubusercontent.com/25423296/163456779-a8556205-d0a5-45e2-ac17-42d089e3c3f8.png&quot;&gt;&lt;/picture&gt; &amp;nbsp; &amp;nbsp;face-raspberry-symbolic&lt;br&gt;" calcext:value-type="string">
            <text:p>&lt;picture&gt;&lt;source media="(prefers-color-scheme: dark)" srcset="https://github.com/StorageB/icons/blob/main/GNOME48Adwaita/light/face-raspberry-symbolic.svg"&gt;&lt;source media="(prefers-color-scheme: light)" srcset="https://github.com/StorageB/icons/blob/main/GNOME48Adwaita/dark/face-raspberry-symbolic.svg"&gt;&lt;img alt="face-raspberry-symbolic" src="https://user-images.githubusercontent.com/25423296/163456779-a8556205-d0a5-45e2-ac17-42d089e3c3f8.png"&gt;&lt;/picture&gt; &amp;nbsp; &amp;nbsp;face-raspberry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ce-sad-symbolic.svg</text:p>
          </table:table-cell>
          <table:table-cell office:value-type="string" calcext:value-type="string">
            <text:p>face-sa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9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92] &amp; CHAR(34) &amp; &quot;&gt;&quot; &amp; &#10;&quot;&lt;img alt=&quot; &amp; CHAR(34) &amp; [.B29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2] &amp; &quot;&lt;br&gt;&quot;" office:value-type="string" office:string-value="&lt;picture&gt;&lt;source media=&quot;(prefers-color-scheme: dark)&quot; srcset=&quot;https://github.com/StorageB/icons/blob/main/GNOME48Adwaita/light/face-sad-symbolic.svg&quot;&gt;&lt;source media=&quot;(prefers-color-scheme: light)&quot; srcset=&quot;https://github.com/StorageB/icons/blob/main/GNOME48Adwaita/dark/face-sad-symbolic.svg&quot;&gt;&lt;img alt=&quot;face-sad-symbolic&quot; src=&quot;https://user-images.githubusercontent.com/25423296/163456779-a8556205-d0a5-45e2-ac17-42d089e3c3f8.png&quot;&gt;&lt;/picture&gt; &amp;nbsp; &amp;nbsp;face-sad-symbolic&lt;br&gt;" calcext:value-type="string">
            <text:p>&lt;picture&gt;&lt;source media="(prefers-color-scheme: dark)" srcset="https://github.com/StorageB/icons/blob/main/GNOME48Adwaita/light/face-sad-symbolic.svg"&gt;&lt;source media="(prefers-color-scheme: light)" srcset="https://github.com/StorageB/icons/blob/main/GNOME48Adwaita/dark/face-sad-symbolic.svg"&gt;&lt;img alt="face-sad-symbolic" src="https://user-images.githubusercontent.com/25423296/163456779-a8556205-d0a5-45e2-ac17-42d089e3c3f8.png"&gt;&lt;/picture&gt; &amp;nbsp; &amp;nbsp;face-sa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ce-shutmouth-symbolic.svg</text:p>
          </table:table-cell>
          <table:table-cell office:value-type="string" calcext:value-type="string">
            <text:p>face-shutmout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9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93] &amp; CHAR(34) &amp; &quot;&gt;&quot; &amp; &#10;&quot;&lt;img alt=&quot; &amp; CHAR(34) &amp; [.B29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3] &amp; &quot;&lt;br&gt;&quot;" office:value-type="string" office:string-value="&lt;picture&gt;&lt;source media=&quot;(prefers-color-scheme: dark)&quot; srcset=&quot;https://github.com/StorageB/icons/blob/main/GNOME48Adwaita/light/face-shutmouth-symbolic.svg&quot;&gt;&lt;source media=&quot;(prefers-color-scheme: light)&quot; srcset=&quot;https://github.com/StorageB/icons/blob/main/GNOME48Adwaita/dark/face-shutmouth-symbolic.svg&quot;&gt;&lt;img alt=&quot;face-shutmouth-symbolic&quot; src=&quot;https://user-images.githubusercontent.com/25423296/163456779-a8556205-d0a5-45e2-ac17-42d089e3c3f8.png&quot;&gt;&lt;/picture&gt; &amp;nbsp; &amp;nbsp;face-shutmouth-symbolic&lt;br&gt;" calcext:value-type="string">
            <text:p>&lt;picture&gt;&lt;source media="(prefers-color-scheme: dark)" srcset="https://github.com/StorageB/icons/blob/main/GNOME48Adwaita/light/face-shutmouth-symbolic.svg"&gt;&lt;source media="(prefers-color-scheme: light)" srcset="https://github.com/StorageB/icons/blob/main/GNOME48Adwaita/dark/face-shutmouth-symbolic.svg"&gt;&lt;img alt="face-shutmouth-symbolic" src="https://user-images.githubusercontent.com/25423296/163456779-a8556205-d0a5-45e2-ac17-42d089e3c3f8.png"&gt;&lt;/picture&gt; &amp;nbsp; &amp;nbsp;face-shutmouth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ce-sick-symbolic.svg</text:p>
          </table:table-cell>
          <table:table-cell office:value-type="string" calcext:value-type="string">
            <text:p>face-sic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9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94] &amp; CHAR(34) &amp; &quot;&gt;&quot; &amp; &#10;&quot;&lt;img alt=&quot; &amp; CHAR(34) &amp; [.B29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4] &amp; &quot;&lt;br&gt;&quot;" office:value-type="string" office:string-value="&lt;picture&gt;&lt;source media=&quot;(prefers-color-scheme: dark)&quot; srcset=&quot;https://github.com/StorageB/icons/blob/main/GNOME48Adwaita/light/face-sick-symbolic.svg&quot;&gt;&lt;source media=&quot;(prefers-color-scheme: light)&quot; srcset=&quot;https://github.com/StorageB/icons/blob/main/GNOME48Adwaita/dark/face-sick-symbolic.svg&quot;&gt;&lt;img alt=&quot;face-sick-symbolic&quot; src=&quot;https://user-images.githubusercontent.com/25423296/163456779-a8556205-d0a5-45e2-ac17-42d089e3c3f8.png&quot;&gt;&lt;/picture&gt; &amp;nbsp; &amp;nbsp;face-sick-symbolic&lt;br&gt;" calcext:value-type="string">
            <text:p>&lt;picture&gt;&lt;source media="(prefers-color-scheme: dark)" srcset="https://github.com/StorageB/icons/blob/main/GNOME48Adwaita/light/face-sick-symbolic.svg"&gt;&lt;source media="(prefers-color-scheme: light)" srcset="https://github.com/StorageB/icons/blob/main/GNOME48Adwaita/dark/face-sick-symbolic.svg"&gt;&lt;img alt="face-sick-symbolic" src="https://user-images.githubusercontent.com/25423296/163456779-a8556205-d0a5-45e2-ac17-42d089e3c3f8.png"&gt;&lt;/picture&gt; &amp;nbsp; &amp;nbsp;face-sick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ce-smile-big-symbolic.svg</text:p>
          </table:table-cell>
          <table:table-cell office:value-type="string" calcext:value-type="string">
            <text:p>face-smile-bi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9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95] &amp; CHAR(34) &amp; &quot;&gt;&quot; &amp; &#10;&quot;&lt;img alt=&quot; &amp; CHAR(34) &amp; [.B29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5] &amp; &quot;&lt;br&gt;&quot;" office:value-type="string" office:string-value="&lt;picture&gt;&lt;source media=&quot;(prefers-color-scheme: dark)&quot; srcset=&quot;https://github.com/StorageB/icons/blob/main/GNOME48Adwaita/light/face-smile-big-symbolic.svg&quot;&gt;&lt;source media=&quot;(prefers-color-scheme: light)&quot; srcset=&quot;https://github.com/StorageB/icons/blob/main/GNOME48Adwaita/dark/face-smile-big-symbolic.svg&quot;&gt;&lt;img alt=&quot;face-smile-big-symbolic&quot; src=&quot;https://user-images.githubusercontent.com/25423296/163456779-a8556205-d0a5-45e2-ac17-42d089e3c3f8.png&quot;&gt;&lt;/picture&gt; &amp;nbsp; &amp;nbsp;face-smile-big-symbolic&lt;br&gt;" calcext:value-type="string">
            <text:p>&lt;picture&gt;&lt;source media="(prefers-color-scheme: dark)" srcset="https://github.com/StorageB/icons/blob/main/GNOME48Adwaita/light/face-smile-big-symbolic.svg"&gt;&lt;source media="(prefers-color-scheme: light)" srcset="https://github.com/StorageB/icons/blob/main/GNOME48Adwaita/dark/face-smile-big-symbolic.svg"&gt;&lt;img alt="face-smile-big-symbolic" src="https://user-images.githubusercontent.com/25423296/163456779-a8556205-d0a5-45e2-ac17-42d089e3c3f8.png"&gt;&lt;/picture&gt; &amp;nbsp; &amp;nbsp;face-smile-bi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ce-smile-symbolic.svg</text:p>
          </table:table-cell>
          <table:table-cell office:value-type="string" calcext:value-type="string">
            <text:p>face-smi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9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96] &amp; CHAR(34) &amp; &quot;&gt;&quot; &amp; &#10;&quot;&lt;img alt=&quot; &amp; CHAR(34) &amp; [.B29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6] &amp; &quot;&lt;br&gt;&quot;" office:value-type="string" office:string-value="&lt;picture&gt;&lt;source media=&quot;(prefers-color-scheme: dark)&quot; srcset=&quot;https://github.com/StorageB/icons/blob/main/GNOME48Adwaita/light/face-smile-symbolic.svg&quot;&gt;&lt;source media=&quot;(prefers-color-scheme: light)&quot; srcset=&quot;https://github.com/StorageB/icons/blob/main/GNOME48Adwaita/dark/face-smile-symbolic.svg&quot;&gt;&lt;img alt=&quot;face-smile-symbolic&quot; src=&quot;https://user-images.githubusercontent.com/25423296/163456779-a8556205-d0a5-45e2-ac17-42d089e3c3f8.png&quot;&gt;&lt;/picture&gt; &amp;nbsp; &amp;nbsp;face-smile-symbolic&lt;br&gt;" calcext:value-type="string">
            <text:p>&lt;picture&gt;&lt;source media="(prefers-color-scheme: dark)" srcset="https://github.com/StorageB/icons/blob/main/GNOME48Adwaita/light/face-smile-symbolic.svg"&gt;&lt;source media="(prefers-color-scheme: light)" srcset="https://github.com/StorageB/icons/blob/main/GNOME48Adwaita/dark/face-smile-symbolic.svg"&gt;&lt;img alt="face-smile-symbolic" src="https://user-images.githubusercontent.com/25423296/163456779-a8556205-d0a5-45e2-ac17-42d089e3c3f8.png"&gt;&lt;/picture&gt; &amp;nbsp; &amp;nbsp;face-smil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ce-smirk-symbolic.svg</text:p>
          </table:table-cell>
          <table:table-cell office:value-type="string" calcext:value-type="string">
            <text:p>face-smir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9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97] &amp; CHAR(34) &amp; &quot;&gt;&quot; &amp; &#10;&quot;&lt;img alt=&quot; &amp; CHAR(34) &amp; [.B29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7] &amp; &quot;&lt;br&gt;&quot;" office:value-type="string" office:string-value="&lt;picture&gt;&lt;source media=&quot;(prefers-color-scheme: dark)&quot; srcset=&quot;https://github.com/StorageB/icons/blob/main/GNOME48Adwaita/light/face-smirk-symbolic.svg&quot;&gt;&lt;source media=&quot;(prefers-color-scheme: light)&quot; srcset=&quot;https://github.com/StorageB/icons/blob/main/GNOME48Adwaita/dark/face-smirk-symbolic.svg&quot;&gt;&lt;img alt=&quot;face-smirk-symbolic&quot; src=&quot;https://user-images.githubusercontent.com/25423296/163456779-a8556205-d0a5-45e2-ac17-42d089e3c3f8.png&quot;&gt;&lt;/picture&gt; &amp;nbsp; &amp;nbsp;face-smirk-symbolic&lt;br&gt;" calcext:value-type="string">
            <text:p>&lt;picture&gt;&lt;source media="(prefers-color-scheme: dark)" srcset="https://github.com/StorageB/icons/blob/main/GNOME48Adwaita/light/face-smirk-symbolic.svg"&gt;&lt;source media="(prefers-color-scheme: light)" srcset="https://github.com/StorageB/icons/blob/main/GNOME48Adwaita/dark/face-smirk-symbolic.svg"&gt;&lt;img alt="face-smirk-symbolic" src="https://user-images.githubusercontent.com/25423296/163456779-a8556205-d0a5-45e2-ac17-42d089e3c3f8.png"&gt;&lt;/picture&gt; &amp;nbsp; &amp;nbsp;face-smirk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ce-surprise-symbolic.svg</text:p>
          </table:table-cell>
          <table:table-cell office:value-type="string" calcext:value-type="string">
            <text:p>face-surpris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9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98] &amp; CHAR(34) &amp; &quot;&gt;&quot; &amp; &#10;&quot;&lt;img alt=&quot; &amp; CHAR(34) &amp; [.B29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8] &amp; &quot;&lt;br&gt;&quot;" office:value-type="string" office:string-value="&lt;picture&gt;&lt;source media=&quot;(prefers-color-scheme: dark)&quot; srcset=&quot;https://github.com/StorageB/icons/blob/main/GNOME48Adwaita/light/face-surprise-symbolic.svg&quot;&gt;&lt;source media=&quot;(prefers-color-scheme: light)&quot; srcset=&quot;https://github.com/StorageB/icons/blob/main/GNOME48Adwaita/dark/face-surprise-symbolic.svg&quot;&gt;&lt;img alt=&quot;face-surprise-symbolic&quot; src=&quot;https://user-images.githubusercontent.com/25423296/163456779-a8556205-d0a5-45e2-ac17-42d089e3c3f8.png&quot;&gt;&lt;/picture&gt; &amp;nbsp; &amp;nbsp;face-surprise-symbolic&lt;br&gt;" calcext:value-type="string">
            <text:p>&lt;picture&gt;&lt;source media="(prefers-color-scheme: dark)" srcset="https://github.com/StorageB/icons/blob/main/GNOME48Adwaita/light/face-surprise-symbolic.svg"&gt;&lt;source media="(prefers-color-scheme: light)" srcset="https://github.com/StorageB/icons/blob/main/GNOME48Adwaita/dark/face-surprise-symbolic.svg"&gt;&lt;img alt="face-surprise-symbolic" src="https://user-images.githubusercontent.com/25423296/163456779-a8556205-d0a5-45e2-ac17-42d089e3c3f8.png"&gt;&lt;/picture&gt; &amp;nbsp; &amp;nbsp;face-surpris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ce-tired-symbolic.svg</text:p>
          </table:table-cell>
          <table:table-cell office:value-type="string" calcext:value-type="string">
            <text:p>face-tir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29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299] &amp; CHAR(34) &amp; &quot;&gt;&quot; &amp; &#10;&quot;&lt;img alt=&quot; &amp; CHAR(34) &amp; [.B29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299] &amp; &quot;&lt;br&gt;&quot;" office:value-type="string" office:string-value="&lt;picture&gt;&lt;source media=&quot;(prefers-color-scheme: dark)&quot; srcset=&quot;https://github.com/StorageB/icons/blob/main/GNOME48Adwaita/light/face-tired-symbolic.svg&quot;&gt;&lt;source media=&quot;(prefers-color-scheme: light)&quot; srcset=&quot;https://github.com/StorageB/icons/blob/main/GNOME48Adwaita/dark/face-tired-symbolic.svg&quot;&gt;&lt;img alt=&quot;face-tired-symbolic&quot; src=&quot;https://user-images.githubusercontent.com/25423296/163456779-a8556205-d0a5-45e2-ac17-42d089e3c3f8.png&quot;&gt;&lt;/picture&gt; &amp;nbsp; &amp;nbsp;face-tired-symbolic&lt;br&gt;" calcext:value-type="string">
            <text:p>&lt;picture&gt;&lt;source media="(prefers-color-scheme: dark)" srcset="https://github.com/StorageB/icons/blob/main/GNOME48Adwaita/light/face-tired-symbolic.svg"&gt;&lt;source media="(prefers-color-scheme: light)" srcset="https://github.com/StorageB/icons/blob/main/GNOME48Adwaita/dark/face-tired-symbolic.svg"&gt;&lt;img alt="face-tired-symbolic" src="https://user-images.githubusercontent.com/25423296/163456779-a8556205-d0a5-45e2-ac17-42d089e3c3f8.png"&gt;&lt;/picture&gt; &amp;nbsp; &amp;nbsp;face-tir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ce-uncertain-symbolic.svg</text:p>
          </table:table-cell>
          <table:table-cell office:value-type="string" calcext:value-type="string">
            <text:p>face-uncertai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0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00] &amp; CHAR(34) &amp; &quot;&gt;&quot; &amp; &#10;&quot;&lt;img alt=&quot; &amp; CHAR(34) &amp; [.B30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00] &amp; &quot;&lt;br&gt;&quot;" office:value-type="string" office:string-value="&lt;picture&gt;&lt;source media=&quot;(prefers-color-scheme: dark)&quot; srcset=&quot;https://github.com/StorageB/icons/blob/main/GNOME48Adwaita/light/face-uncertain-symbolic.svg&quot;&gt;&lt;source media=&quot;(prefers-color-scheme: light)&quot; srcset=&quot;https://github.com/StorageB/icons/blob/main/GNOME48Adwaita/dark/face-uncertain-symbolic.svg&quot;&gt;&lt;img alt=&quot;face-uncertain-symbolic&quot; src=&quot;https://user-images.githubusercontent.com/25423296/163456779-a8556205-d0a5-45e2-ac17-42d089e3c3f8.png&quot;&gt;&lt;/picture&gt; &amp;nbsp; &amp;nbsp;face-uncertain-symbolic&lt;br&gt;" calcext:value-type="string">
            <text:p>&lt;picture&gt;&lt;source media="(prefers-color-scheme: dark)" srcset="https://github.com/StorageB/icons/blob/main/GNOME48Adwaita/light/face-uncertain-symbolic.svg"&gt;&lt;source media="(prefers-color-scheme: light)" srcset="https://github.com/StorageB/icons/blob/main/GNOME48Adwaita/dark/face-uncertain-symbolic.svg"&gt;&lt;img alt="face-uncertain-symbolic" src="https://user-images.githubusercontent.com/25423296/163456779-a8556205-d0a5-45e2-ac17-42d089e3c3f8.png"&gt;&lt;/picture&gt; &amp;nbsp; &amp;nbsp;face-uncertain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ce-wink-symbolic.svg</text:p>
          </table:table-cell>
          <table:table-cell office:value-type="string" calcext:value-type="string">
            <text:p>face-win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0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01] &amp; CHAR(34) &amp; &quot;&gt;&quot; &amp; &#10;&quot;&lt;img alt=&quot; &amp; CHAR(34) &amp; [.B30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01] &amp; &quot;&lt;br&gt;&quot;" office:value-type="string" office:string-value="&lt;picture&gt;&lt;source media=&quot;(prefers-color-scheme: dark)&quot; srcset=&quot;https://github.com/StorageB/icons/blob/main/GNOME48Adwaita/light/face-wink-symbolic.svg&quot;&gt;&lt;source media=&quot;(prefers-color-scheme: light)&quot; srcset=&quot;https://github.com/StorageB/icons/blob/main/GNOME48Adwaita/dark/face-wink-symbolic.svg&quot;&gt;&lt;img alt=&quot;face-wink-symbolic&quot; src=&quot;https://user-images.githubusercontent.com/25423296/163456779-a8556205-d0a5-45e2-ac17-42d089e3c3f8.png&quot;&gt;&lt;/picture&gt; &amp;nbsp; &amp;nbsp;face-wink-symbolic&lt;br&gt;" calcext:value-type="string">
            <text:p>&lt;picture&gt;&lt;source media="(prefers-color-scheme: dark)" srcset="https://github.com/StorageB/icons/blob/main/GNOME48Adwaita/light/face-wink-symbolic.svg"&gt;&lt;source media="(prefers-color-scheme: light)" srcset="https://github.com/StorageB/icons/blob/main/GNOME48Adwaita/dark/face-wink-symbolic.svg"&gt;&lt;img alt="face-wink-symbolic" src="https://user-images.githubusercontent.com/25423296/163456779-a8556205-d0a5-45e2-ac17-42d089e3c3f8.png"&gt;&lt;/picture&gt; &amp;nbsp; &amp;nbsp;face-wink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ce-worried-symbolic.svg</text:p>
          </table:table-cell>
          <table:table-cell office:value-type="string" calcext:value-type="string">
            <text:p>face-worri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0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02] &amp; CHAR(34) &amp; &quot;&gt;&quot; &amp; &#10;&quot;&lt;img alt=&quot; &amp; CHAR(34) &amp; [.B30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02] &amp; &quot;&lt;br&gt;&quot;" office:value-type="string" office:string-value="&lt;picture&gt;&lt;source media=&quot;(prefers-color-scheme: dark)&quot; srcset=&quot;https://github.com/StorageB/icons/blob/main/GNOME48Adwaita/light/face-worried-symbolic.svg&quot;&gt;&lt;source media=&quot;(prefers-color-scheme: light)&quot; srcset=&quot;https://github.com/StorageB/icons/blob/main/GNOME48Adwaita/dark/face-worried-symbolic.svg&quot;&gt;&lt;img alt=&quot;face-worried-symbolic&quot; src=&quot;https://user-images.githubusercontent.com/25423296/163456779-a8556205-d0a5-45e2-ac17-42d089e3c3f8.png&quot;&gt;&lt;/picture&gt; &amp;nbsp; &amp;nbsp;face-worried-symbolic&lt;br&gt;" calcext:value-type="string">
            <text:p>&lt;picture&gt;&lt;source media="(prefers-color-scheme: dark)" srcset="https://github.com/StorageB/icons/blob/main/GNOME48Adwaita/light/face-worried-symbolic.svg"&gt;&lt;source media="(prefers-color-scheme: light)" srcset="https://github.com/StorageB/icons/blob/main/GNOME48Adwaita/dark/face-worried-symbolic.svg"&gt;&lt;img alt="face-worried-symbolic" src="https://user-images.githubusercontent.com/25423296/163456779-a8556205-d0a5-45e2-ac17-42d089e3c3f8.png"&gt;&lt;/picture&gt; &amp;nbsp; &amp;nbsp;face-worri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ace-yawn-symbolic.svg</text:p>
          </table:table-cell>
          <table:table-cell office:value-type="string" calcext:value-type="string">
            <text:p>face-yaw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0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03] &amp; CHAR(34) &amp; &quot;&gt;&quot; &amp; &#10;&quot;&lt;img alt=&quot; &amp; CHAR(34) &amp; [.B30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03] &amp; &quot;&lt;br&gt;&quot;" office:value-type="string" office:string-value="&lt;picture&gt;&lt;source media=&quot;(prefers-color-scheme: dark)&quot; srcset=&quot;https://github.com/StorageB/icons/blob/main/GNOME48Adwaita/light/face-yawn-symbolic.svg&quot;&gt;&lt;source media=&quot;(prefers-color-scheme: light)&quot; srcset=&quot;https://github.com/StorageB/icons/blob/main/GNOME48Adwaita/dark/face-yawn-symbolic.svg&quot;&gt;&lt;img alt=&quot;face-yawn-symbolic&quot; src=&quot;https://user-images.githubusercontent.com/25423296/163456779-a8556205-d0a5-45e2-ac17-42d089e3c3f8.png&quot;&gt;&lt;/picture&gt; &amp;nbsp; &amp;nbsp;face-yawn-symbolic&lt;br&gt;" calcext:value-type="string">
            <text:p>&lt;picture&gt;&lt;source media="(prefers-color-scheme: dark)" srcset="https://github.com/StorageB/icons/blob/main/GNOME48Adwaita/light/face-yawn-symbolic.svg"&gt;&lt;source media="(prefers-color-scheme: light)" srcset="https://github.com/StorageB/icons/blob/main/GNOME48Adwaita/dark/face-yawn-symbolic.svg"&gt;&lt;img alt="face-yawn-symbolic" src="https://user-images.githubusercontent.com/25423296/163456779-a8556205-d0a5-45e2-ac17-42d089e3c3f8.png"&gt;&lt;/picture&gt; &amp;nbsp; &amp;nbsp;face-yawn-symbolic&lt;br&gt;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office:value-type="string" calcext:value-type="string">
            <text:p>./legacy:</text:p>
          </table:table-cell>
          <table:table-cell table:formula="of:=&quot;## &quot; &amp; MID([.B305];3;FIND(&quot;:&quot;;[.B305];1)-3) &amp; &quot; &lt;br&gt;&quot;" office:value-type="string" office:string-value="## legacy &lt;br&gt;" calcext:value-type="string">
            <text:p>## legacy 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essories-calculator-symbolic.svg</text:p>
          </table:table-cell>
          <table:table-cell office:value-type="string" calcext:value-type="string">
            <text:p>accessories-calculato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0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06] &amp; CHAR(34) &amp; &quot;&gt;&quot; &amp; &#10;&quot;&lt;img alt=&quot; &amp; CHAR(34) &amp; [.B30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06] &amp; &quot;&lt;br&gt;&quot;" office:value-type="string" office:string-value="&lt;picture&gt;&lt;source media=&quot;(prefers-color-scheme: dark)&quot; srcset=&quot;https://github.com/StorageB/icons/blob/main/GNOME48Adwaita/light/accessories-calculator-symbolic.svg&quot;&gt;&lt;source media=&quot;(prefers-color-scheme: light)&quot; srcset=&quot;https://github.com/StorageB/icons/blob/main/GNOME48Adwaita/dark/accessories-calculator-symbolic.svg&quot;&gt;&lt;img alt=&quot;accessories-calculator-symbolic&quot; src=&quot;https://user-images.githubusercontent.com/25423296/163456779-a8556205-d0a5-45e2-ac17-42d089e3c3f8.png&quot;&gt;&lt;/picture&gt; &amp;nbsp; &amp;nbsp;accessories-calculator-symbolic&lt;br&gt;" calcext:value-type="string">
            <text:p>&lt;picture&gt;&lt;source media="(prefers-color-scheme: dark)" srcset="https://github.com/StorageB/icons/blob/main/GNOME48Adwaita/light/accessories-calculator-symbolic.svg"&gt;&lt;source media="(prefers-color-scheme: light)" srcset="https://github.com/StorageB/icons/blob/main/GNOME48Adwaita/dark/accessories-calculator-symbolic.svg"&gt;&lt;img alt="accessories-calculator-symbolic" src="https://user-images.githubusercontent.com/25423296/163456779-a8556205-d0a5-45e2-ac17-42d089e3c3f8.png"&gt;&lt;/picture&gt; &amp;nbsp; &amp;nbsp;accessories-calculato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essories-character-map-symbolic.svg</text:p>
          </table:table-cell>
          <table:table-cell office:value-type="string" calcext:value-type="string">
            <text:p>accessories-character-ma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0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07] &amp; CHAR(34) &amp; &quot;&gt;&quot; &amp; &#10;&quot;&lt;img alt=&quot; &amp; CHAR(34) &amp; [.B30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07] &amp; &quot;&lt;br&gt;&quot;" office:value-type="string" office:string-value="&lt;picture&gt;&lt;source media=&quot;(prefers-color-scheme: dark)&quot; srcset=&quot;https://github.com/StorageB/icons/blob/main/GNOME48Adwaita/light/accessories-character-map-symbolic.svg&quot;&gt;&lt;source media=&quot;(prefers-color-scheme: light)&quot; srcset=&quot;https://github.com/StorageB/icons/blob/main/GNOME48Adwaita/dark/accessories-character-map-symbolic.svg&quot;&gt;&lt;img alt=&quot;accessories-character-map-symbolic&quot; src=&quot;https://user-images.githubusercontent.com/25423296/163456779-a8556205-d0a5-45e2-ac17-42d089e3c3f8.png&quot;&gt;&lt;/picture&gt; &amp;nbsp; &amp;nbsp;accessories-character-map-symbolic&lt;br&gt;" calcext:value-type="string">
            <text:p>&lt;picture&gt;&lt;source media="(prefers-color-scheme: dark)" srcset="https://github.com/StorageB/icons/blob/main/GNOME48Adwaita/light/accessories-character-map-symbolic.svg"&gt;&lt;source media="(prefers-color-scheme: light)" srcset="https://github.com/StorageB/icons/blob/main/GNOME48Adwaita/dark/accessories-character-map-symbolic.svg"&gt;&lt;img alt="accessories-character-map-symbolic" src="https://user-images.githubusercontent.com/25423296/163456779-a8556205-d0a5-45e2-ac17-42d089e3c3f8.png"&gt;&lt;/picture&gt; &amp;nbsp; &amp;nbsp;accessories-character-map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essories-dictionary-symbolic.svg</text:p>
          </table:table-cell>
          <table:table-cell office:value-type="string" calcext:value-type="string">
            <text:p>accessories-dictionar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0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08] &amp; CHAR(34) &amp; &quot;&gt;&quot; &amp; &#10;&quot;&lt;img alt=&quot; &amp; CHAR(34) &amp; [.B30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08] &amp; &quot;&lt;br&gt;&quot;" office:value-type="string" office:string-value="&lt;picture&gt;&lt;source media=&quot;(prefers-color-scheme: dark)&quot; srcset=&quot;https://github.com/StorageB/icons/blob/main/GNOME48Adwaita/light/accessories-dictionary-symbolic.svg&quot;&gt;&lt;source media=&quot;(prefers-color-scheme: light)&quot; srcset=&quot;https://github.com/StorageB/icons/blob/main/GNOME48Adwaita/dark/accessories-dictionary-symbolic.svg&quot;&gt;&lt;img alt=&quot;accessories-dictionary-symbolic&quot; src=&quot;https://user-images.githubusercontent.com/25423296/163456779-a8556205-d0a5-45e2-ac17-42d089e3c3f8.png&quot;&gt;&lt;/picture&gt; &amp;nbsp; &amp;nbsp;accessories-dictionary-symbolic&lt;br&gt;" calcext:value-type="string">
            <text:p>&lt;picture&gt;&lt;source media="(prefers-color-scheme: dark)" srcset="https://github.com/StorageB/icons/blob/main/GNOME48Adwaita/light/accessories-dictionary-symbolic.svg"&gt;&lt;source media="(prefers-color-scheme: light)" srcset="https://github.com/StorageB/icons/blob/main/GNOME48Adwaita/dark/accessories-dictionary-symbolic.svg"&gt;&lt;img alt="accessories-dictionary-symbolic" src="https://user-images.githubusercontent.com/25423296/163456779-a8556205-d0a5-45e2-ac17-42d089e3c3f8.png"&gt;&lt;/picture&gt; &amp;nbsp; &amp;nbsp;accessories-dictionary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ccessories-text-editor-symbolic.svg</text:p>
          </table:table-cell>
          <table:table-cell office:value-type="string" calcext:value-type="string">
            <text:p>accessories-text-edito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0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09] &amp; CHAR(34) &amp; &quot;&gt;&quot; &amp; &#10;&quot;&lt;img alt=&quot; &amp; CHAR(34) &amp; [.B30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09] &amp; &quot;&lt;br&gt;&quot;" office:value-type="string" office:string-value="&lt;picture&gt;&lt;source media=&quot;(prefers-color-scheme: dark)&quot; srcset=&quot;https://github.com/StorageB/icons/blob/main/GNOME48Adwaita/light/accessories-text-editor-symbolic.svg&quot;&gt;&lt;source media=&quot;(prefers-color-scheme: light)&quot; srcset=&quot;https://github.com/StorageB/icons/blob/main/GNOME48Adwaita/dark/accessories-text-editor-symbolic.svg&quot;&gt;&lt;img alt=&quot;accessories-text-editor-symbolic&quot; src=&quot;https://user-images.githubusercontent.com/25423296/163456779-a8556205-d0a5-45e2-ac17-42d089e3c3f8.png&quot;&gt;&lt;/picture&gt; &amp;nbsp; &amp;nbsp;accessories-text-editor-symbolic&lt;br&gt;" calcext:value-type="string">
            <text:p>&lt;picture&gt;&lt;source media="(prefers-color-scheme: dark)" srcset="https://github.com/StorageB/icons/blob/main/GNOME48Adwaita/light/accessories-text-editor-symbolic.svg"&gt;&lt;source media="(prefers-color-scheme: light)" srcset="https://github.com/StorageB/icons/blob/main/GNOME48Adwaita/dark/accessories-text-editor-symbolic.svg"&gt;&lt;img alt="accessories-text-editor-symbolic" src="https://user-images.githubusercontent.com/25423296/163456779-a8556205-d0a5-45e2-ac17-42d089e3c3f8.png"&gt;&lt;/picture&gt; &amp;nbsp; &amp;nbsp;accessories-text-edito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lets-screenshooter-symbolic.svg</text:p>
          </table:table-cell>
          <table:table-cell office:value-type="string" calcext:value-type="string">
            <text:p>applets-screenshoot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1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10] &amp; CHAR(34) &amp; &quot;&gt;&quot; &amp; &#10;&quot;&lt;img alt=&quot; &amp; CHAR(34) &amp; [.B31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0] &amp; &quot;&lt;br&gt;&quot;" office:value-type="string" office:string-value="&lt;picture&gt;&lt;source media=&quot;(prefers-color-scheme: dark)&quot; srcset=&quot;https://github.com/StorageB/icons/blob/main/GNOME48Adwaita/light/applets-screenshooter-symbolic.svg&quot;&gt;&lt;source media=&quot;(prefers-color-scheme: light)&quot; srcset=&quot;https://github.com/StorageB/icons/blob/main/GNOME48Adwaita/dark/applets-screenshooter-symbolic.svg&quot;&gt;&lt;img alt=&quot;applets-screenshooter-symbolic&quot; src=&quot;https://user-images.githubusercontent.com/25423296/163456779-a8556205-d0a5-45e2-ac17-42d089e3c3f8.png&quot;&gt;&lt;/picture&gt; &amp;nbsp; &amp;nbsp;applets-screenshooter-symbolic&lt;br&gt;" calcext:value-type="string">
            <text:p>&lt;picture&gt;&lt;source media="(prefers-color-scheme: dark)" srcset="https://github.com/StorageB/icons/blob/main/GNOME48Adwaita/light/applets-screenshooter-symbolic.svg"&gt;&lt;source media="(prefers-color-scheme: light)" srcset="https://github.com/StorageB/icons/blob/main/GNOME48Adwaita/dark/applets-screenshooter-symbolic.svg"&gt;&lt;img alt="applets-screenshooter-symbolic" src="https://user-images.githubusercontent.com/25423296/163456779-a8556205-d0a5-45e2-ac17-42d089e3c3f8.png"&gt;&lt;/picture&gt; &amp;nbsp; &amp;nbsp;applets-screenshoote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caution-charging-symbolic.svg</text:p>
          </table:table-cell>
          <table:table-cell office:value-type="string" calcext:value-type="string">
            <text:p>battery-caution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1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11] &amp; CHAR(34) &amp; &quot;&gt;&quot; &amp; &#10;&quot;&lt;img alt=&quot; &amp; CHAR(34) &amp; [.B31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1] &amp; &quot;&lt;br&gt;&quot;" office:value-type="string" office:string-value="&lt;picture&gt;&lt;source media=&quot;(prefers-color-scheme: dark)&quot; srcset=&quot;https://github.com/StorageB/icons/blob/main/GNOME48Adwaita/light/battery-caution-charging-symbolic.svg&quot;&gt;&lt;source media=&quot;(prefers-color-scheme: light)&quot; srcset=&quot;https://github.com/StorageB/icons/blob/main/GNOME48Adwaita/dark/battery-caution-charging-symbolic.svg&quot;&gt;&lt;img alt=&quot;battery-caution-charging-symbolic&quot; src=&quot;https://user-images.githubusercontent.com/25423296/163456779-a8556205-d0a5-45e2-ac17-42d089e3c3f8.png&quot;&gt;&lt;/picture&gt; &amp;nbsp; &amp;nbsp;battery-caution-charging-symbolic&lt;br&gt;" calcext:value-type="string">
            <text:p>&lt;picture&gt;&lt;source media="(prefers-color-scheme: dark)" srcset="https://github.com/StorageB/icons/blob/main/GNOME48Adwaita/light/battery-caution-charging-symbolic.svg"&gt;&lt;source media="(prefers-color-scheme: light)" srcset="https://github.com/StorageB/icons/blob/main/GNOME48Adwaita/dark/battery-caution-charging-symbolic.svg"&gt;&lt;img alt="battery-caution-charging-symbolic" src="https://user-images.githubusercontent.com/25423296/163456779-a8556205-d0a5-45e2-ac17-42d089e3c3f8.png"&gt;&lt;/picture&gt; &amp;nbsp; &amp;nbsp;battery-caution-charg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empty-charging-symbolic.svg</text:p>
          </table:table-cell>
          <table:table-cell office:value-type="string" calcext:value-type="string">
            <text:p>battery-empty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1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12] &amp; CHAR(34) &amp; &quot;&gt;&quot; &amp; &#10;&quot;&lt;img alt=&quot; &amp; CHAR(34) &amp; [.B31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2] &amp; &quot;&lt;br&gt;&quot;" office:value-type="string" office:string-value="&lt;picture&gt;&lt;source media=&quot;(prefers-color-scheme: dark)&quot; srcset=&quot;https://github.com/StorageB/icons/blob/main/GNOME48Adwaita/light/battery-empty-charging-symbolic.svg&quot;&gt;&lt;source media=&quot;(prefers-color-scheme: light)&quot; srcset=&quot;https://github.com/StorageB/icons/blob/main/GNOME48Adwaita/dark/battery-empty-charging-symbolic.svg&quot;&gt;&lt;img alt=&quot;battery-empty-charging-symbolic&quot; src=&quot;https://user-images.githubusercontent.com/25423296/163456779-a8556205-d0a5-45e2-ac17-42d089e3c3f8.png&quot;&gt;&lt;/picture&gt; &amp;nbsp; &amp;nbsp;battery-empty-charging-symbolic&lt;br&gt;" calcext:value-type="string">
            <text:p>&lt;picture&gt;&lt;source media="(prefers-color-scheme: dark)" srcset="https://github.com/StorageB/icons/blob/main/GNOME48Adwaita/light/battery-empty-charging-symbolic.svg"&gt;&lt;source media="(prefers-color-scheme: light)" srcset="https://github.com/StorageB/icons/blob/main/GNOME48Adwaita/dark/battery-empty-charging-symbolic.svg"&gt;&lt;img alt="battery-empty-charging-symbolic" src="https://user-images.githubusercontent.com/25423296/163456779-a8556205-d0a5-45e2-ac17-42d089e3c3f8.png"&gt;&lt;/picture&gt; &amp;nbsp; &amp;nbsp;battery-empty-charg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empty-symbolic.svg</text:p>
          </table:table-cell>
          <table:table-cell office:value-type="string" calcext:value-type="string">
            <text:p>battery-empt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1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13] &amp; CHAR(34) &amp; &quot;&gt;&quot; &amp; &#10;&quot;&lt;img alt=&quot; &amp; CHAR(34) &amp; [.B31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3] &amp; &quot;&lt;br&gt;&quot;" office:value-type="string" office:string-value="&lt;picture&gt;&lt;source media=&quot;(prefers-color-scheme: dark)&quot; srcset=&quot;https://github.com/StorageB/icons/blob/main/GNOME48Adwaita/light/battery-empty-symbolic.svg&quot;&gt;&lt;source media=&quot;(prefers-color-scheme: light)&quot; srcset=&quot;https://github.com/StorageB/icons/blob/main/GNOME48Adwaita/dark/battery-empty-symbolic.svg&quot;&gt;&lt;img alt=&quot;battery-empty-symbolic&quot; src=&quot;https://user-images.githubusercontent.com/25423296/163456779-a8556205-d0a5-45e2-ac17-42d089e3c3f8.png&quot;&gt;&lt;/picture&gt; &amp;nbsp; &amp;nbsp;battery-empty-symbolic&lt;br&gt;" calcext:value-type="string">
            <text:p>&lt;picture&gt;&lt;source media="(prefers-color-scheme: dark)" srcset="https://github.com/StorageB/icons/blob/main/GNOME48Adwaita/light/battery-empty-symbolic.svg"&gt;&lt;source media="(prefers-color-scheme: light)" srcset="https://github.com/StorageB/icons/blob/main/GNOME48Adwaita/dark/battery-empty-symbolic.svg"&gt;&lt;img alt="battery-empty-symbolic" src="https://user-images.githubusercontent.com/25423296/163456779-a8556205-d0a5-45e2-ac17-42d089e3c3f8.png"&gt;&lt;/picture&gt; &amp;nbsp; &amp;nbsp;battery-empty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full-charged-symbolic.svg</text:p>
          </table:table-cell>
          <table:table-cell office:value-type="string" calcext:value-type="string">
            <text:p>battery-full-charg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1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14] &amp; CHAR(34) &amp; &quot;&gt;&quot; &amp; &#10;&quot;&lt;img alt=&quot; &amp; CHAR(34) &amp; [.B31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4] &amp; &quot;&lt;br&gt;&quot;" office:value-type="string" office:string-value="&lt;picture&gt;&lt;source media=&quot;(prefers-color-scheme: dark)&quot; srcset=&quot;https://github.com/StorageB/icons/blob/main/GNOME48Adwaita/light/battery-full-charged-symbolic.svg&quot;&gt;&lt;source media=&quot;(prefers-color-scheme: light)&quot; srcset=&quot;https://github.com/StorageB/icons/blob/main/GNOME48Adwaita/dark/battery-full-charged-symbolic.svg&quot;&gt;&lt;img alt=&quot;battery-full-charged-symbolic&quot; src=&quot;https://user-images.githubusercontent.com/25423296/163456779-a8556205-d0a5-45e2-ac17-42d089e3c3f8.png&quot;&gt;&lt;/picture&gt; &amp;nbsp; &amp;nbsp;battery-full-charged-symbolic&lt;br&gt;" calcext:value-type="string">
            <text:p>&lt;picture&gt;&lt;source media="(prefers-color-scheme: dark)" srcset="https://github.com/StorageB/icons/blob/main/GNOME48Adwaita/light/battery-full-charged-symbolic.svg"&gt;&lt;source media="(prefers-color-scheme: light)" srcset="https://github.com/StorageB/icons/blob/main/GNOME48Adwaita/dark/battery-full-charged-symbolic.svg"&gt;&lt;img alt="battery-full-charged-symbolic" src="https://user-images.githubusercontent.com/25423296/163456779-a8556205-d0a5-45e2-ac17-42d089e3c3f8.png"&gt;&lt;/picture&gt; &amp;nbsp; &amp;nbsp;battery-full-charg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full-charging-symbolic.svg</text:p>
          </table:table-cell>
          <table:table-cell office:value-type="string" calcext:value-type="string">
            <text:p>battery-full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1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15] &amp; CHAR(34) &amp; &quot;&gt;&quot; &amp; &#10;&quot;&lt;img alt=&quot; &amp; CHAR(34) &amp; [.B31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5] &amp; &quot;&lt;br&gt;&quot;" office:value-type="string" office:string-value="&lt;picture&gt;&lt;source media=&quot;(prefers-color-scheme: dark)&quot; srcset=&quot;https://github.com/StorageB/icons/blob/main/GNOME48Adwaita/light/battery-full-charging-symbolic.svg&quot;&gt;&lt;source media=&quot;(prefers-color-scheme: light)&quot; srcset=&quot;https://github.com/StorageB/icons/blob/main/GNOME48Adwaita/dark/battery-full-charging-symbolic.svg&quot;&gt;&lt;img alt=&quot;battery-full-charging-symbolic&quot; src=&quot;https://user-images.githubusercontent.com/25423296/163456779-a8556205-d0a5-45e2-ac17-42d089e3c3f8.png&quot;&gt;&lt;/picture&gt; &amp;nbsp; &amp;nbsp;battery-full-charging-symbolic&lt;br&gt;" calcext:value-type="string">
            <text:p>&lt;picture&gt;&lt;source media="(prefers-color-scheme: dark)" srcset="https://github.com/StorageB/icons/blob/main/GNOME48Adwaita/light/battery-full-charging-symbolic.svg"&gt;&lt;source media="(prefers-color-scheme: light)" srcset="https://github.com/StorageB/icons/blob/main/GNOME48Adwaita/dark/battery-full-charging-symbolic.svg"&gt;&lt;img alt="battery-full-charging-symbolic" src="https://user-images.githubusercontent.com/25423296/163456779-a8556205-d0a5-45e2-ac17-42d089e3c3f8.png"&gt;&lt;/picture&gt; &amp;nbsp; &amp;nbsp;battery-full-charg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full-symbolic.svg</text:p>
          </table:table-cell>
          <table:table-cell office:value-type="string" calcext:value-type="string">
            <text:p>battery-ful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1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16] &amp; CHAR(34) &amp; &quot;&gt;&quot; &amp; &#10;&quot;&lt;img alt=&quot; &amp; CHAR(34) &amp; [.B31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6] &amp; &quot;&lt;br&gt;&quot;" office:value-type="string" office:string-value="&lt;picture&gt;&lt;source media=&quot;(prefers-color-scheme: dark)&quot; srcset=&quot;https://github.com/StorageB/icons/blob/main/GNOME48Adwaita/light/battery-full-symbolic.svg&quot;&gt;&lt;source media=&quot;(prefers-color-scheme: light)&quot; srcset=&quot;https://github.com/StorageB/icons/blob/main/GNOME48Adwaita/dark/battery-full-symbolic.svg&quot;&gt;&lt;img alt=&quot;battery-full-symbolic&quot; src=&quot;https://user-images.githubusercontent.com/25423296/163456779-a8556205-d0a5-45e2-ac17-42d089e3c3f8.png&quot;&gt;&lt;/picture&gt; &amp;nbsp; &amp;nbsp;battery-full-symbolic&lt;br&gt;" calcext:value-type="string">
            <text:p>&lt;picture&gt;&lt;source media="(prefers-color-scheme: dark)" srcset="https://github.com/StorageB/icons/blob/main/GNOME48Adwaita/light/battery-full-symbolic.svg"&gt;&lt;source media="(prefers-color-scheme: light)" srcset="https://github.com/StorageB/icons/blob/main/GNOME48Adwaita/dark/battery-full-symbolic.svg"&gt;&lt;img alt="battery-full-symbolic" src="https://user-images.githubusercontent.com/25423296/163456779-a8556205-d0a5-45e2-ac17-42d089e3c3f8.png"&gt;&lt;/picture&gt; &amp;nbsp; &amp;nbsp;battery-ful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good-charging-symbolic.svg</text:p>
          </table:table-cell>
          <table:table-cell office:value-type="string" calcext:value-type="string">
            <text:p>battery-good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1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17] &amp; CHAR(34) &amp; &quot;&gt;&quot; &amp; &#10;&quot;&lt;img alt=&quot; &amp; CHAR(34) &amp; [.B31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7] &amp; &quot;&lt;br&gt;&quot;" office:value-type="string" office:string-value="&lt;picture&gt;&lt;source media=&quot;(prefers-color-scheme: dark)&quot; srcset=&quot;https://github.com/StorageB/icons/blob/main/GNOME48Adwaita/light/battery-good-charging-symbolic.svg&quot;&gt;&lt;source media=&quot;(prefers-color-scheme: light)&quot; srcset=&quot;https://github.com/StorageB/icons/blob/main/GNOME48Adwaita/dark/battery-good-charging-symbolic.svg&quot;&gt;&lt;img alt=&quot;battery-good-charging-symbolic&quot; src=&quot;https://user-images.githubusercontent.com/25423296/163456779-a8556205-d0a5-45e2-ac17-42d089e3c3f8.png&quot;&gt;&lt;/picture&gt; &amp;nbsp; &amp;nbsp;battery-good-charging-symbolic&lt;br&gt;" calcext:value-type="string">
            <text:p>&lt;picture&gt;&lt;source media="(prefers-color-scheme: dark)" srcset="https://github.com/StorageB/icons/blob/main/GNOME48Adwaita/light/battery-good-charging-symbolic.svg"&gt;&lt;source media="(prefers-color-scheme: light)" srcset="https://github.com/StorageB/icons/blob/main/GNOME48Adwaita/dark/battery-good-charging-symbolic.svg"&gt;&lt;img alt="battery-good-charging-symbolic" src="https://user-images.githubusercontent.com/25423296/163456779-a8556205-d0a5-45e2-ac17-42d089e3c3f8.png"&gt;&lt;/picture&gt; &amp;nbsp; &amp;nbsp;battery-good-charg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good-symbolic.svg</text:p>
          </table:table-cell>
          <table:table-cell office:value-type="string" calcext:value-type="string">
            <text:p>battery-goo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1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18] &amp; CHAR(34) &amp; &quot;&gt;&quot; &amp; &#10;&quot;&lt;img alt=&quot; &amp; CHAR(34) &amp; [.B31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8] &amp; &quot;&lt;br&gt;&quot;" office:value-type="string" office:string-value="&lt;picture&gt;&lt;source media=&quot;(prefers-color-scheme: dark)&quot; srcset=&quot;https://github.com/StorageB/icons/blob/main/GNOME48Adwaita/light/battery-good-symbolic.svg&quot;&gt;&lt;source media=&quot;(prefers-color-scheme: light)&quot; srcset=&quot;https://github.com/StorageB/icons/blob/main/GNOME48Adwaita/dark/battery-good-symbolic.svg&quot;&gt;&lt;img alt=&quot;battery-good-symbolic&quot; src=&quot;https://user-images.githubusercontent.com/25423296/163456779-a8556205-d0a5-45e2-ac17-42d089e3c3f8.png&quot;&gt;&lt;/picture&gt; &amp;nbsp; &amp;nbsp;battery-good-symbolic&lt;br&gt;" calcext:value-type="string">
            <text:p>&lt;picture&gt;&lt;source media="(prefers-color-scheme: dark)" srcset="https://github.com/StorageB/icons/blob/main/GNOME48Adwaita/light/battery-good-symbolic.svg"&gt;&lt;source media="(prefers-color-scheme: light)" srcset="https://github.com/StorageB/icons/blob/main/GNOME48Adwaita/dark/battery-good-symbolic.svg"&gt;&lt;img alt="battery-good-symbolic" src="https://user-images.githubusercontent.com/25423296/163456779-a8556205-d0a5-45e2-ac17-42d089e3c3f8.png"&gt;&lt;/picture&gt; &amp;nbsp; &amp;nbsp;battery-goo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low-charging-symbolic.svg</text:p>
          </table:table-cell>
          <table:table-cell office:value-type="string" calcext:value-type="string">
            <text:p>battery-low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1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19] &amp; CHAR(34) &amp; &quot;&gt;&quot; &amp; &#10;&quot;&lt;img alt=&quot; &amp; CHAR(34) &amp; [.B31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19] &amp; &quot;&lt;br&gt;&quot;" office:value-type="string" office:string-value="&lt;picture&gt;&lt;source media=&quot;(prefers-color-scheme: dark)&quot; srcset=&quot;https://github.com/StorageB/icons/blob/main/GNOME48Adwaita/light/battery-low-charging-symbolic.svg&quot;&gt;&lt;source media=&quot;(prefers-color-scheme: light)&quot; srcset=&quot;https://github.com/StorageB/icons/blob/main/GNOME48Adwaita/dark/battery-low-charging-symbolic.svg&quot;&gt;&lt;img alt=&quot;battery-low-charging-symbolic&quot; src=&quot;https://user-images.githubusercontent.com/25423296/163456779-a8556205-d0a5-45e2-ac17-42d089e3c3f8.png&quot;&gt;&lt;/picture&gt; &amp;nbsp; &amp;nbsp;battery-low-charging-symbolic&lt;br&gt;" calcext:value-type="string">
            <text:p>&lt;picture&gt;&lt;source media="(prefers-color-scheme: dark)" srcset="https://github.com/StorageB/icons/blob/main/GNOME48Adwaita/light/battery-low-charging-symbolic.svg"&gt;&lt;source media="(prefers-color-scheme: light)" srcset="https://github.com/StorageB/icons/blob/main/GNOME48Adwaita/dark/battery-low-charging-symbolic.svg"&gt;&lt;img alt="battery-low-charging-symbolic" src="https://user-images.githubusercontent.com/25423296/163456779-a8556205-d0a5-45e2-ac17-42d089e3c3f8.png"&gt;&lt;/picture&gt; &amp;nbsp; &amp;nbsp;battery-low-charg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nome-power-manager-symbolic.svg</text:p>
          </table:table-cell>
          <table:table-cell office:value-type="string" calcext:value-type="string">
            <text:p>gnome-power-manag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2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20] &amp; CHAR(34) &amp; &quot;&gt;&quot; &amp; &#10;&quot;&lt;img alt=&quot; &amp; CHAR(34) &amp; [.B32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0] &amp; &quot;&lt;br&gt;&quot;" office:value-type="string" office:string-value="&lt;picture&gt;&lt;source media=&quot;(prefers-color-scheme: dark)&quot; srcset=&quot;https://github.com/StorageB/icons/blob/main/GNOME48Adwaita/light/gnome-power-manager-symbolic.svg&quot;&gt;&lt;source media=&quot;(prefers-color-scheme: light)&quot; srcset=&quot;https://github.com/StorageB/icons/blob/main/GNOME48Adwaita/dark/gnome-power-manager-symbolic.svg&quot;&gt;&lt;img alt=&quot;gnome-power-manager-symbolic&quot; src=&quot;https://user-images.githubusercontent.com/25423296/163456779-a8556205-d0a5-45e2-ac17-42d089e3c3f8.png&quot;&gt;&lt;/picture&gt; &amp;nbsp; &amp;nbsp;gnome-power-manager-symbolic&lt;br&gt;" calcext:value-type="string">
            <text:p>&lt;picture&gt;&lt;source media="(prefers-color-scheme: dark)" srcset="https://github.com/StorageB/icons/blob/main/GNOME48Adwaita/light/gnome-power-manager-symbolic.svg"&gt;&lt;source media="(prefers-color-scheme: light)" srcset="https://github.com/StorageB/icons/blob/main/GNOME48Adwaita/dark/gnome-power-manager-symbolic.svg"&gt;&lt;img alt="gnome-power-manager-symbolic" src="https://user-images.githubusercontent.com/25423296/163456779-a8556205-d0a5-45e2-ac17-42d089e3c3f8.png"&gt;&lt;/picture&gt; &amp;nbsp; &amp;nbsp;gnome-power-manage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oa-panel-symbolic.svg</text:p>
          </table:table-cell>
          <table:table-cell office:value-type="string" calcext:value-type="string">
            <text:p>goa-pane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2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21] &amp; CHAR(34) &amp; &quot;&gt;&quot; &amp; &#10;&quot;&lt;img alt=&quot; &amp; CHAR(34) &amp; [.B32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1] &amp; &quot;&lt;br&gt;&quot;" office:value-type="string" office:string-value="&lt;picture&gt;&lt;source media=&quot;(prefers-color-scheme: dark)&quot; srcset=&quot;https://github.com/StorageB/icons/blob/main/GNOME48Adwaita/light/goa-panel-symbolic.svg&quot;&gt;&lt;source media=&quot;(prefers-color-scheme: light)&quot; srcset=&quot;https://github.com/StorageB/icons/blob/main/GNOME48Adwaita/dark/goa-panel-symbolic.svg&quot;&gt;&lt;img alt=&quot;goa-panel-symbolic&quot; src=&quot;https://user-images.githubusercontent.com/25423296/163456779-a8556205-d0a5-45e2-ac17-42d089e3c3f8.png&quot;&gt;&lt;/picture&gt; &amp;nbsp; &amp;nbsp;goa-panel-symbolic&lt;br&gt;" calcext:value-type="string">
            <text:p>&lt;picture&gt;&lt;source media="(prefers-color-scheme: dark)" srcset="https://github.com/StorageB/icons/blob/main/GNOME48Adwaita/light/goa-panel-symbolic.svg"&gt;&lt;source media="(prefers-color-scheme: light)" srcset="https://github.com/StorageB/icons/blob/main/GNOME48Adwaita/dark/goa-panel-symbolic.svg"&gt;&lt;img alt="goa-panel-symbolic" src="https://user-images.githubusercontent.com/25423296/163456779-a8556205-d0a5-45e2-ac17-42d089e3c3f8.png"&gt;&lt;/picture&gt; &amp;nbsp; &amp;nbsp;goa-pane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lp-browser-symbolic.svg</text:p>
          </table:table-cell>
          <table:table-cell office:value-type="string" calcext:value-type="string">
            <text:p>help-brows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2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22] &amp; CHAR(34) &amp; &quot;&gt;&quot; &amp; &#10;&quot;&lt;img alt=&quot; &amp; CHAR(34) &amp; [.B32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2] &amp; &quot;&lt;br&gt;&quot;" office:value-type="string" office:string-value="&lt;picture&gt;&lt;source media=&quot;(prefers-color-scheme: dark)&quot; srcset=&quot;https://github.com/StorageB/icons/blob/main/GNOME48Adwaita/light/help-browser-symbolic.svg&quot;&gt;&lt;source media=&quot;(prefers-color-scheme: light)&quot; srcset=&quot;https://github.com/StorageB/icons/blob/main/GNOME48Adwaita/dark/help-browser-symbolic.svg&quot;&gt;&lt;img alt=&quot;help-browser-symbolic&quot; src=&quot;https://user-images.githubusercontent.com/25423296/163456779-a8556205-d0a5-45e2-ac17-42d089e3c3f8.png&quot;&gt;&lt;/picture&gt; &amp;nbsp; &amp;nbsp;help-browser-symbolic&lt;br&gt;" calcext:value-type="string">
            <text:p>&lt;picture&gt;&lt;source media="(prefers-color-scheme: dark)" srcset="https://github.com/StorageB/icons/blob/main/GNOME48Adwaita/light/help-browser-symbolic.svg"&gt;&lt;source media="(prefers-color-scheme: light)" srcset="https://github.com/StorageB/icons/blob/main/GNOME48Adwaita/dark/help-browser-symbolic.svg"&gt;&lt;img alt="help-browser-symbolic" src="https://user-images.githubusercontent.com/25423296/163456779-a8556205-d0a5-45e2-ac17-42d089e3c3f8.png"&gt;&lt;/picture&gt; &amp;nbsp; &amp;nbsp;help-browse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lp-contents-symbolic.svg</text:p>
          </table:table-cell>
          <table:table-cell office:value-type="string" calcext:value-type="string">
            <text:p>help-content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2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23] &amp; CHAR(34) &amp; &quot;&gt;&quot; &amp; &#10;&quot;&lt;img alt=&quot; &amp; CHAR(34) &amp; [.B32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3] &amp; &quot;&lt;br&gt;&quot;" office:value-type="string" office:string-value="&lt;picture&gt;&lt;source media=&quot;(prefers-color-scheme: dark)&quot; srcset=&quot;https://github.com/StorageB/icons/blob/main/GNOME48Adwaita/light/help-contents-symbolic.svg&quot;&gt;&lt;source media=&quot;(prefers-color-scheme: light)&quot; srcset=&quot;https://github.com/StorageB/icons/blob/main/GNOME48Adwaita/dark/help-contents-symbolic.svg&quot;&gt;&lt;img alt=&quot;help-contents-symbolic&quot; src=&quot;https://user-images.githubusercontent.com/25423296/163456779-a8556205-d0a5-45e2-ac17-42d089e3c3f8.png&quot;&gt;&lt;/picture&gt; &amp;nbsp; &amp;nbsp;help-contents-symbolic&lt;br&gt;" calcext:value-type="string">
            <text:p>&lt;picture&gt;&lt;source media="(prefers-color-scheme: dark)" srcset="https://github.com/StorageB/icons/blob/main/GNOME48Adwaita/light/help-contents-symbolic.svg"&gt;&lt;source media="(prefers-color-scheme: light)" srcset="https://github.com/StorageB/icons/blob/main/GNOME48Adwaita/dark/help-contents-symbolic.svg"&gt;&lt;img alt="help-contents-symbolic" src="https://user-images.githubusercontent.com/25423296/163456779-a8556205-d0a5-45e2-ac17-42d089e3c3f8.png"&gt;&lt;/picture&gt; &amp;nbsp; &amp;nbsp;help-content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lp-faq-symbolic.svg</text:p>
          </table:table-cell>
          <table:table-cell office:value-type="string" calcext:value-type="string">
            <text:p>help-faq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2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24] &amp; CHAR(34) &amp; &quot;&gt;&quot; &amp; &#10;&quot;&lt;img alt=&quot; &amp; CHAR(34) &amp; [.B32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4] &amp; &quot;&lt;br&gt;&quot;" office:value-type="string" office:string-value="&lt;picture&gt;&lt;source media=&quot;(prefers-color-scheme: dark)&quot; srcset=&quot;https://github.com/StorageB/icons/blob/main/GNOME48Adwaita/light/help-faq-symbolic.svg&quot;&gt;&lt;source media=&quot;(prefers-color-scheme: light)&quot; srcset=&quot;https://github.com/StorageB/icons/blob/main/GNOME48Adwaita/dark/help-faq-symbolic.svg&quot;&gt;&lt;img alt=&quot;help-faq-symbolic&quot; src=&quot;https://user-images.githubusercontent.com/25423296/163456779-a8556205-d0a5-45e2-ac17-42d089e3c3f8.png&quot;&gt;&lt;/picture&gt; &amp;nbsp; &amp;nbsp;help-faq-symbolic&lt;br&gt;" calcext:value-type="string">
            <text:p>&lt;picture&gt;&lt;source media="(prefers-color-scheme: dark)" srcset="https://github.com/StorageB/icons/blob/main/GNOME48Adwaita/light/help-faq-symbolic.svg"&gt;&lt;source media="(prefers-color-scheme: light)" srcset="https://github.com/StorageB/icons/blob/main/GNOME48Adwaita/dark/help-faq-symbolic.svg"&gt;&lt;img alt="help-faq-symbolic" src="https://user-images.githubusercontent.com/25423296/163456779-a8556205-d0a5-45e2-ac17-42d089e3c3f8.png"&gt;&lt;/picture&gt; &amp;nbsp; &amp;nbsp;help-faq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ultimedia-volume-control-symbolic.svg</text:p>
          </table:table-cell>
          <table:table-cell office:value-type="string" calcext:value-type="string">
            <text:p>multimedia-volume-contro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2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25] &amp; CHAR(34) &amp; &quot;&gt;&quot; &amp; &#10;&quot;&lt;img alt=&quot; &amp; CHAR(34) &amp; [.B32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5] &amp; &quot;&lt;br&gt;&quot;" office:value-type="string" office:string-value="&lt;picture&gt;&lt;source media=&quot;(prefers-color-scheme: dark)&quot; srcset=&quot;https://github.com/StorageB/icons/blob/main/GNOME48Adwaita/light/multimedia-volume-control-symbolic.svg&quot;&gt;&lt;source media=&quot;(prefers-color-scheme: light)&quot; srcset=&quot;https://github.com/StorageB/icons/blob/main/GNOME48Adwaita/dark/multimedia-volume-control-symbolic.svg&quot;&gt;&lt;img alt=&quot;multimedia-volume-control-symbolic&quot; src=&quot;https://user-images.githubusercontent.com/25423296/163456779-a8556205-d0a5-45e2-ac17-42d089e3c3f8.png&quot;&gt;&lt;/picture&gt; &amp;nbsp; &amp;nbsp;multimedia-volume-control-symbolic&lt;br&gt;" calcext:value-type="string">
            <text:p>&lt;picture&gt;&lt;source media="(prefers-color-scheme: dark)" srcset="https://github.com/StorageB/icons/blob/main/GNOME48Adwaita/light/multimedia-volume-control-symbolic.svg"&gt;&lt;source media="(prefers-color-scheme: light)" srcset="https://github.com/StorageB/icons/blob/main/GNOME48Adwaita/dark/multimedia-volume-control-symbolic.svg"&gt;&lt;img alt="multimedia-volume-control-symbolic" src="https://user-images.githubusercontent.com/25423296/163456779-a8556205-d0a5-45e2-ac17-42d089e3c3f8.png"&gt;&lt;/picture&gt; &amp;nbsp; &amp;nbsp;multimedia-volume-contro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ferences-color-symbolic.svg</text:p>
          </table:table-cell>
          <table:table-cell office:value-type="string" calcext:value-type="string">
            <text:p>preferences-colo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2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26] &amp; CHAR(34) &amp; &quot;&gt;&quot; &amp; &#10;&quot;&lt;img alt=&quot; &amp; CHAR(34) &amp; [.B32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6] &amp; &quot;&lt;br&gt;&quot;" office:value-type="string" office:string-value="&lt;picture&gt;&lt;source media=&quot;(prefers-color-scheme: dark)&quot; srcset=&quot;https://github.com/StorageB/icons/blob/main/GNOME48Adwaita/light/preferences-color-symbolic.svg&quot;&gt;&lt;source media=&quot;(prefers-color-scheme: light)&quot; srcset=&quot;https://github.com/StorageB/icons/blob/main/GNOME48Adwaita/dark/preferences-color-symbolic.svg&quot;&gt;&lt;img alt=&quot;preferences-color-symbolic&quot; src=&quot;https://user-images.githubusercontent.com/25423296/163456779-a8556205-d0a5-45e2-ac17-42d089e3c3f8.png&quot;&gt;&lt;/picture&gt; &amp;nbsp; &amp;nbsp;preferences-color-symbolic&lt;br&gt;" calcext:value-type="string">
            <text:p>&lt;picture&gt;&lt;source media="(prefers-color-scheme: dark)" srcset="https://github.com/StorageB/icons/blob/main/GNOME48Adwaita/light/preferences-color-symbolic.svg"&gt;&lt;source media="(prefers-color-scheme: light)" srcset="https://github.com/StorageB/icons/blob/main/GNOME48Adwaita/dark/preferences-color-symbolic.svg"&gt;&lt;img alt="preferences-color-symbolic" src="https://user-images.githubusercontent.com/25423296/163456779-a8556205-d0a5-45e2-ac17-42d089e3c3f8.png"&gt;&lt;/picture&gt; &amp;nbsp; &amp;nbsp;preferences-colo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ferences-desktop-accessibility-symbolic.svg</text:p>
          </table:table-cell>
          <table:table-cell office:value-type="string" calcext:value-type="string">
            <text:p>preferences-desktop-accessibilit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2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27] &amp; CHAR(34) &amp; &quot;&gt;&quot; &amp; &#10;&quot;&lt;img alt=&quot; &amp; CHAR(34) &amp; [.B32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7] &amp; &quot;&lt;br&gt;&quot;" office:value-type="string" office:string-value="&lt;picture&gt;&lt;source media=&quot;(prefers-color-scheme: dark)&quot; srcset=&quot;https://github.com/StorageB/icons/blob/main/GNOME48Adwaita/light/preferences-desktop-accessibility-symbolic.svg&quot;&gt;&lt;source media=&quot;(prefers-color-scheme: light)&quot; srcset=&quot;https://github.com/StorageB/icons/blob/main/GNOME48Adwaita/dark/preferences-desktop-accessibility-symbolic.svg&quot;&gt;&lt;img alt=&quot;preferences-desktop-accessibility-symbolic&quot; src=&quot;https://user-images.githubusercontent.com/25423296/163456779-a8556205-d0a5-45e2-ac17-42d089e3c3f8.png&quot;&gt;&lt;/picture&gt; &amp;nbsp; &amp;nbsp;preferences-desktop-accessibility-symbolic&lt;br&gt;" calcext:value-type="string">
            <text:p>&lt;picture&gt;&lt;source media="(prefers-color-scheme: dark)" srcset="https://github.com/StorageB/icons/blob/main/GNOME48Adwaita/light/preferences-desktop-accessibility-symbolic.svg"&gt;&lt;source media="(prefers-color-scheme: light)" srcset="https://github.com/StorageB/icons/blob/main/GNOME48Adwaita/dark/preferences-desktop-accessibility-symbolic.svg"&gt;&lt;img alt="preferences-desktop-accessibility-symbolic" src="https://user-images.githubusercontent.com/25423296/163456779-a8556205-d0a5-45e2-ac17-42d089e3c3f8.png"&gt;&lt;/picture&gt; &amp;nbsp; &amp;nbsp;preferences-desktop-accessibility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ferences-desktop-appearance-symbolic.svg</text:p>
          </table:table-cell>
          <table:table-cell office:value-type="string" calcext:value-type="string">
            <text:p>preferences-desktop-appearanc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2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28] &amp; CHAR(34) &amp; &quot;&gt;&quot; &amp; &#10;&quot;&lt;img alt=&quot; &amp; CHAR(34) &amp; [.B32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8] &amp; &quot;&lt;br&gt;&quot;" office:value-type="string" office:string-value="&lt;picture&gt;&lt;source media=&quot;(prefers-color-scheme: dark)&quot; srcset=&quot;https://github.com/StorageB/icons/blob/main/GNOME48Adwaita/light/preferences-desktop-appearance-symbolic.svg&quot;&gt;&lt;source media=&quot;(prefers-color-scheme: light)&quot; srcset=&quot;https://github.com/StorageB/icons/blob/main/GNOME48Adwaita/dark/preferences-desktop-appearance-symbolic.svg&quot;&gt;&lt;img alt=&quot;preferences-desktop-appearance-symbolic&quot; src=&quot;https://user-images.githubusercontent.com/25423296/163456779-a8556205-d0a5-45e2-ac17-42d089e3c3f8.png&quot;&gt;&lt;/picture&gt; &amp;nbsp; &amp;nbsp;preferences-desktop-appearance-symbolic&lt;br&gt;" calcext:value-type="string">
            <text:p>&lt;picture&gt;&lt;source media="(prefers-color-scheme: dark)" srcset="https://github.com/StorageB/icons/blob/main/GNOME48Adwaita/light/preferences-desktop-appearance-symbolic.svg"&gt;&lt;source media="(prefers-color-scheme: light)" srcset="https://github.com/StorageB/icons/blob/main/GNOME48Adwaita/dark/preferences-desktop-appearance-symbolic.svg"&gt;&lt;img alt="preferences-desktop-appearance-symbolic" src="https://user-images.githubusercontent.com/25423296/163456779-a8556205-d0a5-45e2-ac17-42d089e3c3f8.png"&gt;&lt;/picture&gt; &amp;nbsp; &amp;nbsp;preferences-desktop-appearanc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ferences-desktop-apps-symbolic.svg</text:p>
          </table:table-cell>
          <table:table-cell office:value-type="string" calcext:value-type="string">
            <text:p>preferences-desktop-app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2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29] &amp; CHAR(34) &amp; &quot;&gt;&quot; &amp; &#10;&quot;&lt;img alt=&quot; &amp; CHAR(34) &amp; [.B32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29] &amp; &quot;&lt;br&gt;&quot;" office:value-type="string" office:string-value="&lt;picture&gt;&lt;source media=&quot;(prefers-color-scheme: dark)&quot; srcset=&quot;https://github.com/StorageB/icons/blob/main/GNOME48Adwaita/light/preferences-desktop-apps-symbolic.svg&quot;&gt;&lt;source media=&quot;(prefers-color-scheme: light)&quot; srcset=&quot;https://github.com/StorageB/icons/blob/main/GNOME48Adwaita/dark/preferences-desktop-apps-symbolic.svg&quot;&gt;&lt;img alt=&quot;preferences-desktop-apps-symbolic&quot; src=&quot;https://user-images.githubusercontent.com/25423296/163456779-a8556205-d0a5-45e2-ac17-42d089e3c3f8.png&quot;&gt;&lt;/picture&gt; &amp;nbsp; &amp;nbsp;preferences-desktop-apps-symbolic&lt;br&gt;" calcext:value-type="string">
            <text:p>&lt;picture&gt;&lt;source media="(prefers-color-scheme: dark)" srcset="https://github.com/StorageB/icons/blob/main/GNOME48Adwaita/light/preferences-desktop-apps-symbolic.svg"&gt;&lt;source media="(prefers-color-scheme: light)" srcset="https://github.com/StorageB/icons/blob/main/GNOME48Adwaita/dark/preferences-desktop-apps-symbolic.svg"&gt;&lt;img alt="preferences-desktop-apps-symbolic" src="https://user-images.githubusercontent.com/25423296/163456779-a8556205-d0a5-45e2-ac17-42d089e3c3f8.png"&gt;&lt;/picture&gt; &amp;nbsp; &amp;nbsp;preferences-desktop-app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ferences-desktop-display-symbolic.svg</text:p>
          </table:table-cell>
          <table:table-cell office:value-type="string" calcext:value-type="string">
            <text:p>preferences-desktop-displa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3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30] &amp; CHAR(34) &amp; &quot;&gt;&quot; &amp; &#10;&quot;&lt;img alt=&quot; &amp; CHAR(34) &amp; [.B33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0] &amp; &quot;&lt;br&gt;&quot;" office:value-type="string" office:string-value="&lt;picture&gt;&lt;source media=&quot;(prefers-color-scheme: dark)&quot; srcset=&quot;https://github.com/StorageB/icons/blob/main/GNOME48Adwaita/light/preferences-desktop-display-symbolic.svg&quot;&gt;&lt;source media=&quot;(prefers-color-scheme: light)&quot; srcset=&quot;https://github.com/StorageB/icons/blob/main/GNOME48Adwaita/dark/preferences-desktop-display-symbolic.svg&quot;&gt;&lt;img alt=&quot;preferences-desktop-display-symbolic&quot; src=&quot;https://user-images.githubusercontent.com/25423296/163456779-a8556205-d0a5-45e2-ac17-42d089e3c3f8.png&quot;&gt;&lt;/picture&gt; &amp;nbsp; &amp;nbsp;preferences-desktop-display-symbolic&lt;br&gt;" calcext:value-type="string">
            <text:p>&lt;picture&gt;&lt;source media="(prefers-color-scheme: dark)" srcset="https://github.com/StorageB/icons/blob/main/GNOME48Adwaita/light/preferences-desktop-display-symbolic.svg"&gt;&lt;source media="(prefers-color-scheme: light)" srcset="https://github.com/StorageB/icons/blob/main/GNOME48Adwaita/dark/preferences-desktop-display-symbolic.svg"&gt;&lt;img alt="preferences-desktop-display-symbolic" src="https://user-images.githubusercontent.com/25423296/163456779-a8556205-d0a5-45e2-ac17-42d089e3c3f8.png"&gt;&lt;/picture&gt; &amp;nbsp; &amp;nbsp;preferences-desktop-display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ferences-desktop-font-symbolic.svg</text:p>
          </table:table-cell>
          <table:table-cell office:value-type="string" calcext:value-type="string">
            <text:p>preferences-desktop-fo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3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31] &amp; CHAR(34) &amp; &quot;&gt;&quot; &amp; &#10;&quot;&lt;img alt=&quot; &amp; CHAR(34) &amp; [.B33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1] &amp; &quot;&lt;br&gt;&quot;" office:value-type="string" office:string-value="&lt;picture&gt;&lt;source media=&quot;(prefers-color-scheme: dark)&quot; srcset=&quot;https://github.com/StorageB/icons/blob/main/GNOME48Adwaita/light/preferences-desktop-font-symbolic.svg&quot;&gt;&lt;source media=&quot;(prefers-color-scheme: light)&quot; srcset=&quot;https://github.com/StorageB/icons/blob/main/GNOME48Adwaita/dark/preferences-desktop-font-symbolic.svg&quot;&gt;&lt;img alt=&quot;preferences-desktop-font-symbolic&quot; src=&quot;https://user-images.githubusercontent.com/25423296/163456779-a8556205-d0a5-45e2-ac17-42d089e3c3f8.png&quot;&gt;&lt;/picture&gt; &amp;nbsp; &amp;nbsp;preferences-desktop-font-symbolic&lt;br&gt;" calcext:value-type="string">
            <text:p>&lt;picture&gt;&lt;source media="(prefers-color-scheme: dark)" srcset="https://github.com/StorageB/icons/blob/main/GNOME48Adwaita/light/preferences-desktop-font-symbolic.svg"&gt;&lt;source media="(prefers-color-scheme: light)" srcset="https://github.com/StorageB/icons/blob/main/GNOME48Adwaita/dark/preferences-desktop-font-symbolic.svg"&gt;&lt;img alt="preferences-desktop-font-symbolic" src="https://user-images.githubusercontent.com/25423296/163456779-a8556205-d0a5-45e2-ac17-42d089e3c3f8.png"&gt;&lt;/picture&gt; &amp;nbsp; &amp;nbsp;preferences-desktop-fon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ferences-desktop-keyboard-shortcuts-symbolic.svg</text:p>
          </table:table-cell>
          <table:table-cell office:value-type="string" calcext:value-type="string">
            <text:p>preferences-desktop-keyboard-shortcut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3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32] &amp; CHAR(34) &amp; &quot;&gt;&quot; &amp; &#10;&quot;&lt;img alt=&quot; &amp; CHAR(34) &amp; [.B33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2] &amp; &quot;&lt;br&gt;&quot;" office:value-type="string" office:string-value="&lt;picture&gt;&lt;source media=&quot;(prefers-color-scheme: dark)&quot; srcset=&quot;https://github.com/StorageB/icons/blob/main/GNOME48Adwaita/light/preferences-desktop-keyboard-shortcuts-symbolic.svg&quot;&gt;&lt;source media=&quot;(prefers-color-scheme: light)&quot; srcset=&quot;https://github.com/StorageB/icons/blob/main/GNOME48Adwaita/dark/preferences-desktop-keyboard-shortcuts-symbolic.svg&quot;&gt;&lt;img alt=&quot;preferences-desktop-keyboard-shortcuts-symbolic&quot; src=&quot;https://user-images.githubusercontent.com/25423296/163456779-a8556205-d0a5-45e2-ac17-42d089e3c3f8.png&quot;&gt;&lt;/picture&gt; &amp;nbsp; &amp;nbsp;preferences-desktop-keyboard-shortcuts-symbolic&lt;br&gt;" calcext:value-type="string">
            <text:p>&lt;picture&gt;&lt;source media="(prefers-color-scheme: dark)" srcset="https://github.com/StorageB/icons/blob/main/GNOME48Adwaita/light/preferences-desktop-keyboard-shortcuts-symbolic.svg"&gt;&lt;source media="(prefers-color-scheme: light)" srcset="https://github.com/StorageB/icons/blob/main/GNOME48Adwaita/dark/preferences-desktop-keyboard-shortcuts-symbolic.svg"&gt;&lt;img alt="preferences-desktop-keyboard-shortcuts-symbolic" src="https://user-images.githubusercontent.com/25423296/163456779-a8556205-d0a5-45e2-ac17-42d089e3c3f8.png"&gt;&lt;/picture&gt; &amp;nbsp; &amp;nbsp;preferences-desktop-keyboard-shortcut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ferences-desktop-keyboard-symbolic.svg</text:p>
          </table:table-cell>
          <table:table-cell office:value-type="string" calcext:value-type="string">
            <text:p>preferences-desktop-keyboa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3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33] &amp; CHAR(34) &amp; &quot;&gt;&quot; &amp; &#10;&quot;&lt;img alt=&quot; &amp; CHAR(34) &amp; [.B33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3] &amp; &quot;&lt;br&gt;&quot;" office:value-type="string" office:string-value="&lt;picture&gt;&lt;source media=&quot;(prefers-color-scheme: dark)&quot; srcset=&quot;https://github.com/StorageB/icons/blob/main/GNOME48Adwaita/light/preferences-desktop-keyboard-symbolic.svg&quot;&gt;&lt;source media=&quot;(prefers-color-scheme: light)&quot; srcset=&quot;https://github.com/StorageB/icons/blob/main/GNOME48Adwaita/dark/preferences-desktop-keyboard-symbolic.svg&quot;&gt;&lt;img alt=&quot;preferences-desktop-keyboard-symbolic&quot; src=&quot;https://user-images.githubusercontent.com/25423296/163456779-a8556205-d0a5-45e2-ac17-42d089e3c3f8.png&quot;&gt;&lt;/picture&gt; &amp;nbsp; &amp;nbsp;preferences-desktop-keyboard-symbolic&lt;br&gt;" calcext:value-type="string">
            <text:p>&lt;picture&gt;&lt;source media="(prefers-color-scheme: dark)" srcset="https://github.com/StorageB/icons/blob/main/GNOME48Adwaita/light/preferences-desktop-keyboard-symbolic.svg"&gt;&lt;source media="(prefers-color-scheme: light)" srcset="https://github.com/StorageB/icons/blob/main/GNOME48Adwaita/dark/preferences-desktop-keyboard-symbolic.svg"&gt;&lt;img alt="preferences-desktop-keyboard-symbolic" src="https://user-images.githubusercontent.com/25423296/163456779-a8556205-d0a5-45e2-ac17-42d089e3c3f8.png"&gt;&lt;/picture&gt; &amp;nbsp; &amp;nbsp;preferences-desktop-keyboar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ferences-desktop-locale-symbolic.svg</text:p>
          </table:table-cell>
          <table:table-cell office:value-type="string" calcext:value-type="string">
            <text:p>preferences-desktop-loca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3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34] &amp; CHAR(34) &amp; &quot;&gt;&quot; &amp; &#10;&quot;&lt;img alt=&quot; &amp; CHAR(34) &amp; [.B33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4] &amp; &quot;&lt;br&gt;&quot;" office:value-type="string" office:string-value="&lt;picture&gt;&lt;source media=&quot;(prefers-color-scheme: dark)&quot; srcset=&quot;https://github.com/StorageB/icons/blob/main/GNOME48Adwaita/light/preferences-desktop-locale-symbolic.svg&quot;&gt;&lt;source media=&quot;(prefers-color-scheme: light)&quot; srcset=&quot;https://github.com/StorageB/icons/blob/main/GNOME48Adwaita/dark/preferences-desktop-locale-symbolic.svg&quot;&gt;&lt;img alt=&quot;preferences-desktop-locale-symbolic&quot; src=&quot;https://user-images.githubusercontent.com/25423296/163456779-a8556205-d0a5-45e2-ac17-42d089e3c3f8.png&quot;&gt;&lt;/picture&gt; &amp;nbsp; &amp;nbsp;preferences-desktop-locale-symbolic&lt;br&gt;" calcext:value-type="string">
            <text:p>&lt;picture&gt;&lt;source media="(prefers-color-scheme: dark)" srcset="https://github.com/StorageB/icons/blob/main/GNOME48Adwaita/light/preferences-desktop-locale-symbolic.svg"&gt;&lt;source media="(prefers-color-scheme: light)" srcset="https://github.com/StorageB/icons/blob/main/GNOME48Adwaita/dark/preferences-desktop-locale-symbolic.svg"&gt;&lt;img alt="preferences-desktop-locale-symbolic" src="https://user-images.githubusercontent.com/25423296/163456779-a8556205-d0a5-45e2-ac17-42d089e3c3f8.png"&gt;&lt;/picture&gt; &amp;nbsp; &amp;nbsp;preferences-desktop-local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ferences-desktop-multitasking-symbolic.svg</text:p>
          </table:table-cell>
          <table:table-cell office:value-type="string" calcext:value-type="string">
            <text:p>preferences-desktop-multitask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3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35] &amp; CHAR(34) &amp; &quot;&gt;&quot; &amp; &#10;&quot;&lt;img alt=&quot; &amp; CHAR(34) &amp; [.B33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5] &amp; &quot;&lt;br&gt;&quot;" office:value-type="string" office:string-value="&lt;picture&gt;&lt;source media=&quot;(prefers-color-scheme: dark)&quot; srcset=&quot;https://github.com/StorageB/icons/blob/main/GNOME48Adwaita/light/preferences-desktop-multitasking-symbolic.svg&quot;&gt;&lt;source media=&quot;(prefers-color-scheme: light)&quot; srcset=&quot;https://github.com/StorageB/icons/blob/main/GNOME48Adwaita/dark/preferences-desktop-multitasking-symbolic.svg&quot;&gt;&lt;img alt=&quot;preferences-desktop-multitasking-symbolic&quot; src=&quot;https://user-images.githubusercontent.com/25423296/163456779-a8556205-d0a5-45e2-ac17-42d089e3c3f8.png&quot;&gt;&lt;/picture&gt; &amp;nbsp; &amp;nbsp;preferences-desktop-multitasking-symbolic&lt;br&gt;" calcext:value-type="string">
            <text:p>&lt;picture&gt;&lt;source media="(prefers-color-scheme: dark)" srcset="https://github.com/StorageB/icons/blob/main/GNOME48Adwaita/light/preferences-desktop-multitasking-symbolic.svg"&gt;&lt;source media="(prefers-color-scheme: light)" srcset="https://github.com/StorageB/icons/blob/main/GNOME48Adwaita/dark/preferences-desktop-multitasking-symbolic.svg"&gt;&lt;img alt="preferences-desktop-multitasking-symbolic" src="https://user-images.githubusercontent.com/25423296/163456779-a8556205-d0a5-45e2-ac17-42d089e3c3f8.png"&gt;&lt;/picture&gt; &amp;nbsp; &amp;nbsp;preferences-desktop-multitask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ferences-desktop-remote-desktop-symbolic.svg</text:p>
          </table:table-cell>
          <table:table-cell office:value-type="string" calcext:value-type="string">
            <text:p>preferences-desktop-remote-deskto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3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36] &amp; CHAR(34) &amp; &quot;&gt;&quot; &amp; &#10;&quot;&lt;img alt=&quot; &amp; CHAR(34) &amp; [.B33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6] &amp; &quot;&lt;br&gt;&quot;" office:value-type="string" office:string-value="&lt;picture&gt;&lt;source media=&quot;(prefers-color-scheme: dark)&quot; srcset=&quot;https://github.com/StorageB/icons/blob/main/GNOME48Adwaita/light/preferences-desktop-remote-desktop-symbolic.svg&quot;&gt;&lt;source media=&quot;(prefers-color-scheme: light)&quot; srcset=&quot;https://github.com/StorageB/icons/blob/main/GNOME48Adwaita/dark/preferences-desktop-remote-desktop-symbolic.svg&quot;&gt;&lt;img alt=&quot;preferences-desktop-remote-desktop-symbolic&quot; src=&quot;https://user-images.githubusercontent.com/25423296/163456779-a8556205-d0a5-45e2-ac17-42d089e3c3f8.png&quot;&gt;&lt;/picture&gt; &amp;nbsp; &amp;nbsp;preferences-desktop-remote-desktop-symbolic&lt;br&gt;" calcext:value-type="string">
            <text:p>&lt;picture&gt;&lt;source media="(prefers-color-scheme: dark)" srcset="https://github.com/StorageB/icons/blob/main/GNOME48Adwaita/light/preferences-desktop-remote-desktop-symbolic.svg"&gt;&lt;source media="(prefers-color-scheme: light)" srcset="https://github.com/StorageB/icons/blob/main/GNOME48Adwaita/dark/preferences-desktop-remote-desktop-symbolic.svg"&gt;&lt;img alt="preferences-desktop-remote-desktop-symbolic" src="https://user-images.githubusercontent.com/25423296/163456779-a8556205-d0a5-45e2-ac17-42d089e3c3f8.png"&gt;&lt;/picture&gt; &amp;nbsp; &amp;nbsp;preferences-desktop-remote-desktop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ferences-desktop-screensaver-symbolic.svg</text:p>
          </table:table-cell>
          <table:table-cell office:value-type="string" calcext:value-type="string">
            <text:p>preferences-desktop-screensav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3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37] &amp; CHAR(34) &amp; &quot;&gt;&quot; &amp; &#10;&quot;&lt;img alt=&quot; &amp; CHAR(34) &amp; [.B33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7] &amp; &quot;&lt;br&gt;&quot;" office:value-type="string" office:string-value="&lt;picture&gt;&lt;source media=&quot;(prefers-color-scheme: dark)&quot; srcset=&quot;https://github.com/StorageB/icons/blob/main/GNOME48Adwaita/light/preferences-desktop-screensaver-symbolic.svg&quot;&gt;&lt;source media=&quot;(prefers-color-scheme: light)&quot; srcset=&quot;https://github.com/StorageB/icons/blob/main/GNOME48Adwaita/dark/preferences-desktop-screensaver-symbolic.svg&quot;&gt;&lt;img alt=&quot;preferences-desktop-screensaver-symbolic&quot; src=&quot;https://user-images.githubusercontent.com/25423296/163456779-a8556205-d0a5-45e2-ac17-42d089e3c3f8.png&quot;&gt;&lt;/picture&gt; &amp;nbsp; &amp;nbsp;preferences-desktop-screensaver-symbolic&lt;br&gt;" calcext:value-type="string">
            <text:p>&lt;picture&gt;&lt;source media="(prefers-color-scheme: dark)" srcset="https://github.com/StorageB/icons/blob/main/GNOME48Adwaita/light/preferences-desktop-screensaver-symbolic.svg"&gt;&lt;source media="(prefers-color-scheme: light)" srcset="https://github.com/StorageB/icons/blob/main/GNOME48Adwaita/dark/preferences-desktop-screensaver-symbolic.svg"&gt;&lt;img alt="preferences-desktop-screensaver-symbolic" src="https://user-images.githubusercontent.com/25423296/163456779-a8556205-d0a5-45e2-ac17-42d089e3c3f8.png"&gt;&lt;/picture&gt; &amp;nbsp; &amp;nbsp;preferences-desktop-screensave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ferences-desktop-wallpaper-symbolic.svg</text:p>
          </table:table-cell>
          <table:table-cell office:value-type="string" calcext:value-type="string">
            <text:p>preferences-desktop-wallpap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3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38] &amp; CHAR(34) &amp; &quot;&gt;&quot; &amp; &#10;&quot;&lt;img alt=&quot; &amp; CHAR(34) &amp; [.B33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8] &amp; &quot;&lt;br&gt;&quot;" office:value-type="string" office:string-value="&lt;picture&gt;&lt;source media=&quot;(prefers-color-scheme: dark)&quot; srcset=&quot;https://github.com/StorageB/icons/blob/main/GNOME48Adwaita/light/preferences-desktop-wallpaper-symbolic.svg&quot;&gt;&lt;source media=&quot;(prefers-color-scheme: light)&quot; srcset=&quot;https://github.com/StorageB/icons/blob/main/GNOME48Adwaita/dark/preferences-desktop-wallpaper-symbolic.svg&quot;&gt;&lt;img alt=&quot;preferences-desktop-wallpaper-symbolic&quot; src=&quot;https://user-images.githubusercontent.com/25423296/163456779-a8556205-d0a5-45e2-ac17-42d089e3c3f8.png&quot;&gt;&lt;/picture&gt; &amp;nbsp; &amp;nbsp;preferences-desktop-wallpaper-symbolic&lt;br&gt;" calcext:value-type="string">
            <text:p>&lt;picture&gt;&lt;source media="(prefers-color-scheme: dark)" srcset="https://github.com/StorageB/icons/blob/main/GNOME48Adwaita/light/preferences-desktop-wallpaper-symbolic.svg"&gt;&lt;source media="(prefers-color-scheme: light)" srcset="https://github.com/StorageB/icons/blob/main/GNOME48Adwaita/dark/preferences-desktop-wallpaper-symbolic.svg"&gt;&lt;img alt="preferences-desktop-wallpaper-symbolic" src="https://user-images.githubusercontent.com/25423296/163456779-a8556205-d0a5-45e2-ac17-42d089e3c3f8.png"&gt;&lt;/picture&gt; &amp;nbsp; &amp;nbsp;preferences-desktop-wallpape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ferences-system-details-symbolic.svg</text:p>
          </table:table-cell>
          <table:table-cell office:value-type="string" calcext:value-type="string">
            <text:p>preferences-system-detail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3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39] &amp; CHAR(34) &amp; &quot;&gt;&quot; &amp; &#10;&quot;&lt;img alt=&quot; &amp; CHAR(34) &amp; [.B33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39] &amp; &quot;&lt;br&gt;&quot;" office:value-type="string" office:string-value="&lt;picture&gt;&lt;source media=&quot;(prefers-color-scheme: dark)&quot; srcset=&quot;https://github.com/StorageB/icons/blob/main/GNOME48Adwaita/light/preferences-system-details-symbolic.svg&quot;&gt;&lt;source media=&quot;(prefers-color-scheme: light)&quot; srcset=&quot;https://github.com/StorageB/icons/blob/main/GNOME48Adwaita/dark/preferences-system-details-symbolic.svg&quot;&gt;&lt;img alt=&quot;preferences-system-details-symbolic&quot; src=&quot;https://user-images.githubusercontent.com/25423296/163456779-a8556205-d0a5-45e2-ac17-42d089e3c3f8.png&quot;&gt;&lt;/picture&gt; &amp;nbsp; &amp;nbsp;preferences-system-details-symbolic&lt;br&gt;" calcext:value-type="string">
            <text:p>&lt;picture&gt;&lt;source media="(prefers-color-scheme: dark)" srcset="https://github.com/StorageB/icons/blob/main/GNOME48Adwaita/light/preferences-system-details-symbolic.svg"&gt;&lt;source media="(prefers-color-scheme: light)" srcset="https://github.com/StorageB/icons/blob/main/GNOME48Adwaita/dark/preferences-system-details-symbolic.svg"&gt;&lt;img alt="preferences-system-details-symbolic" src="https://user-images.githubusercontent.com/25423296/163456779-a8556205-d0a5-45e2-ac17-42d089e3c3f8.png"&gt;&lt;/picture&gt; &amp;nbsp; &amp;nbsp;preferences-system-detail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ferences-system-devices-symbolic.svg</text:p>
          </table:table-cell>
          <table:table-cell office:value-type="string" calcext:value-type="string">
            <text:p>preferences-system-device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4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40] &amp; CHAR(34) &amp; &quot;&gt;&quot; &amp; &#10;&quot;&lt;img alt=&quot; &amp; CHAR(34) &amp; [.B34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0] &amp; &quot;&lt;br&gt;&quot;" office:value-type="string" office:string-value="&lt;picture&gt;&lt;source media=&quot;(prefers-color-scheme: dark)&quot; srcset=&quot;https://github.com/StorageB/icons/blob/main/GNOME48Adwaita/light/preferences-system-devices-symbolic.svg&quot;&gt;&lt;source media=&quot;(prefers-color-scheme: light)&quot; srcset=&quot;https://github.com/StorageB/icons/blob/main/GNOME48Adwaita/dark/preferences-system-devices-symbolic.svg&quot;&gt;&lt;img alt=&quot;preferences-system-devices-symbolic&quot; src=&quot;https://user-images.githubusercontent.com/25423296/163456779-a8556205-d0a5-45e2-ac17-42d089e3c3f8.png&quot;&gt;&lt;/picture&gt; &amp;nbsp; &amp;nbsp;preferences-system-devices-symbolic&lt;br&gt;" calcext:value-type="string">
            <text:p>&lt;picture&gt;&lt;source media="(prefers-color-scheme: dark)" srcset="https://github.com/StorageB/icons/blob/main/GNOME48Adwaita/light/preferences-system-devices-symbolic.svg"&gt;&lt;source media="(prefers-color-scheme: light)" srcset="https://github.com/StorageB/icons/blob/main/GNOME48Adwaita/dark/preferences-system-devices-symbolic.svg"&gt;&lt;img alt="preferences-system-devices-symbolic" src="https://user-images.githubusercontent.com/25423296/163456779-a8556205-d0a5-45e2-ac17-42d089e3c3f8.png"&gt;&lt;/picture&gt; &amp;nbsp; &amp;nbsp;preferences-system-device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ferences-system-network-proxy-symbolic.svg</text:p>
          </table:table-cell>
          <table:table-cell office:value-type="string" calcext:value-type="string">
            <text:p>preferences-system-network-prox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4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41] &amp; CHAR(34) &amp; &quot;&gt;&quot; &amp; &#10;&quot;&lt;img alt=&quot; &amp; CHAR(34) &amp; [.B34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1] &amp; &quot;&lt;br&gt;&quot;" office:value-type="string" office:string-value="&lt;picture&gt;&lt;source media=&quot;(prefers-color-scheme: dark)&quot; srcset=&quot;https://github.com/StorageB/icons/blob/main/GNOME48Adwaita/light/preferences-system-network-proxy-symbolic.svg&quot;&gt;&lt;source media=&quot;(prefers-color-scheme: light)&quot; srcset=&quot;https://github.com/StorageB/icons/blob/main/GNOME48Adwaita/dark/preferences-system-network-proxy-symbolic.svg&quot;&gt;&lt;img alt=&quot;preferences-system-network-proxy-symbolic&quot; src=&quot;https://user-images.githubusercontent.com/25423296/163456779-a8556205-d0a5-45e2-ac17-42d089e3c3f8.png&quot;&gt;&lt;/picture&gt; &amp;nbsp; &amp;nbsp;preferences-system-network-proxy-symbolic&lt;br&gt;" calcext:value-type="string">
            <text:p>&lt;picture&gt;&lt;source media="(prefers-color-scheme: dark)" srcset="https://github.com/StorageB/icons/blob/main/GNOME48Adwaita/light/preferences-system-network-proxy-symbolic.svg"&gt;&lt;source media="(prefers-color-scheme: light)" srcset="https://github.com/StorageB/icons/blob/main/GNOME48Adwaita/dark/preferences-system-network-proxy-symbolic.svg"&gt;&lt;img alt="preferences-system-network-proxy-symbolic" src="https://user-images.githubusercontent.com/25423296/163456779-a8556205-d0a5-45e2-ac17-42d089e3c3f8.png"&gt;&lt;/picture&gt; &amp;nbsp; &amp;nbsp;preferences-system-network-proxy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ferences-system-network-symbolic.svg</text:p>
          </table:table-cell>
          <table:table-cell office:value-type="string" calcext:value-type="string">
            <text:p>preferences-system-networ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4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42] &amp; CHAR(34) &amp; &quot;&gt;&quot; &amp; &#10;&quot;&lt;img alt=&quot; &amp; CHAR(34) &amp; [.B34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2] &amp; &quot;&lt;br&gt;&quot;" office:value-type="string" office:string-value="&lt;picture&gt;&lt;source media=&quot;(prefers-color-scheme: dark)&quot; srcset=&quot;https://github.com/StorageB/icons/blob/main/GNOME48Adwaita/light/preferences-system-network-symbolic.svg&quot;&gt;&lt;source media=&quot;(prefers-color-scheme: light)&quot; srcset=&quot;https://github.com/StorageB/icons/blob/main/GNOME48Adwaita/dark/preferences-system-network-symbolic.svg&quot;&gt;&lt;img alt=&quot;preferences-system-network-symbolic&quot; src=&quot;https://user-images.githubusercontent.com/25423296/163456779-a8556205-d0a5-45e2-ac17-42d089e3c3f8.png&quot;&gt;&lt;/picture&gt; &amp;nbsp; &amp;nbsp;preferences-system-network-symbolic&lt;br&gt;" calcext:value-type="string">
            <text:p>&lt;picture&gt;&lt;source media="(prefers-color-scheme: dark)" srcset="https://github.com/StorageB/icons/blob/main/GNOME48Adwaita/light/preferences-system-network-symbolic.svg"&gt;&lt;source media="(prefers-color-scheme: light)" srcset="https://github.com/StorageB/icons/blob/main/GNOME48Adwaita/dark/preferences-system-network-symbolic.svg"&gt;&lt;img alt="preferences-system-network-symbolic" src="https://user-images.githubusercontent.com/25423296/163456779-a8556205-d0a5-45e2-ac17-42d089e3c3f8.png"&gt;&lt;/picture&gt; &amp;nbsp; &amp;nbsp;preferences-system-network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ferences-system-notifications-symbolic.svg</text:p>
          </table:table-cell>
          <table:table-cell office:value-type="string" calcext:value-type="string">
            <text:p>preferences-system-notification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4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43] &amp; CHAR(34) &amp; &quot;&gt;&quot; &amp; &#10;&quot;&lt;img alt=&quot; &amp; CHAR(34) &amp; [.B34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3] &amp; &quot;&lt;br&gt;&quot;" office:value-type="string" office:string-value="&lt;picture&gt;&lt;source media=&quot;(prefers-color-scheme: dark)&quot; srcset=&quot;https://github.com/StorageB/icons/blob/main/GNOME48Adwaita/light/preferences-system-notifications-symbolic.svg&quot;&gt;&lt;source media=&quot;(prefers-color-scheme: light)&quot; srcset=&quot;https://github.com/StorageB/icons/blob/main/GNOME48Adwaita/dark/preferences-system-notifications-symbolic.svg&quot;&gt;&lt;img alt=&quot;preferences-system-notifications-symbolic&quot; src=&quot;https://user-images.githubusercontent.com/25423296/163456779-a8556205-d0a5-45e2-ac17-42d089e3c3f8.png&quot;&gt;&lt;/picture&gt; &amp;nbsp; &amp;nbsp;preferences-system-notifications-symbolic&lt;br&gt;" calcext:value-type="string">
            <text:p>&lt;picture&gt;&lt;source media="(prefers-color-scheme: dark)" srcset="https://github.com/StorageB/icons/blob/main/GNOME48Adwaita/light/preferences-system-notifications-symbolic.svg"&gt;&lt;source media="(prefers-color-scheme: light)" srcset="https://github.com/StorageB/icons/blob/main/GNOME48Adwaita/dark/preferences-system-notifications-symbolic.svg"&gt;&lt;img alt="preferences-system-notifications-symbolic" src="https://user-images.githubusercontent.com/25423296/163456779-a8556205-d0a5-45e2-ac17-42d089e3c3f8.png"&gt;&lt;/picture&gt; &amp;nbsp; &amp;nbsp;preferences-system-notification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ferences-system-parental-controls-symbolic.svg</text:p>
          </table:table-cell>
          <table:table-cell office:value-type="string" calcext:value-type="string">
            <text:p>preferences-system-parental-control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4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44] &amp; CHAR(34) &amp; &quot;&gt;&quot; &amp; &#10;&quot;&lt;img alt=&quot; &amp; CHAR(34) &amp; [.B34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4] &amp; &quot;&lt;br&gt;&quot;" office:value-type="string" office:string-value="&lt;picture&gt;&lt;source media=&quot;(prefers-color-scheme: dark)&quot; srcset=&quot;https://github.com/StorageB/icons/blob/main/GNOME48Adwaita/light/preferences-system-parental-controls-symbolic.svg&quot;&gt;&lt;source media=&quot;(prefers-color-scheme: light)&quot; srcset=&quot;https://github.com/StorageB/icons/blob/main/GNOME48Adwaita/dark/preferences-system-parental-controls-symbolic.svg&quot;&gt;&lt;img alt=&quot;preferences-system-parental-controls-symbolic&quot; src=&quot;https://user-images.githubusercontent.com/25423296/163456779-a8556205-d0a5-45e2-ac17-42d089e3c3f8.png&quot;&gt;&lt;/picture&gt; &amp;nbsp; &amp;nbsp;preferences-system-parental-controls-symbolic&lt;br&gt;" calcext:value-type="string">
            <text:p>&lt;picture&gt;&lt;source media="(prefers-color-scheme: dark)" srcset="https://github.com/StorageB/icons/blob/main/GNOME48Adwaita/light/preferences-system-parental-controls-symbolic.svg"&gt;&lt;source media="(prefers-color-scheme: light)" srcset="https://github.com/StorageB/icons/blob/main/GNOME48Adwaita/dark/preferences-system-parental-controls-symbolic.svg"&gt;&lt;img alt="preferences-system-parental-controls-symbolic" src="https://user-images.githubusercontent.com/25423296/163456779-a8556205-d0a5-45e2-ac17-42d089e3c3f8.png"&gt;&lt;/picture&gt; &amp;nbsp; &amp;nbsp;preferences-system-parental-control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ferences-system-privacy-symbolic.svg</text:p>
          </table:table-cell>
          <table:table-cell office:value-type="string" calcext:value-type="string">
            <text:p>preferences-system-privac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4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45] &amp; CHAR(34) &amp; &quot;&gt;&quot; &amp; &#10;&quot;&lt;img alt=&quot; &amp; CHAR(34) &amp; [.B34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5] &amp; &quot;&lt;br&gt;&quot;" office:value-type="string" office:string-value="&lt;picture&gt;&lt;source media=&quot;(prefers-color-scheme: dark)&quot; srcset=&quot;https://github.com/StorageB/icons/blob/main/GNOME48Adwaita/light/preferences-system-privacy-symbolic.svg&quot;&gt;&lt;source media=&quot;(prefers-color-scheme: light)&quot; srcset=&quot;https://github.com/StorageB/icons/blob/main/GNOME48Adwaita/dark/preferences-system-privacy-symbolic.svg&quot;&gt;&lt;img alt=&quot;preferences-system-privacy-symbolic&quot; src=&quot;https://user-images.githubusercontent.com/25423296/163456779-a8556205-d0a5-45e2-ac17-42d089e3c3f8.png&quot;&gt;&lt;/picture&gt; &amp;nbsp; &amp;nbsp;preferences-system-privacy-symbolic&lt;br&gt;" calcext:value-type="string">
            <text:p>&lt;picture&gt;&lt;source media="(prefers-color-scheme: dark)" srcset="https://github.com/StorageB/icons/blob/main/GNOME48Adwaita/light/preferences-system-privacy-symbolic.svg"&gt;&lt;source media="(prefers-color-scheme: light)" srcset="https://github.com/StorageB/icons/blob/main/GNOME48Adwaita/dark/preferences-system-privacy-symbolic.svg"&gt;&lt;img alt="preferences-system-privacy-symbolic" src="https://user-images.githubusercontent.com/25423296/163456779-a8556205-d0a5-45e2-ac17-42d089e3c3f8.png"&gt;&lt;/picture&gt; &amp;nbsp; &amp;nbsp;preferences-system-privacy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ferences-system-search-symbolic.svg</text:p>
          </table:table-cell>
          <table:table-cell office:value-type="string" calcext:value-type="string">
            <text:p>preferences-system-searc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4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46] &amp; CHAR(34) &amp; &quot;&gt;&quot; &amp; &#10;&quot;&lt;img alt=&quot; &amp; CHAR(34) &amp; [.B34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6] &amp; &quot;&lt;br&gt;&quot;" office:value-type="string" office:string-value="&lt;picture&gt;&lt;source media=&quot;(prefers-color-scheme: dark)&quot; srcset=&quot;https://github.com/StorageB/icons/blob/main/GNOME48Adwaita/light/preferences-system-search-symbolic.svg&quot;&gt;&lt;source media=&quot;(prefers-color-scheme: light)&quot; srcset=&quot;https://github.com/StorageB/icons/blob/main/GNOME48Adwaita/dark/preferences-system-search-symbolic.svg&quot;&gt;&lt;img alt=&quot;preferences-system-search-symbolic&quot; src=&quot;https://user-images.githubusercontent.com/25423296/163456779-a8556205-d0a5-45e2-ac17-42d089e3c3f8.png&quot;&gt;&lt;/picture&gt; &amp;nbsp; &amp;nbsp;preferences-system-search-symbolic&lt;br&gt;" calcext:value-type="string">
            <text:p>&lt;picture&gt;&lt;source media="(prefers-color-scheme: dark)" srcset="https://github.com/StorageB/icons/blob/main/GNOME48Adwaita/light/preferences-system-search-symbolic.svg"&gt;&lt;source media="(prefers-color-scheme: light)" srcset="https://github.com/StorageB/icons/blob/main/GNOME48Adwaita/dark/preferences-system-search-symbolic.svg"&gt;&lt;img alt="preferences-system-search-symbolic" src="https://user-images.githubusercontent.com/25423296/163456779-a8556205-d0a5-45e2-ac17-42d089e3c3f8.png"&gt;&lt;/picture&gt; &amp;nbsp; &amp;nbsp;preferences-system-search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ferences-system-sharing-symbolic.svg</text:p>
          </table:table-cell>
          <table:table-cell office:value-type="string" calcext:value-type="string">
            <text:p>preferences-system-shar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4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47] &amp; CHAR(34) &amp; &quot;&gt;&quot; &amp; &#10;&quot;&lt;img alt=&quot; &amp; CHAR(34) &amp; [.B34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7] &amp; &quot;&lt;br&gt;&quot;" office:value-type="string" office:string-value="&lt;picture&gt;&lt;source media=&quot;(prefers-color-scheme: dark)&quot; srcset=&quot;https://github.com/StorageB/icons/blob/main/GNOME48Adwaita/light/preferences-system-sharing-symbolic.svg&quot;&gt;&lt;source media=&quot;(prefers-color-scheme: light)&quot; srcset=&quot;https://github.com/StorageB/icons/blob/main/GNOME48Adwaita/dark/preferences-system-sharing-symbolic.svg&quot;&gt;&lt;img alt=&quot;preferences-system-sharing-symbolic&quot; src=&quot;https://user-images.githubusercontent.com/25423296/163456779-a8556205-d0a5-45e2-ac17-42d089e3c3f8.png&quot;&gt;&lt;/picture&gt; &amp;nbsp; &amp;nbsp;preferences-system-sharing-symbolic&lt;br&gt;" calcext:value-type="string">
            <text:p>&lt;picture&gt;&lt;source media="(prefers-color-scheme: dark)" srcset="https://github.com/StorageB/icons/blob/main/GNOME48Adwaita/light/preferences-system-sharing-symbolic.svg"&gt;&lt;source media="(prefers-color-scheme: light)" srcset="https://github.com/StorageB/icons/blob/main/GNOME48Adwaita/dark/preferences-system-sharing-symbolic.svg"&gt;&lt;img alt="preferences-system-sharing-symbolic" src="https://user-images.githubusercontent.com/25423296/163456779-a8556205-d0a5-45e2-ac17-42d089e3c3f8.png"&gt;&lt;/picture&gt; &amp;nbsp; &amp;nbsp;preferences-system-shar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eferences-system-time-symbolic.svg</text:p>
          </table:table-cell>
          <table:table-cell office:value-type="string" calcext:value-type="string">
            <text:p>preferences-system-tim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4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48] &amp; CHAR(34) &amp; &quot;&gt;&quot; &amp; &#10;&quot;&lt;img alt=&quot; &amp; CHAR(34) &amp; [.B34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8] &amp; &quot;&lt;br&gt;&quot;" office:value-type="string" office:string-value="&lt;picture&gt;&lt;source media=&quot;(prefers-color-scheme: dark)&quot; srcset=&quot;https://github.com/StorageB/icons/blob/main/GNOME48Adwaita/light/preferences-system-time-symbolic.svg&quot;&gt;&lt;source media=&quot;(prefers-color-scheme: light)&quot; srcset=&quot;https://github.com/StorageB/icons/blob/main/GNOME48Adwaita/dark/preferences-system-time-symbolic.svg&quot;&gt;&lt;img alt=&quot;preferences-system-time-symbolic&quot; src=&quot;https://user-images.githubusercontent.com/25423296/163456779-a8556205-d0a5-45e2-ac17-42d089e3c3f8.png&quot;&gt;&lt;/picture&gt; &amp;nbsp; &amp;nbsp;preferences-system-time-symbolic&lt;br&gt;" calcext:value-type="string">
            <text:p>&lt;picture&gt;&lt;source media="(prefers-color-scheme: dark)" srcset="https://github.com/StorageB/icons/blob/main/GNOME48Adwaita/light/preferences-system-time-symbolic.svg"&gt;&lt;source media="(prefers-color-scheme: light)" srcset="https://github.com/StorageB/icons/blob/main/GNOME48Adwaita/dark/preferences-system-time-symbolic.svg"&gt;&lt;img alt="preferences-system-time-symbolic" src="https://user-images.githubusercontent.com/25423296/163456779-a8556205-d0a5-45e2-ac17-42d089e3c3f8.png"&gt;&lt;/picture&gt; &amp;nbsp; &amp;nbsp;preferences-system-tim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ystem-file-manager-symbolic.svg</text:p>
          </table:table-cell>
          <table:table-cell office:value-type="string" calcext:value-type="string">
            <text:p>system-file-manag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4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49] &amp; CHAR(34) &amp; &quot;&gt;&quot; &amp; &#10;&quot;&lt;img alt=&quot; &amp; CHAR(34) &amp; [.B34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49] &amp; &quot;&lt;br&gt;&quot;" office:value-type="string" office:string-value="&lt;picture&gt;&lt;source media=&quot;(prefers-color-scheme: dark)&quot; srcset=&quot;https://github.com/StorageB/icons/blob/main/GNOME48Adwaita/light/system-file-manager-symbolic.svg&quot;&gt;&lt;source media=&quot;(prefers-color-scheme: light)&quot; srcset=&quot;https://github.com/StorageB/icons/blob/main/GNOME48Adwaita/dark/system-file-manager-symbolic.svg&quot;&gt;&lt;img alt=&quot;system-file-manager-symbolic&quot; src=&quot;https://user-images.githubusercontent.com/25423296/163456779-a8556205-d0a5-45e2-ac17-42d089e3c3f8.png&quot;&gt;&lt;/picture&gt; &amp;nbsp; &amp;nbsp;system-file-manager-symbolic&lt;br&gt;" calcext:value-type="string">
            <text:p>&lt;picture&gt;&lt;source media="(prefers-color-scheme: dark)" srcset="https://github.com/StorageB/icons/blob/main/GNOME48Adwaita/light/system-file-manager-symbolic.svg"&gt;&lt;source media="(prefers-color-scheme: light)" srcset="https://github.com/StorageB/icons/blob/main/GNOME48Adwaita/dark/system-file-manager-symbolic.svg"&gt;&lt;img alt="system-file-manager-symbolic" src="https://user-images.githubusercontent.com/25423296/163456779-a8556205-d0a5-45e2-ac17-42d089e3c3f8.png"&gt;&lt;/picture&gt; &amp;nbsp; &amp;nbsp;system-file-manage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ystem-software-install-symbolic.svg</text:p>
          </table:table-cell>
          <table:table-cell office:value-type="string" calcext:value-type="string">
            <text:p>system-software-instal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5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50] &amp; CHAR(34) &amp; &quot;&gt;&quot; &amp; &#10;&quot;&lt;img alt=&quot; &amp; CHAR(34) &amp; [.B35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50] &amp; &quot;&lt;br&gt;&quot;" office:value-type="string" office:string-value="&lt;picture&gt;&lt;source media=&quot;(prefers-color-scheme: dark)&quot; srcset=&quot;https://github.com/StorageB/icons/blob/main/GNOME48Adwaita/light/system-software-install-symbolic.svg&quot;&gt;&lt;source media=&quot;(prefers-color-scheme: light)&quot; srcset=&quot;https://github.com/StorageB/icons/blob/main/GNOME48Adwaita/dark/system-software-install-symbolic.svg&quot;&gt;&lt;img alt=&quot;system-software-install-symbolic&quot; src=&quot;https://user-images.githubusercontent.com/25423296/163456779-a8556205-d0a5-45e2-ac17-42d089e3c3f8.png&quot;&gt;&lt;/picture&gt; &amp;nbsp; &amp;nbsp;system-software-install-symbolic&lt;br&gt;" calcext:value-type="string">
            <text:p>&lt;picture&gt;&lt;source media="(prefers-color-scheme: dark)" srcset="https://github.com/StorageB/icons/blob/main/GNOME48Adwaita/light/system-software-install-symbolic.svg"&gt;&lt;source media="(prefers-color-scheme: light)" srcset="https://github.com/StorageB/icons/blob/main/GNOME48Adwaita/dark/system-software-install-symbolic.svg"&gt;&lt;img alt="system-software-install-symbolic" src="https://user-images.githubusercontent.com/25423296/163456779-a8556205-d0a5-45e2-ac17-42d089e3c3f8.png"&gt;&lt;/picture&gt; &amp;nbsp; &amp;nbsp;system-software-instal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ystem-users-symbolic.svg</text:p>
          </table:table-cell>
          <table:table-cell office:value-type="string" calcext:value-type="string">
            <text:p>system-user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5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51] &amp; CHAR(34) &amp; &quot;&gt;&quot; &amp; &#10;&quot;&lt;img alt=&quot; &amp; CHAR(34) &amp; [.B35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51] &amp; &quot;&lt;br&gt;&quot;" office:value-type="string" office:string-value="&lt;picture&gt;&lt;source media=&quot;(prefers-color-scheme: dark)&quot; srcset=&quot;https://github.com/StorageB/icons/blob/main/GNOME48Adwaita/light/system-users-symbolic.svg&quot;&gt;&lt;source media=&quot;(prefers-color-scheme: light)&quot; srcset=&quot;https://github.com/StorageB/icons/blob/main/GNOME48Adwaita/dark/system-users-symbolic.svg&quot;&gt;&lt;img alt=&quot;system-users-symbolic&quot; src=&quot;https://user-images.githubusercontent.com/25423296/163456779-a8556205-d0a5-45e2-ac17-42d089e3c3f8.png&quot;&gt;&lt;/picture&gt; &amp;nbsp; &amp;nbsp;system-users-symbolic&lt;br&gt;" calcext:value-type="string">
            <text:p>&lt;picture&gt;&lt;source media="(prefers-color-scheme: dark)" srcset="https://github.com/StorageB/icons/blob/main/GNOME48Adwaita/light/system-users-symbolic.svg"&gt;&lt;source media="(prefers-color-scheme: light)" srcset="https://github.com/StorageB/icons/blob/main/GNOME48Adwaita/dark/system-users-symbolic.svg"&gt;&lt;img alt="system-users-symbolic" src="https://user-images.githubusercontent.com/25423296/163456779-a8556205-d0a5-45e2-ac17-42d089e3c3f8.png"&gt;&lt;/picture&gt; &amp;nbsp; &amp;nbsp;system-user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xt-editor-symbolic.svg</text:p>
          </table:table-cell>
          <table:table-cell office:value-type="string" calcext:value-type="string">
            <text:p>text-edito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5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52] &amp; CHAR(34) &amp; &quot;&gt;&quot; &amp; &#10;&quot;&lt;img alt=&quot; &amp; CHAR(34) &amp; [.B35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52] &amp; &quot;&lt;br&gt;&quot;" office:value-type="string" office:string-value="&lt;picture&gt;&lt;source media=&quot;(prefers-color-scheme: dark)&quot; srcset=&quot;https://github.com/StorageB/icons/blob/main/GNOME48Adwaita/light/text-editor-symbolic.svg&quot;&gt;&lt;source media=&quot;(prefers-color-scheme: light)&quot; srcset=&quot;https://github.com/StorageB/icons/blob/main/GNOME48Adwaita/dark/text-editor-symbolic.svg&quot;&gt;&lt;img alt=&quot;text-editor-symbolic&quot; src=&quot;https://user-images.githubusercontent.com/25423296/163456779-a8556205-d0a5-45e2-ac17-42d089e3c3f8.png&quot;&gt;&lt;/picture&gt; &amp;nbsp; &amp;nbsp;text-editor-symbolic&lt;br&gt;" calcext:value-type="string">
            <text:p>&lt;picture&gt;&lt;source media="(prefers-color-scheme: dark)" srcset="https://github.com/StorageB/icons/blob/main/GNOME48Adwaita/light/text-editor-symbolic.svg"&gt;&lt;source media="(prefers-color-scheme: light)" srcset="https://github.com/StorageB/icons/blob/main/GNOME48Adwaita/dark/text-editor-symbolic.svg"&gt;&lt;img alt="text-editor-symbolic" src="https://user-images.githubusercontent.com/25423296/163456779-a8556205-d0a5-45e2-ac17-42d089e3c3f8.png"&gt;&lt;/picture&gt; &amp;nbsp; &amp;nbsp;text-edito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ser-info-symbolic.svg</text:p>
          </table:table-cell>
          <table:table-cell office:value-type="string" calcext:value-type="string">
            <text:p>user-info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5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53] &amp; CHAR(34) &amp; &quot;&gt;&quot; &amp; &#10;&quot;&lt;img alt=&quot; &amp; CHAR(34) &amp; [.B35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53] &amp; &quot;&lt;br&gt;&quot;" office:value-type="string" office:string-value="&lt;picture&gt;&lt;source media=&quot;(prefers-color-scheme: dark)&quot; srcset=&quot;https://github.com/StorageB/icons/blob/main/GNOME48Adwaita/light/user-info-symbolic.svg&quot;&gt;&lt;source media=&quot;(prefers-color-scheme: light)&quot; srcset=&quot;https://github.com/StorageB/icons/blob/main/GNOME48Adwaita/dark/user-info-symbolic.svg&quot;&gt;&lt;img alt=&quot;user-info-symbolic&quot; src=&quot;https://user-images.githubusercontent.com/25423296/163456779-a8556205-d0a5-45e2-ac17-42d089e3c3f8.png&quot;&gt;&lt;/picture&gt; &amp;nbsp; &amp;nbsp;user-info-symbolic&lt;br&gt;" calcext:value-type="string">
            <text:p>&lt;picture&gt;&lt;source media="(prefers-color-scheme: dark)" srcset="https://github.com/StorageB/icons/blob/main/GNOME48Adwaita/light/user-info-symbolic.svg"&gt;&lt;source media="(prefers-color-scheme: light)" srcset="https://github.com/StorageB/icons/blob/main/GNOME48Adwaita/dark/user-info-symbolic.svg"&gt;&lt;img alt="user-info-symbolic" src="https://user-images.githubusercontent.com/25423296/163456779-a8556205-d0a5-45e2-ac17-42d089e3c3f8.png"&gt;&lt;/picture&gt; &amp;nbsp; &amp;nbsp;user-info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tilities-terminal-symbolic.svg</text:p>
          </table:table-cell>
          <table:table-cell office:value-type="string" calcext:value-type="string">
            <text:p>utilities-termina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5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54] &amp; CHAR(34) &amp; &quot;&gt;&quot; &amp; &#10;&quot;&lt;img alt=&quot; &amp; CHAR(34) &amp; [.B35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54] &amp; &quot;&lt;br&gt;&quot;" office:value-type="string" office:string-value="&lt;picture&gt;&lt;source media=&quot;(prefers-color-scheme: dark)&quot; srcset=&quot;https://github.com/StorageB/icons/blob/main/GNOME48Adwaita/light/utilities-terminal-symbolic.svg&quot;&gt;&lt;source media=&quot;(prefers-color-scheme: light)&quot; srcset=&quot;https://github.com/StorageB/icons/blob/main/GNOME48Adwaita/dark/utilities-terminal-symbolic.svg&quot;&gt;&lt;img alt=&quot;utilities-terminal-symbolic&quot; src=&quot;https://user-images.githubusercontent.com/25423296/163456779-a8556205-d0a5-45e2-ac17-42d089e3c3f8.png&quot;&gt;&lt;/picture&gt; &amp;nbsp; &amp;nbsp;utilities-terminal-symbolic&lt;br&gt;" calcext:value-type="string">
            <text:p>&lt;picture&gt;&lt;source media="(prefers-color-scheme: dark)" srcset="https://github.com/StorageB/icons/blob/main/GNOME48Adwaita/light/utilities-terminal-symbolic.svg"&gt;&lt;source media="(prefers-color-scheme: light)" srcset="https://github.com/StorageB/icons/blob/main/GNOME48Adwaita/dark/utilities-terminal-symbolic.svg"&gt;&lt;img alt="utilities-terminal-symbolic" src="https://user-images.githubusercontent.com/25423296/163456779-a8556205-d0a5-45e2-ac17-42d089e3c3f8.png"&gt;&lt;/picture&gt; &amp;nbsp; &amp;nbsp;utilities-termina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b-browser-symbolic.svg</text:p>
          </table:table-cell>
          <table:table-cell office:value-type="string" calcext:value-type="string">
            <text:p>web-brows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5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55] &amp; CHAR(34) &amp; &quot;&gt;&quot; &amp; &#10;&quot;&lt;img alt=&quot; &amp; CHAR(34) &amp; [.B35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55] &amp; &quot;&lt;br&gt;&quot;" office:value-type="string" office:string-value="&lt;picture&gt;&lt;source media=&quot;(prefers-color-scheme: dark)&quot; srcset=&quot;https://github.com/StorageB/icons/blob/main/GNOME48Adwaita/light/web-browser-symbolic.svg&quot;&gt;&lt;source media=&quot;(prefers-color-scheme: light)&quot; srcset=&quot;https://github.com/StorageB/icons/blob/main/GNOME48Adwaita/dark/web-browser-symbolic.svg&quot;&gt;&lt;img alt=&quot;web-browser-symbolic&quot; src=&quot;https://user-images.githubusercontent.com/25423296/163456779-a8556205-d0a5-45e2-ac17-42d089e3c3f8.png&quot;&gt;&lt;/picture&gt; &amp;nbsp; &amp;nbsp;web-browser-symbolic&lt;br&gt;" calcext:value-type="string">
            <text:p>&lt;picture&gt;&lt;source media="(prefers-color-scheme: dark)" srcset="https://github.com/StorageB/icons/blob/main/GNOME48Adwaita/light/web-browser-symbolic.svg"&gt;&lt;source media="(prefers-color-scheme: light)" srcset="https://github.com/StorageB/icons/blob/main/GNOME48Adwaita/dark/web-browser-symbolic.svg"&gt;&lt;img alt="web-browser-symbolic" src="https://user-images.githubusercontent.com/25423296/163456779-a8556205-d0a5-45e2-ac17-42d089e3c3f8.png"&gt;&lt;/picture&gt; &amp;nbsp; &amp;nbsp;web-browser-symbolic&lt;br&gt;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office:value-type="string" calcext:value-type="string">
            <text:p>./mimetypes:</text:p>
          </table:table-cell>
          <table:table-cell table:formula="of:=&quot;## &quot; &amp; MID([.B357];3;FIND(&quot;:&quot;;[.B357];1)-3) &amp; &quot; &lt;br&gt;&quot;" office:value-type="string" office:string-value="## mimetypes &lt;br&gt;" calcext:value-type="string">
            <text:p>## mimetypes 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lication-certificate-symbolic.svg</text:p>
          </table:table-cell>
          <table:table-cell office:value-type="string" calcext:value-type="string">
            <text:p>application-certifica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5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58] &amp; CHAR(34) &amp; &quot;&gt;&quot; &amp; &#10;&quot;&lt;img alt=&quot; &amp; CHAR(34) &amp; [.B35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58] &amp; &quot;&lt;br&gt;&quot;" office:value-type="string" office:string-value="&lt;picture&gt;&lt;source media=&quot;(prefers-color-scheme: dark)&quot; srcset=&quot;https://github.com/StorageB/icons/blob/main/GNOME48Adwaita/light/application-certificate-symbolic.svg&quot;&gt;&lt;source media=&quot;(prefers-color-scheme: light)&quot; srcset=&quot;https://github.com/StorageB/icons/blob/main/GNOME48Adwaita/dark/application-certificate-symbolic.svg&quot;&gt;&lt;img alt=&quot;application-certificate-symbolic&quot; src=&quot;https://user-images.githubusercontent.com/25423296/163456779-a8556205-d0a5-45e2-ac17-42d089e3c3f8.png&quot;&gt;&lt;/picture&gt; &amp;nbsp; &amp;nbsp;application-certificate-symbolic&lt;br&gt;" calcext:value-type="string">
            <text:p>&lt;picture&gt;&lt;source media="(prefers-color-scheme: dark)" srcset="https://github.com/StorageB/icons/blob/main/GNOME48Adwaita/light/application-certificate-symbolic.svg"&gt;&lt;source media="(prefers-color-scheme: light)" srcset="https://github.com/StorageB/icons/blob/main/GNOME48Adwaita/dark/application-certificate-symbolic.svg"&gt;&lt;img alt="application-certificate-symbolic" src="https://user-images.githubusercontent.com/25423296/163456779-a8556205-d0a5-45e2-ac17-42d089e3c3f8.png"&gt;&lt;/picture&gt; &amp;nbsp; &amp;nbsp;application-certificat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lication-rss+xml-symbolic.svg</text:p>
          </table:table-cell>
          <table:table-cell office:value-type="string" calcext:value-type="string">
            <text:p>application-rss+xm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5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59] &amp; CHAR(34) &amp; &quot;&gt;&quot; &amp; &#10;&quot;&lt;img alt=&quot; &amp; CHAR(34) &amp; [.B35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59] &amp; &quot;&lt;br&gt;&quot;" office:value-type="string" office:string-value="&lt;picture&gt;&lt;source media=&quot;(prefers-color-scheme: dark)&quot; srcset=&quot;https://github.com/StorageB/icons/blob/main/GNOME48Adwaita/light/application-rss+xml-symbolic.svg&quot;&gt;&lt;source media=&quot;(prefers-color-scheme: light)&quot; srcset=&quot;https://github.com/StorageB/icons/blob/main/GNOME48Adwaita/dark/application-rss+xml-symbolic.svg&quot;&gt;&lt;img alt=&quot;application-rss+xml-symbolic&quot; src=&quot;https://user-images.githubusercontent.com/25423296/163456779-a8556205-d0a5-45e2-ac17-42d089e3c3f8.png&quot;&gt;&lt;/picture&gt; &amp;nbsp; &amp;nbsp;application-rss+xml-symbolic&lt;br&gt;" calcext:value-type="string">
            <text:p>&lt;picture&gt;&lt;source media="(prefers-color-scheme: dark)" srcset="https://github.com/StorageB/icons/blob/main/GNOME48Adwaita/light/application-rss+xml-symbolic.svg"&gt;&lt;source media="(prefers-color-scheme: light)" srcset="https://github.com/StorageB/icons/blob/main/GNOME48Adwaita/dark/application-rss+xml-symbolic.svg"&gt;&lt;img alt="application-rss+xml-symbolic" src="https://user-images.githubusercontent.com/25423296/163456779-a8556205-d0a5-45e2-ac17-42d089e3c3f8.png"&gt;&lt;/picture&gt; &amp;nbsp; &amp;nbsp;application-rss+xm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lication-x-addon-symbolic.svg</text:p>
          </table:table-cell>
          <table:table-cell office:value-type="string" calcext:value-type="string">
            <text:p>application-x-addo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6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60] &amp; CHAR(34) &amp; &quot;&gt;&quot; &amp; &#10;&quot;&lt;img alt=&quot; &amp; CHAR(34) &amp; [.B36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0] &amp; &quot;&lt;br&gt;&quot;" office:value-type="string" office:string-value="&lt;picture&gt;&lt;source media=&quot;(prefers-color-scheme: dark)&quot; srcset=&quot;https://github.com/StorageB/icons/blob/main/GNOME48Adwaita/light/application-x-addon-symbolic.svg&quot;&gt;&lt;source media=&quot;(prefers-color-scheme: light)&quot; srcset=&quot;https://github.com/StorageB/icons/blob/main/GNOME48Adwaita/dark/application-x-addon-symbolic.svg&quot;&gt;&lt;img alt=&quot;application-x-addon-symbolic&quot; src=&quot;https://user-images.githubusercontent.com/25423296/163456779-a8556205-d0a5-45e2-ac17-42d089e3c3f8.png&quot;&gt;&lt;/picture&gt; &amp;nbsp; &amp;nbsp;application-x-addon-symbolic&lt;br&gt;" calcext:value-type="string">
            <text:p>&lt;picture&gt;&lt;source media="(prefers-color-scheme: dark)" srcset="https://github.com/StorageB/icons/blob/main/GNOME48Adwaita/light/application-x-addon-symbolic.svg"&gt;&lt;source media="(prefers-color-scheme: light)" srcset="https://github.com/StorageB/icons/blob/main/GNOME48Adwaita/dark/application-x-addon-symbolic.svg"&gt;&lt;img alt="application-x-addon-symbolic" src="https://user-images.githubusercontent.com/25423296/163456779-a8556205-d0a5-45e2-ac17-42d089e3c3f8.png"&gt;&lt;/picture&gt; &amp;nbsp; &amp;nbsp;application-x-addon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lication-x-appliance-symbolic.svg</text:p>
          </table:table-cell>
          <table:table-cell office:value-type="string" calcext:value-type="string">
            <text:p>application-x-applianc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6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61] &amp; CHAR(34) &amp; &quot;&gt;&quot; &amp; &#10;&quot;&lt;img alt=&quot; &amp; CHAR(34) &amp; [.B36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1] &amp; &quot;&lt;br&gt;&quot;" office:value-type="string" office:string-value="&lt;picture&gt;&lt;source media=&quot;(prefers-color-scheme: dark)&quot; srcset=&quot;https://github.com/StorageB/icons/blob/main/GNOME48Adwaita/light/application-x-appliance-symbolic.svg&quot;&gt;&lt;source media=&quot;(prefers-color-scheme: light)&quot; srcset=&quot;https://github.com/StorageB/icons/blob/main/GNOME48Adwaita/dark/application-x-appliance-symbolic.svg&quot;&gt;&lt;img alt=&quot;application-x-appliance-symbolic&quot; src=&quot;https://user-images.githubusercontent.com/25423296/163456779-a8556205-d0a5-45e2-ac17-42d089e3c3f8.png&quot;&gt;&lt;/picture&gt; &amp;nbsp; &amp;nbsp;application-x-appliance-symbolic&lt;br&gt;" calcext:value-type="string">
            <text:p>&lt;picture&gt;&lt;source media="(prefers-color-scheme: dark)" srcset="https://github.com/StorageB/icons/blob/main/GNOME48Adwaita/light/application-x-appliance-symbolic.svg"&gt;&lt;source media="(prefers-color-scheme: light)" srcset="https://github.com/StorageB/icons/blob/main/GNOME48Adwaita/dark/application-x-appliance-symbolic.svg"&gt;&lt;img alt="application-x-appliance-symbolic" src="https://user-images.githubusercontent.com/25423296/163456779-a8556205-d0a5-45e2-ac17-42d089e3c3f8.png"&gt;&lt;/picture&gt; &amp;nbsp; &amp;nbsp;application-x-applianc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lication-x-executable-symbolic.svg</text:p>
          </table:table-cell>
          <table:table-cell office:value-type="string" calcext:value-type="string">
            <text:p>application-x-executab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6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62] &amp; CHAR(34) &amp; &quot;&gt;&quot; &amp; &#10;&quot;&lt;img alt=&quot; &amp; CHAR(34) &amp; [.B36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2] &amp; &quot;&lt;br&gt;&quot;" office:value-type="string" office:string-value="&lt;picture&gt;&lt;source media=&quot;(prefers-color-scheme: dark)&quot; srcset=&quot;https://github.com/StorageB/icons/blob/main/GNOME48Adwaita/light/application-x-executable-symbolic.svg&quot;&gt;&lt;source media=&quot;(prefers-color-scheme: light)&quot; srcset=&quot;https://github.com/StorageB/icons/blob/main/GNOME48Adwaita/dark/application-x-executable-symbolic.svg&quot;&gt;&lt;img alt=&quot;application-x-executable-symbolic&quot; src=&quot;https://user-images.githubusercontent.com/25423296/163456779-a8556205-d0a5-45e2-ac17-42d089e3c3f8.png&quot;&gt;&lt;/picture&gt; &amp;nbsp; &amp;nbsp;application-x-executable-symbolic&lt;br&gt;" calcext:value-type="string">
            <text:p>&lt;picture&gt;&lt;source media="(prefers-color-scheme: dark)" srcset="https://github.com/StorageB/icons/blob/main/GNOME48Adwaita/light/application-x-executable-symbolic.svg"&gt;&lt;source media="(prefers-color-scheme: light)" srcset="https://github.com/StorageB/icons/blob/main/GNOME48Adwaita/dark/application-x-executable-symbolic.svg"&gt;&lt;img alt="application-x-executable-symbolic" src="https://user-images.githubusercontent.com/25423296/163456779-a8556205-d0a5-45e2-ac17-42d089e3c3f8.png"&gt;&lt;/picture&gt; &amp;nbsp; &amp;nbsp;application-x-executabl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lication-x-firmware-symbolic.svg</text:p>
          </table:table-cell>
          <table:table-cell office:value-type="string" calcext:value-type="string">
            <text:p>application-x-firmwar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6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63] &amp; CHAR(34) &amp; &quot;&gt;&quot; &amp; &#10;&quot;&lt;img alt=&quot; &amp; CHAR(34) &amp; [.B36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3] &amp; &quot;&lt;br&gt;&quot;" office:value-type="string" office:string-value="&lt;picture&gt;&lt;source media=&quot;(prefers-color-scheme: dark)&quot; srcset=&quot;https://github.com/StorageB/icons/blob/main/GNOME48Adwaita/light/application-x-firmware-symbolic.svg&quot;&gt;&lt;source media=&quot;(prefers-color-scheme: light)&quot; srcset=&quot;https://github.com/StorageB/icons/blob/main/GNOME48Adwaita/dark/application-x-firmware-symbolic.svg&quot;&gt;&lt;img alt=&quot;application-x-firmware-symbolic&quot; src=&quot;https://user-images.githubusercontent.com/25423296/163456779-a8556205-d0a5-45e2-ac17-42d089e3c3f8.png&quot;&gt;&lt;/picture&gt; &amp;nbsp; &amp;nbsp;application-x-firmware-symbolic&lt;br&gt;" calcext:value-type="string">
            <text:p>&lt;picture&gt;&lt;source media="(prefers-color-scheme: dark)" srcset="https://github.com/StorageB/icons/blob/main/GNOME48Adwaita/light/application-x-firmware-symbolic.svg"&gt;&lt;source media="(prefers-color-scheme: light)" srcset="https://github.com/StorageB/icons/blob/main/GNOME48Adwaita/dark/application-x-firmware-symbolic.svg"&gt;&lt;img alt="application-x-firmware-symbolic" src="https://user-images.githubusercontent.com/25423296/163456779-a8556205-d0a5-45e2-ac17-42d089e3c3f8.png"&gt;&lt;/picture&gt; &amp;nbsp; &amp;nbsp;application-x-firmwar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lication-x-sharedlib-symbolic.svg</text:p>
          </table:table-cell>
          <table:table-cell office:value-type="string" calcext:value-type="string">
            <text:p>application-x-sharedlib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6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64] &amp; CHAR(34) &amp; &quot;&gt;&quot; &amp; &#10;&quot;&lt;img alt=&quot; &amp; CHAR(34) &amp; [.B36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4] &amp; &quot;&lt;br&gt;&quot;" office:value-type="string" office:string-value="&lt;picture&gt;&lt;source media=&quot;(prefers-color-scheme: dark)&quot; srcset=&quot;https://github.com/StorageB/icons/blob/main/GNOME48Adwaita/light/application-x-sharedlib-symbolic.svg&quot;&gt;&lt;source media=&quot;(prefers-color-scheme: light)&quot; srcset=&quot;https://github.com/StorageB/icons/blob/main/GNOME48Adwaita/dark/application-x-sharedlib-symbolic.svg&quot;&gt;&lt;img alt=&quot;application-x-sharedlib-symbolic&quot; src=&quot;https://user-images.githubusercontent.com/25423296/163456779-a8556205-d0a5-45e2-ac17-42d089e3c3f8.png&quot;&gt;&lt;/picture&gt; &amp;nbsp; &amp;nbsp;application-x-sharedlib-symbolic&lt;br&gt;" calcext:value-type="string">
            <text:p>&lt;picture&gt;&lt;source media="(prefers-color-scheme: dark)" srcset="https://github.com/StorageB/icons/blob/main/GNOME48Adwaita/light/application-x-sharedlib-symbolic.svg"&gt;&lt;source media="(prefers-color-scheme: light)" srcset="https://github.com/StorageB/icons/blob/main/GNOME48Adwaita/dark/application-x-sharedlib-symbolic.svg"&gt;&lt;img alt="application-x-sharedlib-symbolic" src="https://user-images.githubusercontent.com/25423296/163456779-a8556205-d0a5-45e2-ac17-42d089e3c3f8.png"&gt;&lt;/picture&gt; &amp;nbsp; &amp;nbsp;application-x-sharedlib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dio-x-generic-symbolic.svg</text:p>
          </table:table-cell>
          <table:table-cell office:value-type="string" calcext:value-type="string">
            <text:p>audio-x-generic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6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65] &amp; CHAR(34) &amp; &quot;&gt;&quot; &amp; &#10;&quot;&lt;img alt=&quot; &amp; CHAR(34) &amp; [.B36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5] &amp; &quot;&lt;br&gt;&quot;" office:value-type="string" office:string-value="&lt;picture&gt;&lt;source media=&quot;(prefers-color-scheme: dark)&quot; srcset=&quot;https://github.com/StorageB/icons/blob/main/GNOME48Adwaita/light/audio-x-generic-symbolic.svg&quot;&gt;&lt;source media=&quot;(prefers-color-scheme: light)&quot; srcset=&quot;https://github.com/StorageB/icons/blob/main/GNOME48Adwaita/dark/audio-x-generic-symbolic.svg&quot;&gt;&lt;img alt=&quot;audio-x-generic-symbolic&quot; src=&quot;https://user-images.githubusercontent.com/25423296/163456779-a8556205-d0a5-45e2-ac17-42d089e3c3f8.png&quot;&gt;&lt;/picture&gt; &amp;nbsp; &amp;nbsp;audio-x-generic-symbolic&lt;br&gt;" calcext:value-type="string">
            <text:p>&lt;picture&gt;&lt;source media="(prefers-color-scheme: dark)" srcset="https://github.com/StorageB/icons/blob/main/GNOME48Adwaita/light/audio-x-generic-symbolic.svg"&gt;&lt;source media="(prefers-color-scheme: light)" srcset="https://github.com/StorageB/icons/blob/main/GNOME48Adwaita/dark/audio-x-generic-symbolic.svg"&gt;&lt;img alt="audio-x-generic-symbolic" src="https://user-images.githubusercontent.com/25423296/163456779-a8556205-d0a5-45e2-ac17-42d089e3c3f8.png"&gt;&lt;/picture&gt; &amp;nbsp; &amp;nbsp;audio-x-generic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nt-x-generic-symbolic.svg</text:p>
          </table:table-cell>
          <table:table-cell office:value-type="string" calcext:value-type="string">
            <text:p>font-x-generic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6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66] &amp; CHAR(34) &amp; &quot;&gt;&quot; &amp; &#10;&quot;&lt;img alt=&quot; &amp; CHAR(34) &amp; [.B36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6] &amp; &quot;&lt;br&gt;&quot;" office:value-type="string" office:string-value="&lt;picture&gt;&lt;source media=&quot;(prefers-color-scheme: dark)&quot; srcset=&quot;https://github.com/StorageB/icons/blob/main/GNOME48Adwaita/light/font-x-generic-symbolic.svg&quot;&gt;&lt;source media=&quot;(prefers-color-scheme: light)&quot; srcset=&quot;https://github.com/StorageB/icons/blob/main/GNOME48Adwaita/dark/font-x-generic-symbolic.svg&quot;&gt;&lt;img alt=&quot;font-x-generic-symbolic&quot; src=&quot;https://user-images.githubusercontent.com/25423296/163456779-a8556205-d0a5-45e2-ac17-42d089e3c3f8.png&quot;&gt;&lt;/picture&gt; &amp;nbsp; &amp;nbsp;font-x-generic-symbolic&lt;br&gt;" calcext:value-type="string">
            <text:p>&lt;picture&gt;&lt;source media="(prefers-color-scheme: dark)" srcset="https://github.com/StorageB/icons/blob/main/GNOME48Adwaita/light/font-x-generic-symbolic.svg"&gt;&lt;source media="(prefers-color-scheme: light)" srcset="https://github.com/StorageB/icons/blob/main/GNOME48Adwaita/dark/font-x-generic-symbolic.svg"&gt;&lt;img alt="font-x-generic-symbolic" src="https://user-images.githubusercontent.com/25423296/163456779-a8556205-d0a5-45e2-ac17-42d089e3c3f8.png"&gt;&lt;/picture&gt; &amp;nbsp; &amp;nbsp;font-x-generic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mage-x-generic-symbolic.svg</text:p>
          </table:table-cell>
          <table:table-cell office:value-type="string" calcext:value-type="string">
            <text:p>image-x-generic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6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67] &amp; CHAR(34) &amp; &quot;&gt;&quot; &amp; &#10;&quot;&lt;img alt=&quot; &amp; CHAR(34) &amp; [.B36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7] &amp; &quot;&lt;br&gt;&quot;" office:value-type="string" office:string-value="&lt;picture&gt;&lt;source media=&quot;(prefers-color-scheme: dark)&quot; srcset=&quot;https://github.com/StorageB/icons/blob/main/GNOME48Adwaita/light/image-x-generic-symbolic.svg&quot;&gt;&lt;source media=&quot;(prefers-color-scheme: light)&quot; srcset=&quot;https://github.com/StorageB/icons/blob/main/GNOME48Adwaita/dark/image-x-generic-symbolic.svg&quot;&gt;&lt;img alt=&quot;image-x-generic-symbolic&quot; src=&quot;https://user-images.githubusercontent.com/25423296/163456779-a8556205-d0a5-45e2-ac17-42d089e3c3f8.png&quot;&gt;&lt;/picture&gt; &amp;nbsp; &amp;nbsp;image-x-generic-symbolic&lt;br&gt;" calcext:value-type="string">
            <text:p>&lt;picture&gt;&lt;source media="(prefers-color-scheme: dark)" srcset="https://github.com/StorageB/icons/blob/main/GNOME48Adwaita/light/image-x-generic-symbolic.svg"&gt;&lt;source media="(prefers-color-scheme: light)" srcset="https://github.com/StorageB/icons/blob/main/GNOME48Adwaita/dark/image-x-generic-symbolic.svg"&gt;&lt;img alt="image-x-generic-symbolic" src="https://user-images.githubusercontent.com/25423296/163456779-a8556205-d0a5-45e2-ac17-42d089e3c3f8.png"&gt;&lt;/picture&gt; &amp;nbsp; &amp;nbsp;image-x-generic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node-directory-symbolic.svg</text:p>
          </table:table-cell>
          <table:table-cell office:value-type="string" calcext:value-type="string">
            <text:p>inode-director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6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68] &amp; CHAR(34) &amp; &quot;&gt;&quot; &amp; &#10;&quot;&lt;img alt=&quot; &amp; CHAR(34) &amp; [.B36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8] &amp; &quot;&lt;br&gt;&quot;" office:value-type="string" office:string-value="&lt;picture&gt;&lt;source media=&quot;(prefers-color-scheme: dark)&quot; srcset=&quot;https://github.com/StorageB/icons/blob/main/GNOME48Adwaita/light/inode-directory-symbolic.svg&quot;&gt;&lt;source media=&quot;(prefers-color-scheme: light)&quot; srcset=&quot;https://github.com/StorageB/icons/blob/main/GNOME48Adwaita/dark/inode-directory-symbolic.svg&quot;&gt;&lt;img alt=&quot;inode-directory-symbolic&quot; src=&quot;https://user-images.githubusercontent.com/25423296/163456779-a8556205-d0a5-45e2-ac17-42d089e3c3f8.png&quot;&gt;&lt;/picture&gt; &amp;nbsp; &amp;nbsp;inode-directory-symbolic&lt;br&gt;" calcext:value-type="string">
            <text:p>&lt;picture&gt;&lt;source media="(prefers-color-scheme: dark)" srcset="https://github.com/StorageB/icons/blob/main/GNOME48Adwaita/light/inode-directory-symbolic.svg"&gt;&lt;source media="(prefers-color-scheme: light)" srcset="https://github.com/StorageB/icons/blob/main/GNOME48Adwaita/dark/inode-directory-symbolic.svg"&gt;&lt;img alt="inode-directory-symbolic" src="https://user-images.githubusercontent.com/25423296/163456779-a8556205-d0a5-45e2-ac17-42d089e3c3f8.png"&gt;&lt;/picture&gt; &amp;nbsp; &amp;nbsp;inode-directory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ckage-x-generic-symbolic.svg</text:p>
          </table:table-cell>
          <table:table-cell office:value-type="string" calcext:value-type="string">
            <text:p>package-x-generic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6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69] &amp; CHAR(34) &amp; &quot;&gt;&quot; &amp; &#10;&quot;&lt;img alt=&quot; &amp; CHAR(34) &amp; [.B36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69] &amp; &quot;&lt;br&gt;&quot;" office:value-type="string" office:string-value="&lt;picture&gt;&lt;source media=&quot;(prefers-color-scheme: dark)&quot; srcset=&quot;https://github.com/StorageB/icons/blob/main/GNOME48Adwaita/light/package-x-generic-symbolic.svg&quot;&gt;&lt;source media=&quot;(prefers-color-scheme: light)&quot; srcset=&quot;https://github.com/StorageB/icons/blob/main/GNOME48Adwaita/dark/package-x-generic-symbolic.svg&quot;&gt;&lt;img alt=&quot;package-x-generic-symbolic&quot; src=&quot;https://user-images.githubusercontent.com/25423296/163456779-a8556205-d0a5-45e2-ac17-42d089e3c3f8.png&quot;&gt;&lt;/picture&gt; &amp;nbsp; &amp;nbsp;package-x-generic-symbolic&lt;br&gt;" calcext:value-type="string">
            <text:p>&lt;picture&gt;&lt;source media="(prefers-color-scheme: dark)" srcset="https://github.com/StorageB/icons/blob/main/GNOME48Adwaita/light/package-x-generic-symbolic.svg"&gt;&lt;source media="(prefers-color-scheme: light)" srcset="https://github.com/StorageB/icons/blob/main/GNOME48Adwaita/dark/package-x-generic-symbolic.svg"&gt;&lt;img alt="package-x-generic-symbolic" src="https://user-images.githubusercontent.com/25423296/163456779-a8556205-d0a5-45e2-ac17-42d089e3c3f8.png"&gt;&lt;/picture&gt; &amp;nbsp; &amp;nbsp;package-x-generic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xt-x-generic-symbolic.svg</text:p>
          </table:table-cell>
          <table:table-cell office:value-type="string" calcext:value-type="string">
            <text:p>text-x-generic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7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70] &amp; CHAR(34) &amp; &quot;&gt;&quot; &amp; &#10;&quot;&lt;img alt=&quot; &amp; CHAR(34) &amp; [.B37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70] &amp; &quot;&lt;br&gt;&quot;" office:value-type="string" office:string-value="&lt;picture&gt;&lt;source media=&quot;(prefers-color-scheme: dark)&quot; srcset=&quot;https://github.com/StorageB/icons/blob/main/GNOME48Adwaita/light/text-x-generic-symbolic.svg&quot;&gt;&lt;source media=&quot;(prefers-color-scheme: light)&quot; srcset=&quot;https://github.com/StorageB/icons/blob/main/GNOME48Adwaita/dark/text-x-generic-symbolic.svg&quot;&gt;&lt;img alt=&quot;text-x-generic-symbolic&quot; src=&quot;https://user-images.githubusercontent.com/25423296/163456779-a8556205-d0a5-45e2-ac17-42d089e3c3f8.png&quot;&gt;&lt;/picture&gt; &amp;nbsp; &amp;nbsp;text-x-generic-symbolic&lt;br&gt;" calcext:value-type="string">
            <text:p>&lt;picture&gt;&lt;source media="(prefers-color-scheme: dark)" srcset="https://github.com/StorageB/icons/blob/main/GNOME48Adwaita/light/text-x-generic-symbolic.svg"&gt;&lt;source media="(prefers-color-scheme: light)" srcset="https://github.com/StorageB/icons/blob/main/GNOME48Adwaita/dark/text-x-generic-symbolic.svg"&gt;&lt;img alt="text-x-generic-symbolic" src="https://user-images.githubusercontent.com/25423296/163456779-a8556205-d0a5-45e2-ac17-42d089e3c3f8.png"&gt;&lt;/picture&gt; &amp;nbsp; &amp;nbsp;text-x-generic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deo-x-generic-symbolic.svg</text:p>
          </table:table-cell>
          <table:table-cell office:value-type="string" calcext:value-type="string">
            <text:p>video-x-generic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7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71] &amp; CHAR(34) &amp; &quot;&gt;&quot; &amp; &#10;&quot;&lt;img alt=&quot; &amp; CHAR(34) &amp; [.B37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71] &amp; &quot;&lt;br&gt;&quot;" office:value-type="string" office:string-value="&lt;picture&gt;&lt;source media=&quot;(prefers-color-scheme: dark)&quot; srcset=&quot;https://github.com/StorageB/icons/blob/main/GNOME48Adwaita/light/video-x-generic-symbolic.svg&quot;&gt;&lt;source media=&quot;(prefers-color-scheme: light)&quot; srcset=&quot;https://github.com/StorageB/icons/blob/main/GNOME48Adwaita/dark/video-x-generic-symbolic.svg&quot;&gt;&lt;img alt=&quot;video-x-generic-symbolic&quot; src=&quot;https://user-images.githubusercontent.com/25423296/163456779-a8556205-d0a5-45e2-ac17-42d089e3c3f8.png&quot;&gt;&lt;/picture&gt; &amp;nbsp; &amp;nbsp;video-x-generic-symbolic&lt;br&gt;" calcext:value-type="string">
            <text:p>&lt;picture&gt;&lt;source media="(prefers-color-scheme: dark)" srcset="https://github.com/StorageB/icons/blob/main/GNOME48Adwaita/light/video-x-generic-symbolic.svg"&gt;&lt;source media="(prefers-color-scheme: light)" srcset="https://github.com/StorageB/icons/blob/main/GNOME48Adwaita/dark/video-x-generic-symbolic.svg"&gt;&lt;img alt="video-x-generic-symbolic" src="https://user-images.githubusercontent.com/25423296/163456779-a8556205-d0a5-45e2-ac17-42d089e3c3f8.png"&gt;&lt;/picture&gt; &amp;nbsp; &amp;nbsp;video-x-generic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-office-address-book-symbolic.svg</text:p>
          </table:table-cell>
          <table:table-cell office:value-type="string" calcext:value-type="string">
            <text:p>x-office-address-boo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7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72] &amp; CHAR(34) &amp; &quot;&gt;&quot; &amp; &#10;&quot;&lt;img alt=&quot; &amp; CHAR(34) &amp; [.B37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72] &amp; &quot;&lt;br&gt;&quot;" office:value-type="string" office:string-value="&lt;picture&gt;&lt;source media=&quot;(prefers-color-scheme: dark)&quot; srcset=&quot;https://github.com/StorageB/icons/blob/main/GNOME48Adwaita/light/x-office-address-book-symbolic.svg&quot;&gt;&lt;source media=&quot;(prefers-color-scheme: light)&quot; srcset=&quot;https://github.com/StorageB/icons/blob/main/GNOME48Adwaita/dark/x-office-address-book-symbolic.svg&quot;&gt;&lt;img alt=&quot;x-office-address-book-symbolic&quot; src=&quot;https://user-images.githubusercontent.com/25423296/163456779-a8556205-d0a5-45e2-ac17-42d089e3c3f8.png&quot;&gt;&lt;/picture&gt; &amp;nbsp; &amp;nbsp;x-office-address-book-symbolic&lt;br&gt;" calcext:value-type="string">
            <text:p>&lt;picture&gt;&lt;source media="(prefers-color-scheme: dark)" srcset="https://github.com/StorageB/icons/blob/main/GNOME48Adwaita/light/x-office-address-book-symbolic.svg"&gt;&lt;source media="(prefers-color-scheme: light)" srcset="https://github.com/StorageB/icons/blob/main/GNOME48Adwaita/dark/x-office-address-book-symbolic.svg"&gt;&lt;img alt="x-office-address-book-symbolic" src="https://user-images.githubusercontent.com/25423296/163456779-a8556205-d0a5-45e2-ac17-42d089e3c3f8.png"&gt;&lt;/picture&gt; &amp;nbsp; &amp;nbsp;x-office-address-book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-office-calendar-symbolic.svg</text:p>
          </table:table-cell>
          <table:table-cell office:value-type="string" calcext:value-type="string">
            <text:p>x-office-calenda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7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73] &amp; CHAR(34) &amp; &quot;&gt;&quot; &amp; &#10;&quot;&lt;img alt=&quot; &amp; CHAR(34) &amp; [.B37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73] &amp; &quot;&lt;br&gt;&quot;" office:value-type="string" office:string-value="&lt;picture&gt;&lt;source media=&quot;(prefers-color-scheme: dark)&quot; srcset=&quot;https://github.com/StorageB/icons/blob/main/GNOME48Adwaita/light/x-office-calendar-symbolic.svg&quot;&gt;&lt;source media=&quot;(prefers-color-scheme: light)&quot; srcset=&quot;https://github.com/StorageB/icons/blob/main/GNOME48Adwaita/dark/x-office-calendar-symbolic.svg&quot;&gt;&lt;img alt=&quot;x-office-calendar-symbolic&quot; src=&quot;https://user-images.githubusercontent.com/25423296/163456779-a8556205-d0a5-45e2-ac17-42d089e3c3f8.png&quot;&gt;&lt;/picture&gt; &amp;nbsp; &amp;nbsp;x-office-calendar-symbolic&lt;br&gt;" calcext:value-type="string">
            <text:p>&lt;picture&gt;&lt;source media="(prefers-color-scheme: dark)" srcset="https://github.com/StorageB/icons/blob/main/GNOME48Adwaita/light/x-office-calendar-symbolic.svg"&gt;&lt;source media="(prefers-color-scheme: light)" srcset="https://github.com/StorageB/icons/blob/main/GNOME48Adwaita/dark/x-office-calendar-symbolic.svg"&gt;&lt;img alt="x-office-calendar-symbolic" src="https://user-images.githubusercontent.com/25423296/163456779-a8556205-d0a5-45e2-ac17-42d089e3c3f8.png"&gt;&lt;/picture&gt; &amp;nbsp; &amp;nbsp;x-office-calenda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-office-document-symbolic.svg</text:p>
          </table:table-cell>
          <table:table-cell office:value-type="string" calcext:value-type="string">
            <text:p>x-office-docume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7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74] &amp; CHAR(34) &amp; &quot;&gt;&quot; &amp; &#10;&quot;&lt;img alt=&quot; &amp; CHAR(34) &amp; [.B37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74] &amp; &quot;&lt;br&gt;&quot;" office:value-type="string" office:string-value="&lt;picture&gt;&lt;source media=&quot;(prefers-color-scheme: dark)&quot; srcset=&quot;https://github.com/StorageB/icons/blob/main/GNOME48Adwaita/light/x-office-document-symbolic.svg&quot;&gt;&lt;source media=&quot;(prefers-color-scheme: light)&quot; srcset=&quot;https://github.com/StorageB/icons/blob/main/GNOME48Adwaita/dark/x-office-document-symbolic.svg&quot;&gt;&lt;img alt=&quot;x-office-document-symbolic&quot; src=&quot;https://user-images.githubusercontent.com/25423296/163456779-a8556205-d0a5-45e2-ac17-42d089e3c3f8.png&quot;&gt;&lt;/picture&gt; &amp;nbsp; &amp;nbsp;x-office-document-symbolic&lt;br&gt;" calcext:value-type="string">
            <text:p>&lt;picture&gt;&lt;source media="(prefers-color-scheme: dark)" srcset="https://github.com/StorageB/icons/blob/main/GNOME48Adwaita/light/x-office-document-symbolic.svg"&gt;&lt;source media="(prefers-color-scheme: light)" srcset="https://github.com/StorageB/icons/blob/main/GNOME48Adwaita/dark/x-office-document-symbolic.svg"&gt;&lt;img alt="x-office-document-symbolic" src="https://user-images.githubusercontent.com/25423296/163456779-a8556205-d0a5-45e2-ac17-42d089e3c3f8.png"&gt;&lt;/picture&gt; &amp;nbsp; &amp;nbsp;x-office-documen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-office-drawing-symbolic.svg</text:p>
          </table:table-cell>
          <table:table-cell office:value-type="string" calcext:value-type="string">
            <text:p>x-office-draw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7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75] &amp; CHAR(34) &amp; &quot;&gt;&quot; &amp; &#10;&quot;&lt;img alt=&quot; &amp; CHAR(34) &amp; [.B37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75] &amp; &quot;&lt;br&gt;&quot;" office:value-type="string" office:string-value="&lt;picture&gt;&lt;source media=&quot;(prefers-color-scheme: dark)&quot; srcset=&quot;https://github.com/StorageB/icons/blob/main/GNOME48Adwaita/light/x-office-drawing-symbolic.svg&quot;&gt;&lt;source media=&quot;(prefers-color-scheme: light)&quot; srcset=&quot;https://github.com/StorageB/icons/blob/main/GNOME48Adwaita/dark/x-office-drawing-symbolic.svg&quot;&gt;&lt;img alt=&quot;x-office-drawing-symbolic&quot; src=&quot;https://user-images.githubusercontent.com/25423296/163456779-a8556205-d0a5-45e2-ac17-42d089e3c3f8.png&quot;&gt;&lt;/picture&gt; &amp;nbsp; &amp;nbsp;x-office-drawing-symbolic&lt;br&gt;" calcext:value-type="string">
            <text:p>&lt;picture&gt;&lt;source media="(prefers-color-scheme: dark)" srcset="https://github.com/StorageB/icons/blob/main/GNOME48Adwaita/light/x-office-drawing-symbolic.svg"&gt;&lt;source media="(prefers-color-scheme: light)" srcset="https://github.com/StorageB/icons/blob/main/GNOME48Adwaita/dark/x-office-drawing-symbolic.svg"&gt;&lt;img alt="x-office-drawing-symbolic" src="https://user-images.githubusercontent.com/25423296/163456779-a8556205-d0a5-45e2-ac17-42d089e3c3f8.png"&gt;&lt;/picture&gt; &amp;nbsp; &amp;nbsp;x-office-draw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-office-presentation-symbolic.svg</text:p>
          </table:table-cell>
          <table:table-cell office:value-type="string" calcext:value-type="string">
            <text:p>x-office-presentatio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7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76] &amp; CHAR(34) &amp; &quot;&gt;&quot; &amp; &#10;&quot;&lt;img alt=&quot; &amp; CHAR(34) &amp; [.B37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76] &amp; &quot;&lt;br&gt;&quot;" office:value-type="string" office:string-value="&lt;picture&gt;&lt;source media=&quot;(prefers-color-scheme: dark)&quot; srcset=&quot;https://github.com/StorageB/icons/blob/main/GNOME48Adwaita/light/x-office-presentation-symbolic.svg&quot;&gt;&lt;source media=&quot;(prefers-color-scheme: light)&quot; srcset=&quot;https://github.com/StorageB/icons/blob/main/GNOME48Adwaita/dark/x-office-presentation-symbolic.svg&quot;&gt;&lt;img alt=&quot;x-office-presentation-symbolic&quot; src=&quot;https://user-images.githubusercontent.com/25423296/163456779-a8556205-d0a5-45e2-ac17-42d089e3c3f8.png&quot;&gt;&lt;/picture&gt; &amp;nbsp; &amp;nbsp;x-office-presentation-symbolic&lt;br&gt;" calcext:value-type="string">
            <text:p>&lt;picture&gt;&lt;source media="(prefers-color-scheme: dark)" srcset="https://github.com/StorageB/icons/blob/main/GNOME48Adwaita/light/x-office-presentation-symbolic.svg"&gt;&lt;source media="(prefers-color-scheme: light)" srcset="https://github.com/StorageB/icons/blob/main/GNOME48Adwaita/dark/x-office-presentation-symbolic.svg"&gt;&lt;img alt="x-office-presentation-symbolic" src="https://user-images.githubusercontent.com/25423296/163456779-a8556205-d0a5-45e2-ac17-42d089e3c3f8.png"&gt;&lt;/picture&gt; &amp;nbsp; &amp;nbsp;x-office-presentation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x-office-spreadsheet-symbolic.svg</text:p>
          </table:table-cell>
          <table:table-cell office:value-type="string" calcext:value-type="string">
            <text:p>x-office-spreadshee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7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77] &amp; CHAR(34) &amp; &quot;&gt;&quot; &amp; &#10;&quot;&lt;img alt=&quot; &amp; CHAR(34) &amp; [.B37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77] &amp; &quot;&lt;br&gt;&quot;" office:value-type="string" office:string-value="&lt;picture&gt;&lt;source media=&quot;(prefers-color-scheme: dark)&quot; srcset=&quot;https://github.com/StorageB/icons/blob/main/GNOME48Adwaita/light/x-office-spreadsheet-symbolic.svg&quot;&gt;&lt;source media=&quot;(prefers-color-scheme: light)&quot; srcset=&quot;https://github.com/StorageB/icons/blob/main/GNOME48Adwaita/dark/x-office-spreadsheet-symbolic.svg&quot;&gt;&lt;img alt=&quot;x-office-spreadsheet-symbolic&quot; src=&quot;https://user-images.githubusercontent.com/25423296/163456779-a8556205-d0a5-45e2-ac17-42d089e3c3f8.png&quot;&gt;&lt;/picture&gt; &amp;nbsp; &amp;nbsp;x-office-spreadsheet-symbolic&lt;br&gt;" calcext:value-type="string">
            <text:p>&lt;picture&gt;&lt;source media="(prefers-color-scheme: dark)" srcset="https://github.com/StorageB/icons/blob/main/GNOME48Adwaita/light/x-office-spreadsheet-symbolic.svg"&gt;&lt;source media="(prefers-color-scheme: light)" srcset="https://github.com/StorageB/icons/blob/main/GNOME48Adwaita/dark/x-office-spreadsheet-symbolic.svg"&gt;&lt;img alt="x-office-spreadsheet-symbolic" src="https://user-images.githubusercontent.com/25423296/163456779-a8556205-d0a5-45e2-ac17-42d089e3c3f8.png"&gt;&lt;/picture&gt; &amp;nbsp; &amp;nbsp;x-office-spreadsheet-symbolic&lt;br&gt;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office:value-type="string" calcext:value-type="string">
            <text:p>./places:</text:p>
          </table:table-cell>
          <table:table-cell table:formula="of:=&quot;## &quot; &amp; MID([.B379];3;FIND(&quot;:&quot;;[.B379];1)-3) &amp; &quot; &lt;br&gt;&quot;" office:value-type="string" office:string-value="## places &lt;br&gt;" calcext:value-type="string">
            <text:p>## places 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lder-documents-symbolic.svg</text:p>
          </table:table-cell>
          <table:table-cell office:value-type="string" calcext:value-type="string">
            <text:p>folder-document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8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80] &amp; CHAR(34) &amp; &quot;&gt;&quot; &amp; &#10;&quot;&lt;img alt=&quot; &amp; CHAR(34) &amp; [.B38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0] &amp; &quot;&lt;br&gt;&quot;" office:value-type="string" office:string-value="&lt;picture&gt;&lt;source media=&quot;(prefers-color-scheme: dark)&quot; srcset=&quot;https://github.com/StorageB/icons/blob/main/GNOME48Adwaita/light/folder-documents-symbolic.svg&quot;&gt;&lt;source media=&quot;(prefers-color-scheme: light)&quot; srcset=&quot;https://github.com/StorageB/icons/blob/main/GNOME48Adwaita/dark/folder-documents-symbolic.svg&quot;&gt;&lt;img alt=&quot;folder-documents-symbolic&quot; src=&quot;https://user-images.githubusercontent.com/25423296/163456779-a8556205-d0a5-45e2-ac17-42d089e3c3f8.png&quot;&gt;&lt;/picture&gt; &amp;nbsp; &amp;nbsp;folder-documents-symbolic&lt;br&gt;" calcext:value-type="string">
            <text:p>&lt;picture&gt;&lt;source media="(prefers-color-scheme: dark)" srcset="https://github.com/StorageB/icons/blob/main/GNOME48Adwaita/light/folder-documents-symbolic.svg"&gt;&lt;source media="(prefers-color-scheme: light)" srcset="https://github.com/StorageB/icons/blob/main/GNOME48Adwaita/dark/folder-documents-symbolic.svg"&gt;&lt;img alt="folder-documents-symbolic" src="https://user-images.githubusercontent.com/25423296/163456779-a8556205-d0a5-45e2-ac17-42d089e3c3f8.png"&gt;&lt;/picture&gt; &amp;nbsp; &amp;nbsp;folder-document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lder-download-symbolic.svg</text:p>
          </table:table-cell>
          <table:table-cell office:value-type="string" calcext:value-type="string">
            <text:p>folder-downloa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8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81] &amp; CHAR(34) &amp; &quot;&gt;&quot; &amp; &#10;&quot;&lt;img alt=&quot; &amp; CHAR(34) &amp; [.B38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1] &amp; &quot;&lt;br&gt;&quot;" office:value-type="string" office:string-value="&lt;picture&gt;&lt;source media=&quot;(prefers-color-scheme: dark)&quot; srcset=&quot;https://github.com/StorageB/icons/blob/main/GNOME48Adwaita/light/folder-download-symbolic.svg&quot;&gt;&lt;source media=&quot;(prefers-color-scheme: light)&quot; srcset=&quot;https://github.com/StorageB/icons/blob/main/GNOME48Adwaita/dark/folder-download-symbolic.svg&quot;&gt;&lt;img alt=&quot;folder-download-symbolic&quot; src=&quot;https://user-images.githubusercontent.com/25423296/163456779-a8556205-d0a5-45e2-ac17-42d089e3c3f8.png&quot;&gt;&lt;/picture&gt; &amp;nbsp; &amp;nbsp;folder-download-symbolic&lt;br&gt;" calcext:value-type="string">
            <text:p>&lt;picture&gt;&lt;source media="(prefers-color-scheme: dark)" srcset="https://github.com/StorageB/icons/blob/main/GNOME48Adwaita/light/folder-download-symbolic.svg"&gt;&lt;source media="(prefers-color-scheme: light)" srcset="https://github.com/StorageB/icons/blob/main/GNOME48Adwaita/dark/folder-download-symbolic.svg"&gt;&lt;img alt="folder-download-symbolic" src="https://user-images.githubusercontent.com/25423296/163456779-a8556205-d0a5-45e2-ac17-42d089e3c3f8.png"&gt;&lt;/picture&gt; &amp;nbsp; &amp;nbsp;folder-downloa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lder-drag-accept-symbolic.svg</text:p>
          </table:table-cell>
          <table:table-cell office:value-type="string" calcext:value-type="string">
            <text:p>folder-drag-accep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8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82] &amp; CHAR(34) &amp; &quot;&gt;&quot; &amp; &#10;&quot;&lt;img alt=&quot; &amp; CHAR(34) &amp; [.B38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2] &amp; &quot;&lt;br&gt;&quot;" office:value-type="string" office:string-value="&lt;picture&gt;&lt;source media=&quot;(prefers-color-scheme: dark)&quot; srcset=&quot;https://github.com/StorageB/icons/blob/main/GNOME48Adwaita/light/folder-drag-accept-symbolic.svg&quot;&gt;&lt;source media=&quot;(prefers-color-scheme: light)&quot; srcset=&quot;https://github.com/StorageB/icons/blob/main/GNOME48Adwaita/dark/folder-drag-accept-symbolic.svg&quot;&gt;&lt;img alt=&quot;folder-drag-accept-symbolic&quot; src=&quot;https://user-images.githubusercontent.com/25423296/163456779-a8556205-d0a5-45e2-ac17-42d089e3c3f8.png&quot;&gt;&lt;/picture&gt; &amp;nbsp; &amp;nbsp;folder-drag-accept-symbolic&lt;br&gt;" calcext:value-type="string">
            <text:p>&lt;picture&gt;&lt;source media="(prefers-color-scheme: dark)" srcset="https://github.com/StorageB/icons/blob/main/GNOME48Adwaita/light/folder-drag-accept-symbolic.svg"&gt;&lt;source media="(prefers-color-scheme: light)" srcset="https://github.com/StorageB/icons/blob/main/GNOME48Adwaita/dark/folder-drag-accept-symbolic.svg"&gt;&lt;img alt="folder-drag-accept-symbolic" src="https://user-images.githubusercontent.com/25423296/163456779-a8556205-d0a5-45e2-ac17-42d089e3c3f8.png"&gt;&lt;/picture&gt; &amp;nbsp; &amp;nbsp;folder-drag-accep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lder-music-symbolic.svg</text:p>
          </table:table-cell>
          <table:table-cell office:value-type="string" calcext:value-type="string">
            <text:p>folder-music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8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83] &amp; CHAR(34) &amp; &quot;&gt;&quot; &amp; &#10;&quot;&lt;img alt=&quot; &amp; CHAR(34) &amp; [.B38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3] &amp; &quot;&lt;br&gt;&quot;" office:value-type="string" office:string-value="&lt;picture&gt;&lt;source media=&quot;(prefers-color-scheme: dark)&quot; srcset=&quot;https://github.com/StorageB/icons/blob/main/GNOME48Adwaita/light/folder-music-symbolic.svg&quot;&gt;&lt;source media=&quot;(prefers-color-scheme: light)&quot; srcset=&quot;https://github.com/StorageB/icons/blob/main/GNOME48Adwaita/dark/folder-music-symbolic.svg&quot;&gt;&lt;img alt=&quot;folder-music-symbolic&quot; src=&quot;https://user-images.githubusercontent.com/25423296/163456779-a8556205-d0a5-45e2-ac17-42d089e3c3f8.png&quot;&gt;&lt;/picture&gt; &amp;nbsp; &amp;nbsp;folder-music-symbolic&lt;br&gt;" calcext:value-type="string">
            <text:p>&lt;picture&gt;&lt;source media="(prefers-color-scheme: dark)" srcset="https://github.com/StorageB/icons/blob/main/GNOME48Adwaita/light/folder-music-symbolic.svg"&gt;&lt;source media="(prefers-color-scheme: light)" srcset="https://github.com/StorageB/icons/blob/main/GNOME48Adwaita/dark/folder-music-symbolic.svg"&gt;&lt;img alt="folder-music-symbolic" src="https://user-images.githubusercontent.com/25423296/163456779-a8556205-d0a5-45e2-ac17-42d089e3c3f8.png"&gt;&lt;/picture&gt; &amp;nbsp; &amp;nbsp;folder-music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lder-pictures-symbolic.svg</text:p>
          </table:table-cell>
          <table:table-cell office:value-type="string" calcext:value-type="string">
            <text:p>folder-picture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8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84] &amp; CHAR(34) &amp; &quot;&gt;&quot; &amp; &#10;&quot;&lt;img alt=&quot; &amp; CHAR(34) &amp; [.B38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4] &amp; &quot;&lt;br&gt;&quot;" office:value-type="string" office:string-value="&lt;picture&gt;&lt;source media=&quot;(prefers-color-scheme: dark)&quot; srcset=&quot;https://github.com/StorageB/icons/blob/main/GNOME48Adwaita/light/folder-pictures-symbolic.svg&quot;&gt;&lt;source media=&quot;(prefers-color-scheme: light)&quot; srcset=&quot;https://github.com/StorageB/icons/blob/main/GNOME48Adwaita/dark/folder-pictures-symbolic.svg&quot;&gt;&lt;img alt=&quot;folder-pictures-symbolic&quot; src=&quot;https://user-images.githubusercontent.com/25423296/163456779-a8556205-d0a5-45e2-ac17-42d089e3c3f8.png&quot;&gt;&lt;/picture&gt; &amp;nbsp; &amp;nbsp;folder-pictures-symbolic&lt;br&gt;" calcext:value-type="string">
            <text:p>&lt;picture&gt;&lt;source media="(prefers-color-scheme: dark)" srcset="https://github.com/StorageB/icons/blob/main/GNOME48Adwaita/light/folder-pictures-symbolic.svg"&gt;&lt;source media="(prefers-color-scheme: light)" srcset="https://github.com/StorageB/icons/blob/main/GNOME48Adwaita/dark/folder-pictures-symbolic.svg"&gt;&lt;img alt="folder-pictures-symbolic" src="https://user-images.githubusercontent.com/25423296/163456779-a8556205-d0a5-45e2-ac17-42d089e3c3f8.png"&gt;&lt;/picture&gt; &amp;nbsp; &amp;nbsp;folder-picture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lder-publicshare-symbolic.svg</text:p>
          </table:table-cell>
          <table:table-cell office:value-type="string" calcext:value-type="string">
            <text:p>folder-publicshar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8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85] &amp; CHAR(34) &amp; &quot;&gt;&quot; &amp; &#10;&quot;&lt;img alt=&quot; &amp; CHAR(34) &amp; [.B38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5] &amp; &quot;&lt;br&gt;&quot;" office:value-type="string" office:string-value="&lt;picture&gt;&lt;source media=&quot;(prefers-color-scheme: dark)&quot; srcset=&quot;https://github.com/StorageB/icons/blob/main/GNOME48Adwaita/light/folder-publicshare-symbolic.svg&quot;&gt;&lt;source media=&quot;(prefers-color-scheme: light)&quot; srcset=&quot;https://github.com/StorageB/icons/blob/main/GNOME48Adwaita/dark/folder-publicshare-symbolic.svg&quot;&gt;&lt;img alt=&quot;folder-publicshare-symbolic&quot; src=&quot;https://user-images.githubusercontent.com/25423296/163456779-a8556205-d0a5-45e2-ac17-42d089e3c3f8.png&quot;&gt;&lt;/picture&gt; &amp;nbsp; &amp;nbsp;folder-publicshare-symbolic&lt;br&gt;" calcext:value-type="string">
            <text:p>&lt;picture&gt;&lt;source media="(prefers-color-scheme: dark)" srcset="https://github.com/StorageB/icons/blob/main/GNOME48Adwaita/light/folder-publicshare-symbolic.svg"&gt;&lt;source media="(prefers-color-scheme: light)" srcset="https://github.com/StorageB/icons/blob/main/GNOME48Adwaita/dark/folder-publicshare-symbolic.svg"&gt;&lt;img alt="folder-publicshare-symbolic" src="https://user-images.githubusercontent.com/25423296/163456779-a8556205-d0a5-45e2-ac17-42d089e3c3f8.png"&gt;&lt;/picture&gt; &amp;nbsp; &amp;nbsp;folder-publicshar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lder-remote-symbolic.svg</text:p>
          </table:table-cell>
          <table:table-cell office:value-type="string" calcext:value-type="string">
            <text:p>folder-remo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8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86] &amp; CHAR(34) &amp; &quot;&gt;&quot; &amp; &#10;&quot;&lt;img alt=&quot; &amp; CHAR(34) &amp; [.B38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6] &amp; &quot;&lt;br&gt;&quot;" office:value-type="string" office:string-value="&lt;picture&gt;&lt;source media=&quot;(prefers-color-scheme: dark)&quot; srcset=&quot;https://github.com/StorageB/icons/blob/main/GNOME48Adwaita/light/folder-remote-symbolic.svg&quot;&gt;&lt;source media=&quot;(prefers-color-scheme: light)&quot; srcset=&quot;https://github.com/StorageB/icons/blob/main/GNOME48Adwaita/dark/folder-remote-symbolic.svg&quot;&gt;&lt;img alt=&quot;folder-remote-symbolic&quot; src=&quot;https://user-images.githubusercontent.com/25423296/163456779-a8556205-d0a5-45e2-ac17-42d089e3c3f8.png&quot;&gt;&lt;/picture&gt; &amp;nbsp; &amp;nbsp;folder-remote-symbolic&lt;br&gt;" calcext:value-type="string">
            <text:p>&lt;picture&gt;&lt;source media="(prefers-color-scheme: dark)" srcset="https://github.com/StorageB/icons/blob/main/GNOME48Adwaita/light/folder-remote-symbolic.svg"&gt;&lt;source media="(prefers-color-scheme: light)" srcset="https://github.com/StorageB/icons/blob/main/GNOME48Adwaita/dark/folder-remote-symbolic.svg"&gt;&lt;img alt="folder-remote-symbolic" src="https://user-images.githubusercontent.com/25423296/163456779-a8556205-d0a5-45e2-ac17-42d089e3c3f8.png"&gt;&lt;/picture&gt; &amp;nbsp; &amp;nbsp;folder-remot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lder-saved-search-symbolic.svg</text:p>
          </table:table-cell>
          <table:table-cell office:value-type="string" calcext:value-type="string">
            <text:p>folder-saved-searc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8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87] &amp; CHAR(34) &amp; &quot;&gt;&quot; &amp; &#10;&quot;&lt;img alt=&quot; &amp; CHAR(34) &amp; [.B38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7] &amp; &quot;&lt;br&gt;&quot;" office:value-type="string" office:string-value="&lt;picture&gt;&lt;source media=&quot;(prefers-color-scheme: dark)&quot; srcset=&quot;https://github.com/StorageB/icons/blob/main/GNOME48Adwaita/light/folder-saved-search-symbolic.svg&quot;&gt;&lt;source media=&quot;(prefers-color-scheme: light)&quot; srcset=&quot;https://github.com/StorageB/icons/blob/main/GNOME48Adwaita/dark/folder-saved-search-symbolic.svg&quot;&gt;&lt;img alt=&quot;folder-saved-search-symbolic&quot; src=&quot;https://user-images.githubusercontent.com/25423296/163456779-a8556205-d0a5-45e2-ac17-42d089e3c3f8.png&quot;&gt;&lt;/picture&gt; &amp;nbsp; &amp;nbsp;folder-saved-search-symbolic&lt;br&gt;" calcext:value-type="string">
            <text:p>&lt;picture&gt;&lt;source media="(prefers-color-scheme: dark)" srcset="https://github.com/StorageB/icons/blob/main/GNOME48Adwaita/light/folder-saved-search-symbolic.svg"&gt;&lt;source media="(prefers-color-scheme: light)" srcset="https://github.com/StorageB/icons/blob/main/GNOME48Adwaita/dark/folder-saved-search-symbolic.svg"&gt;&lt;img alt="folder-saved-search-symbolic" src="https://user-images.githubusercontent.com/25423296/163456779-a8556205-d0a5-45e2-ac17-42d089e3c3f8.png"&gt;&lt;/picture&gt; &amp;nbsp; &amp;nbsp;folder-saved-search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lder-symbolic.svg</text:p>
          </table:table-cell>
          <table:table-cell office:value-type="string" calcext:value-type="string">
            <text:p>fold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8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88] &amp; CHAR(34) &amp; &quot;&gt;&quot; &amp; &#10;&quot;&lt;img alt=&quot; &amp; CHAR(34) &amp; [.B38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8] &amp; &quot;&lt;br&gt;&quot;" office:value-type="string" office:string-value="&lt;picture&gt;&lt;source media=&quot;(prefers-color-scheme: dark)&quot; srcset=&quot;https://github.com/StorageB/icons/blob/main/GNOME48Adwaita/light/folder-symbolic.svg&quot;&gt;&lt;source media=&quot;(prefers-color-scheme: light)&quot; srcset=&quot;https://github.com/StorageB/icons/blob/main/GNOME48Adwaita/dark/folder-symbolic.svg&quot;&gt;&lt;img alt=&quot;folder-symbolic&quot; src=&quot;https://user-images.githubusercontent.com/25423296/163456779-a8556205-d0a5-45e2-ac17-42d089e3c3f8.png&quot;&gt;&lt;/picture&gt; &amp;nbsp; &amp;nbsp;folder-symbolic&lt;br&gt;" calcext:value-type="string">
            <text:p>&lt;picture&gt;&lt;source media="(prefers-color-scheme: dark)" srcset="https://github.com/StorageB/icons/blob/main/GNOME48Adwaita/light/folder-symbolic.svg"&gt;&lt;source media="(prefers-color-scheme: light)" srcset="https://github.com/StorageB/icons/blob/main/GNOME48Adwaita/dark/folder-symbolic.svg"&gt;&lt;img alt="folder-symbolic" src="https://user-images.githubusercontent.com/25423296/163456779-a8556205-d0a5-45e2-ac17-42d089e3c3f8.png"&gt;&lt;/picture&gt; &amp;nbsp; &amp;nbsp;folde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lder-templates-symbolic.svg</text:p>
          </table:table-cell>
          <table:table-cell office:value-type="string" calcext:value-type="string">
            <text:p>folder-template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8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89] &amp; CHAR(34) &amp; &quot;&gt;&quot; &amp; &#10;&quot;&lt;img alt=&quot; &amp; CHAR(34) &amp; [.B38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89] &amp; &quot;&lt;br&gt;&quot;" office:value-type="string" office:string-value="&lt;picture&gt;&lt;source media=&quot;(prefers-color-scheme: dark)&quot; srcset=&quot;https://github.com/StorageB/icons/blob/main/GNOME48Adwaita/light/folder-templates-symbolic.svg&quot;&gt;&lt;source media=&quot;(prefers-color-scheme: light)&quot; srcset=&quot;https://github.com/StorageB/icons/blob/main/GNOME48Adwaita/dark/folder-templates-symbolic.svg&quot;&gt;&lt;img alt=&quot;folder-templates-symbolic&quot; src=&quot;https://user-images.githubusercontent.com/25423296/163456779-a8556205-d0a5-45e2-ac17-42d089e3c3f8.png&quot;&gt;&lt;/picture&gt; &amp;nbsp; &amp;nbsp;folder-templates-symbolic&lt;br&gt;" calcext:value-type="string">
            <text:p>&lt;picture&gt;&lt;source media="(prefers-color-scheme: dark)" srcset="https://github.com/StorageB/icons/blob/main/GNOME48Adwaita/light/folder-templates-symbolic.svg"&gt;&lt;source media="(prefers-color-scheme: light)" srcset="https://github.com/StorageB/icons/blob/main/GNOME48Adwaita/dark/folder-templates-symbolic.svg"&gt;&lt;img alt="folder-templates-symbolic" src="https://user-images.githubusercontent.com/25423296/163456779-a8556205-d0a5-45e2-ac17-42d089e3c3f8.png"&gt;&lt;/picture&gt; &amp;nbsp; &amp;nbsp;folder-template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lder-videos-symbolic.svg</text:p>
          </table:table-cell>
          <table:table-cell office:value-type="string" calcext:value-type="string">
            <text:p>folder-video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9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90] &amp; CHAR(34) &amp; &quot;&gt;&quot; &amp; &#10;&quot;&lt;img alt=&quot; &amp; CHAR(34) &amp; [.B39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90] &amp; &quot;&lt;br&gt;&quot;" office:value-type="string" office:string-value="&lt;picture&gt;&lt;source media=&quot;(prefers-color-scheme: dark)&quot; srcset=&quot;https://github.com/StorageB/icons/blob/main/GNOME48Adwaita/light/folder-videos-symbolic.svg&quot;&gt;&lt;source media=&quot;(prefers-color-scheme: light)&quot; srcset=&quot;https://github.com/StorageB/icons/blob/main/GNOME48Adwaita/dark/folder-videos-symbolic.svg&quot;&gt;&lt;img alt=&quot;folder-videos-symbolic&quot; src=&quot;https://user-images.githubusercontent.com/25423296/163456779-a8556205-d0a5-45e2-ac17-42d089e3c3f8.png&quot;&gt;&lt;/picture&gt; &amp;nbsp; &amp;nbsp;folder-videos-symbolic&lt;br&gt;" calcext:value-type="string">
            <text:p>&lt;picture&gt;&lt;source media="(prefers-color-scheme: dark)" srcset="https://github.com/StorageB/icons/blob/main/GNOME48Adwaita/light/folder-videos-symbolic.svg"&gt;&lt;source media="(prefers-color-scheme: light)" srcset="https://github.com/StorageB/icons/blob/main/GNOME48Adwaita/dark/folder-videos-symbolic.svg"&gt;&lt;img alt="folder-videos-symbolic" src="https://user-images.githubusercontent.com/25423296/163456779-a8556205-d0a5-45e2-ac17-42d089e3c3f8.png"&gt;&lt;/picture&gt; &amp;nbsp; &amp;nbsp;folder-video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server-symbolic.svg</text:p>
          </table:table-cell>
          <table:table-cell office:value-type="string" calcext:value-type="string">
            <text:p>network-serv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9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91] &amp; CHAR(34) &amp; &quot;&gt;&quot; &amp; &#10;&quot;&lt;img alt=&quot; &amp; CHAR(34) &amp; [.B39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91] &amp; &quot;&lt;br&gt;&quot;" office:value-type="string" office:string-value="&lt;picture&gt;&lt;source media=&quot;(prefers-color-scheme: dark)&quot; srcset=&quot;https://github.com/StorageB/icons/blob/main/GNOME48Adwaita/light/network-server-symbolic.svg&quot;&gt;&lt;source media=&quot;(prefers-color-scheme: light)&quot; srcset=&quot;https://github.com/StorageB/icons/blob/main/GNOME48Adwaita/dark/network-server-symbolic.svg&quot;&gt;&lt;img alt=&quot;network-server-symbolic&quot; src=&quot;https://user-images.githubusercontent.com/25423296/163456779-a8556205-d0a5-45e2-ac17-42d089e3c3f8.png&quot;&gt;&lt;/picture&gt; &amp;nbsp; &amp;nbsp;network-server-symbolic&lt;br&gt;" calcext:value-type="string">
            <text:p>&lt;picture&gt;&lt;source media="(prefers-color-scheme: dark)" srcset="https://github.com/StorageB/icons/blob/main/GNOME48Adwaita/light/network-server-symbolic.svg"&gt;&lt;source media="(prefers-color-scheme: light)" srcset="https://github.com/StorageB/icons/blob/main/GNOME48Adwaita/dark/network-server-symbolic.svg"&gt;&lt;img alt="network-server-symbolic" src="https://user-images.githubusercontent.com/25423296/163456779-a8556205-d0a5-45e2-ac17-42d089e3c3f8.png"&gt;&lt;/picture&gt; &amp;nbsp; &amp;nbsp;network-serve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workgroup-symbolic.svg</text:p>
          </table:table-cell>
          <table:table-cell office:value-type="string" calcext:value-type="string">
            <text:p>network-workgrou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9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92] &amp; CHAR(34) &amp; &quot;&gt;&quot; &amp; &#10;&quot;&lt;img alt=&quot; &amp; CHAR(34) &amp; [.B39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92] &amp; &quot;&lt;br&gt;&quot;" office:value-type="string" office:string-value="&lt;picture&gt;&lt;source media=&quot;(prefers-color-scheme: dark)&quot; srcset=&quot;https://github.com/StorageB/icons/blob/main/GNOME48Adwaita/light/network-workgroup-symbolic.svg&quot;&gt;&lt;source media=&quot;(prefers-color-scheme: light)&quot; srcset=&quot;https://github.com/StorageB/icons/blob/main/GNOME48Adwaita/dark/network-workgroup-symbolic.svg&quot;&gt;&lt;img alt=&quot;network-workgroup-symbolic&quot; src=&quot;https://user-images.githubusercontent.com/25423296/163456779-a8556205-d0a5-45e2-ac17-42d089e3c3f8.png&quot;&gt;&lt;/picture&gt; &amp;nbsp; &amp;nbsp;network-workgroup-symbolic&lt;br&gt;" calcext:value-type="string">
            <text:p>&lt;picture&gt;&lt;source media="(prefers-color-scheme: dark)" srcset="https://github.com/StorageB/icons/blob/main/GNOME48Adwaita/light/network-workgroup-symbolic.svg"&gt;&lt;source media="(prefers-color-scheme: light)" srcset="https://github.com/StorageB/icons/blob/main/GNOME48Adwaita/dark/network-workgroup-symbolic.svg"&gt;&lt;img alt="network-workgroup-symbolic" src="https://user-images.githubusercontent.com/25423296/163456779-a8556205-d0a5-45e2-ac17-42d089e3c3f8.png"&gt;&lt;/picture&gt; &amp;nbsp; &amp;nbsp;network-workgroup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art-here-symbolic.svg</text:p>
          </table:table-cell>
          <table:table-cell office:value-type="string" calcext:value-type="string">
            <text:p>start-her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9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93] &amp; CHAR(34) &amp; &quot;&gt;&quot; &amp; &#10;&quot;&lt;img alt=&quot; &amp; CHAR(34) &amp; [.B39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93] &amp; &quot;&lt;br&gt;&quot;" office:value-type="string" office:string-value="&lt;picture&gt;&lt;source media=&quot;(prefers-color-scheme: dark)&quot; srcset=&quot;https://github.com/StorageB/icons/blob/main/GNOME48Adwaita/light/start-here-symbolic.svg&quot;&gt;&lt;source media=&quot;(prefers-color-scheme: light)&quot; srcset=&quot;https://github.com/StorageB/icons/blob/main/GNOME48Adwaita/dark/start-here-symbolic.svg&quot;&gt;&lt;img alt=&quot;start-here-symbolic&quot; src=&quot;https://user-images.githubusercontent.com/25423296/163456779-a8556205-d0a5-45e2-ac17-42d089e3c3f8.png&quot;&gt;&lt;/picture&gt; &amp;nbsp; &amp;nbsp;start-here-symbolic&lt;br&gt;" calcext:value-type="string">
            <text:p>&lt;picture&gt;&lt;source media="(prefers-color-scheme: dark)" srcset="https://github.com/StorageB/icons/blob/main/GNOME48Adwaita/light/start-here-symbolic.svg"&gt;&lt;source media="(prefers-color-scheme: light)" srcset="https://github.com/StorageB/icons/blob/main/GNOME48Adwaita/dark/start-here-symbolic.svg"&gt;&lt;img alt="start-here-symbolic" src="https://user-images.githubusercontent.com/25423296/163456779-a8556205-d0a5-45e2-ac17-42d089e3c3f8.png"&gt;&lt;/picture&gt; &amp;nbsp; &amp;nbsp;start-her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ser-bookmarks-symbolic.svg</text:p>
          </table:table-cell>
          <table:table-cell office:value-type="string" calcext:value-type="string">
            <text:p>user-bookmark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9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94] &amp; CHAR(34) &amp; &quot;&gt;&quot; &amp; &#10;&quot;&lt;img alt=&quot; &amp; CHAR(34) &amp; [.B39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94] &amp; &quot;&lt;br&gt;&quot;" office:value-type="string" office:string-value="&lt;picture&gt;&lt;source media=&quot;(prefers-color-scheme: dark)&quot; srcset=&quot;https://github.com/StorageB/icons/blob/main/GNOME48Adwaita/light/user-bookmarks-symbolic.svg&quot;&gt;&lt;source media=&quot;(prefers-color-scheme: light)&quot; srcset=&quot;https://github.com/StorageB/icons/blob/main/GNOME48Adwaita/dark/user-bookmarks-symbolic.svg&quot;&gt;&lt;img alt=&quot;user-bookmarks-symbolic&quot; src=&quot;https://user-images.githubusercontent.com/25423296/163456779-a8556205-d0a5-45e2-ac17-42d089e3c3f8.png&quot;&gt;&lt;/picture&gt; &amp;nbsp; &amp;nbsp;user-bookmarks-symbolic&lt;br&gt;" calcext:value-type="string">
            <text:p>&lt;picture&gt;&lt;source media="(prefers-color-scheme: dark)" srcset="https://github.com/StorageB/icons/blob/main/GNOME48Adwaita/light/user-bookmarks-symbolic.svg"&gt;&lt;source media="(prefers-color-scheme: light)" srcset="https://github.com/StorageB/icons/blob/main/GNOME48Adwaita/dark/user-bookmarks-symbolic.svg"&gt;&lt;img alt="user-bookmarks-symbolic" src="https://user-images.githubusercontent.com/25423296/163456779-a8556205-d0a5-45e2-ac17-42d089e3c3f8.png"&gt;&lt;/picture&gt; &amp;nbsp; &amp;nbsp;user-bookmark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ser-desktop-symbolic.svg</text:p>
          </table:table-cell>
          <table:table-cell office:value-type="string" calcext:value-type="string">
            <text:p>user-deskto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9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95] &amp; CHAR(34) &amp; &quot;&gt;&quot; &amp; &#10;&quot;&lt;img alt=&quot; &amp; CHAR(34) &amp; [.B39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95] &amp; &quot;&lt;br&gt;&quot;" office:value-type="string" office:string-value="&lt;picture&gt;&lt;source media=&quot;(prefers-color-scheme: dark)&quot; srcset=&quot;https://github.com/StorageB/icons/blob/main/GNOME48Adwaita/light/user-desktop-symbolic.svg&quot;&gt;&lt;source media=&quot;(prefers-color-scheme: light)&quot; srcset=&quot;https://github.com/StorageB/icons/blob/main/GNOME48Adwaita/dark/user-desktop-symbolic.svg&quot;&gt;&lt;img alt=&quot;user-desktop-symbolic&quot; src=&quot;https://user-images.githubusercontent.com/25423296/163456779-a8556205-d0a5-45e2-ac17-42d089e3c3f8.png&quot;&gt;&lt;/picture&gt; &amp;nbsp; &amp;nbsp;user-desktop-symbolic&lt;br&gt;" calcext:value-type="string">
            <text:p>&lt;picture&gt;&lt;source media="(prefers-color-scheme: dark)" srcset="https://github.com/StorageB/icons/blob/main/GNOME48Adwaita/light/user-desktop-symbolic.svg"&gt;&lt;source media="(prefers-color-scheme: light)" srcset="https://github.com/StorageB/icons/blob/main/GNOME48Adwaita/dark/user-desktop-symbolic.svg"&gt;&lt;img alt="user-desktop-symbolic" src="https://user-images.githubusercontent.com/25423296/163456779-a8556205-d0a5-45e2-ac17-42d089e3c3f8.png"&gt;&lt;/picture&gt; &amp;nbsp; &amp;nbsp;user-desktop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ser-home-symbolic.svg</text:p>
          </table:table-cell>
          <table:table-cell office:value-type="string" calcext:value-type="string">
            <text:p>user-hom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9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96] &amp; CHAR(34) &amp; &quot;&gt;&quot; &amp; &#10;&quot;&lt;img alt=&quot; &amp; CHAR(34) &amp; [.B39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96] &amp; &quot;&lt;br&gt;&quot;" office:value-type="string" office:string-value="&lt;picture&gt;&lt;source media=&quot;(prefers-color-scheme: dark)&quot; srcset=&quot;https://github.com/StorageB/icons/blob/main/GNOME48Adwaita/light/user-home-symbolic.svg&quot;&gt;&lt;source media=&quot;(prefers-color-scheme: light)&quot; srcset=&quot;https://github.com/StorageB/icons/blob/main/GNOME48Adwaita/dark/user-home-symbolic.svg&quot;&gt;&lt;img alt=&quot;user-home-symbolic&quot; src=&quot;https://user-images.githubusercontent.com/25423296/163456779-a8556205-d0a5-45e2-ac17-42d089e3c3f8.png&quot;&gt;&lt;/picture&gt; &amp;nbsp; &amp;nbsp;user-home-symbolic&lt;br&gt;" calcext:value-type="string">
            <text:p>&lt;picture&gt;&lt;source media="(prefers-color-scheme: dark)" srcset="https://github.com/StorageB/icons/blob/main/GNOME48Adwaita/light/user-home-symbolic.svg"&gt;&lt;source media="(prefers-color-scheme: light)" srcset="https://github.com/StorageB/icons/blob/main/GNOME48Adwaita/dark/user-home-symbolic.svg"&gt;&lt;img alt="user-home-symbolic" src="https://user-images.githubusercontent.com/25423296/163456779-a8556205-d0a5-45e2-ac17-42d089e3c3f8.png"&gt;&lt;/picture&gt; &amp;nbsp; &amp;nbsp;user-hom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ser-trash-symbolic.svg</text:p>
          </table:table-cell>
          <table:table-cell office:value-type="string" calcext:value-type="string">
            <text:p>user-tras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39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397] &amp; CHAR(34) &amp; &quot;&gt;&quot; &amp; &#10;&quot;&lt;img alt=&quot; &amp; CHAR(34) &amp; [.B39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397] &amp; &quot;&lt;br&gt;&quot;" office:value-type="string" office:string-value="&lt;picture&gt;&lt;source media=&quot;(prefers-color-scheme: dark)&quot; srcset=&quot;https://github.com/StorageB/icons/blob/main/GNOME48Adwaita/light/user-trash-symbolic.svg&quot;&gt;&lt;source media=&quot;(prefers-color-scheme: light)&quot; srcset=&quot;https://github.com/StorageB/icons/blob/main/GNOME48Adwaita/dark/user-trash-symbolic.svg&quot;&gt;&lt;img alt=&quot;user-trash-symbolic&quot; src=&quot;https://user-images.githubusercontent.com/25423296/163456779-a8556205-d0a5-45e2-ac17-42d089e3c3f8.png&quot;&gt;&lt;/picture&gt; &amp;nbsp; &amp;nbsp;user-trash-symbolic&lt;br&gt;" calcext:value-type="string">
            <text:p>&lt;picture&gt;&lt;source media="(prefers-color-scheme: dark)" srcset="https://github.com/StorageB/icons/blob/main/GNOME48Adwaita/light/user-trash-symbolic.svg"&gt;&lt;source media="(prefers-color-scheme: light)" srcset="https://github.com/StorageB/icons/blob/main/GNOME48Adwaita/dark/user-trash-symbolic.svg"&gt;&lt;img alt="user-trash-symbolic" src="https://user-images.githubusercontent.com/25423296/163456779-a8556205-d0a5-45e2-ac17-42d089e3c3f8.png"&gt;&lt;/picture&gt; &amp;nbsp; &amp;nbsp;user-trash-symbolic&lt;br&gt;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office:value-type="string" calcext:value-type="string">
            <text:p>./status:</text:p>
          </table:table-cell>
          <table:table-cell table:formula="of:=&quot;## &quot; &amp; MID([.B399];3;FIND(&quot;:&quot;;[.B399];1)-3) &amp; &quot; &lt;br&gt;&quot;" office:value-type="string" office:string-value="## status &lt;br&gt;" calcext:value-type="string">
            <text:p>## status &lt;br&gt;</text:p>
          </table:table-cell>
          <table:table-cell table:number-columns-repeated="16381"/>
        </table:table-row>
        <table:table-row table:style-name="ro1">
          <table:table-cell table:style-name="ce5" office:value-type="string" calcext:value-type="string">
            <text:p>airplane-mode-disabled-symbolic.svg</text:p>
          </table:table-cell>
          <table:table-cell table:style-name="ce5" office:value-type="string" calcext:value-type="string">
            <text:p>Airplane-mode-disabled-symbolic</text:p>
          </table:table-cell>
          <table:table-cell table:style-name="ce5"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0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00] &amp; CHAR(34) &amp; &quot;&gt;&quot; &amp; &#10;&quot;&lt;img alt=&quot; &amp; CHAR(34) &amp; [.B40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0] &amp; &quot;&lt;br&gt;&quot;" office:value-type="string" office:string-value="&lt;picture&gt;&lt;source media=&quot;(prefers-color-scheme: dark)&quot; srcset=&quot;https://github.com/StorageB/icons/blob/main/GNOME48Adwaita/light/airplane-mode-disabled-symbolic.svg&quot;&gt;&lt;source media=&quot;(prefers-color-scheme: light)&quot; srcset=&quot;https://github.com/StorageB/icons/blob/main/GNOME48Adwaita/dark/airplane-mode-disabled-symbolic.svg&quot;&gt;&lt;img alt=&quot;Airplane-mode-disabled-symbolic&quot; src=&quot;https://user-images.githubusercontent.com/25423296/163456779-a8556205-d0a5-45e2-ac17-42d089e3c3f8.png&quot;&gt;&lt;/picture&gt; &amp;nbsp; &amp;nbsp;Airplane-mode-disabled-symbolic&lt;br&gt;" calcext:value-type="string">
            <text:p>&lt;picture&gt;&lt;source media="(prefers-color-scheme: dark)" srcset="https://github.com/StorageB/icons/blob/main/GNOME48Adwaita/light/airplane-mode-disabled-symbolic.svg"&gt;&lt;source media="(prefers-color-scheme: light)" srcset="https://github.com/StorageB/icons/blob/main/GNOME48Adwaita/dark/airplane-mode-disabled-symbolic.svg"&gt;&lt;img alt="Airplane-mode-disabled-symbolic" src="https://user-images.githubusercontent.com/25423296/163456779-a8556205-d0a5-45e2-ac17-42d089e3c3f8.png"&gt;&lt;/picture&gt; &amp;nbsp; &amp;nbsp;Airplane-mode-disabled-symbolic&lt;br&gt;</text:p>
          </table:table-cell>
          <table:table-cell table:style-name="ce5" table:number-columns-repeated="16381"/>
        </table:table-row>
        <table:table-row table:style-name="ro1">
          <table:table-cell office:value-type="string" calcext:value-type="string">
            <text:p>airplane-mode-symbolic.svg</text:p>
          </table:table-cell>
          <table:table-cell office:value-type="string" calcext:value-type="string">
            <text:p>airplane-mod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0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01] &amp; CHAR(34) &amp; &quot;&gt;&quot; &amp; &#10;&quot;&lt;img alt=&quot; &amp; CHAR(34) &amp; [.B40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1] &amp; &quot;&lt;br&gt;&quot;" office:value-type="string" office:string-value="&lt;picture&gt;&lt;source media=&quot;(prefers-color-scheme: dark)&quot; srcset=&quot;https://github.com/StorageB/icons/blob/main/GNOME48Adwaita/light/airplane-mode-symbolic.svg&quot;&gt;&lt;source media=&quot;(prefers-color-scheme: light)&quot; srcset=&quot;https://github.com/StorageB/icons/blob/main/GNOME48Adwaita/dark/airplane-mode-symbolic.svg&quot;&gt;&lt;img alt=&quot;airplane-mode-symbolic&quot; src=&quot;https://user-images.githubusercontent.com/25423296/163456779-a8556205-d0a5-45e2-ac17-42d089e3c3f8.png&quot;&gt;&lt;/picture&gt; &amp;nbsp; &amp;nbsp;airplane-mode-symbolic&lt;br&gt;" calcext:value-type="string">
            <text:p>&lt;picture&gt;&lt;source media="(prefers-color-scheme: dark)" srcset="https://github.com/StorageB/icons/blob/main/GNOME48Adwaita/light/airplane-mode-symbolic.svg"&gt;&lt;source media="(prefers-color-scheme: light)" srcset="https://github.com/StorageB/icons/blob/main/GNOME48Adwaita/dark/airplane-mode-symbolic.svg"&gt;&lt;img alt="airplane-mode-symbolic" src="https://user-images.githubusercontent.com/25423296/163456779-a8556205-d0a5-45e2-ac17-42d089e3c3f8.png"&gt;&lt;/picture&gt; &amp;nbsp; &amp;nbsp;airplane-mod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arm-symbolic.svg</text:p>
          </table:table-cell>
          <table:table-cell office:value-type="string" calcext:value-type="string">
            <text:p>alar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0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02] &amp; CHAR(34) &amp; &quot;&gt;&quot; &amp; &#10;&quot;&lt;img alt=&quot; &amp; CHAR(34) &amp; [.B40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2] &amp; &quot;&lt;br&gt;&quot;" office:value-type="string" office:string-value="&lt;picture&gt;&lt;source media=&quot;(prefers-color-scheme: dark)&quot; srcset=&quot;https://github.com/StorageB/icons/blob/main/GNOME48Adwaita/light/alarm-symbolic.svg&quot;&gt;&lt;source media=&quot;(prefers-color-scheme: light)&quot; srcset=&quot;https://github.com/StorageB/icons/blob/main/GNOME48Adwaita/dark/alarm-symbolic.svg&quot;&gt;&lt;img alt=&quot;alarm-symbolic&quot; src=&quot;https://user-images.githubusercontent.com/25423296/163456779-a8556205-d0a5-45e2-ac17-42d089e3c3f8.png&quot;&gt;&lt;/picture&gt; &amp;nbsp; &amp;nbsp;alarm-symbolic&lt;br&gt;" calcext:value-type="string">
            <text:p>&lt;picture&gt;&lt;source media="(prefers-color-scheme: dark)" srcset="https://github.com/StorageB/icons/blob/main/GNOME48Adwaita/light/alarm-symbolic.svg"&gt;&lt;source media="(prefers-color-scheme: light)" srcset="https://github.com/StorageB/icons/blob/main/GNOME48Adwaita/dark/alarm-symbolic.svg"&gt;&lt;img alt="alarm-symbolic" src="https://user-images.githubusercontent.com/25423296/163456779-a8556205-d0a5-45e2-ac17-42d089e3c3f8.png"&gt;&lt;/picture&gt; &amp;nbsp; &amp;nbsp;alarm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ointment-missed-symbolic.svg</text:p>
          </table:table-cell>
          <table:table-cell office:value-type="string" calcext:value-type="string">
            <text:p>appointment-miss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0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03] &amp; CHAR(34) &amp; &quot;&gt;&quot; &amp; &#10;&quot;&lt;img alt=&quot; &amp; CHAR(34) &amp; [.B40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3] &amp; &quot;&lt;br&gt;&quot;" office:value-type="string" office:string-value="&lt;picture&gt;&lt;source media=&quot;(prefers-color-scheme: dark)&quot; srcset=&quot;https://github.com/StorageB/icons/blob/main/GNOME48Adwaita/light/appointment-missed-symbolic.svg&quot;&gt;&lt;source media=&quot;(prefers-color-scheme: light)&quot; srcset=&quot;https://github.com/StorageB/icons/blob/main/GNOME48Adwaita/dark/appointment-missed-symbolic.svg&quot;&gt;&lt;img alt=&quot;appointment-missed-symbolic&quot; src=&quot;https://user-images.githubusercontent.com/25423296/163456779-a8556205-d0a5-45e2-ac17-42d089e3c3f8.png&quot;&gt;&lt;/picture&gt; &amp;nbsp; &amp;nbsp;appointment-missed-symbolic&lt;br&gt;" calcext:value-type="string">
            <text:p>&lt;picture&gt;&lt;source media="(prefers-color-scheme: dark)" srcset="https://github.com/StorageB/icons/blob/main/GNOME48Adwaita/light/appointment-missed-symbolic.svg"&gt;&lt;source media="(prefers-color-scheme: light)" srcset="https://github.com/StorageB/icons/blob/main/GNOME48Adwaita/dark/appointment-missed-symbolic.svg"&gt;&lt;img alt="appointment-missed-symbolic" src="https://user-images.githubusercontent.com/25423296/163456779-a8556205-d0a5-45e2-ac17-42d089e3c3f8.png"&gt;&lt;/picture&gt; &amp;nbsp; &amp;nbsp;appointment-miss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ppointment-soon-symbolic.svg</text:p>
          </table:table-cell>
          <table:table-cell office:value-type="string" calcext:value-type="string">
            <text:p>appointment-soo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0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04] &amp; CHAR(34) &amp; &quot;&gt;&quot; &amp; &#10;&quot;&lt;img alt=&quot; &amp; CHAR(34) &amp; [.B40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4] &amp; &quot;&lt;br&gt;&quot;" office:value-type="string" office:string-value="&lt;picture&gt;&lt;source media=&quot;(prefers-color-scheme: dark)&quot; srcset=&quot;https://github.com/StorageB/icons/blob/main/GNOME48Adwaita/light/appointment-soon-symbolic.svg&quot;&gt;&lt;source media=&quot;(prefers-color-scheme: light)&quot; srcset=&quot;https://github.com/StorageB/icons/blob/main/GNOME48Adwaita/dark/appointment-soon-symbolic.svg&quot;&gt;&lt;img alt=&quot;appointment-soon-symbolic&quot; src=&quot;https://user-images.githubusercontent.com/25423296/163456779-a8556205-d0a5-45e2-ac17-42d089e3c3f8.png&quot;&gt;&lt;/picture&gt; &amp;nbsp; &amp;nbsp;appointment-soon-symbolic&lt;br&gt;" calcext:value-type="string">
            <text:p>&lt;picture&gt;&lt;source media="(prefers-color-scheme: dark)" srcset="https://github.com/StorageB/icons/blob/main/GNOME48Adwaita/light/appointment-soon-symbolic.svg"&gt;&lt;source media="(prefers-color-scheme: light)" srcset="https://github.com/StorageB/icons/blob/main/GNOME48Adwaita/dark/appointment-soon-symbolic.svg"&gt;&lt;img alt="appointment-soon-symbolic" src="https://user-images.githubusercontent.com/25423296/163456779-a8556205-d0a5-45e2-ac17-42d089e3c3f8.png"&gt;&lt;/picture&gt; &amp;nbsp; &amp;nbsp;appointment-soon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dio-volume-high-rtl-symbolic.svg</text:p>
          </table:table-cell>
          <table:table-cell office:value-type="string" calcext:value-type="string">
            <text:p>audio-volume-high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0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05] &amp; CHAR(34) &amp; &quot;&gt;&quot; &amp; &#10;&quot;&lt;img alt=&quot; &amp; CHAR(34) &amp; [.B40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5] &amp; &quot;&lt;br&gt;&quot;" office:value-type="string" office:string-value="&lt;picture&gt;&lt;source media=&quot;(prefers-color-scheme: dark)&quot; srcset=&quot;https://github.com/StorageB/icons/blob/main/GNOME48Adwaita/light/audio-volume-high-rtl-symbolic.svg&quot;&gt;&lt;source media=&quot;(prefers-color-scheme: light)&quot; srcset=&quot;https://github.com/StorageB/icons/blob/main/GNOME48Adwaita/dark/audio-volume-high-rtl-symbolic.svg&quot;&gt;&lt;img alt=&quot;audio-volume-high-rtl-symbolic&quot; src=&quot;https://user-images.githubusercontent.com/25423296/163456779-a8556205-d0a5-45e2-ac17-42d089e3c3f8.png&quot;&gt;&lt;/picture&gt; &amp;nbsp; &amp;nbsp;audio-volume-high-rtl-symbolic&lt;br&gt;" calcext:value-type="string">
            <text:p>&lt;picture&gt;&lt;source media="(prefers-color-scheme: dark)" srcset="https://github.com/StorageB/icons/blob/main/GNOME48Adwaita/light/audio-volume-high-rtl-symbolic.svg"&gt;&lt;source media="(prefers-color-scheme: light)" srcset="https://github.com/StorageB/icons/blob/main/GNOME48Adwaita/dark/audio-volume-high-rtl-symbolic.svg"&gt;&lt;img alt="audio-volume-high-rtl-symbolic" src="https://user-images.githubusercontent.com/25423296/163456779-a8556205-d0a5-45e2-ac17-42d089e3c3f8.png"&gt;&lt;/picture&gt; &amp;nbsp; &amp;nbsp;audio-volume-high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dio-volume-high-symbolic-rtl.svg</text:p>
          </table:table-cell>
          <table:table-cell office:value-type="string" calcext:value-type="string">
            <text:p>audio-volume-high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0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06] &amp; CHAR(34) &amp; &quot;&gt;&quot; &amp; &#10;&quot;&lt;img alt=&quot; &amp; CHAR(34) &amp; [.B40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6] &amp; &quot;&lt;br&gt;&quot;" office:value-type="string" office:string-value="&lt;picture&gt;&lt;source media=&quot;(prefers-color-scheme: dark)&quot; srcset=&quot;https://github.com/StorageB/icons/blob/main/GNOME48Adwaita/light/audio-volume-high-symbolic-rtl.svg&quot;&gt;&lt;source media=&quot;(prefers-color-scheme: light)&quot; srcset=&quot;https://github.com/StorageB/icons/blob/main/GNOME48Adwaita/dark/audio-volume-high-symbolic-rtl.svg&quot;&gt;&lt;img alt=&quot;audio-volume-high-symbolic-rtl&quot; src=&quot;https://user-images.githubusercontent.com/25423296/163456779-a8556205-d0a5-45e2-ac17-42d089e3c3f8.png&quot;&gt;&lt;/picture&gt; &amp;nbsp; &amp;nbsp;audio-volume-high-symbolic-rtl&lt;br&gt;" calcext:value-type="string">
            <text:p>&lt;picture&gt;&lt;source media="(prefers-color-scheme: dark)" srcset="https://github.com/StorageB/icons/blob/main/GNOME48Adwaita/light/audio-volume-high-symbolic-rtl.svg"&gt;&lt;source media="(prefers-color-scheme: light)" srcset="https://github.com/StorageB/icons/blob/main/GNOME48Adwaita/dark/audio-volume-high-symbolic-rtl.svg"&gt;&lt;img alt="audio-volume-high-symbolic-rtl" src="https://user-images.githubusercontent.com/25423296/163456779-a8556205-d0a5-45e2-ac17-42d089e3c3f8.png"&gt;&lt;/picture&gt; &amp;nbsp; &amp;nbsp;audio-volume-high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dio-volume-high-symbolic.svg</text:p>
          </table:table-cell>
          <table:table-cell office:value-type="string" calcext:value-type="string">
            <text:p>audio-volume-hig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0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07] &amp; CHAR(34) &amp; &quot;&gt;&quot; &amp; &#10;&quot;&lt;img alt=&quot; &amp; CHAR(34) &amp; [.B40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7] &amp; &quot;&lt;br&gt;&quot;" office:value-type="string" office:string-value="&lt;picture&gt;&lt;source media=&quot;(prefers-color-scheme: dark)&quot; srcset=&quot;https://github.com/StorageB/icons/blob/main/GNOME48Adwaita/light/audio-volume-high-symbolic.svg&quot;&gt;&lt;source media=&quot;(prefers-color-scheme: light)&quot; srcset=&quot;https://github.com/StorageB/icons/blob/main/GNOME48Adwaita/dark/audio-volume-high-symbolic.svg&quot;&gt;&lt;img alt=&quot;audio-volume-high-symbolic&quot; src=&quot;https://user-images.githubusercontent.com/25423296/163456779-a8556205-d0a5-45e2-ac17-42d089e3c3f8.png&quot;&gt;&lt;/picture&gt; &amp;nbsp; &amp;nbsp;audio-volume-high-symbolic&lt;br&gt;" calcext:value-type="string">
            <text:p>&lt;picture&gt;&lt;source media="(prefers-color-scheme: dark)" srcset="https://github.com/StorageB/icons/blob/main/GNOME48Adwaita/light/audio-volume-high-symbolic.svg"&gt;&lt;source media="(prefers-color-scheme: light)" srcset="https://github.com/StorageB/icons/blob/main/GNOME48Adwaita/dark/audio-volume-high-symbolic.svg"&gt;&lt;img alt="audio-volume-high-symbolic" src="https://user-images.githubusercontent.com/25423296/163456779-a8556205-d0a5-45e2-ac17-42d089e3c3f8.png"&gt;&lt;/picture&gt; &amp;nbsp; &amp;nbsp;audio-volume-high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dio-volume-low-rtl-symbolic.svg</text:p>
          </table:table-cell>
          <table:table-cell office:value-type="string" calcext:value-type="string">
            <text:p>audio-volume-low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0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08] &amp; CHAR(34) &amp; &quot;&gt;&quot; &amp; &#10;&quot;&lt;img alt=&quot; &amp; CHAR(34) &amp; [.B40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8] &amp; &quot;&lt;br&gt;&quot;" office:value-type="string" office:string-value="&lt;picture&gt;&lt;source media=&quot;(prefers-color-scheme: dark)&quot; srcset=&quot;https://github.com/StorageB/icons/blob/main/GNOME48Adwaita/light/audio-volume-low-rtl-symbolic.svg&quot;&gt;&lt;source media=&quot;(prefers-color-scheme: light)&quot; srcset=&quot;https://github.com/StorageB/icons/blob/main/GNOME48Adwaita/dark/audio-volume-low-rtl-symbolic.svg&quot;&gt;&lt;img alt=&quot;audio-volume-low-rtl-symbolic&quot; src=&quot;https://user-images.githubusercontent.com/25423296/163456779-a8556205-d0a5-45e2-ac17-42d089e3c3f8.png&quot;&gt;&lt;/picture&gt; &amp;nbsp; &amp;nbsp;audio-volume-low-rtl-symbolic&lt;br&gt;" calcext:value-type="string">
            <text:p>&lt;picture&gt;&lt;source media="(prefers-color-scheme: dark)" srcset="https://github.com/StorageB/icons/blob/main/GNOME48Adwaita/light/audio-volume-low-rtl-symbolic.svg"&gt;&lt;source media="(prefers-color-scheme: light)" srcset="https://github.com/StorageB/icons/blob/main/GNOME48Adwaita/dark/audio-volume-low-rtl-symbolic.svg"&gt;&lt;img alt="audio-volume-low-rtl-symbolic" src="https://user-images.githubusercontent.com/25423296/163456779-a8556205-d0a5-45e2-ac17-42d089e3c3f8.png"&gt;&lt;/picture&gt; &amp;nbsp; &amp;nbsp;audio-volume-low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dio-volume-low-symbolic-rtl.svg</text:p>
          </table:table-cell>
          <table:table-cell office:value-type="string" calcext:value-type="string">
            <text:p>audio-volume-low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0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09] &amp; CHAR(34) &amp; &quot;&gt;&quot; &amp; &#10;&quot;&lt;img alt=&quot; &amp; CHAR(34) &amp; [.B40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09] &amp; &quot;&lt;br&gt;&quot;" office:value-type="string" office:string-value="&lt;picture&gt;&lt;source media=&quot;(prefers-color-scheme: dark)&quot; srcset=&quot;https://github.com/StorageB/icons/blob/main/GNOME48Adwaita/light/audio-volume-low-symbolic-rtl.svg&quot;&gt;&lt;source media=&quot;(prefers-color-scheme: light)&quot; srcset=&quot;https://github.com/StorageB/icons/blob/main/GNOME48Adwaita/dark/audio-volume-low-symbolic-rtl.svg&quot;&gt;&lt;img alt=&quot;audio-volume-low-symbolic-rtl&quot; src=&quot;https://user-images.githubusercontent.com/25423296/163456779-a8556205-d0a5-45e2-ac17-42d089e3c3f8.png&quot;&gt;&lt;/picture&gt; &amp;nbsp; &amp;nbsp;audio-volume-low-symbolic-rtl&lt;br&gt;" calcext:value-type="string">
            <text:p>&lt;picture&gt;&lt;source media="(prefers-color-scheme: dark)" srcset="https://github.com/StorageB/icons/blob/main/GNOME48Adwaita/light/audio-volume-low-symbolic-rtl.svg"&gt;&lt;source media="(prefers-color-scheme: light)" srcset="https://github.com/StorageB/icons/blob/main/GNOME48Adwaita/dark/audio-volume-low-symbolic-rtl.svg"&gt;&lt;img alt="audio-volume-low-symbolic-rtl" src="https://user-images.githubusercontent.com/25423296/163456779-a8556205-d0a5-45e2-ac17-42d089e3c3f8.png"&gt;&lt;/picture&gt; &amp;nbsp; &amp;nbsp;audio-volume-low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dio-volume-low-symbolic.svg</text:p>
          </table:table-cell>
          <table:table-cell office:value-type="string" calcext:value-type="string">
            <text:p>audio-volume-lo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1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10] &amp; CHAR(34) &amp; &quot;&gt;&quot; &amp; &#10;&quot;&lt;img alt=&quot; &amp; CHAR(34) &amp; [.B41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0] &amp; &quot;&lt;br&gt;&quot;" office:value-type="string" office:string-value="&lt;picture&gt;&lt;source media=&quot;(prefers-color-scheme: dark)&quot; srcset=&quot;https://github.com/StorageB/icons/blob/main/GNOME48Adwaita/light/audio-volume-low-symbolic.svg&quot;&gt;&lt;source media=&quot;(prefers-color-scheme: light)&quot; srcset=&quot;https://github.com/StorageB/icons/blob/main/GNOME48Adwaita/dark/audio-volume-low-symbolic.svg&quot;&gt;&lt;img alt=&quot;audio-volume-low-symbolic&quot; src=&quot;https://user-images.githubusercontent.com/25423296/163456779-a8556205-d0a5-45e2-ac17-42d089e3c3f8.png&quot;&gt;&lt;/picture&gt; &amp;nbsp; &amp;nbsp;audio-volume-low-symbolic&lt;br&gt;" calcext:value-type="string">
            <text:p>&lt;picture&gt;&lt;source media="(prefers-color-scheme: dark)" srcset="https://github.com/StorageB/icons/blob/main/GNOME48Adwaita/light/audio-volume-low-symbolic.svg"&gt;&lt;source media="(prefers-color-scheme: light)" srcset="https://github.com/StorageB/icons/blob/main/GNOME48Adwaita/dark/audio-volume-low-symbolic.svg"&gt;&lt;img alt="audio-volume-low-symbolic" src="https://user-images.githubusercontent.com/25423296/163456779-a8556205-d0a5-45e2-ac17-42d089e3c3f8.png"&gt;&lt;/picture&gt; &amp;nbsp; &amp;nbsp;audio-volume-low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dio-volume-medium-rtl-symbolic.svg</text:p>
          </table:table-cell>
          <table:table-cell office:value-type="string" calcext:value-type="string">
            <text:p>audio-volume-medium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1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11] &amp; CHAR(34) &amp; &quot;&gt;&quot; &amp; &#10;&quot;&lt;img alt=&quot; &amp; CHAR(34) &amp; [.B41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1] &amp; &quot;&lt;br&gt;&quot;" office:value-type="string" office:string-value="&lt;picture&gt;&lt;source media=&quot;(prefers-color-scheme: dark)&quot; srcset=&quot;https://github.com/StorageB/icons/blob/main/GNOME48Adwaita/light/audio-volume-medium-rtl-symbolic.svg&quot;&gt;&lt;source media=&quot;(prefers-color-scheme: light)&quot; srcset=&quot;https://github.com/StorageB/icons/blob/main/GNOME48Adwaita/dark/audio-volume-medium-rtl-symbolic.svg&quot;&gt;&lt;img alt=&quot;audio-volume-medium-rtl-symbolic&quot; src=&quot;https://user-images.githubusercontent.com/25423296/163456779-a8556205-d0a5-45e2-ac17-42d089e3c3f8.png&quot;&gt;&lt;/picture&gt; &amp;nbsp; &amp;nbsp;audio-volume-medium-rtl-symbolic&lt;br&gt;" calcext:value-type="string">
            <text:p>&lt;picture&gt;&lt;source media="(prefers-color-scheme: dark)" srcset="https://github.com/StorageB/icons/blob/main/GNOME48Adwaita/light/audio-volume-medium-rtl-symbolic.svg"&gt;&lt;source media="(prefers-color-scheme: light)" srcset="https://github.com/StorageB/icons/blob/main/GNOME48Adwaita/dark/audio-volume-medium-rtl-symbolic.svg"&gt;&lt;img alt="audio-volume-medium-rtl-symbolic" src="https://user-images.githubusercontent.com/25423296/163456779-a8556205-d0a5-45e2-ac17-42d089e3c3f8.png"&gt;&lt;/picture&gt; &amp;nbsp; &amp;nbsp;audio-volume-medium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dio-volume-medium-symbolic-rtl.svg</text:p>
          </table:table-cell>
          <table:table-cell office:value-type="string" calcext:value-type="string">
            <text:p>audio-volume-medium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1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12] &amp; CHAR(34) &amp; &quot;&gt;&quot; &amp; &#10;&quot;&lt;img alt=&quot; &amp; CHAR(34) &amp; [.B41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2] &amp; &quot;&lt;br&gt;&quot;" office:value-type="string" office:string-value="&lt;picture&gt;&lt;source media=&quot;(prefers-color-scheme: dark)&quot; srcset=&quot;https://github.com/StorageB/icons/blob/main/GNOME48Adwaita/light/audio-volume-medium-symbolic-rtl.svg&quot;&gt;&lt;source media=&quot;(prefers-color-scheme: light)&quot; srcset=&quot;https://github.com/StorageB/icons/blob/main/GNOME48Adwaita/dark/audio-volume-medium-symbolic-rtl.svg&quot;&gt;&lt;img alt=&quot;audio-volume-medium-symbolic-rtl&quot; src=&quot;https://user-images.githubusercontent.com/25423296/163456779-a8556205-d0a5-45e2-ac17-42d089e3c3f8.png&quot;&gt;&lt;/picture&gt; &amp;nbsp; &amp;nbsp;audio-volume-medium-symbolic-rtl&lt;br&gt;" calcext:value-type="string">
            <text:p>&lt;picture&gt;&lt;source media="(prefers-color-scheme: dark)" srcset="https://github.com/StorageB/icons/blob/main/GNOME48Adwaita/light/audio-volume-medium-symbolic-rtl.svg"&gt;&lt;source media="(prefers-color-scheme: light)" srcset="https://github.com/StorageB/icons/blob/main/GNOME48Adwaita/dark/audio-volume-medium-symbolic-rtl.svg"&gt;&lt;img alt="audio-volume-medium-symbolic-rtl" src="https://user-images.githubusercontent.com/25423296/163456779-a8556205-d0a5-45e2-ac17-42d089e3c3f8.png"&gt;&lt;/picture&gt; &amp;nbsp; &amp;nbsp;audio-volume-medium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dio-volume-medium-symbolic.svg</text:p>
          </table:table-cell>
          <table:table-cell office:value-type="string" calcext:value-type="string">
            <text:p>audio-volume-mediu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1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13] &amp; CHAR(34) &amp; &quot;&gt;&quot; &amp; &#10;&quot;&lt;img alt=&quot; &amp; CHAR(34) &amp; [.B41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3] &amp; &quot;&lt;br&gt;&quot;" office:value-type="string" office:string-value="&lt;picture&gt;&lt;source media=&quot;(prefers-color-scheme: dark)&quot; srcset=&quot;https://github.com/StorageB/icons/blob/main/GNOME48Adwaita/light/audio-volume-medium-symbolic.svg&quot;&gt;&lt;source media=&quot;(prefers-color-scheme: light)&quot; srcset=&quot;https://github.com/StorageB/icons/blob/main/GNOME48Adwaita/dark/audio-volume-medium-symbolic.svg&quot;&gt;&lt;img alt=&quot;audio-volume-medium-symbolic&quot; src=&quot;https://user-images.githubusercontent.com/25423296/163456779-a8556205-d0a5-45e2-ac17-42d089e3c3f8.png&quot;&gt;&lt;/picture&gt; &amp;nbsp; &amp;nbsp;audio-volume-medium-symbolic&lt;br&gt;" calcext:value-type="string">
            <text:p>&lt;picture&gt;&lt;source media="(prefers-color-scheme: dark)" srcset="https://github.com/StorageB/icons/blob/main/GNOME48Adwaita/light/audio-volume-medium-symbolic.svg"&gt;&lt;source media="(prefers-color-scheme: light)" srcset="https://github.com/StorageB/icons/blob/main/GNOME48Adwaita/dark/audio-volume-medium-symbolic.svg"&gt;&lt;img alt="audio-volume-medium-symbolic" src="https://user-images.githubusercontent.com/25423296/163456779-a8556205-d0a5-45e2-ac17-42d089e3c3f8.png"&gt;&lt;/picture&gt; &amp;nbsp; &amp;nbsp;audio-volume-medium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dio-volume-muted-rtl-symbolic.svg</text:p>
          </table:table-cell>
          <table:table-cell office:value-type="string" calcext:value-type="string">
            <text:p>audio-volume-mute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1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14] &amp; CHAR(34) &amp; &quot;&gt;&quot; &amp; &#10;&quot;&lt;img alt=&quot; &amp; CHAR(34) &amp; [.B41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4] &amp; &quot;&lt;br&gt;&quot;" office:value-type="string" office:string-value="&lt;picture&gt;&lt;source media=&quot;(prefers-color-scheme: dark)&quot; srcset=&quot;https://github.com/StorageB/icons/blob/main/GNOME48Adwaita/light/audio-volume-muted-rtl-symbolic.svg&quot;&gt;&lt;source media=&quot;(prefers-color-scheme: light)&quot; srcset=&quot;https://github.com/StorageB/icons/blob/main/GNOME48Adwaita/dark/audio-volume-muted-rtl-symbolic.svg&quot;&gt;&lt;img alt=&quot;audio-volume-muted-rtl-symbolic&quot; src=&quot;https://user-images.githubusercontent.com/25423296/163456779-a8556205-d0a5-45e2-ac17-42d089e3c3f8.png&quot;&gt;&lt;/picture&gt; &amp;nbsp; &amp;nbsp;audio-volume-muted-rtl-symbolic&lt;br&gt;" calcext:value-type="string">
            <text:p>&lt;picture&gt;&lt;source media="(prefers-color-scheme: dark)" srcset="https://github.com/StorageB/icons/blob/main/GNOME48Adwaita/light/audio-volume-muted-rtl-symbolic.svg"&gt;&lt;source media="(prefers-color-scheme: light)" srcset="https://github.com/StorageB/icons/blob/main/GNOME48Adwaita/dark/audio-volume-muted-rtl-symbolic.svg"&gt;&lt;img alt="audio-volume-muted-rtl-symbolic" src="https://user-images.githubusercontent.com/25423296/163456779-a8556205-d0a5-45e2-ac17-42d089e3c3f8.png"&gt;&lt;/picture&gt; &amp;nbsp; &amp;nbsp;audio-volume-muted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dio-volume-muted-symbolic-rtl.svg</text:p>
          </table:table-cell>
          <table:table-cell office:value-type="string" calcext:value-type="string">
            <text:p>audio-volume-mute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1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15] &amp; CHAR(34) &amp; &quot;&gt;&quot; &amp; &#10;&quot;&lt;img alt=&quot; &amp; CHAR(34) &amp; [.B41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5] &amp; &quot;&lt;br&gt;&quot;" office:value-type="string" office:string-value="&lt;picture&gt;&lt;source media=&quot;(prefers-color-scheme: dark)&quot; srcset=&quot;https://github.com/StorageB/icons/blob/main/GNOME48Adwaita/light/audio-volume-muted-symbolic-rtl.svg&quot;&gt;&lt;source media=&quot;(prefers-color-scheme: light)&quot; srcset=&quot;https://github.com/StorageB/icons/blob/main/GNOME48Adwaita/dark/audio-volume-muted-symbolic-rtl.svg&quot;&gt;&lt;img alt=&quot;audio-volume-muted-symbolic-rtl&quot; src=&quot;https://user-images.githubusercontent.com/25423296/163456779-a8556205-d0a5-45e2-ac17-42d089e3c3f8.png&quot;&gt;&lt;/picture&gt; &amp;nbsp; &amp;nbsp;audio-volume-muted-symbolic-rtl&lt;br&gt;" calcext:value-type="string">
            <text:p>&lt;picture&gt;&lt;source media="(prefers-color-scheme: dark)" srcset="https://github.com/StorageB/icons/blob/main/GNOME48Adwaita/light/audio-volume-muted-symbolic-rtl.svg"&gt;&lt;source media="(prefers-color-scheme: light)" srcset="https://github.com/StorageB/icons/blob/main/GNOME48Adwaita/dark/audio-volume-muted-symbolic-rtl.svg"&gt;&lt;img alt="audio-volume-muted-symbolic-rtl" src="https://user-images.githubusercontent.com/25423296/163456779-a8556205-d0a5-45e2-ac17-42d089e3c3f8.png"&gt;&lt;/picture&gt; &amp;nbsp; &amp;nbsp;audio-volume-muted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dio-volume-muted-symbolic.svg</text:p>
          </table:table-cell>
          <table:table-cell office:value-type="string" calcext:value-type="string">
            <text:p>audio-volume-mut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1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16] &amp; CHAR(34) &amp; &quot;&gt;&quot; &amp; &#10;&quot;&lt;img alt=&quot; &amp; CHAR(34) &amp; [.B41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6] &amp; &quot;&lt;br&gt;&quot;" office:value-type="string" office:string-value="&lt;picture&gt;&lt;source media=&quot;(prefers-color-scheme: dark)&quot; srcset=&quot;https://github.com/StorageB/icons/blob/main/GNOME48Adwaita/light/audio-volume-muted-symbolic.svg&quot;&gt;&lt;source media=&quot;(prefers-color-scheme: light)&quot; srcset=&quot;https://github.com/StorageB/icons/blob/main/GNOME48Adwaita/dark/audio-volume-muted-symbolic.svg&quot;&gt;&lt;img alt=&quot;audio-volume-muted-symbolic&quot; src=&quot;https://user-images.githubusercontent.com/25423296/163456779-a8556205-d0a5-45e2-ac17-42d089e3c3f8.png&quot;&gt;&lt;/picture&gt; &amp;nbsp; &amp;nbsp;audio-volume-muted-symbolic&lt;br&gt;" calcext:value-type="string">
            <text:p>&lt;picture&gt;&lt;source media="(prefers-color-scheme: dark)" srcset="https://github.com/StorageB/icons/blob/main/GNOME48Adwaita/light/audio-volume-muted-symbolic.svg"&gt;&lt;source media="(prefers-color-scheme: light)" srcset="https://github.com/StorageB/icons/blob/main/GNOME48Adwaita/dark/audio-volume-muted-symbolic.svg"&gt;&lt;img alt="audio-volume-muted-symbolic" src="https://user-images.githubusercontent.com/25423296/163456779-a8556205-d0a5-45e2-ac17-42d089e3c3f8.png"&gt;&lt;/picture&gt; &amp;nbsp; &amp;nbsp;audio-volume-mut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dio-volume-overamplified-rtl-symbolic.svg</text:p>
          </table:table-cell>
          <table:table-cell office:value-type="string" calcext:value-type="string">
            <text:p>audio-volume-overamplifie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1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17] &amp; CHAR(34) &amp; &quot;&gt;&quot; &amp; &#10;&quot;&lt;img alt=&quot; &amp; CHAR(34) &amp; [.B41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7] &amp; &quot;&lt;br&gt;&quot;" office:value-type="string" office:string-value="&lt;picture&gt;&lt;source media=&quot;(prefers-color-scheme: dark)&quot; srcset=&quot;https://github.com/StorageB/icons/blob/main/GNOME48Adwaita/light/audio-volume-overamplified-rtl-symbolic.svg&quot;&gt;&lt;source media=&quot;(prefers-color-scheme: light)&quot; srcset=&quot;https://github.com/StorageB/icons/blob/main/GNOME48Adwaita/dark/audio-volume-overamplified-rtl-symbolic.svg&quot;&gt;&lt;img alt=&quot;audio-volume-overamplified-rtl-symbolic&quot; src=&quot;https://user-images.githubusercontent.com/25423296/163456779-a8556205-d0a5-45e2-ac17-42d089e3c3f8.png&quot;&gt;&lt;/picture&gt; &amp;nbsp; &amp;nbsp;audio-volume-overamplified-rtl-symbolic&lt;br&gt;" calcext:value-type="string">
            <text:p>&lt;picture&gt;&lt;source media="(prefers-color-scheme: dark)" srcset="https://github.com/StorageB/icons/blob/main/GNOME48Adwaita/light/audio-volume-overamplified-rtl-symbolic.svg"&gt;&lt;source media="(prefers-color-scheme: light)" srcset="https://github.com/StorageB/icons/blob/main/GNOME48Adwaita/dark/audio-volume-overamplified-rtl-symbolic.svg"&gt;&lt;img alt="audio-volume-overamplified-rtl-symbolic" src="https://user-images.githubusercontent.com/25423296/163456779-a8556205-d0a5-45e2-ac17-42d089e3c3f8.png"&gt;&lt;/picture&gt; &amp;nbsp; &amp;nbsp;audio-volume-overamplified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dio-volume-overamplified-symbolic-rtl.svg</text:p>
          </table:table-cell>
          <table:table-cell office:value-type="string" calcext:value-type="string">
            <text:p>audio-volume-overamplifie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1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18] &amp; CHAR(34) &amp; &quot;&gt;&quot; &amp; &#10;&quot;&lt;img alt=&quot; &amp; CHAR(34) &amp; [.B41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8] &amp; &quot;&lt;br&gt;&quot;" office:value-type="string" office:string-value="&lt;picture&gt;&lt;source media=&quot;(prefers-color-scheme: dark)&quot; srcset=&quot;https://github.com/StorageB/icons/blob/main/GNOME48Adwaita/light/audio-volume-overamplified-symbolic-rtl.svg&quot;&gt;&lt;source media=&quot;(prefers-color-scheme: light)&quot; srcset=&quot;https://github.com/StorageB/icons/blob/main/GNOME48Adwaita/dark/audio-volume-overamplified-symbolic-rtl.svg&quot;&gt;&lt;img alt=&quot;audio-volume-overamplified-symbolic-rtl&quot; src=&quot;https://user-images.githubusercontent.com/25423296/163456779-a8556205-d0a5-45e2-ac17-42d089e3c3f8.png&quot;&gt;&lt;/picture&gt; &amp;nbsp; &amp;nbsp;audio-volume-overamplified-symbolic-rtl&lt;br&gt;" calcext:value-type="string">
            <text:p>&lt;picture&gt;&lt;source media="(prefers-color-scheme: dark)" srcset="https://github.com/StorageB/icons/blob/main/GNOME48Adwaita/light/audio-volume-overamplified-symbolic-rtl.svg"&gt;&lt;source media="(prefers-color-scheme: light)" srcset="https://github.com/StorageB/icons/blob/main/GNOME48Adwaita/dark/audio-volume-overamplified-symbolic-rtl.svg"&gt;&lt;img alt="audio-volume-overamplified-symbolic-rtl" src="https://user-images.githubusercontent.com/25423296/163456779-a8556205-d0a5-45e2-ac17-42d089e3c3f8.png"&gt;&lt;/picture&gt; &amp;nbsp; &amp;nbsp;audio-volume-overamplified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dio-volume-overamplified-symbolic.svg</text:p>
          </table:table-cell>
          <table:table-cell office:value-type="string" calcext:value-type="string">
            <text:p>audio-volume-overamplifi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1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19] &amp; CHAR(34) &amp; &quot;&gt;&quot; &amp; &#10;&quot;&lt;img alt=&quot; &amp; CHAR(34) &amp; [.B41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19] &amp; &quot;&lt;br&gt;&quot;" office:value-type="string" office:string-value="&lt;picture&gt;&lt;source media=&quot;(prefers-color-scheme: dark)&quot; srcset=&quot;https://github.com/StorageB/icons/blob/main/GNOME48Adwaita/light/audio-volume-overamplified-symbolic.svg&quot;&gt;&lt;source media=&quot;(prefers-color-scheme: light)&quot; srcset=&quot;https://github.com/StorageB/icons/blob/main/GNOME48Adwaita/dark/audio-volume-overamplified-symbolic.svg&quot;&gt;&lt;img alt=&quot;audio-volume-overamplified-symbolic&quot; src=&quot;https://user-images.githubusercontent.com/25423296/163456779-a8556205-d0a5-45e2-ac17-42d089e3c3f8.png&quot;&gt;&lt;/picture&gt; &amp;nbsp; &amp;nbsp;audio-volume-overamplified-symbolic&lt;br&gt;" calcext:value-type="string">
            <text:p>&lt;picture&gt;&lt;source media="(prefers-color-scheme: dark)" srcset="https://github.com/StorageB/icons/blob/main/GNOME48Adwaita/light/audio-volume-overamplified-symbolic.svg"&gt;&lt;source media="(prefers-color-scheme: light)" srcset="https://github.com/StorageB/icons/blob/main/GNOME48Adwaita/dark/audio-volume-overamplified-symbolic.svg"&gt;&lt;img alt="audio-volume-overamplified-symbolic" src="https://user-images.githubusercontent.com/25423296/163456779-a8556205-d0a5-45e2-ac17-42d089e3c3f8.png"&gt;&lt;/picture&gt; &amp;nbsp; &amp;nbsp;audio-volume-overamplifi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th-sim-locked-symbolic.svg</text:p>
          </table:table-cell>
          <table:table-cell office:value-type="string" calcext:value-type="string">
            <text:p>auth-sim-lock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2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20] &amp; CHAR(34) &amp; &quot;&gt;&quot; &amp; &#10;&quot;&lt;img alt=&quot; &amp; CHAR(34) &amp; [.B42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0] &amp; &quot;&lt;br&gt;&quot;" office:value-type="string" office:string-value="&lt;picture&gt;&lt;source media=&quot;(prefers-color-scheme: dark)&quot; srcset=&quot;https://github.com/StorageB/icons/blob/main/GNOME48Adwaita/light/auth-sim-locked-symbolic.svg&quot;&gt;&lt;source media=&quot;(prefers-color-scheme: light)&quot; srcset=&quot;https://github.com/StorageB/icons/blob/main/GNOME48Adwaita/dark/auth-sim-locked-symbolic.svg&quot;&gt;&lt;img alt=&quot;auth-sim-locked-symbolic&quot; src=&quot;https://user-images.githubusercontent.com/25423296/163456779-a8556205-d0a5-45e2-ac17-42d089e3c3f8.png&quot;&gt;&lt;/picture&gt; &amp;nbsp; &amp;nbsp;auth-sim-locked-symbolic&lt;br&gt;" calcext:value-type="string">
            <text:p>&lt;picture&gt;&lt;source media="(prefers-color-scheme: dark)" srcset="https://github.com/StorageB/icons/blob/main/GNOME48Adwaita/light/auth-sim-locked-symbolic.svg"&gt;&lt;source media="(prefers-color-scheme: light)" srcset="https://github.com/StorageB/icons/blob/main/GNOME48Adwaita/dark/auth-sim-locked-symbolic.svg"&gt;&lt;img alt="auth-sim-locked-symbolic" src="https://user-images.githubusercontent.com/25423296/163456779-a8556205-d0a5-45e2-ac17-42d089e3c3f8.png"&gt;&lt;/picture&gt; &amp;nbsp; &amp;nbsp;auth-sim-lock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th-sim-missing-symbolic.svg</text:p>
          </table:table-cell>
          <table:table-cell office:value-type="string" calcext:value-type="string">
            <text:p>auth-sim-miss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2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21] &amp; CHAR(34) &amp; &quot;&gt;&quot; &amp; &#10;&quot;&lt;img alt=&quot; &amp; CHAR(34) &amp; [.B42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1] &amp; &quot;&lt;br&gt;&quot;" office:value-type="string" office:string-value="&lt;picture&gt;&lt;source media=&quot;(prefers-color-scheme: dark)&quot; srcset=&quot;https://github.com/StorageB/icons/blob/main/GNOME48Adwaita/light/auth-sim-missing-symbolic.svg&quot;&gt;&lt;source media=&quot;(prefers-color-scheme: light)&quot; srcset=&quot;https://github.com/StorageB/icons/blob/main/GNOME48Adwaita/dark/auth-sim-missing-symbolic.svg&quot;&gt;&lt;img alt=&quot;auth-sim-missing-symbolic&quot; src=&quot;https://user-images.githubusercontent.com/25423296/163456779-a8556205-d0a5-45e2-ac17-42d089e3c3f8.png&quot;&gt;&lt;/picture&gt; &amp;nbsp; &amp;nbsp;auth-sim-missing-symbolic&lt;br&gt;" calcext:value-type="string">
            <text:p>&lt;picture&gt;&lt;source media="(prefers-color-scheme: dark)" srcset="https://github.com/StorageB/icons/blob/main/GNOME48Adwaita/light/auth-sim-missing-symbolic.svg"&gt;&lt;source media="(prefers-color-scheme: light)" srcset="https://github.com/StorageB/icons/blob/main/GNOME48Adwaita/dark/auth-sim-missing-symbolic.svg"&gt;&lt;img alt="auth-sim-missing-symbolic" src="https://user-images.githubusercontent.com/25423296/163456779-a8556205-d0a5-45e2-ac17-42d089e3c3f8.png"&gt;&lt;/picture&gt; &amp;nbsp; &amp;nbsp;auth-sim-miss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vatar-default-symbolic.svg</text:p>
          </table:table-cell>
          <table:table-cell office:value-type="string" calcext:value-type="string">
            <text:p>avatar-defaul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2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22] &amp; CHAR(34) &amp; &quot;&gt;&quot; &amp; &#10;&quot;&lt;img alt=&quot; &amp; CHAR(34) &amp; [.B42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2] &amp; &quot;&lt;br&gt;&quot;" office:value-type="string" office:string-value="&lt;picture&gt;&lt;source media=&quot;(prefers-color-scheme: dark)&quot; srcset=&quot;https://github.com/StorageB/icons/blob/main/GNOME48Adwaita/light/avatar-default-symbolic.svg&quot;&gt;&lt;source media=&quot;(prefers-color-scheme: light)&quot; srcset=&quot;https://github.com/StorageB/icons/blob/main/GNOME48Adwaita/dark/avatar-default-symbolic.svg&quot;&gt;&lt;img alt=&quot;avatar-default-symbolic&quot; src=&quot;https://user-images.githubusercontent.com/25423296/163456779-a8556205-d0a5-45e2-ac17-42d089e3c3f8.png&quot;&gt;&lt;/picture&gt; &amp;nbsp; &amp;nbsp;avatar-default-symbolic&lt;br&gt;" calcext:value-type="string">
            <text:p>&lt;picture&gt;&lt;source media="(prefers-color-scheme: dark)" srcset="https://github.com/StorageB/icons/blob/main/GNOME48Adwaita/light/avatar-default-symbolic.svg"&gt;&lt;source media="(prefers-color-scheme: light)" srcset="https://github.com/StorageB/icons/blob/main/GNOME48Adwaita/dark/avatar-default-symbolic.svg"&gt;&lt;img alt="avatar-default-symbolic" src="https://user-images.githubusercontent.com/25423296/163456779-a8556205-d0a5-45e2-ac17-42d089e3c3f8.png"&gt;&lt;/picture&gt; &amp;nbsp; &amp;nbsp;avatar-defaul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action-symbolic.svg</text:p>
          </table:table-cell>
          <table:table-cell office:value-type="string" calcext:value-type="string">
            <text:p>battery-actio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2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23] &amp; CHAR(34) &amp; &quot;&gt;&quot; &amp; &#10;&quot;&lt;img alt=&quot; &amp; CHAR(34) &amp; [.B42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3] &amp; &quot;&lt;br&gt;&quot;" office:value-type="string" office:string-value="&lt;picture&gt;&lt;source media=&quot;(prefers-color-scheme: dark)&quot; srcset=&quot;https://github.com/StorageB/icons/blob/main/GNOME48Adwaita/light/battery-action-symbolic.svg&quot;&gt;&lt;source media=&quot;(prefers-color-scheme: light)&quot; srcset=&quot;https://github.com/StorageB/icons/blob/main/GNOME48Adwaita/dark/battery-action-symbolic.svg&quot;&gt;&lt;img alt=&quot;battery-action-symbolic&quot; src=&quot;https://user-images.githubusercontent.com/25423296/163456779-a8556205-d0a5-45e2-ac17-42d089e3c3f8.png&quot;&gt;&lt;/picture&gt; &amp;nbsp; &amp;nbsp;battery-action-symbolic&lt;br&gt;" calcext:value-type="string">
            <text:p>&lt;picture&gt;&lt;source media="(prefers-color-scheme: dark)" srcset="https://github.com/StorageB/icons/blob/main/GNOME48Adwaita/light/battery-action-symbolic.svg"&gt;&lt;source media="(prefers-color-scheme: light)" srcset="https://github.com/StorageB/icons/blob/main/GNOME48Adwaita/dark/battery-action-symbolic.svg"&gt;&lt;img alt="battery-action-symbolic" src="https://user-images.githubusercontent.com/25423296/163456779-a8556205-d0a5-45e2-ac17-42d089e3c3f8.png"&gt;&lt;/picture&gt; &amp;nbsp; &amp;nbsp;battery-action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caution-symbolic.svg</text:p>
          </table:table-cell>
          <table:table-cell office:value-type="string" calcext:value-type="string">
            <text:p>battery-cautio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2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24] &amp; CHAR(34) &amp; &quot;&gt;&quot; &amp; &#10;&quot;&lt;img alt=&quot; &amp; CHAR(34) &amp; [.B42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4] &amp; &quot;&lt;br&gt;&quot;" office:value-type="string" office:string-value="&lt;picture&gt;&lt;source media=&quot;(prefers-color-scheme: dark)&quot; srcset=&quot;https://github.com/StorageB/icons/blob/main/GNOME48Adwaita/light/battery-caution-symbolic.svg&quot;&gt;&lt;source media=&quot;(prefers-color-scheme: light)&quot; srcset=&quot;https://github.com/StorageB/icons/blob/main/GNOME48Adwaita/dark/battery-caution-symbolic.svg&quot;&gt;&lt;img alt=&quot;battery-caution-symbolic&quot; src=&quot;https://user-images.githubusercontent.com/25423296/163456779-a8556205-d0a5-45e2-ac17-42d089e3c3f8.png&quot;&gt;&lt;/picture&gt; &amp;nbsp; &amp;nbsp;battery-caution-symbolic&lt;br&gt;" calcext:value-type="string">
            <text:p>&lt;picture&gt;&lt;source media="(prefers-color-scheme: dark)" srcset="https://github.com/StorageB/icons/blob/main/GNOME48Adwaita/light/battery-caution-symbolic.svg"&gt;&lt;source media="(prefers-color-scheme: light)" srcset="https://github.com/StorageB/icons/blob/main/GNOME48Adwaita/dark/battery-caution-symbolic.svg"&gt;&lt;img alt="battery-caution-symbolic" src="https://user-images.githubusercontent.com/25423296/163456779-a8556205-d0a5-45e2-ac17-42d089e3c3f8.png"&gt;&lt;/picture&gt; &amp;nbsp; &amp;nbsp;battery-caution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level-0-charging-symbolic.svg</text:p>
          </table:table-cell>
          <table:table-cell office:value-type="string" calcext:value-type="string">
            <text:p>battery-level-0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2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25] &amp; CHAR(34) &amp; &quot;&gt;&quot; &amp; &#10;&quot;&lt;img alt=&quot; &amp; CHAR(34) &amp; [.B42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5] &amp; &quot;&lt;br&gt;&quot;" office:value-type="string" office:string-value="&lt;picture&gt;&lt;source media=&quot;(prefers-color-scheme: dark)&quot; srcset=&quot;https://github.com/StorageB/icons/blob/main/GNOME48Adwaita/light/battery-level-0-charging-symbolic.svg&quot;&gt;&lt;source media=&quot;(prefers-color-scheme: light)&quot; srcset=&quot;https://github.com/StorageB/icons/blob/main/GNOME48Adwaita/dark/battery-level-0-charging-symbolic.svg&quot;&gt;&lt;img alt=&quot;battery-level-0-charging-symbolic&quot; src=&quot;https://user-images.githubusercontent.com/25423296/163456779-a8556205-d0a5-45e2-ac17-42d089e3c3f8.png&quot;&gt;&lt;/picture&gt; &amp;nbsp; &amp;nbsp;battery-level-0-charging-symbolic&lt;br&gt;" calcext:value-type="string">
            <text:p>&lt;picture&gt;&lt;source media="(prefers-color-scheme: dark)" srcset="https://github.com/StorageB/icons/blob/main/GNOME48Adwaita/light/battery-level-0-charging-symbolic.svg"&gt;&lt;source media="(prefers-color-scheme: light)" srcset="https://github.com/StorageB/icons/blob/main/GNOME48Adwaita/dark/battery-level-0-charging-symbolic.svg"&gt;&lt;img alt="battery-level-0-charging-symbolic" src="https://user-images.githubusercontent.com/25423296/163456779-a8556205-d0a5-45e2-ac17-42d089e3c3f8.png"&gt;&lt;/picture&gt; &amp;nbsp; &amp;nbsp;battery-level-0-charg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level-0-symbolic.svg</text:p>
          </table:table-cell>
          <table:table-cell office:value-type="string" calcext:value-type="string">
            <text:p>battery-level-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2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26] &amp; CHAR(34) &amp; &quot;&gt;&quot; &amp; &#10;&quot;&lt;img alt=&quot; &amp; CHAR(34) &amp; [.B42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6] &amp; &quot;&lt;br&gt;&quot;" office:value-type="string" office:string-value="&lt;picture&gt;&lt;source media=&quot;(prefers-color-scheme: dark)&quot; srcset=&quot;https://github.com/StorageB/icons/blob/main/GNOME48Adwaita/light/battery-level-0-symbolic.svg&quot;&gt;&lt;source media=&quot;(prefers-color-scheme: light)&quot; srcset=&quot;https://github.com/StorageB/icons/blob/main/GNOME48Adwaita/dark/battery-level-0-symbolic.svg&quot;&gt;&lt;img alt=&quot;battery-level-0-symbolic&quot; src=&quot;https://user-images.githubusercontent.com/25423296/163456779-a8556205-d0a5-45e2-ac17-42d089e3c3f8.png&quot;&gt;&lt;/picture&gt; &amp;nbsp; &amp;nbsp;battery-level-0-symbolic&lt;br&gt;" calcext:value-type="string">
            <text:p>&lt;picture&gt;&lt;source media="(prefers-color-scheme: dark)" srcset="https://github.com/StorageB/icons/blob/main/GNOME48Adwaita/light/battery-level-0-symbolic.svg"&gt;&lt;source media="(prefers-color-scheme: light)" srcset="https://github.com/StorageB/icons/blob/main/GNOME48Adwaita/dark/battery-level-0-symbolic.svg"&gt;&lt;img alt="battery-level-0-symbolic" src="https://user-images.githubusercontent.com/25423296/163456779-a8556205-d0a5-45e2-ac17-42d089e3c3f8.png"&gt;&lt;/picture&gt; &amp;nbsp; &amp;nbsp;battery-level-0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level-100-charged-symbolic.svg</text:p>
          </table:table-cell>
          <table:table-cell office:value-type="string" calcext:value-type="string">
            <text:p>battery-level-100-charg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2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27] &amp; CHAR(34) &amp; &quot;&gt;&quot; &amp; &#10;&quot;&lt;img alt=&quot; &amp; CHAR(34) &amp; [.B42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7] &amp; &quot;&lt;br&gt;&quot;" office:value-type="string" office:string-value="&lt;picture&gt;&lt;source media=&quot;(prefers-color-scheme: dark)&quot; srcset=&quot;https://github.com/StorageB/icons/blob/main/GNOME48Adwaita/light/battery-level-100-charged-symbolic.svg&quot;&gt;&lt;source media=&quot;(prefers-color-scheme: light)&quot; srcset=&quot;https://github.com/StorageB/icons/blob/main/GNOME48Adwaita/dark/battery-level-100-charged-symbolic.svg&quot;&gt;&lt;img alt=&quot;battery-level-100-charged-symbolic&quot; src=&quot;https://user-images.githubusercontent.com/25423296/163456779-a8556205-d0a5-45e2-ac17-42d089e3c3f8.png&quot;&gt;&lt;/picture&gt; &amp;nbsp; &amp;nbsp;battery-level-100-charged-symbolic&lt;br&gt;" calcext:value-type="string">
            <text:p>&lt;picture&gt;&lt;source media="(prefers-color-scheme: dark)" srcset="https://github.com/StorageB/icons/blob/main/GNOME48Adwaita/light/battery-level-100-charged-symbolic.svg"&gt;&lt;source media="(prefers-color-scheme: light)" srcset="https://github.com/StorageB/icons/blob/main/GNOME48Adwaita/dark/battery-level-100-charged-symbolic.svg"&gt;&lt;img alt="battery-level-100-charged-symbolic" src="https://user-images.githubusercontent.com/25423296/163456779-a8556205-d0a5-45e2-ac17-42d089e3c3f8.png"&gt;&lt;/picture&gt; &amp;nbsp; &amp;nbsp;battery-level-100-charg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level-100-symbolic.svg</text:p>
          </table:table-cell>
          <table:table-cell office:value-type="string" calcext:value-type="string">
            <text:p>battery-level-10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2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28] &amp; CHAR(34) &amp; &quot;&gt;&quot; &amp; &#10;&quot;&lt;img alt=&quot; &amp; CHAR(34) &amp; [.B42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8] &amp; &quot;&lt;br&gt;&quot;" office:value-type="string" office:string-value="&lt;picture&gt;&lt;source media=&quot;(prefers-color-scheme: dark)&quot; srcset=&quot;https://github.com/StorageB/icons/blob/main/GNOME48Adwaita/light/battery-level-100-symbolic.svg&quot;&gt;&lt;source media=&quot;(prefers-color-scheme: light)&quot; srcset=&quot;https://github.com/StorageB/icons/blob/main/GNOME48Adwaita/dark/battery-level-100-symbolic.svg&quot;&gt;&lt;img alt=&quot;battery-level-100-symbolic&quot; src=&quot;https://user-images.githubusercontent.com/25423296/163456779-a8556205-d0a5-45e2-ac17-42d089e3c3f8.png&quot;&gt;&lt;/picture&gt; &amp;nbsp; &amp;nbsp;battery-level-100-symbolic&lt;br&gt;" calcext:value-type="string">
            <text:p>&lt;picture&gt;&lt;source media="(prefers-color-scheme: dark)" srcset="https://github.com/StorageB/icons/blob/main/GNOME48Adwaita/light/battery-level-100-symbolic.svg"&gt;&lt;source media="(prefers-color-scheme: light)" srcset="https://github.com/StorageB/icons/blob/main/GNOME48Adwaita/dark/battery-level-100-symbolic.svg"&gt;&lt;img alt="battery-level-100-symbolic" src="https://user-images.githubusercontent.com/25423296/163456779-a8556205-d0a5-45e2-ac17-42d089e3c3f8.png"&gt;&lt;/picture&gt; &amp;nbsp; &amp;nbsp;battery-level-100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level-10-charging-symbolic.svg</text:p>
          </table:table-cell>
          <table:table-cell office:value-type="string" calcext:value-type="string">
            <text:p>battery-level-10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2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29] &amp; CHAR(34) &amp; &quot;&gt;&quot; &amp; &#10;&quot;&lt;img alt=&quot; &amp; CHAR(34) &amp; [.B42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29] &amp; &quot;&lt;br&gt;&quot;" office:value-type="string" office:string-value="&lt;picture&gt;&lt;source media=&quot;(prefers-color-scheme: dark)&quot; srcset=&quot;https://github.com/StorageB/icons/blob/main/GNOME48Adwaita/light/battery-level-10-charging-symbolic.svg&quot;&gt;&lt;source media=&quot;(prefers-color-scheme: light)&quot; srcset=&quot;https://github.com/StorageB/icons/blob/main/GNOME48Adwaita/dark/battery-level-10-charging-symbolic.svg&quot;&gt;&lt;img alt=&quot;battery-level-10-charging-symbolic&quot; src=&quot;https://user-images.githubusercontent.com/25423296/163456779-a8556205-d0a5-45e2-ac17-42d089e3c3f8.png&quot;&gt;&lt;/picture&gt; &amp;nbsp; &amp;nbsp;battery-level-10-charging-symbolic&lt;br&gt;" calcext:value-type="string">
            <text:p>&lt;picture&gt;&lt;source media="(prefers-color-scheme: dark)" srcset="https://github.com/StorageB/icons/blob/main/GNOME48Adwaita/light/battery-level-10-charging-symbolic.svg"&gt;&lt;source media="(prefers-color-scheme: light)" srcset="https://github.com/StorageB/icons/blob/main/GNOME48Adwaita/dark/battery-level-10-charging-symbolic.svg"&gt;&lt;img alt="battery-level-10-charging-symbolic" src="https://user-images.githubusercontent.com/25423296/163456779-a8556205-d0a5-45e2-ac17-42d089e3c3f8.png"&gt;&lt;/picture&gt; &amp;nbsp; &amp;nbsp;battery-level-10-charg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level-10-symbolic.svg</text:p>
          </table:table-cell>
          <table:table-cell office:value-type="string" calcext:value-type="string">
            <text:p>battery-level-1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3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30] &amp; CHAR(34) &amp; &quot;&gt;&quot; &amp; &#10;&quot;&lt;img alt=&quot; &amp; CHAR(34) &amp; [.B43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0] &amp; &quot;&lt;br&gt;&quot;" office:value-type="string" office:string-value="&lt;picture&gt;&lt;source media=&quot;(prefers-color-scheme: dark)&quot; srcset=&quot;https://github.com/StorageB/icons/blob/main/GNOME48Adwaita/light/battery-level-10-symbolic.svg&quot;&gt;&lt;source media=&quot;(prefers-color-scheme: light)&quot; srcset=&quot;https://github.com/StorageB/icons/blob/main/GNOME48Adwaita/dark/battery-level-10-symbolic.svg&quot;&gt;&lt;img alt=&quot;battery-level-10-symbolic&quot; src=&quot;https://user-images.githubusercontent.com/25423296/163456779-a8556205-d0a5-45e2-ac17-42d089e3c3f8.png&quot;&gt;&lt;/picture&gt; &amp;nbsp; &amp;nbsp;battery-level-10-symbolic&lt;br&gt;" calcext:value-type="string">
            <text:p>&lt;picture&gt;&lt;source media="(prefers-color-scheme: dark)" srcset="https://github.com/StorageB/icons/blob/main/GNOME48Adwaita/light/battery-level-10-symbolic.svg"&gt;&lt;source media="(prefers-color-scheme: light)" srcset="https://github.com/StorageB/icons/blob/main/GNOME48Adwaita/dark/battery-level-10-symbolic.svg"&gt;&lt;img alt="battery-level-10-symbolic" src="https://user-images.githubusercontent.com/25423296/163456779-a8556205-d0a5-45e2-ac17-42d089e3c3f8.png"&gt;&lt;/picture&gt; &amp;nbsp; &amp;nbsp;battery-level-10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level-20-charging-symbolic.svg</text:p>
          </table:table-cell>
          <table:table-cell office:value-type="string" calcext:value-type="string">
            <text:p>battery-level-20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3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31] &amp; CHAR(34) &amp; &quot;&gt;&quot; &amp; &#10;&quot;&lt;img alt=&quot; &amp; CHAR(34) &amp; [.B43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1] &amp; &quot;&lt;br&gt;&quot;" office:value-type="string" office:string-value="&lt;picture&gt;&lt;source media=&quot;(prefers-color-scheme: dark)&quot; srcset=&quot;https://github.com/StorageB/icons/blob/main/GNOME48Adwaita/light/battery-level-20-charging-symbolic.svg&quot;&gt;&lt;source media=&quot;(prefers-color-scheme: light)&quot; srcset=&quot;https://github.com/StorageB/icons/blob/main/GNOME48Adwaita/dark/battery-level-20-charging-symbolic.svg&quot;&gt;&lt;img alt=&quot;battery-level-20-charging-symbolic&quot; src=&quot;https://user-images.githubusercontent.com/25423296/163456779-a8556205-d0a5-45e2-ac17-42d089e3c3f8.png&quot;&gt;&lt;/picture&gt; &amp;nbsp; &amp;nbsp;battery-level-20-charging-symbolic&lt;br&gt;" calcext:value-type="string">
            <text:p>&lt;picture&gt;&lt;source media="(prefers-color-scheme: dark)" srcset="https://github.com/StorageB/icons/blob/main/GNOME48Adwaita/light/battery-level-20-charging-symbolic.svg"&gt;&lt;source media="(prefers-color-scheme: light)" srcset="https://github.com/StorageB/icons/blob/main/GNOME48Adwaita/dark/battery-level-20-charging-symbolic.svg"&gt;&lt;img alt="battery-level-20-charging-symbolic" src="https://user-images.githubusercontent.com/25423296/163456779-a8556205-d0a5-45e2-ac17-42d089e3c3f8.png"&gt;&lt;/picture&gt; &amp;nbsp; &amp;nbsp;battery-level-20-charg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level-20-symbolic.svg</text:p>
          </table:table-cell>
          <table:table-cell office:value-type="string" calcext:value-type="string">
            <text:p>battery-level-2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3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32] &amp; CHAR(34) &amp; &quot;&gt;&quot; &amp; &#10;&quot;&lt;img alt=&quot; &amp; CHAR(34) &amp; [.B43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2] &amp; &quot;&lt;br&gt;&quot;" office:value-type="string" office:string-value="&lt;picture&gt;&lt;source media=&quot;(prefers-color-scheme: dark)&quot; srcset=&quot;https://github.com/StorageB/icons/blob/main/GNOME48Adwaita/light/battery-level-20-symbolic.svg&quot;&gt;&lt;source media=&quot;(prefers-color-scheme: light)&quot; srcset=&quot;https://github.com/StorageB/icons/blob/main/GNOME48Adwaita/dark/battery-level-20-symbolic.svg&quot;&gt;&lt;img alt=&quot;battery-level-20-symbolic&quot; src=&quot;https://user-images.githubusercontent.com/25423296/163456779-a8556205-d0a5-45e2-ac17-42d089e3c3f8.png&quot;&gt;&lt;/picture&gt; &amp;nbsp; &amp;nbsp;battery-level-20-symbolic&lt;br&gt;" calcext:value-type="string">
            <text:p>&lt;picture&gt;&lt;source media="(prefers-color-scheme: dark)" srcset="https://github.com/StorageB/icons/blob/main/GNOME48Adwaita/light/battery-level-20-symbolic.svg"&gt;&lt;source media="(prefers-color-scheme: light)" srcset="https://github.com/StorageB/icons/blob/main/GNOME48Adwaita/dark/battery-level-20-symbolic.svg"&gt;&lt;img alt="battery-level-20-symbolic" src="https://user-images.githubusercontent.com/25423296/163456779-a8556205-d0a5-45e2-ac17-42d089e3c3f8.png"&gt;&lt;/picture&gt; &amp;nbsp; &amp;nbsp;battery-level-20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level-30-charging-symbolic.svg</text:p>
          </table:table-cell>
          <table:table-cell office:value-type="string" calcext:value-type="string">
            <text:p>battery-level-30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3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33] &amp; CHAR(34) &amp; &quot;&gt;&quot; &amp; &#10;&quot;&lt;img alt=&quot; &amp; CHAR(34) &amp; [.B43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3] &amp; &quot;&lt;br&gt;&quot;" office:value-type="string" office:string-value="&lt;picture&gt;&lt;source media=&quot;(prefers-color-scheme: dark)&quot; srcset=&quot;https://github.com/StorageB/icons/blob/main/GNOME48Adwaita/light/battery-level-30-charging-symbolic.svg&quot;&gt;&lt;source media=&quot;(prefers-color-scheme: light)&quot; srcset=&quot;https://github.com/StorageB/icons/blob/main/GNOME48Adwaita/dark/battery-level-30-charging-symbolic.svg&quot;&gt;&lt;img alt=&quot;battery-level-30-charging-symbolic&quot; src=&quot;https://user-images.githubusercontent.com/25423296/163456779-a8556205-d0a5-45e2-ac17-42d089e3c3f8.png&quot;&gt;&lt;/picture&gt; &amp;nbsp; &amp;nbsp;battery-level-30-charging-symbolic&lt;br&gt;" calcext:value-type="string">
            <text:p>&lt;picture&gt;&lt;source media="(prefers-color-scheme: dark)" srcset="https://github.com/StorageB/icons/blob/main/GNOME48Adwaita/light/battery-level-30-charging-symbolic.svg"&gt;&lt;source media="(prefers-color-scheme: light)" srcset="https://github.com/StorageB/icons/blob/main/GNOME48Adwaita/dark/battery-level-30-charging-symbolic.svg"&gt;&lt;img alt="battery-level-30-charging-symbolic" src="https://user-images.githubusercontent.com/25423296/163456779-a8556205-d0a5-45e2-ac17-42d089e3c3f8.png"&gt;&lt;/picture&gt; &amp;nbsp; &amp;nbsp;battery-level-30-charg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level-30-symbolic.svg</text:p>
          </table:table-cell>
          <table:table-cell office:value-type="string" calcext:value-type="string">
            <text:p>battery-level-3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3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34] &amp; CHAR(34) &amp; &quot;&gt;&quot; &amp; &#10;&quot;&lt;img alt=&quot; &amp; CHAR(34) &amp; [.B43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4] &amp; &quot;&lt;br&gt;&quot;" office:value-type="string" office:string-value="&lt;picture&gt;&lt;source media=&quot;(prefers-color-scheme: dark)&quot; srcset=&quot;https://github.com/StorageB/icons/blob/main/GNOME48Adwaita/light/battery-level-30-symbolic.svg&quot;&gt;&lt;source media=&quot;(prefers-color-scheme: light)&quot; srcset=&quot;https://github.com/StorageB/icons/blob/main/GNOME48Adwaita/dark/battery-level-30-symbolic.svg&quot;&gt;&lt;img alt=&quot;battery-level-30-symbolic&quot; src=&quot;https://user-images.githubusercontent.com/25423296/163456779-a8556205-d0a5-45e2-ac17-42d089e3c3f8.png&quot;&gt;&lt;/picture&gt; &amp;nbsp; &amp;nbsp;battery-level-30-symbolic&lt;br&gt;" calcext:value-type="string">
            <text:p>&lt;picture&gt;&lt;source media="(prefers-color-scheme: dark)" srcset="https://github.com/StorageB/icons/blob/main/GNOME48Adwaita/light/battery-level-30-symbolic.svg"&gt;&lt;source media="(prefers-color-scheme: light)" srcset="https://github.com/StorageB/icons/blob/main/GNOME48Adwaita/dark/battery-level-30-symbolic.svg"&gt;&lt;img alt="battery-level-30-symbolic" src="https://user-images.githubusercontent.com/25423296/163456779-a8556205-d0a5-45e2-ac17-42d089e3c3f8.png"&gt;&lt;/picture&gt; &amp;nbsp; &amp;nbsp;battery-level-30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level-40-charging-symbolic.svg</text:p>
          </table:table-cell>
          <table:table-cell office:value-type="string" calcext:value-type="string">
            <text:p>battery-level-40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3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35] &amp; CHAR(34) &amp; &quot;&gt;&quot; &amp; &#10;&quot;&lt;img alt=&quot; &amp; CHAR(34) &amp; [.B43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5] &amp; &quot;&lt;br&gt;&quot;" office:value-type="string" office:string-value="&lt;picture&gt;&lt;source media=&quot;(prefers-color-scheme: dark)&quot; srcset=&quot;https://github.com/StorageB/icons/blob/main/GNOME48Adwaita/light/battery-level-40-charging-symbolic.svg&quot;&gt;&lt;source media=&quot;(prefers-color-scheme: light)&quot; srcset=&quot;https://github.com/StorageB/icons/blob/main/GNOME48Adwaita/dark/battery-level-40-charging-symbolic.svg&quot;&gt;&lt;img alt=&quot;battery-level-40-charging-symbolic&quot; src=&quot;https://user-images.githubusercontent.com/25423296/163456779-a8556205-d0a5-45e2-ac17-42d089e3c3f8.png&quot;&gt;&lt;/picture&gt; &amp;nbsp; &amp;nbsp;battery-level-40-charging-symbolic&lt;br&gt;" calcext:value-type="string">
            <text:p>&lt;picture&gt;&lt;source media="(prefers-color-scheme: dark)" srcset="https://github.com/StorageB/icons/blob/main/GNOME48Adwaita/light/battery-level-40-charging-symbolic.svg"&gt;&lt;source media="(prefers-color-scheme: light)" srcset="https://github.com/StorageB/icons/blob/main/GNOME48Adwaita/dark/battery-level-40-charging-symbolic.svg"&gt;&lt;img alt="battery-level-40-charging-symbolic" src="https://user-images.githubusercontent.com/25423296/163456779-a8556205-d0a5-45e2-ac17-42d089e3c3f8.png"&gt;&lt;/picture&gt; &amp;nbsp; &amp;nbsp;battery-level-40-charg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level-40-symbolic.svg</text:p>
          </table:table-cell>
          <table:table-cell office:value-type="string" calcext:value-type="string">
            <text:p>battery-level-4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3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36] &amp; CHAR(34) &amp; &quot;&gt;&quot; &amp; &#10;&quot;&lt;img alt=&quot; &amp; CHAR(34) &amp; [.B43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6] &amp; &quot;&lt;br&gt;&quot;" office:value-type="string" office:string-value="&lt;picture&gt;&lt;source media=&quot;(prefers-color-scheme: dark)&quot; srcset=&quot;https://github.com/StorageB/icons/blob/main/GNOME48Adwaita/light/battery-level-40-symbolic.svg&quot;&gt;&lt;source media=&quot;(prefers-color-scheme: light)&quot; srcset=&quot;https://github.com/StorageB/icons/blob/main/GNOME48Adwaita/dark/battery-level-40-symbolic.svg&quot;&gt;&lt;img alt=&quot;battery-level-40-symbolic&quot; src=&quot;https://user-images.githubusercontent.com/25423296/163456779-a8556205-d0a5-45e2-ac17-42d089e3c3f8.png&quot;&gt;&lt;/picture&gt; &amp;nbsp; &amp;nbsp;battery-level-40-symbolic&lt;br&gt;" calcext:value-type="string">
            <text:p>&lt;picture&gt;&lt;source media="(prefers-color-scheme: dark)" srcset="https://github.com/StorageB/icons/blob/main/GNOME48Adwaita/light/battery-level-40-symbolic.svg"&gt;&lt;source media="(prefers-color-scheme: light)" srcset="https://github.com/StorageB/icons/blob/main/GNOME48Adwaita/dark/battery-level-40-symbolic.svg"&gt;&lt;img alt="battery-level-40-symbolic" src="https://user-images.githubusercontent.com/25423296/163456779-a8556205-d0a5-45e2-ac17-42d089e3c3f8.png"&gt;&lt;/picture&gt; &amp;nbsp; &amp;nbsp;battery-level-40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level-50-charging-symbolic.svg</text:p>
          </table:table-cell>
          <table:table-cell office:value-type="string" calcext:value-type="string">
            <text:p>battery-level-50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3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37] &amp; CHAR(34) &amp; &quot;&gt;&quot; &amp; &#10;&quot;&lt;img alt=&quot; &amp; CHAR(34) &amp; [.B43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7] &amp; &quot;&lt;br&gt;&quot;" office:value-type="string" office:string-value="&lt;picture&gt;&lt;source media=&quot;(prefers-color-scheme: dark)&quot; srcset=&quot;https://github.com/StorageB/icons/blob/main/GNOME48Adwaita/light/battery-level-50-charging-symbolic.svg&quot;&gt;&lt;source media=&quot;(prefers-color-scheme: light)&quot; srcset=&quot;https://github.com/StorageB/icons/blob/main/GNOME48Adwaita/dark/battery-level-50-charging-symbolic.svg&quot;&gt;&lt;img alt=&quot;battery-level-50-charging-symbolic&quot; src=&quot;https://user-images.githubusercontent.com/25423296/163456779-a8556205-d0a5-45e2-ac17-42d089e3c3f8.png&quot;&gt;&lt;/picture&gt; &amp;nbsp; &amp;nbsp;battery-level-50-charging-symbolic&lt;br&gt;" calcext:value-type="string">
            <text:p>&lt;picture&gt;&lt;source media="(prefers-color-scheme: dark)" srcset="https://github.com/StorageB/icons/blob/main/GNOME48Adwaita/light/battery-level-50-charging-symbolic.svg"&gt;&lt;source media="(prefers-color-scheme: light)" srcset="https://github.com/StorageB/icons/blob/main/GNOME48Adwaita/dark/battery-level-50-charging-symbolic.svg"&gt;&lt;img alt="battery-level-50-charging-symbolic" src="https://user-images.githubusercontent.com/25423296/163456779-a8556205-d0a5-45e2-ac17-42d089e3c3f8.png"&gt;&lt;/picture&gt; &amp;nbsp; &amp;nbsp;battery-level-50-charg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level-50-symbolic.svg</text:p>
          </table:table-cell>
          <table:table-cell office:value-type="string" calcext:value-type="string">
            <text:p>battery-level-5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3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38] &amp; CHAR(34) &amp; &quot;&gt;&quot; &amp; &#10;&quot;&lt;img alt=&quot; &amp; CHAR(34) &amp; [.B43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8] &amp; &quot;&lt;br&gt;&quot;" office:value-type="string" office:string-value="&lt;picture&gt;&lt;source media=&quot;(prefers-color-scheme: dark)&quot; srcset=&quot;https://github.com/StorageB/icons/blob/main/GNOME48Adwaita/light/battery-level-50-symbolic.svg&quot;&gt;&lt;source media=&quot;(prefers-color-scheme: light)&quot; srcset=&quot;https://github.com/StorageB/icons/blob/main/GNOME48Adwaita/dark/battery-level-50-symbolic.svg&quot;&gt;&lt;img alt=&quot;battery-level-50-symbolic&quot; src=&quot;https://user-images.githubusercontent.com/25423296/163456779-a8556205-d0a5-45e2-ac17-42d089e3c3f8.png&quot;&gt;&lt;/picture&gt; &amp;nbsp; &amp;nbsp;battery-level-50-symbolic&lt;br&gt;" calcext:value-type="string">
            <text:p>&lt;picture&gt;&lt;source media="(prefers-color-scheme: dark)" srcset="https://github.com/StorageB/icons/blob/main/GNOME48Adwaita/light/battery-level-50-symbolic.svg"&gt;&lt;source media="(prefers-color-scheme: light)" srcset="https://github.com/StorageB/icons/blob/main/GNOME48Adwaita/dark/battery-level-50-symbolic.svg"&gt;&lt;img alt="battery-level-50-symbolic" src="https://user-images.githubusercontent.com/25423296/163456779-a8556205-d0a5-45e2-ac17-42d089e3c3f8.png"&gt;&lt;/picture&gt; &amp;nbsp; &amp;nbsp;battery-level-50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level-60-charging-symbolic.svg</text:p>
          </table:table-cell>
          <table:table-cell office:value-type="string" calcext:value-type="string">
            <text:p>battery-level-60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3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39] &amp; CHAR(34) &amp; &quot;&gt;&quot; &amp; &#10;&quot;&lt;img alt=&quot; &amp; CHAR(34) &amp; [.B43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39] &amp; &quot;&lt;br&gt;&quot;" office:value-type="string" office:string-value="&lt;picture&gt;&lt;source media=&quot;(prefers-color-scheme: dark)&quot; srcset=&quot;https://github.com/StorageB/icons/blob/main/GNOME48Adwaita/light/battery-level-60-charging-symbolic.svg&quot;&gt;&lt;source media=&quot;(prefers-color-scheme: light)&quot; srcset=&quot;https://github.com/StorageB/icons/blob/main/GNOME48Adwaita/dark/battery-level-60-charging-symbolic.svg&quot;&gt;&lt;img alt=&quot;battery-level-60-charging-symbolic&quot; src=&quot;https://user-images.githubusercontent.com/25423296/163456779-a8556205-d0a5-45e2-ac17-42d089e3c3f8.png&quot;&gt;&lt;/picture&gt; &amp;nbsp; &amp;nbsp;battery-level-60-charging-symbolic&lt;br&gt;" calcext:value-type="string">
            <text:p>&lt;picture&gt;&lt;source media="(prefers-color-scheme: dark)" srcset="https://github.com/StorageB/icons/blob/main/GNOME48Adwaita/light/battery-level-60-charging-symbolic.svg"&gt;&lt;source media="(prefers-color-scheme: light)" srcset="https://github.com/StorageB/icons/blob/main/GNOME48Adwaita/dark/battery-level-60-charging-symbolic.svg"&gt;&lt;img alt="battery-level-60-charging-symbolic" src="https://user-images.githubusercontent.com/25423296/163456779-a8556205-d0a5-45e2-ac17-42d089e3c3f8.png"&gt;&lt;/picture&gt; &amp;nbsp; &amp;nbsp;battery-level-60-charg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level-60-symbolic.svg</text:p>
          </table:table-cell>
          <table:table-cell office:value-type="string" calcext:value-type="string">
            <text:p>battery-level-6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4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40] &amp; CHAR(34) &amp; &quot;&gt;&quot; &amp; &#10;&quot;&lt;img alt=&quot; &amp; CHAR(34) &amp; [.B44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0] &amp; &quot;&lt;br&gt;&quot;" office:value-type="string" office:string-value="&lt;picture&gt;&lt;source media=&quot;(prefers-color-scheme: dark)&quot; srcset=&quot;https://github.com/StorageB/icons/blob/main/GNOME48Adwaita/light/battery-level-60-symbolic.svg&quot;&gt;&lt;source media=&quot;(prefers-color-scheme: light)&quot; srcset=&quot;https://github.com/StorageB/icons/blob/main/GNOME48Adwaita/dark/battery-level-60-symbolic.svg&quot;&gt;&lt;img alt=&quot;battery-level-60-symbolic&quot; src=&quot;https://user-images.githubusercontent.com/25423296/163456779-a8556205-d0a5-45e2-ac17-42d089e3c3f8.png&quot;&gt;&lt;/picture&gt; &amp;nbsp; &amp;nbsp;battery-level-60-symbolic&lt;br&gt;" calcext:value-type="string">
            <text:p>&lt;picture&gt;&lt;source media="(prefers-color-scheme: dark)" srcset="https://github.com/StorageB/icons/blob/main/GNOME48Adwaita/light/battery-level-60-symbolic.svg"&gt;&lt;source media="(prefers-color-scheme: light)" srcset="https://github.com/StorageB/icons/blob/main/GNOME48Adwaita/dark/battery-level-60-symbolic.svg"&gt;&lt;img alt="battery-level-60-symbolic" src="https://user-images.githubusercontent.com/25423296/163456779-a8556205-d0a5-45e2-ac17-42d089e3c3f8.png"&gt;&lt;/picture&gt; &amp;nbsp; &amp;nbsp;battery-level-60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level-70-charging-symbolic.svg</text:p>
          </table:table-cell>
          <table:table-cell office:value-type="string" calcext:value-type="string">
            <text:p>battery-level-70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4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41] &amp; CHAR(34) &amp; &quot;&gt;&quot; &amp; &#10;&quot;&lt;img alt=&quot; &amp; CHAR(34) &amp; [.B44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1] &amp; &quot;&lt;br&gt;&quot;" office:value-type="string" office:string-value="&lt;picture&gt;&lt;source media=&quot;(prefers-color-scheme: dark)&quot; srcset=&quot;https://github.com/StorageB/icons/blob/main/GNOME48Adwaita/light/battery-level-70-charging-symbolic.svg&quot;&gt;&lt;source media=&quot;(prefers-color-scheme: light)&quot; srcset=&quot;https://github.com/StorageB/icons/blob/main/GNOME48Adwaita/dark/battery-level-70-charging-symbolic.svg&quot;&gt;&lt;img alt=&quot;battery-level-70-charging-symbolic&quot; src=&quot;https://user-images.githubusercontent.com/25423296/163456779-a8556205-d0a5-45e2-ac17-42d089e3c3f8.png&quot;&gt;&lt;/picture&gt; &amp;nbsp; &amp;nbsp;battery-level-70-charging-symbolic&lt;br&gt;" calcext:value-type="string">
            <text:p>&lt;picture&gt;&lt;source media="(prefers-color-scheme: dark)" srcset="https://github.com/StorageB/icons/blob/main/GNOME48Adwaita/light/battery-level-70-charging-symbolic.svg"&gt;&lt;source media="(prefers-color-scheme: light)" srcset="https://github.com/StorageB/icons/blob/main/GNOME48Adwaita/dark/battery-level-70-charging-symbolic.svg"&gt;&lt;img alt="battery-level-70-charging-symbolic" src="https://user-images.githubusercontent.com/25423296/163456779-a8556205-d0a5-45e2-ac17-42d089e3c3f8.png"&gt;&lt;/picture&gt; &amp;nbsp; &amp;nbsp;battery-level-70-charg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level-70-symbolic.svg</text:p>
          </table:table-cell>
          <table:table-cell office:value-type="string" calcext:value-type="string">
            <text:p>battery-level-7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4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42] &amp; CHAR(34) &amp; &quot;&gt;&quot; &amp; &#10;&quot;&lt;img alt=&quot; &amp; CHAR(34) &amp; [.B44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2] &amp; &quot;&lt;br&gt;&quot;" office:value-type="string" office:string-value="&lt;picture&gt;&lt;source media=&quot;(prefers-color-scheme: dark)&quot; srcset=&quot;https://github.com/StorageB/icons/blob/main/GNOME48Adwaita/light/battery-level-70-symbolic.svg&quot;&gt;&lt;source media=&quot;(prefers-color-scheme: light)&quot; srcset=&quot;https://github.com/StorageB/icons/blob/main/GNOME48Adwaita/dark/battery-level-70-symbolic.svg&quot;&gt;&lt;img alt=&quot;battery-level-70-symbolic&quot; src=&quot;https://user-images.githubusercontent.com/25423296/163456779-a8556205-d0a5-45e2-ac17-42d089e3c3f8.png&quot;&gt;&lt;/picture&gt; &amp;nbsp; &amp;nbsp;battery-level-70-symbolic&lt;br&gt;" calcext:value-type="string">
            <text:p>&lt;picture&gt;&lt;source media="(prefers-color-scheme: dark)" srcset="https://github.com/StorageB/icons/blob/main/GNOME48Adwaita/light/battery-level-70-symbolic.svg"&gt;&lt;source media="(prefers-color-scheme: light)" srcset="https://github.com/StorageB/icons/blob/main/GNOME48Adwaita/dark/battery-level-70-symbolic.svg"&gt;&lt;img alt="battery-level-70-symbolic" src="https://user-images.githubusercontent.com/25423296/163456779-a8556205-d0a5-45e2-ac17-42d089e3c3f8.png"&gt;&lt;/picture&gt; &amp;nbsp; &amp;nbsp;battery-level-70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level-80-charging-symbolic.svg</text:p>
          </table:table-cell>
          <table:table-cell office:value-type="string" calcext:value-type="string">
            <text:p>battery-level-80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4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43] &amp; CHAR(34) &amp; &quot;&gt;&quot; &amp; &#10;&quot;&lt;img alt=&quot; &amp; CHAR(34) &amp; [.B44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3] &amp; &quot;&lt;br&gt;&quot;" office:value-type="string" office:string-value="&lt;picture&gt;&lt;source media=&quot;(prefers-color-scheme: dark)&quot; srcset=&quot;https://github.com/StorageB/icons/blob/main/GNOME48Adwaita/light/battery-level-80-charging-symbolic.svg&quot;&gt;&lt;source media=&quot;(prefers-color-scheme: light)&quot; srcset=&quot;https://github.com/StorageB/icons/blob/main/GNOME48Adwaita/dark/battery-level-80-charging-symbolic.svg&quot;&gt;&lt;img alt=&quot;battery-level-80-charging-symbolic&quot; src=&quot;https://user-images.githubusercontent.com/25423296/163456779-a8556205-d0a5-45e2-ac17-42d089e3c3f8.png&quot;&gt;&lt;/picture&gt; &amp;nbsp; &amp;nbsp;battery-level-80-charging-symbolic&lt;br&gt;" calcext:value-type="string">
            <text:p>&lt;picture&gt;&lt;source media="(prefers-color-scheme: dark)" srcset="https://github.com/StorageB/icons/blob/main/GNOME48Adwaita/light/battery-level-80-charging-symbolic.svg"&gt;&lt;source media="(prefers-color-scheme: light)" srcset="https://github.com/StorageB/icons/blob/main/GNOME48Adwaita/dark/battery-level-80-charging-symbolic.svg"&gt;&lt;img alt="battery-level-80-charging-symbolic" src="https://user-images.githubusercontent.com/25423296/163456779-a8556205-d0a5-45e2-ac17-42d089e3c3f8.png"&gt;&lt;/picture&gt; &amp;nbsp; &amp;nbsp;battery-level-80-charg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level-80-symbolic.svg</text:p>
          </table:table-cell>
          <table:table-cell office:value-type="string" calcext:value-type="string">
            <text:p>battery-level-8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4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44] &amp; CHAR(34) &amp; &quot;&gt;&quot; &amp; &#10;&quot;&lt;img alt=&quot; &amp; CHAR(34) &amp; [.B44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4] &amp; &quot;&lt;br&gt;&quot;" office:value-type="string" office:string-value="&lt;picture&gt;&lt;source media=&quot;(prefers-color-scheme: dark)&quot; srcset=&quot;https://github.com/StorageB/icons/blob/main/GNOME48Adwaita/light/battery-level-80-symbolic.svg&quot;&gt;&lt;source media=&quot;(prefers-color-scheme: light)&quot; srcset=&quot;https://github.com/StorageB/icons/blob/main/GNOME48Adwaita/dark/battery-level-80-symbolic.svg&quot;&gt;&lt;img alt=&quot;battery-level-80-symbolic&quot; src=&quot;https://user-images.githubusercontent.com/25423296/163456779-a8556205-d0a5-45e2-ac17-42d089e3c3f8.png&quot;&gt;&lt;/picture&gt; &amp;nbsp; &amp;nbsp;battery-level-80-symbolic&lt;br&gt;" calcext:value-type="string">
            <text:p>&lt;picture&gt;&lt;source media="(prefers-color-scheme: dark)" srcset="https://github.com/StorageB/icons/blob/main/GNOME48Adwaita/light/battery-level-80-symbolic.svg"&gt;&lt;source media="(prefers-color-scheme: light)" srcset="https://github.com/StorageB/icons/blob/main/GNOME48Adwaita/dark/battery-level-80-symbolic.svg"&gt;&lt;img alt="battery-level-80-symbolic" src="https://user-images.githubusercontent.com/25423296/163456779-a8556205-d0a5-45e2-ac17-42d089e3c3f8.png"&gt;&lt;/picture&gt; &amp;nbsp; &amp;nbsp;battery-level-80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level-90-charging-symbolic.svg</text:p>
          </table:table-cell>
          <table:table-cell office:value-type="string" calcext:value-type="string">
            <text:p>battery-level-90-charg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4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45] &amp; CHAR(34) &amp; &quot;&gt;&quot; &amp; &#10;&quot;&lt;img alt=&quot; &amp; CHAR(34) &amp; [.B44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5] &amp; &quot;&lt;br&gt;&quot;" office:value-type="string" office:string-value="&lt;picture&gt;&lt;source media=&quot;(prefers-color-scheme: dark)&quot; srcset=&quot;https://github.com/StorageB/icons/blob/main/GNOME48Adwaita/light/battery-level-90-charging-symbolic.svg&quot;&gt;&lt;source media=&quot;(prefers-color-scheme: light)&quot; srcset=&quot;https://github.com/StorageB/icons/blob/main/GNOME48Adwaita/dark/battery-level-90-charging-symbolic.svg&quot;&gt;&lt;img alt=&quot;battery-level-90-charging-symbolic&quot; src=&quot;https://user-images.githubusercontent.com/25423296/163456779-a8556205-d0a5-45e2-ac17-42d089e3c3f8.png&quot;&gt;&lt;/picture&gt; &amp;nbsp; &amp;nbsp;battery-level-90-charging-symbolic&lt;br&gt;" calcext:value-type="string">
            <text:p>&lt;picture&gt;&lt;source media="(prefers-color-scheme: dark)" srcset="https://github.com/StorageB/icons/blob/main/GNOME48Adwaita/light/battery-level-90-charging-symbolic.svg"&gt;&lt;source media="(prefers-color-scheme: light)" srcset="https://github.com/StorageB/icons/blob/main/GNOME48Adwaita/dark/battery-level-90-charging-symbolic.svg"&gt;&lt;img alt="battery-level-90-charging-symbolic" src="https://user-images.githubusercontent.com/25423296/163456779-a8556205-d0a5-45e2-ac17-42d089e3c3f8.png"&gt;&lt;/picture&gt; &amp;nbsp; &amp;nbsp;battery-level-90-charg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level-90-symbolic.svg</text:p>
          </table:table-cell>
          <table:table-cell office:value-type="string" calcext:value-type="string">
            <text:p>battery-level-90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4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46] &amp; CHAR(34) &amp; &quot;&gt;&quot; &amp; &#10;&quot;&lt;img alt=&quot; &amp; CHAR(34) &amp; [.B44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6] &amp; &quot;&lt;br&gt;&quot;" office:value-type="string" office:string-value="&lt;picture&gt;&lt;source media=&quot;(prefers-color-scheme: dark)&quot; srcset=&quot;https://github.com/StorageB/icons/blob/main/GNOME48Adwaita/light/battery-level-90-symbolic.svg&quot;&gt;&lt;source media=&quot;(prefers-color-scheme: light)&quot; srcset=&quot;https://github.com/StorageB/icons/blob/main/GNOME48Adwaita/dark/battery-level-90-symbolic.svg&quot;&gt;&lt;img alt=&quot;battery-level-90-symbolic&quot; src=&quot;https://user-images.githubusercontent.com/25423296/163456779-a8556205-d0a5-45e2-ac17-42d089e3c3f8.png&quot;&gt;&lt;/picture&gt; &amp;nbsp; &amp;nbsp;battery-level-90-symbolic&lt;br&gt;" calcext:value-type="string">
            <text:p>&lt;picture&gt;&lt;source media="(prefers-color-scheme: dark)" srcset="https://github.com/StorageB/icons/blob/main/GNOME48Adwaita/light/battery-level-90-symbolic.svg"&gt;&lt;source media="(prefers-color-scheme: light)" srcset="https://github.com/StorageB/icons/blob/main/GNOME48Adwaita/dark/battery-level-90-symbolic.svg"&gt;&lt;img alt="battery-level-90-symbolic" src="https://user-images.githubusercontent.com/25423296/163456779-a8556205-d0a5-45e2-ac17-42d089e3c3f8.png"&gt;&lt;/picture&gt; &amp;nbsp; &amp;nbsp;battery-level-90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low-symbolic.svg</text:p>
          </table:table-cell>
          <table:table-cell office:value-type="string" calcext:value-type="string">
            <text:p>battery-lo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4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47] &amp; CHAR(34) &amp; &quot;&gt;&quot; &amp; &#10;&quot;&lt;img alt=&quot; &amp; CHAR(34) &amp; [.B44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7] &amp; &quot;&lt;br&gt;&quot;" office:value-type="string" office:string-value="&lt;picture&gt;&lt;source media=&quot;(prefers-color-scheme: dark)&quot; srcset=&quot;https://github.com/StorageB/icons/blob/main/GNOME48Adwaita/light/battery-low-symbolic.svg&quot;&gt;&lt;source media=&quot;(prefers-color-scheme: light)&quot; srcset=&quot;https://github.com/StorageB/icons/blob/main/GNOME48Adwaita/dark/battery-low-symbolic.svg&quot;&gt;&lt;img alt=&quot;battery-low-symbolic&quot; src=&quot;https://user-images.githubusercontent.com/25423296/163456779-a8556205-d0a5-45e2-ac17-42d089e3c3f8.png&quot;&gt;&lt;/picture&gt; &amp;nbsp; &amp;nbsp;battery-low-symbolic&lt;br&gt;" calcext:value-type="string">
            <text:p>&lt;picture&gt;&lt;source media="(prefers-color-scheme: dark)" srcset="https://github.com/StorageB/icons/blob/main/GNOME48Adwaita/light/battery-low-symbolic.svg"&gt;&lt;source media="(prefers-color-scheme: light)" srcset="https://github.com/StorageB/icons/blob/main/GNOME48Adwaita/dark/battery-low-symbolic.svg"&gt;&lt;img alt="battery-low-symbolic" src="https://user-images.githubusercontent.com/25423296/163456779-a8556205-d0a5-45e2-ac17-42d089e3c3f8.png"&gt;&lt;/picture&gt; &amp;nbsp; &amp;nbsp;battery-low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ery-missing-symbolic.svg</text:p>
          </table:table-cell>
          <table:table-cell office:value-type="string" calcext:value-type="string">
            <text:p>battery-miss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4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48] &amp; CHAR(34) &amp; &quot;&gt;&quot; &amp; &#10;&quot;&lt;img alt=&quot; &amp; CHAR(34) &amp; [.B44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8] &amp; &quot;&lt;br&gt;&quot;" office:value-type="string" office:string-value="&lt;picture&gt;&lt;source media=&quot;(prefers-color-scheme: dark)&quot; srcset=&quot;https://github.com/StorageB/icons/blob/main/GNOME48Adwaita/light/battery-missing-symbolic.svg&quot;&gt;&lt;source media=&quot;(prefers-color-scheme: light)&quot; srcset=&quot;https://github.com/StorageB/icons/blob/main/GNOME48Adwaita/dark/battery-missing-symbolic.svg&quot;&gt;&lt;img alt=&quot;battery-missing-symbolic&quot; src=&quot;https://user-images.githubusercontent.com/25423296/163456779-a8556205-d0a5-45e2-ac17-42d089e3c3f8.png&quot;&gt;&lt;/picture&gt; &amp;nbsp; &amp;nbsp;battery-missing-symbolic&lt;br&gt;" calcext:value-type="string">
            <text:p>&lt;picture&gt;&lt;source media="(prefers-color-scheme: dark)" srcset="https://github.com/StorageB/icons/blob/main/GNOME48Adwaita/light/battery-missing-symbolic.svg"&gt;&lt;source media="(prefers-color-scheme: light)" srcset="https://github.com/StorageB/icons/blob/main/GNOME48Adwaita/dark/battery-missing-symbolic.svg"&gt;&lt;img alt="battery-missing-symbolic" src="https://user-images.githubusercontent.com/25423296/163456779-a8556205-d0a5-45e2-ac17-42d089e3c3f8.png"&gt;&lt;/picture&gt; &amp;nbsp; &amp;nbsp;battery-miss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uetooth-acquiring-symbolic.svg</text:p>
          </table:table-cell>
          <table:table-cell office:value-type="string" calcext:value-type="string">
            <text:p>bluetooth-acquir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4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49] &amp; CHAR(34) &amp; &quot;&gt;&quot; &amp; &#10;&quot;&lt;img alt=&quot; &amp; CHAR(34) &amp; [.B44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49] &amp; &quot;&lt;br&gt;&quot;" office:value-type="string" office:string-value="&lt;picture&gt;&lt;source media=&quot;(prefers-color-scheme: dark)&quot; srcset=&quot;https://github.com/StorageB/icons/blob/main/GNOME48Adwaita/light/bluetooth-acquiring-symbolic.svg&quot;&gt;&lt;source media=&quot;(prefers-color-scheme: light)&quot; srcset=&quot;https://github.com/StorageB/icons/blob/main/GNOME48Adwaita/dark/bluetooth-acquiring-symbolic.svg&quot;&gt;&lt;img alt=&quot;bluetooth-acquiring-symbolic&quot; src=&quot;https://user-images.githubusercontent.com/25423296/163456779-a8556205-d0a5-45e2-ac17-42d089e3c3f8.png&quot;&gt;&lt;/picture&gt; &amp;nbsp; &amp;nbsp;bluetooth-acquiring-symbolic&lt;br&gt;" calcext:value-type="string">
            <text:p>&lt;picture&gt;&lt;source media="(prefers-color-scheme: dark)" srcset="https://github.com/StorageB/icons/blob/main/GNOME48Adwaita/light/bluetooth-acquiring-symbolic.svg"&gt;&lt;source media="(prefers-color-scheme: light)" srcset="https://github.com/StorageB/icons/blob/main/GNOME48Adwaita/dark/bluetooth-acquiring-symbolic.svg"&gt;&lt;img alt="bluetooth-acquiring-symbolic" src="https://user-images.githubusercontent.com/25423296/163456779-a8556205-d0a5-45e2-ac17-42d089e3c3f8.png"&gt;&lt;/picture&gt; &amp;nbsp; &amp;nbsp;bluetooth-acquir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uetooth-active-symbolic.svg</text:p>
          </table:table-cell>
          <table:table-cell office:value-type="string" calcext:value-type="string">
            <text:p>bluetooth-activ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5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50] &amp; CHAR(34) &amp; &quot;&gt;&quot; &amp; &#10;&quot;&lt;img alt=&quot; &amp; CHAR(34) &amp; [.B45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0] &amp; &quot;&lt;br&gt;&quot;" office:value-type="string" office:string-value="&lt;picture&gt;&lt;source media=&quot;(prefers-color-scheme: dark)&quot; srcset=&quot;https://github.com/StorageB/icons/blob/main/GNOME48Adwaita/light/bluetooth-active-symbolic.svg&quot;&gt;&lt;source media=&quot;(prefers-color-scheme: light)&quot; srcset=&quot;https://github.com/StorageB/icons/blob/main/GNOME48Adwaita/dark/bluetooth-active-symbolic.svg&quot;&gt;&lt;img alt=&quot;bluetooth-active-symbolic&quot; src=&quot;https://user-images.githubusercontent.com/25423296/163456779-a8556205-d0a5-45e2-ac17-42d089e3c3f8.png&quot;&gt;&lt;/picture&gt; &amp;nbsp; &amp;nbsp;bluetooth-active-symbolic&lt;br&gt;" calcext:value-type="string">
            <text:p>&lt;picture&gt;&lt;source media="(prefers-color-scheme: dark)" srcset="https://github.com/StorageB/icons/blob/main/GNOME48Adwaita/light/bluetooth-active-symbolic.svg"&gt;&lt;source media="(prefers-color-scheme: light)" srcset="https://github.com/StorageB/icons/blob/main/GNOME48Adwaita/dark/bluetooth-active-symbolic.svg"&gt;&lt;img alt="bluetooth-active-symbolic" src="https://user-images.githubusercontent.com/25423296/163456779-a8556205-d0a5-45e2-ac17-42d089e3c3f8.png"&gt;&lt;/picture&gt; &amp;nbsp; &amp;nbsp;bluetooth-activ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uetooth-disabled-symbolic.svg</text:p>
          </table:table-cell>
          <table:table-cell office:value-type="string" calcext:value-type="string">
            <text:p>bluetooth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5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51] &amp; CHAR(34) &amp; &quot;&gt;&quot; &amp; &#10;&quot;&lt;img alt=&quot; &amp; CHAR(34) &amp; [.B45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1] &amp; &quot;&lt;br&gt;&quot;" office:value-type="string" office:string-value="&lt;picture&gt;&lt;source media=&quot;(prefers-color-scheme: dark)&quot; srcset=&quot;https://github.com/StorageB/icons/blob/main/GNOME48Adwaita/light/bluetooth-disabled-symbolic.svg&quot;&gt;&lt;source media=&quot;(prefers-color-scheme: light)&quot; srcset=&quot;https://github.com/StorageB/icons/blob/main/GNOME48Adwaita/dark/bluetooth-disabled-symbolic.svg&quot;&gt;&lt;img alt=&quot;bluetooth-disabled-symbolic&quot; src=&quot;https://user-images.githubusercontent.com/25423296/163456779-a8556205-d0a5-45e2-ac17-42d089e3c3f8.png&quot;&gt;&lt;/picture&gt; &amp;nbsp; &amp;nbsp;bluetooth-disabled-symbolic&lt;br&gt;" calcext:value-type="string">
            <text:p>&lt;picture&gt;&lt;source media="(prefers-color-scheme: dark)" srcset="https://github.com/StorageB/icons/blob/main/GNOME48Adwaita/light/bluetooth-disabled-symbolic.svg"&gt;&lt;source media="(prefers-color-scheme: light)" srcset="https://github.com/StorageB/icons/blob/main/GNOME48Adwaita/dark/bluetooth-disabled-symbolic.svg"&gt;&lt;img alt="bluetooth-disabled-symbolic" src="https://user-images.githubusercontent.com/25423296/163456779-a8556205-d0a5-45e2-ac17-42d089e3c3f8.png"&gt;&lt;/picture&gt; &amp;nbsp; &amp;nbsp;bluetooth-disabl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uetooth-disconnected-symbolic.svg</text:p>
          </table:table-cell>
          <table:table-cell office:value-type="string" calcext:value-type="string">
            <text:p>bluetooth-disconnect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5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52] &amp; CHAR(34) &amp; &quot;&gt;&quot; &amp; &#10;&quot;&lt;img alt=&quot; &amp; CHAR(34) &amp; [.B45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2] &amp; &quot;&lt;br&gt;&quot;" office:value-type="string" office:string-value="&lt;picture&gt;&lt;source media=&quot;(prefers-color-scheme: dark)&quot; srcset=&quot;https://github.com/StorageB/icons/blob/main/GNOME48Adwaita/light/bluetooth-disconnected-symbolic.svg&quot;&gt;&lt;source media=&quot;(prefers-color-scheme: light)&quot; srcset=&quot;https://github.com/StorageB/icons/blob/main/GNOME48Adwaita/dark/bluetooth-disconnected-symbolic.svg&quot;&gt;&lt;img alt=&quot;bluetooth-disconnected-symbolic&quot; src=&quot;https://user-images.githubusercontent.com/25423296/163456779-a8556205-d0a5-45e2-ac17-42d089e3c3f8.png&quot;&gt;&lt;/picture&gt; &amp;nbsp; &amp;nbsp;bluetooth-disconnected-symbolic&lt;br&gt;" calcext:value-type="string">
            <text:p>&lt;picture&gt;&lt;source media="(prefers-color-scheme: dark)" srcset="https://github.com/StorageB/icons/blob/main/GNOME48Adwaita/light/bluetooth-disconnected-symbolic.svg"&gt;&lt;source media="(prefers-color-scheme: light)" srcset="https://github.com/StorageB/icons/blob/main/GNOME48Adwaita/dark/bluetooth-disconnected-symbolic.svg"&gt;&lt;img alt="bluetooth-disconnected-symbolic" src="https://user-images.githubusercontent.com/25423296/163456779-a8556205-d0a5-45e2-ac17-42d089e3c3f8.png"&gt;&lt;/picture&gt; &amp;nbsp; &amp;nbsp;bluetooth-disconnect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uetooth-hardware-disabled-symbolic.svg</text:p>
          </table:table-cell>
          <table:table-cell office:value-type="string" calcext:value-type="string">
            <text:p>bluetooth-hardware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5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53] &amp; CHAR(34) &amp; &quot;&gt;&quot; &amp; &#10;&quot;&lt;img alt=&quot; &amp; CHAR(34) &amp; [.B45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3] &amp; &quot;&lt;br&gt;&quot;" office:value-type="string" office:string-value="&lt;picture&gt;&lt;source media=&quot;(prefers-color-scheme: dark)&quot; srcset=&quot;https://github.com/StorageB/icons/blob/main/GNOME48Adwaita/light/bluetooth-hardware-disabled-symbolic.svg&quot;&gt;&lt;source media=&quot;(prefers-color-scheme: light)&quot; srcset=&quot;https://github.com/StorageB/icons/blob/main/GNOME48Adwaita/dark/bluetooth-hardware-disabled-symbolic.svg&quot;&gt;&lt;img alt=&quot;bluetooth-hardware-disabled-symbolic&quot; src=&quot;https://user-images.githubusercontent.com/25423296/163456779-a8556205-d0a5-45e2-ac17-42d089e3c3f8.png&quot;&gt;&lt;/picture&gt; &amp;nbsp; &amp;nbsp;bluetooth-hardware-disabled-symbolic&lt;br&gt;" calcext:value-type="string">
            <text:p>&lt;picture&gt;&lt;source media="(prefers-color-scheme: dark)" srcset="https://github.com/StorageB/icons/blob/main/GNOME48Adwaita/light/bluetooth-hardware-disabled-symbolic.svg"&gt;&lt;source media="(prefers-color-scheme: light)" srcset="https://github.com/StorageB/icons/blob/main/GNOME48Adwaita/dark/bluetooth-hardware-disabled-symbolic.svg"&gt;&lt;img alt="bluetooth-hardware-disabled-symbolic" src="https://user-images.githubusercontent.com/25423296/163456779-a8556205-d0a5-45e2-ac17-42d089e3c3f8.png"&gt;&lt;/picture&gt; &amp;nbsp; &amp;nbsp;bluetooth-hardware-disabl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ll-incoming-symbolic.svg</text:p>
          </table:table-cell>
          <table:table-cell office:value-type="string" calcext:value-type="string">
            <text:p>call-incom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5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54] &amp; CHAR(34) &amp; &quot;&gt;&quot; &amp; &#10;&quot;&lt;img alt=&quot; &amp; CHAR(34) &amp; [.B45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4] &amp; &quot;&lt;br&gt;&quot;" office:value-type="string" office:string-value="&lt;picture&gt;&lt;source media=&quot;(prefers-color-scheme: dark)&quot; srcset=&quot;https://github.com/StorageB/icons/blob/main/GNOME48Adwaita/light/call-incoming-symbolic.svg&quot;&gt;&lt;source media=&quot;(prefers-color-scheme: light)&quot; srcset=&quot;https://github.com/StorageB/icons/blob/main/GNOME48Adwaita/dark/call-incoming-symbolic.svg&quot;&gt;&lt;img alt=&quot;call-incoming-symbolic&quot; src=&quot;https://user-images.githubusercontent.com/25423296/163456779-a8556205-d0a5-45e2-ac17-42d089e3c3f8.png&quot;&gt;&lt;/picture&gt; &amp;nbsp; &amp;nbsp;call-incoming-symbolic&lt;br&gt;" calcext:value-type="string">
            <text:p>&lt;picture&gt;&lt;source media="(prefers-color-scheme: dark)" srcset="https://github.com/StorageB/icons/blob/main/GNOME48Adwaita/light/call-incoming-symbolic.svg"&gt;&lt;source media="(prefers-color-scheme: light)" srcset="https://github.com/StorageB/icons/blob/main/GNOME48Adwaita/dark/call-incoming-symbolic.svg"&gt;&lt;img alt="call-incoming-symbolic" src="https://user-images.githubusercontent.com/25423296/163456779-a8556205-d0a5-45e2-ac17-42d089e3c3f8.png"&gt;&lt;/picture&gt; &amp;nbsp; &amp;nbsp;call-incom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ll-missed-symbolic.svg</text:p>
          </table:table-cell>
          <table:table-cell office:value-type="string" calcext:value-type="string">
            <text:p>call-miss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5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55] &amp; CHAR(34) &amp; &quot;&gt;&quot; &amp; &#10;&quot;&lt;img alt=&quot; &amp; CHAR(34) &amp; [.B45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5] &amp; &quot;&lt;br&gt;&quot;" office:value-type="string" office:string-value="&lt;picture&gt;&lt;source media=&quot;(prefers-color-scheme: dark)&quot; srcset=&quot;https://github.com/StorageB/icons/blob/main/GNOME48Adwaita/light/call-missed-symbolic.svg&quot;&gt;&lt;source media=&quot;(prefers-color-scheme: light)&quot; srcset=&quot;https://github.com/StorageB/icons/blob/main/GNOME48Adwaita/dark/call-missed-symbolic.svg&quot;&gt;&lt;img alt=&quot;call-missed-symbolic&quot; src=&quot;https://user-images.githubusercontent.com/25423296/163456779-a8556205-d0a5-45e2-ac17-42d089e3c3f8.png&quot;&gt;&lt;/picture&gt; &amp;nbsp; &amp;nbsp;call-missed-symbolic&lt;br&gt;" calcext:value-type="string">
            <text:p>&lt;picture&gt;&lt;source media="(prefers-color-scheme: dark)" srcset="https://github.com/StorageB/icons/blob/main/GNOME48Adwaita/light/call-missed-symbolic.svg"&gt;&lt;source media="(prefers-color-scheme: light)" srcset="https://github.com/StorageB/icons/blob/main/GNOME48Adwaita/dark/call-missed-symbolic.svg"&gt;&lt;img alt="call-missed-symbolic" src="https://user-images.githubusercontent.com/25423296/163456779-a8556205-d0a5-45e2-ac17-42d089e3c3f8.png"&gt;&lt;/picture&gt; &amp;nbsp; &amp;nbsp;call-miss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ll-outgoing-symbolic.svg</text:p>
          </table:table-cell>
          <table:table-cell office:value-type="string" calcext:value-type="string">
            <text:p>call-outgo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5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56] &amp; CHAR(34) &amp; &quot;&gt;&quot; &amp; &#10;&quot;&lt;img alt=&quot; &amp; CHAR(34) &amp; [.B45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6] &amp; &quot;&lt;br&gt;&quot;" office:value-type="string" office:string-value="&lt;picture&gt;&lt;source media=&quot;(prefers-color-scheme: dark)&quot; srcset=&quot;https://github.com/StorageB/icons/blob/main/GNOME48Adwaita/light/call-outgoing-symbolic.svg&quot;&gt;&lt;source media=&quot;(prefers-color-scheme: light)&quot; srcset=&quot;https://github.com/StorageB/icons/blob/main/GNOME48Adwaita/dark/call-outgoing-symbolic.svg&quot;&gt;&lt;img alt=&quot;call-outgoing-symbolic&quot; src=&quot;https://user-images.githubusercontent.com/25423296/163456779-a8556205-d0a5-45e2-ac17-42d089e3c3f8.png&quot;&gt;&lt;/picture&gt; &amp;nbsp; &amp;nbsp;call-outgoing-symbolic&lt;br&gt;" calcext:value-type="string">
            <text:p>&lt;picture&gt;&lt;source media="(prefers-color-scheme: dark)" srcset="https://github.com/StorageB/icons/blob/main/GNOME48Adwaita/light/call-outgoing-symbolic.svg"&gt;&lt;source media="(prefers-color-scheme: light)" srcset="https://github.com/StorageB/icons/blob/main/GNOME48Adwaita/dark/call-outgoing-symbolic.svg"&gt;&lt;img alt="call-outgoing-symbolic" src="https://user-images.githubusercontent.com/25423296/163456779-a8556205-d0a5-45e2-ac17-42d089e3c3f8.png"&gt;&lt;/picture&gt; &amp;nbsp; &amp;nbsp;call-outgo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mera-disabled-symbolic.svg</text:p>
          </table:table-cell>
          <table:table-cell office:value-type="string" calcext:value-type="string">
            <text:p>camera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5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57] &amp; CHAR(34) &amp; &quot;&gt;&quot; &amp; &#10;&quot;&lt;img alt=&quot; &amp; CHAR(34) &amp; [.B45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7] &amp; &quot;&lt;br&gt;&quot;" office:value-type="string" office:string-value="&lt;picture&gt;&lt;source media=&quot;(prefers-color-scheme: dark)&quot; srcset=&quot;https://github.com/StorageB/icons/blob/main/GNOME48Adwaita/light/camera-disabled-symbolic.svg&quot;&gt;&lt;source media=&quot;(prefers-color-scheme: light)&quot; srcset=&quot;https://github.com/StorageB/icons/blob/main/GNOME48Adwaita/dark/camera-disabled-symbolic.svg&quot;&gt;&lt;img alt=&quot;camera-disabled-symbolic&quot; src=&quot;https://user-images.githubusercontent.com/25423296/163456779-a8556205-d0a5-45e2-ac17-42d089e3c3f8.png&quot;&gt;&lt;/picture&gt; &amp;nbsp; &amp;nbsp;camera-disabled-symbolic&lt;br&gt;" calcext:value-type="string">
            <text:p>&lt;picture&gt;&lt;source media="(prefers-color-scheme: dark)" srcset="https://github.com/StorageB/icons/blob/main/GNOME48Adwaita/light/camera-disabled-symbolic.svg"&gt;&lt;source media="(prefers-color-scheme: light)" srcset="https://github.com/StorageB/icons/blob/main/GNOME48Adwaita/dark/camera-disabled-symbolic.svg"&gt;&lt;img alt="camera-disabled-symbolic" src="https://user-images.githubusercontent.com/25423296/163456779-a8556205-d0a5-45e2-ac17-42d089e3c3f8.png"&gt;&lt;/picture&gt; &amp;nbsp; &amp;nbsp;camera-disabl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mera-hardware-disabled-symbolic.svg</text:p>
          </table:table-cell>
          <table:table-cell office:value-type="string" calcext:value-type="string">
            <text:p>camera-hardware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5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58] &amp; CHAR(34) &amp; &quot;&gt;&quot; &amp; &#10;&quot;&lt;img alt=&quot; &amp; CHAR(34) &amp; [.B45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8] &amp; &quot;&lt;br&gt;&quot;" office:value-type="string" office:string-value="&lt;picture&gt;&lt;source media=&quot;(prefers-color-scheme: dark)&quot; srcset=&quot;https://github.com/StorageB/icons/blob/main/GNOME48Adwaita/light/camera-hardware-disabled-symbolic.svg&quot;&gt;&lt;source media=&quot;(prefers-color-scheme: light)&quot; srcset=&quot;https://github.com/StorageB/icons/blob/main/GNOME48Adwaita/dark/camera-hardware-disabled-symbolic.svg&quot;&gt;&lt;img alt=&quot;camera-hardware-disabled-symbolic&quot; src=&quot;https://user-images.githubusercontent.com/25423296/163456779-a8556205-d0a5-45e2-ac17-42d089e3c3f8.png&quot;&gt;&lt;/picture&gt; &amp;nbsp; &amp;nbsp;camera-hardware-disabled-symbolic&lt;br&gt;" calcext:value-type="string">
            <text:p>&lt;picture&gt;&lt;source media="(prefers-color-scheme: dark)" srcset="https://github.com/StorageB/icons/blob/main/GNOME48Adwaita/light/camera-hardware-disabled-symbolic.svg"&gt;&lt;source media="(prefers-color-scheme: light)" srcset="https://github.com/StorageB/icons/blob/main/GNOME48Adwaita/dark/camera-hardware-disabled-symbolic.svg"&gt;&lt;img alt="camera-hardware-disabled-symbolic" src="https://user-images.githubusercontent.com/25423296/163456779-a8556205-d0a5-45e2-ac17-42d089e3c3f8.png"&gt;&lt;/picture&gt; &amp;nbsp; &amp;nbsp;camera-hardware-disabl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nges-allow-symbolic.svg</text:p>
          </table:table-cell>
          <table:table-cell office:value-type="string" calcext:value-type="string">
            <text:p>changes-allo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5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59] &amp; CHAR(34) &amp; &quot;&gt;&quot; &amp; &#10;&quot;&lt;img alt=&quot; &amp; CHAR(34) &amp; [.B45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59] &amp; &quot;&lt;br&gt;&quot;" office:value-type="string" office:string-value="&lt;picture&gt;&lt;source media=&quot;(prefers-color-scheme: dark)&quot; srcset=&quot;https://github.com/StorageB/icons/blob/main/GNOME48Adwaita/light/changes-allow-symbolic.svg&quot;&gt;&lt;source media=&quot;(prefers-color-scheme: light)&quot; srcset=&quot;https://github.com/StorageB/icons/blob/main/GNOME48Adwaita/dark/changes-allow-symbolic.svg&quot;&gt;&lt;img alt=&quot;changes-allow-symbolic&quot; src=&quot;https://user-images.githubusercontent.com/25423296/163456779-a8556205-d0a5-45e2-ac17-42d089e3c3f8.png&quot;&gt;&lt;/picture&gt; &amp;nbsp; &amp;nbsp;changes-allow-symbolic&lt;br&gt;" calcext:value-type="string">
            <text:p>&lt;picture&gt;&lt;source media="(prefers-color-scheme: dark)" srcset="https://github.com/StorageB/icons/blob/main/GNOME48Adwaita/light/changes-allow-symbolic.svg"&gt;&lt;source media="(prefers-color-scheme: light)" srcset="https://github.com/StorageB/icons/blob/main/GNOME48Adwaita/dark/changes-allow-symbolic.svg"&gt;&lt;img alt="changes-allow-symbolic" src="https://user-images.githubusercontent.com/25423296/163456779-a8556205-d0a5-45e2-ac17-42d089e3c3f8.png"&gt;&lt;/picture&gt; &amp;nbsp; &amp;nbsp;changes-allow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nges-prevent-symbolic.svg</text:p>
          </table:table-cell>
          <table:table-cell office:value-type="string" calcext:value-type="string">
            <text:p>changes-preve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6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60] &amp; CHAR(34) &amp; &quot;&gt;&quot; &amp; &#10;&quot;&lt;img alt=&quot; &amp; CHAR(34) &amp; [.B46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0] &amp; &quot;&lt;br&gt;&quot;" office:value-type="string" office:string-value="&lt;picture&gt;&lt;source media=&quot;(prefers-color-scheme: dark)&quot; srcset=&quot;https://github.com/StorageB/icons/blob/main/GNOME48Adwaita/light/changes-prevent-symbolic.svg&quot;&gt;&lt;source media=&quot;(prefers-color-scheme: light)&quot; srcset=&quot;https://github.com/StorageB/icons/blob/main/GNOME48Adwaita/dark/changes-prevent-symbolic.svg&quot;&gt;&lt;img alt=&quot;changes-prevent-symbolic&quot; src=&quot;https://user-images.githubusercontent.com/25423296/163456779-a8556205-d0a5-45e2-ac17-42d089e3c3f8.png&quot;&gt;&lt;/picture&gt; &amp;nbsp; &amp;nbsp;changes-prevent-symbolic&lt;br&gt;" calcext:value-type="string">
            <text:p>&lt;picture&gt;&lt;source media="(prefers-color-scheme: dark)" srcset="https://github.com/StorageB/icons/blob/main/GNOME48Adwaita/light/changes-prevent-symbolic.svg"&gt;&lt;source media="(prefers-color-scheme: light)" srcset="https://github.com/StorageB/icons/blob/main/GNOME48Adwaita/dark/changes-prevent-symbolic.svg"&gt;&lt;img alt="changes-prevent-symbolic" src="https://user-images.githubusercontent.com/25423296/163456779-a8556205-d0a5-45e2-ac17-42d089e3c3f8.png"&gt;&lt;/picture&gt; &amp;nbsp; &amp;nbsp;changes-preven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nnel-insecure-symbolic.svg</text:p>
          </table:table-cell>
          <table:table-cell office:value-type="string" calcext:value-type="string">
            <text:p>channel-insecur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6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61] &amp; CHAR(34) &amp; &quot;&gt;&quot; &amp; &#10;&quot;&lt;img alt=&quot; &amp; CHAR(34) &amp; [.B46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1] &amp; &quot;&lt;br&gt;&quot;" office:value-type="string" office:string-value="&lt;picture&gt;&lt;source media=&quot;(prefers-color-scheme: dark)&quot; srcset=&quot;https://github.com/StorageB/icons/blob/main/GNOME48Adwaita/light/channel-insecure-symbolic.svg&quot;&gt;&lt;source media=&quot;(prefers-color-scheme: light)&quot; srcset=&quot;https://github.com/StorageB/icons/blob/main/GNOME48Adwaita/dark/channel-insecure-symbolic.svg&quot;&gt;&lt;img alt=&quot;channel-insecure-symbolic&quot; src=&quot;https://user-images.githubusercontent.com/25423296/163456779-a8556205-d0a5-45e2-ac17-42d089e3c3f8.png&quot;&gt;&lt;/picture&gt; &amp;nbsp; &amp;nbsp;channel-insecure-symbolic&lt;br&gt;" calcext:value-type="string">
            <text:p>&lt;picture&gt;&lt;source media="(prefers-color-scheme: dark)" srcset="https://github.com/StorageB/icons/blob/main/GNOME48Adwaita/light/channel-insecure-symbolic.svg"&gt;&lt;source media="(prefers-color-scheme: light)" srcset="https://github.com/StorageB/icons/blob/main/GNOME48Adwaita/dark/channel-insecure-symbolic.svg"&gt;&lt;img alt="channel-insecure-symbolic" src="https://user-images.githubusercontent.com/25423296/163456779-a8556205-d0a5-45e2-ac17-42d089e3c3f8.png"&gt;&lt;/picture&gt; &amp;nbsp; &amp;nbsp;channel-insecur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annel-secure-symbolic.svg</text:p>
          </table:table-cell>
          <table:table-cell office:value-type="string" calcext:value-type="string">
            <text:p>channel-secur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6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62] &amp; CHAR(34) &amp; &quot;&gt;&quot; &amp; &#10;&quot;&lt;img alt=&quot; &amp; CHAR(34) &amp; [.B46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2] &amp; &quot;&lt;br&gt;&quot;" office:value-type="string" office:string-value="&lt;picture&gt;&lt;source media=&quot;(prefers-color-scheme: dark)&quot; srcset=&quot;https://github.com/StorageB/icons/blob/main/GNOME48Adwaita/light/channel-secure-symbolic.svg&quot;&gt;&lt;source media=&quot;(prefers-color-scheme: light)&quot; srcset=&quot;https://github.com/StorageB/icons/blob/main/GNOME48Adwaita/dark/channel-secure-symbolic.svg&quot;&gt;&lt;img alt=&quot;channel-secure-symbolic&quot; src=&quot;https://user-images.githubusercontent.com/25423296/163456779-a8556205-d0a5-45e2-ac17-42d089e3c3f8.png&quot;&gt;&lt;/picture&gt; &amp;nbsp; &amp;nbsp;channel-secure-symbolic&lt;br&gt;" calcext:value-type="string">
            <text:p>&lt;picture&gt;&lt;source media="(prefers-color-scheme: dark)" srcset="https://github.com/StorageB/icons/blob/main/GNOME48Adwaita/light/channel-secure-symbolic.svg"&gt;&lt;source media="(prefers-color-scheme: light)" srcset="https://github.com/StorageB/icons/blob/main/GNOME48Adwaita/dark/channel-secure-symbolic.svg"&gt;&lt;img alt="channel-secure-symbolic" src="https://user-images.githubusercontent.com/25423296/163456779-a8556205-d0a5-45e2-ac17-42d089e3c3f8.png"&gt;&lt;/picture&gt; &amp;nbsp; &amp;nbsp;channel-secur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mputer-fail-symbolic.svg</text:p>
          </table:table-cell>
          <table:table-cell office:value-type="string" calcext:value-type="string">
            <text:p>computer-fai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6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63] &amp; CHAR(34) &amp; &quot;&gt;&quot; &amp; &#10;&quot;&lt;img alt=&quot; &amp; CHAR(34) &amp; [.B46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3] &amp; &quot;&lt;br&gt;&quot;" office:value-type="string" office:string-value="&lt;picture&gt;&lt;source media=&quot;(prefers-color-scheme: dark)&quot; srcset=&quot;https://github.com/StorageB/icons/blob/main/GNOME48Adwaita/light/computer-fail-symbolic.svg&quot;&gt;&lt;source media=&quot;(prefers-color-scheme: light)&quot; srcset=&quot;https://github.com/StorageB/icons/blob/main/GNOME48Adwaita/dark/computer-fail-symbolic.svg&quot;&gt;&lt;img alt=&quot;computer-fail-symbolic&quot; src=&quot;https://user-images.githubusercontent.com/25423296/163456779-a8556205-d0a5-45e2-ac17-42d089e3c3f8.png&quot;&gt;&lt;/picture&gt; &amp;nbsp; &amp;nbsp;computer-fail-symbolic&lt;br&gt;" calcext:value-type="string">
            <text:p>&lt;picture&gt;&lt;source media="(prefers-color-scheme: dark)" srcset="https://github.com/StorageB/icons/blob/main/GNOME48Adwaita/light/computer-fail-symbolic.svg"&gt;&lt;source media="(prefers-color-scheme: light)" srcset="https://github.com/StorageB/icons/blob/main/GNOME48Adwaita/dark/computer-fail-symbolic.svg"&gt;&lt;img alt="computer-fail-symbolic" src="https://user-images.githubusercontent.com/25423296/163456779-a8556205-d0a5-45e2-ac17-42d089e3c3f8.png"&gt;&lt;/picture&gt; &amp;nbsp; &amp;nbsp;computer-fai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tent-loading-symbolic.svg</text:p>
          </table:table-cell>
          <table:table-cell office:value-type="string" calcext:value-type="string">
            <text:p>content-load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6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64] &amp; CHAR(34) &amp; &quot;&gt;&quot; &amp; &#10;&quot;&lt;img alt=&quot; &amp; CHAR(34) &amp; [.B46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4] &amp; &quot;&lt;br&gt;&quot;" office:value-type="string" office:string-value="&lt;picture&gt;&lt;source media=&quot;(prefers-color-scheme: dark)&quot; srcset=&quot;https://github.com/StorageB/icons/blob/main/GNOME48Adwaita/light/content-loading-symbolic.svg&quot;&gt;&lt;source media=&quot;(prefers-color-scheme: light)&quot; srcset=&quot;https://github.com/StorageB/icons/blob/main/GNOME48Adwaita/dark/content-loading-symbolic.svg&quot;&gt;&lt;img alt=&quot;content-loading-symbolic&quot; src=&quot;https://user-images.githubusercontent.com/25423296/163456779-a8556205-d0a5-45e2-ac17-42d089e3c3f8.png&quot;&gt;&lt;/picture&gt; &amp;nbsp; &amp;nbsp;content-loading-symbolic&lt;br&gt;" calcext:value-type="string">
            <text:p>&lt;picture&gt;&lt;source media="(prefers-color-scheme: dark)" srcset="https://github.com/StorageB/icons/blob/main/GNOME48Adwaita/light/content-loading-symbolic.svg"&gt;&lt;source media="(prefers-color-scheme: light)" srcset="https://github.com/StorageB/icons/blob/main/GNOME48Adwaita/dark/content-loading-symbolic.svg"&gt;&lt;img alt="content-loading-symbolic" src="https://user-images.githubusercontent.com/25423296/163456779-a8556205-d0a5-45e2-ac17-42d089e3c3f8.png"&gt;&lt;/picture&gt; &amp;nbsp; &amp;nbsp;content-load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ytime-sunrise-symbolic.svg</text:p>
          </table:table-cell>
          <table:table-cell office:value-type="string" calcext:value-type="string">
            <text:p>daytime-sunris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6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65] &amp; CHAR(34) &amp; &quot;&gt;&quot; &amp; &#10;&quot;&lt;img alt=&quot; &amp; CHAR(34) &amp; [.B46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5] &amp; &quot;&lt;br&gt;&quot;" office:value-type="string" office:string-value="&lt;picture&gt;&lt;source media=&quot;(prefers-color-scheme: dark)&quot; srcset=&quot;https://github.com/StorageB/icons/blob/main/GNOME48Adwaita/light/daytime-sunrise-symbolic.svg&quot;&gt;&lt;source media=&quot;(prefers-color-scheme: light)&quot; srcset=&quot;https://github.com/StorageB/icons/blob/main/GNOME48Adwaita/dark/daytime-sunrise-symbolic.svg&quot;&gt;&lt;img alt=&quot;daytime-sunrise-symbolic&quot; src=&quot;https://user-images.githubusercontent.com/25423296/163456779-a8556205-d0a5-45e2-ac17-42d089e3c3f8.png&quot;&gt;&lt;/picture&gt; &amp;nbsp; &amp;nbsp;daytime-sunrise-symbolic&lt;br&gt;" calcext:value-type="string">
            <text:p>&lt;picture&gt;&lt;source media="(prefers-color-scheme: dark)" srcset="https://github.com/StorageB/icons/blob/main/GNOME48Adwaita/light/daytime-sunrise-symbolic.svg"&gt;&lt;source media="(prefers-color-scheme: light)" srcset="https://github.com/StorageB/icons/blob/main/GNOME48Adwaita/dark/daytime-sunrise-symbolic.svg"&gt;&lt;img alt="daytime-sunrise-symbolic" src="https://user-images.githubusercontent.com/25423296/163456779-a8556205-d0a5-45e2-ac17-42d089e3c3f8.png"&gt;&lt;/picture&gt; &amp;nbsp; &amp;nbsp;daytime-sunris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ytime-sunset-symbolic.svg</text:p>
          </table:table-cell>
          <table:table-cell office:value-type="string" calcext:value-type="string">
            <text:p>daytime-sunse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6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66] &amp; CHAR(34) &amp; &quot;&gt;&quot; &amp; &#10;&quot;&lt;img alt=&quot; &amp; CHAR(34) &amp; [.B46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6] &amp; &quot;&lt;br&gt;&quot;" office:value-type="string" office:string-value="&lt;picture&gt;&lt;source media=&quot;(prefers-color-scheme: dark)&quot; srcset=&quot;https://github.com/StorageB/icons/blob/main/GNOME48Adwaita/light/daytime-sunset-symbolic.svg&quot;&gt;&lt;source media=&quot;(prefers-color-scheme: light)&quot; srcset=&quot;https://github.com/StorageB/icons/blob/main/GNOME48Adwaita/dark/daytime-sunset-symbolic.svg&quot;&gt;&lt;img alt=&quot;daytime-sunset-symbolic&quot; src=&quot;https://user-images.githubusercontent.com/25423296/163456779-a8556205-d0a5-45e2-ac17-42d089e3c3f8.png&quot;&gt;&lt;/picture&gt; &amp;nbsp; &amp;nbsp;daytime-sunset-symbolic&lt;br&gt;" calcext:value-type="string">
            <text:p>&lt;picture&gt;&lt;source media="(prefers-color-scheme: dark)" srcset="https://github.com/StorageB/icons/blob/main/GNOME48Adwaita/light/daytime-sunset-symbolic.svg"&gt;&lt;source media="(prefers-color-scheme: light)" srcset="https://github.com/StorageB/icons/blob/main/GNOME48Adwaita/dark/daytime-sunset-symbolic.svg"&gt;&lt;img alt="daytime-sunset-symbolic" src="https://user-images.githubusercontent.com/25423296/163456779-a8556205-d0a5-45e2-ac17-42d089e3c3f8.png"&gt;&lt;/picture&gt; &amp;nbsp; &amp;nbsp;daytime-sunse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alog-error-symbolic.svg</text:p>
          </table:table-cell>
          <table:table-cell office:value-type="string" calcext:value-type="string">
            <text:p>dialog-erro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6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67] &amp; CHAR(34) &amp; &quot;&gt;&quot; &amp; &#10;&quot;&lt;img alt=&quot; &amp; CHAR(34) &amp; [.B46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7] &amp; &quot;&lt;br&gt;&quot;" office:value-type="string" office:string-value="&lt;picture&gt;&lt;source media=&quot;(prefers-color-scheme: dark)&quot; srcset=&quot;https://github.com/StorageB/icons/blob/main/GNOME48Adwaita/light/dialog-error-symbolic.svg&quot;&gt;&lt;source media=&quot;(prefers-color-scheme: light)&quot; srcset=&quot;https://github.com/StorageB/icons/blob/main/GNOME48Adwaita/dark/dialog-error-symbolic.svg&quot;&gt;&lt;img alt=&quot;dialog-error-symbolic&quot; src=&quot;https://user-images.githubusercontent.com/25423296/163456779-a8556205-d0a5-45e2-ac17-42d089e3c3f8.png&quot;&gt;&lt;/picture&gt; &amp;nbsp; &amp;nbsp;dialog-error-symbolic&lt;br&gt;" calcext:value-type="string">
            <text:p>&lt;picture&gt;&lt;source media="(prefers-color-scheme: dark)" srcset="https://github.com/StorageB/icons/blob/main/GNOME48Adwaita/light/dialog-error-symbolic.svg"&gt;&lt;source media="(prefers-color-scheme: light)" srcset="https://github.com/StorageB/icons/blob/main/GNOME48Adwaita/dark/dialog-error-symbolic.svg"&gt;&lt;img alt="dialog-error-symbolic" src="https://user-images.githubusercontent.com/25423296/163456779-a8556205-d0a5-45e2-ac17-42d089e3c3f8.png"&gt;&lt;/picture&gt; &amp;nbsp; &amp;nbsp;dialog-erro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alog-information-symbolic.svg</text:p>
          </table:table-cell>
          <table:table-cell office:value-type="string" calcext:value-type="string">
            <text:p>dialog-informatio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6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68] &amp; CHAR(34) &amp; &quot;&gt;&quot; &amp; &#10;&quot;&lt;img alt=&quot; &amp; CHAR(34) &amp; [.B46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8] &amp; &quot;&lt;br&gt;&quot;" office:value-type="string" office:string-value="&lt;picture&gt;&lt;source media=&quot;(prefers-color-scheme: dark)&quot; srcset=&quot;https://github.com/StorageB/icons/blob/main/GNOME48Adwaita/light/dialog-information-symbolic.svg&quot;&gt;&lt;source media=&quot;(prefers-color-scheme: light)&quot; srcset=&quot;https://github.com/StorageB/icons/blob/main/GNOME48Adwaita/dark/dialog-information-symbolic.svg&quot;&gt;&lt;img alt=&quot;dialog-information-symbolic&quot; src=&quot;https://user-images.githubusercontent.com/25423296/163456779-a8556205-d0a5-45e2-ac17-42d089e3c3f8.png&quot;&gt;&lt;/picture&gt; &amp;nbsp; &amp;nbsp;dialog-information-symbolic&lt;br&gt;" calcext:value-type="string">
            <text:p>&lt;picture&gt;&lt;source media="(prefers-color-scheme: dark)" srcset="https://github.com/StorageB/icons/blob/main/GNOME48Adwaita/light/dialog-information-symbolic.svg"&gt;&lt;source media="(prefers-color-scheme: light)" srcset="https://github.com/StorageB/icons/blob/main/GNOME48Adwaita/dark/dialog-information-symbolic.svg"&gt;&lt;img alt="dialog-information-symbolic" src="https://user-images.githubusercontent.com/25423296/163456779-a8556205-d0a5-45e2-ac17-42d089e3c3f8.png"&gt;&lt;/picture&gt; &amp;nbsp; &amp;nbsp;dialog-information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alog-password-symbolic.svg</text:p>
          </table:table-cell>
          <table:table-cell office:value-type="string" calcext:value-type="string">
            <text:p>dialog-passwor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6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69] &amp; CHAR(34) &amp; &quot;&gt;&quot; &amp; &#10;&quot;&lt;img alt=&quot; &amp; CHAR(34) &amp; [.B46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69] &amp; &quot;&lt;br&gt;&quot;" office:value-type="string" office:string-value="&lt;picture&gt;&lt;source media=&quot;(prefers-color-scheme: dark)&quot; srcset=&quot;https://github.com/StorageB/icons/blob/main/GNOME48Adwaita/light/dialog-password-symbolic.svg&quot;&gt;&lt;source media=&quot;(prefers-color-scheme: light)&quot; srcset=&quot;https://github.com/StorageB/icons/blob/main/GNOME48Adwaita/dark/dialog-password-symbolic.svg&quot;&gt;&lt;img alt=&quot;dialog-password-symbolic&quot; src=&quot;https://user-images.githubusercontent.com/25423296/163456779-a8556205-d0a5-45e2-ac17-42d089e3c3f8.png&quot;&gt;&lt;/picture&gt; &amp;nbsp; &amp;nbsp;dialog-password-symbolic&lt;br&gt;" calcext:value-type="string">
            <text:p>&lt;picture&gt;&lt;source media="(prefers-color-scheme: dark)" srcset="https://github.com/StorageB/icons/blob/main/GNOME48Adwaita/light/dialog-password-symbolic.svg"&gt;&lt;source media="(prefers-color-scheme: light)" srcset="https://github.com/StorageB/icons/blob/main/GNOME48Adwaita/dark/dialog-password-symbolic.svg"&gt;&lt;img alt="dialog-password-symbolic" src="https://user-images.githubusercontent.com/25423296/163456779-a8556205-d0a5-45e2-ac17-42d089e3c3f8.png"&gt;&lt;/picture&gt; &amp;nbsp; &amp;nbsp;dialog-passwor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alog-question-symbolic.svg</text:p>
          </table:table-cell>
          <table:table-cell office:value-type="string" calcext:value-type="string">
            <text:p>dialog-questio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7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70] &amp; CHAR(34) &amp; &quot;&gt;&quot; &amp; &#10;&quot;&lt;img alt=&quot; &amp; CHAR(34) &amp; [.B47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0] &amp; &quot;&lt;br&gt;&quot;" office:value-type="string" office:string-value="&lt;picture&gt;&lt;source media=&quot;(prefers-color-scheme: dark)&quot; srcset=&quot;https://github.com/StorageB/icons/blob/main/GNOME48Adwaita/light/dialog-question-symbolic.svg&quot;&gt;&lt;source media=&quot;(prefers-color-scheme: light)&quot; srcset=&quot;https://github.com/StorageB/icons/blob/main/GNOME48Adwaita/dark/dialog-question-symbolic.svg&quot;&gt;&lt;img alt=&quot;dialog-question-symbolic&quot; src=&quot;https://user-images.githubusercontent.com/25423296/163456779-a8556205-d0a5-45e2-ac17-42d089e3c3f8.png&quot;&gt;&lt;/picture&gt; &amp;nbsp; &amp;nbsp;dialog-question-symbolic&lt;br&gt;" calcext:value-type="string">
            <text:p>&lt;picture&gt;&lt;source media="(prefers-color-scheme: dark)" srcset="https://github.com/StorageB/icons/blob/main/GNOME48Adwaita/light/dialog-question-symbolic.svg"&gt;&lt;source media="(prefers-color-scheme: light)" srcset="https://github.com/StorageB/icons/blob/main/GNOME48Adwaita/dark/dialog-question-symbolic.svg"&gt;&lt;img alt="dialog-question-symbolic" src="https://user-images.githubusercontent.com/25423296/163456779-a8556205-d0a5-45e2-ac17-42d089e3c3f8.png"&gt;&lt;/picture&gt; &amp;nbsp; &amp;nbsp;dialog-question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alog-warning-symbolic.svg</text:p>
          </table:table-cell>
          <table:table-cell office:value-type="string" calcext:value-type="string">
            <text:p>dialog-warn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7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71] &amp; CHAR(34) &amp; &quot;&gt;&quot; &amp; &#10;&quot;&lt;img alt=&quot; &amp; CHAR(34) &amp; [.B47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1] &amp; &quot;&lt;br&gt;&quot;" office:value-type="string" office:string-value="&lt;picture&gt;&lt;source media=&quot;(prefers-color-scheme: dark)&quot; srcset=&quot;https://github.com/StorageB/icons/blob/main/GNOME48Adwaita/light/dialog-warning-symbolic.svg&quot;&gt;&lt;source media=&quot;(prefers-color-scheme: light)&quot; srcset=&quot;https://github.com/StorageB/icons/blob/main/GNOME48Adwaita/dark/dialog-warning-symbolic.svg&quot;&gt;&lt;img alt=&quot;dialog-warning-symbolic&quot; src=&quot;https://user-images.githubusercontent.com/25423296/163456779-a8556205-d0a5-45e2-ac17-42d089e3c3f8.png&quot;&gt;&lt;/picture&gt; &amp;nbsp; &amp;nbsp;dialog-warning-symbolic&lt;br&gt;" calcext:value-type="string">
            <text:p>&lt;picture&gt;&lt;source media="(prefers-color-scheme: dark)" srcset="https://github.com/StorageB/icons/blob/main/GNOME48Adwaita/light/dialog-warning-symbolic.svg"&gt;&lt;source media="(prefers-color-scheme: light)" srcset="https://github.com/StorageB/icons/blob/main/GNOME48Adwaita/dark/dialog-warning-symbolic.svg"&gt;&lt;img alt="dialog-warning-symbolic" src="https://user-images.githubusercontent.com/25423296/163456779-a8556205-d0a5-45e2-ac17-42d089e3c3f8.png"&gt;&lt;/picture&gt; &amp;nbsp; &amp;nbsp;dialog-warn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play-brightness-symbolic.svg</text:p>
          </table:table-cell>
          <table:table-cell office:value-type="string" calcext:value-type="string">
            <text:p>display-brightnes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7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72] &amp; CHAR(34) &amp; &quot;&gt;&quot; &amp; &#10;&quot;&lt;img alt=&quot; &amp; CHAR(34) &amp; [.B47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2] &amp; &quot;&lt;br&gt;&quot;" office:value-type="string" office:string-value="&lt;picture&gt;&lt;source media=&quot;(prefers-color-scheme: dark)&quot; srcset=&quot;https://github.com/StorageB/icons/blob/main/GNOME48Adwaita/light/display-brightness-symbolic.svg&quot;&gt;&lt;source media=&quot;(prefers-color-scheme: light)&quot; srcset=&quot;https://github.com/StorageB/icons/blob/main/GNOME48Adwaita/dark/display-brightness-symbolic.svg&quot;&gt;&lt;img alt=&quot;display-brightness-symbolic&quot; src=&quot;https://user-images.githubusercontent.com/25423296/163456779-a8556205-d0a5-45e2-ac17-42d089e3c3f8.png&quot;&gt;&lt;/picture&gt; &amp;nbsp; &amp;nbsp;display-brightness-symbolic&lt;br&gt;" calcext:value-type="string">
            <text:p>&lt;picture&gt;&lt;source media="(prefers-color-scheme: dark)" srcset="https://github.com/StorageB/icons/blob/main/GNOME48Adwaita/light/display-brightness-symbolic.svg"&gt;&lt;source media="(prefers-color-scheme: light)" srcset="https://github.com/StorageB/icons/blob/main/GNOME48Adwaita/dark/display-brightness-symbolic.svg"&gt;&lt;img alt="display-brightness-symbolic" src="https://user-images.githubusercontent.com/25423296/163456779-a8556205-d0a5-45e2-ac17-42d089e3c3f8.png"&gt;&lt;/picture&gt; &amp;nbsp; &amp;nbsp;display-brightnes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lder-drag-accept-symbolic.svg</text:p>
          </table:table-cell>
          <table:table-cell office:value-type="string" calcext:value-type="string">
            <text:p>folder-drag-accep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7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73] &amp; CHAR(34) &amp; &quot;&gt;&quot; &amp; &#10;&quot;&lt;img alt=&quot; &amp; CHAR(34) &amp; [.B47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3] &amp; &quot;&lt;br&gt;&quot;" office:value-type="string" office:string-value="&lt;picture&gt;&lt;source media=&quot;(prefers-color-scheme: dark)&quot; srcset=&quot;https://github.com/StorageB/icons/blob/main/GNOME48Adwaita/light/folder-drag-accept-symbolic.svg&quot;&gt;&lt;source media=&quot;(prefers-color-scheme: light)&quot; srcset=&quot;https://github.com/StorageB/icons/blob/main/GNOME48Adwaita/dark/folder-drag-accept-symbolic.svg&quot;&gt;&lt;img alt=&quot;folder-drag-accept-symbolic&quot; src=&quot;https://user-images.githubusercontent.com/25423296/163456779-a8556205-d0a5-45e2-ac17-42d089e3c3f8.png&quot;&gt;&lt;/picture&gt; &amp;nbsp; &amp;nbsp;folder-drag-accept-symbolic&lt;br&gt;" calcext:value-type="string">
            <text:p>&lt;picture&gt;&lt;source media="(prefers-color-scheme: dark)" srcset="https://github.com/StorageB/icons/blob/main/GNOME48Adwaita/light/folder-drag-accept-symbolic.svg"&gt;&lt;source media="(prefers-color-scheme: light)" srcset="https://github.com/StorageB/icons/blob/main/GNOME48Adwaita/dark/folder-drag-accept-symbolic.svg"&gt;&lt;img alt="folder-drag-accept-symbolic" src="https://user-images.githubusercontent.com/25423296/163456779-a8556205-d0a5-45e2-ac17-42d089e3c3f8.png"&gt;&lt;/picture&gt; &amp;nbsp; &amp;nbsp;folder-drag-accep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lder-open-symbolic.svg</text:p>
          </table:table-cell>
          <table:table-cell office:value-type="string" calcext:value-type="string">
            <text:p>folder-ope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7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74] &amp; CHAR(34) &amp; &quot;&gt;&quot; &amp; &#10;&quot;&lt;img alt=&quot; &amp; CHAR(34) &amp; [.B47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4] &amp; &quot;&lt;br&gt;&quot;" office:value-type="string" office:string-value="&lt;picture&gt;&lt;source media=&quot;(prefers-color-scheme: dark)&quot; srcset=&quot;https://github.com/StorageB/icons/blob/main/GNOME48Adwaita/light/folder-open-symbolic.svg&quot;&gt;&lt;source media=&quot;(prefers-color-scheme: light)&quot; srcset=&quot;https://github.com/StorageB/icons/blob/main/GNOME48Adwaita/dark/folder-open-symbolic.svg&quot;&gt;&lt;img alt=&quot;folder-open-symbolic&quot; src=&quot;https://user-images.githubusercontent.com/25423296/163456779-a8556205-d0a5-45e2-ac17-42d089e3c3f8.png&quot;&gt;&lt;/picture&gt; &amp;nbsp; &amp;nbsp;folder-open-symbolic&lt;br&gt;" calcext:value-type="string">
            <text:p>&lt;picture&gt;&lt;source media="(prefers-color-scheme: dark)" srcset="https://github.com/StorageB/icons/blob/main/GNOME48Adwaita/light/folder-open-symbolic.svg"&gt;&lt;source media="(prefers-color-scheme: light)" srcset="https://github.com/StorageB/icons/blob/main/GNOME48Adwaita/dark/folder-open-symbolic.svg"&gt;&lt;img alt="folder-open-symbolic" src="https://user-images.githubusercontent.com/25423296/163456779-a8556205-d0a5-45e2-ac17-42d089e3c3f8.png"&gt;&lt;/picture&gt; &amp;nbsp; &amp;nbsp;folder-open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lder-visiting-symbolic.svg</text:p>
          </table:table-cell>
          <table:table-cell office:value-type="string" calcext:value-type="string">
            <text:p>folder-visit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7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75] &amp; CHAR(34) &amp; &quot;&gt;&quot; &amp; &#10;&quot;&lt;img alt=&quot; &amp; CHAR(34) &amp; [.B47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5] &amp; &quot;&lt;br&gt;&quot;" office:value-type="string" office:string-value="&lt;picture&gt;&lt;source media=&quot;(prefers-color-scheme: dark)&quot; srcset=&quot;https://github.com/StorageB/icons/blob/main/GNOME48Adwaita/light/folder-visiting-symbolic.svg&quot;&gt;&lt;source media=&quot;(prefers-color-scheme: light)&quot; srcset=&quot;https://github.com/StorageB/icons/blob/main/GNOME48Adwaita/dark/folder-visiting-symbolic.svg&quot;&gt;&lt;img alt=&quot;folder-visiting-symbolic&quot; src=&quot;https://user-images.githubusercontent.com/25423296/163456779-a8556205-d0a5-45e2-ac17-42d089e3c3f8.png&quot;&gt;&lt;/picture&gt; &amp;nbsp; &amp;nbsp;folder-visiting-symbolic&lt;br&gt;" calcext:value-type="string">
            <text:p>&lt;picture&gt;&lt;source media="(prefers-color-scheme: dark)" srcset="https://github.com/StorageB/icons/blob/main/GNOME48Adwaita/light/folder-visiting-symbolic.svg"&gt;&lt;source media="(prefers-color-scheme: light)" srcset="https://github.com/StorageB/icons/blob/main/GNOME48Adwaita/dark/folder-visiting-symbolic.svg"&gt;&lt;img alt="folder-visiting-symbolic" src="https://user-images.githubusercontent.com/25423296/163456779-a8556205-d0a5-45e2-ac17-42d089e3c3f8.png"&gt;&lt;/picture&gt; &amp;nbsp; &amp;nbsp;folder-visit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mage-loading-symbolic.svg</text:p>
          </table:table-cell>
          <table:table-cell office:value-type="string" calcext:value-type="string">
            <text:p>image-load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7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76] &amp; CHAR(34) &amp; &quot;&gt;&quot; &amp; &#10;&quot;&lt;img alt=&quot; &amp; CHAR(34) &amp; [.B47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6] &amp; &quot;&lt;br&gt;&quot;" office:value-type="string" office:string-value="&lt;picture&gt;&lt;source media=&quot;(prefers-color-scheme: dark)&quot; srcset=&quot;https://github.com/StorageB/icons/blob/main/GNOME48Adwaita/light/image-loading-symbolic.svg&quot;&gt;&lt;source media=&quot;(prefers-color-scheme: light)&quot; srcset=&quot;https://github.com/StorageB/icons/blob/main/GNOME48Adwaita/dark/image-loading-symbolic.svg&quot;&gt;&lt;img alt=&quot;image-loading-symbolic&quot; src=&quot;https://user-images.githubusercontent.com/25423296/163456779-a8556205-d0a5-45e2-ac17-42d089e3c3f8.png&quot;&gt;&lt;/picture&gt; &amp;nbsp; &amp;nbsp;image-loading-symbolic&lt;br&gt;" calcext:value-type="string">
            <text:p>&lt;picture&gt;&lt;source media="(prefers-color-scheme: dark)" srcset="https://github.com/StorageB/icons/blob/main/GNOME48Adwaita/light/image-loading-symbolic.svg"&gt;&lt;source media="(prefers-color-scheme: light)" srcset="https://github.com/StorageB/icons/blob/main/GNOME48Adwaita/dark/image-loading-symbolic.svg"&gt;&lt;img alt="image-loading-symbolic" src="https://user-images.githubusercontent.com/25423296/163456779-a8556205-d0a5-45e2-ac17-42d089e3c3f8.png"&gt;&lt;/picture&gt; &amp;nbsp; &amp;nbsp;image-load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mage-missing-symbolic.svg</text:p>
          </table:table-cell>
          <table:table-cell office:value-type="string" calcext:value-type="string">
            <text:p>image-miss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7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77] &amp; CHAR(34) &amp; &quot;&gt;&quot; &amp; &#10;&quot;&lt;img alt=&quot; &amp; CHAR(34) &amp; [.B47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7] &amp; &quot;&lt;br&gt;&quot;" office:value-type="string" office:string-value="&lt;picture&gt;&lt;source media=&quot;(prefers-color-scheme: dark)&quot; srcset=&quot;https://github.com/StorageB/icons/blob/main/GNOME48Adwaita/light/image-missing-symbolic.svg&quot;&gt;&lt;source media=&quot;(prefers-color-scheme: light)&quot; srcset=&quot;https://github.com/StorageB/icons/blob/main/GNOME48Adwaita/dark/image-missing-symbolic.svg&quot;&gt;&lt;img alt=&quot;image-missing-symbolic&quot; src=&quot;https://user-images.githubusercontent.com/25423296/163456779-a8556205-d0a5-45e2-ac17-42d089e3c3f8.png&quot;&gt;&lt;/picture&gt; &amp;nbsp; &amp;nbsp;image-missing-symbolic&lt;br&gt;" calcext:value-type="string">
            <text:p>&lt;picture&gt;&lt;source media="(prefers-color-scheme: dark)" srcset="https://github.com/StorageB/icons/blob/main/GNOME48Adwaita/light/image-missing-symbolic.svg"&gt;&lt;source media="(prefers-color-scheme: light)" srcset="https://github.com/StorageB/icons/blob/main/GNOME48Adwaita/dark/image-missing-symbolic.svg"&gt;&lt;img alt="image-missing-symbolic" src="https://user-images.githubusercontent.com/25423296/163456779-a8556205-d0a5-45e2-ac17-42d089e3c3f8.png"&gt;&lt;/picture&gt; &amp;nbsp; &amp;nbsp;image-miss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eyboard-brightness-symbolic.svg</text:p>
          </table:table-cell>
          <table:table-cell office:value-type="string" calcext:value-type="string">
            <text:p>keyboard-brightnes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7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78] &amp; CHAR(34) &amp; &quot;&gt;&quot; &amp; &#10;&quot;&lt;img alt=&quot; &amp; CHAR(34) &amp; [.B47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8] &amp; &quot;&lt;br&gt;&quot;" office:value-type="string" office:string-value="&lt;picture&gt;&lt;source media=&quot;(prefers-color-scheme: dark)&quot; srcset=&quot;https://github.com/StorageB/icons/blob/main/GNOME48Adwaita/light/keyboard-brightness-symbolic.svg&quot;&gt;&lt;source media=&quot;(prefers-color-scheme: light)&quot; srcset=&quot;https://github.com/StorageB/icons/blob/main/GNOME48Adwaita/dark/keyboard-brightness-symbolic.svg&quot;&gt;&lt;img alt=&quot;keyboard-brightness-symbolic&quot; src=&quot;https://user-images.githubusercontent.com/25423296/163456779-a8556205-d0a5-45e2-ac17-42d089e3c3f8.png&quot;&gt;&lt;/picture&gt; &amp;nbsp; &amp;nbsp;keyboard-brightness-symbolic&lt;br&gt;" calcext:value-type="string">
            <text:p>&lt;picture&gt;&lt;source media="(prefers-color-scheme: dark)" srcset="https://github.com/StorageB/icons/blob/main/GNOME48Adwaita/light/keyboard-brightness-symbolic.svg"&gt;&lt;source media="(prefers-color-scheme: light)" srcset="https://github.com/StorageB/icons/blob/main/GNOME48Adwaita/dark/keyboard-brightness-symbolic.svg"&gt;&lt;img alt="keyboard-brightness-symbolic" src="https://user-images.githubusercontent.com/25423296/163456779-a8556205-d0a5-45e2-ac17-42d089e3c3f8.png"&gt;&lt;/picture&gt; &amp;nbsp; &amp;nbsp;keyboard-brightnes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ocation-services-active-symbolic.svg</text:p>
          </table:table-cell>
          <table:table-cell office:value-type="string" calcext:value-type="string">
            <text:p>location-services-activ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7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79] &amp; CHAR(34) &amp; &quot;&gt;&quot; &amp; &#10;&quot;&lt;img alt=&quot; &amp; CHAR(34) &amp; [.B47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79] &amp; &quot;&lt;br&gt;&quot;" office:value-type="string" office:string-value="&lt;picture&gt;&lt;source media=&quot;(prefers-color-scheme: dark)&quot; srcset=&quot;https://github.com/StorageB/icons/blob/main/GNOME48Adwaita/light/location-services-active-symbolic.svg&quot;&gt;&lt;source media=&quot;(prefers-color-scheme: light)&quot; srcset=&quot;https://github.com/StorageB/icons/blob/main/GNOME48Adwaita/dark/location-services-active-symbolic.svg&quot;&gt;&lt;img alt=&quot;location-services-active-symbolic&quot; src=&quot;https://user-images.githubusercontent.com/25423296/163456779-a8556205-d0a5-45e2-ac17-42d089e3c3f8.png&quot;&gt;&lt;/picture&gt; &amp;nbsp; &amp;nbsp;location-services-active-symbolic&lt;br&gt;" calcext:value-type="string">
            <text:p>&lt;picture&gt;&lt;source media="(prefers-color-scheme: dark)" srcset="https://github.com/StorageB/icons/blob/main/GNOME48Adwaita/light/location-services-active-symbolic.svg"&gt;&lt;source media="(prefers-color-scheme: light)" srcset="https://github.com/StorageB/icons/blob/main/GNOME48Adwaita/dark/location-services-active-symbolic.svg"&gt;&lt;img alt="location-services-active-symbolic" src="https://user-images.githubusercontent.com/25423296/163456779-a8556205-d0a5-45e2-ac17-42d089e3c3f8.png"&gt;&lt;/picture&gt; &amp;nbsp; &amp;nbsp;location-services-activ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ocation-services-disabled-symbolic.svg</text:p>
          </table:table-cell>
          <table:table-cell office:value-type="string" calcext:value-type="string">
            <text:p>location-services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8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80] &amp; CHAR(34) &amp; &quot;&gt;&quot; &amp; &#10;&quot;&lt;img alt=&quot; &amp; CHAR(34) &amp; [.B48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0] &amp; &quot;&lt;br&gt;&quot;" office:value-type="string" office:string-value="&lt;picture&gt;&lt;source media=&quot;(prefers-color-scheme: dark)&quot; srcset=&quot;https://github.com/StorageB/icons/blob/main/GNOME48Adwaita/light/location-services-disabled-symbolic.svg&quot;&gt;&lt;source media=&quot;(prefers-color-scheme: light)&quot; srcset=&quot;https://github.com/StorageB/icons/blob/main/GNOME48Adwaita/dark/location-services-disabled-symbolic.svg&quot;&gt;&lt;img alt=&quot;location-services-disabled-symbolic&quot; src=&quot;https://user-images.githubusercontent.com/25423296/163456779-a8556205-d0a5-45e2-ac17-42d089e3c3f8.png&quot;&gt;&lt;/picture&gt; &amp;nbsp; &amp;nbsp;location-services-disabled-symbolic&lt;br&gt;" calcext:value-type="string">
            <text:p>&lt;picture&gt;&lt;source media="(prefers-color-scheme: dark)" srcset="https://github.com/StorageB/icons/blob/main/GNOME48Adwaita/light/location-services-disabled-symbolic.svg"&gt;&lt;source media="(prefers-color-scheme: light)" srcset="https://github.com/StorageB/icons/blob/main/GNOME48Adwaita/dark/location-services-disabled-symbolic.svg"&gt;&lt;img alt="location-services-disabled-symbolic" src="https://user-images.githubusercontent.com/25423296/163456779-a8556205-d0a5-45e2-ac17-42d089e3c3f8.png"&gt;&lt;/picture&gt; &amp;nbsp; &amp;nbsp;location-services-disabl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il-attachment-symbolic.svg</text:p>
          </table:table-cell>
          <table:table-cell office:value-type="string" calcext:value-type="string">
            <text:p>mail-attachme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8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81] &amp; CHAR(34) &amp; &quot;&gt;&quot; &amp; &#10;&quot;&lt;img alt=&quot; &amp; CHAR(34) &amp; [.B48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1] &amp; &quot;&lt;br&gt;&quot;" office:value-type="string" office:string-value="&lt;picture&gt;&lt;source media=&quot;(prefers-color-scheme: dark)&quot; srcset=&quot;https://github.com/StorageB/icons/blob/main/GNOME48Adwaita/light/mail-attachment-symbolic.svg&quot;&gt;&lt;source media=&quot;(prefers-color-scheme: light)&quot; srcset=&quot;https://github.com/StorageB/icons/blob/main/GNOME48Adwaita/dark/mail-attachment-symbolic.svg&quot;&gt;&lt;img alt=&quot;mail-attachment-symbolic&quot; src=&quot;https://user-images.githubusercontent.com/25423296/163456779-a8556205-d0a5-45e2-ac17-42d089e3c3f8.png&quot;&gt;&lt;/picture&gt; &amp;nbsp; &amp;nbsp;mail-attachment-symbolic&lt;br&gt;" calcext:value-type="string">
            <text:p>&lt;picture&gt;&lt;source media="(prefers-color-scheme: dark)" srcset="https://github.com/StorageB/icons/blob/main/GNOME48Adwaita/light/mail-attachment-symbolic.svg"&gt;&lt;source media="(prefers-color-scheme: light)" srcset="https://github.com/StorageB/icons/blob/main/GNOME48Adwaita/dark/mail-attachment-symbolic.svg"&gt;&lt;img alt="mail-attachment-symbolic" src="https://user-images.githubusercontent.com/25423296/163456779-a8556205-d0a5-45e2-ac17-42d089e3c3f8.png"&gt;&lt;/picture&gt; &amp;nbsp; &amp;nbsp;mail-attachmen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il-read-symbolic.svg</text:p>
          </table:table-cell>
          <table:table-cell office:value-type="string" calcext:value-type="string">
            <text:p>mail-rea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8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82] &amp; CHAR(34) &amp; &quot;&gt;&quot; &amp; &#10;&quot;&lt;img alt=&quot; &amp; CHAR(34) &amp; [.B48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2] &amp; &quot;&lt;br&gt;&quot;" office:value-type="string" office:string-value="&lt;picture&gt;&lt;source media=&quot;(prefers-color-scheme: dark)&quot; srcset=&quot;https://github.com/StorageB/icons/blob/main/GNOME48Adwaita/light/mail-read-symbolic.svg&quot;&gt;&lt;source media=&quot;(prefers-color-scheme: light)&quot; srcset=&quot;https://github.com/StorageB/icons/blob/main/GNOME48Adwaita/dark/mail-read-symbolic.svg&quot;&gt;&lt;img alt=&quot;mail-read-symbolic&quot; src=&quot;https://user-images.githubusercontent.com/25423296/163456779-a8556205-d0a5-45e2-ac17-42d089e3c3f8.png&quot;&gt;&lt;/picture&gt; &amp;nbsp; &amp;nbsp;mail-read-symbolic&lt;br&gt;" calcext:value-type="string">
            <text:p>&lt;picture&gt;&lt;source media="(prefers-color-scheme: dark)" srcset="https://github.com/StorageB/icons/blob/main/GNOME48Adwaita/light/mail-read-symbolic.svg"&gt;&lt;source media="(prefers-color-scheme: light)" srcset="https://github.com/StorageB/icons/blob/main/GNOME48Adwaita/dark/mail-read-symbolic.svg"&gt;&lt;img alt="mail-read-symbolic" src="https://user-images.githubusercontent.com/25423296/163456779-a8556205-d0a5-45e2-ac17-42d089e3c3f8.png"&gt;&lt;/picture&gt; &amp;nbsp; &amp;nbsp;mail-rea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il-replied-rtl-symbolic.svg</text:p>
          </table:table-cell>
          <table:table-cell office:value-type="string" calcext:value-type="string">
            <text:p>mail-replie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8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83] &amp; CHAR(34) &amp; &quot;&gt;&quot; &amp; &#10;&quot;&lt;img alt=&quot; &amp; CHAR(34) &amp; [.B48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3] &amp; &quot;&lt;br&gt;&quot;" office:value-type="string" office:string-value="&lt;picture&gt;&lt;source media=&quot;(prefers-color-scheme: dark)&quot; srcset=&quot;https://github.com/StorageB/icons/blob/main/GNOME48Adwaita/light/mail-replied-rtl-symbolic.svg&quot;&gt;&lt;source media=&quot;(prefers-color-scheme: light)&quot; srcset=&quot;https://github.com/StorageB/icons/blob/main/GNOME48Adwaita/dark/mail-replied-rtl-symbolic.svg&quot;&gt;&lt;img alt=&quot;mail-replied-rtl-symbolic&quot; src=&quot;https://user-images.githubusercontent.com/25423296/163456779-a8556205-d0a5-45e2-ac17-42d089e3c3f8.png&quot;&gt;&lt;/picture&gt; &amp;nbsp; &amp;nbsp;mail-replied-rtl-symbolic&lt;br&gt;" calcext:value-type="string">
            <text:p>&lt;picture&gt;&lt;source media="(prefers-color-scheme: dark)" srcset="https://github.com/StorageB/icons/blob/main/GNOME48Adwaita/light/mail-replied-rtl-symbolic.svg"&gt;&lt;source media="(prefers-color-scheme: light)" srcset="https://github.com/StorageB/icons/blob/main/GNOME48Adwaita/dark/mail-replied-rtl-symbolic.svg"&gt;&lt;img alt="mail-replied-rtl-symbolic" src="https://user-images.githubusercontent.com/25423296/163456779-a8556205-d0a5-45e2-ac17-42d089e3c3f8.png"&gt;&lt;/picture&gt; &amp;nbsp; &amp;nbsp;mail-replied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il-replied-symbolic-rtl.svg</text:p>
          </table:table-cell>
          <table:table-cell office:value-type="string" calcext:value-type="string">
            <text:p>mail-replie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8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84] &amp; CHAR(34) &amp; &quot;&gt;&quot; &amp; &#10;&quot;&lt;img alt=&quot; &amp; CHAR(34) &amp; [.B48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4] &amp; &quot;&lt;br&gt;&quot;" office:value-type="string" office:string-value="&lt;picture&gt;&lt;source media=&quot;(prefers-color-scheme: dark)&quot; srcset=&quot;https://github.com/StorageB/icons/blob/main/GNOME48Adwaita/light/mail-replied-symbolic-rtl.svg&quot;&gt;&lt;source media=&quot;(prefers-color-scheme: light)&quot; srcset=&quot;https://github.com/StorageB/icons/blob/main/GNOME48Adwaita/dark/mail-replied-symbolic-rtl.svg&quot;&gt;&lt;img alt=&quot;mail-replied-symbolic-rtl&quot; src=&quot;https://user-images.githubusercontent.com/25423296/163456779-a8556205-d0a5-45e2-ac17-42d089e3c3f8.png&quot;&gt;&lt;/picture&gt; &amp;nbsp; &amp;nbsp;mail-replied-symbolic-rtl&lt;br&gt;" calcext:value-type="string">
            <text:p>&lt;picture&gt;&lt;source media="(prefers-color-scheme: dark)" srcset="https://github.com/StorageB/icons/blob/main/GNOME48Adwaita/light/mail-replied-symbolic-rtl.svg"&gt;&lt;source media="(prefers-color-scheme: light)" srcset="https://github.com/StorageB/icons/blob/main/GNOME48Adwaita/dark/mail-replied-symbolic-rtl.svg"&gt;&lt;img alt="mail-replied-symbolic-rtl" src="https://user-images.githubusercontent.com/25423296/163456779-a8556205-d0a5-45e2-ac17-42d089e3c3f8.png"&gt;&lt;/picture&gt; &amp;nbsp; &amp;nbsp;mail-replied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il-replied-symbolic.svg</text:p>
          </table:table-cell>
          <table:table-cell office:value-type="string" calcext:value-type="string">
            <text:p>mail-repli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8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85] &amp; CHAR(34) &amp; &quot;&gt;&quot; &amp; &#10;&quot;&lt;img alt=&quot; &amp; CHAR(34) &amp; [.B48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5] &amp; &quot;&lt;br&gt;&quot;" office:value-type="string" office:string-value="&lt;picture&gt;&lt;source media=&quot;(prefers-color-scheme: dark)&quot; srcset=&quot;https://github.com/StorageB/icons/blob/main/GNOME48Adwaita/light/mail-replied-symbolic.svg&quot;&gt;&lt;source media=&quot;(prefers-color-scheme: light)&quot; srcset=&quot;https://github.com/StorageB/icons/blob/main/GNOME48Adwaita/dark/mail-replied-symbolic.svg&quot;&gt;&lt;img alt=&quot;mail-replied-symbolic&quot; src=&quot;https://user-images.githubusercontent.com/25423296/163456779-a8556205-d0a5-45e2-ac17-42d089e3c3f8.png&quot;&gt;&lt;/picture&gt; &amp;nbsp; &amp;nbsp;mail-replied-symbolic&lt;br&gt;" calcext:value-type="string">
            <text:p>&lt;picture&gt;&lt;source media="(prefers-color-scheme: dark)" srcset="https://github.com/StorageB/icons/blob/main/GNOME48Adwaita/light/mail-replied-symbolic.svg"&gt;&lt;source media="(prefers-color-scheme: light)" srcset="https://github.com/StorageB/icons/blob/main/GNOME48Adwaita/dark/mail-replied-symbolic.svg"&gt;&lt;img alt="mail-replied-symbolic" src="https://user-images.githubusercontent.com/25423296/163456779-a8556205-d0a5-45e2-ac17-42d089e3c3f8.png"&gt;&lt;/picture&gt; &amp;nbsp; &amp;nbsp;mail-repli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il-unread-symbolic.svg</text:p>
          </table:table-cell>
          <table:table-cell office:value-type="string" calcext:value-type="string">
            <text:p>mail-unrea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8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86] &amp; CHAR(34) &amp; &quot;&gt;&quot; &amp; &#10;&quot;&lt;img alt=&quot; &amp; CHAR(34) &amp; [.B48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6] &amp; &quot;&lt;br&gt;&quot;" office:value-type="string" office:string-value="&lt;picture&gt;&lt;source media=&quot;(prefers-color-scheme: dark)&quot; srcset=&quot;https://github.com/StorageB/icons/blob/main/GNOME48Adwaita/light/mail-unread-symbolic.svg&quot;&gt;&lt;source media=&quot;(prefers-color-scheme: light)&quot; srcset=&quot;https://github.com/StorageB/icons/blob/main/GNOME48Adwaita/dark/mail-unread-symbolic.svg&quot;&gt;&lt;img alt=&quot;mail-unread-symbolic&quot; src=&quot;https://user-images.githubusercontent.com/25423296/163456779-a8556205-d0a5-45e2-ac17-42d089e3c3f8.png&quot;&gt;&lt;/picture&gt; &amp;nbsp; &amp;nbsp;mail-unread-symbolic&lt;br&gt;" calcext:value-type="string">
            <text:p>&lt;picture&gt;&lt;source media="(prefers-color-scheme: dark)" srcset="https://github.com/StorageB/icons/blob/main/GNOME48Adwaita/light/mail-unread-symbolic.svg"&gt;&lt;source media="(prefers-color-scheme: light)" srcset="https://github.com/StorageB/icons/blob/main/GNOME48Adwaita/dark/mail-unread-symbolic.svg"&gt;&lt;img alt="mail-unread-symbolic" src="https://user-images.githubusercontent.com/25423296/163456779-a8556205-d0a5-45e2-ac17-42d089e3c3f8.png"&gt;&lt;/picture&gt; &amp;nbsp; &amp;nbsp;mail-unrea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a-playlist-consecutive-symbolic.svg</text:p>
          </table:table-cell>
          <table:table-cell office:value-type="string" calcext:value-type="string">
            <text:p>media-playlist-consecutiv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8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87] &amp; CHAR(34) &amp; &quot;&gt;&quot; &amp; &#10;&quot;&lt;img alt=&quot; &amp; CHAR(34) &amp; [.B48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7] &amp; &quot;&lt;br&gt;&quot;" office:value-type="string" office:string-value="&lt;picture&gt;&lt;source media=&quot;(prefers-color-scheme: dark)&quot; srcset=&quot;https://github.com/StorageB/icons/blob/main/GNOME48Adwaita/light/media-playlist-consecutive-symbolic.svg&quot;&gt;&lt;source media=&quot;(prefers-color-scheme: light)&quot; srcset=&quot;https://github.com/StorageB/icons/blob/main/GNOME48Adwaita/dark/media-playlist-consecutive-symbolic.svg&quot;&gt;&lt;img alt=&quot;media-playlist-consecutive-symbolic&quot; src=&quot;https://user-images.githubusercontent.com/25423296/163456779-a8556205-d0a5-45e2-ac17-42d089e3c3f8.png&quot;&gt;&lt;/picture&gt; &amp;nbsp; &amp;nbsp;media-playlist-consecutive-symbolic&lt;br&gt;" calcext:value-type="string">
            <text:p>&lt;picture&gt;&lt;source media="(prefers-color-scheme: dark)" srcset="https://github.com/StorageB/icons/blob/main/GNOME48Adwaita/light/media-playlist-consecutive-symbolic.svg"&gt;&lt;source media="(prefers-color-scheme: light)" srcset="https://github.com/StorageB/icons/blob/main/GNOME48Adwaita/dark/media-playlist-consecutive-symbolic.svg"&gt;&lt;img alt="media-playlist-consecutive-symbolic" src="https://user-images.githubusercontent.com/25423296/163456779-a8556205-d0a5-45e2-ac17-42d089e3c3f8.png"&gt;&lt;/picture&gt; &amp;nbsp; &amp;nbsp;media-playlist-consecutiv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a-playlist-repeat-song-symbolic.svg</text:p>
          </table:table-cell>
          <table:table-cell office:value-type="string" calcext:value-type="string">
            <text:p>media-playlist-repeat-so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8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88] &amp; CHAR(34) &amp; &quot;&gt;&quot; &amp; &#10;&quot;&lt;img alt=&quot; &amp; CHAR(34) &amp; [.B48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8] &amp; &quot;&lt;br&gt;&quot;" office:value-type="string" office:string-value="&lt;picture&gt;&lt;source media=&quot;(prefers-color-scheme: dark)&quot; srcset=&quot;https://github.com/StorageB/icons/blob/main/GNOME48Adwaita/light/media-playlist-repeat-song-symbolic.svg&quot;&gt;&lt;source media=&quot;(prefers-color-scheme: light)&quot; srcset=&quot;https://github.com/StorageB/icons/blob/main/GNOME48Adwaita/dark/media-playlist-repeat-song-symbolic.svg&quot;&gt;&lt;img alt=&quot;media-playlist-repeat-song-symbolic&quot; src=&quot;https://user-images.githubusercontent.com/25423296/163456779-a8556205-d0a5-45e2-ac17-42d089e3c3f8.png&quot;&gt;&lt;/picture&gt; &amp;nbsp; &amp;nbsp;media-playlist-repeat-song-symbolic&lt;br&gt;" calcext:value-type="string">
            <text:p>&lt;picture&gt;&lt;source media="(prefers-color-scheme: dark)" srcset="https://github.com/StorageB/icons/blob/main/GNOME48Adwaita/light/media-playlist-repeat-song-symbolic.svg"&gt;&lt;source media="(prefers-color-scheme: light)" srcset="https://github.com/StorageB/icons/blob/main/GNOME48Adwaita/dark/media-playlist-repeat-song-symbolic.svg"&gt;&lt;img alt="media-playlist-repeat-song-symbolic" src="https://user-images.githubusercontent.com/25423296/163456779-a8556205-d0a5-45e2-ac17-42d089e3c3f8.png"&gt;&lt;/picture&gt; &amp;nbsp; &amp;nbsp;media-playlist-repeat-so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a-playlist-repeat-symbolic.svg</text:p>
          </table:table-cell>
          <table:table-cell office:value-type="string" calcext:value-type="string">
            <text:p>media-playlist-repea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8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89] &amp; CHAR(34) &amp; &quot;&gt;&quot; &amp; &#10;&quot;&lt;img alt=&quot; &amp; CHAR(34) &amp; [.B48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89] &amp; &quot;&lt;br&gt;&quot;" office:value-type="string" office:string-value="&lt;picture&gt;&lt;source media=&quot;(prefers-color-scheme: dark)&quot; srcset=&quot;https://github.com/StorageB/icons/blob/main/GNOME48Adwaita/light/media-playlist-repeat-symbolic.svg&quot;&gt;&lt;source media=&quot;(prefers-color-scheme: light)&quot; srcset=&quot;https://github.com/StorageB/icons/blob/main/GNOME48Adwaita/dark/media-playlist-repeat-symbolic.svg&quot;&gt;&lt;img alt=&quot;media-playlist-repeat-symbolic&quot; src=&quot;https://user-images.githubusercontent.com/25423296/163456779-a8556205-d0a5-45e2-ac17-42d089e3c3f8.png&quot;&gt;&lt;/picture&gt; &amp;nbsp; &amp;nbsp;media-playlist-repeat-symbolic&lt;br&gt;" calcext:value-type="string">
            <text:p>&lt;picture&gt;&lt;source media="(prefers-color-scheme: dark)" srcset="https://github.com/StorageB/icons/blob/main/GNOME48Adwaita/light/media-playlist-repeat-symbolic.svg"&gt;&lt;source media="(prefers-color-scheme: light)" srcset="https://github.com/StorageB/icons/blob/main/GNOME48Adwaita/dark/media-playlist-repeat-symbolic.svg"&gt;&lt;img alt="media-playlist-repeat-symbolic" src="https://user-images.githubusercontent.com/25423296/163456779-a8556205-d0a5-45e2-ac17-42d089e3c3f8.png"&gt;&lt;/picture&gt; &amp;nbsp; &amp;nbsp;media-playlist-repea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edia-playlist-shuffle-symbolic.svg</text:p>
          </table:table-cell>
          <table:table-cell office:value-type="string" calcext:value-type="string">
            <text:p>media-playlist-shuff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9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90] &amp; CHAR(34) &amp; &quot;&gt;&quot; &amp; &#10;&quot;&lt;img alt=&quot; &amp; CHAR(34) &amp; [.B49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0] &amp; &quot;&lt;br&gt;&quot;" office:value-type="string" office:string-value="&lt;picture&gt;&lt;source media=&quot;(prefers-color-scheme: dark)&quot; srcset=&quot;https://github.com/StorageB/icons/blob/main/GNOME48Adwaita/light/media-playlist-shuffle-symbolic.svg&quot;&gt;&lt;source media=&quot;(prefers-color-scheme: light)&quot; srcset=&quot;https://github.com/StorageB/icons/blob/main/GNOME48Adwaita/dark/media-playlist-shuffle-symbolic.svg&quot;&gt;&lt;img alt=&quot;media-playlist-shuffle-symbolic&quot; src=&quot;https://user-images.githubusercontent.com/25423296/163456779-a8556205-d0a5-45e2-ac17-42d089e3c3f8.png&quot;&gt;&lt;/picture&gt; &amp;nbsp; &amp;nbsp;media-playlist-shuffle-symbolic&lt;br&gt;" calcext:value-type="string">
            <text:p>&lt;picture&gt;&lt;source media="(prefers-color-scheme: dark)" srcset="https://github.com/StorageB/icons/blob/main/GNOME48Adwaita/light/media-playlist-shuffle-symbolic.svg"&gt;&lt;source media="(prefers-color-scheme: light)" srcset="https://github.com/StorageB/icons/blob/main/GNOME48Adwaita/dark/media-playlist-shuffle-symbolic.svg"&gt;&lt;img alt="media-playlist-shuffle-symbolic" src="https://user-images.githubusercontent.com/25423296/163456779-a8556205-d0a5-45e2-ac17-42d089e3c3f8.png"&gt;&lt;/picture&gt; &amp;nbsp; &amp;nbsp;media-playlist-shuffl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icrophone-disabled-symbolic.svg</text:p>
          </table:table-cell>
          <table:table-cell office:value-type="string" calcext:value-type="string">
            <text:p>microphone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9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91] &amp; CHAR(34) &amp; &quot;&gt;&quot; &amp; &#10;&quot;&lt;img alt=&quot; &amp; CHAR(34) &amp; [.B49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1] &amp; &quot;&lt;br&gt;&quot;" office:value-type="string" office:string-value="&lt;picture&gt;&lt;source media=&quot;(prefers-color-scheme: dark)&quot; srcset=&quot;https://github.com/StorageB/icons/blob/main/GNOME48Adwaita/light/microphone-disabled-symbolic.svg&quot;&gt;&lt;source media=&quot;(prefers-color-scheme: light)&quot; srcset=&quot;https://github.com/StorageB/icons/blob/main/GNOME48Adwaita/dark/microphone-disabled-symbolic.svg&quot;&gt;&lt;img alt=&quot;microphone-disabled-symbolic&quot; src=&quot;https://user-images.githubusercontent.com/25423296/163456779-a8556205-d0a5-45e2-ac17-42d089e3c3f8.png&quot;&gt;&lt;/picture&gt; &amp;nbsp; &amp;nbsp;microphone-disabled-symbolic&lt;br&gt;" calcext:value-type="string">
            <text:p>&lt;picture&gt;&lt;source media="(prefers-color-scheme: dark)" srcset="https://github.com/StorageB/icons/blob/main/GNOME48Adwaita/light/microphone-disabled-symbolic.svg"&gt;&lt;source media="(prefers-color-scheme: light)" srcset="https://github.com/StorageB/icons/blob/main/GNOME48Adwaita/dark/microphone-disabled-symbolic.svg"&gt;&lt;img alt="microphone-disabled-symbolic" src="https://user-images.githubusercontent.com/25423296/163456779-a8556205-d0a5-45e2-ac17-42d089e3c3f8.png"&gt;&lt;/picture&gt; &amp;nbsp; &amp;nbsp;microphone-disabl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icrophone-hardware-disabled-symbolic.svg</text:p>
          </table:table-cell>
          <table:table-cell office:value-type="string" calcext:value-type="string">
            <text:p>microphone-hardware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9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92] &amp; CHAR(34) &amp; &quot;&gt;&quot; &amp; &#10;&quot;&lt;img alt=&quot; &amp; CHAR(34) &amp; [.B49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2] &amp; &quot;&lt;br&gt;&quot;" office:value-type="string" office:string-value="&lt;picture&gt;&lt;source media=&quot;(prefers-color-scheme: dark)&quot; srcset=&quot;https://github.com/StorageB/icons/blob/main/GNOME48Adwaita/light/microphone-hardware-disabled-symbolic.svg&quot;&gt;&lt;source media=&quot;(prefers-color-scheme: light)&quot; srcset=&quot;https://github.com/StorageB/icons/blob/main/GNOME48Adwaita/dark/microphone-hardware-disabled-symbolic.svg&quot;&gt;&lt;img alt=&quot;microphone-hardware-disabled-symbolic&quot; src=&quot;https://user-images.githubusercontent.com/25423296/163456779-a8556205-d0a5-45e2-ac17-42d089e3c3f8.png&quot;&gt;&lt;/picture&gt; &amp;nbsp; &amp;nbsp;microphone-hardware-disabled-symbolic&lt;br&gt;" calcext:value-type="string">
            <text:p>&lt;picture&gt;&lt;source media="(prefers-color-scheme: dark)" srcset="https://github.com/StorageB/icons/blob/main/GNOME48Adwaita/light/microphone-hardware-disabled-symbolic.svg"&gt;&lt;source media="(prefers-color-scheme: light)" srcset="https://github.com/StorageB/icons/blob/main/GNOME48Adwaita/dark/microphone-hardware-disabled-symbolic.svg"&gt;&lt;img alt="microphone-hardware-disabled-symbolic" src="https://user-images.githubusercontent.com/25423296/163456779-a8556205-d0a5-45e2-ac17-42d089e3c3f8.png"&gt;&lt;/picture&gt; &amp;nbsp; &amp;nbsp;microphone-hardware-disabl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icrophone-sensitivity-high-symbolic.svg</text:p>
          </table:table-cell>
          <table:table-cell office:value-type="string" calcext:value-type="string">
            <text:p>microphone-sensitivity-hig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9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93] &amp; CHAR(34) &amp; &quot;&gt;&quot; &amp; &#10;&quot;&lt;img alt=&quot; &amp; CHAR(34) &amp; [.B49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3] &amp; &quot;&lt;br&gt;&quot;" office:value-type="string" office:string-value="&lt;picture&gt;&lt;source media=&quot;(prefers-color-scheme: dark)&quot; srcset=&quot;https://github.com/StorageB/icons/blob/main/GNOME48Adwaita/light/microphone-sensitivity-high-symbolic.svg&quot;&gt;&lt;source media=&quot;(prefers-color-scheme: light)&quot; srcset=&quot;https://github.com/StorageB/icons/blob/main/GNOME48Adwaita/dark/microphone-sensitivity-high-symbolic.svg&quot;&gt;&lt;img alt=&quot;microphone-sensitivity-high-symbolic&quot; src=&quot;https://user-images.githubusercontent.com/25423296/163456779-a8556205-d0a5-45e2-ac17-42d089e3c3f8.png&quot;&gt;&lt;/picture&gt; &amp;nbsp; &amp;nbsp;microphone-sensitivity-high-symbolic&lt;br&gt;" calcext:value-type="string">
            <text:p>&lt;picture&gt;&lt;source media="(prefers-color-scheme: dark)" srcset="https://github.com/StorageB/icons/blob/main/GNOME48Adwaita/light/microphone-sensitivity-high-symbolic.svg"&gt;&lt;source media="(prefers-color-scheme: light)" srcset="https://github.com/StorageB/icons/blob/main/GNOME48Adwaita/dark/microphone-sensitivity-high-symbolic.svg"&gt;&lt;img alt="microphone-sensitivity-high-symbolic" src="https://user-images.githubusercontent.com/25423296/163456779-a8556205-d0a5-45e2-ac17-42d089e3c3f8.png"&gt;&lt;/picture&gt; &amp;nbsp; &amp;nbsp;microphone-sensitivity-high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icrophone-sensitivity-low-symbolic.svg</text:p>
          </table:table-cell>
          <table:table-cell office:value-type="string" calcext:value-type="string">
            <text:p>microphone-sensitivity-lo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9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94] &amp; CHAR(34) &amp; &quot;&gt;&quot; &amp; &#10;&quot;&lt;img alt=&quot; &amp; CHAR(34) &amp; [.B49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4] &amp; &quot;&lt;br&gt;&quot;" office:value-type="string" office:string-value="&lt;picture&gt;&lt;source media=&quot;(prefers-color-scheme: dark)&quot; srcset=&quot;https://github.com/StorageB/icons/blob/main/GNOME48Adwaita/light/microphone-sensitivity-low-symbolic.svg&quot;&gt;&lt;source media=&quot;(prefers-color-scheme: light)&quot; srcset=&quot;https://github.com/StorageB/icons/blob/main/GNOME48Adwaita/dark/microphone-sensitivity-low-symbolic.svg&quot;&gt;&lt;img alt=&quot;microphone-sensitivity-low-symbolic&quot; src=&quot;https://user-images.githubusercontent.com/25423296/163456779-a8556205-d0a5-45e2-ac17-42d089e3c3f8.png&quot;&gt;&lt;/picture&gt; &amp;nbsp; &amp;nbsp;microphone-sensitivity-low-symbolic&lt;br&gt;" calcext:value-type="string">
            <text:p>&lt;picture&gt;&lt;source media="(prefers-color-scheme: dark)" srcset="https://github.com/StorageB/icons/blob/main/GNOME48Adwaita/light/microphone-sensitivity-low-symbolic.svg"&gt;&lt;source media="(prefers-color-scheme: light)" srcset="https://github.com/StorageB/icons/blob/main/GNOME48Adwaita/dark/microphone-sensitivity-low-symbolic.svg"&gt;&lt;img alt="microphone-sensitivity-low-symbolic" src="https://user-images.githubusercontent.com/25423296/163456779-a8556205-d0a5-45e2-ac17-42d089e3c3f8.png"&gt;&lt;/picture&gt; &amp;nbsp; &amp;nbsp;microphone-sensitivity-low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icrophone-sensitivity-medium-symbolic.svg</text:p>
          </table:table-cell>
          <table:table-cell office:value-type="string" calcext:value-type="string">
            <text:p>microphone-sensitivity-mediu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9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95] &amp; CHAR(34) &amp; &quot;&gt;&quot; &amp; &#10;&quot;&lt;img alt=&quot; &amp; CHAR(34) &amp; [.B49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5] &amp; &quot;&lt;br&gt;&quot;" office:value-type="string" office:string-value="&lt;picture&gt;&lt;source media=&quot;(prefers-color-scheme: dark)&quot; srcset=&quot;https://github.com/StorageB/icons/blob/main/GNOME48Adwaita/light/microphone-sensitivity-medium-symbolic.svg&quot;&gt;&lt;source media=&quot;(prefers-color-scheme: light)&quot; srcset=&quot;https://github.com/StorageB/icons/blob/main/GNOME48Adwaita/dark/microphone-sensitivity-medium-symbolic.svg&quot;&gt;&lt;img alt=&quot;microphone-sensitivity-medium-symbolic&quot; src=&quot;https://user-images.githubusercontent.com/25423296/163456779-a8556205-d0a5-45e2-ac17-42d089e3c3f8.png&quot;&gt;&lt;/picture&gt; &amp;nbsp; &amp;nbsp;microphone-sensitivity-medium-symbolic&lt;br&gt;" calcext:value-type="string">
            <text:p>&lt;picture&gt;&lt;source media="(prefers-color-scheme: dark)" srcset="https://github.com/StorageB/icons/blob/main/GNOME48Adwaita/light/microphone-sensitivity-medium-symbolic.svg"&gt;&lt;source media="(prefers-color-scheme: light)" srcset="https://github.com/StorageB/icons/blob/main/GNOME48Adwaita/dark/microphone-sensitivity-medium-symbolic.svg"&gt;&lt;img alt="microphone-sensitivity-medium-symbolic" src="https://user-images.githubusercontent.com/25423296/163456779-a8556205-d0a5-45e2-ac17-42d089e3c3f8.png"&gt;&lt;/picture&gt; &amp;nbsp; &amp;nbsp;microphone-sensitivity-medium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icrophone-sensitivity-muted-symbolic.svg</text:p>
          </table:table-cell>
          <table:table-cell office:value-type="string" calcext:value-type="string">
            <text:p>microphone-sensitivity-mut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9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96] &amp; CHAR(34) &amp; &quot;&gt;&quot; &amp; &#10;&quot;&lt;img alt=&quot; &amp; CHAR(34) &amp; [.B49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6] &amp; &quot;&lt;br&gt;&quot;" office:value-type="string" office:string-value="&lt;picture&gt;&lt;source media=&quot;(prefers-color-scheme: dark)&quot; srcset=&quot;https://github.com/StorageB/icons/blob/main/GNOME48Adwaita/light/microphone-sensitivity-muted-symbolic.svg&quot;&gt;&lt;source media=&quot;(prefers-color-scheme: light)&quot; srcset=&quot;https://github.com/StorageB/icons/blob/main/GNOME48Adwaita/dark/microphone-sensitivity-muted-symbolic.svg&quot;&gt;&lt;img alt=&quot;microphone-sensitivity-muted-symbolic&quot; src=&quot;https://user-images.githubusercontent.com/25423296/163456779-a8556205-d0a5-45e2-ac17-42d089e3c3f8.png&quot;&gt;&lt;/picture&gt; &amp;nbsp; &amp;nbsp;microphone-sensitivity-muted-symbolic&lt;br&gt;" calcext:value-type="string">
            <text:p>&lt;picture&gt;&lt;source media="(prefers-color-scheme: dark)" srcset="https://github.com/StorageB/icons/blob/main/GNOME48Adwaita/light/microphone-sensitivity-muted-symbolic.svg"&gt;&lt;source media="(prefers-color-scheme: light)" srcset="https://github.com/StorageB/icons/blob/main/GNOME48Adwaita/dark/microphone-sensitivity-muted-symbolic.svg"&gt;&lt;img alt="microphone-sensitivity-muted-symbolic" src="https://user-images.githubusercontent.com/25423296/163456779-a8556205-d0a5-45e2-ac17-42d089e3c3f8.png"&gt;&lt;/picture&gt; &amp;nbsp; &amp;nbsp;microphone-sensitivity-mut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2g-symbolic.svg</text:p>
          </table:table-cell>
          <table:table-cell office:value-type="string" calcext:value-type="string">
            <text:p>network-cellular-2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9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97] &amp; CHAR(34) &amp; &quot;&gt;&quot; &amp; &#10;&quot;&lt;img alt=&quot; &amp; CHAR(34) &amp; [.B49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7] &amp; &quot;&lt;br&gt;&quot;" office:value-type="string" office:string-value="&lt;picture&gt;&lt;source media=&quot;(prefers-color-scheme: dark)&quot; srcset=&quot;https://github.com/StorageB/icons/blob/main/GNOME48Adwaita/light/network-cellular-2g-symbolic.svg&quot;&gt;&lt;source media=&quot;(prefers-color-scheme: light)&quot; srcset=&quot;https://github.com/StorageB/icons/blob/main/GNOME48Adwaita/dark/network-cellular-2g-symbolic.svg&quot;&gt;&lt;img alt=&quot;network-cellular-2g-symbolic&quot; src=&quot;https://user-images.githubusercontent.com/25423296/163456779-a8556205-d0a5-45e2-ac17-42d089e3c3f8.png&quot;&gt;&lt;/picture&gt; &amp;nbsp; &amp;nbsp;network-cellular-2g-symbolic&lt;br&gt;" calcext:value-type="string">
            <text:p>&lt;picture&gt;&lt;source media="(prefers-color-scheme: dark)" srcset="https://github.com/StorageB/icons/blob/main/GNOME48Adwaita/light/network-cellular-2g-symbolic.svg"&gt;&lt;source media="(prefers-color-scheme: light)" srcset="https://github.com/StorageB/icons/blob/main/GNOME48Adwaita/dark/network-cellular-2g-symbolic.svg"&gt;&lt;img alt="network-cellular-2g-symbolic" src="https://user-images.githubusercontent.com/25423296/163456779-a8556205-d0a5-45e2-ac17-42d089e3c3f8.png"&gt;&lt;/picture&gt; &amp;nbsp; &amp;nbsp;network-cellular-2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3g-symbolic.svg</text:p>
          </table:table-cell>
          <table:table-cell office:value-type="string" calcext:value-type="string">
            <text:p>network-cellular-3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9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98] &amp; CHAR(34) &amp; &quot;&gt;&quot; &amp; &#10;&quot;&lt;img alt=&quot; &amp; CHAR(34) &amp; [.B49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8] &amp; &quot;&lt;br&gt;&quot;" office:value-type="string" office:string-value="&lt;picture&gt;&lt;source media=&quot;(prefers-color-scheme: dark)&quot; srcset=&quot;https://github.com/StorageB/icons/blob/main/GNOME48Adwaita/light/network-cellular-3g-symbolic.svg&quot;&gt;&lt;source media=&quot;(prefers-color-scheme: light)&quot; srcset=&quot;https://github.com/StorageB/icons/blob/main/GNOME48Adwaita/dark/network-cellular-3g-symbolic.svg&quot;&gt;&lt;img alt=&quot;network-cellular-3g-symbolic&quot; src=&quot;https://user-images.githubusercontent.com/25423296/163456779-a8556205-d0a5-45e2-ac17-42d089e3c3f8.png&quot;&gt;&lt;/picture&gt; &amp;nbsp; &amp;nbsp;network-cellular-3g-symbolic&lt;br&gt;" calcext:value-type="string">
            <text:p>&lt;picture&gt;&lt;source media="(prefers-color-scheme: dark)" srcset="https://github.com/StorageB/icons/blob/main/GNOME48Adwaita/light/network-cellular-3g-symbolic.svg"&gt;&lt;source media="(prefers-color-scheme: light)" srcset="https://github.com/StorageB/icons/blob/main/GNOME48Adwaita/dark/network-cellular-3g-symbolic.svg"&gt;&lt;img alt="network-cellular-3g-symbolic" src="https://user-images.githubusercontent.com/25423296/163456779-a8556205-d0a5-45e2-ac17-42d089e3c3f8.png"&gt;&lt;/picture&gt; &amp;nbsp; &amp;nbsp;network-cellular-3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4g-symbolic.svg</text:p>
          </table:table-cell>
          <table:table-cell office:value-type="string" calcext:value-type="string">
            <text:p>network-cellular-4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49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499] &amp; CHAR(34) &amp; &quot;&gt;&quot; &amp; &#10;&quot;&lt;img alt=&quot; &amp; CHAR(34) &amp; [.B49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499] &amp; &quot;&lt;br&gt;&quot;" office:value-type="string" office:string-value="&lt;picture&gt;&lt;source media=&quot;(prefers-color-scheme: dark)&quot; srcset=&quot;https://github.com/StorageB/icons/blob/main/GNOME48Adwaita/light/network-cellular-4g-symbolic.svg&quot;&gt;&lt;source media=&quot;(prefers-color-scheme: light)&quot; srcset=&quot;https://github.com/StorageB/icons/blob/main/GNOME48Adwaita/dark/network-cellular-4g-symbolic.svg&quot;&gt;&lt;img alt=&quot;network-cellular-4g-symbolic&quot; src=&quot;https://user-images.githubusercontent.com/25423296/163456779-a8556205-d0a5-45e2-ac17-42d089e3c3f8.png&quot;&gt;&lt;/picture&gt; &amp;nbsp; &amp;nbsp;network-cellular-4g-symbolic&lt;br&gt;" calcext:value-type="string">
            <text:p>&lt;picture&gt;&lt;source media="(prefers-color-scheme: dark)" srcset="https://github.com/StorageB/icons/blob/main/GNOME48Adwaita/light/network-cellular-4g-symbolic.svg"&gt;&lt;source media="(prefers-color-scheme: light)" srcset="https://github.com/StorageB/icons/blob/main/GNOME48Adwaita/dark/network-cellular-4g-symbolic.svg"&gt;&lt;img alt="network-cellular-4g-symbolic" src="https://user-images.githubusercontent.com/25423296/163456779-a8556205-d0a5-45e2-ac17-42d089e3c3f8.png"&gt;&lt;/picture&gt; &amp;nbsp; &amp;nbsp;network-cellular-4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5g-symbolic.svg</text:p>
          </table:table-cell>
          <table:table-cell office:value-type="string" calcext:value-type="string">
            <text:p>network-cellular-5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0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00] &amp; CHAR(34) &amp; &quot;&gt;&quot; &amp; &#10;&quot;&lt;img alt=&quot; &amp; CHAR(34) &amp; [.B50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0] &amp; &quot;&lt;br&gt;&quot;" office:value-type="string" office:string-value="&lt;picture&gt;&lt;source media=&quot;(prefers-color-scheme: dark)&quot; srcset=&quot;https://github.com/StorageB/icons/blob/main/GNOME48Adwaita/light/network-cellular-5g-symbolic.svg&quot;&gt;&lt;source media=&quot;(prefers-color-scheme: light)&quot; srcset=&quot;https://github.com/StorageB/icons/blob/main/GNOME48Adwaita/dark/network-cellular-5g-symbolic.svg&quot;&gt;&lt;img alt=&quot;network-cellular-5g-symbolic&quot; src=&quot;https://user-images.githubusercontent.com/25423296/163456779-a8556205-d0a5-45e2-ac17-42d089e3c3f8.png&quot;&gt;&lt;/picture&gt; &amp;nbsp; &amp;nbsp;network-cellular-5g-symbolic&lt;br&gt;" calcext:value-type="string">
            <text:p>&lt;picture&gt;&lt;source media="(prefers-color-scheme: dark)" srcset="https://github.com/StorageB/icons/blob/main/GNOME48Adwaita/light/network-cellular-5g-symbolic.svg"&gt;&lt;source media="(prefers-color-scheme: light)" srcset="https://github.com/StorageB/icons/blob/main/GNOME48Adwaita/dark/network-cellular-5g-symbolic.svg"&gt;&lt;img alt="network-cellular-5g-symbolic" src="https://user-images.githubusercontent.com/25423296/163456779-a8556205-d0a5-45e2-ac17-42d089e3c3f8.png"&gt;&lt;/picture&gt; &amp;nbsp; &amp;nbsp;network-cellular-5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acquiring-rtl-symbolic.svg</text:p>
          </table:table-cell>
          <table:table-cell office:value-type="string" calcext:value-type="string">
            <text:p>network-cellular-acquiring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0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01] &amp; CHAR(34) &amp; &quot;&gt;&quot; &amp; &#10;&quot;&lt;img alt=&quot; &amp; CHAR(34) &amp; [.B50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1] &amp; &quot;&lt;br&gt;&quot;" office:value-type="string" office:string-value="&lt;picture&gt;&lt;source media=&quot;(prefers-color-scheme: dark)&quot; srcset=&quot;https://github.com/StorageB/icons/blob/main/GNOME48Adwaita/light/network-cellular-acquiring-rtl-symbolic.svg&quot;&gt;&lt;source media=&quot;(prefers-color-scheme: light)&quot; srcset=&quot;https://github.com/StorageB/icons/blob/main/GNOME48Adwaita/dark/network-cellular-acquiring-rtl-symbolic.svg&quot;&gt;&lt;img alt=&quot;network-cellular-acquiring-rtl-symbolic&quot; src=&quot;https://user-images.githubusercontent.com/25423296/163456779-a8556205-d0a5-45e2-ac17-42d089e3c3f8.png&quot;&gt;&lt;/picture&gt; &amp;nbsp; &amp;nbsp;network-cellular-acquiring-rtl-symbolic&lt;br&gt;" calcext:value-type="string">
            <text:p>&lt;picture&gt;&lt;source media="(prefers-color-scheme: dark)" srcset="https://github.com/StorageB/icons/blob/main/GNOME48Adwaita/light/network-cellular-acquiring-rtl-symbolic.svg"&gt;&lt;source media="(prefers-color-scheme: light)" srcset="https://github.com/StorageB/icons/blob/main/GNOME48Adwaita/dark/network-cellular-acquiring-rtl-symbolic.svg"&gt;&lt;img alt="network-cellular-acquiring-rtl-symbolic" src="https://user-images.githubusercontent.com/25423296/163456779-a8556205-d0a5-45e2-ac17-42d089e3c3f8.png"&gt;&lt;/picture&gt; &amp;nbsp; &amp;nbsp;network-cellular-acquiring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acquiring-symbolic-rtl.svg</text:p>
          </table:table-cell>
          <table:table-cell office:value-type="string" calcext:value-type="string">
            <text:p>network-cellular-acquiring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0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02] &amp; CHAR(34) &amp; &quot;&gt;&quot; &amp; &#10;&quot;&lt;img alt=&quot; &amp; CHAR(34) &amp; [.B50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2] &amp; &quot;&lt;br&gt;&quot;" office:value-type="string" office:string-value="&lt;picture&gt;&lt;source media=&quot;(prefers-color-scheme: dark)&quot; srcset=&quot;https://github.com/StorageB/icons/blob/main/GNOME48Adwaita/light/network-cellular-acquiring-symbolic-rtl.svg&quot;&gt;&lt;source media=&quot;(prefers-color-scheme: light)&quot; srcset=&quot;https://github.com/StorageB/icons/blob/main/GNOME48Adwaita/dark/network-cellular-acquiring-symbolic-rtl.svg&quot;&gt;&lt;img alt=&quot;network-cellular-acquiring-symbolic-rtl&quot; src=&quot;https://user-images.githubusercontent.com/25423296/163456779-a8556205-d0a5-45e2-ac17-42d089e3c3f8.png&quot;&gt;&lt;/picture&gt; &amp;nbsp; &amp;nbsp;network-cellular-acquiring-symbolic-rtl&lt;br&gt;" calcext:value-type="string">
            <text:p>&lt;picture&gt;&lt;source media="(prefers-color-scheme: dark)" srcset="https://github.com/StorageB/icons/blob/main/GNOME48Adwaita/light/network-cellular-acquiring-symbolic-rtl.svg"&gt;&lt;source media="(prefers-color-scheme: light)" srcset="https://github.com/StorageB/icons/blob/main/GNOME48Adwaita/dark/network-cellular-acquiring-symbolic-rtl.svg"&gt;&lt;img alt="network-cellular-acquiring-symbolic-rtl" src="https://user-images.githubusercontent.com/25423296/163456779-a8556205-d0a5-45e2-ac17-42d089e3c3f8.png"&gt;&lt;/picture&gt; &amp;nbsp; &amp;nbsp;network-cellular-acquiring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acquiring-symbolic.svg</text:p>
          </table:table-cell>
          <table:table-cell office:value-type="string" calcext:value-type="string">
            <text:p>network-cellular-acquir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0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03] &amp; CHAR(34) &amp; &quot;&gt;&quot; &amp; &#10;&quot;&lt;img alt=&quot; &amp; CHAR(34) &amp; [.B50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3] &amp; &quot;&lt;br&gt;&quot;" office:value-type="string" office:string-value="&lt;picture&gt;&lt;source media=&quot;(prefers-color-scheme: dark)&quot; srcset=&quot;https://github.com/StorageB/icons/blob/main/GNOME48Adwaita/light/network-cellular-acquiring-symbolic.svg&quot;&gt;&lt;source media=&quot;(prefers-color-scheme: light)&quot; srcset=&quot;https://github.com/StorageB/icons/blob/main/GNOME48Adwaita/dark/network-cellular-acquiring-symbolic.svg&quot;&gt;&lt;img alt=&quot;network-cellular-acquiring-symbolic&quot; src=&quot;https://user-images.githubusercontent.com/25423296/163456779-a8556205-d0a5-45e2-ac17-42d089e3c3f8.png&quot;&gt;&lt;/picture&gt; &amp;nbsp; &amp;nbsp;network-cellular-acquiring-symbolic&lt;br&gt;" calcext:value-type="string">
            <text:p>&lt;picture&gt;&lt;source media="(prefers-color-scheme: dark)" srcset="https://github.com/StorageB/icons/blob/main/GNOME48Adwaita/light/network-cellular-acquiring-symbolic.svg"&gt;&lt;source media="(prefers-color-scheme: light)" srcset="https://github.com/StorageB/icons/blob/main/GNOME48Adwaita/dark/network-cellular-acquiring-symbolic.svg"&gt;&lt;img alt="network-cellular-acquiring-symbolic" src="https://user-images.githubusercontent.com/25423296/163456779-a8556205-d0a5-45e2-ac17-42d089e3c3f8.png"&gt;&lt;/picture&gt; &amp;nbsp; &amp;nbsp;network-cellular-acquir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connected-symbolic.svg</text:p>
          </table:table-cell>
          <table:table-cell office:value-type="string" calcext:value-type="string">
            <text:p>network-cellular-connect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0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04] &amp; CHAR(34) &amp; &quot;&gt;&quot; &amp; &#10;&quot;&lt;img alt=&quot; &amp; CHAR(34) &amp; [.B50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4] &amp; &quot;&lt;br&gt;&quot;" office:value-type="string" office:string-value="&lt;picture&gt;&lt;source media=&quot;(prefers-color-scheme: dark)&quot; srcset=&quot;https://github.com/StorageB/icons/blob/main/GNOME48Adwaita/light/network-cellular-connected-symbolic.svg&quot;&gt;&lt;source media=&quot;(prefers-color-scheme: light)&quot; srcset=&quot;https://github.com/StorageB/icons/blob/main/GNOME48Adwaita/dark/network-cellular-connected-symbolic.svg&quot;&gt;&lt;img alt=&quot;network-cellular-connected-symbolic&quot; src=&quot;https://user-images.githubusercontent.com/25423296/163456779-a8556205-d0a5-45e2-ac17-42d089e3c3f8.png&quot;&gt;&lt;/picture&gt; &amp;nbsp; &amp;nbsp;network-cellular-connected-symbolic&lt;br&gt;" calcext:value-type="string">
            <text:p>&lt;picture&gt;&lt;source media="(prefers-color-scheme: dark)" srcset="https://github.com/StorageB/icons/blob/main/GNOME48Adwaita/light/network-cellular-connected-symbolic.svg"&gt;&lt;source media="(prefers-color-scheme: light)" srcset="https://github.com/StorageB/icons/blob/main/GNOME48Adwaita/dark/network-cellular-connected-symbolic.svg"&gt;&lt;img alt="network-cellular-connected-symbolic" src="https://user-images.githubusercontent.com/25423296/163456779-a8556205-d0a5-45e2-ac17-42d089e3c3f8.png"&gt;&lt;/picture&gt; &amp;nbsp; &amp;nbsp;network-cellular-connect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disabled-rtl-symbolic.svg</text:p>
          </table:table-cell>
          <table:table-cell office:value-type="string" calcext:value-type="string">
            <text:p>network-cellular-disable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0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05] &amp; CHAR(34) &amp; &quot;&gt;&quot; &amp; &#10;&quot;&lt;img alt=&quot; &amp; CHAR(34) &amp; [.B50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5] &amp; &quot;&lt;br&gt;&quot;" office:value-type="string" office:string-value="&lt;picture&gt;&lt;source media=&quot;(prefers-color-scheme: dark)&quot; srcset=&quot;https://github.com/StorageB/icons/blob/main/GNOME48Adwaita/light/network-cellular-disabled-rtl-symbolic.svg&quot;&gt;&lt;source media=&quot;(prefers-color-scheme: light)&quot; srcset=&quot;https://github.com/StorageB/icons/blob/main/GNOME48Adwaita/dark/network-cellular-disabled-rtl-symbolic.svg&quot;&gt;&lt;img alt=&quot;network-cellular-disabled-rtl-symbolic&quot; src=&quot;https://user-images.githubusercontent.com/25423296/163456779-a8556205-d0a5-45e2-ac17-42d089e3c3f8.png&quot;&gt;&lt;/picture&gt; &amp;nbsp; &amp;nbsp;network-cellular-disabled-rtl-symbolic&lt;br&gt;" calcext:value-type="string">
            <text:p>&lt;picture&gt;&lt;source media="(prefers-color-scheme: dark)" srcset="https://github.com/StorageB/icons/blob/main/GNOME48Adwaita/light/network-cellular-disabled-rtl-symbolic.svg"&gt;&lt;source media="(prefers-color-scheme: light)" srcset="https://github.com/StorageB/icons/blob/main/GNOME48Adwaita/dark/network-cellular-disabled-rtl-symbolic.svg"&gt;&lt;img alt="network-cellular-disabled-rtl-symbolic" src="https://user-images.githubusercontent.com/25423296/163456779-a8556205-d0a5-45e2-ac17-42d089e3c3f8.png"&gt;&lt;/picture&gt; &amp;nbsp; &amp;nbsp;network-cellular-disabled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disabled-symbolic-rtl.svg</text:p>
          </table:table-cell>
          <table:table-cell office:value-type="string" calcext:value-type="string">
            <text:p>network-cellular-disable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0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06] &amp; CHAR(34) &amp; &quot;&gt;&quot; &amp; &#10;&quot;&lt;img alt=&quot; &amp; CHAR(34) &amp; [.B50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6] &amp; &quot;&lt;br&gt;&quot;" office:value-type="string" office:string-value="&lt;picture&gt;&lt;source media=&quot;(prefers-color-scheme: dark)&quot; srcset=&quot;https://github.com/StorageB/icons/blob/main/GNOME48Adwaita/light/network-cellular-disabled-symbolic-rtl.svg&quot;&gt;&lt;source media=&quot;(prefers-color-scheme: light)&quot; srcset=&quot;https://github.com/StorageB/icons/blob/main/GNOME48Adwaita/dark/network-cellular-disabled-symbolic-rtl.svg&quot;&gt;&lt;img alt=&quot;network-cellular-disabled-symbolic-rtl&quot; src=&quot;https://user-images.githubusercontent.com/25423296/163456779-a8556205-d0a5-45e2-ac17-42d089e3c3f8.png&quot;&gt;&lt;/picture&gt; &amp;nbsp; &amp;nbsp;network-cellular-disabled-symbolic-rtl&lt;br&gt;" calcext:value-type="string">
            <text:p>&lt;picture&gt;&lt;source media="(prefers-color-scheme: dark)" srcset="https://github.com/StorageB/icons/blob/main/GNOME48Adwaita/light/network-cellular-disabled-symbolic-rtl.svg"&gt;&lt;source media="(prefers-color-scheme: light)" srcset="https://github.com/StorageB/icons/blob/main/GNOME48Adwaita/dark/network-cellular-disabled-symbolic-rtl.svg"&gt;&lt;img alt="network-cellular-disabled-symbolic-rtl" src="https://user-images.githubusercontent.com/25423296/163456779-a8556205-d0a5-45e2-ac17-42d089e3c3f8.png"&gt;&lt;/picture&gt; &amp;nbsp; &amp;nbsp;network-cellular-disabled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disabled-symbolic.svg</text:p>
          </table:table-cell>
          <table:table-cell office:value-type="string" calcext:value-type="string">
            <text:p>network-cellular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0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07] &amp; CHAR(34) &amp; &quot;&gt;&quot; &amp; &#10;&quot;&lt;img alt=&quot; &amp; CHAR(34) &amp; [.B50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7] &amp; &quot;&lt;br&gt;&quot;" office:value-type="string" office:string-value="&lt;picture&gt;&lt;source media=&quot;(prefers-color-scheme: dark)&quot; srcset=&quot;https://github.com/StorageB/icons/blob/main/GNOME48Adwaita/light/network-cellular-disabled-symbolic.svg&quot;&gt;&lt;source media=&quot;(prefers-color-scheme: light)&quot; srcset=&quot;https://github.com/StorageB/icons/blob/main/GNOME48Adwaita/dark/network-cellular-disabled-symbolic.svg&quot;&gt;&lt;img alt=&quot;network-cellular-disabled-symbolic&quot; src=&quot;https://user-images.githubusercontent.com/25423296/163456779-a8556205-d0a5-45e2-ac17-42d089e3c3f8.png&quot;&gt;&lt;/picture&gt; &amp;nbsp; &amp;nbsp;network-cellular-disabled-symbolic&lt;br&gt;" calcext:value-type="string">
            <text:p>&lt;picture&gt;&lt;source media="(prefers-color-scheme: dark)" srcset="https://github.com/StorageB/icons/blob/main/GNOME48Adwaita/light/network-cellular-disabled-symbolic.svg"&gt;&lt;source media="(prefers-color-scheme: light)" srcset="https://github.com/StorageB/icons/blob/main/GNOME48Adwaita/dark/network-cellular-disabled-symbolic.svg"&gt;&lt;img alt="network-cellular-disabled-symbolic" src="https://user-images.githubusercontent.com/25423296/163456779-a8556205-d0a5-45e2-ac17-42d089e3c3f8.png"&gt;&lt;/picture&gt; &amp;nbsp; &amp;nbsp;network-cellular-disabl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edge-symbolic.svg</text:p>
          </table:table-cell>
          <table:table-cell office:value-type="string" calcext:value-type="string">
            <text:p>network-cellular-edg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0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08] &amp; CHAR(34) &amp; &quot;&gt;&quot; &amp; &#10;&quot;&lt;img alt=&quot; &amp; CHAR(34) &amp; [.B50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8] &amp; &quot;&lt;br&gt;&quot;" office:value-type="string" office:string-value="&lt;picture&gt;&lt;source media=&quot;(prefers-color-scheme: dark)&quot; srcset=&quot;https://github.com/StorageB/icons/blob/main/GNOME48Adwaita/light/network-cellular-edge-symbolic.svg&quot;&gt;&lt;source media=&quot;(prefers-color-scheme: light)&quot; srcset=&quot;https://github.com/StorageB/icons/blob/main/GNOME48Adwaita/dark/network-cellular-edge-symbolic.svg&quot;&gt;&lt;img alt=&quot;network-cellular-edge-symbolic&quot; src=&quot;https://user-images.githubusercontent.com/25423296/163456779-a8556205-d0a5-45e2-ac17-42d089e3c3f8.png&quot;&gt;&lt;/picture&gt; &amp;nbsp; &amp;nbsp;network-cellular-edge-symbolic&lt;br&gt;" calcext:value-type="string">
            <text:p>&lt;picture&gt;&lt;source media="(prefers-color-scheme: dark)" srcset="https://github.com/StorageB/icons/blob/main/GNOME48Adwaita/light/network-cellular-edge-symbolic.svg"&gt;&lt;source media="(prefers-color-scheme: light)" srcset="https://github.com/StorageB/icons/blob/main/GNOME48Adwaita/dark/network-cellular-edge-symbolic.svg"&gt;&lt;img alt="network-cellular-edge-symbolic" src="https://user-images.githubusercontent.com/25423296/163456779-a8556205-d0a5-45e2-ac17-42d089e3c3f8.png"&gt;&lt;/picture&gt; &amp;nbsp; &amp;nbsp;network-cellular-edg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gprs-symbolic.svg</text:p>
          </table:table-cell>
          <table:table-cell office:value-type="string" calcext:value-type="string">
            <text:p>network-cellular-gpr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0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09] &amp; CHAR(34) &amp; &quot;&gt;&quot; &amp; &#10;&quot;&lt;img alt=&quot; &amp; CHAR(34) &amp; [.B50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09] &amp; &quot;&lt;br&gt;&quot;" office:value-type="string" office:string-value="&lt;picture&gt;&lt;source media=&quot;(prefers-color-scheme: dark)&quot; srcset=&quot;https://github.com/StorageB/icons/blob/main/GNOME48Adwaita/light/network-cellular-gprs-symbolic.svg&quot;&gt;&lt;source media=&quot;(prefers-color-scheme: light)&quot; srcset=&quot;https://github.com/StorageB/icons/blob/main/GNOME48Adwaita/dark/network-cellular-gprs-symbolic.svg&quot;&gt;&lt;img alt=&quot;network-cellular-gprs-symbolic&quot; src=&quot;https://user-images.githubusercontent.com/25423296/163456779-a8556205-d0a5-45e2-ac17-42d089e3c3f8.png&quot;&gt;&lt;/picture&gt; &amp;nbsp; &amp;nbsp;network-cellular-gprs-symbolic&lt;br&gt;" calcext:value-type="string">
            <text:p>&lt;picture&gt;&lt;source media="(prefers-color-scheme: dark)" srcset="https://github.com/StorageB/icons/blob/main/GNOME48Adwaita/light/network-cellular-gprs-symbolic.svg"&gt;&lt;source media="(prefers-color-scheme: light)" srcset="https://github.com/StorageB/icons/blob/main/GNOME48Adwaita/dark/network-cellular-gprs-symbolic.svg"&gt;&lt;img alt="network-cellular-gprs-symbolic" src="https://user-images.githubusercontent.com/25423296/163456779-a8556205-d0a5-45e2-ac17-42d089e3c3f8.png"&gt;&lt;/picture&gt; &amp;nbsp; &amp;nbsp;network-cellular-gpr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hardware-disabled-rtl-symbolic.svg</text:p>
          </table:table-cell>
          <table:table-cell office:value-type="string" calcext:value-type="string">
            <text:p>network-cellular-hardware-disable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1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10] &amp; CHAR(34) &amp; &quot;&gt;&quot; &amp; &#10;&quot;&lt;img alt=&quot; &amp; CHAR(34) &amp; [.B51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0] &amp; &quot;&lt;br&gt;&quot;" office:value-type="string" office:string-value="&lt;picture&gt;&lt;source media=&quot;(prefers-color-scheme: dark)&quot; srcset=&quot;https://github.com/StorageB/icons/blob/main/GNOME48Adwaita/light/network-cellular-hardware-disabled-rtl-symbolic.svg&quot;&gt;&lt;source media=&quot;(prefers-color-scheme: light)&quot; srcset=&quot;https://github.com/StorageB/icons/blob/main/GNOME48Adwaita/dark/network-cellular-hardware-disabled-rtl-symbolic.svg&quot;&gt;&lt;img alt=&quot;network-cellular-hardware-disabled-rtl-symbolic&quot; src=&quot;https://user-images.githubusercontent.com/25423296/163456779-a8556205-d0a5-45e2-ac17-42d089e3c3f8.png&quot;&gt;&lt;/picture&gt; &amp;nbsp; &amp;nbsp;network-cellular-hardware-disabled-rtl-symbolic&lt;br&gt;" calcext:value-type="string">
            <text:p>&lt;picture&gt;&lt;source media="(prefers-color-scheme: dark)" srcset="https://github.com/StorageB/icons/blob/main/GNOME48Adwaita/light/network-cellular-hardware-disabled-rtl-symbolic.svg"&gt;&lt;source media="(prefers-color-scheme: light)" srcset="https://github.com/StorageB/icons/blob/main/GNOME48Adwaita/dark/network-cellular-hardware-disabled-rtl-symbolic.svg"&gt;&lt;img alt="network-cellular-hardware-disabled-rtl-symbolic" src="https://user-images.githubusercontent.com/25423296/163456779-a8556205-d0a5-45e2-ac17-42d089e3c3f8.png"&gt;&lt;/picture&gt; &amp;nbsp; &amp;nbsp;network-cellular-hardware-disabled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hardware-disabled-symbolic-rtl.svg</text:p>
          </table:table-cell>
          <table:table-cell office:value-type="string" calcext:value-type="string">
            <text:p>network-cellular-hardware-disable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1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11] &amp; CHAR(34) &amp; &quot;&gt;&quot; &amp; &#10;&quot;&lt;img alt=&quot; &amp; CHAR(34) &amp; [.B51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1] &amp; &quot;&lt;br&gt;&quot;" office:value-type="string" office:string-value="&lt;picture&gt;&lt;source media=&quot;(prefers-color-scheme: dark)&quot; srcset=&quot;https://github.com/StorageB/icons/blob/main/GNOME48Adwaita/light/network-cellular-hardware-disabled-symbolic-rtl.svg&quot;&gt;&lt;source media=&quot;(prefers-color-scheme: light)&quot; srcset=&quot;https://github.com/StorageB/icons/blob/main/GNOME48Adwaita/dark/network-cellular-hardware-disabled-symbolic-rtl.svg&quot;&gt;&lt;img alt=&quot;network-cellular-hardware-disabled-symbolic-rtl&quot; src=&quot;https://user-images.githubusercontent.com/25423296/163456779-a8556205-d0a5-45e2-ac17-42d089e3c3f8.png&quot;&gt;&lt;/picture&gt; &amp;nbsp; &amp;nbsp;network-cellular-hardware-disabled-symbolic-rtl&lt;br&gt;" calcext:value-type="string">
            <text:p>&lt;picture&gt;&lt;source media="(prefers-color-scheme: dark)" srcset="https://github.com/StorageB/icons/blob/main/GNOME48Adwaita/light/network-cellular-hardware-disabled-symbolic-rtl.svg"&gt;&lt;source media="(prefers-color-scheme: light)" srcset="https://github.com/StorageB/icons/blob/main/GNOME48Adwaita/dark/network-cellular-hardware-disabled-symbolic-rtl.svg"&gt;&lt;img alt="network-cellular-hardware-disabled-symbolic-rtl" src="https://user-images.githubusercontent.com/25423296/163456779-a8556205-d0a5-45e2-ac17-42d089e3c3f8.png"&gt;&lt;/picture&gt; &amp;nbsp; &amp;nbsp;network-cellular-hardware-disabled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hardware-disabled-symbolic.svg</text:p>
          </table:table-cell>
          <table:table-cell office:value-type="string" calcext:value-type="string">
            <text:p>network-cellular-hardware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1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12] &amp; CHAR(34) &amp; &quot;&gt;&quot; &amp; &#10;&quot;&lt;img alt=&quot; &amp; CHAR(34) &amp; [.B51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2] &amp; &quot;&lt;br&gt;&quot;" office:value-type="string" office:string-value="&lt;picture&gt;&lt;source media=&quot;(prefers-color-scheme: dark)&quot; srcset=&quot;https://github.com/StorageB/icons/blob/main/GNOME48Adwaita/light/network-cellular-hardware-disabled-symbolic.svg&quot;&gt;&lt;source media=&quot;(prefers-color-scheme: light)&quot; srcset=&quot;https://github.com/StorageB/icons/blob/main/GNOME48Adwaita/dark/network-cellular-hardware-disabled-symbolic.svg&quot;&gt;&lt;img alt=&quot;network-cellular-hardware-disabled-symbolic&quot; src=&quot;https://user-images.githubusercontent.com/25423296/163456779-a8556205-d0a5-45e2-ac17-42d089e3c3f8.png&quot;&gt;&lt;/picture&gt; &amp;nbsp; &amp;nbsp;network-cellular-hardware-disabled-symbolic&lt;br&gt;" calcext:value-type="string">
            <text:p>&lt;picture&gt;&lt;source media="(prefers-color-scheme: dark)" srcset="https://github.com/StorageB/icons/blob/main/GNOME48Adwaita/light/network-cellular-hardware-disabled-symbolic.svg"&gt;&lt;source media="(prefers-color-scheme: light)" srcset="https://github.com/StorageB/icons/blob/main/GNOME48Adwaita/dark/network-cellular-hardware-disabled-symbolic.svg"&gt;&lt;img alt="network-cellular-hardware-disabled-symbolic" src="https://user-images.githubusercontent.com/25423296/163456779-a8556205-d0a5-45e2-ac17-42d089e3c3f8.png"&gt;&lt;/picture&gt; &amp;nbsp; &amp;nbsp;network-cellular-hardware-disabl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hspa-symbolic.svg</text:p>
          </table:table-cell>
          <table:table-cell office:value-type="string" calcext:value-type="string">
            <text:p>network-cellular-hspa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1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13] &amp; CHAR(34) &amp; &quot;&gt;&quot; &amp; &#10;&quot;&lt;img alt=&quot; &amp; CHAR(34) &amp; [.B51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3] &amp; &quot;&lt;br&gt;&quot;" office:value-type="string" office:string-value="&lt;picture&gt;&lt;source media=&quot;(prefers-color-scheme: dark)&quot; srcset=&quot;https://github.com/StorageB/icons/blob/main/GNOME48Adwaita/light/network-cellular-hspa-symbolic.svg&quot;&gt;&lt;source media=&quot;(prefers-color-scheme: light)&quot; srcset=&quot;https://github.com/StorageB/icons/blob/main/GNOME48Adwaita/dark/network-cellular-hspa-symbolic.svg&quot;&gt;&lt;img alt=&quot;network-cellular-hspa-symbolic&quot; src=&quot;https://user-images.githubusercontent.com/25423296/163456779-a8556205-d0a5-45e2-ac17-42d089e3c3f8.png&quot;&gt;&lt;/picture&gt; &amp;nbsp; &amp;nbsp;network-cellular-hspa-symbolic&lt;br&gt;" calcext:value-type="string">
            <text:p>&lt;picture&gt;&lt;source media="(prefers-color-scheme: dark)" srcset="https://github.com/StorageB/icons/blob/main/GNOME48Adwaita/light/network-cellular-hspa-symbolic.svg"&gt;&lt;source media="(prefers-color-scheme: light)" srcset="https://github.com/StorageB/icons/blob/main/GNOME48Adwaita/dark/network-cellular-hspa-symbolic.svg"&gt;&lt;img alt="network-cellular-hspa-symbolic" src="https://user-images.githubusercontent.com/25423296/163456779-a8556205-d0a5-45e2-ac17-42d089e3c3f8.png"&gt;&lt;/picture&gt; &amp;nbsp; &amp;nbsp;network-cellular-hspa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no-route-rtl-symbolic.svg</text:p>
          </table:table-cell>
          <table:table-cell office:value-type="string" calcext:value-type="string">
            <text:p>network-cellular-no-route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1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14] &amp; CHAR(34) &amp; &quot;&gt;&quot; &amp; &#10;&quot;&lt;img alt=&quot; &amp; CHAR(34) &amp; [.B51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4] &amp; &quot;&lt;br&gt;&quot;" office:value-type="string" office:string-value="&lt;picture&gt;&lt;source media=&quot;(prefers-color-scheme: dark)&quot; srcset=&quot;https://github.com/StorageB/icons/blob/main/GNOME48Adwaita/light/network-cellular-no-route-rtl-symbolic.svg&quot;&gt;&lt;source media=&quot;(prefers-color-scheme: light)&quot; srcset=&quot;https://github.com/StorageB/icons/blob/main/GNOME48Adwaita/dark/network-cellular-no-route-rtl-symbolic.svg&quot;&gt;&lt;img alt=&quot;network-cellular-no-route-rtl-symbolic&quot; src=&quot;https://user-images.githubusercontent.com/25423296/163456779-a8556205-d0a5-45e2-ac17-42d089e3c3f8.png&quot;&gt;&lt;/picture&gt; &amp;nbsp; &amp;nbsp;network-cellular-no-route-rtl-symbolic&lt;br&gt;" calcext:value-type="string">
            <text:p>&lt;picture&gt;&lt;source media="(prefers-color-scheme: dark)" srcset="https://github.com/StorageB/icons/blob/main/GNOME48Adwaita/light/network-cellular-no-route-rtl-symbolic.svg"&gt;&lt;source media="(prefers-color-scheme: light)" srcset="https://github.com/StorageB/icons/blob/main/GNOME48Adwaita/dark/network-cellular-no-route-rtl-symbolic.svg"&gt;&lt;img alt="network-cellular-no-route-rtl-symbolic" src="https://user-images.githubusercontent.com/25423296/163456779-a8556205-d0a5-45e2-ac17-42d089e3c3f8.png"&gt;&lt;/picture&gt; &amp;nbsp; &amp;nbsp;network-cellular-no-route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no-route-symbolic-rtl.svg</text:p>
          </table:table-cell>
          <table:table-cell office:value-type="string" calcext:value-type="string">
            <text:p>network-cellular-no-route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1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15] &amp; CHAR(34) &amp; &quot;&gt;&quot; &amp; &#10;&quot;&lt;img alt=&quot; &amp; CHAR(34) &amp; [.B51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5] &amp; &quot;&lt;br&gt;&quot;" office:value-type="string" office:string-value="&lt;picture&gt;&lt;source media=&quot;(prefers-color-scheme: dark)&quot; srcset=&quot;https://github.com/StorageB/icons/blob/main/GNOME48Adwaita/light/network-cellular-no-route-symbolic-rtl.svg&quot;&gt;&lt;source media=&quot;(prefers-color-scheme: light)&quot; srcset=&quot;https://github.com/StorageB/icons/blob/main/GNOME48Adwaita/dark/network-cellular-no-route-symbolic-rtl.svg&quot;&gt;&lt;img alt=&quot;network-cellular-no-route-symbolic-rtl&quot; src=&quot;https://user-images.githubusercontent.com/25423296/163456779-a8556205-d0a5-45e2-ac17-42d089e3c3f8.png&quot;&gt;&lt;/picture&gt; &amp;nbsp; &amp;nbsp;network-cellular-no-route-symbolic-rtl&lt;br&gt;" calcext:value-type="string">
            <text:p>&lt;picture&gt;&lt;source media="(prefers-color-scheme: dark)" srcset="https://github.com/StorageB/icons/blob/main/GNOME48Adwaita/light/network-cellular-no-route-symbolic-rtl.svg"&gt;&lt;source media="(prefers-color-scheme: light)" srcset="https://github.com/StorageB/icons/blob/main/GNOME48Adwaita/dark/network-cellular-no-route-symbolic-rtl.svg"&gt;&lt;img alt="network-cellular-no-route-symbolic-rtl" src="https://user-images.githubusercontent.com/25423296/163456779-a8556205-d0a5-45e2-ac17-42d089e3c3f8.png"&gt;&lt;/picture&gt; &amp;nbsp; &amp;nbsp;network-cellular-no-route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no-route-symbolic.svg</text:p>
          </table:table-cell>
          <table:table-cell office:value-type="string" calcext:value-type="string">
            <text:p>network-cellular-no-rou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1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16] &amp; CHAR(34) &amp; &quot;&gt;&quot; &amp; &#10;&quot;&lt;img alt=&quot; &amp; CHAR(34) &amp; [.B51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6] &amp; &quot;&lt;br&gt;&quot;" office:value-type="string" office:string-value="&lt;picture&gt;&lt;source media=&quot;(prefers-color-scheme: dark)&quot; srcset=&quot;https://github.com/StorageB/icons/blob/main/GNOME48Adwaita/light/network-cellular-no-route-symbolic.svg&quot;&gt;&lt;source media=&quot;(prefers-color-scheme: light)&quot; srcset=&quot;https://github.com/StorageB/icons/blob/main/GNOME48Adwaita/dark/network-cellular-no-route-symbolic.svg&quot;&gt;&lt;img alt=&quot;network-cellular-no-route-symbolic&quot; src=&quot;https://user-images.githubusercontent.com/25423296/163456779-a8556205-d0a5-45e2-ac17-42d089e3c3f8.png&quot;&gt;&lt;/picture&gt; &amp;nbsp; &amp;nbsp;network-cellular-no-route-symbolic&lt;br&gt;" calcext:value-type="string">
            <text:p>&lt;picture&gt;&lt;source media="(prefers-color-scheme: dark)" srcset="https://github.com/StorageB/icons/blob/main/GNOME48Adwaita/light/network-cellular-no-route-symbolic.svg"&gt;&lt;source media="(prefers-color-scheme: light)" srcset="https://github.com/StorageB/icons/blob/main/GNOME48Adwaita/dark/network-cellular-no-route-symbolic.svg"&gt;&lt;img alt="network-cellular-no-route-symbolic" src="https://user-images.githubusercontent.com/25423296/163456779-a8556205-d0a5-45e2-ac17-42d089e3c3f8.png"&gt;&lt;/picture&gt; &amp;nbsp; &amp;nbsp;network-cellular-no-rout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offline-rtl-symbolic.svg</text:p>
          </table:table-cell>
          <table:table-cell office:value-type="string" calcext:value-type="string">
            <text:p>network-cellular-offline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1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17] &amp; CHAR(34) &amp; &quot;&gt;&quot; &amp; &#10;&quot;&lt;img alt=&quot; &amp; CHAR(34) &amp; [.B51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7] &amp; &quot;&lt;br&gt;&quot;" office:value-type="string" office:string-value="&lt;picture&gt;&lt;source media=&quot;(prefers-color-scheme: dark)&quot; srcset=&quot;https://github.com/StorageB/icons/blob/main/GNOME48Adwaita/light/network-cellular-offline-rtl-symbolic.svg&quot;&gt;&lt;source media=&quot;(prefers-color-scheme: light)&quot; srcset=&quot;https://github.com/StorageB/icons/blob/main/GNOME48Adwaita/dark/network-cellular-offline-rtl-symbolic.svg&quot;&gt;&lt;img alt=&quot;network-cellular-offline-rtl-symbolic&quot; src=&quot;https://user-images.githubusercontent.com/25423296/163456779-a8556205-d0a5-45e2-ac17-42d089e3c3f8.png&quot;&gt;&lt;/picture&gt; &amp;nbsp; &amp;nbsp;network-cellular-offline-rtl-symbolic&lt;br&gt;" calcext:value-type="string">
            <text:p>&lt;picture&gt;&lt;source media="(prefers-color-scheme: dark)" srcset="https://github.com/StorageB/icons/blob/main/GNOME48Adwaita/light/network-cellular-offline-rtl-symbolic.svg"&gt;&lt;source media="(prefers-color-scheme: light)" srcset="https://github.com/StorageB/icons/blob/main/GNOME48Adwaita/dark/network-cellular-offline-rtl-symbolic.svg"&gt;&lt;img alt="network-cellular-offline-rtl-symbolic" src="https://user-images.githubusercontent.com/25423296/163456779-a8556205-d0a5-45e2-ac17-42d089e3c3f8.png"&gt;&lt;/picture&gt; &amp;nbsp; &amp;nbsp;network-cellular-offline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offline-symbolic-rtl.svg</text:p>
          </table:table-cell>
          <table:table-cell office:value-type="string" calcext:value-type="string">
            <text:p>network-cellular-offline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1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18] &amp; CHAR(34) &amp; &quot;&gt;&quot; &amp; &#10;&quot;&lt;img alt=&quot; &amp; CHAR(34) &amp; [.B51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8] &amp; &quot;&lt;br&gt;&quot;" office:value-type="string" office:string-value="&lt;picture&gt;&lt;source media=&quot;(prefers-color-scheme: dark)&quot; srcset=&quot;https://github.com/StorageB/icons/blob/main/GNOME48Adwaita/light/network-cellular-offline-symbolic-rtl.svg&quot;&gt;&lt;source media=&quot;(prefers-color-scheme: light)&quot; srcset=&quot;https://github.com/StorageB/icons/blob/main/GNOME48Adwaita/dark/network-cellular-offline-symbolic-rtl.svg&quot;&gt;&lt;img alt=&quot;network-cellular-offline-symbolic-rtl&quot; src=&quot;https://user-images.githubusercontent.com/25423296/163456779-a8556205-d0a5-45e2-ac17-42d089e3c3f8.png&quot;&gt;&lt;/picture&gt; &amp;nbsp; &amp;nbsp;network-cellular-offline-symbolic-rtl&lt;br&gt;" calcext:value-type="string">
            <text:p>&lt;picture&gt;&lt;source media="(prefers-color-scheme: dark)" srcset="https://github.com/StorageB/icons/blob/main/GNOME48Adwaita/light/network-cellular-offline-symbolic-rtl.svg"&gt;&lt;source media="(prefers-color-scheme: light)" srcset="https://github.com/StorageB/icons/blob/main/GNOME48Adwaita/dark/network-cellular-offline-symbolic-rtl.svg"&gt;&lt;img alt="network-cellular-offline-symbolic-rtl" src="https://user-images.githubusercontent.com/25423296/163456779-a8556205-d0a5-45e2-ac17-42d089e3c3f8.png"&gt;&lt;/picture&gt; &amp;nbsp; &amp;nbsp;network-cellular-offline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offline-symbolic.svg</text:p>
          </table:table-cell>
          <table:table-cell office:value-type="string" calcext:value-type="string">
            <text:p>network-cellular-offlin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1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19] &amp; CHAR(34) &amp; &quot;&gt;&quot; &amp; &#10;&quot;&lt;img alt=&quot; &amp; CHAR(34) &amp; [.B51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19] &amp; &quot;&lt;br&gt;&quot;" office:value-type="string" office:string-value="&lt;picture&gt;&lt;source media=&quot;(prefers-color-scheme: dark)&quot; srcset=&quot;https://github.com/StorageB/icons/blob/main/GNOME48Adwaita/light/network-cellular-offline-symbolic.svg&quot;&gt;&lt;source media=&quot;(prefers-color-scheme: light)&quot; srcset=&quot;https://github.com/StorageB/icons/blob/main/GNOME48Adwaita/dark/network-cellular-offline-symbolic.svg&quot;&gt;&lt;img alt=&quot;network-cellular-offline-symbolic&quot; src=&quot;https://user-images.githubusercontent.com/25423296/163456779-a8556205-d0a5-45e2-ac17-42d089e3c3f8.png&quot;&gt;&lt;/picture&gt; &amp;nbsp; &amp;nbsp;network-cellular-offline-symbolic&lt;br&gt;" calcext:value-type="string">
            <text:p>&lt;picture&gt;&lt;source media="(prefers-color-scheme: dark)" srcset="https://github.com/StorageB/icons/blob/main/GNOME48Adwaita/light/network-cellular-offline-symbolic.svg"&gt;&lt;source media="(prefers-color-scheme: light)" srcset="https://github.com/StorageB/icons/blob/main/GNOME48Adwaita/dark/network-cellular-offline-symbolic.svg"&gt;&lt;img alt="network-cellular-offline-symbolic" src="https://user-images.githubusercontent.com/25423296/163456779-a8556205-d0a5-45e2-ac17-42d089e3c3f8.png"&gt;&lt;/picture&gt; &amp;nbsp; &amp;nbsp;network-cellular-offlin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signal-excellent-rtl-symbolic.svg</text:p>
          </table:table-cell>
          <table:table-cell office:value-type="string" calcext:value-type="string">
            <text:p>network-cellular-signal-excellent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2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20] &amp; CHAR(34) &amp; &quot;&gt;&quot; &amp; &#10;&quot;&lt;img alt=&quot; &amp; CHAR(34) &amp; [.B52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0] &amp; &quot;&lt;br&gt;&quot;" office:value-type="string" office:string-value="&lt;picture&gt;&lt;source media=&quot;(prefers-color-scheme: dark)&quot; srcset=&quot;https://github.com/StorageB/icons/blob/main/GNOME48Adwaita/light/network-cellular-signal-excellent-rtl-symbolic.svg&quot;&gt;&lt;source media=&quot;(prefers-color-scheme: light)&quot; srcset=&quot;https://github.com/StorageB/icons/blob/main/GNOME48Adwaita/dark/network-cellular-signal-excellent-rtl-symbolic.svg&quot;&gt;&lt;img alt=&quot;network-cellular-signal-excellent-rtl-symbolic&quot; src=&quot;https://user-images.githubusercontent.com/25423296/163456779-a8556205-d0a5-45e2-ac17-42d089e3c3f8.png&quot;&gt;&lt;/picture&gt; &amp;nbsp; &amp;nbsp;network-cellular-signal-excellent-rtl-symbolic&lt;br&gt;" calcext:value-type="string">
            <text:p>&lt;picture&gt;&lt;source media="(prefers-color-scheme: dark)" srcset="https://github.com/StorageB/icons/blob/main/GNOME48Adwaita/light/network-cellular-signal-excellent-rtl-symbolic.svg"&gt;&lt;source media="(prefers-color-scheme: light)" srcset="https://github.com/StorageB/icons/blob/main/GNOME48Adwaita/dark/network-cellular-signal-excellent-rtl-symbolic.svg"&gt;&lt;img alt="network-cellular-signal-excellent-rtl-symbolic" src="https://user-images.githubusercontent.com/25423296/163456779-a8556205-d0a5-45e2-ac17-42d089e3c3f8.png"&gt;&lt;/picture&gt; &amp;nbsp; &amp;nbsp;network-cellular-signal-excellent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signal-excellent-symbolic-rtl.svg</text:p>
          </table:table-cell>
          <table:table-cell office:value-type="string" calcext:value-type="string">
            <text:p>network-cellular-signal-excellen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2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21] &amp; CHAR(34) &amp; &quot;&gt;&quot; &amp; &#10;&quot;&lt;img alt=&quot; &amp; CHAR(34) &amp; [.B52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1] &amp; &quot;&lt;br&gt;&quot;" office:value-type="string" office:string-value="&lt;picture&gt;&lt;source media=&quot;(prefers-color-scheme: dark)&quot; srcset=&quot;https://github.com/StorageB/icons/blob/main/GNOME48Adwaita/light/network-cellular-signal-excellent-symbolic-rtl.svg&quot;&gt;&lt;source media=&quot;(prefers-color-scheme: light)&quot; srcset=&quot;https://github.com/StorageB/icons/blob/main/GNOME48Adwaita/dark/network-cellular-signal-excellent-symbolic-rtl.svg&quot;&gt;&lt;img alt=&quot;network-cellular-signal-excellent-symbolic-rtl&quot; src=&quot;https://user-images.githubusercontent.com/25423296/163456779-a8556205-d0a5-45e2-ac17-42d089e3c3f8.png&quot;&gt;&lt;/picture&gt; &amp;nbsp; &amp;nbsp;network-cellular-signal-excellent-symbolic-rtl&lt;br&gt;" calcext:value-type="string">
            <text:p>&lt;picture&gt;&lt;source media="(prefers-color-scheme: dark)" srcset="https://github.com/StorageB/icons/blob/main/GNOME48Adwaita/light/network-cellular-signal-excellent-symbolic-rtl.svg"&gt;&lt;source media="(prefers-color-scheme: light)" srcset="https://github.com/StorageB/icons/blob/main/GNOME48Adwaita/dark/network-cellular-signal-excellent-symbolic-rtl.svg"&gt;&lt;img alt="network-cellular-signal-excellent-symbolic-rtl" src="https://user-images.githubusercontent.com/25423296/163456779-a8556205-d0a5-45e2-ac17-42d089e3c3f8.png"&gt;&lt;/picture&gt; &amp;nbsp; &amp;nbsp;network-cellular-signal-excellent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signal-excellent-symbolic.svg</text:p>
          </table:table-cell>
          <table:table-cell office:value-type="string" calcext:value-type="string">
            <text:p>network-cellular-signal-excelle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2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22] &amp; CHAR(34) &amp; &quot;&gt;&quot; &amp; &#10;&quot;&lt;img alt=&quot; &amp; CHAR(34) &amp; [.B52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2] &amp; &quot;&lt;br&gt;&quot;" office:value-type="string" office:string-value="&lt;picture&gt;&lt;source media=&quot;(prefers-color-scheme: dark)&quot; srcset=&quot;https://github.com/StorageB/icons/blob/main/GNOME48Adwaita/light/network-cellular-signal-excellent-symbolic.svg&quot;&gt;&lt;source media=&quot;(prefers-color-scheme: light)&quot; srcset=&quot;https://github.com/StorageB/icons/blob/main/GNOME48Adwaita/dark/network-cellular-signal-excellent-symbolic.svg&quot;&gt;&lt;img alt=&quot;network-cellular-signal-excellent-symbolic&quot; src=&quot;https://user-images.githubusercontent.com/25423296/163456779-a8556205-d0a5-45e2-ac17-42d089e3c3f8.png&quot;&gt;&lt;/picture&gt; &amp;nbsp; &amp;nbsp;network-cellular-signal-excellent-symbolic&lt;br&gt;" calcext:value-type="string">
            <text:p>&lt;picture&gt;&lt;source media="(prefers-color-scheme: dark)" srcset="https://github.com/StorageB/icons/blob/main/GNOME48Adwaita/light/network-cellular-signal-excellent-symbolic.svg"&gt;&lt;source media="(prefers-color-scheme: light)" srcset="https://github.com/StorageB/icons/blob/main/GNOME48Adwaita/dark/network-cellular-signal-excellent-symbolic.svg"&gt;&lt;img alt="network-cellular-signal-excellent-symbolic" src="https://user-images.githubusercontent.com/25423296/163456779-a8556205-d0a5-45e2-ac17-42d089e3c3f8.png"&gt;&lt;/picture&gt; &amp;nbsp; &amp;nbsp;network-cellular-signal-excellen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signal-good-rtl-symbolic.svg</text:p>
          </table:table-cell>
          <table:table-cell office:value-type="string" calcext:value-type="string">
            <text:p>network-cellular-signal-goo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2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23] &amp; CHAR(34) &amp; &quot;&gt;&quot; &amp; &#10;&quot;&lt;img alt=&quot; &amp; CHAR(34) &amp; [.B52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3] &amp; &quot;&lt;br&gt;&quot;" office:value-type="string" office:string-value="&lt;picture&gt;&lt;source media=&quot;(prefers-color-scheme: dark)&quot; srcset=&quot;https://github.com/StorageB/icons/blob/main/GNOME48Adwaita/light/network-cellular-signal-good-rtl-symbolic.svg&quot;&gt;&lt;source media=&quot;(prefers-color-scheme: light)&quot; srcset=&quot;https://github.com/StorageB/icons/blob/main/GNOME48Adwaita/dark/network-cellular-signal-good-rtl-symbolic.svg&quot;&gt;&lt;img alt=&quot;network-cellular-signal-good-rtl-symbolic&quot; src=&quot;https://user-images.githubusercontent.com/25423296/163456779-a8556205-d0a5-45e2-ac17-42d089e3c3f8.png&quot;&gt;&lt;/picture&gt; &amp;nbsp; &amp;nbsp;network-cellular-signal-good-rtl-symbolic&lt;br&gt;" calcext:value-type="string">
            <text:p>&lt;picture&gt;&lt;source media="(prefers-color-scheme: dark)" srcset="https://github.com/StorageB/icons/blob/main/GNOME48Adwaita/light/network-cellular-signal-good-rtl-symbolic.svg"&gt;&lt;source media="(prefers-color-scheme: light)" srcset="https://github.com/StorageB/icons/blob/main/GNOME48Adwaita/dark/network-cellular-signal-good-rtl-symbolic.svg"&gt;&lt;img alt="network-cellular-signal-good-rtl-symbolic" src="https://user-images.githubusercontent.com/25423296/163456779-a8556205-d0a5-45e2-ac17-42d089e3c3f8.png"&gt;&lt;/picture&gt; &amp;nbsp; &amp;nbsp;network-cellular-signal-good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signal-good-symbolic-rtl.svg</text:p>
          </table:table-cell>
          <table:table-cell office:value-type="string" calcext:value-type="string">
            <text:p>network-cellular-signal-goo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2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24] &amp; CHAR(34) &amp; &quot;&gt;&quot; &amp; &#10;&quot;&lt;img alt=&quot; &amp; CHAR(34) &amp; [.B52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4] &amp; &quot;&lt;br&gt;&quot;" office:value-type="string" office:string-value="&lt;picture&gt;&lt;source media=&quot;(prefers-color-scheme: dark)&quot; srcset=&quot;https://github.com/StorageB/icons/blob/main/GNOME48Adwaita/light/network-cellular-signal-good-symbolic-rtl.svg&quot;&gt;&lt;source media=&quot;(prefers-color-scheme: light)&quot; srcset=&quot;https://github.com/StorageB/icons/blob/main/GNOME48Adwaita/dark/network-cellular-signal-good-symbolic-rtl.svg&quot;&gt;&lt;img alt=&quot;network-cellular-signal-good-symbolic-rtl&quot; src=&quot;https://user-images.githubusercontent.com/25423296/163456779-a8556205-d0a5-45e2-ac17-42d089e3c3f8.png&quot;&gt;&lt;/picture&gt; &amp;nbsp; &amp;nbsp;network-cellular-signal-good-symbolic-rtl&lt;br&gt;" calcext:value-type="string">
            <text:p>&lt;picture&gt;&lt;source media="(prefers-color-scheme: dark)" srcset="https://github.com/StorageB/icons/blob/main/GNOME48Adwaita/light/network-cellular-signal-good-symbolic-rtl.svg"&gt;&lt;source media="(prefers-color-scheme: light)" srcset="https://github.com/StorageB/icons/blob/main/GNOME48Adwaita/dark/network-cellular-signal-good-symbolic-rtl.svg"&gt;&lt;img alt="network-cellular-signal-good-symbolic-rtl" src="https://user-images.githubusercontent.com/25423296/163456779-a8556205-d0a5-45e2-ac17-42d089e3c3f8.png"&gt;&lt;/picture&gt; &amp;nbsp; &amp;nbsp;network-cellular-signal-good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signal-good-symbolic.svg</text:p>
          </table:table-cell>
          <table:table-cell office:value-type="string" calcext:value-type="string">
            <text:p>network-cellular-signal-goo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2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25] &amp; CHAR(34) &amp; &quot;&gt;&quot; &amp; &#10;&quot;&lt;img alt=&quot; &amp; CHAR(34) &amp; [.B52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5] &amp; &quot;&lt;br&gt;&quot;" office:value-type="string" office:string-value="&lt;picture&gt;&lt;source media=&quot;(prefers-color-scheme: dark)&quot; srcset=&quot;https://github.com/StorageB/icons/blob/main/GNOME48Adwaita/light/network-cellular-signal-good-symbolic.svg&quot;&gt;&lt;source media=&quot;(prefers-color-scheme: light)&quot; srcset=&quot;https://github.com/StorageB/icons/blob/main/GNOME48Adwaita/dark/network-cellular-signal-good-symbolic.svg&quot;&gt;&lt;img alt=&quot;network-cellular-signal-good-symbolic&quot; src=&quot;https://user-images.githubusercontent.com/25423296/163456779-a8556205-d0a5-45e2-ac17-42d089e3c3f8.png&quot;&gt;&lt;/picture&gt; &amp;nbsp; &amp;nbsp;network-cellular-signal-good-symbolic&lt;br&gt;" calcext:value-type="string">
            <text:p>&lt;picture&gt;&lt;source media="(prefers-color-scheme: dark)" srcset="https://github.com/StorageB/icons/blob/main/GNOME48Adwaita/light/network-cellular-signal-good-symbolic.svg"&gt;&lt;source media="(prefers-color-scheme: light)" srcset="https://github.com/StorageB/icons/blob/main/GNOME48Adwaita/dark/network-cellular-signal-good-symbolic.svg"&gt;&lt;img alt="network-cellular-signal-good-symbolic" src="https://user-images.githubusercontent.com/25423296/163456779-a8556205-d0a5-45e2-ac17-42d089e3c3f8.png"&gt;&lt;/picture&gt; &amp;nbsp; &amp;nbsp;network-cellular-signal-goo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signal-none-rtl-symbolic.svg</text:p>
          </table:table-cell>
          <table:table-cell office:value-type="string" calcext:value-type="string">
            <text:p>network-cellular-signal-none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2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26] &amp; CHAR(34) &amp; &quot;&gt;&quot; &amp; &#10;&quot;&lt;img alt=&quot; &amp; CHAR(34) &amp; [.B52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6] &amp; &quot;&lt;br&gt;&quot;" office:value-type="string" office:string-value="&lt;picture&gt;&lt;source media=&quot;(prefers-color-scheme: dark)&quot; srcset=&quot;https://github.com/StorageB/icons/blob/main/GNOME48Adwaita/light/network-cellular-signal-none-rtl-symbolic.svg&quot;&gt;&lt;source media=&quot;(prefers-color-scheme: light)&quot; srcset=&quot;https://github.com/StorageB/icons/blob/main/GNOME48Adwaita/dark/network-cellular-signal-none-rtl-symbolic.svg&quot;&gt;&lt;img alt=&quot;network-cellular-signal-none-rtl-symbolic&quot; src=&quot;https://user-images.githubusercontent.com/25423296/163456779-a8556205-d0a5-45e2-ac17-42d089e3c3f8.png&quot;&gt;&lt;/picture&gt; &amp;nbsp; &amp;nbsp;network-cellular-signal-none-rtl-symbolic&lt;br&gt;" calcext:value-type="string">
            <text:p>&lt;picture&gt;&lt;source media="(prefers-color-scheme: dark)" srcset="https://github.com/StorageB/icons/blob/main/GNOME48Adwaita/light/network-cellular-signal-none-rtl-symbolic.svg"&gt;&lt;source media="(prefers-color-scheme: light)" srcset="https://github.com/StorageB/icons/blob/main/GNOME48Adwaita/dark/network-cellular-signal-none-rtl-symbolic.svg"&gt;&lt;img alt="network-cellular-signal-none-rtl-symbolic" src="https://user-images.githubusercontent.com/25423296/163456779-a8556205-d0a5-45e2-ac17-42d089e3c3f8.png"&gt;&lt;/picture&gt; &amp;nbsp; &amp;nbsp;network-cellular-signal-none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signal-none-symbolic-rtl.svg</text:p>
          </table:table-cell>
          <table:table-cell office:value-type="string" calcext:value-type="string">
            <text:p>network-cellular-signal-none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2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27] &amp; CHAR(34) &amp; &quot;&gt;&quot; &amp; &#10;&quot;&lt;img alt=&quot; &amp; CHAR(34) &amp; [.B52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7] &amp; &quot;&lt;br&gt;&quot;" office:value-type="string" office:string-value="&lt;picture&gt;&lt;source media=&quot;(prefers-color-scheme: dark)&quot; srcset=&quot;https://github.com/StorageB/icons/blob/main/GNOME48Adwaita/light/network-cellular-signal-none-symbolic-rtl.svg&quot;&gt;&lt;source media=&quot;(prefers-color-scheme: light)&quot; srcset=&quot;https://github.com/StorageB/icons/blob/main/GNOME48Adwaita/dark/network-cellular-signal-none-symbolic-rtl.svg&quot;&gt;&lt;img alt=&quot;network-cellular-signal-none-symbolic-rtl&quot; src=&quot;https://user-images.githubusercontent.com/25423296/163456779-a8556205-d0a5-45e2-ac17-42d089e3c3f8.png&quot;&gt;&lt;/picture&gt; &amp;nbsp; &amp;nbsp;network-cellular-signal-none-symbolic-rtl&lt;br&gt;" calcext:value-type="string">
            <text:p>&lt;picture&gt;&lt;source media="(prefers-color-scheme: dark)" srcset="https://github.com/StorageB/icons/blob/main/GNOME48Adwaita/light/network-cellular-signal-none-symbolic-rtl.svg"&gt;&lt;source media="(prefers-color-scheme: light)" srcset="https://github.com/StorageB/icons/blob/main/GNOME48Adwaita/dark/network-cellular-signal-none-symbolic-rtl.svg"&gt;&lt;img alt="network-cellular-signal-none-symbolic-rtl" src="https://user-images.githubusercontent.com/25423296/163456779-a8556205-d0a5-45e2-ac17-42d089e3c3f8.png"&gt;&lt;/picture&gt; &amp;nbsp; &amp;nbsp;network-cellular-signal-none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signal-none-symbolic.svg</text:p>
          </table:table-cell>
          <table:table-cell office:value-type="string" calcext:value-type="string">
            <text:p>network-cellular-signal-non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2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28] &amp; CHAR(34) &amp; &quot;&gt;&quot; &amp; &#10;&quot;&lt;img alt=&quot; &amp; CHAR(34) &amp; [.B52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8] &amp; &quot;&lt;br&gt;&quot;" office:value-type="string" office:string-value="&lt;picture&gt;&lt;source media=&quot;(prefers-color-scheme: dark)&quot; srcset=&quot;https://github.com/StorageB/icons/blob/main/GNOME48Adwaita/light/network-cellular-signal-none-symbolic.svg&quot;&gt;&lt;source media=&quot;(prefers-color-scheme: light)&quot; srcset=&quot;https://github.com/StorageB/icons/blob/main/GNOME48Adwaita/dark/network-cellular-signal-none-symbolic.svg&quot;&gt;&lt;img alt=&quot;network-cellular-signal-none-symbolic&quot; src=&quot;https://user-images.githubusercontent.com/25423296/163456779-a8556205-d0a5-45e2-ac17-42d089e3c3f8.png&quot;&gt;&lt;/picture&gt; &amp;nbsp; &amp;nbsp;network-cellular-signal-none-symbolic&lt;br&gt;" calcext:value-type="string">
            <text:p>&lt;picture&gt;&lt;source media="(prefers-color-scheme: dark)" srcset="https://github.com/StorageB/icons/blob/main/GNOME48Adwaita/light/network-cellular-signal-none-symbolic.svg"&gt;&lt;source media="(prefers-color-scheme: light)" srcset="https://github.com/StorageB/icons/blob/main/GNOME48Adwaita/dark/network-cellular-signal-none-symbolic.svg"&gt;&lt;img alt="network-cellular-signal-none-symbolic" src="https://user-images.githubusercontent.com/25423296/163456779-a8556205-d0a5-45e2-ac17-42d089e3c3f8.png"&gt;&lt;/picture&gt; &amp;nbsp; &amp;nbsp;network-cellular-signal-non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signal-ok-rtl-symbolic.svg</text:p>
          </table:table-cell>
          <table:table-cell office:value-type="string" calcext:value-type="string">
            <text:p>network-cellular-signal-ok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2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29] &amp; CHAR(34) &amp; &quot;&gt;&quot; &amp; &#10;&quot;&lt;img alt=&quot; &amp; CHAR(34) &amp; [.B52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29] &amp; &quot;&lt;br&gt;&quot;" office:value-type="string" office:string-value="&lt;picture&gt;&lt;source media=&quot;(prefers-color-scheme: dark)&quot; srcset=&quot;https://github.com/StorageB/icons/blob/main/GNOME48Adwaita/light/network-cellular-signal-ok-rtl-symbolic.svg&quot;&gt;&lt;source media=&quot;(prefers-color-scheme: light)&quot; srcset=&quot;https://github.com/StorageB/icons/blob/main/GNOME48Adwaita/dark/network-cellular-signal-ok-rtl-symbolic.svg&quot;&gt;&lt;img alt=&quot;network-cellular-signal-ok-rtl-symbolic&quot; src=&quot;https://user-images.githubusercontent.com/25423296/163456779-a8556205-d0a5-45e2-ac17-42d089e3c3f8.png&quot;&gt;&lt;/picture&gt; &amp;nbsp; &amp;nbsp;network-cellular-signal-ok-rtl-symbolic&lt;br&gt;" calcext:value-type="string">
            <text:p>&lt;picture&gt;&lt;source media="(prefers-color-scheme: dark)" srcset="https://github.com/StorageB/icons/blob/main/GNOME48Adwaita/light/network-cellular-signal-ok-rtl-symbolic.svg"&gt;&lt;source media="(prefers-color-scheme: light)" srcset="https://github.com/StorageB/icons/blob/main/GNOME48Adwaita/dark/network-cellular-signal-ok-rtl-symbolic.svg"&gt;&lt;img alt="network-cellular-signal-ok-rtl-symbolic" src="https://user-images.githubusercontent.com/25423296/163456779-a8556205-d0a5-45e2-ac17-42d089e3c3f8.png"&gt;&lt;/picture&gt; &amp;nbsp; &amp;nbsp;network-cellular-signal-ok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signal-ok-symbolic-rtl.svg</text:p>
          </table:table-cell>
          <table:table-cell office:value-type="string" calcext:value-type="string">
            <text:p>network-cellular-signal-ok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3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30] &amp; CHAR(34) &amp; &quot;&gt;&quot; &amp; &#10;&quot;&lt;img alt=&quot; &amp; CHAR(34) &amp; [.B53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0] &amp; &quot;&lt;br&gt;&quot;" office:value-type="string" office:string-value="&lt;picture&gt;&lt;source media=&quot;(prefers-color-scheme: dark)&quot; srcset=&quot;https://github.com/StorageB/icons/blob/main/GNOME48Adwaita/light/network-cellular-signal-ok-symbolic-rtl.svg&quot;&gt;&lt;source media=&quot;(prefers-color-scheme: light)&quot; srcset=&quot;https://github.com/StorageB/icons/blob/main/GNOME48Adwaita/dark/network-cellular-signal-ok-symbolic-rtl.svg&quot;&gt;&lt;img alt=&quot;network-cellular-signal-ok-symbolic-rtl&quot; src=&quot;https://user-images.githubusercontent.com/25423296/163456779-a8556205-d0a5-45e2-ac17-42d089e3c3f8.png&quot;&gt;&lt;/picture&gt; &amp;nbsp; &amp;nbsp;network-cellular-signal-ok-symbolic-rtl&lt;br&gt;" calcext:value-type="string">
            <text:p>&lt;picture&gt;&lt;source media="(prefers-color-scheme: dark)" srcset="https://github.com/StorageB/icons/blob/main/GNOME48Adwaita/light/network-cellular-signal-ok-symbolic-rtl.svg"&gt;&lt;source media="(prefers-color-scheme: light)" srcset="https://github.com/StorageB/icons/blob/main/GNOME48Adwaita/dark/network-cellular-signal-ok-symbolic-rtl.svg"&gt;&lt;img alt="network-cellular-signal-ok-symbolic-rtl" src="https://user-images.githubusercontent.com/25423296/163456779-a8556205-d0a5-45e2-ac17-42d089e3c3f8.png"&gt;&lt;/picture&gt; &amp;nbsp; &amp;nbsp;network-cellular-signal-ok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signal-ok-symbolic.svg</text:p>
          </table:table-cell>
          <table:table-cell office:value-type="string" calcext:value-type="string">
            <text:p>network-cellular-signal-o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3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31] &amp; CHAR(34) &amp; &quot;&gt;&quot; &amp; &#10;&quot;&lt;img alt=&quot; &amp; CHAR(34) &amp; [.B53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1] &amp; &quot;&lt;br&gt;&quot;" office:value-type="string" office:string-value="&lt;picture&gt;&lt;source media=&quot;(prefers-color-scheme: dark)&quot; srcset=&quot;https://github.com/StorageB/icons/blob/main/GNOME48Adwaita/light/network-cellular-signal-ok-symbolic.svg&quot;&gt;&lt;source media=&quot;(prefers-color-scheme: light)&quot; srcset=&quot;https://github.com/StorageB/icons/blob/main/GNOME48Adwaita/dark/network-cellular-signal-ok-symbolic.svg&quot;&gt;&lt;img alt=&quot;network-cellular-signal-ok-symbolic&quot; src=&quot;https://user-images.githubusercontent.com/25423296/163456779-a8556205-d0a5-45e2-ac17-42d089e3c3f8.png&quot;&gt;&lt;/picture&gt; &amp;nbsp; &amp;nbsp;network-cellular-signal-ok-symbolic&lt;br&gt;" calcext:value-type="string">
            <text:p>&lt;picture&gt;&lt;source media="(prefers-color-scheme: dark)" srcset="https://github.com/StorageB/icons/blob/main/GNOME48Adwaita/light/network-cellular-signal-ok-symbolic.svg"&gt;&lt;source media="(prefers-color-scheme: light)" srcset="https://github.com/StorageB/icons/blob/main/GNOME48Adwaita/dark/network-cellular-signal-ok-symbolic.svg"&gt;&lt;img alt="network-cellular-signal-ok-symbolic" src="https://user-images.githubusercontent.com/25423296/163456779-a8556205-d0a5-45e2-ac17-42d089e3c3f8.png"&gt;&lt;/picture&gt; &amp;nbsp; &amp;nbsp;network-cellular-signal-ok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signal-weak-rtl-symbolic.svg</text:p>
          </table:table-cell>
          <table:table-cell office:value-type="string" calcext:value-type="string">
            <text:p>network-cellular-signal-weak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3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32] &amp; CHAR(34) &amp; &quot;&gt;&quot; &amp; &#10;&quot;&lt;img alt=&quot; &amp; CHAR(34) &amp; [.B53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2] &amp; &quot;&lt;br&gt;&quot;" office:value-type="string" office:string-value="&lt;picture&gt;&lt;source media=&quot;(prefers-color-scheme: dark)&quot; srcset=&quot;https://github.com/StorageB/icons/blob/main/GNOME48Adwaita/light/network-cellular-signal-weak-rtl-symbolic.svg&quot;&gt;&lt;source media=&quot;(prefers-color-scheme: light)&quot; srcset=&quot;https://github.com/StorageB/icons/blob/main/GNOME48Adwaita/dark/network-cellular-signal-weak-rtl-symbolic.svg&quot;&gt;&lt;img alt=&quot;network-cellular-signal-weak-rtl-symbolic&quot; src=&quot;https://user-images.githubusercontent.com/25423296/163456779-a8556205-d0a5-45e2-ac17-42d089e3c3f8.png&quot;&gt;&lt;/picture&gt; &amp;nbsp; &amp;nbsp;network-cellular-signal-weak-rtl-symbolic&lt;br&gt;" calcext:value-type="string">
            <text:p>&lt;picture&gt;&lt;source media="(prefers-color-scheme: dark)" srcset="https://github.com/StorageB/icons/blob/main/GNOME48Adwaita/light/network-cellular-signal-weak-rtl-symbolic.svg"&gt;&lt;source media="(prefers-color-scheme: light)" srcset="https://github.com/StorageB/icons/blob/main/GNOME48Adwaita/dark/network-cellular-signal-weak-rtl-symbolic.svg"&gt;&lt;img alt="network-cellular-signal-weak-rtl-symbolic" src="https://user-images.githubusercontent.com/25423296/163456779-a8556205-d0a5-45e2-ac17-42d089e3c3f8.png"&gt;&lt;/picture&gt; &amp;nbsp; &amp;nbsp;network-cellular-signal-weak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signal-weak-symbolic-rtl.svg</text:p>
          </table:table-cell>
          <table:table-cell office:value-type="string" calcext:value-type="string">
            <text:p>network-cellular-signal-weak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3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33] &amp; CHAR(34) &amp; &quot;&gt;&quot; &amp; &#10;&quot;&lt;img alt=&quot; &amp; CHAR(34) &amp; [.B53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3] &amp; &quot;&lt;br&gt;&quot;" office:value-type="string" office:string-value="&lt;picture&gt;&lt;source media=&quot;(prefers-color-scheme: dark)&quot; srcset=&quot;https://github.com/StorageB/icons/blob/main/GNOME48Adwaita/light/network-cellular-signal-weak-symbolic-rtl.svg&quot;&gt;&lt;source media=&quot;(prefers-color-scheme: light)&quot; srcset=&quot;https://github.com/StorageB/icons/blob/main/GNOME48Adwaita/dark/network-cellular-signal-weak-symbolic-rtl.svg&quot;&gt;&lt;img alt=&quot;network-cellular-signal-weak-symbolic-rtl&quot; src=&quot;https://user-images.githubusercontent.com/25423296/163456779-a8556205-d0a5-45e2-ac17-42d089e3c3f8.png&quot;&gt;&lt;/picture&gt; &amp;nbsp; &amp;nbsp;network-cellular-signal-weak-symbolic-rtl&lt;br&gt;" calcext:value-type="string">
            <text:p>&lt;picture&gt;&lt;source media="(prefers-color-scheme: dark)" srcset="https://github.com/StorageB/icons/blob/main/GNOME48Adwaita/light/network-cellular-signal-weak-symbolic-rtl.svg"&gt;&lt;source media="(prefers-color-scheme: light)" srcset="https://github.com/StorageB/icons/blob/main/GNOME48Adwaita/dark/network-cellular-signal-weak-symbolic-rtl.svg"&gt;&lt;img alt="network-cellular-signal-weak-symbolic-rtl" src="https://user-images.githubusercontent.com/25423296/163456779-a8556205-d0a5-45e2-ac17-42d089e3c3f8.png"&gt;&lt;/picture&gt; &amp;nbsp; &amp;nbsp;network-cellular-signal-weak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cellular-signal-weak-symbolic.svg</text:p>
          </table:table-cell>
          <table:table-cell office:value-type="string" calcext:value-type="string">
            <text:p>network-cellular-signal-wea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3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34] &amp; CHAR(34) &amp; &quot;&gt;&quot; &amp; &#10;&quot;&lt;img alt=&quot; &amp; CHAR(34) &amp; [.B53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4] &amp; &quot;&lt;br&gt;&quot;" office:value-type="string" office:string-value="&lt;picture&gt;&lt;source media=&quot;(prefers-color-scheme: dark)&quot; srcset=&quot;https://github.com/StorageB/icons/blob/main/GNOME48Adwaita/light/network-cellular-signal-weak-symbolic.svg&quot;&gt;&lt;source media=&quot;(prefers-color-scheme: light)&quot; srcset=&quot;https://github.com/StorageB/icons/blob/main/GNOME48Adwaita/dark/network-cellular-signal-weak-symbolic.svg&quot;&gt;&lt;img alt=&quot;network-cellular-signal-weak-symbolic&quot; src=&quot;https://user-images.githubusercontent.com/25423296/163456779-a8556205-d0a5-45e2-ac17-42d089e3c3f8.png&quot;&gt;&lt;/picture&gt; &amp;nbsp; &amp;nbsp;network-cellular-signal-weak-symbolic&lt;br&gt;" calcext:value-type="string">
            <text:p>&lt;picture&gt;&lt;source media="(prefers-color-scheme: dark)" srcset="https://github.com/StorageB/icons/blob/main/GNOME48Adwaita/light/network-cellular-signal-weak-symbolic.svg"&gt;&lt;source media="(prefers-color-scheme: light)" srcset="https://github.com/StorageB/icons/blob/main/GNOME48Adwaita/dark/network-cellular-signal-weak-symbolic.svg"&gt;&lt;img alt="network-cellular-signal-weak-symbolic" src="https://user-images.githubusercontent.com/25423296/163456779-a8556205-d0a5-45e2-ac17-42d089e3c3f8.png"&gt;&lt;/picture&gt; &amp;nbsp; &amp;nbsp;network-cellular-signal-weak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error-symbolic.svg</text:p>
          </table:table-cell>
          <table:table-cell office:value-type="string" calcext:value-type="string">
            <text:p>network-erro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3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35] &amp; CHAR(34) &amp; &quot;&gt;&quot; &amp; &#10;&quot;&lt;img alt=&quot; &amp; CHAR(34) &amp; [.B53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5] &amp; &quot;&lt;br&gt;&quot;" office:value-type="string" office:string-value="&lt;picture&gt;&lt;source media=&quot;(prefers-color-scheme: dark)&quot; srcset=&quot;https://github.com/StorageB/icons/blob/main/GNOME48Adwaita/light/network-error-symbolic.svg&quot;&gt;&lt;source media=&quot;(prefers-color-scheme: light)&quot; srcset=&quot;https://github.com/StorageB/icons/blob/main/GNOME48Adwaita/dark/network-error-symbolic.svg&quot;&gt;&lt;img alt=&quot;network-error-symbolic&quot; src=&quot;https://user-images.githubusercontent.com/25423296/163456779-a8556205-d0a5-45e2-ac17-42d089e3c3f8.png&quot;&gt;&lt;/picture&gt; &amp;nbsp; &amp;nbsp;network-error-symbolic&lt;br&gt;" calcext:value-type="string">
            <text:p>&lt;picture&gt;&lt;source media="(prefers-color-scheme: dark)" srcset="https://github.com/StorageB/icons/blob/main/GNOME48Adwaita/light/network-error-symbolic.svg"&gt;&lt;source media="(prefers-color-scheme: light)" srcset="https://github.com/StorageB/icons/blob/main/GNOME48Adwaita/dark/network-error-symbolic.svg"&gt;&lt;img alt="network-error-symbolic" src="https://user-images.githubusercontent.com/25423296/163456779-a8556205-d0a5-45e2-ac17-42d089e3c3f8.png"&gt;&lt;/picture&gt; &amp;nbsp; &amp;nbsp;network-erro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idle-symbolic.svg</text:p>
          </table:table-cell>
          <table:table-cell office:value-type="string" calcext:value-type="string">
            <text:p>network-id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3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36] &amp; CHAR(34) &amp; &quot;&gt;&quot; &amp; &#10;&quot;&lt;img alt=&quot; &amp; CHAR(34) &amp; [.B53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6] &amp; &quot;&lt;br&gt;&quot;" office:value-type="string" office:string-value="&lt;picture&gt;&lt;source media=&quot;(prefers-color-scheme: dark)&quot; srcset=&quot;https://github.com/StorageB/icons/blob/main/GNOME48Adwaita/light/network-idle-symbolic.svg&quot;&gt;&lt;source media=&quot;(prefers-color-scheme: light)&quot; srcset=&quot;https://github.com/StorageB/icons/blob/main/GNOME48Adwaita/dark/network-idle-symbolic.svg&quot;&gt;&lt;img alt=&quot;network-idle-symbolic&quot; src=&quot;https://user-images.githubusercontent.com/25423296/163456779-a8556205-d0a5-45e2-ac17-42d089e3c3f8.png&quot;&gt;&lt;/picture&gt; &amp;nbsp; &amp;nbsp;network-idle-symbolic&lt;br&gt;" calcext:value-type="string">
            <text:p>&lt;picture&gt;&lt;source media="(prefers-color-scheme: dark)" srcset="https://github.com/StorageB/icons/blob/main/GNOME48Adwaita/light/network-idle-symbolic.svg"&gt;&lt;source media="(prefers-color-scheme: light)" srcset="https://github.com/StorageB/icons/blob/main/GNOME48Adwaita/dark/network-idle-symbolic.svg"&gt;&lt;img alt="network-idle-symbolic" src="https://user-images.githubusercontent.com/25423296/163456779-a8556205-d0a5-45e2-ac17-42d089e3c3f8.png"&gt;&lt;/picture&gt; &amp;nbsp; &amp;nbsp;network-idl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no-route-symbolic.svg</text:p>
          </table:table-cell>
          <table:table-cell office:value-type="string" calcext:value-type="string">
            <text:p>network-no-rou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3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37] &amp; CHAR(34) &amp; &quot;&gt;&quot; &amp; &#10;&quot;&lt;img alt=&quot; &amp; CHAR(34) &amp; [.B53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7] &amp; &quot;&lt;br&gt;&quot;" office:value-type="string" office:string-value="&lt;picture&gt;&lt;source media=&quot;(prefers-color-scheme: dark)&quot; srcset=&quot;https://github.com/StorageB/icons/blob/main/GNOME48Adwaita/light/network-no-route-symbolic.svg&quot;&gt;&lt;source media=&quot;(prefers-color-scheme: light)&quot; srcset=&quot;https://github.com/StorageB/icons/blob/main/GNOME48Adwaita/dark/network-no-route-symbolic.svg&quot;&gt;&lt;img alt=&quot;network-no-route-symbolic&quot; src=&quot;https://user-images.githubusercontent.com/25423296/163456779-a8556205-d0a5-45e2-ac17-42d089e3c3f8.png&quot;&gt;&lt;/picture&gt; &amp;nbsp; &amp;nbsp;network-no-route-symbolic&lt;br&gt;" calcext:value-type="string">
            <text:p>&lt;picture&gt;&lt;source media="(prefers-color-scheme: dark)" srcset="https://github.com/StorageB/icons/blob/main/GNOME48Adwaita/light/network-no-route-symbolic.svg"&gt;&lt;source media="(prefers-color-scheme: light)" srcset="https://github.com/StorageB/icons/blob/main/GNOME48Adwaita/dark/network-no-route-symbolic.svg"&gt;&lt;img alt="network-no-route-symbolic" src="https://user-images.githubusercontent.com/25423296/163456779-a8556205-d0a5-45e2-ac17-42d089e3c3f8.png"&gt;&lt;/picture&gt; &amp;nbsp; &amp;nbsp;network-no-rout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offline-symbolic.svg</text:p>
          </table:table-cell>
          <table:table-cell office:value-type="string" calcext:value-type="string">
            <text:p>network-offlin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3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38] &amp; CHAR(34) &amp; &quot;&gt;&quot; &amp; &#10;&quot;&lt;img alt=&quot; &amp; CHAR(34) &amp; [.B53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8] &amp; &quot;&lt;br&gt;&quot;" office:value-type="string" office:string-value="&lt;picture&gt;&lt;source media=&quot;(prefers-color-scheme: dark)&quot; srcset=&quot;https://github.com/StorageB/icons/blob/main/GNOME48Adwaita/light/network-offline-symbolic.svg&quot;&gt;&lt;source media=&quot;(prefers-color-scheme: light)&quot; srcset=&quot;https://github.com/StorageB/icons/blob/main/GNOME48Adwaita/dark/network-offline-symbolic.svg&quot;&gt;&lt;img alt=&quot;network-offline-symbolic&quot; src=&quot;https://user-images.githubusercontent.com/25423296/163456779-a8556205-d0a5-45e2-ac17-42d089e3c3f8.png&quot;&gt;&lt;/picture&gt; &amp;nbsp; &amp;nbsp;network-offline-symbolic&lt;br&gt;" calcext:value-type="string">
            <text:p>&lt;picture&gt;&lt;source media="(prefers-color-scheme: dark)" srcset="https://github.com/StorageB/icons/blob/main/GNOME48Adwaita/light/network-offline-symbolic.svg"&gt;&lt;source media="(prefers-color-scheme: light)" srcset="https://github.com/StorageB/icons/blob/main/GNOME48Adwaita/dark/network-offline-symbolic.svg"&gt;&lt;img alt="network-offline-symbolic" src="https://user-images.githubusercontent.com/25423296/163456779-a8556205-d0a5-45e2-ac17-42d089e3c3f8.png"&gt;&lt;/picture&gt; &amp;nbsp; &amp;nbsp;network-offlin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receive-symbolic-rtl.svg</text:p>
          </table:table-cell>
          <table:table-cell office:value-type="string" calcext:value-type="string">
            <text:p>network-receive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3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39] &amp; CHAR(34) &amp; &quot;&gt;&quot; &amp; &#10;&quot;&lt;img alt=&quot; &amp; CHAR(34) &amp; [.B53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39] &amp; &quot;&lt;br&gt;&quot;" office:value-type="string" office:string-value="&lt;picture&gt;&lt;source media=&quot;(prefers-color-scheme: dark)&quot; srcset=&quot;https://github.com/StorageB/icons/blob/main/GNOME48Adwaita/light/network-receive-symbolic-rtl.svg&quot;&gt;&lt;source media=&quot;(prefers-color-scheme: light)&quot; srcset=&quot;https://github.com/StorageB/icons/blob/main/GNOME48Adwaita/dark/network-receive-symbolic-rtl.svg&quot;&gt;&lt;img alt=&quot;network-receive-symbolic-rtl&quot; src=&quot;https://user-images.githubusercontent.com/25423296/163456779-a8556205-d0a5-45e2-ac17-42d089e3c3f8.png&quot;&gt;&lt;/picture&gt; &amp;nbsp; &amp;nbsp;network-receive-symbolic-rtl&lt;br&gt;" calcext:value-type="string">
            <text:p>&lt;picture&gt;&lt;source media="(prefers-color-scheme: dark)" srcset="https://github.com/StorageB/icons/blob/main/GNOME48Adwaita/light/network-receive-symbolic-rtl.svg"&gt;&lt;source media="(prefers-color-scheme: light)" srcset="https://github.com/StorageB/icons/blob/main/GNOME48Adwaita/dark/network-receive-symbolic-rtl.svg"&gt;&lt;img alt="network-receive-symbolic-rtl" src="https://user-images.githubusercontent.com/25423296/163456779-a8556205-d0a5-45e2-ac17-42d089e3c3f8.png"&gt;&lt;/picture&gt; &amp;nbsp; &amp;nbsp;network-receive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receive-symbolic.svg</text:p>
          </table:table-cell>
          <table:table-cell office:value-type="string" calcext:value-type="string">
            <text:p>network-receiv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4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40] &amp; CHAR(34) &amp; &quot;&gt;&quot; &amp; &#10;&quot;&lt;img alt=&quot; &amp; CHAR(34) &amp; [.B54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0] &amp; &quot;&lt;br&gt;&quot;" office:value-type="string" office:string-value="&lt;picture&gt;&lt;source media=&quot;(prefers-color-scheme: dark)&quot; srcset=&quot;https://github.com/StorageB/icons/blob/main/GNOME48Adwaita/light/network-receive-symbolic.svg&quot;&gt;&lt;source media=&quot;(prefers-color-scheme: light)&quot; srcset=&quot;https://github.com/StorageB/icons/blob/main/GNOME48Adwaita/dark/network-receive-symbolic.svg&quot;&gt;&lt;img alt=&quot;network-receive-symbolic&quot; src=&quot;https://user-images.githubusercontent.com/25423296/163456779-a8556205-d0a5-45e2-ac17-42d089e3c3f8.png&quot;&gt;&lt;/picture&gt; &amp;nbsp; &amp;nbsp;network-receive-symbolic&lt;br&gt;" calcext:value-type="string">
            <text:p>&lt;picture&gt;&lt;source media="(prefers-color-scheme: dark)" srcset="https://github.com/StorageB/icons/blob/main/GNOME48Adwaita/light/network-receive-symbolic.svg"&gt;&lt;source media="(prefers-color-scheme: light)" srcset="https://github.com/StorageB/icons/blob/main/GNOME48Adwaita/dark/network-receive-symbolic.svg"&gt;&lt;img alt="network-receive-symbolic" src="https://user-images.githubusercontent.com/25423296/163456779-a8556205-d0a5-45e2-ac17-42d089e3c3f8.png"&gt;&lt;/picture&gt; &amp;nbsp; &amp;nbsp;network-receiv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transmit-receive-symbolic.svg</text:p>
          </table:table-cell>
          <table:table-cell office:value-type="string" calcext:value-type="string">
            <text:p>network-transmit-receiv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4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41] &amp; CHAR(34) &amp; &quot;&gt;&quot; &amp; &#10;&quot;&lt;img alt=&quot; &amp; CHAR(34) &amp; [.B54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1] &amp; &quot;&lt;br&gt;&quot;" office:value-type="string" office:string-value="&lt;picture&gt;&lt;source media=&quot;(prefers-color-scheme: dark)&quot; srcset=&quot;https://github.com/StorageB/icons/blob/main/GNOME48Adwaita/light/network-transmit-receive-symbolic.svg&quot;&gt;&lt;source media=&quot;(prefers-color-scheme: light)&quot; srcset=&quot;https://github.com/StorageB/icons/blob/main/GNOME48Adwaita/dark/network-transmit-receive-symbolic.svg&quot;&gt;&lt;img alt=&quot;network-transmit-receive-symbolic&quot; src=&quot;https://user-images.githubusercontent.com/25423296/163456779-a8556205-d0a5-45e2-ac17-42d089e3c3f8.png&quot;&gt;&lt;/picture&gt; &amp;nbsp; &amp;nbsp;network-transmit-receive-symbolic&lt;br&gt;" calcext:value-type="string">
            <text:p>&lt;picture&gt;&lt;source media="(prefers-color-scheme: dark)" srcset="https://github.com/StorageB/icons/blob/main/GNOME48Adwaita/light/network-transmit-receive-symbolic.svg"&gt;&lt;source media="(prefers-color-scheme: light)" srcset="https://github.com/StorageB/icons/blob/main/GNOME48Adwaita/dark/network-transmit-receive-symbolic.svg"&gt;&lt;img alt="network-transmit-receive-symbolic" src="https://user-images.githubusercontent.com/25423296/163456779-a8556205-d0a5-45e2-ac17-42d089e3c3f8.png"&gt;&lt;/picture&gt; &amp;nbsp; &amp;nbsp;network-transmit-receiv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transmit-symbolic-rtl.svg</text:p>
          </table:table-cell>
          <table:table-cell office:value-type="string" calcext:value-type="string">
            <text:p>network-transmi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4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42] &amp; CHAR(34) &amp; &quot;&gt;&quot; &amp; &#10;&quot;&lt;img alt=&quot; &amp; CHAR(34) &amp; [.B54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2] &amp; &quot;&lt;br&gt;&quot;" office:value-type="string" office:string-value="&lt;picture&gt;&lt;source media=&quot;(prefers-color-scheme: dark)&quot; srcset=&quot;https://github.com/StorageB/icons/blob/main/GNOME48Adwaita/light/network-transmit-symbolic-rtl.svg&quot;&gt;&lt;source media=&quot;(prefers-color-scheme: light)&quot; srcset=&quot;https://github.com/StorageB/icons/blob/main/GNOME48Adwaita/dark/network-transmit-symbolic-rtl.svg&quot;&gt;&lt;img alt=&quot;network-transmit-symbolic-rtl&quot; src=&quot;https://user-images.githubusercontent.com/25423296/163456779-a8556205-d0a5-45e2-ac17-42d089e3c3f8.png&quot;&gt;&lt;/picture&gt; &amp;nbsp; &amp;nbsp;network-transmit-symbolic-rtl&lt;br&gt;" calcext:value-type="string">
            <text:p>&lt;picture&gt;&lt;source media="(prefers-color-scheme: dark)" srcset="https://github.com/StorageB/icons/blob/main/GNOME48Adwaita/light/network-transmit-symbolic-rtl.svg"&gt;&lt;source media="(prefers-color-scheme: light)" srcset="https://github.com/StorageB/icons/blob/main/GNOME48Adwaita/dark/network-transmit-symbolic-rtl.svg"&gt;&lt;img alt="network-transmit-symbolic-rtl" src="https://user-images.githubusercontent.com/25423296/163456779-a8556205-d0a5-45e2-ac17-42d089e3c3f8.png"&gt;&lt;/picture&gt; &amp;nbsp; &amp;nbsp;network-transmit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transmit-symbolic.svg</text:p>
          </table:table-cell>
          <table:table-cell office:value-type="string" calcext:value-type="string">
            <text:p>network-transmi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4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43] &amp; CHAR(34) &amp; &quot;&gt;&quot; &amp; &#10;&quot;&lt;img alt=&quot; &amp; CHAR(34) &amp; [.B54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3] &amp; &quot;&lt;br&gt;&quot;" office:value-type="string" office:string-value="&lt;picture&gt;&lt;source media=&quot;(prefers-color-scheme: dark)&quot; srcset=&quot;https://github.com/StorageB/icons/blob/main/GNOME48Adwaita/light/network-transmit-symbolic.svg&quot;&gt;&lt;source media=&quot;(prefers-color-scheme: light)&quot; srcset=&quot;https://github.com/StorageB/icons/blob/main/GNOME48Adwaita/dark/network-transmit-symbolic.svg&quot;&gt;&lt;img alt=&quot;network-transmit-symbolic&quot; src=&quot;https://user-images.githubusercontent.com/25423296/163456779-a8556205-d0a5-45e2-ac17-42d089e3c3f8.png&quot;&gt;&lt;/picture&gt; &amp;nbsp; &amp;nbsp;network-transmit-symbolic&lt;br&gt;" calcext:value-type="string">
            <text:p>&lt;picture&gt;&lt;source media="(prefers-color-scheme: dark)" srcset="https://github.com/StorageB/icons/blob/main/GNOME48Adwaita/light/network-transmit-symbolic.svg"&gt;&lt;source media="(prefers-color-scheme: light)" srcset="https://github.com/StorageB/icons/blob/main/GNOME48Adwaita/dark/network-transmit-symbolic.svg"&gt;&lt;img alt="network-transmit-symbolic" src="https://user-images.githubusercontent.com/25423296/163456779-a8556205-d0a5-45e2-ac17-42d089e3c3f8.png"&gt;&lt;/picture&gt; &amp;nbsp; &amp;nbsp;network-transmi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vpn-acquiring-symbolic.svg</text:p>
          </table:table-cell>
          <table:table-cell office:value-type="string" calcext:value-type="string">
            <text:p>network-vpn-acquir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4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44] &amp; CHAR(34) &amp; &quot;&gt;&quot; &amp; &#10;&quot;&lt;img alt=&quot; &amp; CHAR(34) &amp; [.B54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4] &amp; &quot;&lt;br&gt;&quot;" office:value-type="string" office:string-value="&lt;picture&gt;&lt;source media=&quot;(prefers-color-scheme: dark)&quot; srcset=&quot;https://github.com/StorageB/icons/blob/main/GNOME48Adwaita/light/network-vpn-acquiring-symbolic.svg&quot;&gt;&lt;source media=&quot;(prefers-color-scheme: light)&quot; srcset=&quot;https://github.com/StorageB/icons/blob/main/GNOME48Adwaita/dark/network-vpn-acquiring-symbolic.svg&quot;&gt;&lt;img alt=&quot;network-vpn-acquiring-symbolic&quot; src=&quot;https://user-images.githubusercontent.com/25423296/163456779-a8556205-d0a5-45e2-ac17-42d089e3c3f8.png&quot;&gt;&lt;/picture&gt; &amp;nbsp; &amp;nbsp;network-vpn-acquiring-symbolic&lt;br&gt;" calcext:value-type="string">
            <text:p>&lt;picture&gt;&lt;source media="(prefers-color-scheme: dark)" srcset="https://github.com/StorageB/icons/blob/main/GNOME48Adwaita/light/network-vpn-acquiring-symbolic.svg"&gt;&lt;source media="(prefers-color-scheme: light)" srcset="https://github.com/StorageB/icons/blob/main/GNOME48Adwaita/dark/network-vpn-acquiring-symbolic.svg"&gt;&lt;img alt="network-vpn-acquiring-symbolic" src="https://user-images.githubusercontent.com/25423296/163456779-a8556205-d0a5-45e2-ac17-42d089e3c3f8.png"&gt;&lt;/picture&gt; &amp;nbsp; &amp;nbsp;network-vpn-acquir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vpn-disabled-symbolic.svg</text:p>
          </table:table-cell>
          <table:table-cell office:value-type="string" calcext:value-type="string">
            <text:p>network-vpn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4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45] &amp; CHAR(34) &amp; &quot;&gt;&quot; &amp; &#10;&quot;&lt;img alt=&quot; &amp; CHAR(34) &amp; [.B54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5] &amp; &quot;&lt;br&gt;&quot;" office:value-type="string" office:string-value="&lt;picture&gt;&lt;source media=&quot;(prefers-color-scheme: dark)&quot; srcset=&quot;https://github.com/StorageB/icons/blob/main/GNOME48Adwaita/light/network-vpn-disabled-symbolic.svg&quot;&gt;&lt;source media=&quot;(prefers-color-scheme: light)&quot; srcset=&quot;https://github.com/StorageB/icons/blob/main/GNOME48Adwaita/dark/network-vpn-disabled-symbolic.svg&quot;&gt;&lt;img alt=&quot;network-vpn-disabled-symbolic&quot; src=&quot;https://user-images.githubusercontent.com/25423296/163456779-a8556205-d0a5-45e2-ac17-42d089e3c3f8.png&quot;&gt;&lt;/picture&gt; &amp;nbsp; &amp;nbsp;network-vpn-disabled-symbolic&lt;br&gt;" calcext:value-type="string">
            <text:p>&lt;picture&gt;&lt;source media="(prefers-color-scheme: dark)" srcset="https://github.com/StorageB/icons/blob/main/GNOME48Adwaita/light/network-vpn-disabled-symbolic.svg"&gt;&lt;source media="(prefers-color-scheme: light)" srcset="https://github.com/StorageB/icons/blob/main/GNOME48Adwaita/dark/network-vpn-disabled-symbolic.svg"&gt;&lt;img alt="network-vpn-disabled-symbolic" src="https://user-images.githubusercontent.com/25423296/163456779-a8556205-d0a5-45e2-ac17-42d089e3c3f8.png"&gt;&lt;/picture&gt; &amp;nbsp; &amp;nbsp;network-vpn-disabl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vpn-disconnected-symbolic.svg</text:p>
          </table:table-cell>
          <table:table-cell office:value-type="string" calcext:value-type="string">
            <text:p>network-vpn-disconnect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4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46] &amp; CHAR(34) &amp; &quot;&gt;&quot; &amp; &#10;&quot;&lt;img alt=&quot; &amp; CHAR(34) &amp; [.B54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6] &amp; &quot;&lt;br&gt;&quot;" office:value-type="string" office:string-value="&lt;picture&gt;&lt;source media=&quot;(prefers-color-scheme: dark)&quot; srcset=&quot;https://github.com/StorageB/icons/blob/main/GNOME48Adwaita/light/network-vpn-disconnected-symbolic.svg&quot;&gt;&lt;source media=&quot;(prefers-color-scheme: light)&quot; srcset=&quot;https://github.com/StorageB/icons/blob/main/GNOME48Adwaita/dark/network-vpn-disconnected-symbolic.svg&quot;&gt;&lt;img alt=&quot;network-vpn-disconnected-symbolic&quot; src=&quot;https://user-images.githubusercontent.com/25423296/163456779-a8556205-d0a5-45e2-ac17-42d089e3c3f8.png&quot;&gt;&lt;/picture&gt; &amp;nbsp; &amp;nbsp;network-vpn-disconnected-symbolic&lt;br&gt;" calcext:value-type="string">
            <text:p>&lt;picture&gt;&lt;source media="(prefers-color-scheme: dark)" srcset="https://github.com/StorageB/icons/blob/main/GNOME48Adwaita/light/network-vpn-disconnected-symbolic.svg"&gt;&lt;source media="(prefers-color-scheme: light)" srcset="https://github.com/StorageB/icons/blob/main/GNOME48Adwaita/dark/network-vpn-disconnected-symbolic.svg"&gt;&lt;img alt="network-vpn-disconnected-symbolic" src="https://user-images.githubusercontent.com/25423296/163456779-a8556205-d0a5-45e2-ac17-42d089e3c3f8.png"&gt;&lt;/picture&gt; &amp;nbsp; &amp;nbsp;network-vpn-disconnect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vpn-no-route-symbolic.svg</text:p>
          </table:table-cell>
          <table:table-cell office:value-type="string" calcext:value-type="string">
            <text:p>network-vpn-no-rou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4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47] &amp; CHAR(34) &amp; &quot;&gt;&quot; &amp; &#10;&quot;&lt;img alt=&quot; &amp; CHAR(34) &amp; [.B54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7] &amp; &quot;&lt;br&gt;&quot;" office:value-type="string" office:string-value="&lt;picture&gt;&lt;source media=&quot;(prefers-color-scheme: dark)&quot; srcset=&quot;https://github.com/StorageB/icons/blob/main/GNOME48Adwaita/light/network-vpn-no-route-symbolic.svg&quot;&gt;&lt;source media=&quot;(prefers-color-scheme: light)&quot; srcset=&quot;https://github.com/StorageB/icons/blob/main/GNOME48Adwaita/dark/network-vpn-no-route-symbolic.svg&quot;&gt;&lt;img alt=&quot;network-vpn-no-route-symbolic&quot; src=&quot;https://user-images.githubusercontent.com/25423296/163456779-a8556205-d0a5-45e2-ac17-42d089e3c3f8.png&quot;&gt;&lt;/picture&gt; &amp;nbsp; &amp;nbsp;network-vpn-no-route-symbolic&lt;br&gt;" calcext:value-type="string">
            <text:p>&lt;picture&gt;&lt;source media="(prefers-color-scheme: dark)" srcset="https://github.com/StorageB/icons/blob/main/GNOME48Adwaita/light/network-vpn-no-route-symbolic.svg"&gt;&lt;source media="(prefers-color-scheme: light)" srcset="https://github.com/StorageB/icons/blob/main/GNOME48Adwaita/dark/network-vpn-no-route-symbolic.svg"&gt;&lt;img alt="network-vpn-no-route-symbolic" src="https://user-images.githubusercontent.com/25423296/163456779-a8556205-d0a5-45e2-ac17-42d089e3c3f8.png"&gt;&lt;/picture&gt; &amp;nbsp; &amp;nbsp;network-vpn-no-rout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vpn-symbolic.svg</text:p>
          </table:table-cell>
          <table:table-cell office:value-type="string" calcext:value-type="string">
            <text:p>network-vp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4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48] &amp; CHAR(34) &amp; &quot;&gt;&quot; &amp; &#10;&quot;&lt;img alt=&quot; &amp; CHAR(34) &amp; [.B54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8] &amp; &quot;&lt;br&gt;&quot;" office:value-type="string" office:string-value="&lt;picture&gt;&lt;source media=&quot;(prefers-color-scheme: dark)&quot; srcset=&quot;https://github.com/StorageB/icons/blob/main/GNOME48Adwaita/light/network-vpn-symbolic.svg&quot;&gt;&lt;source media=&quot;(prefers-color-scheme: light)&quot; srcset=&quot;https://github.com/StorageB/icons/blob/main/GNOME48Adwaita/dark/network-vpn-symbolic.svg&quot;&gt;&lt;img alt=&quot;network-vpn-symbolic&quot; src=&quot;https://user-images.githubusercontent.com/25423296/163456779-a8556205-d0a5-45e2-ac17-42d089e3c3f8.png&quot;&gt;&lt;/picture&gt; &amp;nbsp; &amp;nbsp;network-vpn-symbolic&lt;br&gt;" calcext:value-type="string">
            <text:p>&lt;picture&gt;&lt;source media="(prefers-color-scheme: dark)" srcset="https://github.com/StorageB/icons/blob/main/GNOME48Adwaita/light/network-vpn-symbolic.svg"&gt;&lt;source media="(prefers-color-scheme: light)" srcset="https://github.com/StorageB/icons/blob/main/GNOME48Adwaita/dark/network-vpn-symbolic.svg"&gt;&lt;img alt="network-vpn-symbolic" src="https://user-images.githubusercontent.com/25423296/163456779-a8556205-d0a5-45e2-ac17-42d089e3c3f8.png"&gt;&lt;/picture&gt; &amp;nbsp; &amp;nbsp;network-vpn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wired-acquiring-symbolic.svg</text:p>
          </table:table-cell>
          <table:table-cell office:value-type="string" calcext:value-type="string">
            <text:p>network-wired-acquir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4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49] &amp; CHAR(34) &amp; &quot;&gt;&quot; &amp; &#10;&quot;&lt;img alt=&quot; &amp; CHAR(34) &amp; [.B54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49] &amp; &quot;&lt;br&gt;&quot;" office:value-type="string" office:string-value="&lt;picture&gt;&lt;source media=&quot;(prefers-color-scheme: dark)&quot; srcset=&quot;https://github.com/StorageB/icons/blob/main/GNOME48Adwaita/light/network-wired-acquiring-symbolic.svg&quot;&gt;&lt;source media=&quot;(prefers-color-scheme: light)&quot; srcset=&quot;https://github.com/StorageB/icons/blob/main/GNOME48Adwaita/dark/network-wired-acquiring-symbolic.svg&quot;&gt;&lt;img alt=&quot;network-wired-acquiring-symbolic&quot; src=&quot;https://user-images.githubusercontent.com/25423296/163456779-a8556205-d0a5-45e2-ac17-42d089e3c3f8.png&quot;&gt;&lt;/picture&gt; &amp;nbsp; &amp;nbsp;network-wired-acquiring-symbolic&lt;br&gt;" calcext:value-type="string">
            <text:p>&lt;picture&gt;&lt;source media="(prefers-color-scheme: dark)" srcset="https://github.com/StorageB/icons/blob/main/GNOME48Adwaita/light/network-wired-acquiring-symbolic.svg"&gt;&lt;source media="(prefers-color-scheme: light)" srcset="https://github.com/StorageB/icons/blob/main/GNOME48Adwaita/dark/network-wired-acquiring-symbolic.svg"&gt;&lt;img alt="network-wired-acquiring-symbolic" src="https://user-images.githubusercontent.com/25423296/163456779-a8556205-d0a5-45e2-ac17-42d089e3c3f8.png"&gt;&lt;/picture&gt; &amp;nbsp; &amp;nbsp;network-wired-acquir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wired-disconnected-symbolic.svg</text:p>
          </table:table-cell>
          <table:table-cell office:value-type="string" calcext:value-type="string">
            <text:p>network-wired-disconnect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5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50] &amp; CHAR(34) &amp; &quot;&gt;&quot; &amp; &#10;&quot;&lt;img alt=&quot; &amp; CHAR(34) &amp; [.B55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0] &amp; &quot;&lt;br&gt;&quot;" office:value-type="string" office:string-value="&lt;picture&gt;&lt;source media=&quot;(prefers-color-scheme: dark)&quot; srcset=&quot;https://github.com/StorageB/icons/blob/main/GNOME48Adwaita/light/network-wired-disconnected-symbolic.svg&quot;&gt;&lt;source media=&quot;(prefers-color-scheme: light)&quot; srcset=&quot;https://github.com/StorageB/icons/blob/main/GNOME48Adwaita/dark/network-wired-disconnected-symbolic.svg&quot;&gt;&lt;img alt=&quot;network-wired-disconnected-symbolic&quot; src=&quot;https://user-images.githubusercontent.com/25423296/163456779-a8556205-d0a5-45e2-ac17-42d089e3c3f8.png&quot;&gt;&lt;/picture&gt; &amp;nbsp; &amp;nbsp;network-wired-disconnected-symbolic&lt;br&gt;" calcext:value-type="string">
            <text:p>&lt;picture&gt;&lt;source media="(prefers-color-scheme: dark)" srcset="https://github.com/StorageB/icons/blob/main/GNOME48Adwaita/light/network-wired-disconnected-symbolic.svg"&gt;&lt;source media="(prefers-color-scheme: light)" srcset="https://github.com/StorageB/icons/blob/main/GNOME48Adwaita/dark/network-wired-disconnected-symbolic.svg"&gt;&lt;img alt="network-wired-disconnected-symbolic" src="https://user-images.githubusercontent.com/25423296/163456779-a8556205-d0a5-45e2-ac17-42d089e3c3f8.png"&gt;&lt;/picture&gt; &amp;nbsp; &amp;nbsp;network-wired-disconnect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wired-no-route-symbolic.svg</text:p>
          </table:table-cell>
          <table:table-cell office:value-type="string" calcext:value-type="string">
            <text:p>network-wired-no-rou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5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51] &amp; CHAR(34) &amp; &quot;&gt;&quot; &amp; &#10;&quot;&lt;img alt=&quot; &amp; CHAR(34) &amp; [.B55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1] &amp; &quot;&lt;br&gt;&quot;" office:value-type="string" office:string-value="&lt;picture&gt;&lt;source media=&quot;(prefers-color-scheme: dark)&quot; srcset=&quot;https://github.com/StorageB/icons/blob/main/GNOME48Adwaita/light/network-wired-no-route-symbolic.svg&quot;&gt;&lt;source media=&quot;(prefers-color-scheme: light)&quot; srcset=&quot;https://github.com/StorageB/icons/blob/main/GNOME48Adwaita/dark/network-wired-no-route-symbolic.svg&quot;&gt;&lt;img alt=&quot;network-wired-no-route-symbolic&quot; src=&quot;https://user-images.githubusercontent.com/25423296/163456779-a8556205-d0a5-45e2-ac17-42d089e3c3f8.png&quot;&gt;&lt;/picture&gt; &amp;nbsp; &amp;nbsp;network-wired-no-route-symbolic&lt;br&gt;" calcext:value-type="string">
            <text:p>&lt;picture&gt;&lt;source media="(prefers-color-scheme: dark)" srcset="https://github.com/StorageB/icons/blob/main/GNOME48Adwaita/light/network-wired-no-route-symbolic.svg"&gt;&lt;source media="(prefers-color-scheme: light)" srcset="https://github.com/StorageB/icons/blob/main/GNOME48Adwaita/dark/network-wired-no-route-symbolic.svg"&gt;&lt;img alt="network-wired-no-route-symbolic" src="https://user-images.githubusercontent.com/25423296/163456779-a8556205-d0a5-45e2-ac17-42d089e3c3f8.png"&gt;&lt;/picture&gt; &amp;nbsp; &amp;nbsp;network-wired-no-rout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wireless-acquiring-symbolic.svg</text:p>
          </table:table-cell>
          <table:table-cell office:value-type="string" calcext:value-type="string">
            <text:p>network-wireless-acquir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5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52] &amp; CHAR(34) &amp; &quot;&gt;&quot; &amp; &#10;&quot;&lt;img alt=&quot; &amp; CHAR(34) &amp; [.B55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2] &amp; &quot;&lt;br&gt;&quot;" office:value-type="string" office:string-value="&lt;picture&gt;&lt;source media=&quot;(prefers-color-scheme: dark)&quot; srcset=&quot;https://github.com/StorageB/icons/blob/main/GNOME48Adwaita/light/network-wireless-acquiring-symbolic.svg&quot;&gt;&lt;source media=&quot;(prefers-color-scheme: light)&quot; srcset=&quot;https://github.com/StorageB/icons/blob/main/GNOME48Adwaita/dark/network-wireless-acquiring-symbolic.svg&quot;&gt;&lt;img alt=&quot;network-wireless-acquiring-symbolic&quot; src=&quot;https://user-images.githubusercontent.com/25423296/163456779-a8556205-d0a5-45e2-ac17-42d089e3c3f8.png&quot;&gt;&lt;/picture&gt; &amp;nbsp; &amp;nbsp;network-wireless-acquiring-symbolic&lt;br&gt;" calcext:value-type="string">
            <text:p>&lt;picture&gt;&lt;source media="(prefers-color-scheme: dark)" srcset="https://github.com/StorageB/icons/blob/main/GNOME48Adwaita/light/network-wireless-acquiring-symbolic.svg"&gt;&lt;source media="(prefers-color-scheme: light)" srcset="https://github.com/StorageB/icons/blob/main/GNOME48Adwaita/dark/network-wireless-acquiring-symbolic.svg"&gt;&lt;img alt="network-wireless-acquiring-symbolic" src="https://user-images.githubusercontent.com/25423296/163456779-a8556205-d0a5-45e2-ac17-42d089e3c3f8.png"&gt;&lt;/picture&gt; &amp;nbsp; &amp;nbsp;network-wireless-acquir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wireless-connected-symbolic.svg</text:p>
          </table:table-cell>
          <table:table-cell office:value-type="string" calcext:value-type="string">
            <text:p>network-wireless-connect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5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53] &amp; CHAR(34) &amp; &quot;&gt;&quot; &amp; &#10;&quot;&lt;img alt=&quot; &amp; CHAR(34) &amp; [.B55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3] &amp; &quot;&lt;br&gt;&quot;" office:value-type="string" office:string-value="&lt;picture&gt;&lt;source media=&quot;(prefers-color-scheme: dark)&quot; srcset=&quot;https://github.com/StorageB/icons/blob/main/GNOME48Adwaita/light/network-wireless-connected-symbolic.svg&quot;&gt;&lt;source media=&quot;(prefers-color-scheme: light)&quot; srcset=&quot;https://github.com/StorageB/icons/blob/main/GNOME48Adwaita/dark/network-wireless-connected-symbolic.svg&quot;&gt;&lt;img alt=&quot;network-wireless-connected-symbolic&quot; src=&quot;https://user-images.githubusercontent.com/25423296/163456779-a8556205-d0a5-45e2-ac17-42d089e3c3f8.png&quot;&gt;&lt;/picture&gt; &amp;nbsp; &amp;nbsp;network-wireless-connected-symbolic&lt;br&gt;" calcext:value-type="string">
            <text:p>&lt;picture&gt;&lt;source media="(prefers-color-scheme: dark)" srcset="https://github.com/StorageB/icons/blob/main/GNOME48Adwaita/light/network-wireless-connected-symbolic.svg"&gt;&lt;source media="(prefers-color-scheme: light)" srcset="https://github.com/StorageB/icons/blob/main/GNOME48Adwaita/dark/network-wireless-connected-symbolic.svg"&gt;&lt;img alt="network-wireless-connected-symbolic" src="https://user-images.githubusercontent.com/25423296/163456779-a8556205-d0a5-45e2-ac17-42d089e3c3f8.png"&gt;&lt;/picture&gt; &amp;nbsp; &amp;nbsp;network-wireless-connect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wireless-disabled-symbolic.svg</text:p>
          </table:table-cell>
          <table:table-cell office:value-type="string" calcext:value-type="string">
            <text:p>network-wireless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5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54] &amp; CHAR(34) &amp; &quot;&gt;&quot; &amp; &#10;&quot;&lt;img alt=&quot; &amp; CHAR(34) &amp; [.B55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4] &amp; &quot;&lt;br&gt;&quot;" office:value-type="string" office:string-value="&lt;picture&gt;&lt;source media=&quot;(prefers-color-scheme: dark)&quot; srcset=&quot;https://github.com/StorageB/icons/blob/main/GNOME48Adwaita/light/network-wireless-disabled-symbolic.svg&quot;&gt;&lt;source media=&quot;(prefers-color-scheme: light)&quot; srcset=&quot;https://github.com/StorageB/icons/blob/main/GNOME48Adwaita/dark/network-wireless-disabled-symbolic.svg&quot;&gt;&lt;img alt=&quot;network-wireless-disabled-symbolic&quot; src=&quot;https://user-images.githubusercontent.com/25423296/163456779-a8556205-d0a5-45e2-ac17-42d089e3c3f8.png&quot;&gt;&lt;/picture&gt; &amp;nbsp; &amp;nbsp;network-wireless-disabled-symbolic&lt;br&gt;" calcext:value-type="string">
            <text:p>&lt;picture&gt;&lt;source media="(prefers-color-scheme: dark)" srcset="https://github.com/StorageB/icons/blob/main/GNOME48Adwaita/light/network-wireless-disabled-symbolic.svg"&gt;&lt;source media="(prefers-color-scheme: light)" srcset="https://github.com/StorageB/icons/blob/main/GNOME48Adwaita/dark/network-wireless-disabled-symbolic.svg"&gt;&lt;img alt="network-wireless-disabled-symbolic" src="https://user-images.githubusercontent.com/25423296/163456779-a8556205-d0a5-45e2-ac17-42d089e3c3f8.png"&gt;&lt;/picture&gt; &amp;nbsp; &amp;nbsp;network-wireless-disabl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wireless-encrypted-symbolic.svg</text:p>
          </table:table-cell>
          <table:table-cell office:value-type="string" calcext:value-type="string">
            <text:p>network-wireless-encrypt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5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55] &amp; CHAR(34) &amp; &quot;&gt;&quot; &amp; &#10;&quot;&lt;img alt=&quot; &amp; CHAR(34) &amp; [.B55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5] &amp; &quot;&lt;br&gt;&quot;" office:value-type="string" office:string-value="&lt;picture&gt;&lt;source media=&quot;(prefers-color-scheme: dark)&quot; srcset=&quot;https://github.com/StorageB/icons/blob/main/GNOME48Adwaita/light/network-wireless-encrypted-symbolic.svg&quot;&gt;&lt;source media=&quot;(prefers-color-scheme: light)&quot; srcset=&quot;https://github.com/StorageB/icons/blob/main/GNOME48Adwaita/dark/network-wireless-encrypted-symbolic.svg&quot;&gt;&lt;img alt=&quot;network-wireless-encrypted-symbolic&quot; src=&quot;https://user-images.githubusercontent.com/25423296/163456779-a8556205-d0a5-45e2-ac17-42d089e3c3f8.png&quot;&gt;&lt;/picture&gt; &amp;nbsp; &amp;nbsp;network-wireless-encrypted-symbolic&lt;br&gt;" calcext:value-type="string">
            <text:p>&lt;picture&gt;&lt;source media="(prefers-color-scheme: dark)" srcset="https://github.com/StorageB/icons/blob/main/GNOME48Adwaita/light/network-wireless-encrypted-symbolic.svg"&gt;&lt;source media="(prefers-color-scheme: light)" srcset="https://github.com/StorageB/icons/blob/main/GNOME48Adwaita/dark/network-wireless-encrypted-symbolic.svg"&gt;&lt;img alt="network-wireless-encrypted-symbolic" src="https://user-images.githubusercontent.com/25423296/163456779-a8556205-d0a5-45e2-ac17-42d089e3c3f8.png"&gt;&lt;/picture&gt; &amp;nbsp; &amp;nbsp;network-wireless-encrypt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wireless-hardware-disabled-symbolic.svg</text:p>
          </table:table-cell>
          <table:table-cell office:value-type="string" calcext:value-type="string">
            <text:p>network-wireless-hardware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5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56] &amp; CHAR(34) &amp; &quot;&gt;&quot; &amp; &#10;&quot;&lt;img alt=&quot; &amp; CHAR(34) &amp; [.B55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6] &amp; &quot;&lt;br&gt;&quot;" office:value-type="string" office:string-value="&lt;picture&gt;&lt;source media=&quot;(prefers-color-scheme: dark)&quot; srcset=&quot;https://github.com/StorageB/icons/blob/main/GNOME48Adwaita/light/network-wireless-hardware-disabled-symbolic.svg&quot;&gt;&lt;source media=&quot;(prefers-color-scheme: light)&quot; srcset=&quot;https://github.com/StorageB/icons/blob/main/GNOME48Adwaita/dark/network-wireless-hardware-disabled-symbolic.svg&quot;&gt;&lt;img alt=&quot;network-wireless-hardware-disabled-symbolic&quot; src=&quot;https://user-images.githubusercontent.com/25423296/163456779-a8556205-d0a5-45e2-ac17-42d089e3c3f8.png&quot;&gt;&lt;/picture&gt; &amp;nbsp; &amp;nbsp;network-wireless-hardware-disabled-symbolic&lt;br&gt;" calcext:value-type="string">
            <text:p>&lt;picture&gt;&lt;source media="(prefers-color-scheme: dark)" srcset="https://github.com/StorageB/icons/blob/main/GNOME48Adwaita/light/network-wireless-hardware-disabled-symbolic.svg"&gt;&lt;source media="(prefers-color-scheme: light)" srcset="https://github.com/StorageB/icons/blob/main/GNOME48Adwaita/dark/network-wireless-hardware-disabled-symbolic.svg"&gt;&lt;img alt="network-wireless-hardware-disabled-symbolic" src="https://user-images.githubusercontent.com/25423296/163456779-a8556205-d0a5-45e2-ac17-42d089e3c3f8.png"&gt;&lt;/picture&gt; &amp;nbsp; &amp;nbsp;network-wireless-hardware-disabl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wireless-hotspot-symbolic.svg</text:p>
          </table:table-cell>
          <table:table-cell office:value-type="string" calcext:value-type="string">
            <text:p>network-wireless-hotspo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5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57] &amp; CHAR(34) &amp; &quot;&gt;&quot; &amp; &#10;&quot;&lt;img alt=&quot; &amp; CHAR(34) &amp; [.B55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7] &amp; &quot;&lt;br&gt;&quot;" office:value-type="string" office:string-value="&lt;picture&gt;&lt;source media=&quot;(prefers-color-scheme: dark)&quot; srcset=&quot;https://github.com/StorageB/icons/blob/main/GNOME48Adwaita/light/network-wireless-hotspot-symbolic.svg&quot;&gt;&lt;source media=&quot;(prefers-color-scheme: light)&quot; srcset=&quot;https://github.com/StorageB/icons/blob/main/GNOME48Adwaita/dark/network-wireless-hotspot-symbolic.svg&quot;&gt;&lt;img alt=&quot;network-wireless-hotspot-symbolic&quot; src=&quot;https://user-images.githubusercontent.com/25423296/163456779-a8556205-d0a5-45e2-ac17-42d089e3c3f8.png&quot;&gt;&lt;/picture&gt; &amp;nbsp; &amp;nbsp;network-wireless-hotspot-symbolic&lt;br&gt;" calcext:value-type="string">
            <text:p>&lt;picture&gt;&lt;source media="(prefers-color-scheme: dark)" srcset="https://github.com/StorageB/icons/blob/main/GNOME48Adwaita/light/network-wireless-hotspot-symbolic.svg"&gt;&lt;source media="(prefers-color-scheme: light)" srcset="https://github.com/StorageB/icons/blob/main/GNOME48Adwaita/dark/network-wireless-hotspot-symbolic.svg"&gt;&lt;img alt="network-wireless-hotspot-symbolic" src="https://user-images.githubusercontent.com/25423296/163456779-a8556205-d0a5-45e2-ac17-42d089e3c3f8.png"&gt;&lt;/picture&gt; &amp;nbsp; &amp;nbsp;network-wireless-hotspo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wireless-no-route-symbolic.svg</text:p>
          </table:table-cell>
          <table:table-cell office:value-type="string" calcext:value-type="string">
            <text:p>network-wireless-no-rout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5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58] &amp; CHAR(34) &amp; &quot;&gt;&quot; &amp; &#10;&quot;&lt;img alt=&quot; &amp; CHAR(34) &amp; [.B55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8] &amp; &quot;&lt;br&gt;&quot;" office:value-type="string" office:string-value="&lt;picture&gt;&lt;source media=&quot;(prefers-color-scheme: dark)&quot; srcset=&quot;https://github.com/StorageB/icons/blob/main/GNOME48Adwaita/light/network-wireless-no-route-symbolic.svg&quot;&gt;&lt;source media=&quot;(prefers-color-scheme: light)&quot; srcset=&quot;https://github.com/StorageB/icons/blob/main/GNOME48Adwaita/dark/network-wireless-no-route-symbolic.svg&quot;&gt;&lt;img alt=&quot;network-wireless-no-route-symbolic&quot; src=&quot;https://user-images.githubusercontent.com/25423296/163456779-a8556205-d0a5-45e2-ac17-42d089e3c3f8.png&quot;&gt;&lt;/picture&gt; &amp;nbsp; &amp;nbsp;network-wireless-no-route-symbolic&lt;br&gt;" calcext:value-type="string">
            <text:p>&lt;picture&gt;&lt;source media="(prefers-color-scheme: dark)" srcset="https://github.com/StorageB/icons/blob/main/GNOME48Adwaita/light/network-wireless-no-route-symbolic.svg"&gt;&lt;source media="(prefers-color-scheme: light)" srcset="https://github.com/StorageB/icons/blob/main/GNOME48Adwaita/dark/network-wireless-no-route-symbolic.svg"&gt;&lt;img alt="network-wireless-no-route-symbolic" src="https://user-images.githubusercontent.com/25423296/163456779-a8556205-d0a5-45e2-ac17-42d089e3c3f8.png"&gt;&lt;/picture&gt; &amp;nbsp; &amp;nbsp;network-wireless-no-rout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wireless-offline-symbolic.svg</text:p>
          </table:table-cell>
          <table:table-cell office:value-type="string" calcext:value-type="string">
            <text:p>network-wireless-offlin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5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59] &amp; CHAR(34) &amp; &quot;&gt;&quot; &amp; &#10;&quot;&lt;img alt=&quot; &amp; CHAR(34) &amp; [.B55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59] &amp; &quot;&lt;br&gt;&quot;" office:value-type="string" office:string-value="&lt;picture&gt;&lt;source media=&quot;(prefers-color-scheme: dark)&quot; srcset=&quot;https://github.com/StorageB/icons/blob/main/GNOME48Adwaita/light/network-wireless-offline-symbolic.svg&quot;&gt;&lt;source media=&quot;(prefers-color-scheme: light)&quot; srcset=&quot;https://github.com/StorageB/icons/blob/main/GNOME48Adwaita/dark/network-wireless-offline-symbolic.svg&quot;&gt;&lt;img alt=&quot;network-wireless-offline-symbolic&quot; src=&quot;https://user-images.githubusercontent.com/25423296/163456779-a8556205-d0a5-45e2-ac17-42d089e3c3f8.png&quot;&gt;&lt;/picture&gt; &amp;nbsp; &amp;nbsp;network-wireless-offline-symbolic&lt;br&gt;" calcext:value-type="string">
            <text:p>&lt;picture&gt;&lt;source media="(prefers-color-scheme: dark)" srcset="https://github.com/StorageB/icons/blob/main/GNOME48Adwaita/light/network-wireless-offline-symbolic.svg"&gt;&lt;source media="(prefers-color-scheme: light)" srcset="https://github.com/StorageB/icons/blob/main/GNOME48Adwaita/dark/network-wireless-offline-symbolic.svg"&gt;&lt;img alt="network-wireless-offline-symbolic" src="https://user-images.githubusercontent.com/25423296/163456779-a8556205-d0a5-45e2-ac17-42d089e3c3f8.png"&gt;&lt;/picture&gt; &amp;nbsp; &amp;nbsp;network-wireless-offlin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wireless-signal-excellent-symbolic.svg</text:p>
          </table:table-cell>
          <table:table-cell office:value-type="string" calcext:value-type="string">
            <text:p>network-wireless-signal-excelle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6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60] &amp; CHAR(34) &amp; &quot;&gt;&quot; &amp; &#10;&quot;&lt;img alt=&quot; &amp; CHAR(34) &amp; [.B56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0] &amp; &quot;&lt;br&gt;&quot;" office:value-type="string" office:string-value="&lt;picture&gt;&lt;source media=&quot;(prefers-color-scheme: dark)&quot; srcset=&quot;https://github.com/StorageB/icons/blob/main/GNOME48Adwaita/light/network-wireless-signal-excellent-symbolic.svg&quot;&gt;&lt;source media=&quot;(prefers-color-scheme: light)&quot; srcset=&quot;https://github.com/StorageB/icons/blob/main/GNOME48Adwaita/dark/network-wireless-signal-excellent-symbolic.svg&quot;&gt;&lt;img alt=&quot;network-wireless-signal-excellent-symbolic&quot; src=&quot;https://user-images.githubusercontent.com/25423296/163456779-a8556205-d0a5-45e2-ac17-42d089e3c3f8.png&quot;&gt;&lt;/picture&gt; &amp;nbsp; &amp;nbsp;network-wireless-signal-excellent-symbolic&lt;br&gt;" calcext:value-type="string">
            <text:p>&lt;picture&gt;&lt;source media="(prefers-color-scheme: dark)" srcset="https://github.com/StorageB/icons/blob/main/GNOME48Adwaita/light/network-wireless-signal-excellent-symbolic.svg"&gt;&lt;source media="(prefers-color-scheme: light)" srcset="https://github.com/StorageB/icons/blob/main/GNOME48Adwaita/dark/network-wireless-signal-excellent-symbolic.svg"&gt;&lt;img alt="network-wireless-signal-excellent-symbolic" src="https://user-images.githubusercontent.com/25423296/163456779-a8556205-d0a5-45e2-ac17-42d089e3c3f8.png"&gt;&lt;/picture&gt; &amp;nbsp; &amp;nbsp;network-wireless-signal-excellen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wireless-signal-good-symbolic.svg</text:p>
          </table:table-cell>
          <table:table-cell office:value-type="string" calcext:value-type="string">
            <text:p>network-wireless-signal-goo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6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61] &amp; CHAR(34) &amp; &quot;&gt;&quot; &amp; &#10;&quot;&lt;img alt=&quot; &amp; CHAR(34) &amp; [.B56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1] &amp; &quot;&lt;br&gt;&quot;" office:value-type="string" office:string-value="&lt;picture&gt;&lt;source media=&quot;(prefers-color-scheme: dark)&quot; srcset=&quot;https://github.com/StorageB/icons/blob/main/GNOME48Adwaita/light/network-wireless-signal-good-symbolic.svg&quot;&gt;&lt;source media=&quot;(prefers-color-scheme: light)&quot; srcset=&quot;https://github.com/StorageB/icons/blob/main/GNOME48Adwaita/dark/network-wireless-signal-good-symbolic.svg&quot;&gt;&lt;img alt=&quot;network-wireless-signal-good-symbolic&quot; src=&quot;https://user-images.githubusercontent.com/25423296/163456779-a8556205-d0a5-45e2-ac17-42d089e3c3f8.png&quot;&gt;&lt;/picture&gt; &amp;nbsp; &amp;nbsp;network-wireless-signal-good-symbolic&lt;br&gt;" calcext:value-type="string">
            <text:p>&lt;picture&gt;&lt;source media="(prefers-color-scheme: dark)" srcset="https://github.com/StorageB/icons/blob/main/GNOME48Adwaita/light/network-wireless-signal-good-symbolic.svg"&gt;&lt;source media="(prefers-color-scheme: light)" srcset="https://github.com/StorageB/icons/blob/main/GNOME48Adwaita/dark/network-wireless-signal-good-symbolic.svg"&gt;&lt;img alt="network-wireless-signal-good-symbolic" src="https://user-images.githubusercontent.com/25423296/163456779-a8556205-d0a5-45e2-ac17-42d089e3c3f8.png"&gt;&lt;/picture&gt; &amp;nbsp; &amp;nbsp;network-wireless-signal-goo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wireless-signal-none-symbolic.svg</text:p>
          </table:table-cell>
          <table:table-cell office:value-type="string" calcext:value-type="string">
            <text:p>network-wireless-signal-non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6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62] &amp; CHAR(34) &amp; &quot;&gt;&quot; &amp; &#10;&quot;&lt;img alt=&quot; &amp; CHAR(34) &amp; [.B56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2] &amp; &quot;&lt;br&gt;&quot;" office:value-type="string" office:string-value="&lt;picture&gt;&lt;source media=&quot;(prefers-color-scheme: dark)&quot; srcset=&quot;https://github.com/StorageB/icons/blob/main/GNOME48Adwaita/light/network-wireless-signal-none-symbolic.svg&quot;&gt;&lt;source media=&quot;(prefers-color-scheme: light)&quot; srcset=&quot;https://github.com/StorageB/icons/blob/main/GNOME48Adwaita/dark/network-wireless-signal-none-symbolic.svg&quot;&gt;&lt;img alt=&quot;network-wireless-signal-none-symbolic&quot; src=&quot;https://user-images.githubusercontent.com/25423296/163456779-a8556205-d0a5-45e2-ac17-42d089e3c3f8.png&quot;&gt;&lt;/picture&gt; &amp;nbsp; &amp;nbsp;network-wireless-signal-none-symbolic&lt;br&gt;" calcext:value-type="string">
            <text:p>&lt;picture&gt;&lt;source media="(prefers-color-scheme: dark)" srcset="https://github.com/StorageB/icons/blob/main/GNOME48Adwaita/light/network-wireless-signal-none-symbolic.svg"&gt;&lt;source media="(prefers-color-scheme: light)" srcset="https://github.com/StorageB/icons/blob/main/GNOME48Adwaita/dark/network-wireless-signal-none-symbolic.svg"&gt;&lt;img alt="network-wireless-signal-none-symbolic" src="https://user-images.githubusercontent.com/25423296/163456779-a8556205-d0a5-45e2-ac17-42d089e3c3f8.png"&gt;&lt;/picture&gt; &amp;nbsp; &amp;nbsp;network-wireless-signal-non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wireless-signal-ok-symbolic.svg</text:p>
          </table:table-cell>
          <table:table-cell office:value-type="string" calcext:value-type="string">
            <text:p>network-wireless-signal-o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6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63] &amp; CHAR(34) &amp; &quot;&gt;&quot; &amp; &#10;&quot;&lt;img alt=&quot; &amp; CHAR(34) &amp; [.B56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3] &amp; &quot;&lt;br&gt;&quot;" office:value-type="string" office:string-value="&lt;picture&gt;&lt;source media=&quot;(prefers-color-scheme: dark)&quot; srcset=&quot;https://github.com/StorageB/icons/blob/main/GNOME48Adwaita/light/network-wireless-signal-ok-symbolic.svg&quot;&gt;&lt;source media=&quot;(prefers-color-scheme: light)&quot; srcset=&quot;https://github.com/StorageB/icons/blob/main/GNOME48Adwaita/dark/network-wireless-signal-ok-symbolic.svg&quot;&gt;&lt;img alt=&quot;network-wireless-signal-ok-symbolic&quot; src=&quot;https://user-images.githubusercontent.com/25423296/163456779-a8556205-d0a5-45e2-ac17-42d089e3c3f8.png&quot;&gt;&lt;/picture&gt; &amp;nbsp; &amp;nbsp;network-wireless-signal-ok-symbolic&lt;br&gt;" calcext:value-type="string">
            <text:p>&lt;picture&gt;&lt;source media="(prefers-color-scheme: dark)" srcset="https://github.com/StorageB/icons/blob/main/GNOME48Adwaita/light/network-wireless-signal-ok-symbolic.svg"&gt;&lt;source media="(prefers-color-scheme: light)" srcset="https://github.com/StorageB/icons/blob/main/GNOME48Adwaita/dark/network-wireless-signal-ok-symbolic.svg"&gt;&lt;img alt="network-wireless-signal-ok-symbolic" src="https://user-images.githubusercontent.com/25423296/163456779-a8556205-d0a5-45e2-ac17-42d089e3c3f8.png"&gt;&lt;/picture&gt; &amp;nbsp; &amp;nbsp;network-wireless-signal-ok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etwork-wireless-signal-weak-symbolic.svg</text:p>
          </table:table-cell>
          <table:table-cell office:value-type="string" calcext:value-type="string">
            <text:p>network-wireless-signal-weak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6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64] &amp; CHAR(34) &amp; &quot;&gt;&quot; &amp; &#10;&quot;&lt;img alt=&quot; &amp; CHAR(34) &amp; [.B56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4] &amp; &quot;&lt;br&gt;&quot;" office:value-type="string" office:string-value="&lt;picture&gt;&lt;source media=&quot;(prefers-color-scheme: dark)&quot; srcset=&quot;https://github.com/StorageB/icons/blob/main/GNOME48Adwaita/light/network-wireless-signal-weak-symbolic.svg&quot;&gt;&lt;source media=&quot;(prefers-color-scheme: light)&quot; srcset=&quot;https://github.com/StorageB/icons/blob/main/GNOME48Adwaita/dark/network-wireless-signal-weak-symbolic.svg&quot;&gt;&lt;img alt=&quot;network-wireless-signal-weak-symbolic&quot; src=&quot;https://user-images.githubusercontent.com/25423296/163456779-a8556205-d0a5-45e2-ac17-42d089e3c3f8.png&quot;&gt;&lt;/picture&gt; &amp;nbsp; &amp;nbsp;network-wireless-signal-weak-symbolic&lt;br&gt;" calcext:value-type="string">
            <text:p>&lt;picture&gt;&lt;source media="(prefers-color-scheme: dark)" srcset="https://github.com/StorageB/icons/blob/main/GNOME48Adwaita/light/network-wireless-signal-weak-symbolic.svg"&gt;&lt;source media="(prefers-color-scheme: light)" srcset="https://github.com/StorageB/icons/blob/main/GNOME48Adwaita/dark/network-wireless-signal-weak-symbolic.svg"&gt;&lt;img alt="network-wireless-signal-weak-symbolic" src="https://user-images.githubusercontent.com/25423296/163456779-a8556205-d0a5-45e2-ac17-42d089e3c3f8.png"&gt;&lt;/picture&gt; &amp;nbsp; &amp;nbsp;network-wireless-signal-weak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ight-light-disabled-symbolic.svg</text:p>
          </table:table-cell>
          <table:table-cell office:value-type="string" calcext:value-type="string">
            <text:p>night-light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6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65] &amp; CHAR(34) &amp; &quot;&gt;&quot; &amp; &#10;&quot;&lt;img alt=&quot; &amp; CHAR(34) &amp; [.B56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5] &amp; &quot;&lt;br&gt;&quot;" office:value-type="string" office:string-value="&lt;picture&gt;&lt;source media=&quot;(prefers-color-scheme: dark)&quot; srcset=&quot;https://github.com/StorageB/icons/blob/main/GNOME48Adwaita/light/night-light-disabled-symbolic.svg&quot;&gt;&lt;source media=&quot;(prefers-color-scheme: light)&quot; srcset=&quot;https://github.com/StorageB/icons/blob/main/GNOME48Adwaita/dark/night-light-disabled-symbolic.svg&quot;&gt;&lt;img alt=&quot;night-light-disabled-symbolic&quot; src=&quot;https://user-images.githubusercontent.com/25423296/163456779-a8556205-d0a5-45e2-ac17-42d089e3c3f8.png&quot;&gt;&lt;/picture&gt; &amp;nbsp; &amp;nbsp;night-light-disabled-symbolic&lt;br&gt;" calcext:value-type="string">
            <text:p>&lt;picture&gt;&lt;source media="(prefers-color-scheme: dark)" srcset="https://github.com/StorageB/icons/blob/main/GNOME48Adwaita/light/night-light-disabled-symbolic.svg"&gt;&lt;source media="(prefers-color-scheme: light)" srcset="https://github.com/StorageB/icons/blob/main/GNOME48Adwaita/dark/night-light-disabled-symbolic.svg"&gt;&lt;img alt="night-light-disabled-symbolic" src="https://user-images.githubusercontent.com/25423296/163456779-a8556205-d0a5-45e2-ac17-42d089e3c3f8.png"&gt;&lt;/picture&gt; &amp;nbsp; &amp;nbsp;night-light-disabl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ight-light-symbolic.svg</text:p>
          </table:table-cell>
          <table:table-cell office:value-type="string" calcext:value-type="string">
            <text:p>night-ligh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6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66] &amp; CHAR(34) &amp; &quot;&gt;&quot; &amp; &#10;&quot;&lt;img alt=&quot; &amp; CHAR(34) &amp; [.B56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6] &amp; &quot;&lt;br&gt;&quot;" office:value-type="string" office:string-value="&lt;picture&gt;&lt;source media=&quot;(prefers-color-scheme: dark)&quot; srcset=&quot;https://github.com/StorageB/icons/blob/main/GNOME48Adwaita/light/night-light-symbolic.svg&quot;&gt;&lt;source media=&quot;(prefers-color-scheme: light)&quot; srcset=&quot;https://github.com/StorageB/icons/blob/main/GNOME48Adwaita/dark/night-light-symbolic.svg&quot;&gt;&lt;img alt=&quot;night-light-symbolic&quot; src=&quot;https://user-images.githubusercontent.com/25423296/163456779-a8556205-d0a5-45e2-ac17-42d089e3c3f8.png&quot;&gt;&lt;/picture&gt; &amp;nbsp; &amp;nbsp;night-light-symbolic&lt;br&gt;" calcext:value-type="string">
            <text:p>&lt;picture&gt;&lt;source media="(prefers-color-scheme: dark)" srcset="https://github.com/StorageB/icons/blob/main/GNOME48Adwaita/light/night-light-symbolic.svg"&gt;&lt;source media="(prefers-color-scheme: light)" srcset="https://github.com/StorageB/icons/blob/main/GNOME48Adwaita/dark/night-light-symbolic.svg"&gt;&lt;img alt="night-light-symbolic" src="https://user-images.githubusercontent.com/25423296/163456779-a8556205-d0a5-45e2-ac17-42d089e3c3f8.png"&gt;&lt;/picture&gt; &amp;nbsp; &amp;nbsp;night-ligh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n-starred-symbolic.svg</text:p>
          </table:table-cell>
          <table:table-cell office:value-type="string" calcext:value-type="string">
            <text:p>non-starr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6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67] &amp; CHAR(34) &amp; &quot;&gt;&quot; &amp; &#10;&quot;&lt;img alt=&quot; &amp; CHAR(34) &amp; [.B56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7] &amp; &quot;&lt;br&gt;&quot;" office:value-type="string" office:string-value="&lt;picture&gt;&lt;source media=&quot;(prefers-color-scheme: dark)&quot; srcset=&quot;https://github.com/StorageB/icons/blob/main/GNOME48Adwaita/light/non-starred-symbolic.svg&quot;&gt;&lt;source media=&quot;(prefers-color-scheme: light)&quot; srcset=&quot;https://github.com/StorageB/icons/blob/main/GNOME48Adwaita/dark/non-starred-symbolic.svg&quot;&gt;&lt;img alt=&quot;non-starred-symbolic&quot; src=&quot;https://user-images.githubusercontent.com/25423296/163456779-a8556205-d0a5-45e2-ac17-42d089e3c3f8.png&quot;&gt;&lt;/picture&gt; &amp;nbsp; &amp;nbsp;non-starred-symbolic&lt;br&gt;" calcext:value-type="string">
            <text:p>&lt;picture&gt;&lt;source media="(prefers-color-scheme: dark)" srcset="https://github.com/StorageB/icons/blob/main/GNOME48Adwaita/light/non-starred-symbolic.svg"&gt;&lt;source media="(prefers-color-scheme: light)" srcset="https://github.com/StorageB/icons/blob/main/GNOME48Adwaita/dark/non-starred-symbolic.svg"&gt;&lt;img alt="non-starred-symbolic" src="https://user-images.githubusercontent.com/25423296/163456779-a8556205-d0a5-45e2-ac17-42d089e3c3f8.png"&gt;&lt;/picture&gt; &amp;nbsp; &amp;nbsp;non-starr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tifications-disabled-symbolic.svg</text:p>
          </table:table-cell>
          <table:table-cell office:value-type="string" calcext:value-type="string">
            <text:p>notifications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6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68] &amp; CHAR(34) &amp; &quot;&gt;&quot; &amp; &#10;&quot;&lt;img alt=&quot; &amp; CHAR(34) &amp; [.B56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8] &amp; &quot;&lt;br&gt;&quot;" office:value-type="string" office:string-value="&lt;picture&gt;&lt;source media=&quot;(prefers-color-scheme: dark)&quot; srcset=&quot;https://github.com/StorageB/icons/blob/main/GNOME48Adwaita/light/notifications-disabled-symbolic.svg&quot;&gt;&lt;source media=&quot;(prefers-color-scheme: light)&quot; srcset=&quot;https://github.com/StorageB/icons/blob/main/GNOME48Adwaita/dark/notifications-disabled-symbolic.svg&quot;&gt;&lt;img alt=&quot;notifications-disabled-symbolic&quot; src=&quot;https://user-images.githubusercontent.com/25423296/163456779-a8556205-d0a5-45e2-ac17-42d089e3c3f8.png&quot;&gt;&lt;/picture&gt; &amp;nbsp; &amp;nbsp;notifications-disabled-symbolic&lt;br&gt;" calcext:value-type="string">
            <text:p>&lt;picture&gt;&lt;source media="(prefers-color-scheme: dark)" srcset="https://github.com/StorageB/icons/blob/main/GNOME48Adwaita/light/notifications-disabled-symbolic.svg"&gt;&lt;source media="(prefers-color-scheme: light)" srcset="https://github.com/StorageB/icons/blob/main/GNOME48Adwaita/dark/notifications-disabled-symbolic.svg"&gt;&lt;img alt="notifications-disabled-symbolic" src="https://user-images.githubusercontent.com/25423296/163456779-a8556205-d0a5-45e2-ac17-42d089e3c3f8.png"&gt;&lt;/picture&gt; &amp;nbsp; &amp;nbsp;notifications-disabl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ientation-landscape-inverse-symbolic.svg</text:p>
          </table:table-cell>
          <table:table-cell office:value-type="string" calcext:value-type="string">
            <text:p>orientation-landscape-invers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6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69] &amp; CHAR(34) &amp; &quot;&gt;&quot; &amp; &#10;&quot;&lt;img alt=&quot; &amp; CHAR(34) &amp; [.B56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69] &amp; &quot;&lt;br&gt;&quot;" office:value-type="string" office:string-value="&lt;picture&gt;&lt;source media=&quot;(prefers-color-scheme: dark)&quot; srcset=&quot;https://github.com/StorageB/icons/blob/main/GNOME48Adwaita/light/orientation-landscape-inverse-symbolic.svg&quot;&gt;&lt;source media=&quot;(prefers-color-scheme: light)&quot; srcset=&quot;https://github.com/StorageB/icons/blob/main/GNOME48Adwaita/dark/orientation-landscape-inverse-symbolic.svg&quot;&gt;&lt;img alt=&quot;orientation-landscape-inverse-symbolic&quot; src=&quot;https://user-images.githubusercontent.com/25423296/163456779-a8556205-d0a5-45e2-ac17-42d089e3c3f8.png&quot;&gt;&lt;/picture&gt; &amp;nbsp; &amp;nbsp;orientation-landscape-inverse-symbolic&lt;br&gt;" calcext:value-type="string">
            <text:p>&lt;picture&gt;&lt;source media="(prefers-color-scheme: dark)" srcset="https://github.com/StorageB/icons/blob/main/GNOME48Adwaita/light/orientation-landscape-inverse-symbolic.svg"&gt;&lt;source media="(prefers-color-scheme: light)" srcset="https://github.com/StorageB/icons/blob/main/GNOME48Adwaita/dark/orientation-landscape-inverse-symbolic.svg"&gt;&lt;img alt="orientation-landscape-inverse-symbolic" src="https://user-images.githubusercontent.com/25423296/163456779-a8556205-d0a5-45e2-ac17-42d089e3c3f8.png"&gt;&lt;/picture&gt; &amp;nbsp; &amp;nbsp;orientation-landscape-invers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ientation-landscape-symbolic.svg</text:p>
          </table:table-cell>
          <table:table-cell office:value-type="string" calcext:value-type="string">
            <text:p>orientation-landscap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7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70] &amp; CHAR(34) &amp; &quot;&gt;&quot; &amp; &#10;&quot;&lt;img alt=&quot; &amp; CHAR(34) &amp; [.B57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0] &amp; &quot;&lt;br&gt;&quot;" office:value-type="string" office:string-value="&lt;picture&gt;&lt;source media=&quot;(prefers-color-scheme: dark)&quot; srcset=&quot;https://github.com/StorageB/icons/blob/main/GNOME48Adwaita/light/orientation-landscape-symbolic.svg&quot;&gt;&lt;source media=&quot;(prefers-color-scheme: light)&quot; srcset=&quot;https://github.com/StorageB/icons/blob/main/GNOME48Adwaita/dark/orientation-landscape-symbolic.svg&quot;&gt;&lt;img alt=&quot;orientation-landscape-symbolic&quot; src=&quot;https://user-images.githubusercontent.com/25423296/163456779-a8556205-d0a5-45e2-ac17-42d089e3c3f8.png&quot;&gt;&lt;/picture&gt; &amp;nbsp; &amp;nbsp;orientation-landscape-symbolic&lt;br&gt;" calcext:value-type="string">
            <text:p>&lt;picture&gt;&lt;source media="(prefers-color-scheme: dark)" srcset="https://github.com/StorageB/icons/blob/main/GNOME48Adwaita/light/orientation-landscape-symbolic.svg"&gt;&lt;source media="(prefers-color-scheme: light)" srcset="https://github.com/StorageB/icons/blob/main/GNOME48Adwaita/dark/orientation-landscape-symbolic.svg"&gt;&lt;img alt="orientation-landscape-symbolic" src="https://user-images.githubusercontent.com/25423296/163456779-a8556205-d0a5-45e2-ac17-42d089e3c3f8.png"&gt;&lt;/picture&gt; &amp;nbsp; &amp;nbsp;orientation-landscap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ientation-portrait-left-symbolic-rtl.svg</text:p>
          </table:table-cell>
          <table:table-cell office:value-type="string" calcext:value-type="string">
            <text:p>orientation-portrait-lef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7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71] &amp; CHAR(34) &amp; &quot;&gt;&quot; &amp; &#10;&quot;&lt;img alt=&quot; &amp; CHAR(34) &amp; [.B57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1] &amp; &quot;&lt;br&gt;&quot;" office:value-type="string" office:string-value="&lt;picture&gt;&lt;source media=&quot;(prefers-color-scheme: dark)&quot; srcset=&quot;https://github.com/StorageB/icons/blob/main/GNOME48Adwaita/light/orientation-portrait-left-symbolic-rtl.svg&quot;&gt;&lt;source media=&quot;(prefers-color-scheme: light)&quot; srcset=&quot;https://github.com/StorageB/icons/blob/main/GNOME48Adwaita/dark/orientation-portrait-left-symbolic-rtl.svg&quot;&gt;&lt;img alt=&quot;orientation-portrait-left-symbolic-rtl&quot; src=&quot;https://user-images.githubusercontent.com/25423296/163456779-a8556205-d0a5-45e2-ac17-42d089e3c3f8.png&quot;&gt;&lt;/picture&gt; &amp;nbsp; &amp;nbsp;orientation-portrait-left-symbolic-rtl&lt;br&gt;" calcext:value-type="string">
            <text:p>&lt;picture&gt;&lt;source media="(prefers-color-scheme: dark)" srcset="https://github.com/StorageB/icons/blob/main/GNOME48Adwaita/light/orientation-portrait-left-symbolic-rtl.svg"&gt;&lt;source media="(prefers-color-scheme: light)" srcset="https://github.com/StorageB/icons/blob/main/GNOME48Adwaita/dark/orientation-portrait-left-symbolic-rtl.svg"&gt;&lt;img alt="orientation-portrait-left-symbolic-rtl" src="https://user-images.githubusercontent.com/25423296/163456779-a8556205-d0a5-45e2-ac17-42d089e3c3f8.png"&gt;&lt;/picture&gt; &amp;nbsp; &amp;nbsp;orientation-portrait-left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ientation-portrait-left-symbolic.svg</text:p>
          </table:table-cell>
          <table:table-cell office:value-type="string" calcext:value-type="string">
            <text:p>orientation-portrait-lef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7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72] &amp; CHAR(34) &amp; &quot;&gt;&quot; &amp; &#10;&quot;&lt;img alt=&quot; &amp; CHAR(34) &amp; [.B57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2] &amp; &quot;&lt;br&gt;&quot;" office:value-type="string" office:string-value="&lt;picture&gt;&lt;source media=&quot;(prefers-color-scheme: dark)&quot; srcset=&quot;https://github.com/StorageB/icons/blob/main/GNOME48Adwaita/light/orientation-portrait-left-symbolic.svg&quot;&gt;&lt;source media=&quot;(prefers-color-scheme: light)&quot; srcset=&quot;https://github.com/StorageB/icons/blob/main/GNOME48Adwaita/dark/orientation-portrait-left-symbolic.svg&quot;&gt;&lt;img alt=&quot;orientation-portrait-left-symbolic&quot; src=&quot;https://user-images.githubusercontent.com/25423296/163456779-a8556205-d0a5-45e2-ac17-42d089e3c3f8.png&quot;&gt;&lt;/picture&gt; &amp;nbsp; &amp;nbsp;orientation-portrait-left-symbolic&lt;br&gt;" calcext:value-type="string">
            <text:p>&lt;picture&gt;&lt;source media="(prefers-color-scheme: dark)" srcset="https://github.com/StorageB/icons/blob/main/GNOME48Adwaita/light/orientation-portrait-left-symbolic.svg"&gt;&lt;source media="(prefers-color-scheme: light)" srcset="https://github.com/StorageB/icons/blob/main/GNOME48Adwaita/dark/orientation-portrait-left-symbolic.svg"&gt;&lt;img alt="orientation-portrait-left-symbolic" src="https://user-images.githubusercontent.com/25423296/163456779-a8556205-d0a5-45e2-ac17-42d089e3c3f8.png"&gt;&lt;/picture&gt; &amp;nbsp; &amp;nbsp;orientation-portrait-lef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ientation-portrait-right-symbolic-rtl.svg</text:p>
          </table:table-cell>
          <table:table-cell office:value-type="string" calcext:value-type="string">
            <text:p>orientation-portrait-righ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7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73] &amp; CHAR(34) &amp; &quot;&gt;&quot; &amp; &#10;&quot;&lt;img alt=&quot; &amp; CHAR(34) &amp; [.B57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3] &amp; &quot;&lt;br&gt;&quot;" office:value-type="string" office:string-value="&lt;picture&gt;&lt;source media=&quot;(prefers-color-scheme: dark)&quot; srcset=&quot;https://github.com/StorageB/icons/blob/main/GNOME48Adwaita/light/orientation-portrait-right-symbolic-rtl.svg&quot;&gt;&lt;source media=&quot;(prefers-color-scheme: light)&quot; srcset=&quot;https://github.com/StorageB/icons/blob/main/GNOME48Adwaita/dark/orientation-portrait-right-symbolic-rtl.svg&quot;&gt;&lt;img alt=&quot;orientation-portrait-right-symbolic-rtl&quot; src=&quot;https://user-images.githubusercontent.com/25423296/163456779-a8556205-d0a5-45e2-ac17-42d089e3c3f8.png&quot;&gt;&lt;/picture&gt; &amp;nbsp; &amp;nbsp;orientation-portrait-right-symbolic-rtl&lt;br&gt;" calcext:value-type="string">
            <text:p>&lt;picture&gt;&lt;source media="(prefers-color-scheme: dark)" srcset="https://github.com/StorageB/icons/blob/main/GNOME48Adwaita/light/orientation-portrait-right-symbolic-rtl.svg"&gt;&lt;source media="(prefers-color-scheme: light)" srcset="https://github.com/StorageB/icons/blob/main/GNOME48Adwaita/dark/orientation-portrait-right-symbolic-rtl.svg"&gt;&lt;img alt="orientation-portrait-right-symbolic-rtl" src="https://user-images.githubusercontent.com/25423296/163456779-a8556205-d0a5-45e2-ac17-42d089e3c3f8.png"&gt;&lt;/picture&gt; &amp;nbsp; &amp;nbsp;orientation-portrait-right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orientation-portrait-right-symbolic.svg</text:p>
          </table:table-cell>
          <table:table-cell office:value-type="string" calcext:value-type="string">
            <text:p>orientation-portrait-righ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7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74] &amp; CHAR(34) &amp; &quot;&gt;&quot; &amp; &#10;&quot;&lt;img alt=&quot; &amp; CHAR(34) &amp; [.B57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4] &amp; &quot;&lt;br&gt;&quot;" office:value-type="string" office:string-value="&lt;picture&gt;&lt;source media=&quot;(prefers-color-scheme: dark)&quot; srcset=&quot;https://github.com/StorageB/icons/blob/main/GNOME48Adwaita/light/orientation-portrait-right-symbolic.svg&quot;&gt;&lt;source media=&quot;(prefers-color-scheme: light)&quot; srcset=&quot;https://github.com/StorageB/icons/blob/main/GNOME48Adwaita/dark/orientation-portrait-right-symbolic.svg&quot;&gt;&lt;img alt=&quot;orientation-portrait-right-symbolic&quot; src=&quot;https://user-images.githubusercontent.com/25423296/163456779-a8556205-d0a5-45e2-ac17-42d089e3c3f8.png&quot;&gt;&lt;/picture&gt; &amp;nbsp; &amp;nbsp;orientation-portrait-right-symbolic&lt;br&gt;" calcext:value-type="string">
            <text:p>&lt;picture&gt;&lt;source media="(prefers-color-scheme: dark)" srcset="https://github.com/StorageB/icons/blob/main/GNOME48Adwaita/light/orientation-portrait-right-symbolic.svg"&gt;&lt;source media="(prefers-color-scheme: light)" srcset="https://github.com/StorageB/icons/blob/main/GNOME48Adwaita/dark/orientation-portrait-right-symbolic.svg"&gt;&lt;img alt="orientation-portrait-right-symbolic" src="https://user-images.githubusercontent.com/25423296/163456779-a8556205-d0a5-45e2-ac17-42d089e3c3f8.png"&gt;&lt;/picture&gt; &amp;nbsp; &amp;nbsp;orientation-portrait-righ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ower-profile-balanced-symbolic.svg</text:p>
          </table:table-cell>
          <table:table-cell office:value-type="string" calcext:value-type="string">
            <text:p>power-profile-balanc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7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75] &amp; CHAR(34) &amp; &quot;&gt;&quot; &amp; &#10;&quot;&lt;img alt=&quot; &amp; CHAR(34) &amp; [.B57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5] &amp; &quot;&lt;br&gt;&quot;" office:value-type="string" office:string-value="&lt;picture&gt;&lt;source media=&quot;(prefers-color-scheme: dark)&quot; srcset=&quot;https://github.com/StorageB/icons/blob/main/GNOME48Adwaita/light/power-profile-balanced-symbolic.svg&quot;&gt;&lt;source media=&quot;(prefers-color-scheme: light)&quot; srcset=&quot;https://github.com/StorageB/icons/blob/main/GNOME48Adwaita/dark/power-profile-balanced-symbolic.svg&quot;&gt;&lt;img alt=&quot;power-profile-balanced-symbolic&quot; src=&quot;https://user-images.githubusercontent.com/25423296/163456779-a8556205-d0a5-45e2-ac17-42d089e3c3f8.png&quot;&gt;&lt;/picture&gt; &amp;nbsp; &amp;nbsp;power-profile-balanced-symbolic&lt;br&gt;" calcext:value-type="string">
            <text:p>&lt;picture&gt;&lt;source media="(prefers-color-scheme: dark)" srcset="https://github.com/StorageB/icons/blob/main/GNOME48Adwaita/light/power-profile-balanced-symbolic.svg"&gt;&lt;source media="(prefers-color-scheme: light)" srcset="https://github.com/StorageB/icons/blob/main/GNOME48Adwaita/dark/power-profile-balanced-symbolic.svg"&gt;&lt;img alt="power-profile-balanced-symbolic" src="https://user-images.githubusercontent.com/25423296/163456779-a8556205-d0a5-45e2-ac17-42d089e3c3f8.png"&gt;&lt;/picture&gt; &amp;nbsp; &amp;nbsp;power-profile-balanc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ower-profile-performance-symbolic.svg</text:p>
          </table:table-cell>
          <table:table-cell office:value-type="string" calcext:value-type="string">
            <text:p>power-profile-performanc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7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76] &amp; CHAR(34) &amp; &quot;&gt;&quot; &amp; &#10;&quot;&lt;img alt=&quot; &amp; CHAR(34) &amp; [.B57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6] &amp; &quot;&lt;br&gt;&quot;" office:value-type="string" office:string-value="&lt;picture&gt;&lt;source media=&quot;(prefers-color-scheme: dark)&quot; srcset=&quot;https://github.com/StorageB/icons/blob/main/GNOME48Adwaita/light/power-profile-performance-symbolic.svg&quot;&gt;&lt;source media=&quot;(prefers-color-scheme: light)&quot; srcset=&quot;https://github.com/StorageB/icons/blob/main/GNOME48Adwaita/dark/power-profile-performance-symbolic.svg&quot;&gt;&lt;img alt=&quot;power-profile-performance-symbolic&quot; src=&quot;https://user-images.githubusercontent.com/25423296/163456779-a8556205-d0a5-45e2-ac17-42d089e3c3f8.png&quot;&gt;&lt;/picture&gt; &amp;nbsp; &amp;nbsp;power-profile-performance-symbolic&lt;br&gt;" calcext:value-type="string">
            <text:p>&lt;picture&gt;&lt;source media="(prefers-color-scheme: dark)" srcset="https://github.com/StorageB/icons/blob/main/GNOME48Adwaita/light/power-profile-performance-symbolic.svg"&gt;&lt;source media="(prefers-color-scheme: light)" srcset="https://github.com/StorageB/icons/blob/main/GNOME48Adwaita/dark/power-profile-performance-symbolic.svg"&gt;&lt;img alt="power-profile-performance-symbolic" src="https://user-images.githubusercontent.com/25423296/163456779-a8556205-d0a5-45e2-ac17-42d089e3c3f8.png"&gt;&lt;/picture&gt; &amp;nbsp; &amp;nbsp;power-profile-performanc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ower-profile-power-saver-symbolic.svg</text:p>
          </table:table-cell>
          <table:table-cell office:value-type="string" calcext:value-type="string">
            <text:p>power-profile-power-save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7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77] &amp; CHAR(34) &amp; &quot;&gt;&quot; &amp; &#10;&quot;&lt;img alt=&quot; &amp; CHAR(34) &amp; [.B57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7] &amp; &quot;&lt;br&gt;&quot;" office:value-type="string" office:string-value="&lt;picture&gt;&lt;source media=&quot;(prefers-color-scheme: dark)&quot; srcset=&quot;https://github.com/StorageB/icons/blob/main/GNOME48Adwaita/light/power-profile-power-saver-symbolic.svg&quot;&gt;&lt;source media=&quot;(prefers-color-scheme: light)&quot; srcset=&quot;https://github.com/StorageB/icons/blob/main/GNOME48Adwaita/dark/power-profile-power-saver-symbolic.svg&quot;&gt;&lt;img alt=&quot;power-profile-power-saver-symbolic&quot; src=&quot;https://user-images.githubusercontent.com/25423296/163456779-a8556205-d0a5-45e2-ac17-42d089e3c3f8.png&quot;&gt;&lt;/picture&gt; &amp;nbsp; &amp;nbsp;power-profile-power-saver-symbolic&lt;br&gt;" calcext:value-type="string">
            <text:p>&lt;picture&gt;&lt;source media="(prefers-color-scheme: dark)" srcset="https://github.com/StorageB/icons/blob/main/GNOME48Adwaita/light/power-profile-power-saver-symbolic.svg"&gt;&lt;source media="(prefers-color-scheme: light)" srcset="https://github.com/StorageB/icons/blob/main/GNOME48Adwaita/dark/power-profile-power-saver-symbolic.svg"&gt;&lt;img alt="power-profile-power-saver-symbolic" src="https://user-images.githubusercontent.com/25423296/163456779-a8556205-d0a5-45e2-ac17-42d089e3c3f8.png"&gt;&lt;/picture&gt; &amp;nbsp; &amp;nbsp;power-profile-power-save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inter-error-symbolic.svg</text:p>
          </table:table-cell>
          <table:table-cell office:value-type="string" calcext:value-type="string">
            <text:p>printer-erro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7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78] &amp; CHAR(34) &amp; &quot;&gt;&quot; &amp; &#10;&quot;&lt;img alt=&quot; &amp; CHAR(34) &amp; [.B57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8] &amp; &quot;&lt;br&gt;&quot;" office:value-type="string" office:string-value="&lt;picture&gt;&lt;source media=&quot;(prefers-color-scheme: dark)&quot; srcset=&quot;https://github.com/StorageB/icons/blob/main/GNOME48Adwaita/light/printer-error-symbolic.svg&quot;&gt;&lt;source media=&quot;(prefers-color-scheme: light)&quot; srcset=&quot;https://github.com/StorageB/icons/blob/main/GNOME48Adwaita/dark/printer-error-symbolic.svg&quot;&gt;&lt;img alt=&quot;printer-error-symbolic&quot; src=&quot;https://user-images.githubusercontent.com/25423296/163456779-a8556205-d0a5-45e2-ac17-42d089e3c3f8.png&quot;&gt;&lt;/picture&gt; &amp;nbsp; &amp;nbsp;printer-error-symbolic&lt;br&gt;" calcext:value-type="string">
            <text:p>&lt;picture&gt;&lt;source media="(prefers-color-scheme: dark)" srcset="https://github.com/StorageB/icons/blob/main/GNOME48Adwaita/light/printer-error-symbolic.svg"&gt;&lt;source media="(prefers-color-scheme: light)" srcset="https://github.com/StorageB/icons/blob/main/GNOME48Adwaita/dark/printer-error-symbolic.svg"&gt;&lt;img alt="printer-error-symbolic" src="https://user-images.githubusercontent.com/25423296/163456779-a8556205-d0a5-45e2-ac17-42d089e3c3f8.png"&gt;&lt;/picture&gt; &amp;nbsp; &amp;nbsp;printer-erro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inter-printing-symbolic.svg</text:p>
          </table:table-cell>
          <table:table-cell office:value-type="string" calcext:value-type="string">
            <text:p>printer-print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7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79] &amp; CHAR(34) &amp; &quot;&gt;&quot; &amp; &#10;&quot;&lt;img alt=&quot; &amp; CHAR(34) &amp; [.B57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79] &amp; &quot;&lt;br&gt;&quot;" office:value-type="string" office:string-value="&lt;picture&gt;&lt;source media=&quot;(prefers-color-scheme: dark)&quot; srcset=&quot;https://github.com/StorageB/icons/blob/main/GNOME48Adwaita/light/printer-printing-symbolic.svg&quot;&gt;&lt;source media=&quot;(prefers-color-scheme: light)&quot; srcset=&quot;https://github.com/StorageB/icons/blob/main/GNOME48Adwaita/dark/printer-printing-symbolic.svg&quot;&gt;&lt;img alt=&quot;printer-printing-symbolic&quot; src=&quot;https://user-images.githubusercontent.com/25423296/163456779-a8556205-d0a5-45e2-ac17-42d089e3c3f8.png&quot;&gt;&lt;/picture&gt; &amp;nbsp; &amp;nbsp;printer-printing-symbolic&lt;br&gt;" calcext:value-type="string">
            <text:p>&lt;picture&gt;&lt;source media="(prefers-color-scheme: dark)" srcset="https://github.com/StorageB/icons/blob/main/GNOME48Adwaita/light/printer-printing-symbolic.svg"&gt;&lt;source media="(prefers-color-scheme: light)" srcset="https://github.com/StorageB/icons/blob/main/GNOME48Adwaita/dark/printer-printing-symbolic.svg"&gt;&lt;img alt="printer-printing-symbolic" src="https://user-images.githubusercontent.com/25423296/163456779-a8556205-d0a5-45e2-ac17-42d089e3c3f8.png"&gt;&lt;/picture&gt; &amp;nbsp; &amp;nbsp;printer-print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rinter-warning-symbolic.svg</text:p>
          </table:table-cell>
          <table:table-cell office:value-type="string" calcext:value-type="string">
            <text:p>printer-warn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8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80] &amp; CHAR(34) &amp; &quot;&gt;&quot; &amp; &#10;&quot;&lt;img alt=&quot; &amp; CHAR(34) &amp; [.B58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0] &amp; &quot;&lt;br&gt;&quot;" office:value-type="string" office:string-value="&lt;picture&gt;&lt;source media=&quot;(prefers-color-scheme: dark)&quot; srcset=&quot;https://github.com/StorageB/icons/blob/main/GNOME48Adwaita/light/printer-warning-symbolic.svg&quot;&gt;&lt;source media=&quot;(prefers-color-scheme: light)&quot; srcset=&quot;https://github.com/StorageB/icons/blob/main/GNOME48Adwaita/dark/printer-warning-symbolic.svg&quot;&gt;&lt;img alt=&quot;printer-warning-symbolic&quot; src=&quot;https://user-images.githubusercontent.com/25423296/163456779-a8556205-d0a5-45e2-ac17-42d089e3c3f8.png&quot;&gt;&lt;/picture&gt; &amp;nbsp; &amp;nbsp;printer-warning-symbolic&lt;br&gt;" calcext:value-type="string">
            <text:p>&lt;picture&gt;&lt;source media="(prefers-color-scheme: dark)" srcset="https://github.com/StorageB/icons/blob/main/GNOME48Adwaita/light/printer-warning-symbolic.svg"&gt;&lt;source media="(prefers-color-scheme: light)" srcset="https://github.com/StorageB/icons/blob/main/GNOME48Adwaita/dark/printer-warning-symbolic.svg"&gt;&lt;img alt="printer-warning-symbolic" src="https://user-images.githubusercontent.com/25423296/163456779-a8556205-d0a5-45e2-ac17-42d089e3c3f8.png"&gt;&lt;/picture&gt; &amp;nbsp; &amp;nbsp;printer-warn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tation-allowed-symbolic.svg</text:p>
          </table:table-cell>
          <table:table-cell office:value-type="string" calcext:value-type="string">
            <text:p>rotation-allow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8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81] &amp; CHAR(34) &amp; &quot;&gt;&quot; &amp; &#10;&quot;&lt;img alt=&quot; &amp; CHAR(34) &amp; [.B58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1] &amp; &quot;&lt;br&gt;&quot;" office:value-type="string" office:string-value="&lt;picture&gt;&lt;source media=&quot;(prefers-color-scheme: dark)&quot; srcset=&quot;https://github.com/StorageB/icons/blob/main/GNOME48Adwaita/light/rotation-allowed-symbolic.svg&quot;&gt;&lt;source media=&quot;(prefers-color-scheme: light)&quot; srcset=&quot;https://github.com/StorageB/icons/blob/main/GNOME48Adwaita/dark/rotation-allowed-symbolic.svg&quot;&gt;&lt;img alt=&quot;rotation-allowed-symbolic&quot; src=&quot;https://user-images.githubusercontent.com/25423296/163456779-a8556205-d0a5-45e2-ac17-42d089e3c3f8.png&quot;&gt;&lt;/picture&gt; &amp;nbsp; &amp;nbsp;rotation-allowed-symbolic&lt;br&gt;" calcext:value-type="string">
            <text:p>&lt;picture&gt;&lt;source media="(prefers-color-scheme: dark)" srcset="https://github.com/StorageB/icons/blob/main/GNOME48Adwaita/light/rotation-allowed-symbolic.svg"&gt;&lt;source media="(prefers-color-scheme: light)" srcset="https://github.com/StorageB/icons/blob/main/GNOME48Adwaita/dark/rotation-allowed-symbolic.svg"&gt;&lt;img alt="rotation-allowed-symbolic" src="https://user-images.githubusercontent.com/25423296/163456779-a8556205-d0a5-45e2-ac17-42d089e3c3f8.png"&gt;&lt;/picture&gt; &amp;nbsp; &amp;nbsp;rotation-allow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tation-locked-symbolic.svg</text:p>
          </table:table-cell>
          <table:table-cell office:value-type="string" calcext:value-type="string">
            <text:p>rotation-lock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8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82] &amp; CHAR(34) &amp; &quot;&gt;&quot; &amp; &#10;&quot;&lt;img alt=&quot; &amp; CHAR(34) &amp; [.B58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2] &amp; &quot;&lt;br&gt;&quot;" office:value-type="string" office:string-value="&lt;picture&gt;&lt;source media=&quot;(prefers-color-scheme: dark)&quot; srcset=&quot;https://github.com/StorageB/icons/blob/main/GNOME48Adwaita/light/rotation-locked-symbolic.svg&quot;&gt;&lt;source media=&quot;(prefers-color-scheme: light)&quot; srcset=&quot;https://github.com/StorageB/icons/blob/main/GNOME48Adwaita/dark/rotation-locked-symbolic.svg&quot;&gt;&lt;img alt=&quot;rotation-locked-symbolic&quot; src=&quot;https://user-images.githubusercontent.com/25423296/163456779-a8556205-d0a5-45e2-ac17-42d089e3c3f8.png&quot;&gt;&lt;/picture&gt; &amp;nbsp; &amp;nbsp;rotation-locked-symbolic&lt;br&gt;" calcext:value-type="string">
            <text:p>&lt;picture&gt;&lt;source media="(prefers-color-scheme: dark)" srcset="https://github.com/StorageB/icons/blob/main/GNOME48Adwaita/light/rotation-locked-symbolic.svg"&gt;&lt;source media="(prefers-color-scheme: light)" srcset="https://github.com/StorageB/icons/blob/main/GNOME48Adwaita/dark/rotation-locked-symbolic.svg"&gt;&lt;img alt="rotation-locked-symbolic" src="https://user-images.githubusercontent.com/25423296/163456779-a8556205-d0a5-45e2-ac17-42d089e3c3f8.png"&gt;&lt;/picture&gt; &amp;nbsp; &amp;nbsp;rotation-lock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creen-shared-symbolic.svg</text:p>
          </table:table-cell>
          <table:table-cell office:value-type="string" calcext:value-type="string">
            <text:p>screen-shar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8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83] &amp; CHAR(34) &amp; &quot;&gt;&quot; &amp; &#10;&quot;&lt;img alt=&quot; &amp; CHAR(34) &amp; [.B58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3] &amp; &quot;&lt;br&gt;&quot;" office:value-type="string" office:string-value="&lt;picture&gt;&lt;source media=&quot;(prefers-color-scheme: dark)&quot; srcset=&quot;https://github.com/StorageB/icons/blob/main/GNOME48Adwaita/light/screen-shared-symbolic.svg&quot;&gt;&lt;source media=&quot;(prefers-color-scheme: light)&quot; srcset=&quot;https://github.com/StorageB/icons/blob/main/GNOME48Adwaita/dark/screen-shared-symbolic.svg&quot;&gt;&lt;img alt=&quot;screen-shared-symbolic&quot; src=&quot;https://user-images.githubusercontent.com/25423296/163456779-a8556205-d0a5-45e2-ac17-42d089e3c3f8.png&quot;&gt;&lt;/picture&gt; &amp;nbsp; &amp;nbsp;screen-shared-symbolic&lt;br&gt;" calcext:value-type="string">
            <text:p>&lt;picture&gt;&lt;source media="(prefers-color-scheme: dark)" srcset="https://github.com/StorageB/icons/blob/main/GNOME48Adwaita/light/screen-shared-symbolic.svg"&gt;&lt;source media="(prefers-color-scheme: light)" srcset="https://github.com/StorageB/icons/blob/main/GNOME48Adwaita/dark/screen-shared-symbolic.svg"&gt;&lt;img alt="screen-shared-symbolic" src="https://user-images.githubusercontent.com/25423296/163456779-a8556205-d0a5-45e2-ac17-42d089e3c3f8.png"&gt;&lt;/picture&gt; &amp;nbsp; &amp;nbsp;screen-shar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curity-high-symbolic.svg</text:p>
          </table:table-cell>
          <table:table-cell office:value-type="string" calcext:value-type="string">
            <text:p>security-high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8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84] &amp; CHAR(34) &amp; &quot;&gt;&quot; &amp; &#10;&quot;&lt;img alt=&quot; &amp; CHAR(34) &amp; [.B58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4] &amp; &quot;&lt;br&gt;&quot;" office:value-type="string" office:string-value="&lt;picture&gt;&lt;source media=&quot;(prefers-color-scheme: dark)&quot; srcset=&quot;https://github.com/StorageB/icons/blob/main/GNOME48Adwaita/light/security-high-symbolic.svg&quot;&gt;&lt;source media=&quot;(prefers-color-scheme: light)&quot; srcset=&quot;https://github.com/StorageB/icons/blob/main/GNOME48Adwaita/dark/security-high-symbolic.svg&quot;&gt;&lt;img alt=&quot;security-high-symbolic&quot; src=&quot;https://user-images.githubusercontent.com/25423296/163456779-a8556205-d0a5-45e2-ac17-42d089e3c3f8.png&quot;&gt;&lt;/picture&gt; &amp;nbsp; &amp;nbsp;security-high-symbolic&lt;br&gt;" calcext:value-type="string">
            <text:p>&lt;picture&gt;&lt;source media="(prefers-color-scheme: dark)" srcset="https://github.com/StorageB/icons/blob/main/GNOME48Adwaita/light/security-high-symbolic.svg"&gt;&lt;source media="(prefers-color-scheme: light)" srcset="https://github.com/StorageB/icons/blob/main/GNOME48Adwaita/dark/security-high-symbolic.svg"&gt;&lt;img alt="security-high-symbolic" src="https://user-images.githubusercontent.com/25423296/163456779-a8556205-d0a5-45e2-ac17-42d089e3c3f8.png"&gt;&lt;/picture&gt; &amp;nbsp; &amp;nbsp;security-high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curity-low-symbolic.svg</text:p>
          </table:table-cell>
          <table:table-cell office:value-type="string" calcext:value-type="string">
            <text:p>security-lo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8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85] &amp; CHAR(34) &amp; &quot;&gt;&quot; &amp; &#10;&quot;&lt;img alt=&quot; &amp; CHAR(34) &amp; [.B58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5] &amp; &quot;&lt;br&gt;&quot;" office:value-type="string" office:string-value="&lt;picture&gt;&lt;source media=&quot;(prefers-color-scheme: dark)&quot; srcset=&quot;https://github.com/StorageB/icons/blob/main/GNOME48Adwaita/light/security-low-symbolic.svg&quot;&gt;&lt;source media=&quot;(prefers-color-scheme: light)&quot; srcset=&quot;https://github.com/StorageB/icons/blob/main/GNOME48Adwaita/dark/security-low-symbolic.svg&quot;&gt;&lt;img alt=&quot;security-low-symbolic&quot; src=&quot;https://user-images.githubusercontent.com/25423296/163456779-a8556205-d0a5-45e2-ac17-42d089e3c3f8.png&quot;&gt;&lt;/picture&gt; &amp;nbsp; &amp;nbsp;security-low-symbolic&lt;br&gt;" calcext:value-type="string">
            <text:p>&lt;picture&gt;&lt;source media="(prefers-color-scheme: dark)" srcset="https://github.com/StorageB/icons/blob/main/GNOME48Adwaita/light/security-low-symbolic.svg"&gt;&lt;source media="(prefers-color-scheme: light)" srcset="https://github.com/StorageB/icons/blob/main/GNOME48Adwaita/dark/security-low-symbolic.svg"&gt;&lt;img alt="security-low-symbolic" src="https://user-images.githubusercontent.com/25423296/163456779-a8556205-d0a5-45e2-ac17-42d089e3c3f8.png"&gt;&lt;/picture&gt; &amp;nbsp; &amp;nbsp;security-low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curity-medium-rtl-symbolic.svg</text:p>
          </table:table-cell>
          <table:table-cell office:value-type="string" calcext:value-type="string">
            <text:p>security-medium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8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86] &amp; CHAR(34) &amp; &quot;&gt;&quot; &amp; &#10;&quot;&lt;img alt=&quot; &amp; CHAR(34) &amp; [.B58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6] &amp; &quot;&lt;br&gt;&quot;" office:value-type="string" office:string-value="&lt;picture&gt;&lt;source media=&quot;(prefers-color-scheme: dark)&quot; srcset=&quot;https://github.com/StorageB/icons/blob/main/GNOME48Adwaita/light/security-medium-rtl-symbolic.svg&quot;&gt;&lt;source media=&quot;(prefers-color-scheme: light)&quot; srcset=&quot;https://github.com/StorageB/icons/blob/main/GNOME48Adwaita/dark/security-medium-rtl-symbolic.svg&quot;&gt;&lt;img alt=&quot;security-medium-rtl-symbolic&quot; src=&quot;https://user-images.githubusercontent.com/25423296/163456779-a8556205-d0a5-45e2-ac17-42d089e3c3f8.png&quot;&gt;&lt;/picture&gt; &amp;nbsp; &amp;nbsp;security-medium-rtl-symbolic&lt;br&gt;" calcext:value-type="string">
            <text:p>&lt;picture&gt;&lt;source media="(prefers-color-scheme: dark)" srcset="https://github.com/StorageB/icons/blob/main/GNOME48Adwaita/light/security-medium-rtl-symbolic.svg"&gt;&lt;source media="(prefers-color-scheme: light)" srcset="https://github.com/StorageB/icons/blob/main/GNOME48Adwaita/dark/security-medium-rtl-symbolic.svg"&gt;&lt;img alt="security-medium-rtl-symbolic" src="https://user-images.githubusercontent.com/25423296/163456779-a8556205-d0a5-45e2-ac17-42d089e3c3f8.png"&gt;&lt;/picture&gt; &amp;nbsp; &amp;nbsp;security-medium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curity-medium-symbolic-rtl.svg</text:p>
          </table:table-cell>
          <table:table-cell office:value-type="string" calcext:value-type="string">
            <text:p>security-medium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8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87] &amp; CHAR(34) &amp; &quot;&gt;&quot; &amp; &#10;&quot;&lt;img alt=&quot; &amp; CHAR(34) &amp; [.B58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7] &amp; &quot;&lt;br&gt;&quot;" office:value-type="string" office:string-value="&lt;picture&gt;&lt;source media=&quot;(prefers-color-scheme: dark)&quot; srcset=&quot;https://github.com/StorageB/icons/blob/main/GNOME48Adwaita/light/security-medium-symbolic-rtl.svg&quot;&gt;&lt;source media=&quot;(prefers-color-scheme: light)&quot; srcset=&quot;https://github.com/StorageB/icons/blob/main/GNOME48Adwaita/dark/security-medium-symbolic-rtl.svg&quot;&gt;&lt;img alt=&quot;security-medium-symbolic-rtl&quot; src=&quot;https://user-images.githubusercontent.com/25423296/163456779-a8556205-d0a5-45e2-ac17-42d089e3c3f8.png&quot;&gt;&lt;/picture&gt; &amp;nbsp; &amp;nbsp;security-medium-symbolic-rtl&lt;br&gt;" calcext:value-type="string">
            <text:p>&lt;picture&gt;&lt;source media="(prefers-color-scheme: dark)" srcset="https://github.com/StorageB/icons/blob/main/GNOME48Adwaita/light/security-medium-symbolic-rtl.svg"&gt;&lt;source media="(prefers-color-scheme: light)" srcset="https://github.com/StorageB/icons/blob/main/GNOME48Adwaita/dark/security-medium-symbolic-rtl.svg"&gt;&lt;img alt="security-medium-symbolic-rtl" src="https://user-images.githubusercontent.com/25423296/163456779-a8556205-d0a5-45e2-ac17-42d089e3c3f8.png"&gt;&lt;/picture&gt; &amp;nbsp; &amp;nbsp;security-medium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curity-medium-symbolic.svg</text:p>
          </table:table-cell>
          <table:table-cell office:value-type="string" calcext:value-type="string">
            <text:p>security-mediu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8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88] &amp; CHAR(34) &amp; &quot;&gt;&quot; &amp; &#10;&quot;&lt;img alt=&quot; &amp; CHAR(34) &amp; [.B58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8] &amp; &quot;&lt;br&gt;&quot;" office:value-type="string" office:string-value="&lt;picture&gt;&lt;source media=&quot;(prefers-color-scheme: dark)&quot; srcset=&quot;https://github.com/StorageB/icons/blob/main/GNOME48Adwaita/light/security-medium-symbolic.svg&quot;&gt;&lt;source media=&quot;(prefers-color-scheme: light)&quot; srcset=&quot;https://github.com/StorageB/icons/blob/main/GNOME48Adwaita/dark/security-medium-symbolic.svg&quot;&gt;&lt;img alt=&quot;security-medium-symbolic&quot; src=&quot;https://user-images.githubusercontent.com/25423296/163456779-a8556205-d0a5-45e2-ac17-42d089e3c3f8.png&quot;&gt;&lt;/picture&gt; &amp;nbsp; &amp;nbsp;security-medium-symbolic&lt;br&gt;" calcext:value-type="string">
            <text:p>&lt;picture&gt;&lt;source media="(prefers-color-scheme: dark)" srcset="https://github.com/StorageB/icons/blob/main/GNOME48Adwaita/light/security-medium-symbolic.svg"&gt;&lt;source media="(prefers-color-scheme: light)" srcset="https://github.com/StorageB/icons/blob/main/GNOME48Adwaita/dark/security-medium-symbolic.svg"&gt;&lt;img alt="security-medium-symbolic" src="https://user-images.githubusercontent.com/25423296/163456779-a8556205-d0a5-45e2-ac17-42d089e3c3f8.png"&gt;&lt;/picture&gt; &amp;nbsp; &amp;nbsp;security-medium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mi-starred-rtl-symbolic.svg</text:p>
          </table:table-cell>
          <table:table-cell office:value-type="string" calcext:value-type="string">
            <text:p>semi-starre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8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89] &amp; CHAR(34) &amp; &quot;&gt;&quot; &amp; &#10;&quot;&lt;img alt=&quot; &amp; CHAR(34) &amp; [.B58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89] &amp; &quot;&lt;br&gt;&quot;" office:value-type="string" office:string-value="&lt;picture&gt;&lt;source media=&quot;(prefers-color-scheme: dark)&quot; srcset=&quot;https://github.com/StorageB/icons/blob/main/GNOME48Adwaita/light/semi-starred-rtl-symbolic.svg&quot;&gt;&lt;source media=&quot;(prefers-color-scheme: light)&quot; srcset=&quot;https://github.com/StorageB/icons/blob/main/GNOME48Adwaita/dark/semi-starred-rtl-symbolic.svg&quot;&gt;&lt;img alt=&quot;semi-starred-rtl-symbolic&quot; src=&quot;https://user-images.githubusercontent.com/25423296/163456779-a8556205-d0a5-45e2-ac17-42d089e3c3f8.png&quot;&gt;&lt;/picture&gt; &amp;nbsp; &amp;nbsp;semi-starred-rtl-symbolic&lt;br&gt;" calcext:value-type="string">
            <text:p>&lt;picture&gt;&lt;source media="(prefers-color-scheme: dark)" srcset="https://github.com/StorageB/icons/blob/main/GNOME48Adwaita/light/semi-starred-rtl-symbolic.svg"&gt;&lt;source media="(prefers-color-scheme: light)" srcset="https://github.com/StorageB/icons/blob/main/GNOME48Adwaita/dark/semi-starred-rtl-symbolic.svg"&gt;&lt;img alt="semi-starred-rtl-symbolic" src="https://user-images.githubusercontent.com/25423296/163456779-a8556205-d0a5-45e2-ac17-42d089e3c3f8.png"&gt;&lt;/picture&gt; &amp;nbsp; &amp;nbsp;semi-starred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mi-starred-symbolic-rtl.svg</text:p>
          </table:table-cell>
          <table:table-cell office:value-type="string" calcext:value-type="string">
            <text:p>semi-starre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9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90] &amp; CHAR(34) &amp; &quot;&gt;&quot; &amp; &#10;&quot;&lt;img alt=&quot; &amp; CHAR(34) &amp; [.B59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0] &amp; &quot;&lt;br&gt;&quot;" office:value-type="string" office:string-value="&lt;picture&gt;&lt;source media=&quot;(prefers-color-scheme: dark)&quot; srcset=&quot;https://github.com/StorageB/icons/blob/main/GNOME48Adwaita/light/semi-starred-symbolic-rtl.svg&quot;&gt;&lt;source media=&quot;(prefers-color-scheme: light)&quot; srcset=&quot;https://github.com/StorageB/icons/blob/main/GNOME48Adwaita/dark/semi-starred-symbolic-rtl.svg&quot;&gt;&lt;img alt=&quot;semi-starred-symbolic-rtl&quot; src=&quot;https://user-images.githubusercontent.com/25423296/163456779-a8556205-d0a5-45e2-ac17-42d089e3c3f8.png&quot;&gt;&lt;/picture&gt; &amp;nbsp; &amp;nbsp;semi-starred-symbolic-rtl&lt;br&gt;" calcext:value-type="string">
            <text:p>&lt;picture&gt;&lt;source media="(prefers-color-scheme: dark)" srcset="https://github.com/StorageB/icons/blob/main/GNOME48Adwaita/light/semi-starred-symbolic-rtl.svg"&gt;&lt;source media="(prefers-color-scheme: light)" srcset="https://github.com/StorageB/icons/blob/main/GNOME48Adwaita/dark/semi-starred-symbolic-rtl.svg"&gt;&lt;img alt="semi-starred-symbolic-rtl" src="https://user-images.githubusercontent.com/25423296/163456779-a8556205-d0a5-45e2-ac17-42d089e3c3f8.png"&gt;&lt;/picture&gt; &amp;nbsp; &amp;nbsp;semi-starred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mi-starred-symbolic.svg</text:p>
          </table:table-cell>
          <table:table-cell office:value-type="string" calcext:value-type="string">
            <text:p>semi-starr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9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91] &amp; CHAR(34) &amp; &quot;&gt;&quot; &amp; &#10;&quot;&lt;img alt=&quot; &amp; CHAR(34) &amp; [.B59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1] &amp; &quot;&lt;br&gt;&quot;" office:value-type="string" office:string-value="&lt;picture&gt;&lt;source media=&quot;(prefers-color-scheme: dark)&quot; srcset=&quot;https://github.com/StorageB/icons/blob/main/GNOME48Adwaita/light/semi-starred-symbolic.svg&quot;&gt;&lt;source media=&quot;(prefers-color-scheme: light)&quot; srcset=&quot;https://github.com/StorageB/icons/blob/main/GNOME48Adwaita/dark/semi-starred-symbolic.svg&quot;&gt;&lt;img alt=&quot;semi-starred-symbolic&quot; src=&quot;https://user-images.githubusercontent.com/25423296/163456779-a8556205-d0a5-45e2-ac17-42d089e3c3f8.png&quot;&gt;&lt;/picture&gt; &amp;nbsp; &amp;nbsp;semi-starred-symbolic&lt;br&gt;" calcext:value-type="string">
            <text:p>&lt;picture&gt;&lt;source media="(prefers-color-scheme: dark)" srcset="https://github.com/StorageB/icons/blob/main/GNOME48Adwaita/light/semi-starred-symbolic.svg"&gt;&lt;source media="(prefers-color-scheme: light)" srcset="https://github.com/StorageB/icons/blob/main/GNOME48Adwaita/dark/semi-starred-symbolic.svg"&gt;&lt;img alt="semi-starred-symbolic" src="https://user-images.githubusercontent.com/25423296/163456779-a8556205-d0a5-45e2-ac17-42d089e3c3f8.png"&gt;&lt;/picture&gt; &amp;nbsp; &amp;nbsp;semi-starr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oftware-update-available-symbolic.svg</text:p>
          </table:table-cell>
          <table:table-cell office:value-type="string" calcext:value-type="string">
            <text:p>software-update-availab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9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92] &amp; CHAR(34) &amp; &quot;&gt;&quot; &amp; &#10;&quot;&lt;img alt=&quot; &amp; CHAR(34) &amp; [.B59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2] &amp; &quot;&lt;br&gt;&quot;" office:value-type="string" office:string-value="&lt;picture&gt;&lt;source media=&quot;(prefers-color-scheme: dark)&quot; srcset=&quot;https://github.com/StorageB/icons/blob/main/GNOME48Adwaita/light/software-update-available-symbolic.svg&quot;&gt;&lt;source media=&quot;(prefers-color-scheme: light)&quot; srcset=&quot;https://github.com/StorageB/icons/blob/main/GNOME48Adwaita/dark/software-update-available-symbolic.svg&quot;&gt;&lt;img alt=&quot;software-update-available-symbolic&quot; src=&quot;https://user-images.githubusercontent.com/25423296/163456779-a8556205-d0a5-45e2-ac17-42d089e3c3f8.png&quot;&gt;&lt;/picture&gt; &amp;nbsp; &amp;nbsp;software-update-available-symbolic&lt;br&gt;" calcext:value-type="string">
            <text:p>&lt;picture&gt;&lt;source media="(prefers-color-scheme: dark)" srcset="https://github.com/StorageB/icons/blob/main/GNOME48Adwaita/light/software-update-available-symbolic.svg"&gt;&lt;source media="(prefers-color-scheme: light)" srcset="https://github.com/StorageB/icons/blob/main/GNOME48Adwaita/dark/software-update-available-symbolic.svg"&gt;&lt;img alt="software-update-available-symbolic" src="https://user-images.githubusercontent.com/25423296/163456779-a8556205-d0a5-45e2-ac17-42d089e3c3f8.png"&gt;&lt;/picture&gt; &amp;nbsp; &amp;nbsp;software-update-availabl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oftware-update-urgent-symbolic.svg</text:p>
          </table:table-cell>
          <table:table-cell office:value-type="string" calcext:value-type="string">
            <text:p>software-update-urgen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9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93] &amp; CHAR(34) &amp; &quot;&gt;&quot; &amp; &#10;&quot;&lt;img alt=&quot; &amp; CHAR(34) &amp; [.B59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3] &amp; &quot;&lt;br&gt;&quot;" office:value-type="string" office:string-value="&lt;picture&gt;&lt;source media=&quot;(prefers-color-scheme: dark)&quot; srcset=&quot;https://github.com/StorageB/icons/blob/main/GNOME48Adwaita/light/software-update-urgent-symbolic.svg&quot;&gt;&lt;source media=&quot;(prefers-color-scheme: light)&quot; srcset=&quot;https://github.com/StorageB/icons/blob/main/GNOME48Adwaita/dark/software-update-urgent-symbolic.svg&quot;&gt;&lt;img alt=&quot;software-update-urgent-symbolic&quot; src=&quot;https://user-images.githubusercontent.com/25423296/163456779-a8556205-d0a5-45e2-ac17-42d089e3c3f8.png&quot;&gt;&lt;/picture&gt; &amp;nbsp; &amp;nbsp;software-update-urgent-symbolic&lt;br&gt;" calcext:value-type="string">
            <text:p>&lt;picture&gt;&lt;source media="(prefers-color-scheme: dark)" srcset="https://github.com/StorageB/icons/blob/main/GNOME48Adwaita/light/software-update-urgent-symbolic.svg"&gt;&lt;source media="(prefers-color-scheme: light)" srcset="https://github.com/StorageB/icons/blob/main/GNOME48Adwaita/dark/software-update-urgent-symbolic.svg"&gt;&lt;img alt="software-update-urgent-symbolic" src="https://user-images.githubusercontent.com/25423296/163456779-a8556205-d0a5-45e2-ac17-42d089e3c3f8.png"&gt;&lt;/picture&gt; &amp;nbsp; &amp;nbsp;software-update-urgen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arred-symbolic.svg</text:p>
          </table:table-cell>
          <table:table-cell office:value-type="string" calcext:value-type="string">
            <text:p>starr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9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94] &amp; CHAR(34) &amp; &quot;&gt;&quot; &amp; &#10;&quot;&lt;img alt=&quot; &amp; CHAR(34) &amp; [.B59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4] &amp; &quot;&lt;br&gt;&quot;" office:value-type="string" office:string-value="&lt;picture&gt;&lt;source media=&quot;(prefers-color-scheme: dark)&quot; srcset=&quot;https://github.com/StorageB/icons/blob/main/GNOME48Adwaita/light/starred-symbolic.svg&quot;&gt;&lt;source media=&quot;(prefers-color-scheme: light)&quot; srcset=&quot;https://github.com/StorageB/icons/blob/main/GNOME48Adwaita/dark/starred-symbolic.svg&quot;&gt;&lt;img alt=&quot;starred-symbolic&quot; src=&quot;https://user-images.githubusercontent.com/25423296/163456779-a8556205-d0a5-45e2-ac17-42d089e3c3f8.png&quot;&gt;&lt;/picture&gt; &amp;nbsp; &amp;nbsp;starred-symbolic&lt;br&gt;" calcext:value-type="string">
            <text:p>&lt;picture&gt;&lt;source media="(prefers-color-scheme: dark)" srcset="https://github.com/StorageB/icons/blob/main/GNOME48Adwaita/light/starred-symbolic.svg"&gt;&lt;source media="(prefers-color-scheme: light)" srcset="https://github.com/StorageB/icons/blob/main/GNOME48Adwaita/dark/starred-symbolic.svg"&gt;&lt;img alt="starred-symbolic" src="https://user-images.githubusercontent.com/25423296/163456779-a8556205-d0a5-45e2-ac17-42d089e3c3f8.png"&gt;&lt;/picture&gt; &amp;nbsp; &amp;nbsp;starr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ystem-lock-screen-symbolic.svg</text:p>
          </table:table-cell>
          <table:table-cell office:value-type="string" calcext:value-type="string">
            <text:p>system-lock-scree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9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95] &amp; CHAR(34) &amp; &quot;&gt;&quot; &amp; &#10;&quot;&lt;img alt=&quot; &amp; CHAR(34) &amp; [.B59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5] &amp; &quot;&lt;br&gt;&quot;" office:value-type="string" office:string-value="&lt;picture&gt;&lt;source media=&quot;(prefers-color-scheme: dark)&quot; srcset=&quot;https://github.com/StorageB/icons/blob/main/GNOME48Adwaita/light/system-lock-screen-symbolic.svg&quot;&gt;&lt;source media=&quot;(prefers-color-scheme: light)&quot; srcset=&quot;https://github.com/StorageB/icons/blob/main/GNOME48Adwaita/dark/system-lock-screen-symbolic.svg&quot;&gt;&lt;img alt=&quot;system-lock-screen-symbolic&quot; src=&quot;https://user-images.githubusercontent.com/25423296/163456779-a8556205-d0a5-45e2-ac17-42d089e3c3f8.png&quot;&gt;&lt;/picture&gt; &amp;nbsp; &amp;nbsp;system-lock-screen-symbolic&lt;br&gt;" calcext:value-type="string">
            <text:p>&lt;picture&gt;&lt;source media="(prefers-color-scheme: dark)" srcset="https://github.com/StorageB/icons/blob/main/GNOME48Adwaita/light/system-lock-screen-symbolic.svg"&gt;&lt;source media="(prefers-color-scheme: light)" srcset="https://github.com/StorageB/icons/blob/main/GNOME48Adwaita/dark/system-lock-screen-symbolic.svg"&gt;&lt;img alt="system-lock-screen-symbolic" src="https://user-images.githubusercontent.com/25423296/163456779-a8556205-d0a5-45e2-ac17-42d089e3c3f8.png"&gt;&lt;/picture&gt; &amp;nbsp; &amp;nbsp;system-lock-screen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ask-due-symbolic.svg</text:p>
          </table:table-cell>
          <table:table-cell office:value-type="string" calcext:value-type="string">
            <text:p>task-du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9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96] &amp; CHAR(34) &amp; &quot;&gt;&quot; &amp; &#10;&quot;&lt;img alt=&quot; &amp; CHAR(34) &amp; [.B59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6] &amp; &quot;&lt;br&gt;&quot;" office:value-type="string" office:string-value="&lt;picture&gt;&lt;source media=&quot;(prefers-color-scheme: dark)&quot; srcset=&quot;https://github.com/StorageB/icons/blob/main/GNOME48Adwaita/light/task-due-symbolic.svg&quot;&gt;&lt;source media=&quot;(prefers-color-scheme: light)&quot; srcset=&quot;https://github.com/StorageB/icons/blob/main/GNOME48Adwaita/dark/task-due-symbolic.svg&quot;&gt;&lt;img alt=&quot;task-due-symbolic&quot; src=&quot;https://user-images.githubusercontent.com/25423296/163456779-a8556205-d0a5-45e2-ac17-42d089e3c3f8.png&quot;&gt;&lt;/picture&gt; &amp;nbsp; &amp;nbsp;task-due-symbolic&lt;br&gt;" calcext:value-type="string">
            <text:p>&lt;picture&gt;&lt;source media="(prefers-color-scheme: dark)" srcset="https://github.com/StorageB/icons/blob/main/GNOME48Adwaita/light/task-due-symbolic.svg"&gt;&lt;source media="(prefers-color-scheme: light)" srcset="https://github.com/StorageB/icons/blob/main/GNOME48Adwaita/dark/task-due-symbolic.svg"&gt;&lt;img alt="task-due-symbolic" src="https://user-images.githubusercontent.com/25423296/163456779-a8556205-d0a5-45e2-ac17-42d089e3c3f8.png"&gt;&lt;/picture&gt; &amp;nbsp; &amp;nbsp;task-du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ask-past-due-symbolic.svg</text:p>
          </table:table-cell>
          <table:table-cell office:value-type="string" calcext:value-type="string">
            <text:p>task-past-du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9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97] &amp; CHAR(34) &amp; &quot;&gt;&quot; &amp; &#10;&quot;&lt;img alt=&quot; &amp; CHAR(34) &amp; [.B59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7] &amp; &quot;&lt;br&gt;&quot;" office:value-type="string" office:string-value="&lt;picture&gt;&lt;source media=&quot;(prefers-color-scheme: dark)&quot; srcset=&quot;https://github.com/StorageB/icons/blob/main/GNOME48Adwaita/light/task-past-due-symbolic.svg&quot;&gt;&lt;source media=&quot;(prefers-color-scheme: light)&quot; srcset=&quot;https://github.com/StorageB/icons/blob/main/GNOME48Adwaita/dark/task-past-due-symbolic.svg&quot;&gt;&lt;img alt=&quot;task-past-due-symbolic&quot; src=&quot;https://user-images.githubusercontent.com/25423296/163456779-a8556205-d0a5-45e2-ac17-42d089e3c3f8.png&quot;&gt;&lt;/picture&gt; &amp;nbsp; &amp;nbsp;task-past-due-symbolic&lt;br&gt;" calcext:value-type="string">
            <text:p>&lt;picture&gt;&lt;source media="(prefers-color-scheme: dark)" srcset="https://github.com/StorageB/icons/blob/main/GNOME48Adwaita/light/task-past-due-symbolic.svg"&gt;&lt;source media="(prefers-color-scheme: light)" srcset="https://github.com/StorageB/icons/blob/main/GNOME48Adwaita/dark/task-past-due-symbolic.svg"&gt;&lt;img alt="task-past-due-symbolic" src="https://user-images.githubusercontent.com/25423296/163456779-a8556205-d0a5-45e2-ac17-42d089e3c3f8.png"&gt;&lt;/picture&gt; &amp;nbsp; &amp;nbsp;task-past-du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hunderbolt-acquiring-symbolic.svg</text:p>
          </table:table-cell>
          <table:table-cell office:value-type="string" calcext:value-type="string">
            <text:p>thunderbolt-acquir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9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98] &amp; CHAR(34) &amp; &quot;&gt;&quot; &amp; &#10;&quot;&lt;img alt=&quot; &amp; CHAR(34) &amp; [.B59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8] &amp; &quot;&lt;br&gt;&quot;" office:value-type="string" office:string-value="&lt;picture&gt;&lt;source media=&quot;(prefers-color-scheme: dark)&quot; srcset=&quot;https://github.com/StorageB/icons/blob/main/GNOME48Adwaita/light/thunderbolt-acquiring-symbolic.svg&quot;&gt;&lt;source media=&quot;(prefers-color-scheme: light)&quot; srcset=&quot;https://github.com/StorageB/icons/blob/main/GNOME48Adwaita/dark/thunderbolt-acquiring-symbolic.svg&quot;&gt;&lt;img alt=&quot;thunderbolt-acquiring-symbolic&quot; src=&quot;https://user-images.githubusercontent.com/25423296/163456779-a8556205-d0a5-45e2-ac17-42d089e3c3f8.png&quot;&gt;&lt;/picture&gt; &amp;nbsp; &amp;nbsp;thunderbolt-acquiring-symbolic&lt;br&gt;" calcext:value-type="string">
            <text:p>&lt;picture&gt;&lt;source media="(prefers-color-scheme: dark)" srcset="https://github.com/StorageB/icons/blob/main/GNOME48Adwaita/light/thunderbolt-acquiring-symbolic.svg"&gt;&lt;source media="(prefers-color-scheme: light)" srcset="https://github.com/StorageB/icons/blob/main/GNOME48Adwaita/dark/thunderbolt-acquiring-symbolic.svg"&gt;&lt;img alt="thunderbolt-acquiring-symbolic" src="https://user-images.githubusercontent.com/25423296/163456779-a8556205-d0a5-45e2-ac17-42d089e3c3f8.png"&gt;&lt;/picture&gt; &amp;nbsp; &amp;nbsp;thunderbolt-acquir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uch-disabled-symbolic.svg</text:p>
          </table:table-cell>
          <table:table-cell office:value-type="string" calcext:value-type="string">
            <text:p>touch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59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599] &amp; CHAR(34) &amp; &quot;&gt;&quot; &amp; &#10;&quot;&lt;img alt=&quot; &amp; CHAR(34) &amp; [.B59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599] &amp; &quot;&lt;br&gt;&quot;" office:value-type="string" office:string-value="&lt;picture&gt;&lt;source media=&quot;(prefers-color-scheme: dark)&quot; srcset=&quot;https://github.com/StorageB/icons/blob/main/GNOME48Adwaita/light/touch-disabled-symbolic.svg&quot;&gt;&lt;source media=&quot;(prefers-color-scheme: light)&quot; srcset=&quot;https://github.com/StorageB/icons/blob/main/GNOME48Adwaita/dark/touch-disabled-symbolic.svg&quot;&gt;&lt;img alt=&quot;touch-disabled-symbolic&quot; src=&quot;https://user-images.githubusercontent.com/25423296/163456779-a8556205-d0a5-45e2-ac17-42d089e3c3f8.png&quot;&gt;&lt;/picture&gt; &amp;nbsp; &amp;nbsp;touch-disabled-symbolic&lt;br&gt;" calcext:value-type="string">
            <text:p>&lt;picture&gt;&lt;source media="(prefers-color-scheme: dark)" srcset="https://github.com/StorageB/icons/blob/main/GNOME48Adwaita/light/touch-disabled-symbolic.svg"&gt;&lt;source media="(prefers-color-scheme: light)" srcset="https://github.com/StorageB/icons/blob/main/GNOME48Adwaita/dark/touch-disabled-symbolic.svg"&gt;&lt;img alt="touch-disabled-symbolic" src="https://user-images.githubusercontent.com/25423296/163456779-a8556205-d0a5-45e2-ac17-42d089e3c3f8.png"&gt;&lt;/picture&gt; &amp;nbsp; &amp;nbsp;touch-disabl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ouchpad-disabled-symbolic.svg</text:p>
          </table:table-cell>
          <table:table-cell office:value-type="string" calcext:value-type="string">
            <text:p>touchpad-disabl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0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00] &amp; CHAR(34) &amp; &quot;&gt;&quot; &amp; &#10;&quot;&lt;img alt=&quot; &amp; CHAR(34) &amp; [.B60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0] &amp; &quot;&lt;br&gt;&quot;" office:value-type="string" office:string-value="&lt;picture&gt;&lt;source media=&quot;(prefers-color-scheme: dark)&quot; srcset=&quot;https://github.com/StorageB/icons/blob/main/GNOME48Adwaita/light/touchpad-disabled-symbolic.svg&quot;&gt;&lt;source media=&quot;(prefers-color-scheme: light)&quot; srcset=&quot;https://github.com/StorageB/icons/blob/main/GNOME48Adwaita/dark/touchpad-disabled-symbolic.svg&quot;&gt;&lt;img alt=&quot;touchpad-disabled-symbolic&quot; src=&quot;https://user-images.githubusercontent.com/25423296/163456779-a8556205-d0a5-45e2-ac17-42d089e3c3f8.png&quot;&gt;&lt;/picture&gt; &amp;nbsp; &amp;nbsp;touchpad-disabled-symbolic&lt;br&gt;" calcext:value-type="string">
            <text:p>&lt;picture&gt;&lt;source media="(prefers-color-scheme: dark)" srcset="https://github.com/StorageB/icons/blob/main/GNOME48Adwaita/light/touchpad-disabled-symbolic.svg"&gt;&lt;source media="(prefers-color-scheme: light)" srcset="https://github.com/StorageB/icons/blob/main/GNOME48Adwaita/dark/touchpad-disabled-symbolic.svg"&gt;&lt;img alt="touchpad-disabled-symbolic" src="https://user-images.githubusercontent.com/25423296/163456779-a8556205-d0a5-45e2-ac17-42d089e3c3f8.png"&gt;&lt;/picture&gt; &amp;nbsp; &amp;nbsp;touchpad-disabl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ser-available-symbolic.svg</text:p>
          </table:table-cell>
          <table:table-cell office:value-type="string" calcext:value-type="string">
            <text:p>user-availab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0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01] &amp; CHAR(34) &amp; &quot;&gt;&quot; &amp; &#10;&quot;&lt;img alt=&quot; &amp; CHAR(34) &amp; [.B60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1] &amp; &quot;&lt;br&gt;&quot;" office:value-type="string" office:string-value="&lt;picture&gt;&lt;source media=&quot;(prefers-color-scheme: dark)&quot; srcset=&quot;https://github.com/StorageB/icons/blob/main/GNOME48Adwaita/light/user-available-symbolic.svg&quot;&gt;&lt;source media=&quot;(prefers-color-scheme: light)&quot; srcset=&quot;https://github.com/StorageB/icons/blob/main/GNOME48Adwaita/dark/user-available-symbolic.svg&quot;&gt;&lt;img alt=&quot;user-available-symbolic&quot; src=&quot;https://user-images.githubusercontent.com/25423296/163456779-a8556205-d0a5-45e2-ac17-42d089e3c3f8.png&quot;&gt;&lt;/picture&gt; &amp;nbsp; &amp;nbsp;user-available-symbolic&lt;br&gt;" calcext:value-type="string">
            <text:p>&lt;picture&gt;&lt;source media="(prefers-color-scheme: dark)" srcset="https://github.com/StorageB/icons/blob/main/GNOME48Adwaita/light/user-available-symbolic.svg"&gt;&lt;source media="(prefers-color-scheme: light)" srcset="https://github.com/StorageB/icons/blob/main/GNOME48Adwaita/dark/user-available-symbolic.svg"&gt;&lt;img alt="user-available-symbolic" src="https://user-images.githubusercontent.com/25423296/163456779-a8556205-d0a5-45e2-ac17-42d089e3c3f8.png"&gt;&lt;/picture&gt; &amp;nbsp; &amp;nbsp;user-availabl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ser-away-symbolic.svg</text:p>
          </table:table-cell>
          <table:table-cell office:value-type="string" calcext:value-type="string">
            <text:p>user-awa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0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02] &amp; CHAR(34) &amp; &quot;&gt;&quot; &amp; &#10;&quot;&lt;img alt=&quot; &amp; CHAR(34) &amp; [.B60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2] &amp; &quot;&lt;br&gt;&quot;" office:value-type="string" office:string-value="&lt;picture&gt;&lt;source media=&quot;(prefers-color-scheme: dark)&quot; srcset=&quot;https://github.com/StorageB/icons/blob/main/GNOME48Adwaita/light/user-away-symbolic.svg&quot;&gt;&lt;source media=&quot;(prefers-color-scheme: light)&quot; srcset=&quot;https://github.com/StorageB/icons/blob/main/GNOME48Adwaita/dark/user-away-symbolic.svg&quot;&gt;&lt;img alt=&quot;user-away-symbolic&quot; src=&quot;https://user-images.githubusercontent.com/25423296/163456779-a8556205-d0a5-45e2-ac17-42d089e3c3f8.png&quot;&gt;&lt;/picture&gt; &amp;nbsp; &amp;nbsp;user-away-symbolic&lt;br&gt;" calcext:value-type="string">
            <text:p>&lt;picture&gt;&lt;source media="(prefers-color-scheme: dark)" srcset="https://github.com/StorageB/icons/blob/main/GNOME48Adwaita/light/user-away-symbolic.svg"&gt;&lt;source media="(prefers-color-scheme: light)" srcset="https://github.com/StorageB/icons/blob/main/GNOME48Adwaita/dark/user-away-symbolic.svg"&gt;&lt;img alt="user-away-symbolic" src="https://user-images.githubusercontent.com/25423296/163456779-a8556205-d0a5-45e2-ac17-42d089e3c3f8.png"&gt;&lt;/picture&gt; &amp;nbsp; &amp;nbsp;user-away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ser-busy-symbolic.svg</text:p>
          </table:table-cell>
          <table:table-cell office:value-type="string" calcext:value-type="string">
            <text:p>user-bus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0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03] &amp; CHAR(34) &amp; &quot;&gt;&quot; &amp; &#10;&quot;&lt;img alt=&quot; &amp; CHAR(34) &amp; [.B60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3] &amp; &quot;&lt;br&gt;&quot;" office:value-type="string" office:string-value="&lt;picture&gt;&lt;source media=&quot;(prefers-color-scheme: dark)&quot; srcset=&quot;https://github.com/StorageB/icons/blob/main/GNOME48Adwaita/light/user-busy-symbolic.svg&quot;&gt;&lt;source media=&quot;(prefers-color-scheme: light)&quot; srcset=&quot;https://github.com/StorageB/icons/blob/main/GNOME48Adwaita/dark/user-busy-symbolic.svg&quot;&gt;&lt;img alt=&quot;user-busy-symbolic&quot; src=&quot;https://user-images.githubusercontent.com/25423296/163456779-a8556205-d0a5-45e2-ac17-42d089e3c3f8.png&quot;&gt;&lt;/picture&gt; &amp;nbsp; &amp;nbsp;user-busy-symbolic&lt;br&gt;" calcext:value-type="string">
            <text:p>&lt;picture&gt;&lt;source media="(prefers-color-scheme: dark)" srcset="https://github.com/StorageB/icons/blob/main/GNOME48Adwaita/light/user-busy-symbolic.svg"&gt;&lt;source media="(prefers-color-scheme: light)" srcset="https://github.com/StorageB/icons/blob/main/GNOME48Adwaita/dark/user-busy-symbolic.svg"&gt;&lt;img alt="user-busy-symbolic" src="https://user-images.githubusercontent.com/25423296/163456779-a8556205-d0a5-45e2-ac17-42d089e3c3f8.png"&gt;&lt;/picture&gt; &amp;nbsp; &amp;nbsp;user-busy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ser-idle-symbolic.svg</text:p>
          </table:table-cell>
          <table:table-cell office:value-type="string" calcext:value-type="string">
            <text:p>user-id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0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04] &amp; CHAR(34) &amp; &quot;&gt;&quot; &amp; &#10;&quot;&lt;img alt=&quot; &amp; CHAR(34) &amp; [.B60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4] &amp; &quot;&lt;br&gt;&quot;" office:value-type="string" office:string-value="&lt;picture&gt;&lt;source media=&quot;(prefers-color-scheme: dark)&quot; srcset=&quot;https://github.com/StorageB/icons/blob/main/GNOME48Adwaita/light/user-idle-symbolic.svg&quot;&gt;&lt;source media=&quot;(prefers-color-scheme: light)&quot; srcset=&quot;https://github.com/StorageB/icons/blob/main/GNOME48Adwaita/dark/user-idle-symbolic.svg&quot;&gt;&lt;img alt=&quot;user-idle-symbolic&quot; src=&quot;https://user-images.githubusercontent.com/25423296/163456779-a8556205-d0a5-45e2-ac17-42d089e3c3f8.png&quot;&gt;&lt;/picture&gt; &amp;nbsp; &amp;nbsp;user-idle-symbolic&lt;br&gt;" calcext:value-type="string">
            <text:p>&lt;picture&gt;&lt;source media="(prefers-color-scheme: dark)" srcset="https://github.com/StorageB/icons/blob/main/GNOME48Adwaita/light/user-idle-symbolic.svg"&gt;&lt;source media="(prefers-color-scheme: light)" srcset="https://github.com/StorageB/icons/blob/main/GNOME48Adwaita/dark/user-idle-symbolic.svg"&gt;&lt;img alt="user-idle-symbolic" src="https://user-images.githubusercontent.com/25423296/163456779-a8556205-d0a5-45e2-ac17-42d089e3c3f8.png"&gt;&lt;/picture&gt; &amp;nbsp; &amp;nbsp;user-idl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ser-invisible-symbolic.svg</text:p>
          </table:table-cell>
          <table:table-cell office:value-type="string" calcext:value-type="string">
            <text:p>user-invisib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0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05] &amp; CHAR(34) &amp; &quot;&gt;&quot; &amp; &#10;&quot;&lt;img alt=&quot; &amp; CHAR(34) &amp; [.B60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5] &amp; &quot;&lt;br&gt;&quot;" office:value-type="string" office:string-value="&lt;picture&gt;&lt;source media=&quot;(prefers-color-scheme: dark)&quot; srcset=&quot;https://github.com/StorageB/icons/blob/main/GNOME48Adwaita/light/user-invisible-symbolic.svg&quot;&gt;&lt;source media=&quot;(prefers-color-scheme: light)&quot; srcset=&quot;https://github.com/StorageB/icons/blob/main/GNOME48Adwaita/dark/user-invisible-symbolic.svg&quot;&gt;&lt;img alt=&quot;user-invisible-symbolic&quot; src=&quot;https://user-images.githubusercontent.com/25423296/163456779-a8556205-d0a5-45e2-ac17-42d089e3c3f8.png&quot;&gt;&lt;/picture&gt; &amp;nbsp; &amp;nbsp;user-invisible-symbolic&lt;br&gt;" calcext:value-type="string">
            <text:p>&lt;picture&gt;&lt;source media="(prefers-color-scheme: dark)" srcset="https://github.com/StorageB/icons/blob/main/GNOME48Adwaita/light/user-invisible-symbolic.svg"&gt;&lt;source media="(prefers-color-scheme: light)" srcset="https://github.com/StorageB/icons/blob/main/GNOME48Adwaita/dark/user-invisible-symbolic.svg"&gt;&lt;img alt="user-invisible-symbolic" src="https://user-images.githubusercontent.com/25423296/163456779-a8556205-d0a5-45e2-ac17-42d089e3c3f8.png"&gt;&lt;/picture&gt; &amp;nbsp; &amp;nbsp;user-invisibl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ser-not-tracked-symbolic.svg</text:p>
          </table:table-cell>
          <table:table-cell office:value-type="string" calcext:value-type="string">
            <text:p>user-not-track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0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06] &amp; CHAR(34) &amp; &quot;&gt;&quot; &amp; &#10;&quot;&lt;img alt=&quot; &amp; CHAR(34) &amp; [.B60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6] &amp; &quot;&lt;br&gt;&quot;" office:value-type="string" office:string-value="&lt;picture&gt;&lt;source media=&quot;(prefers-color-scheme: dark)&quot; srcset=&quot;https://github.com/StorageB/icons/blob/main/GNOME48Adwaita/light/user-not-tracked-symbolic.svg&quot;&gt;&lt;source media=&quot;(prefers-color-scheme: light)&quot; srcset=&quot;https://github.com/StorageB/icons/blob/main/GNOME48Adwaita/dark/user-not-tracked-symbolic.svg&quot;&gt;&lt;img alt=&quot;user-not-tracked-symbolic&quot; src=&quot;https://user-images.githubusercontent.com/25423296/163456779-a8556205-d0a5-45e2-ac17-42d089e3c3f8.png&quot;&gt;&lt;/picture&gt; &amp;nbsp; &amp;nbsp;user-not-tracked-symbolic&lt;br&gt;" calcext:value-type="string">
            <text:p>&lt;picture&gt;&lt;source media="(prefers-color-scheme: dark)" srcset="https://github.com/StorageB/icons/blob/main/GNOME48Adwaita/light/user-not-tracked-symbolic.svg"&gt;&lt;source media="(prefers-color-scheme: light)" srcset="https://github.com/StorageB/icons/blob/main/GNOME48Adwaita/dark/user-not-tracked-symbolic.svg"&gt;&lt;img alt="user-not-tracked-symbolic" src="https://user-images.githubusercontent.com/25423296/163456779-a8556205-d0a5-45e2-ac17-42d089e3c3f8.png"&gt;&lt;/picture&gt; &amp;nbsp; &amp;nbsp;user-not-track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ser-offline-symbolic.svg</text:p>
          </table:table-cell>
          <table:table-cell office:value-type="string" calcext:value-type="string">
            <text:p>user-offlin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0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07] &amp; CHAR(34) &amp; &quot;&gt;&quot; &amp; &#10;&quot;&lt;img alt=&quot; &amp; CHAR(34) &amp; [.B60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7] &amp; &quot;&lt;br&gt;&quot;" office:value-type="string" office:string-value="&lt;picture&gt;&lt;source media=&quot;(prefers-color-scheme: dark)&quot; srcset=&quot;https://github.com/StorageB/icons/blob/main/GNOME48Adwaita/light/user-offline-symbolic.svg&quot;&gt;&lt;source media=&quot;(prefers-color-scheme: light)&quot; srcset=&quot;https://github.com/StorageB/icons/blob/main/GNOME48Adwaita/dark/user-offline-symbolic.svg&quot;&gt;&lt;img alt=&quot;user-offline-symbolic&quot; src=&quot;https://user-images.githubusercontent.com/25423296/163456779-a8556205-d0a5-45e2-ac17-42d089e3c3f8.png&quot;&gt;&lt;/picture&gt; &amp;nbsp; &amp;nbsp;user-offline-symbolic&lt;br&gt;" calcext:value-type="string">
            <text:p>&lt;picture&gt;&lt;source media="(prefers-color-scheme: dark)" srcset="https://github.com/StorageB/icons/blob/main/GNOME48Adwaita/light/user-offline-symbolic.svg"&gt;&lt;source media="(prefers-color-scheme: light)" srcset="https://github.com/StorageB/icons/blob/main/GNOME48Adwaita/dark/user-offline-symbolic.svg"&gt;&lt;img alt="user-offline-symbolic" src="https://user-images.githubusercontent.com/25423296/163456779-a8556205-d0a5-45e2-ac17-42d089e3c3f8.png"&gt;&lt;/picture&gt; &amp;nbsp; &amp;nbsp;user-offlin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ser-status-pending-symbolic.svg</text:p>
          </table:table-cell>
          <table:table-cell office:value-type="string" calcext:value-type="string">
            <text:p>user-status-pendin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0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08] &amp; CHAR(34) &amp; &quot;&gt;&quot; &amp; &#10;&quot;&lt;img alt=&quot; &amp; CHAR(34) &amp; [.B60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8] &amp; &quot;&lt;br&gt;&quot;" office:value-type="string" office:string-value="&lt;picture&gt;&lt;source media=&quot;(prefers-color-scheme: dark)&quot; srcset=&quot;https://github.com/StorageB/icons/blob/main/GNOME48Adwaita/light/user-status-pending-symbolic.svg&quot;&gt;&lt;source media=&quot;(prefers-color-scheme: light)&quot; srcset=&quot;https://github.com/StorageB/icons/blob/main/GNOME48Adwaita/dark/user-status-pending-symbolic.svg&quot;&gt;&lt;img alt=&quot;user-status-pending-symbolic&quot; src=&quot;https://user-images.githubusercontent.com/25423296/163456779-a8556205-d0a5-45e2-ac17-42d089e3c3f8.png&quot;&gt;&lt;/picture&gt; &amp;nbsp; &amp;nbsp;user-status-pending-symbolic&lt;br&gt;" calcext:value-type="string">
            <text:p>&lt;picture&gt;&lt;source media="(prefers-color-scheme: dark)" srcset="https://github.com/StorageB/icons/blob/main/GNOME48Adwaita/light/user-status-pending-symbolic.svg"&gt;&lt;source media="(prefers-color-scheme: light)" srcset="https://github.com/StorageB/icons/blob/main/GNOME48Adwaita/dark/user-status-pending-symbolic.svg"&gt;&lt;img alt="user-status-pending-symbolic" src="https://user-images.githubusercontent.com/25423296/163456779-a8556205-d0a5-45e2-ac17-42d089e3c3f8.png"&gt;&lt;/picture&gt; &amp;nbsp; &amp;nbsp;user-status-pendin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ser-trash-full-symbolic.svg</text:p>
          </table:table-cell>
          <table:table-cell office:value-type="string" calcext:value-type="string">
            <text:p>user-trash-ful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0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09] &amp; CHAR(34) &amp; &quot;&gt;&quot; &amp; &#10;&quot;&lt;img alt=&quot; &amp; CHAR(34) &amp; [.B60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09] &amp; &quot;&lt;br&gt;&quot;" office:value-type="string" office:string-value="&lt;picture&gt;&lt;source media=&quot;(prefers-color-scheme: dark)&quot; srcset=&quot;https://github.com/StorageB/icons/blob/main/GNOME48Adwaita/light/user-trash-full-symbolic.svg&quot;&gt;&lt;source media=&quot;(prefers-color-scheme: light)&quot; srcset=&quot;https://github.com/StorageB/icons/blob/main/GNOME48Adwaita/dark/user-trash-full-symbolic.svg&quot;&gt;&lt;img alt=&quot;user-trash-full-symbolic&quot; src=&quot;https://user-images.githubusercontent.com/25423296/163456779-a8556205-d0a5-45e2-ac17-42d089e3c3f8.png&quot;&gt;&lt;/picture&gt; &amp;nbsp; &amp;nbsp;user-trash-full-symbolic&lt;br&gt;" calcext:value-type="string">
            <text:p>&lt;picture&gt;&lt;source media="(prefers-color-scheme: dark)" srcset="https://github.com/StorageB/icons/blob/main/GNOME48Adwaita/light/user-trash-full-symbolic.svg"&gt;&lt;source media="(prefers-color-scheme: light)" srcset="https://github.com/StorageB/icons/blob/main/GNOME48Adwaita/dark/user-trash-full-symbolic.svg"&gt;&lt;img alt="user-trash-full-symbolic" src="https://user-images.githubusercontent.com/25423296/163456779-a8556205-d0a5-45e2-ac17-42d089e3c3f8.png"&gt;&lt;/picture&gt; &amp;nbsp; &amp;nbsp;user-trash-ful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wrapped-rtl-symbolic.svg</text:p>
          </table:table-cell>
          <table:table-cell office:value-type="string" calcext:value-type="string">
            <text:p>view-wrapped-rtl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1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10] &amp; CHAR(34) &amp; &quot;&gt;&quot; &amp; &#10;&quot;&lt;img alt=&quot; &amp; CHAR(34) &amp; [.B61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0] &amp; &quot;&lt;br&gt;&quot;" office:value-type="string" office:string-value="&lt;picture&gt;&lt;source media=&quot;(prefers-color-scheme: dark)&quot; srcset=&quot;https://github.com/StorageB/icons/blob/main/GNOME48Adwaita/light/view-wrapped-rtl-symbolic.svg&quot;&gt;&lt;source media=&quot;(prefers-color-scheme: light)&quot; srcset=&quot;https://github.com/StorageB/icons/blob/main/GNOME48Adwaita/dark/view-wrapped-rtl-symbolic.svg&quot;&gt;&lt;img alt=&quot;view-wrapped-rtl-symbolic&quot; src=&quot;https://user-images.githubusercontent.com/25423296/163456779-a8556205-d0a5-45e2-ac17-42d089e3c3f8.png&quot;&gt;&lt;/picture&gt; &amp;nbsp; &amp;nbsp;view-wrapped-rtl-symbolic&lt;br&gt;" calcext:value-type="string">
            <text:p>&lt;picture&gt;&lt;source media="(prefers-color-scheme: dark)" srcset="https://github.com/StorageB/icons/blob/main/GNOME48Adwaita/light/view-wrapped-rtl-symbolic.svg"&gt;&lt;source media="(prefers-color-scheme: light)" srcset="https://github.com/StorageB/icons/blob/main/GNOME48Adwaita/dark/view-wrapped-rtl-symbolic.svg"&gt;&lt;img alt="view-wrapped-rtl-symbolic" src="https://user-images.githubusercontent.com/25423296/163456779-a8556205-d0a5-45e2-ac17-42d089e3c3f8.png"&gt;&lt;/picture&gt; &amp;nbsp; &amp;nbsp;view-wrapped-rtl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wrapped-symbolic-rtl.svg</text:p>
          </table:table-cell>
          <table:table-cell office:value-type="string" calcext:value-type="string">
            <text:p>view-wrappe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1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11] &amp; CHAR(34) &amp; &quot;&gt;&quot; &amp; &#10;&quot;&lt;img alt=&quot; &amp; CHAR(34) &amp; [.B61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1] &amp; &quot;&lt;br&gt;&quot;" office:value-type="string" office:string-value="&lt;picture&gt;&lt;source media=&quot;(prefers-color-scheme: dark)&quot; srcset=&quot;https://github.com/StorageB/icons/blob/main/GNOME48Adwaita/light/view-wrapped-symbolic-rtl.svg&quot;&gt;&lt;source media=&quot;(prefers-color-scheme: light)&quot; srcset=&quot;https://github.com/StorageB/icons/blob/main/GNOME48Adwaita/dark/view-wrapped-symbolic-rtl.svg&quot;&gt;&lt;img alt=&quot;view-wrapped-symbolic-rtl&quot; src=&quot;https://user-images.githubusercontent.com/25423296/163456779-a8556205-d0a5-45e2-ac17-42d089e3c3f8.png&quot;&gt;&lt;/picture&gt; &amp;nbsp; &amp;nbsp;view-wrapped-symbolic-rtl&lt;br&gt;" calcext:value-type="string">
            <text:p>&lt;picture&gt;&lt;source media="(prefers-color-scheme: dark)" srcset="https://github.com/StorageB/icons/blob/main/GNOME48Adwaita/light/view-wrapped-symbolic-rtl.svg"&gt;&lt;source media="(prefers-color-scheme: light)" srcset="https://github.com/StorageB/icons/blob/main/GNOME48Adwaita/dark/view-wrapped-symbolic-rtl.svg"&gt;&lt;img alt="view-wrapped-symbolic-rtl" src="https://user-images.githubusercontent.com/25423296/163456779-a8556205-d0a5-45e2-ac17-42d089e3c3f8.png"&gt;&lt;/picture&gt; &amp;nbsp; &amp;nbsp;view-wrapped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ew-wrapped-symbolic.svg</text:p>
          </table:table-cell>
          <table:table-cell office:value-type="string" calcext:value-type="string">
            <text:p>view-wrapp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1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12] &amp; CHAR(34) &amp; &quot;&gt;&quot; &amp; &#10;&quot;&lt;img alt=&quot; &amp; CHAR(34) &amp; [.B61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2] &amp; &quot;&lt;br&gt;&quot;" office:value-type="string" office:string-value="&lt;picture&gt;&lt;source media=&quot;(prefers-color-scheme: dark)&quot; srcset=&quot;https://github.com/StorageB/icons/blob/main/GNOME48Adwaita/light/view-wrapped-symbolic.svg&quot;&gt;&lt;source media=&quot;(prefers-color-scheme: light)&quot; srcset=&quot;https://github.com/StorageB/icons/blob/main/GNOME48Adwaita/dark/view-wrapped-symbolic.svg&quot;&gt;&lt;img alt=&quot;view-wrapped-symbolic&quot; src=&quot;https://user-images.githubusercontent.com/25423296/163456779-a8556205-d0a5-45e2-ac17-42d089e3c3f8.png&quot;&gt;&lt;/picture&gt; &amp;nbsp; &amp;nbsp;view-wrapped-symbolic&lt;br&gt;" calcext:value-type="string">
            <text:p>&lt;picture&gt;&lt;source media="(prefers-color-scheme: dark)" srcset="https://github.com/StorageB/icons/blob/main/GNOME48Adwaita/light/view-wrapped-symbolic.svg"&gt;&lt;source media="(prefers-color-scheme: light)" srcset="https://github.com/StorageB/icons/blob/main/GNOME48Adwaita/dark/view-wrapped-symbolic.svg"&gt;&lt;img alt="view-wrapped-symbolic" src="https://user-images.githubusercontent.com/25423296/163456779-a8556205-d0a5-45e2-ac17-42d089e3c3f8.png"&gt;&lt;/picture&gt; &amp;nbsp; &amp;nbsp;view-wrapp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ather-clear-night-symbolic.svg</text:p>
          </table:table-cell>
          <table:table-cell office:value-type="string" calcext:value-type="string">
            <text:p>weather-clear-nigh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1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13] &amp; CHAR(34) &amp; &quot;&gt;&quot; &amp; &#10;&quot;&lt;img alt=&quot; &amp; CHAR(34) &amp; [.B61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3] &amp; &quot;&lt;br&gt;&quot;" office:value-type="string" office:string-value="&lt;picture&gt;&lt;source media=&quot;(prefers-color-scheme: dark)&quot; srcset=&quot;https://github.com/StorageB/icons/blob/main/GNOME48Adwaita/light/weather-clear-night-symbolic.svg&quot;&gt;&lt;source media=&quot;(prefers-color-scheme: light)&quot; srcset=&quot;https://github.com/StorageB/icons/blob/main/GNOME48Adwaita/dark/weather-clear-night-symbolic.svg&quot;&gt;&lt;img alt=&quot;weather-clear-night-symbolic&quot; src=&quot;https://user-images.githubusercontent.com/25423296/163456779-a8556205-d0a5-45e2-ac17-42d089e3c3f8.png&quot;&gt;&lt;/picture&gt; &amp;nbsp; &amp;nbsp;weather-clear-night-symbolic&lt;br&gt;" calcext:value-type="string">
            <text:p>&lt;picture&gt;&lt;source media="(prefers-color-scheme: dark)" srcset="https://github.com/StorageB/icons/blob/main/GNOME48Adwaita/light/weather-clear-night-symbolic.svg"&gt;&lt;source media="(prefers-color-scheme: light)" srcset="https://github.com/StorageB/icons/blob/main/GNOME48Adwaita/dark/weather-clear-night-symbolic.svg"&gt;&lt;img alt="weather-clear-night-symbolic" src="https://user-images.githubusercontent.com/25423296/163456779-a8556205-d0a5-45e2-ac17-42d089e3c3f8.png"&gt;&lt;/picture&gt; &amp;nbsp; &amp;nbsp;weather-clear-nigh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ather-clear-symbolic.svg</text:p>
          </table:table-cell>
          <table:table-cell office:value-type="string" calcext:value-type="string">
            <text:p>weather-clea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1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14] &amp; CHAR(34) &amp; &quot;&gt;&quot; &amp; &#10;&quot;&lt;img alt=&quot; &amp; CHAR(34) &amp; [.B61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4] &amp; &quot;&lt;br&gt;&quot;" office:value-type="string" office:string-value="&lt;picture&gt;&lt;source media=&quot;(prefers-color-scheme: dark)&quot; srcset=&quot;https://github.com/StorageB/icons/blob/main/GNOME48Adwaita/light/weather-clear-symbolic.svg&quot;&gt;&lt;source media=&quot;(prefers-color-scheme: light)&quot; srcset=&quot;https://github.com/StorageB/icons/blob/main/GNOME48Adwaita/dark/weather-clear-symbolic.svg&quot;&gt;&lt;img alt=&quot;weather-clear-symbolic&quot; src=&quot;https://user-images.githubusercontent.com/25423296/163456779-a8556205-d0a5-45e2-ac17-42d089e3c3f8.png&quot;&gt;&lt;/picture&gt; &amp;nbsp; &amp;nbsp;weather-clear-symbolic&lt;br&gt;" calcext:value-type="string">
            <text:p>&lt;picture&gt;&lt;source media="(prefers-color-scheme: dark)" srcset="https://github.com/StorageB/icons/blob/main/GNOME48Adwaita/light/weather-clear-symbolic.svg"&gt;&lt;source media="(prefers-color-scheme: light)" srcset="https://github.com/StorageB/icons/blob/main/GNOME48Adwaita/dark/weather-clear-symbolic.svg"&gt;&lt;img alt="weather-clear-symbolic" src="https://user-images.githubusercontent.com/25423296/163456779-a8556205-d0a5-45e2-ac17-42d089e3c3f8.png"&gt;&lt;/picture&gt; &amp;nbsp; &amp;nbsp;weather-clea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ather-few-clouds-night-symbolic.svg</text:p>
          </table:table-cell>
          <table:table-cell office:value-type="string" calcext:value-type="string">
            <text:p>weather-few-clouds-nigh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1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15] &amp; CHAR(34) &amp; &quot;&gt;&quot; &amp; &#10;&quot;&lt;img alt=&quot; &amp; CHAR(34) &amp; [.B61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5] &amp; &quot;&lt;br&gt;&quot;" office:value-type="string" office:string-value="&lt;picture&gt;&lt;source media=&quot;(prefers-color-scheme: dark)&quot; srcset=&quot;https://github.com/StorageB/icons/blob/main/GNOME48Adwaita/light/weather-few-clouds-night-symbolic.svg&quot;&gt;&lt;source media=&quot;(prefers-color-scheme: light)&quot; srcset=&quot;https://github.com/StorageB/icons/blob/main/GNOME48Adwaita/dark/weather-few-clouds-night-symbolic.svg&quot;&gt;&lt;img alt=&quot;weather-few-clouds-night-symbolic&quot; src=&quot;https://user-images.githubusercontent.com/25423296/163456779-a8556205-d0a5-45e2-ac17-42d089e3c3f8.png&quot;&gt;&lt;/picture&gt; &amp;nbsp; &amp;nbsp;weather-few-clouds-night-symbolic&lt;br&gt;" calcext:value-type="string">
            <text:p>&lt;picture&gt;&lt;source media="(prefers-color-scheme: dark)" srcset="https://github.com/StorageB/icons/blob/main/GNOME48Adwaita/light/weather-few-clouds-night-symbolic.svg"&gt;&lt;source media="(prefers-color-scheme: light)" srcset="https://github.com/StorageB/icons/blob/main/GNOME48Adwaita/dark/weather-few-clouds-night-symbolic.svg"&gt;&lt;img alt="weather-few-clouds-night-symbolic" src="https://user-images.githubusercontent.com/25423296/163456779-a8556205-d0a5-45e2-ac17-42d089e3c3f8.png"&gt;&lt;/picture&gt; &amp;nbsp; &amp;nbsp;weather-few-clouds-nigh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ather-few-clouds-symbolic.svg</text:p>
          </table:table-cell>
          <table:table-cell office:value-type="string" calcext:value-type="string">
            <text:p>weather-few-cloud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1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16] &amp; CHAR(34) &amp; &quot;&gt;&quot; &amp; &#10;&quot;&lt;img alt=&quot; &amp; CHAR(34) &amp; [.B61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6] &amp; &quot;&lt;br&gt;&quot;" office:value-type="string" office:string-value="&lt;picture&gt;&lt;source media=&quot;(prefers-color-scheme: dark)&quot; srcset=&quot;https://github.com/StorageB/icons/blob/main/GNOME48Adwaita/light/weather-few-clouds-symbolic.svg&quot;&gt;&lt;source media=&quot;(prefers-color-scheme: light)&quot; srcset=&quot;https://github.com/StorageB/icons/blob/main/GNOME48Adwaita/dark/weather-few-clouds-symbolic.svg&quot;&gt;&lt;img alt=&quot;weather-few-clouds-symbolic&quot; src=&quot;https://user-images.githubusercontent.com/25423296/163456779-a8556205-d0a5-45e2-ac17-42d089e3c3f8.png&quot;&gt;&lt;/picture&gt; &amp;nbsp; &amp;nbsp;weather-few-clouds-symbolic&lt;br&gt;" calcext:value-type="string">
            <text:p>&lt;picture&gt;&lt;source media="(prefers-color-scheme: dark)" srcset="https://github.com/StorageB/icons/blob/main/GNOME48Adwaita/light/weather-few-clouds-symbolic.svg"&gt;&lt;source media="(prefers-color-scheme: light)" srcset="https://github.com/StorageB/icons/blob/main/GNOME48Adwaita/dark/weather-few-clouds-symbolic.svg"&gt;&lt;img alt="weather-few-clouds-symbolic" src="https://user-images.githubusercontent.com/25423296/163456779-a8556205-d0a5-45e2-ac17-42d089e3c3f8.png"&gt;&lt;/picture&gt; &amp;nbsp; &amp;nbsp;weather-few-cloud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ather-fog-symbolic.svg</text:p>
          </table:table-cell>
          <table:table-cell office:value-type="string" calcext:value-type="string">
            <text:p>weather-fog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1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17] &amp; CHAR(34) &amp; &quot;&gt;&quot; &amp; &#10;&quot;&lt;img alt=&quot; &amp; CHAR(34) &amp; [.B61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7] &amp; &quot;&lt;br&gt;&quot;" office:value-type="string" office:string-value="&lt;picture&gt;&lt;source media=&quot;(prefers-color-scheme: dark)&quot; srcset=&quot;https://github.com/StorageB/icons/blob/main/GNOME48Adwaita/light/weather-fog-symbolic.svg&quot;&gt;&lt;source media=&quot;(prefers-color-scheme: light)&quot; srcset=&quot;https://github.com/StorageB/icons/blob/main/GNOME48Adwaita/dark/weather-fog-symbolic.svg&quot;&gt;&lt;img alt=&quot;weather-fog-symbolic&quot; src=&quot;https://user-images.githubusercontent.com/25423296/163456779-a8556205-d0a5-45e2-ac17-42d089e3c3f8.png&quot;&gt;&lt;/picture&gt; &amp;nbsp; &amp;nbsp;weather-fog-symbolic&lt;br&gt;" calcext:value-type="string">
            <text:p>&lt;picture&gt;&lt;source media="(prefers-color-scheme: dark)" srcset="https://github.com/StorageB/icons/blob/main/GNOME48Adwaita/light/weather-fog-symbolic.svg"&gt;&lt;source media="(prefers-color-scheme: light)" srcset="https://github.com/StorageB/icons/blob/main/GNOME48Adwaita/dark/weather-fog-symbolic.svg"&gt;&lt;img alt="weather-fog-symbolic" src="https://user-images.githubusercontent.com/25423296/163456779-a8556205-d0a5-45e2-ac17-42d089e3c3f8.png"&gt;&lt;/picture&gt; &amp;nbsp; &amp;nbsp;weather-fog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ather-overcast-symbolic.svg</text:p>
          </table:table-cell>
          <table:table-cell office:value-type="string" calcext:value-type="string">
            <text:p>weather-overcas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1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18] &amp; CHAR(34) &amp; &quot;&gt;&quot; &amp; &#10;&quot;&lt;img alt=&quot; &amp; CHAR(34) &amp; [.B61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8] &amp; &quot;&lt;br&gt;&quot;" office:value-type="string" office:string-value="&lt;picture&gt;&lt;source media=&quot;(prefers-color-scheme: dark)&quot; srcset=&quot;https://github.com/StorageB/icons/blob/main/GNOME48Adwaita/light/weather-overcast-symbolic.svg&quot;&gt;&lt;source media=&quot;(prefers-color-scheme: light)&quot; srcset=&quot;https://github.com/StorageB/icons/blob/main/GNOME48Adwaita/dark/weather-overcast-symbolic.svg&quot;&gt;&lt;img alt=&quot;weather-overcast-symbolic&quot; src=&quot;https://user-images.githubusercontent.com/25423296/163456779-a8556205-d0a5-45e2-ac17-42d089e3c3f8.png&quot;&gt;&lt;/picture&gt; &amp;nbsp; &amp;nbsp;weather-overcast-symbolic&lt;br&gt;" calcext:value-type="string">
            <text:p>&lt;picture&gt;&lt;source media="(prefers-color-scheme: dark)" srcset="https://github.com/StorageB/icons/blob/main/GNOME48Adwaita/light/weather-overcast-symbolic.svg"&gt;&lt;source media="(prefers-color-scheme: light)" srcset="https://github.com/StorageB/icons/blob/main/GNOME48Adwaita/dark/weather-overcast-symbolic.svg"&gt;&lt;img alt="weather-overcast-symbolic" src="https://user-images.githubusercontent.com/25423296/163456779-a8556205-d0a5-45e2-ac17-42d089e3c3f8.png"&gt;&lt;/picture&gt; &amp;nbsp; &amp;nbsp;weather-overcas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ather-severe-alert-symbolic.svg</text:p>
          </table:table-cell>
          <table:table-cell office:value-type="string" calcext:value-type="string">
            <text:p>weather-severe-aler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1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19] &amp; CHAR(34) &amp; &quot;&gt;&quot; &amp; &#10;&quot;&lt;img alt=&quot; &amp; CHAR(34) &amp; [.B61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19] &amp; &quot;&lt;br&gt;&quot;" office:value-type="string" office:string-value="&lt;picture&gt;&lt;source media=&quot;(prefers-color-scheme: dark)&quot; srcset=&quot;https://github.com/StorageB/icons/blob/main/GNOME48Adwaita/light/weather-severe-alert-symbolic.svg&quot;&gt;&lt;source media=&quot;(prefers-color-scheme: light)&quot; srcset=&quot;https://github.com/StorageB/icons/blob/main/GNOME48Adwaita/dark/weather-severe-alert-symbolic.svg&quot;&gt;&lt;img alt=&quot;weather-severe-alert-symbolic&quot; src=&quot;https://user-images.githubusercontent.com/25423296/163456779-a8556205-d0a5-45e2-ac17-42d089e3c3f8.png&quot;&gt;&lt;/picture&gt; &amp;nbsp; &amp;nbsp;weather-severe-alert-symbolic&lt;br&gt;" calcext:value-type="string">
            <text:p>&lt;picture&gt;&lt;source media="(prefers-color-scheme: dark)" srcset="https://github.com/StorageB/icons/blob/main/GNOME48Adwaita/light/weather-severe-alert-symbolic.svg"&gt;&lt;source media="(prefers-color-scheme: light)" srcset="https://github.com/StorageB/icons/blob/main/GNOME48Adwaita/dark/weather-severe-alert-symbolic.svg"&gt;&lt;img alt="weather-severe-alert-symbolic" src="https://user-images.githubusercontent.com/25423296/163456779-a8556205-d0a5-45e2-ac17-42d089e3c3f8.png"&gt;&lt;/picture&gt; &amp;nbsp; &amp;nbsp;weather-severe-aler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ather-showers-scattered-symbolic.svg</text:p>
          </table:table-cell>
          <table:table-cell office:value-type="string" calcext:value-type="string">
            <text:p>weather-showers-scatter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2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20] &amp; CHAR(34) &amp; &quot;&gt;&quot; &amp; &#10;&quot;&lt;img alt=&quot; &amp; CHAR(34) &amp; [.B62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20] &amp; &quot;&lt;br&gt;&quot;" office:value-type="string" office:string-value="&lt;picture&gt;&lt;source media=&quot;(prefers-color-scheme: dark)&quot; srcset=&quot;https://github.com/StorageB/icons/blob/main/GNOME48Adwaita/light/weather-showers-scattered-symbolic.svg&quot;&gt;&lt;source media=&quot;(prefers-color-scheme: light)&quot; srcset=&quot;https://github.com/StorageB/icons/blob/main/GNOME48Adwaita/dark/weather-showers-scattered-symbolic.svg&quot;&gt;&lt;img alt=&quot;weather-showers-scattered-symbolic&quot; src=&quot;https://user-images.githubusercontent.com/25423296/163456779-a8556205-d0a5-45e2-ac17-42d089e3c3f8.png&quot;&gt;&lt;/picture&gt; &amp;nbsp; &amp;nbsp;weather-showers-scattered-symbolic&lt;br&gt;" calcext:value-type="string">
            <text:p>&lt;picture&gt;&lt;source media="(prefers-color-scheme: dark)" srcset="https://github.com/StorageB/icons/blob/main/GNOME48Adwaita/light/weather-showers-scattered-symbolic.svg"&gt;&lt;source media="(prefers-color-scheme: light)" srcset="https://github.com/StorageB/icons/blob/main/GNOME48Adwaita/dark/weather-showers-scattered-symbolic.svg"&gt;&lt;img alt="weather-showers-scattered-symbolic" src="https://user-images.githubusercontent.com/25423296/163456779-a8556205-d0a5-45e2-ac17-42d089e3c3f8.png"&gt;&lt;/picture&gt; &amp;nbsp; &amp;nbsp;weather-showers-scatter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ather-showers-symbolic.svg</text:p>
          </table:table-cell>
          <table:table-cell office:value-type="string" calcext:value-type="string">
            <text:p>weather-shower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2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21] &amp; CHAR(34) &amp; &quot;&gt;&quot; &amp; &#10;&quot;&lt;img alt=&quot; &amp; CHAR(34) &amp; [.B62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21] &amp; &quot;&lt;br&gt;&quot;" office:value-type="string" office:string-value="&lt;picture&gt;&lt;source media=&quot;(prefers-color-scheme: dark)&quot; srcset=&quot;https://github.com/StorageB/icons/blob/main/GNOME48Adwaita/light/weather-showers-symbolic.svg&quot;&gt;&lt;source media=&quot;(prefers-color-scheme: light)&quot; srcset=&quot;https://github.com/StorageB/icons/blob/main/GNOME48Adwaita/dark/weather-showers-symbolic.svg&quot;&gt;&lt;img alt=&quot;weather-showers-symbolic&quot; src=&quot;https://user-images.githubusercontent.com/25423296/163456779-a8556205-d0a5-45e2-ac17-42d089e3c3f8.png&quot;&gt;&lt;/picture&gt; &amp;nbsp; &amp;nbsp;weather-showers-symbolic&lt;br&gt;" calcext:value-type="string">
            <text:p>&lt;picture&gt;&lt;source media="(prefers-color-scheme: dark)" srcset="https://github.com/StorageB/icons/blob/main/GNOME48Adwaita/light/weather-showers-symbolic.svg"&gt;&lt;source media="(prefers-color-scheme: light)" srcset="https://github.com/StorageB/icons/blob/main/GNOME48Adwaita/dark/weather-showers-symbolic.svg"&gt;&lt;img alt="weather-showers-symbolic" src="https://user-images.githubusercontent.com/25423296/163456779-a8556205-d0a5-45e2-ac17-42d089e3c3f8.png"&gt;&lt;/picture&gt; &amp;nbsp; &amp;nbsp;weather-shower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ather-snow-symbolic.svg</text:p>
          </table:table-cell>
          <table:table-cell office:value-type="string" calcext:value-type="string">
            <text:p>weather-sno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2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22] &amp; CHAR(34) &amp; &quot;&gt;&quot; &amp; &#10;&quot;&lt;img alt=&quot; &amp; CHAR(34) &amp; [.B62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22] &amp; &quot;&lt;br&gt;&quot;" office:value-type="string" office:string-value="&lt;picture&gt;&lt;source media=&quot;(prefers-color-scheme: dark)&quot; srcset=&quot;https://github.com/StorageB/icons/blob/main/GNOME48Adwaita/light/weather-snow-symbolic.svg&quot;&gt;&lt;source media=&quot;(prefers-color-scheme: light)&quot; srcset=&quot;https://github.com/StorageB/icons/blob/main/GNOME48Adwaita/dark/weather-snow-symbolic.svg&quot;&gt;&lt;img alt=&quot;weather-snow-symbolic&quot; src=&quot;https://user-images.githubusercontent.com/25423296/163456779-a8556205-d0a5-45e2-ac17-42d089e3c3f8.png&quot;&gt;&lt;/picture&gt; &amp;nbsp; &amp;nbsp;weather-snow-symbolic&lt;br&gt;" calcext:value-type="string">
            <text:p>&lt;picture&gt;&lt;source media="(prefers-color-scheme: dark)" srcset="https://github.com/StorageB/icons/blob/main/GNOME48Adwaita/light/weather-snow-symbolic.svg"&gt;&lt;source media="(prefers-color-scheme: light)" srcset="https://github.com/StorageB/icons/blob/main/GNOME48Adwaita/dark/weather-snow-symbolic.svg"&gt;&lt;img alt="weather-snow-symbolic" src="https://user-images.githubusercontent.com/25423296/163456779-a8556205-d0a5-45e2-ac17-42d089e3c3f8.png"&gt;&lt;/picture&gt; &amp;nbsp; &amp;nbsp;weather-snow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ather-storm-symbolic.svg</text:p>
          </table:table-cell>
          <table:table-cell office:value-type="string" calcext:value-type="string">
            <text:p>weather-storm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2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23] &amp; CHAR(34) &amp; &quot;&gt;&quot; &amp; &#10;&quot;&lt;img alt=&quot; &amp; CHAR(34) &amp; [.B62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23] &amp; &quot;&lt;br&gt;&quot;" office:value-type="string" office:string-value="&lt;picture&gt;&lt;source media=&quot;(prefers-color-scheme: dark)&quot; srcset=&quot;https://github.com/StorageB/icons/blob/main/GNOME48Adwaita/light/weather-storm-symbolic.svg&quot;&gt;&lt;source media=&quot;(prefers-color-scheme: light)&quot; srcset=&quot;https://github.com/StorageB/icons/blob/main/GNOME48Adwaita/dark/weather-storm-symbolic.svg&quot;&gt;&lt;img alt=&quot;weather-storm-symbolic&quot; src=&quot;https://user-images.githubusercontent.com/25423296/163456779-a8556205-d0a5-45e2-ac17-42d089e3c3f8.png&quot;&gt;&lt;/picture&gt; &amp;nbsp; &amp;nbsp;weather-storm-symbolic&lt;br&gt;" calcext:value-type="string">
            <text:p>&lt;picture&gt;&lt;source media="(prefers-color-scheme: dark)" srcset="https://github.com/StorageB/icons/blob/main/GNOME48Adwaita/light/weather-storm-symbolic.svg"&gt;&lt;source media="(prefers-color-scheme: light)" srcset="https://github.com/StorageB/icons/blob/main/GNOME48Adwaita/dark/weather-storm-symbolic.svg"&gt;&lt;img alt="weather-storm-symbolic" src="https://user-images.githubusercontent.com/25423296/163456779-a8556205-d0a5-45e2-ac17-42d089e3c3f8.png"&gt;&lt;/picture&gt; &amp;nbsp; &amp;nbsp;weather-storm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ather-tornado-symbolic.svg</text:p>
          </table:table-cell>
          <table:table-cell office:value-type="string" calcext:value-type="string">
            <text:p>weather-tornado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2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24] &amp; CHAR(34) &amp; &quot;&gt;&quot; &amp; &#10;&quot;&lt;img alt=&quot; &amp; CHAR(34) &amp; [.B62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24] &amp; &quot;&lt;br&gt;&quot;" office:value-type="string" office:string-value="&lt;picture&gt;&lt;source media=&quot;(prefers-color-scheme: dark)&quot; srcset=&quot;https://github.com/StorageB/icons/blob/main/GNOME48Adwaita/light/weather-tornado-symbolic.svg&quot;&gt;&lt;source media=&quot;(prefers-color-scheme: light)&quot; srcset=&quot;https://github.com/StorageB/icons/blob/main/GNOME48Adwaita/dark/weather-tornado-symbolic.svg&quot;&gt;&lt;img alt=&quot;weather-tornado-symbolic&quot; src=&quot;https://user-images.githubusercontent.com/25423296/163456779-a8556205-d0a5-45e2-ac17-42d089e3c3f8.png&quot;&gt;&lt;/picture&gt; &amp;nbsp; &amp;nbsp;weather-tornado-symbolic&lt;br&gt;" calcext:value-type="string">
            <text:p>&lt;picture&gt;&lt;source media="(prefers-color-scheme: dark)" srcset="https://github.com/StorageB/icons/blob/main/GNOME48Adwaita/light/weather-tornado-symbolic.svg"&gt;&lt;source media="(prefers-color-scheme: light)" srcset="https://github.com/StorageB/icons/blob/main/GNOME48Adwaita/dark/weather-tornado-symbolic.svg"&gt;&lt;img alt="weather-tornado-symbolic" src="https://user-images.githubusercontent.com/25423296/163456779-a8556205-d0a5-45e2-ac17-42d089e3c3f8.png"&gt;&lt;/picture&gt; &amp;nbsp; &amp;nbsp;weather-tornado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eather-windy-symbolic.svg</text:p>
          </table:table-cell>
          <table:table-cell office:value-type="string" calcext:value-type="string">
            <text:p>weather-wind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2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25] &amp; CHAR(34) &amp; &quot;&gt;&quot; &amp; &#10;&quot;&lt;img alt=&quot; &amp; CHAR(34) &amp; [.B62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25] &amp; &quot;&lt;br&gt;&quot;" office:value-type="string" office:string-value="&lt;picture&gt;&lt;source media=&quot;(prefers-color-scheme: dark)&quot; srcset=&quot;https://github.com/StorageB/icons/blob/main/GNOME48Adwaita/light/weather-windy-symbolic.svg&quot;&gt;&lt;source media=&quot;(prefers-color-scheme: light)&quot; srcset=&quot;https://github.com/StorageB/icons/blob/main/GNOME48Adwaita/dark/weather-windy-symbolic.svg&quot;&gt;&lt;img alt=&quot;weather-windy-symbolic&quot; src=&quot;https://user-images.githubusercontent.com/25423296/163456779-a8556205-d0a5-45e2-ac17-42d089e3c3f8.png&quot;&gt;&lt;/picture&gt; &amp;nbsp; &amp;nbsp;weather-windy-symbolic&lt;br&gt;" calcext:value-type="string">
            <text:p>&lt;picture&gt;&lt;source media="(prefers-color-scheme: dark)" srcset="https://github.com/StorageB/icons/blob/main/GNOME48Adwaita/light/weather-windy-symbolic.svg"&gt;&lt;source media="(prefers-color-scheme: light)" srcset="https://github.com/StorageB/icons/blob/main/GNOME48Adwaita/dark/weather-windy-symbolic.svg"&gt;&lt;img alt="weather-windy-symbolic" src="https://user-images.githubusercontent.com/25423296/163456779-a8556205-d0a5-45e2-ac17-42d089e3c3f8.png"&gt;&lt;/picture&gt; &amp;nbsp; &amp;nbsp;weather-windy-symbolic&lt;br&gt;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office:value-type="string" calcext:value-type="string">
            <text:p>./ui:</text:p>
          </table:table-cell>
          <table:table-cell table:formula="of:=&quot;## &quot; &amp; MID([.B627];3;FIND(&quot;:&quot;;[.B627];1)-3) &amp; &quot; &lt;br&gt;&quot;" office:value-type="string" office:string-value="## ui &lt;br&gt;" calcext:value-type="string">
            <text:p>## ui 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eckbox-checked-symbolic.svg</text:p>
          </table:table-cell>
          <table:table-cell office:value-type="string" calcext:value-type="string">
            <text:p>checkbox-check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2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28] &amp; CHAR(34) &amp; &quot;&gt;&quot; &amp; &#10;&quot;&lt;img alt=&quot; &amp; CHAR(34) &amp; [.B62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28] &amp; &quot;&lt;br&gt;&quot;" office:value-type="string" office:string-value="&lt;picture&gt;&lt;source media=&quot;(prefers-color-scheme: dark)&quot; srcset=&quot;https://github.com/StorageB/icons/blob/main/GNOME48Adwaita/light/checkbox-checked-symbolic.svg&quot;&gt;&lt;source media=&quot;(prefers-color-scheme: light)&quot; srcset=&quot;https://github.com/StorageB/icons/blob/main/GNOME48Adwaita/dark/checkbox-checked-symbolic.svg&quot;&gt;&lt;img alt=&quot;checkbox-checked-symbolic&quot; src=&quot;https://user-images.githubusercontent.com/25423296/163456779-a8556205-d0a5-45e2-ac17-42d089e3c3f8.png&quot;&gt;&lt;/picture&gt; &amp;nbsp; &amp;nbsp;checkbox-checked-symbolic&lt;br&gt;" calcext:value-type="string">
            <text:p>&lt;picture&gt;&lt;source media="(prefers-color-scheme: dark)" srcset="https://github.com/StorageB/icons/blob/main/GNOME48Adwaita/light/checkbox-checked-symbolic.svg"&gt;&lt;source media="(prefers-color-scheme: light)" srcset="https://github.com/StorageB/icons/blob/main/GNOME48Adwaita/dark/checkbox-checked-symbolic.svg"&gt;&lt;img alt="checkbox-checked-symbolic" src="https://user-images.githubusercontent.com/25423296/163456779-a8556205-d0a5-45e2-ac17-42d089e3c3f8.png"&gt;&lt;/picture&gt; &amp;nbsp; &amp;nbsp;checkbox-check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eckbox-mixed-symbolic.svg</text:p>
          </table:table-cell>
          <table:table-cell office:value-type="string" calcext:value-type="string">
            <text:p>checkbox-mix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2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29] &amp; CHAR(34) &amp; &quot;&gt;&quot; &amp; &#10;&quot;&lt;img alt=&quot; &amp; CHAR(34) &amp; [.B62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29] &amp; &quot;&lt;br&gt;&quot;" office:value-type="string" office:string-value="&lt;picture&gt;&lt;source media=&quot;(prefers-color-scheme: dark)&quot; srcset=&quot;https://github.com/StorageB/icons/blob/main/GNOME48Adwaita/light/checkbox-mixed-symbolic.svg&quot;&gt;&lt;source media=&quot;(prefers-color-scheme: light)&quot; srcset=&quot;https://github.com/StorageB/icons/blob/main/GNOME48Adwaita/dark/checkbox-mixed-symbolic.svg&quot;&gt;&lt;img alt=&quot;checkbox-mixed-symbolic&quot; src=&quot;https://user-images.githubusercontent.com/25423296/163456779-a8556205-d0a5-45e2-ac17-42d089e3c3f8.png&quot;&gt;&lt;/picture&gt; &amp;nbsp; &amp;nbsp;checkbox-mixed-symbolic&lt;br&gt;" calcext:value-type="string">
            <text:p>&lt;picture&gt;&lt;source media="(prefers-color-scheme: dark)" srcset="https://github.com/StorageB/icons/blob/main/GNOME48Adwaita/light/checkbox-mixed-symbolic.svg"&gt;&lt;source media="(prefers-color-scheme: light)" srcset="https://github.com/StorageB/icons/blob/main/GNOME48Adwaita/dark/checkbox-mixed-symbolic.svg"&gt;&lt;img alt="checkbox-mixed-symbolic" src="https://user-images.githubusercontent.com/25423296/163456779-a8556205-d0a5-45e2-ac17-42d089e3c3f8.png"&gt;&lt;/picture&gt; &amp;nbsp; &amp;nbsp;checkbox-mix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heckbox-symbolic.svg</text:p>
          </table:table-cell>
          <table:table-cell office:value-type="string" calcext:value-type="string">
            <text:p>checkbox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3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30] &amp; CHAR(34) &amp; &quot;&gt;&quot; &amp; &#10;&quot;&lt;img alt=&quot; &amp; CHAR(34) &amp; [.B63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0] &amp; &quot;&lt;br&gt;&quot;" office:value-type="string" office:string-value="&lt;picture&gt;&lt;source media=&quot;(prefers-color-scheme: dark)&quot; srcset=&quot;https://github.com/StorageB/icons/blob/main/GNOME48Adwaita/light/checkbox-symbolic.svg&quot;&gt;&lt;source media=&quot;(prefers-color-scheme: light)&quot; srcset=&quot;https://github.com/StorageB/icons/blob/main/GNOME48Adwaita/dark/checkbox-symbolic.svg&quot;&gt;&lt;img alt=&quot;checkbox-symbolic&quot; src=&quot;https://user-images.githubusercontent.com/25423296/163456779-a8556205-d0a5-45e2-ac17-42d089e3c3f8.png&quot;&gt;&lt;/picture&gt; &amp;nbsp; &amp;nbsp;checkbox-symbolic&lt;br&gt;" calcext:value-type="string">
            <text:p>&lt;picture&gt;&lt;source media="(prefers-color-scheme: dark)" srcset="https://github.com/StorageB/icons/blob/main/GNOME48Adwaita/light/checkbox-symbolic.svg"&gt;&lt;source media="(prefers-color-scheme: light)" srcset="https://github.com/StorageB/icons/blob/main/GNOME48Adwaita/dark/checkbox-symbolic.svg"&gt;&lt;img alt="checkbox-symbolic" src="https://user-images.githubusercontent.com/25423296/163456779-a8556205-d0a5-45e2-ac17-42d089e3c3f8.png"&gt;&lt;/picture&gt; &amp;nbsp; &amp;nbsp;checkbox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cus-legacy-systray-symbolic.svg</text:p>
          </table:table-cell>
          <table:table-cell office:value-type="string" calcext:value-type="string">
            <text:p>focus-legacy-systray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3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31] &amp; CHAR(34) &amp; &quot;&gt;&quot; &amp; &#10;&quot;&lt;img alt=&quot; &amp; CHAR(34) &amp; [.B63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1] &amp; &quot;&lt;br&gt;&quot;" office:value-type="string" office:string-value="&lt;picture&gt;&lt;source media=&quot;(prefers-color-scheme: dark)&quot; srcset=&quot;https://github.com/StorageB/icons/blob/main/GNOME48Adwaita/light/focus-legacy-systray-symbolic.svg&quot;&gt;&lt;source media=&quot;(prefers-color-scheme: light)&quot; srcset=&quot;https://github.com/StorageB/icons/blob/main/GNOME48Adwaita/dark/focus-legacy-systray-symbolic.svg&quot;&gt;&lt;img alt=&quot;focus-legacy-systray-symbolic&quot; src=&quot;https://user-images.githubusercontent.com/25423296/163456779-a8556205-d0a5-45e2-ac17-42d089e3c3f8.png&quot;&gt;&lt;/picture&gt; &amp;nbsp; &amp;nbsp;focus-legacy-systray-symbolic&lt;br&gt;" calcext:value-type="string">
            <text:p>&lt;picture&gt;&lt;source media="(prefers-color-scheme: dark)" srcset="https://github.com/StorageB/icons/blob/main/GNOME48Adwaita/light/focus-legacy-systray-symbolic.svg"&gt;&lt;source media="(prefers-color-scheme: light)" srcset="https://github.com/StorageB/icons/blob/main/GNOME48Adwaita/dark/focus-legacy-systray-symbolic.svg"&gt;&lt;img alt="focus-legacy-systray-symbolic" src="https://user-images.githubusercontent.com/25423296/163456779-a8556205-d0a5-45e2-ac17-42d089e3c3f8.png"&gt;&lt;/picture&gt; &amp;nbsp; &amp;nbsp;focus-legacy-systray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cus-top-bar-symbolic.svg</text:p>
          </table:table-cell>
          <table:table-cell office:value-type="string" calcext:value-type="string">
            <text:p>focus-top-bar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3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32] &amp; CHAR(34) &amp; &quot;&gt;&quot; &amp; &#10;&quot;&lt;img alt=&quot; &amp; CHAR(34) &amp; [.B63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2] &amp; &quot;&lt;br&gt;&quot;" office:value-type="string" office:string-value="&lt;picture&gt;&lt;source media=&quot;(prefers-color-scheme: dark)&quot; srcset=&quot;https://github.com/StorageB/icons/blob/main/GNOME48Adwaita/light/focus-top-bar-symbolic.svg&quot;&gt;&lt;source media=&quot;(prefers-color-scheme: light)&quot; srcset=&quot;https://github.com/StorageB/icons/blob/main/GNOME48Adwaita/dark/focus-top-bar-symbolic.svg&quot;&gt;&lt;img alt=&quot;focus-top-bar-symbolic&quot; src=&quot;https://user-images.githubusercontent.com/25423296/163456779-a8556205-d0a5-45e2-ac17-42d089e3c3f8.png&quot;&gt;&lt;/picture&gt; &amp;nbsp; &amp;nbsp;focus-top-bar-symbolic&lt;br&gt;" calcext:value-type="string">
            <text:p>&lt;picture&gt;&lt;source media="(prefers-color-scheme: dark)" srcset="https://github.com/StorageB/icons/blob/main/GNOME48Adwaita/light/focus-top-bar-symbolic.svg"&gt;&lt;source media="(prefers-color-scheme: light)" srcset="https://github.com/StorageB/icons/blob/main/GNOME48Adwaita/dark/focus-top-bar-symbolic.svg"&gt;&lt;img alt="focus-top-bar-symbolic" src="https://user-images.githubusercontent.com/25423296/163456779-a8556205-d0a5-45e2-ac17-42d089e3c3f8.png"&gt;&lt;/picture&gt; &amp;nbsp; &amp;nbsp;focus-top-bar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ocus-windows-symbolic.svg</text:p>
          </table:table-cell>
          <table:table-cell office:value-type="string" calcext:value-type="string">
            <text:p>focus-windows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3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33] &amp; CHAR(34) &amp; &quot;&gt;&quot; &amp; &#10;&quot;&lt;img alt=&quot; &amp; CHAR(34) &amp; [.B63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3] &amp; &quot;&lt;br&gt;&quot;" office:value-type="string" office:string-value="&lt;picture&gt;&lt;source media=&quot;(prefers-color-scheme: dark)&quot; srcset=&quot;https://github.com/StorageB/icons/blob/main/GNOME48Adwaita/light/focus-windows-symbolic.svg&quot;&gt;&lt;source media=&quot;(prefers-color-scheme: light)&quot; srcset=&quot;https://github.com/StorageB/icons/blob/main/GNOME48Adwaita/dark/focus-windows-symbolic.svg&quot;&gt;&lt;img alt=&quot;focus-windows-symbolic&quot; src=&quot;https://user-images.githubusercontent.com/25423296/163456779-a8556205-d0a5-45e2-ac17-42d089e3c3f8.png&quot;&gt;&lt;/picture&gt; &amp;nbsp; &amp;nbsp;focus-windows-symbolic&lt;br&gt;" calcext:value-type="string">
            <text:p>&lt;picture&gt;&lt;source media="(prefers-color-scheme: dark)" srcset="https://github.com/StorageB/icons/blob/main/GNOME48Adwaita/light/focus-windows-symbolic.svg"&gt;&lt;source media="(prefers-color-scheme: light)" srcset="https://github.com/StorageB/icons/blob/main/GNOME48Adwaita/dark/focus-windows-symbolic.svg"&gt;&lt;img alt="focus-windows-symbolic" src="https://user-images.githubusercontent.com/25423296/163456779-a8556205-d0a5-45e2-ac17-42d089e3c3f8.png"&gt;&lt;/picture&gt; &amp;nbsp; &amp;nbsp;focus-windows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st-drag-handle-symbolic.svg</text:p>
          </table:table-cell>
          <table:table-cell office:value-type="string" calcext:value-type="string">
            <text:p>list-drag-handl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3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34] &amp; CHAR(34) &amp; &quot;&gt;&quot; &amp; &#10;&quot;&lt;img alt=&quot; &amp; CHAR(34) &amp; [.B63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4] &amp; &quot;&lt;br&gt;&quot;" office:value-type="string" office:string-value="&lt;picture&gt;&lt;source media=&quot;(prefers-color-scheme: dark)&quot; srcset=&quot;https://github.com/StorageB/icons/blob/main/GNOME48Adwaita/light/list-drag-handle-symbolic.svg&quot;&gt;&lt;source media=&quot;(prefers-color-scheme: light)&quot; srcset=&quot;https://github.com/StorageB/icons/blob/main/GNOME48Adwaita/dark/list-drag-handle-symbolic.svg&quot;&gt;&lt;img alt=&quot;list-drag-handle-symbolic&quot; src=&quot;https://user-images.githubusercontent.com/25423296/163456779-a8556205-d0a5-45e2-ac17-42d089e3c3f8.png&quot;&gt;&lt;/picture&gt; &amp;nbsp; &amp;nbsp;list-drag-handle-symbolic&lt;br&gt;" calcext:value-type="string">
            <text:p>&lt;picture&gt;&lt;source media="(prefers-color-scheme: dark)" srcset="https://github.com/StorageB/icons/blob/main/GNOME48Adwaita/light/list-drag-handle-symbolic.svg"&gt;&lt;source media="(prefers-color-scheme: light)" srcset="https://github.com/StorageB/icons/blob/main/GNOME48Adwaita/dark/list-drag-handle-symbolic.svg"&gt;&lt;img alt="list-drag-handle-symbolic" src="https://user-images.githubusercontent.com/25423296/163456779-a8556205-d0a5-45e2-ac17-42d089e3c3f8.png"&gt;&lt;/picture&gt; &amp;nbsp; &amp;nbsp;list-drag-handl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n-down-symbolic.svg</text:p>
          </table:table-cell>
          <table:table-cell office:value-type="string" calcext:value-type="string">
            <text:p>pan-down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3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35] &amp; CHAR(34) &amp; &quot;&gt;&quot; &amp; &#10;&quot;&lt;img alt=&quot; &amp; CHAR(34) &amp; [.B63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5] &amp; &quot;&lt;br&gt;&quot;" office:value-type="string" office:string-value="&lt;picture&gt;&lt;source media=&quot;(prefers-color-scheme: dark)&quot; srcset=&quot;https://github.com/StorageB/icons/blob/main/GNOME48Adwaita/light/pan-down-symbolic.svg&quot;&gt;&lt;source media=&quot;(prefers-color-scheme: light)&quot; srcset=&quot;https://github.com/StorageB/icons/blob/main/GNOME48Adwaita/dark/pan-down-symbolic.svg&quot;&gt;&lt;img alt=&quot;pan-down-symbolic&quot; src=&quot;https://user-images.githubusercontent.com/25423296/163456779-a8556205-d0a5-45e2-ac17-42d089e3c3f8.png&quot;&gt;&lt;/picture&gt; &amp;nbsp; &amp;nbsp;pan-down-symbolic&lt;br&gt;" calcext:value-type="string">
            <text:p>&lt;picture&gt;&lt;source media="(prefers-color-scheme: dark)" srcset="https://github.com/StorageB/icons/blob/main/GNOME48Adwaita/light/pan-down-symbolic.svg"&gt;&lt;source media="(prefers-color-scheme: light)" srcset="https://github.com/StorageB/icons/blob/main/GNOME48Adwaita/dark/pan-down-symbolic.svg"&gt;&lt;img alt="pan-down-symbolic" src="https://user-images.githubusercontent.com/25423296/163456779-a8556205-d0a5-45e2-ac17-42d089e3c3f8.png"&gt;&lt;/picture&gt; &amp;nbsp; &amp;nbsp;pan-down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n-end-symbolic-rtl.svg</text:p>
          </table:table-cell>
          <table:table-cell office:value-type="string" calcext:value-type="string">
            <text:p>pan-en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3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36] &amp; CHAR(34) &amp; &quot;&gt;&quot; &amp; &#10;&quot;&lt;img alt=&quot; &amp; CHAR(34) &amp; [.B63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6] &amp; &quot;&lt;br&gt;&quot;" office:value-type="string" office:string-value="&lt;picture&gt;&lt;source media=&quot;(prefers-color-scheme: dark)&quot; srcset=&quot;https://github.com/StorageB/icons/blob/main/GNOME48Adwaita/light/pan-end-symbolic-rtl.svg&quot;&gt;&lt;source media=&quot;(prefers-color-scheme: light)&quot; srcset=&quot;https://github.com/StorageB/icons/blob/main/GNOME48Adwaita/dark/pan-end-symbolic-rtl.svg&quot;&gt;&lt;img alt=&quot;pan-end-symbolic-rtl&quot; src=&quot;https://user-images.githubusercontent.com/25423296/163456779-a8556205-d0a5-45e2-ac17-42d089e3c3f8.png&quot;&gt;&lt;/picture&gt; &amp;nbsp; &amp;nbsp;pan-end-symbolic-rtl&lt;br&gt;" calcext:value-type="string">
            <text:p>&lt;picture&gt;&lt;source media="(prefers-color-scheme: dark)" srcset="https://github.com/StorageB/icons/blob/main/GNOME48Adwaita/light/pan-end-symbolic-rtl.svg"&gt;&lt;source media="(prefers-color-scheme: light)" srcset="https://github.com/StorageB/icons/blob/main/GNOME48Adwaita/dark/pan-end-symbolic-rtl.svg"&gt;&lt;img alt="pan-end-symbolic-rtl" src="https://user-images.githubusercontent.com/25423296/163456779-a8556205-d0a5-45e2-ac17-42d089e3c3f8.png"&gt;&lt;/picture&gt; &amp;nbsp; &amp;nbsp;pan-end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n-end-symbolic.svg</text:p>
          </table:table-cell>
          <table:table-cell office:value-type="string" calcext:value-type="string">
            <text:p>pan-en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3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37] &amp; CHAR(34) &amp; &quot;&gt;&quot; &amp; &#10;&quot;&lt;img alt=&quot; &amp; CHAR(34) &amp; [.B63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7] &amp; &quot;&lt;br&gt;&quot;" office:value-type="string" office:string-value="&lt;picture&gt;&lt;source media=&quot;(prefers-color-scheme: dark)&quot; srcset=&quot;https://github.com/StorageB/icons/blob/main/GNOME48Adwaita/light/pan-end-symbolic.svg&quot;&gt;&lt;source media=&quot;(prefers-color-scheme: light)&quot; srcset=&quot;https://github.com/StorageB/icons/blob/main/GNOME48Adwaita/dark/pan-end-symbolic.svg&quot;&gt;&lt;img alt=&quot;pan-end-symbolic&quot; src=&quot;https://user-images.githubusercontent.com/25423296/163456779-a8556205-d0a5-45e2-ac17-42d089e3c3f8.png&quot;&gt;&lt;/picture&gt; &amp;nbsp; &amp;nbsp;pan-end-symbolic&lt;br&gt;" calcext:value-type="string">
            <text:p>&lt;picture&gt;&lt;source media="(prefers-color-scheme: dark)" srcset="https://github.com/StorageB/icons/blob/main/GNOME48Adwaita/light/pan-end-symbolic.svg"&gt;&lt;source media="(prefers-color-scheme: light)" srcset="https://github.com/StorageB/icons/blob/main/GNOME48Adwaita/dark/pan-end-symbolic.svg"&gt;&lt;img alt="pan-end-symbolic" src="https://user-images.githubusercontent.com/25423296/163456779-a8556205-d0a5-45e2-ac17-42d089e3c3f8.png"&gt;&lt;/picture&gt; &amp;nbsp; &amp;nbsp;pan-en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n-start-symbolic-rtl.svg</text:p>
          </table:table-cell>
          <table:table-cell office:value-type="string" calcext:value-type="string">
            <text:p>pan-star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3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38] &amp; CHAR(34) &amp; &quot;&gt;&quot; &amp; &#10;&quot;&lt;img alt=&quot; &amp; CHAR(34) &amp; [.B63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8] &amp; &quot;&lt;br&gt;&quot;" office:value-type="string" office:string-value="&lt;picture&gt;&lt;source media=&quot;(prefers-color-scheme: dark)&quot; srcset=&quot;https://github.com/StorageB/icons/blob/main/GNOME48Adwaita/light/pan-start-symbolic-rtl.svg&quot;&gt;&lt;source media=&quot;(prefers-color-scheme: light)&quot; srcset=&quot;https://github.com/StorageB/icons/blob/main/GNOME48Adwaita/dark/pan-start-symbolic-rtl.svg&quot;&gt;&lt;img alt=&quot;pan-start-symbolic-rtl&quot; src=&quot;https://user-images.githubusercontent.com/25423296/163456779-a8556205-d0a5-45e2-ac17-42d089e3c3f8.png&quot;&gt;&lt;/picture&gt; &amp;nbsp; &amp;nbsp;pan-start-symbolic-rtl&lt;br&gt;" calcext:value-type="string">
            <text:p>&lt;picture&gt;&lt;source media="(prefers-color-scheme: dark)" srcset="https://github.com/StorageB/icons/blob/main/GNOME48Adwaita/light/pan-start-symbolic-rtl.svg"&gt;&lt;source media="(prefers-color-scheme: light)" srcset="https://github.com/StorageB/icons/blob/main/GNOME48Adwaita/dark/pan-start-symbolic-rtl.svg"&gt;&lt;img alt="pan-start-symbolic-rtl" src="https://user-images.githubusercontent.com/25423296/163456779-a8556205-d0a5-45e2-ac17-42d089e3c3f8.png"&gt;&lt;/picture&gt; &amp;nbsp; &amp;nbsp;pan-start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n-start-symbolic.svg</text:p>
          </table:table-cell>
          <table:table-cell office:value-type="string" calcext:value-type="string">
            <text:p>pan-star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3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39] &amp; CHAR(34) &amp; &quot;&gt;&quot; &amp; &#10;&quot;&lt;img alt=&quot; &amp; CHAR(34) &amp; [.B63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39] &amp; &quot;&lt;br&gt;&quot;" office:value-type="string" office:string-value="&lt;picture&gt;&lt;source media=&quot;(prefers-color-scheme: dark)&quot; srcset=&quot;https://github.com/StorageB/icons/blob/main/GNOME48Adwaita/light/pan-start-symbolic.svg&quot;&gt;&lt;source media=&quot;(prefers-color-scheme: light)&quot; srcset=&quot;https://github.com/StorageB/icons/blob/main/GNOME48Adwaita/dark/pan-start-symbolic.svg&quot;&gt;&lt;img alt=&quot;pan-start-symbolic&quot; src=&quot;https://user-images.githubusercontent.com/25423296/163456779-a8556205-d0a5-45e2-ac17-42d089e3c3f8.png&quot;&gt;&lt;/picture&gt; &amp;nbsp; &amp;nbsp;pan-start-symbolic&lt;br&gt;" calcext:value-type="string">
            <text:p>&lt;picture&gt;&lt;source media="(prefers-color-scheme: dark)" srcset="https://github.com/StorageB/icons/blob/main/GNOME48Adwaita/light/pan-start-symbolic.svg"&gt;&lt;source media="(prefers-color-scheme: light)" srcset="https://github.com/StorageB/icons/blob/main/GNOME48Adwaita/dark/pan-start-symbolic.svg"&gt;&lt;img alt="pan-start-symbolic" src="https://user-images.githubusercontent.com/25423296/163456779-a8556205-d0a5-45e2-ac17-42d089e3c3f8.png"&gt;&lt;/picture&gt; &amp;nbsp; &amp;nbsp;pan-star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n-up-symbolic.svg</text:p>
          </table:table-cell>
          <table:table-cell office:value-type="string" calcext:value-type="string">
            <text:p>pan-up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4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40] &amp; CHAR(34) &amp; &quot;&gt;&quot; &amp; &#10;&quot;&lt;img alt=&quot; &amp; CHAR(34) &amp; [.B64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0] &amp; &quot;&lt;br&gt;&quot;" office:value-type="string" office:string-value="&lt;picture&gt;&lt;source media=&quot;(prefers-color-scheme: dark)&quot; srcset=&quot;https://github.com/StorageB/icons/blob/main/GNOME48Adwaita/light/pan-up-symbolic.svg&quot;&gt;&lt;source media=&quot;(prefers-color-scheme: light)&quot; srcset=&quot;https://github.com/StorageB/icons/blob/main/GNOME48Adwaita/dark/pan-up-symbolic.svg&quot;&gt;&lt;img alt=&quot;pan-up-symbolic&quot; src=&quot;https://user-images.githubusercontent.com/25423296/163456779-a8556205-d0a5-45e2-ac17-42d089e3c3f8.png&quot;&gt;&lt;/picture&gt; &amp;nbsp; &amp;nbsp;pan-up-symbolic&lt;br&gt;" calcext:value-type="string">
            <text:p>&lt;picture&gt;&lt;source media="(prefers-color-scheme: dark)" srcset="https://github.com/StorageB/icons/blob/main/GNOME48Adwaita/light/pan-up-symbolic.svg"&gt;&lt;source media="(prefers-color-scheme: light)" srcset="https://github.com/StorageB/icons/blob/main/GNOME48Adwaita/dark/pan-up-symbolic.svg"&gt;&lt;img alt="pan-up-symbolic" src="https://user-images.githubusercontent.com/25423296/163456779-a8556205-d0a5-45e2-ac17-42d089e3c3f8.png"&gt;&lt;/picture&gt; &amp;nbsp; &amp;nbsp;pan-up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adio-checked-symbolic.svg</text:p>
          </table:table-cell>
          <table:table-cell office:value-type="string" calcext:value-type="string">
            <text:p>radio-check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4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41] &amp; CHAR(34) &amp; &quot;&gt;&quot; &amp; &#10;&quot;&lt;img alt=&quot; &amp; CHAR(34) &amp; [.B64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1] &amp; &quot;&lt;br&gt;&quot;" office:value-type="string" office:string-value="&lt;picture&gt;&lt;source media=&quot;(prefers-color-scheme: dark)&quot; srcset=&quot;https://github.com/StorageB/icons/blob/main/GNOME48Adwaita/light/radio-checked-symbolic.svg&quot;&gt;&lt;source media=&quot;(prefers-color-scheme: light)&quot; srcset=&quot;https://github.com/StorageB/icons/blob/main/GNOME48Adwaita/dark/radio-checked-symbolic.svg&quot;&gt;&lt;img alt=&quot;radio-checked-symbolic&quot; src=&quot;https://user-images.githubusercontent.com/25423296/163456779-a8556205-d0a5-45e2-ac17-42d089e3c3f8.png&quot;&gt;&lt;/picture&gt; &amp;nbsp; &amp;nbsp;radio-checked-symbolic&lt;br&gt;" calcext:value-type="string">
            <text:p>&lt;picture&gt;&lt;source media="(prefers-color-scheme: dark)" srcset="https://github.com/StorageB/icons/blob/main/GNOME48Adwaita/light/radio-checked-symbolic.svg"&gt;&lt;source media="(prefers-color-scheme: light)" srcset="https://github.com/StorageB/icons/blob/main/GNOME48Adwaita/dark/radio-checked-symbolic.svg"&gt;&lt;img alt="radio-checked-symbolic" src="https://user-images.githubusercontent.com/25423296/163456779-a8556205-d0a5-45e2-ac17-42d089e3c3f8.png"&gt;&lt;/picture&gt; &amp;nbsp; &amp;nbsp;radio-check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adio-mixed-symbolic.svg</text:p>
          </table:table-cell>
          <table:table-cell office:value-type="string" calcext:value-type="string">
            <text:p>radio-mixe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4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42] &amp; CHAR(34) &amp; &quot;&gt;&quot; &amp; &#10;&quot;&lt;img alt=&quot; &amp; CHAR(34) &amp; [.B64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2] &amp; &quot;&lt;br&gt;&quot;" office:value-type="string" office:string-value="&lt;picture&gt;&lt;source media=&quot;(prefers-color-scheme: dark)&quot; srcset=&quot;https://github.com/StorageB/icons/blob/main/GNOME48Adwaita/light/radio-mixed-symbolic.svg&quot;&gt;&lt;source media=&quot;(prefers-color-scheme: light)&quot; srcset=&quot;https://github.com/StorageB/icons/blob/main/GNOME48Adwaita/dark/radio-mixed-symbolic.svg&quot;&gt;&lt;img alt=&quot;radio-mixed-symbolic&quot; src=&quot;https://user-images.githubusercontent.com/25423296/163456779-a8556205-d0a5-45e2-ac17-42d089e3c3f8.png&quot;&gt;&lt;/picture&gt; &amp;nbsp; &amp;nbsp;radio-mixed-symbolic&lt;br&gt;" calcext:value-type="string">
            <text:p>&lt;picture&gt;&lt;source media="(prefers-color-scheme: dark)" srcset="https://github.com/StorageB/icons/blob/main/GNOME48Adwaita/light/radio-mixed-symbolic.svg"&gt;&lt;source media="(prefers-color-scheme: light)" srcset="https://github.com/StorageB/icons/blob/main/GNOME48Adwaita/dark/radio-mixed-symbolic.svg"&gt;&lt;img alt="radio-mixed-symbolic" src="https://user-images.githubusercontent.com/25423296/163456779-a8556205-d0a5-45e2-ac17-42d089e3c3f8.png"&gt;&lt;/picture&gt; &amp;nbsp; &amp;nbsp;radio-mixe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adio-symbolic.svg</text:p>
          </table:table-cell>
          <table:table-cell office:value-type="string" calcext:value-type="string">
            <text:p>radio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43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43] &amp; CHAR(34) &amp; &quot;&gt;&quot; &amp; &#10;&quot;&lt;img alt=&quot; &amp; CHAR(34) &amp; [.B643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3] &amp; &quot;&lt;br&gt;&quot;" office:value-type="string" office:string-value="&lt;picture&gt;&lt;source media=&quot;(prefers-color-scheme: dark)&quot; srcset=&quot;https://github.com/StorageB/icons/blob/main/GNOME48Adwaita/light/radio-symbolic.svg&quot;&gt;&lt;source media=&quot;(prefers-color-scheme: light)&quot; srcset=&quot;https://github.com/StorageB/icons/blob/main/GNOME48Adwaita/dark/radio-symbolic.svg&quot;&gt;&lt;img alt=&quot;radio-symbolic&quot; src=&quot;https://user-images.githubusercontent.com/25423296/163456779-a8556205-d0a5-45e2-ac17-42d089e3c3f8.png&quot;&gt;&lt;/picture&gt; &amp;nbsp; &amp;nbsp;radio-symbolic&lt;br&gt;" calcext:value-type="string">
            <text:p>&lt;picture&gt;&lt;source media="(prefers-color-scheme: dark)" srcset="https://github.com/StorageB/icons/blob/main/GNOME48Adwaita/light/radio-symbolic.svg"&gt;&lt;source media="(prefers-color-scheme: light)" srcset="https://github.com/StorageB/icons/blob/main/GNOME48Adwaita/dark/radio-symbolic.svg"&gt;&lt;img alt="radio-symbolic" src="https://user-images.githubusercontent.com/25423296/163456779-a8556205-d0a5-45e2-ac17-42d089e3c3f8.png"&gt;&lt;/picture&gt; &amp;nbsp; &amp;nbsp;radio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lection-end-symbolic-rtl.svg</text:p>
          </table:table-cell>
          <table:table-cell office:value-type="string" calcext:value-type="string">
            <text:p>selection-end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44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44] &amp; CHAR(34) &amp; &quot;&gt;&quot; &amp; &#10;&quot;&lt;img alt=&quot; &amp; CHAR(34) &amp; [.B644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4] &amp; &quot;&lt;br&gt;&quot;" office:value-type="string" office:string-value="&lt;picture&gt;&lt;source media=&quot;(prefers-color-scheme: dark)&quot; srcset=&quot;https://github.com/StorageB/icons/blob/main/GNOME48Adwaita/light/selection-end-symbolic-rtl.svg&quot;&gt;&lt;source media=&quot;(prefers-color-scheme: light)&quot; srcset=&quot;https://github.com/StorageB/icons/blob/main/GNOME48Adwaita/dark/selection-end-symbolic-rtl.svg&quot;&gt;&lt;img alt=&quot;selection-end-symbolic-rtl&quot; src=&quot;https://user-images.githubusercontent.com/25423296/163456779-a8556205-d0a5-45e2-ac17-42d089e3c3f8.png&quot;&gt;&lt;/picture&gt; &amp;nbsp; &amp;nbsp;selection-end-symbolic-rtl&lt;br&gt;" calcext:value-type="string">
            <text:p>&lt;picture&gt;&lt;source media="(prefers-color-scheme: dark)" srcset="https://github.com/StorageB/icons/blob/main/GNOME48Adwaita/light/selection-end-symbolic-rtl.svg"&gt;&lt;source media="(prefers-color-scheme: light)" srcset="https://github.com/StorageB/icons/blob/main/GNOME48Adwaita/dark/selection-end-symbolic-rtl.svg"&gt;&lt;img alt="selection-end-symbolic-rtl" src="https://user-images.githubusercontent.com/25423296/163456779-a8556205-d0a5-45e2-ac17-42d089e3c3f8.png"&gt;&lt;/picture&gt; &amp;nbsp; &amp;nbsp;selection-end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lection-end-symbolic.svg</text:p>
          </table:table-cell>
          <table:table-cell office:value-type="string" calcext:value-type="string">
            <text:p>selection-end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45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45] &amp; CHAR(34) &amp; &quot;&gt;&quot; &amp; &#10;&quot;&lt;img alt=&quot; &amp; CHAR(34) &amp; [.B645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5] &amp; &quot;&lt;br&gt;&quot;" office:value-type="string" office:string-value="&lt;picture&gt;&lt;source media=&quot;(prefers-color-scheme: dark)&quot; srcset=&quot;https://github.com/StorageB/icons/blob/main/GNOME48Adwaita/light/selection-end-symbolic.svg&quot;&gt;&lt;source media=&quot;(prefers-color-scheme: light)&quot; srcset=&quot;https://github.com/StorageB/icons/blob/main/GNOME48Adwaita/dark/selection-end-symbolic.svg&quot;&gt;&lt;img alt=&quot;selection-end-symbolic&quot; src=&quot;https://user-images.githubusercontent.com/25423296/163456779-a8556205-d0a5-45e2-ac17-42d089e3c3f8.png&quot;&gt;&lt;/picture&gt; &amp;nbsp; &amp;nbsp;selection-end-symbolic&lt;br&gt;" calcext:value-type="string">
            <text:p>&lt;picture&gt;&lt;source media="(prefers-color-scheme: dark)" srcset="https://github.com/StorageB/icons/blob/main/GNOME48Adwaita/light/selection-end-symbolic.svg"&gt;&lt;source media="(prefers-color-scheme: light)" srcset="https://github.com/StorageB/icons/blob/main/GNOME48Adwaita/dark/selection-end-symbolic.svg"&gt;&lt;img alt="selection-end-symbolic" src="https://user-images.githubusercontent.com/25423296/163456779-a8556205-d0a5-45e2-ac17-42d089e3c3f8.png"&gt;&lt;/picture&gt; &amp;nbsp; &amp;nbsp;selection-end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lection-start-symbolic-rtl.svg</text:p>
          </table:table-cell>
          <table:table-cell office:value-type="string" calcext:value-type="string">
            <text:p>selection-start-symbolic-rtl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46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46] &amp; CHAR(34) &amp; &quot;&gt;&quot; &amp; &#10;&quot;&lt;img alt=&quot; &amp; CHAR(34) &amp; [.B646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6] &amp; &quot;&lt;br&gt;&quot;" office:value-type="string" office:string-value="&lt;picture&gt;&lt;source media=&quot;(prefers-color-scheme: dark)&quot; srcset=&quot;https://github.com/StorageB/icons/blob/main/GNOME48Adwaita/light/selection-start-symbolic-rtl.svg&quot;&gt;&lt;source media=&quot;(prefers-color-scheme: light)&quot; srcset=&quot;https://github.com/StorageB/icons/blob/main/GNOME48Adwaita/dark/selection-start-symbolic-rtl.svg&quot;&gt;&lt;img alt=&quot;selection-start-symbolic-rtl&quot; src=&quot;https://user-images.githubusercontent.com/25423296/163456779-a8556205-d0a5-45e2-ac17-42d089e3c3f8.png&quot;&gt;&lt;/picture&gt; &amp;nbsp; &amp;nbsp;selection-start-symbolic-rtl&lt;br&gt;" calcext:value-type="string">
            <text:p>&lt;picture&gt;&lt;source media="(prefers-color-scheme: dark)" srcset="https://github.com/StorageB/icons/blob/main/GNOME48Adwaita/light/selection-start-symbolic-rtl.svg"&gt;&lt;source media="(prefers-color-scheme: light)" srcset="https://github.com/StorageB/icons/blob/main/GNOME48Adwaita/dark/selection-start-symbolic-rtl.svg"&gt;&lt;img alt="selection-start-symbolic-rtl" src="https://user-images.githubusercontent.com/25423296/163456779-a8556205-d0a5-45e2-ac17-42d089e3c3f8.png"&gt;&lt;/picture&gt; &amp;nbsp; &amp;nbsp;selection-start-symbolic-rtl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lection-start-symbolic.svg</text:p>
          </table:table-cell>
          <table:table-cell office:value-type="string" calcext:value-type="string">
            <text:p>selection-start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47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47] &amp; CHAR(34) &amp; &quot;&gt;&quot; &amp; &#10;&quot;&lt;img alt=&quot; &amp; CHAR(34) &amp; [.B647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7] &amp; &quot;&lt;br&gt;&quot;" office:value-type="string" office:string-value="&lt;picture&gt;&lt;source media=&quot;(prefers-color-scheme: dark)&quot; srcset=&quot;https://github.com/StorageB/icons/blob/main/GNOME48Adwaita/light/selection-start-symbolic.svg&quot;&gt;&lt;source media=&quot;(prefers-color-scheme: light)&quot; srcset=&quot;https://github.com/StorageB/icons/blob/main/GNOME48Adwaita/dark/selection-start-symbolic.svg&quot;&gt;&lt;img alt=&quot;selection-start-symbolic&quot; src=&quot;https://user-images.githubusercontent.com/25423296/163456779-a8556205-d0a5-45e2-ac17-42d089e3c3f8.png&quot;&gt;&lt;/picture&gt; &amp;nbsp; &amp;nbsp;selection-start-symbolic&lt;br&gt;" calcext:value-type="string">
            <text:p>&lt;picture&gt;&lt;source media="(prefers-color-scheme: dark)" srcset="https://github.com/StorageB/icons/blob/main/GNOME48Adwaita/light/selection-start-symbolic.svg"&gt;&lt;source media="(prefers-color-scheme: light)" srcset="https://github.com/StorageB/icons/blob/main/GNOME48Adwaita/dark/selection-start-symbolic.svg"&gt;&lt;img alt="selection-start-symbolic" src="https://user-images.githubusercontent.com/25423296/163456779-a8556205-d0a5-45e2-ac17-42d089e3c3f8.png"&gt;&lt;/picture&gt; &amp;nbsp; &amp;nbsp;selection-start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indow-close-symbolic.svg</text:p>
          </table:table-cell>
          <table:table-cell office:value-type="string" calcext:value-type="string">
            <text:p>window-clos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48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48] &amp; CHAR(34) &amp; &quot;&gt;&quot; &amp; &#10;&quot;&lt;img alt=&quot; &amp; CHAR(34) &amp; [.B648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8] &amp; &quot;&lt;br&gt;&quot;" office:value-type="string" office:string-value="&lt;picture&gt;&lt;source media=&quot;(prefers-color-scheme: dark)&quot; srcset=&quot;https://github.com/StorageB/icons/blob/main/GNOME48Adwaita/light/window-close-symbolic.svg&quot;&gt;&lt;source media=&quot;(prefers-color-scheme: light)&quot; srcset=&quot;https://github.com/StorageB/icons/blob/main/GNOME48Adwaita/dark/window-close-symbolic.svg&quot;&gt;&lt;img alt=&quot;window-close-symbolic&quot; src=&quot;https://user-images.githubusercontent.com/25423296/163456779-a8556205-d0a5-45e2-ac17-42d089e3c3f8.png&quot;&gt;&lt;/picture&gt; &amp;nbsp; &amp;nbsp;window-close-symbolic&lt;br&gt;" calcext:value-type="string">
            <text:p>&lt;picture&gt;&lt;source media="(prefers-color-scheme: dark)" srcset="https://github.com/StorageB/icons/blob/main/GNOME48Adwaita/light/window-close-symbolic.svg"&gt;&lt;source media="(prefers-color-scheme: light)" srcset="https://github.com/StorageB/icons/blob/main/GNOME48Adwaita/dark/window-close-symbolic.svg"&gt;&lt;img alt="window-close-symbolic" src="https://user-images.githubusercontent.com/25423296/163456779-a8556205-d0a5-45e2-ac17-42d089e3c3f8.png"&gt;&lt;/picture&gt; &amp;nbsp; &amp;nbsp;window-clos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indow-maximize-symbolic.svg</text:p>
          </table:table-cell>
          <table:table-cell office:value-type="string" calcext:value-type="string">
            <text:p>window-maximiz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49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49] &amp; CHAR(34) &amp; &quot;&gt;&quot; &amp; &#10;&quot;&lt;img alt=&quot; &amp; CHAR(34) &amp; [.B649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49] &amp; &quot;&lt;br&gt;&quot;" office:value-type="string" office:string-value="&lt;picture&gt;&lt;source media=&quot;(prefers-color-scheme: dark)&quot; srcset=&quot;https://github.com/StorageB/icons/blob/main/GNOME48Adwaita/light/window-maximize-symbolic.svg&quot;&gt;&lt;source media=&quot;(prefers-color-scheme: light)&quot; srcset=&quot;https://github.com/StorageB/icons/blob/main/GNOME48Adwaita/dark/window-maximize-symbolic.svg&quot;&gt;&lt;img alt=&quot;window-maximize-symbolic&quot; src=&quot;https://user-images.githubusercontent.com/25423296/163456779-a8556205-d0a5-45e2-ac17-42d089e3c3f8.png&quot;&gt;&lt;/picture&gt; &amp;nbsp; &amp;nbsp;window-maximize-symbolic&lt;br&gt;" calcext:value-type="string">
            <text:p>&lt;picture&gt;&lt;source media="(prefers-color-scheme: dark)" srcset="https://github.com/StorageB/icons/blob/main/GNOME48Adwaita/light/window-maximize-symbolic.svg"&gt;&lt;source media="(prefers-color-scheme: light)" srcset="https://github.com/StorageB/icons/blob/main/GNOME48Adwaita/dark/window-maximize-symbolic.svg"&gt;&lt;img alt="window-maximize-symbolic" src="https://user-images.githubusercontent.com/25423296/163456779-a8556205-d0a5-45e2-ac17-42d089e3c3f8.png"&gt;&lt;/picture&gt; &amp;nbsp; &amp;nbsp;window-maximiz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indow-minimize-symbolic.svg</text:p>
          </table:table-cell>
          <table:table-cell office:value-type="string" calcext:value-type="string">
            <text:p>window-minimiz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50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50] &amp; CHAR(34) &amp; &quot;&gt;&quot; &amp; &#10;&quot;&lt;img alt=&quot; &amp; CHAR(34) &amp; [.B650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50] &amp; &quot;&lt;br&gt;&quot;" office:value-type="string" office:string-value="&lt;picture&gt;&lt;source media=&quot;(prefers-color-scheme: dark)&quot; srcset=&quot;https://github.com/StorageB/icons/blob/main/GNOME48Adwaita/light/window-minimize-symbolic.svg&quot;&gt;&lt;source media=&quot;(prefers-color-scheme: light)&quot; srcset=&quot;https://github.com/StorageB/icons/blob/main/GNOME48Adwaita/dark/window-minimize-symbolic.svg&quot;&gt;&lt;img alt=&quot;window-minimize-symbolic&quot; src=&quot;https://user-images.githubusercontent.com/25423296/163456779-a8556205-d0a5-45e2-ac17-42d089e3c3f8.png&quot;&gt;&lt;/picture&gt; &amp;nbsp; &amp;nbsp;window-minimize-symbolic&lt;br&gt;" calcext:value-type="string">
            <text:p>&lt;picture&gt;&lt;source media="(prefers-color-scheme: dark)" srcset="https://github.com/StorageB/icons/blob/main/GNOME48Adwaita/light/window-minimize-symbolic.svg"&gt;&lt;source media="(prefers-color-scheme: light)" srcset="https://github.com/StorageB/icons/blob/main/GNOME48Adwaita/dark/window-minimize-symbolic.svg"&gt;&lt;img alt="window-minimize-symbolic" src="https://user-images.githubusercontent.com/25423296/163456779-a8556205-d0a5-45e2-ac17-42d089e3c3f8.png"&gt;&lt;/picture&gt; &amp;nbsp; &amp;nbsp;window-minimize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indow-new-symbolic.svg</text:p>
          </table:table-cell>
          <table:table-cell office:value-type="string" calcext:value-type="string">
            <text:p>window-new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51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51] &amp; CHAR(34) &amp; &quot;&gt;&quot; &amp; &#10;&quot;&lt;img alt=&quot; &amp; CHAR(34) &amp; [.B651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51] &amp; &quot;&lt;br&gt;&quot;" office:value-type="string" office:string-value="&lt;picture&gt;&lt;source media=&quot;(prefers-color-scheme: dark)&quot; srcset=&quot;https://github.com/StorageB/icons/blob/main/GNOME48Adwaita/light/window-new-symbolic.svg&quot;&gt;&lt;source media=&quot;(prefers-color-scheme: light)&quot; srcset=&quot;https://github.com/StorageB/icons/blob/main/GNOME48Adwaita/dark/window-new-symbolic.svg&quot;&gt;&lt;img alt=&quot;window-new-symbolic&quot; src=&quot;https://user-images.githubusercontent.com/25423296/163456779-a8556205-d0a5-45e2-ac17-42d089e3c3f8.png&quot;&gt;&lt;/picture&gt; &amp;nbsp; &amp;nbsp;window-new-symbolic&lt;br&gt;" calcext:value-type="string">
            <text:p>&lt;picture&gt;&lt;source media="(prefers-color-scheme: dark)" srcset="https://github.com/StorageB/icons/blob/main/GNOME48Adwaita/light/window-new-symbolic.svg"&gt;&lt;source media="(prefers-color-scheme: light)" srcset="https://github.com/StorageB/icons/blob/main/GNOME48Adwaita/dark/window-new-symbolic.svg"&gt;&lt;img alt="window-new-symbolic" src="https://user-images.githubusercontent.com/25423296/163456779-a8556205-d0a5-45e2-ac17-42d089e3c3f8.png"&gt;&lt;/picture&gt; &amp;nbsp; &amp;nbsp;window-new-symbolic&lt;br&gt;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indow-restore-symbolic.svg</text:p>
          </table:table-cell>
          <table:table-cell office:value-type="string" calcext:value-type="string">
            <text:p>window-restore-symbolic</text:p>
          </table:table-cell>
          <table:table-cell table:formula="of:=&quot;&lt;picture&gt;&quot; &amp; &#10;&quot;&lt;source media=&quot; &amp; CHAR(34) &amp; &quot;(prefers-color-scheme: dark)&quot; &amp; CHAR(34) &amp; &quot; srcset=&quot; &amp; CHAR(34) &amp; &quot;https://github.com/StorageB/icons/blob/main/GNOME48Adwaita/light/&quot; &amp; [.A652] &amp; CHAR(34) &amp; &quot;&gt;&quot; &amp; &#10;&quot;&lt;source media=&quot; &amp; CHAR(34) &amp; &quot;(prefers-color-scheme: light)&quot; &amp; CHAR(34) &amp; &quot; srcset=&quot; &amp; CHAR(34) &amp; &quot;https://github.com/StorageB/icons/blob/main/GNOME48Adwaita/dark/&quot; &amp; [.A652] &amp; CHAR(34) &amp; &quot;&gt;&quot; &amp; &#10;&quot;&lt;img alt=&quot; &amp; CHAR(34) &amp; [.B652] &amp; CHAR(34) &amp; &quot; src=&quot; &amp; CHAR(34) &amp; &quot;https://user-images.githubusercontent.com/25423296/163456779-a8556205-d0a5-45e2-ac17-42d089e3c3f8.png&quot; &amp; CHAR(34) &amp; &quot;&gt;&quot; &amp;&#10;&quot;&lt;/picture&gt; &quot; &amp; &quot;&amp;nbsp; &amp;nbsp;&quot;  &amp;&#10;[.B652] &amp; &quot;&lt;br&gt;&quot;" office:value-type="string" office:string-value="&lt;picture&gt;&lt;source media=&quot;(prefers-color-scheme: dark)&quot; srcset=&quot;https://github.com/StorageB/icons/blob/main/GNOME48Adwaita/light/window-restore-symbolic.svg&quot;&gt;&lt;source media=&quot;(prefers-color-scheme: light)&quot; srcset=&quot;https://github.com/StorageB/icons/blob/main/GNOME48Adwaita/dark/window-restore-symbolic.svg&quot;&gt;&lt;img alt=&quot;window-restore-symbolic&quot; src=&quot;https://user-images.githubusercontent.com/25423296/163456779-a8556205-d0a5-45e2-ac17-42d089e3c3f8.png&quot;&gt;&lt;/picture&gt; &amp;nbsp; &amp;nbsp;window-restore-symbolic&lt;br&gt;" calcext:value-type="string">
            <text:p>&lt;picture&gt;&lt;source media="(prefers-color-scheme: dark)" srcset="https://github.com/StorageB/icons/blob/main/GNOME48Adwaita/light/window-restore-symbolic.svg"&gt;&lt;source media="(prefers-color-scheme: light)" srcset="https://github.com/StorageB/icons/blob/main/GNOME48Adwaita/dark/window-restore-symbolic.svg"&gt;&lt;img alt="window-restore-symbolic" src="https://user-images.githubusercontent.com/25423296/163456779-a8556205-d0a5-45e2-ac17-42d089e3c3f8.png"&gt;&lt;/picture&gt; &amp;nbsp; &amp;nbsp;window-restore-symbolic&lt;br&gt;</text:p>
          </table:table-cell>
          <table:table-cell table:number-columns-repeated="16381"/>
        </table:table-row>
      </table:table>
      <table:table table:name="Changes" table:style-name="ta1"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6" office:value-type="string" calcext:value-type="string">
            <text:p>Changes from GNOME 46 to GNOME 48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moved all emblem icon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mblem-default-symbolic.svg</text:p>
          </table:table-cell>
        </table:table-row>
        <table:table-row table:style-name="ro1">
          <table:table-cell/>
          <table:table-cell office:value-type="string" calcext:value-type="string">
            <text:p>emblem-documents-symbolic.svg</text:p>
          </table:table-cell>
        </table:table-row>
        <table:table-row table:style-name="ro1">
          <table:table-cell/>
          <table:table-cell office:value-type="string" calcext:value-type="string">
            <text:p>emblem-favorite-symbolic.svg</text:p>
          </table:table-cell>
        </table:table-row>
        <table:table-row table:style-name="ro1">
          <table:table-cell/>
          <table:table-cell office:value-type="string" calcext:value-type="string">
            <text:p>emblem-important-symbolic.svg</text:p>
          </table:table-cell>
        </table:table-row>
        <table:table-row table:style-name="ro1">
          <table:table-cell/>
          <table:table-cell office:value-type="string" calcext:value-type="string">
            <text:p>emblem-music-symbolic.svg</text:p>
          </table:table-cell>
        </table:table-row>
        <table:table-row table:style-name="ro1">
          <table:table-cell/>
          <table:table-cell office:value-type="string" calcext:value-type="string">
            <text:p>emblem-ok-symbolic.svg</text:p>
          </table:table-cell>
        </table:table-row>
        <table:table-row table:style-name="ro1">
          <table:table-cell/>
          <table:table-cell office:value-type="string" calcext:value-type="string">
            <text:p>emblem-photos-symbolic.svg</text:p>
          </table:table-cell>
        </table:table-row>
        <table:table-row table:style-name="ro1">
          <table:table-cell/>
          <table:table-cell office:value-type="string" calcext:value-type="string">
            <text:p>emblem-shared-symbolic.svg</text:p>
          </table:table-cell>
        </table:table-row>
        <table:table-row table:style-name="ro1">
          <table:table-cell/>
          <table:table-cell office:value-type="string" calcext:value-type="string">
            <text:p>emblem-synchronizing-symbolic.svg</text:p>
          </table:table-cell>
        </table:table-row>
        <table:table-row table:style-name="ro1">
          <table:table-cell/>
          <table:table-cell office:value-type="string" calcext:value-type="string">
            <text:p>emblem-system-symbolic.svg</text:p>
          </table:table-cell>
        </table:table-row>
        <table:table-row table:style-name="ro1">
          <table:table-cell/>
          <table:table-cell office:value-type="string" calcext:value-type="string">
            <text:p>emblem-videos-symbolic.sv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dded status icon: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irplane-mode-disabled-symbolic.sv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moved status icons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er-profile-performance-rtl-symbolic.svg</text:p>
          </table:table-cell>
        </table:table-row>
        <table:table-row table:style-name="ro1">
          <table:table-cell/>
          <table:table-cell office:value-type="string" calcext:value-type="string">
            <text:p>power-profile-performance-symbolic-rtl.svg</text:p>
          </table:table-cell>
        </table:table-row>
        <table:table-row table:style-name="ro1">
          <table:table-cell/>
          <table:table-cell office:value-type="string" calcext:value-type="string">
            <text:p>power-profile-power-saver-rtl-symbolic.svg</text:p>
          </table:table-cell>
        </table:table-row>
        <table:table-row table:style-name="ro1">
          <table:table-cell/>
          <table:table-cell office:value-type="string" calcext:value-type="string">
            <text:p>power-profile-power-saver-symbolic-rtl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 style:data-style-name="N2" text:time-value="14:32:55.9464145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11:11:02.228031988</meta:creation-date>
    <dc:date>2025-03-06T14:32:39.657015896</dc:date>
    <meta:editing-duration>PT1H23M34S</meta:editing-duration>
    <meta:editing-cycles>17</meta:editing-cycles>
    <meta:generator>LibreOffice/24.2.3.2$Linux_X86_64 LibreOffice_project/433d9c2ded56988e8a90e6b2e771ee4e6a5ab2ba</meta:generator>
    <meta:document-statistic meta:table-count="2" meta:cell-count="1949" meta:object-count="0"/>
  </office:meta>
</office:document-meta>
</file>